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EC40000084E8998358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hitney" svg:font-family="Whitney"/>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none" svg:stroke-color="#000000" draw:fill="none" draw:fill-color="#ffffff" fo:min-height="0.357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797cm, 0cm, 2.703cm, 2.866cm)" draw:image-opacity="100%" style:mirror="none" loext:decorative="false"/>
    </style:style>
    <style:style style:name="gr4"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loext:decorative="false"/>
    </style:style>
    <style:style style:name="gr5"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loext:decorative="false"/>
    </style:style>
    <style:style style:name="gr6" style:family="graphic" style:parent-style-name="standard">
      <style:graphic-properties draw:stroke="none" svg:stroke-color="#000000" draw:fill="none" draw:fill-color="#ffffff" fo:min-height="0.789cm" loext:decorative="false"/>
      <style:paragraph-properties style:writing-mode="lr-tb"/>
    </style:style>
    <style:style style:name="gr7" style:family="graphic" style:parent-style-name="standard">
      <style:graphic-properties draw:stroke="none" svg:stroke-color="#000000" draw:fill="none" draw:fill-color="#ffffff" fo:min-height="0.395cm" loext:decorative="false"/>
      <style:paragraph-properties style:writing-mode="lr-tb"/>
    </style:style>
    <style:style style:name="gr8" style:family="graphic" style:parent-style-name="objectwithoutfill">
      <style:graphic-properties svg:stroke-width="0.018cm" svg:stroke-color="#000000" draw:marker-start-width="0.227cm" draw:marker-end-width="0.227cm" draw:fill="none" draw:textarea-vertical-align="middle" fo:padding-top="0.134cm" fo:padding-bottom="0.134cm" fo:padding-left="0.259cm" fo:padding-right="0.259cm" loext:decorative="false"/>
    </style:style>
    <style:style style:name="gr9" style:family="graphic" style:parent-style-name="standard">
      <style:graphic-properties draw:stroke="none" draw:fill="solid" draw:fill-color="#618dd1" draw:opacity="20%" loext:decorative="false"/>
    </style:style>
    <style:style style:name="gr10" style:family="graphic" style:parent-style-name="standard">
      <style:graphic-properties draw:stroke="none" draw:fill="solid" draw:fill-color="#6b5e9b" draw:opacity="20%" loext:decorative="false"/>
    </style:style>
    <style:style style:name="gr11" style:family="graphic" style:parent-style-name="standard">
      <style:graphic-properties draw:stroke="solid" svg:stroke-width="0.035cm" svg:stroke-color="#231f20" draw:marker-start-width="0.24cm" draw:marker-end-width="0.24cm" draw:stroke-linejoin="round" svg:stroke-linecap="round" draw:fill="none" fo:padding-top="0.017cm" fo:padding-bottom="0.017cm" fo:padding-left="0.017cm" fo:padding-right="0.017cm" loext:decorative="false"/>
    </style:style>
    <style:style style:name="gr12" style:family="graphic" style:parent-style-name="standard">
      <style:graphic-properties draw:stroke="solid" svg:stroke-width="0.035cm" svg:stroke-color="#231f20" draw:marker-start-width="0.24cm" draw:marker-end-width="0.24cm" draw:stroke-linejoin="miter" svg:stroke-linecap="butt" draw:fill="none" fo:padding-top="0.017cm" fo:padding-bottom="0.017cm" fo:padding-left="0.017cm" fo:padding-right="0.017cm" loext:decorative="false"/>
    </style:style>
    <style:style style:name="gr13" style:family="graphic" style:parent-style-name="standard">
      <style:graphic-properties draw:stroke="none" draw:fill="none" draw:textarea-horizontal-align="left" draw:textarea-vertical-align="top" draw:auto-grow-height="true" draw:auto-grow-width="true" fo:min-height="0.289cm" fo:min-width="0.95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289cm" fo:min-width="0.9cm" fo:padding-top="0cm" fo:padding-bottom="0cm" fo:padding-left="0cm" fo:padding-right="0cm"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289cm" fo:min-width="0.75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276cm" fo:min-width="0.246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276cm" fo:min-width="0.684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276cm" fo:min-width="0.819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19cm" fo:min-width="1.467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319cm" fo:min-width="3.329cm" fo:padding-top="0cm" fo:padding-bottom="0cm" fo:padding-left="0cm" fo:padding-right="0cm" loext:decorative="false"/>
      <style:paragraph-properties style:writing-mode="lr-tb"/>
    </style:style>
    <style:style style:name="gr21" style:family="graphic" style:parent-style-name="standard">
      <style:graphic-properties draw:stroke="solid" svg:stroke-width="0.035cm" svg:stroke-color="#6b5e9b" draw:marker-start-width="0.227cm" draw:marker-end-width="0.227cm" draw:stroke-linejoin="round" svg:stroke-linecap="round" draw:fill="none" fo:padding-top="0.017cm" fo:padding-bottom="0.017cm" fo:padding-left="0.017cm" fo:padding-right="0.017cm" loext:decorative="false"/>
    </style:style>
    <style:style style:name="gr22" style:family="graphic" style:parent-style-name="standard">
      <style:graphic-properties draw:stroke="solid" svg:stroke-width="0.035cm" svg:stroke-color="#618dd1" draw:marker-start-width="0.227cm" draw:marker-end-width="0.227cm" draw:stroke-linejoin="round" svg:stroke-linecap="round" draw:fill="none" fo:padding-top="0.017cm" fo:padding-bottom="0.017cm" fo:padding-left="0.017cm" fo:padding-right="0.017cm" loext:decorative="false"/>
    </style:style>
    <style:style style:name="gr23" style:family="graphic" style:parent-style-name="standard">
      <style:graphic-properties draw:stroke="none" draw:fill="solid" draw:fill-color="#231f20" draw:opacity="10%" loext:decorative="false"/>
    </style:style>
    <style:style style:name="gr24" style:family="graphic" style:parent-style-name="standard">
      <style:graphic-properties draw:stroke="solid" svg:stroke-width="0.017cm" svg:stroke-color="#231f20" draw:stroke-linejoin="round" svg:stroke-linecap="round" draw:fill="none" fo:padding-top="0.008cm" fo:padding-bottom="0.008cm" fo:padding-left="0.008cm" fo:padding-right="0.008cm" loext:decorative="false"/>
    </style:style>
    <style:style style:name="gr25" style:family="graphic" style:parent-style-name="standard">
      <style:graphic-properties draw:stroke="solid" svg:stroke-width="0.028cm" svg:stroke-color="#231f20" draw:marker-start-width="0.242cm" draw:marker-end-width="0.242cm" draw:stroke-linejoin="round" svg:stroke-linecap="round" draw:fill="solid" draw:fill-color="#ffffff" fo:padding-top="0.139cm" fo:padding-bottom="0.139cm" fo:padding-left="0.264cm" fo:padding-right="0.264cm" loext:decorative="false"/>
    </style:style>
    <style:style style:name="gr26" style:family="graphic" style:parent-style-name="objectwithoutfill">
      <style:graphic-properties draw:stroke="dash" draw:stroke-dash="Long_20_Dash" svg:stroke-width="0.018cm" svg:stroke-color="#666666" draw:marker-start-width="0.227cm" draw:marker-end-width="0.227cm" svg:stroke-linecap="butt" draw:fill="none" draw:textarea-vertical-align="middle" fo:padding-top="0.134cm" fo:padding-bottom="0.134cm" fo:padding-left="0.259cm" fo:padding-right="0.259cm" loext:decorative="false"/>
    </style:style>
    <style:style style:name="gr27" style:family="graphic" style:parent-style-name="standard">
      <style:graphic-properties draw:stroke="none" draw:fill="none" draw:textarea-horizontal-align="left" draw:textarea-vertical-align="top" draw:auto-grow-height="true" draw:auto-grow-width="true" fo:min-height="0.276cm" fo:min-width="1.814cm" fo:padding-top="0cm" fo:padding-bottom="0cm" fo:padding-left="0cm" fo:padding-right="0cm"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276cm" fo:min-width="1.039cm" fo:padding-top="0cm" fo:padding-bottom="0cm" fo:padding-left="0cm" fo:padding-right="0cm" loext:decorative="false"/>
      <style:paragraph-properties style:writing-mode="lr-tb"/>
    </style:style>
    <style:style style:name="gr29" style:family="graphic" style:parent-style-name="objectwithoutfill">
      <style:graphic-properties svg:stroke-width="0.028cm" svg:stroke-color="#000000" draw:marker-start-width="0.242cm" draw:marker-end-width="0.242cm" draw:fill="none" draw:textarea-vertical-align="middle" fo:padding-top="0.139cm" fo:padding-bottom="0.139cm" fo:padding-left="0.264cm" fo:padding-right="0.264cm" loext:decorative="false"/>
    </style:style>
    <style:style style:name="gr30" style:family="graphic" style:parent-style-name="standard">
      <style:graphic-properties draw:stroke="none" svg:stroke-color="#000000" draw:fill="none" draw:fill-color="#ffffff" fo:min-height="0.276cm" loext:decorative="false"/>
      <style:paragraph-properties style:writing-mode="lr-tb"/>
    </style:style>
    <style:style style:name="gr31" style:family="graphic" style:parent-style-name="standard">
      <style:graphic-properties svg:stroke-width="0.018cm" svg:stroke-color="#000000" draw:marker-start-width="0.227cm" draw:marker-end-width="0.227cm" draw:fill="none" loext:fill-use-slide-background="false" draw:textarea-horizontal-align="justify" draw:textarea-vertical-align="middle" draw:auto-grow-height="false" fo:min-height="4cm" fo:min-width="10cm" fo:padding-top="0.134cm" fo:padding-bottom="0.134cm" fo:padding-left="0.259cm" fo:padding-right="0.259cm" loext:decorative="false"/>
    </style:style>
    <style:style style:name="gr32" style:family="graphic" style:parent-style-name="standard">
      <style:graphic-properties draw:stroke="none" svg:stroke-color="#000000" draw:fill="none" draw:fill-color="#ffffff" draw:auto-grow-height="true" draw:auto-grow-width="false" fo:min-height="0.239cm" loext:decorative="false"/>
      <style:paragraph-properties style:writing-mode="lr-tb"/>
    </style:style>
    <style:style style:name="gr33" style:family="graphic" style:parent-style-name="standard">
      <style:graphic-properties svg:stroke-width="0.018cm" svg:stroke-color="#000000" draw:marker-start-width="0.227cm" draw:marker-end-width="0.227cm" draw:fill="none" loext:fill-use-slide-background="false" draw:textarea-horizontal-align="justify" draw:textarea-vertical-align="middle" draw:auto-grow-height="false" fo:min-height="3.982cm" fo:min-width="9.982cm" fo:padding-top="0.134cm" fo:padding-bottom="0.134cm" fo:padding-left="0.259cm" fo:padding-right="0.259cm" loext:decorative="false"/>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Arial" fo:font-size="9pt" style:font-size-asian="9pt" style:font-size-complex="9pt"/>
    </style:style>
    <style:style style:name="P3" style:family="paragraph">
      <loext:graphic-properties draw:fill="none"/>
      <style:paragraph-properties fo:text-align="center"/>
    </style:style>
    <style:style style:name="P4" style:family="paragraph">
      <loext:graphic-properties draw:fill="none"/>
      <style:paragraph-properties fo:text-align="end"/>
      <style:text-properties fo:font-size="8pt"/>
    </style:style>
    <style:style style:name="P5" style:family="paragraph">
      <style:paragraph-properties fo:text-align="center"/>
    </style:style>
    <style:style style:name="P6" style:family="paragraph">
      <loext:graphic-properties draw:fill="none" draw:fill-color="#ffffff"/>
      <style:paragraph-properties fo:text-align="center"/>
      <style:text-properties style:font-name="Arial" fo:font-size="10pt" style:font-size-asian="10pt" style:font-size-complex="10pt"/>
    </style:style>
    <style:style style:name="P7" style:family="paragraph">
      <loext:graphic-properties draw:fill="solid" draw:fill-color="#618dd1" draw:opacity="20%"/>
      <style:text-properties style:font-name="Arial"/>
    </style:style>
    <style:style style:name="P8" style:family="paragraph">
      <loext:graphic-properties draw:fill="solid" draw:fill-color="#6b5e9b" draw:opacity="20%"/>
      <style:text-properties style:font-name="Arial"/>
    </style:style>
    <style:style style:name="P9" style:family="paragraph">
      <loext:graphic-properties draw:fill="none"/>
      <style:text-properties style:font-name="Arial"/>
    </style:style>
    <style:style style:name="P10" style:family="paragraph">
      <style:paragraph-properties fo:text-align="start" style:writing-mode="lr-tb"/>
    </style:style>
    <style:style style:name="P11" style:family="paragraph">
      <loext:graphic-properties draw:fill="none"/>
      <style:paragraph-properties fo:text-align="start"/>
      <style:text-properties style:font-name="Arial" fo:font-size="7pt" style:font-size-asian="7pt" style:font-size-complex="7pt"/>
    </style:style>
    <style:style style:name="P12" style:family="paragraph">
      <style:paragraph-properties fo:text-align="center" style:writing-mode="lr-tb"/>
    </style:style>
    <style:style style:name="P13" style:family="paragraph">
      <loext:graphic-properties draw:fill="none"/>
      <style:paragraph-properties fo:text-align="center"/>
      <style:text-properties style:font-name="Arial" fo:font-size="7pt" style:font-size-asian="7pt" style:font-size-complex="7pt"/>
    </style:style>
    <style:style style:name="P14" style:family="paragraph">
      <loext:graphic-properties draw:fill="none"/>
      <style:paragraph-properties fo:text-align="start"/>
      <style:text-properties style:font-name="Arial" fo:font-size="8pt" style:font-size-asian="8pt" style:font-size-complex="8pt"/>
    </style:style>
    <style:style style:name="P15" style:family="paragraph">
      <loext:graphic-properties draw:fill="solid" draw:fill-color="#231f20" draw:opacity="10%"/>
      <style:text-properties style:font-name="Arial"/>
    </style:style>
    <style:style style:name="P16" style:family="paragraph">
      <loext:graphic-properties draw:fill="solid" draw:fill-color="#ffffff"/>
      <style:text-properties style:font-name="Arial"/>
    </style:style>
    <style:style style:name="P17" style:family="paragraph">
      <loext:graphic-properties draw:fill="none"/>
      <style:paragraph-properties fo:text-align="start"/>
      <style:text-properties fo:color="#666666" loext:opacity="100%" style:font-name="Arial" fo:font-size="7pt" style:font-size-asian="7pt" style:font-size-complex="7pt"/>
    </style:style>
    <style:style style:name="P18" style:family="paragraph">
      <loext:graphic-properties draw:fill="none" draw:fill-color="#ffffff"/>
      <style:paragraph-properties fo:text-align="center"/>
      <style:text-properties style:font-name="Arial" fo:font-size="7pt" style:font-size-asian="7pt" style:font-size-complex="7pt"/>
    </style:style>
    <style:style style:name="P19" style:family="paragraph">
      <loext:graphic-properties draw:fill="none" draw:fill-color="#ffffff"/>
      <style:paragraph-properties fo:text-align="end"/>
      <style:text-properties style:font-name="Arial" fo:font-size="6pt" style:font-size-asian="6pt" style:font-size-complex="6pt"/>
    </style:style>
    <style:style style:name="T1" style:family="text">
      <style:text-properties style:font-name="Arial" fo:font-size="9pt" style:font-size-asian="9pt" style:font-size-complex="9pt"/>
    </style:style>
    <style:style style:name="T2" style:family="text">
      <style:text-properties style:font-name="Arial" fo:font-size="10pt" style:font-size-asian="10pt" style:font-size-complex="10pt"/>
    </style:style>
    <style:style style:name="T3" style:family="text">
      <style:text-properties fo:color="#231f20" loext:opacity="100%" style:font-name="Arial" fo:font-size="7pt" fo:font-weight="normal" style:font-size-asian="7pt" style:font-weight-asian="normal" style:font-name-complex="Whitney" style:font-size-complex="7pt" style:font-weight-complex="normal"/>
    </style:style>
    <style:style style:name="T4" style:family="text">
      <style:text-properties fo:color="#231f20" loext:opacity="100%" style:font-name="Arial" fo:font-size="8pt" fo:font-weight="normal" style:font-size-asian="8pt" style:font-weight-asian="normal" style:font-name-complex="Whitney" style:font-size-complex="8pt" style:font-weight-complex="normal"/>
    </style:style>
    <style:style style:name="T5" style:family="text">
      <style:text-properties fo:color="#666666" loext:opacity="100%" style:font-name="Arial" fo:font-size="7pt" fo:font-weight="normal" style:font-size-asian="7pt" style:font-weight-asian="normal" style:font-name-complex="Whitney" style:font-size-complex="7pt" style:font-weight-complex="normal"/>
    </style:style>
    <style:style style:name="T6" style:family="text">
      <style:text-properties style:font-name="Arial" fo:font-size="7pt" style:font-size-asian="7pt" style:font-size-complex="7pt"/>
    </style:style>
    <style:style style:name="T7" style:family="text">
      <style:text-properties style:font-name="Arial"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style-name="gr1">
          <draw:frame draw:style-name="gr2" draw:text-style-name="P2" draw:layer="layout" svg:width="1.191cm" svg:height="0.607cm" svg:x="-0.25cm" svg:y="3.994cm">
            <draw:text-box>
              <text:p text:style-name="P1"><text:span text:style-name="T1">-0.6</text:span></text:p>
            </draw:text-box>
          </draw:frame>
          <draw:frame draw:style-name="gr3" draw:text-style-name="P3" draw:layer="layout" svg:width="14.042cm" svg:height="4.548cm" svg:x="1.158cm" svg:y="0.332cm">
            <draw:image xlink:href="Pictures/1000000100000EC40000084E8998358A.png" xlink:type="simple" xlink:show="embed" xlink:actuate="onLoad" draw:mime-type="image/png">
              <text:p/>
            </draw:image>
          </draw:frame>
          <draw:line draw:style-name="gr4" draw:text-style-name="P3" draw:layer="layout" svg:x1="1.377cm" svg:y1="5.185cm" svg:x2="14.409cm" svg:y2="5.185cm">
            <text:p/>
          </draw:line>
          <draw:line draw:style-name="gr5" draw:text-style-name="P3" draw:layer="layout" svg:x1="1.377cm" svg:y1="5.185cm" svg:x2="1.377cm" svg:y2="5.276cm">
            <text:p/>
          </draw:line>
          <draw:line draw:style-name="gr5" draw:text-style-name="P3" draw:layer="layout" svg:x1="3.619cm" svg:y1="5.185cm" svg:x2="3.619cm" svg:y2="5.276cm">
            <text:p/>
          </draw:line>
          <draw:line draw:style-name="gr5" draw:text-style-name="P3" draw:layer="layout" svg:x1="5.878cm" svg:y1="5.185cm" svg:x2="5.878cm" svg:y2="5.276cm">
            <text:p/>
          </draw:line>
          <draw:line draw:style-name="gr5" draw:text-style-name="P3" draw:layer="layout" svg:x1="8.136cm" svg:y1="5.185cm" svg:x2="8.136cm" svg:y2="5.276cm">
            <text:p/>
          </draw:line>
          <draw:line draw:style-name="gr5" draw:text-style-name="P3" draw:layer="layout" svg:x1="10.395cm" svg:y1="5.185cm" svg:x2="10.395cm" svg:y2="5.276cm">
            <text:p/>
          </draw:line>
          <draw:line draw:style-name="gr5" draw:text-style-name="P3" draw:layer="layout" svg:x1="12.654cm" svg:y1="5.185cm" svg:x2="12.654cm" svg:y2="5.276cm">
            <text:p/>
          </draw:line>
          <draw:line draw:style-name="gr5" draw:text-style-name="P3" draw:layer="layout" svg:x1="14.392cm" svg:y1="5.185cm" svg:x2="14.392cm" svg:y2="5.276cm">
            <text:p/>
          </draw:line>
          <draw:line draw:style-name="gr5" draw:text-style-name="P4" draw:layer="layout" svg:x1="1.001cm" svg:y1="5.094cm" svg:x2="0.901cm" svg:y2="5.094cm">
            <text:p/>
          </draw:line>
          <draw:line draw:style-name="gr5" draw:text-style-name="P4" draw:layer="layout" svg:x1="1.001cm" svg:y1="4.305cm" svg:x2="0.901cm" svg:y2="4.305cm">
            <text:p/>
          </draw:line>
          <draw:line draw:style-name="gr5" draw:text-style-name="P4" draw:layer="layout" svg:x1="1.001cm" svg:y1="3.527cm" svg:x2="0.901cm" svg:y2="3.527cm">
            <text:p/>
          </draw:line>
          <draw:line draw:style-name="gr5" draw:text-style-name="P4" draw:layer="layout" svg:x1="1.001cm" svg:y1="2.749cm" svg:x2="0.901cm" svg:y2="2.749cm">
            <text:p/>
          </draw:line>
          <draw:line draw:style-name="gr5" draw:text-style-name="P4" draw:layer="layout" svg:x1="1.001cm" svg:y1="1.972cm" svg:x2="0.901cm" svg:y2="1.972cm">
            <text:p/>
          </draw:line>
          <draw:line draw:style-name="gr5" draw:text-style-name="P4" draw:layer="layout" svg:x1="1.001cm" svg:y1="1.2cm" svg:x2="0.901cm" svg:y2="1.2cm">
            <text:p/>
          </draw:line>
          <draw:line draw:style-name="gr5" draw:text-style-name="P4" draw:layer="layout" svg:x1="1.001cm" svg:y1="0.417cm" svg:x2="0.901cm" svg:y2="0.417cm">
            <text:p/>
          </draw:line>
          <draw:frame draw:style-name="gr6" draw:text-style-name="P6" draw:layer="layout" svg:width="1.31cm" svg:height="1.039cm" svg:x="0.716cm" svg:y="5.286cm">
            <draw:text-box>
              <text:p text:style-name="P5"><text:span text:style-name="T2">1850</text:span></text:p>
            </draw:text-box>
          </draw:frame>
          <draw:frame draw:style-name="gr6" draw:text-style-name="P6" draw:layer="layout" svg:width="1.309cm" svg:height="1.039cm" svg:x="2.988cm" svg:y="5.287cm">
            <draw:text-box>
              <text:p text:style-name="P5"><text:span text:style-name="T2">1880</text:span></text:p>
            </draw:text-box>
          </draw:frame>
          <draw:frame draw:style-name="gr6" draw:text-style-name="P6" draw:layer="layout" svg:width="1.286cm" svg:height="1.039cm" svg:x="5.247cm" svg:y="5.287cm">
            <draw:text-box>
              <text:p text:style-name="P5"><text:span text:style-name="T2">1910</text:span></text:p>
            </draw:text-box>
          </draw:frame>
          <draw:frame draw:style-name="gr6" draw:text-style-name="P6" draw:layer="layout" svg:width="1.288cm" svg:height="1.039cm" svg:x="7.515cm" svg:y="5.288cm">
            <draw:text-box>
              <text:p text:style-name="P5"><text:span text:style-name="T2">1940</text:span></text:p>
            </draw:text-box>
          </draw:frame>
          <draw:frame draw:style-name="gr6" draw:text-style-name="P6" draw:layer="layout" svg:width="1.313cm" svg:height="1.039cm" svg:x="9.751cm" svg:y="5.288cm">
            <draw:text-box>
              <text:p text:style-name="P5"><text:span text:style-name="T2">1970</text:span></text:p>
            </draw:text-box>
          </draw:frame>
          <draw:frame draw:style-name="gr6" draw:text-style-name="P6" draw:layer="layout" svg:width="1.311cm" svg:height="1.039cm" svg:x="12.019cm" svg:y="5.289cm">
            <draw:text-box>
              <text:p text:style-name="P5"><text:span text:style-name="T2">2000</text:span></text:p>
            </draw:text-box>
          </draw:frame>
          <draw:frame draw:style-name="gr6" draw:text-style-name="P6" draw:layer="layout" svg:width="1.283cm" svg:height="1.039cm" svg:x="13.774cm" svg:y="5.289cm">
            <draw:text-box>
              <text:p text:style-name="P5"><text:span text:style-name="T2">2023</text:span></text:p>
            </draw:text-box>
          </draw:frame>
          <draw:frame draw:style-name="gr2" draw:text-style-name="P2" draw:layer="layout" svg:width="1.897cm" svg:height="0.607cm" svg:x="-0.956cm" svg:y="4.784cm">
            <draw:text-box>
              <text:p text:style-name="P1"><text:span text:style-name="T1">-0.9</text:span></text:p>
            </draw:text-box>
          </draw:frame>
          <draw:frame draw:style-name="gr7" draw:text-style-name="P2" draw:layer="layout" svg:width="1.179cm" svg:height="0.645cm" svg:x="-0.2cm" svg:y="3.204cm">
            <draw:text-box>
              <text:p text:style-name="P1"><text:span text:style-name="T1">-0.3</text:span></text:p>
            </draw:text-box>
          </draw:frame>
          <draw:frame draw:style-name="gr7" draw:text-style-name="P2" draw:layer="layout" svg:width="1.141cm" svg:height="0.645cm" svg:x="-0.2cm" svg:y="2.423cm">
            <draw:text-box>
              <text:p text:style-name="P1"><text:span text:style-name="T1">0.0</text:span></text:p>
            </draw:text-box>
          </draw:frame>
          <draw:frame draw:style-name="gr2" draw:text-style-name="P2" draw:layer="layout" svg:width="1.897cm" svg:height="0.607cm" svg:x="-0.956cm" svg:y="1.693cm">
            <draw:text-box>
              <text:p text:style-name="P1"><text:span text:style-name="T1">0.3</text:span></text:p>
            </draw:text-box>
          </draw:frame>
          <draw:frame draw:style-name="gr7" draw:text-style-name="P2" draw:layer="layout" svg:width="1.141cm" svg:height="0.645cm" svg:x="-0.2cm" svg:y="0.904cm">
            <draw:text-box>
              <text:p text:style-name="P1"><text:span text:style-name="T1">0.6</text:span></text:p>
            </draw:text-box>
          </draw:frame>
          <draw:frame draw:style-name="gr2" draw:text-style-name="P2" draw:layer="layout" svg:width="1.141cm" svg:height="0.607cm" svg:x="-0.2cm" svg:y="0.111cm">
            <draw:text-box>
              <text:p text:style-name="P1"><text:span text:style-name="T1">0.9</text:span></text:p>
            </draw:text-box>
          </draw:frame>
          <draw:line draw:style-name="gr4" draw:text-style-name="P4" draw:layer="layout" svg:x1="1.03cm" svg:y1="0.418cm" svg:x2="1.03cm" svg:y2="5.095cm">
            <text:p/>
          </draw:line>
        </draw:g>
      </draw:page>
      <draw:page draw:name="page2" draw:style-name="dp1" draw:master-page-name="Standard">
        <draw:line draw:style-name="gr8" draw:text-style-name="P3" draw:layer="layout" svg:x1="10.5cm" svg:y1="4.25cm" svg:x2="11.25cm" svg:y2="5.65cm">
          <text:p/>
        </draw:line>
        <draw:polygon draw:style-name="gr9" draw:text-style-name="P7" draw:layer="layout" svg:width="4.303cm" svg:height="1.932cm" svg:x="11.231cm" svg:y="4.082cm" svg:viewBox="0 0 4304 1933" draw:points="244,1 244,5 243,7 243,9 243,11 242,9 241,8 241,9 241,10 240,9 240,6 239,6 239,5 239,7 238,7 237,9 237,11 236,11 236,13 235,12 235,10 234,10 234,8 234,7 233,7 232,11 232,12 231,12 231,13 230,15 230,14 229,13 229,9 229,7 228,7 227,10 227,11 226,13 226,15 225,18 225,16 225,15 224,15 223,11 223,9 222,9 221,9 221,12 221,13 220,13 220,15 219,13 218,9 218,7 218,6 217,7 217,6 216,7 216,9 215,9 214,12 214,15 214,14 213,11 212,10 212,11 212,9 211,7 210,8 210,9 209,12 209,15 208,13 207,12 207,9 207,7 206,9 205,7 205,6 205,5 204,7 204,12 203,13 203,15 202,13 202,10 202,11 201,11 200,9 200,7 200,8 199,10 199,14 198,15 198,16 198,17 197,15 196,14 196,13 196,15 195,13 195,11 194,11 194,10 193,12 193,17 193,18 192,16 191,14 191,16 190,15 189,13 189,11 189,10 188,13 187,16 187,18 187,20 186,20 186,21 185,22 185,21 184,20 183,17 183,15 183,17 182,21 182,22 182,23 181,27 181,26 180,25 180,24 180,26 179,24 178,22 178,20 177,23 177,25 176,29 176,31 175,31 175,33 174,33 173,31 173,30 172,31 172,32 171,33 171,36 171,38 170,40 169,42 169,44 168,43 168,44 167,43 167,41 167,40 166,43 166,44 166,45 165,46 164,49 164,54 164,55 163,56 163,58 162,56 162,58 161,59 160,60 160,61 160,64 159,67 159,71 158,72 158,73 157,72 157,74 156,78 155,78 155,79 155,84 154,87 154,89 153,92 153,96 152,95 151,94 151,96 151,99 150,100 150,103 149,105 149,108 148,113 148,118 148,121 147,121 146,122 146,124 146,126 145,128 144,129 144,130 143,135 142,142 142,144 142,146 141,149 141,151 140,150 140,152 140,155 139,155 139,156 138,161 137,168 137,173 137,177 136,181 136,182 135,183 135,187 135,190 134,192 133,192 133,194 133,198 132,203 132,207 131,210 131,214 131,215 130,217 130,219 130,223 129,225 128,226 128,228 128,229 127,230 127,234 126,242 126,246 126,248 125,250 124,254 124,258 124,259 123,262 123,265 122,266 122,271 121,277 121,280 121,285 120,289 119,292 119,297 119,298 118,300 117,301 117,304 117,307 116,313 115,317 115,320 115,325 114,329 114,331 114,333 113,337 113,339 112,340 112,343 111,346 110,349 110,354 110,358 109,361 109,365 108,370 108,374 108,376 107,377 106,381 106,383 106,386 105,388 105,390 105,394 104,398 104,402 103,406 103,411 103,413 102,415 101,418 101,420 101,421 100,424 100,428 99,430 99,433 99,436 98,440 97,444 97,446 97,450 96,453 96,454 96,456 95,458 95,462 94,464 94,467 94,471 93,474 92,479 92,482 92,485 91,488 91,490 90,492 90,495 90,498 89,500 88,502 88,506 88,509 87,512 87,516 87,521 86,525 86,527 85,528 85,531 85,534 84,536 83,539 83,542 83,544 82,547 82,551 81,555 81,559 81,561 80,563 79,566 79,569 79,571 78,572 78,574 78,576 77,578 77,582 76,586 76,588 76,592 75,595 74,597 74,599 74,602 73,605 73,607 72,609 72,611 72,614 71,618 70,621 70,624 70,627 69,630 69,633 69,636 68,638 68,640 67,643 67,645 67,648 66,651 65,655 65,659 65,663 64,667 64,670 63,674 63,677 63,680 62,683 62,687 62,690 61,693 60,697 60,702 60,707 59,713 59,717 58,722 58,727 58,732 57,737 56,742 56,746 56,752 55,757 55,763 54,771 54,778 54,785 53,794 53,802 53,810 52,819 51,827 51,836 51,847 50,858 50,869 49,883 49,898 49,915 48,934 47,954 47,976 47,1002 46,1029 46,1062 45,1100 45,1149 45,1205 44,1277 43,1377 43,1576 43,1621 42,1632 42,1638 42,1644 41,1658 41,1677 40,1701 40,1729 40,1731 39,1652 38,1642 38,1655 38,1666 37,1679 37,1693 36,1711 36,1730 36,1743 35,1687 35,1664 35,1672 34,1682 33,1698 33,1709 33,1720 32,1714 32,1696 31,1701 31,1707 31,1714 30,1719 29,1726 29,1736 29,1748 28,1767 28,1788 27,1791 27,1754 27,1728 26,1728 26,1729 26,1732 25,1738 24,1743 24,1752 23,1756 23,1755 22,1756 22,1757 22,1756 21,1756 20,1761 20,1768 20,1771 19,1774 19,1776 18,1775 18,1777 18,1781 17,1784 16,1785 16,1788 16,1792 15,1798 15,1805 15,1809 14,1812 14,1816 13,1811 13,1810 12,1811 11,1817 11,1822 11,1830 10,1831 10,1826 9,1828 9,1830 9,1827 8,1827 8,1831 8,1841 7,1853 6,1854 6,1867 6,1883 5,1860 5,1846 4,1851 4,1858 4,1866 3,1871 2,1874 2,1889 2,1903 1,1894 1,1847 0,1849 0,1853 0,1915 0,1914 1,1912 1,1930 2,1933 2,1919 2,1912 3,1912 4,1910 4,1908 4,1905 5,1903 5,1907 6,1915 6,1909 6,1905 7,1905 8,1901 8,1899 8,1898 9,1898 9,1897 10,1895 10,1896 11,1894 11,1891 11,1889 12,1888 13,1887 13,1885 13,1883 14,1882 14,1880 15,1878 15,1877 15,1874 16,1872 16,1871 16,1869 17,1869 18,1867 18,1866 18,1867 19,1866 19,1865 20,1864 20,1863 20,1861 21,1859 22,1858 22,1857 22,1856 23,1855 23,1853 24,1852 24,1850 24,1847 25,1844 26,1842 26,1839 26,1836 27,1833 27,1838 27,1845 28,1842 28,1835 29,1829 29,1825 29,1820 30,1817 31,1814 31,1810 31,1806 32,1803 32,1804 33,1802 33,1797 33,1792 34,1784 35,1779 35,1774 35,1775 36,1788 36,1777 36,1769 37,1763 37,1757 38,1751 38,1745 38,1738 39,1737 40,1766 40,1754 40,1736 41,1728 41,1721 42,1714 42,1709 42,1704 43,1698 43,1651 43,1708 44,1730 45,1748 45,1761 45,1775 46,1783 46,1789 47,1793 47,1792 47,1791 48,1788 49,1785 49,1779 49,1775 50,1774 50,1770 51,1770 51,1768 51,1766 52,1764 53,1761 53,1759 53,1752 54,1744 54,1735 54,1727 55,1720 55,1713 56,1710 56,1707 56,1705 57,1704 58,1698 58,1693 58,1688 59,1682 59,1676 60,1666 60,1660 60,1649 61,1644 62,1643 62,1641 62,1637 63,1633 63,1631 63,1625 64,1619 64,1612 65,1605 65,1593 65,1584 66,1576 67,1570 67,1564 67,1560 68,1556 68,1553 69,1546 69,1542 69,1536 70,1529 70,1520 70,1508 71,1498 72,1488 72,1484 72,1481 73,1479 73,1476 74,1468 74,1463 74,1460 75,1457 76,1449 76,1438 76,1430 77,1418 77,1409 78,1403 78,1400 78,1396 79,1394 79,1390 79,1383 80,1378 81,1372 81,1366 81,1358 82,1345 82,1335 83,1327 83,1323 83,1318 84,1313 85,1309 85,1304 85,1299 86,1296 86,1291 87,1284 87,1272 87,1261 88,1252 88,1245 88,1238 89,1234 90,1230 90,1225 90,1221 91,1216 91,1212 92,1207 92,1200 92,1192 93,1181 94,1172 94,1164 94,1159 95,1156 95,1151 96,1148 96,1144 96,1142 97,1139 97,1133 97,1127 98,1118 99,1109 99,1102 99,1096 100,1093 100,1088 101,1085 101,1083 101,1081 102,1078 103,1076 103,1072 103,1065 104,1058 104,1051 105,1044 105,1037 105,1033 106,1032 106,1029 106,1027 107,1024 108,1023 108,1020 108,1015 109,1009 109,1003 110,997 110,990 110,983 111,979 112,976 112,975 113,975 113,974 114,971 114,968 114,965 115,959 115,952 115,947 116,941 117,937 117,936 117,935 118,934 119,933 119,931 119,929 120,925 121,919 121,912 121,908 122,903 122,900 122,899 123,898 124,896 124,895 124,893 125,890 126,887 126,882 126,877 127,871 127,866 128,865 128,864 129,864 130,863 130,862 130,861 131,860 131,857 131,851 132,847 132,842 133,839 133,836 135,836 135,835 136,834 136,833 137,830 137,825 137,820 138,816 139,812 139,811 140,812 141,810 142,810 142,808 142,804 143,799 144,796 144,794 144,792 145,792 145,794 146,794 146,793 148,793 148,790 148,787 149,783 149,780 149,777 150,776 150,777 151,778 152,778 153,780 153,779 153,777 154,773 154,769 155,766 155,764 155,763 156,764 157,763 157,765 158,767 158,766 159,765 159,762 160,759 160,756 160,754 161,755 162,755 162,757 163,758 164,758 164,755 165,752 166,749 166,746 166,744 167,744 167,745 167,746 168,747 168,748 169,749 169,751 170,749 171,747 171,744 171,742 172,741 173,742 173,744 173,745 174,746 175,748 175,749 176,747 176,745 176,742 177,740 177,738 178,737 178,738 179,740 180,740 180,741 180,742 181,742 181,741 182,739 182,736 182,735 183,733 183,735 184,737 185,737 185,738 185,740 186,740 186,741 187,740 187,738 187,735 188,733 189,731 189,733 190,735 191,736 191,737 192,737 193,736 193,734 193,730 194,728 194,726 194,728 195,729 195,730 196,731 196,732 196,733 197,735 198,735 198,733 198,731 199,728 199,726 200,724 200,726 201,728 202,729 202,731 203,732 203,733 203,731 204,729 204,726 205,724 205,722 206,724 207,725 207,726 207,727 208,728 208,729 209,730 209,729 209,726 210,724 210,722 210,720 211,720 212,722 212,724 212,725 213,726 213,727 214,728 214,727 215,725 216,722 216,720 216,718 217,718 217,720 218,721 218,722 218,724 219,725 220,726 220,725 221,722 221,720 221,718 222,717 222,718 223,718 223,720 223,722 224,724 225,724 225,726 226,725 226,722 227,719 227,718 227,717 228,716 229,718 229,719 229,720 230,722 230,724 231,724 231,722 232,720 232,718 232,715 233,713 234,713 234,715 234,716 235,717 235,718 236,720 236,721 237,720 237,718 237,715 238,713 239,711 239,712 240,713 240,715 241,717 241,718 242,719 243,718 243,716 243,713 244,711 244,709 245,709 245,710 245,713 246,714 246,715 246,716 247,717 248,717 248,716 248,714 249,711 249,710 250,708 250,710 251,711 252,713 252,714 252,715 253,715 253,716 254,715 254,713 254,710 255,708 255,706 255,707 256,708 257,710 257,711 257,712 258,713 258,715 259,715 259,712 260,710 261,707 261,706 262,708 262,709 263,710 263,711 263,713 264,714 264,715 264,714 265,711 266,708 266,706 266,704 267,705 267,706 268,708 268,709 268,710 269,712 270,713 270,712 271,710 271,706 271,704 272,704 273,704 273,707 273,708 274,710 275,711 275,712 275,713 276,711 276,709 277,707 277,705 277,704 278,704 279,706 279,707 279,708 280,710 280,711 281,713 282,711 282,708 282,706 283,705 284,706 284,707 284,708 285,710 285,712 286,713 286,714 286,715 287,714 288,711 288,709 288,707 289,706 289,707 290,709 290,711 291,711 291,713 291,714 292,714 293,713 293,710 293,708 294,706 294,704 295,704 295,706 295,708 296,709 297,710 297,711 297,712 298,713 298,712 298,710 299,708 299,705 300,704 300,706 301,708 302,710 302,711 302,713 303,713 303,715 304,714 304,711 304,710 305,708 306,706 306,708 307,710 307,711 307,713 308,715 308,716 309,717 309,715 309,713 310,710 311,708 311,706 311,708 312,710 312,711 313,712 313,713 313,715 314,716 315,716 315,715 315,713 316,710 316,708 316,706 317,707 317,708 318,710 318,711 318,712 319,713 320,715 321,712 321,709 322,707 322,706 323,708 324,710 324,711 325,713 325,715 325,716 326,715 326,713 327,710 327,708 327,707 328,708 329,710 329,711 329,713 330,715 330,717 331,718 331,719 331,718 332,715 333,712 333,710 334,710 334,711 334,713 335,715 335,716 336,717 336,718 337,717 338,714 338,711 338,710 339,709 340,710 340,711 340,713 341,714 342,716 342,717 343,716 343,715 343,712 344,710 344,708 345,709 345,710 345,712 346,713 347,715 347,717 347,718 348,718 348,717 349,715 349,713 349,711 350,709 351,710 351,711 351,713 352,715 352,717 352,718 353,720 354,720 354,718 354,715 355,714 356,712 356,713 356,715 357,717 357,718 358,720 358,722 359,723 360,722 360,720 360,717 361,715 361,714 362,716 362,718 363,719 363,720 363,721 364,722 365,724 365,723 365,720 366,717 366,715 367,713 367,715 368,717 369,718 369,719 369,720 370,723 370,724 370,722 371,720 371,717 372,715 372,713 373,714 374,717 374,718 374,720 375,721 375,722 376,722 376,719 377,716 377,713 378,713 379,715 379,716 379,718 380,720 380,721 381,722 381,723 382,720 383,717 383,716 383,715 384,715 384,717 385,719 385,720 385,721 386,722 387,724 387,726 387,724 388,722 388,718 388,717 389,716 389,715 390,717 390,718 390,720 391,722 392,724 392,726 393,724 393,722 394,720 394,717 394,716 395,717 395,718 395,720 396,722 397,724 397,726 397,728 398,728 398,726 399,724 399,721 399,719 400,718 401,718 401,720 401,722 402,724 402,726 403,727 403,728 404,727 404,725 404,722 405,721 406,719 406,720 406,721 407,722 407,724 408,726 408,728 409,729 410,729 410,726 410,723 411,722 411,720 412,720 412,722 412,723 413,725 413,727 413,728 414,729 415,730 415,729 415,727 416,724 416,722 417,719 417,721 418,724 419,725 419,726 419,728 420,729 420,730 421,729 421,727 421,724 422,722 422,720 422,722 423,724 424,725 424,727 424,728 425,729 425,730 426,731 426,730 426,728 427,725 428,723 428,722 429,724 429,726 429,728 430,728 430,729 431,731 431,732 431,731 432,728 433,726 433,724 433,722 434,722 434,725 435,728 435,729 436,731 437,733 438,730 438,727 438,724 439,723 439,724 440,726 440,728 440,729 441,731 442,733 442,734 442,735 443,733 443,731 444,727 444,726 445,726 446,726 446,728 446,730 447,731 447,733 448,735 448,734 449,731 449,729 449,728 450,726 451,727 451,728 451,730 452,731 452,733 453,735 453,736 453,737 454,735 455,733 455,731 455,728 456,726 456,727 456,728 457,730 457,733 458,735 458,736 458,737 459,737 460,736 460,735 460,731 461,729 461,728 462,728 462,729 462,732 463,734 464,735 464,737 464,738 465,738 465,737 465,735 466,733 466,731 467,729 467,730 468,733 469,734 469,736 469,737 470,738 471,738 471,736 471,733 472,731 473,729 473,730 473,731 474,733 474,735 475,737 475,738 475,739 476,740 476,739 476,737 477,735 478,733 478,731 479,732 479,735 480,737 480,739 481,740 482,741 482,740 482,737 483,735 483,732 483,731 484,731 484,733 485,735 485,737 485,738 486,740 487,741 487,742 487,740 488,739 488,735 489,733 490,734 491,737 491,738 491,740 492,740 492,742 492,743 493,742 493,740 494,737 494,734 494,733 495,733 496,735 496,736 496,737 497,738 497,740 498,742 498,744 498,742 499,739 500,736 500,735 500,733 501,733 501,735 501,737 502,738 502,740 503,742 503,743 503,744 504,743 505,740 505,737 505,734 506,733 506,734 507,735 507,737 507,739 508,741 509,743 509,744 510,742 510,739 510,737 511,735 511,734 512,733 512,736 512,738 513,740 514,741 514,742 514,744 515,744 515,743 516,741 516,738 516,736 517,735 518,735 518,737 518,738 519,740 519,742 519,743 520,744 520,745 521,744 521,741 521,738 522,736 523,734 523,735 524,738 524,740 525,742 525,744 526,744 527,744 527,741 527,739 528,737 528,735 529,737 529,738 530,740 530,742 530,743 531,744 532,744 532,743 532,741 533,738 533,736 534,734 534,735 534,737 535,738 536,740 536,741 536,742 537,743 537,744 537,743 538,741 538,737 539,735 540,736 541,738 541,740 541,741 542,742 542,744 543,745 543,744 543,742 544,738 544,735 544,733 545,733 546,736 546,738 546,740 547,741 547,742 548,744 548,743 549,740 550,737 550,733 551,735 551,737 552,738 552,740 553,742 553,743 553,744 554,743 555,740 555,737 555,735 556,735 557,737 557,738 557,739 558,741 559,742 559,743 559,744 560,742 560,740 561,737 561,735 561,734 562,734 562,735 562,736 563,737 564,739 564,742 564,743 565,742 566,740 566,737 566,735 567,733 568,733 568,734 568,736 569,738 569,740 570,742 570,744 571,742 571,739 571,736 572,734 573,733 573,734 574,737 574,738 575,740 575,741 575,742 576,742 577,740 577,738 577,736 578,734 578,731 579,732 579,733 579,735 580,737 580,738 580,740 581,742 582,742 582,741 582,739 583,736 583,734 584,732 584,733 585,735 586,738 586,739 586,740 587,742 588,742 588,739 588,736 589,733 589,731 590,733 591,737 591,738 591,739 592,740 592,741 593,742 593,740 593,738 594,736 595,733 595,731 595,733 596,735 596,736 596,738 597,740 597,741 598,742 599,740 600,736 600,733 600,731 601,732 601,734 602,736 602,738 603,738 604,740 604,742 604,741 605,738 605,735 605,734 606,732 607,734 607,737 608,739 609,741 609,743 610,742 610,740 611,736 611,733 611,731 612,733 613,734 613,735 613,737 614,738 614,740 615,742 615,741 616,738 616,734 616,733 617,732 618,733 618,735 619,737 619,738 620,739 620,740 620,742 621,740 622,737 622,735 622,733 623,731 623,732 623,734 624,735 624,737 625,738 625,740 625,742 626,742 627,742 627,739 627,737 628,734 628,732 629,732 629,733 629,734 630,736 631,738 631,740 631,741 632,742 632,741 632,739 633,735 633,733 634,732 634,731 634,733 635,735 636,738 636,739 636,740 637,742 638,741 638,738 638,735 639,733 640,731 640,732 640,733 641,735 641,737 642,738 642,740 643,740 643,738 644,735 645,732 645,731 646,733 646,735 647,737 647,739 648,740 649,741 649,740 649,738 650,735 650,733 650,731 651,731 651,732 652,734 652,737 652,738 653,739 654,740 654,741 654,740 655,737 655,734 656,731 656,729 656,731 657,734 658,736 658,737 658,738 659,739 659,741 659,742 660,741 660,739 661,735 661,733 661,732 662,733 663,733 663,735 663,737 664,738 665,740 665,738 666,733 667,729 667,725 667,723 668,722 668,721 668,720 669,719 669,718 670,718 670,717 671,713 672,709 672,704 672,700 673,695 673,693 674,694 674,695 675,695 676,697 677,695 677,691 677,688 678,686 679,688 679,692 679,695 680,700 681,704 681,708 681,711 682,713 683,711 683,710 683,709 684,708 685,708 685,710 685,711 686,711 687,711 687,710 688,707 688,704 688,701 689,698 690,696 690,697 691,699 691,700 692,702 692,703 692,704 693,703 694,701 694,699 694,697 695,694 695,693 695,692 696,692 696,695 697,697 697,698 697,699 698,701 699,701 699,697 700,695 700,693 701,690 701,692 702,694 703,695 703,697 703,698 704,699 704,697 705,695 705,692 706,688 706,686 707,687 708,689 708,690 709,690 710,692 710,690 711,686 711,684 711,683 712,684 713,684 713,687 713,689 714,690 714,691 715,693 715,694 715,693 716,690 717,687 717,684 717,683 718,682 718,684 719,686 719,688 720,688 720,690 721,688 722,686 722,681 722,678 723,677 724,679 724,681 725,683 726,684 726,685 727,685 727,683 728,679 728,677 729,678 729,681 729,682 730,684 731,684 731,686 731,688 732,689 732,687 733,684 733,681 733,679 734,678 735,677 735,679 735,680 736,682 736,684 737,686 737,687 738,686 738,684 738,681 739,678 740,677 740,678 740,679 741,681 741,683 742,685 742,687 742,688 743,690 744,687 744,684 744,681 745,679 745,678 746,677 746,679 746,680 747,682 747,684 747,685 748,686 749,686 749,684 749,683 750,680 750,678 751,675 751,676 751,677 752,680 753,681 753,683 753,684 754,684 754,685 755,684 755,682 755,679 756,677 756,676 757,677 758,678 758,681 758,682 759,683 759,684 760,685 760,684 760,681 761,678 762,675 762,672 763,675 763,677 763,679 764,679 764,681 765,683 765,684 765,682 766,680 767,677 767,674 767,672 768,673 768,676 769,677 769,679 769,681 770,681 771,682 771,683 771,682 772,680 772,676 772,674 773,672 773,673 774,674 774,676 774,677 775,679 776,679 776,682 776,683 777,683 777,679 778,676 778,675 778,674 779,674 780,676 780,679 780,680 781,681 781,684 782,686 782,685 783,683 783,679 783,676 784,675 785,676 785,677 785,680 786,681 786,683 787,685 787,686 788,685 789,682 789,678 789,677 790,676 790,677 791,680 791,682 792,684 792,686 793,688 794,686 794,683 794,680 795,679 795,677 796,678 796,679 796,681 797,683 798,684 798,686 798,688 799,688 799,686 799,684 800,681 800,679 801,677 801,678 802,679 803,682 803,684 803,686 804,686 804,687 805,686 805,684 805,681 806,679 807,677 807,679 808,681 808,684 809,685 809,687 809,688 810,688 810,687 810,684 811,682 812,680 812,678 813,680 813,683 814,684 814,686 815,687 816,687 816,685 817,683 817,679 817,678 818,679 818,681 819,683 819,685 819,687 820,688 821,689 821,690 822,686 822,684 823,682 823,679 824,681 825,684 825,686 825,687 826,688 826,690 826,691 827,690 827,687 828,684 828,681 828,679 829,680 830,683 830,684 830,685 831,687 831,689 832,691 832,690 833,688 834,684 834,682 834,681 835,683 835,684 835,686 836,688 836,689 837,690 837,692 837,693 838,692 839,689 839,686 839,683 840,683 841,684 841,686 842,688 843,690 843,692 843,693 844,691 844,689 844,686 845,685 845,683 846,683 846,686 847,688 848,691 848,693 849,695 849,693 850,690 850,687 850,684 851,683 851,684 851,685 852,687 853,689 853,691 853,693 854,693 854,694 855,692 855,690 855,687 856,686 857,684 857,686 858,688 858,690 859,692 859,693 859,695 860,695 861,693 861,692 861,690 862,687 862,686 863,687 863,689 864,690 864,692 864,694 865,695 866,695 866,694 866,693 867,690 867,687 868,686 868,685 868,686 869,690 870,692 870,693 871,695 871,696 871,695 872,693 872,690 873,688 873,686 874,688 875,690 875,692 875,694 876,695 876,696 877,697 877,695 877,693 878,690 878,688 878,686 879,686 880,689 880,691 880,692 881,693 881,694 882,695 882,697 882,696 883,694 884,690 884,688 884,687 885,688 885,689 886,691 886,693 886,694 887,695 887,697 887,699 888,697 889,695 889,692 889,689 890,688 891,690 891,692 891,693 892,695 893,696 893,698 893,699 894,697 894,695 895,691 895,688 896,688 896,691 896,692 897,693 898,695 898,697 898,698 899,699 899,698 900,695 900,692 900,690 901,689 902,689 902,691 902,693 903,694 903,695 904,697 904,699 904,700 905,698 905,695 905,692 906,691 907,689 907,691 908,692 908,693 909,695 909,697 909,699 910,699 911,698 911,696 911,693 912,691 912,689 913,690 913,691 913,692 914,695 914,697 914,699 915,700 916,701 916,700 916,697 917,693 917,692 918,690 918,692 919,695 920,697 920,698 920,699 921,701 922,699 922,697 922,695 923,693 923,691 923,692 924,693 925,696 925,697 925,699 926,701 926,702 927,702 927,700 928,697 929,695 929,693 930,695 930,697 931,699 931,701 931,702 932,703 932,704 933,701 934,697 934,695 934,693 935,693 935,696 936,699 936,701 937,702 938,704 938,706 938,704 939,701 939,699 939,696 940,694 940,695 941,698 941,700 941,702 942,703 943,704 943,706 944,705 944,703 945,699 945,697 945,695 946,696 947,698 947,699 947,701 948,702 948,704 949,706 949,708 949,706 950,703 950,700 950,698 951,697 952,697 952,699 952,701 953,702 953,703 954,705 954,707 954,708 955,707 956,705 956,701 956,698 957,697 957,699 958,701 958,702 959,704 959,706 959,708 960,708 961,706 961,703 961,701 962,699 962,698 963,699 963,702 964,704 965,706 965,707 965,708 966,710 966,708 966,705 967,703 967,702 968,700 968,702 969,702 970,704 970,706 970,708 971,710 972,708 972,706 972,704 973,701 974,699 974,700 974,701 975,702 975,705 975,708 976,709 977,710 977,708 978,704 979,702 979,701 980,702 980,704 981,707 981,708 981,710 982,711 983,712 983,711 983,708 984,706 984,703 984,701 985,701 985,703 986,706 986,708 986,709 987,710 988,711 989,709 989,706 990,702 990,701 990,702 991,704 992,706 992,708 992,710 993,711 993,713 994,713 994,711 995,708 995,706 995,703 996,703 997,704 997,707 997,708 998,710 998,711 999,713 999,714 999,713 1000,710 1001,707 1001,704 1001,703 1002,704 1002,705 1002,708 1003,708 1003,710 1004,712 1004,714 1004,715 1005,713 1006,712 1006,708 1006,705 1007,704 1007,705 1008,706 1008,709 1008,711 1009,712 1010,713 1010,715 1011,715 1011,711 1011,708 1012,706 1013,706 1013,707 1013,709 1014,710 1015,711 1015,714 1015,716 1016,717 1016,715 1017,712 1017,710 1017,708 1018,706 1018,707 1018,709 1019,710 1020,711 1020,713 1020,715 1021,716 1021,717 1022,716 1022,713 1022,710 1023,708 1024,706 1024,707 1024,708 1025,710 1025,712 1026,715 1026,716 1026,717 1027,717 1028,716 1028,713 1028,711 1029,709 1029,708 1029,707 1030,709 1030,711 1031,713 1031,716 1032,718 1033,718 1033,717 1033,715 1034,712 1034,710 1035,708 1035,709 1035,710 1036,712 1037,713 1037,715 1037,717 1038,718 1038,717 1039,715 1039,713 1040,710 1040,708 1041,709 1042,711 1042,713 1042,716 1043,717 1043,718 1044,720 1044,718 1044,715 1045,713 1045,711 1045,709 1046,709 1047,711 1047,714 1047,716 1048,717 1048,719 1049,720 1049,719 1050,717 1051,713 1051,711 1051,709 1052,709 1052,711 1053,714 1053,716 1053,717 1054,718 1055,719 1055,720 1055,719 1056,717 1056,713 1056,711 1057,710 1057,711 1058,712 1058,714 1058,717 1059,717 1060,718 1060,720 1060,722 1061,720 1061,718 1062,715 1062,713 1062,711 1063,711 1064,713 1064,715 1064,717 1065,717 1065,719 1065,722 1066,722 1066,721 1067,718 1067,714 1067,711 1068,711 1069,711 1069,713 1069,715 1070,717 1070,719 1071,721 1071,722 1072,722 1072,718 1072,715 1073,713 1074,713 1074,714 1075,717 1076,719 1076,720 1076,722 1077,723 1078,722 1078,718 1078,716 1079,714 1079,713 1080,713 1080,715 1081,717 1081,719 1081,721 1082,722 1083,722 1083,720 1084,717 1084,714 1085,713 1085,714 1085,715 1086,716 1087,718 1087,721 1087,722 1088,724 1089,722 1089,720 1089,717 1090,715 1090,713 1091,715 1092,717 1092,720 1092,721 1093,722 1093,723 1094,724 1094,722 1094,721 1095,718 1096,717 1096,713 1096,714 1097,717 1097,718 1098,719 1098,722 1098,723 1099,724 1100,722 1101,719 1101,717 1101,715 1102,715 1102,717 1103,718 1103,720 1103,722 1104,723 1105,724 1105,725 1106,723 1106,719 1107,717 1107,715 1108,717 1108,719 1108,722 1109,722 1110,724 1110,726 1110,727 1111,725 1111,723 1112,720 1112,717 1112,716 1113,717 1114,719 1114,721 1114,722 1115,724 1115,725 1115,726 1116,727 1116,726 1117,724 1117,720 1117,717 1118,716 1119,717 1119,718 1119,720 1120,722 1121,724 1121,726 1121,728 1122,726 1123,723 1123,720 1123,718 1124,717 1124,718 1125,721 1125,722 1126,724 1126,725 1126,728 1127,728 1128,727 1128,724 1128,720 1129,718 1129,717 1130,718 1130,720 1130,721 1131,722 1132,724 1132,727 1132,728 1133,728 1133,727 1133,724 1134,720 1134,718 1135,717 1135,718 1135,719 1136,721 1137,724 1137,726 1138,728 1139,727 1139,724 1139,722 1140,720 1141,718 1141,719 1141,720 1142,722 1142,724 1142,725 1143,726 1143,728 1144,729 1144,728 1144,726 1145,724 1146,721 1146,719 1146,718 1147,720 1147,722 1148,724 1148,726 1148,728 1149,728 1150,729 1150,728 1150,726 1151,723 1151,721 1151,720 1152,720 1153,722 1153,725 1153,727 1154,728 1155,730 1155,729 1156,726 1156,724 1157,721 1157,719 1157,720 1158,722 1159,724 1159,726 1159,727 1160,728 1160,729 1160,730 1161,729 1161,727 1162,724 1162,721 1162,720 1163,721 1164,723 1164,724 1164,726 1165,728 1165,729 1166,730 1166,731 1166,730 1167,728 1168,725 1168,723 1168,720 1169,722 1169,723 1169,725 1170,726 1170,728 1171,729 1171,731 1171,732 1172,731 1173,728 1173,725 1173,722 1174,720 1174,721 1175,722 1175,726 1176,728 1177,729 1177,731 1178,731 1178,729 1178,726 1179,723 1179,722 1180,723 1180,724 1180,727 1181,729 1182,729 1182,731 1183,732 1183,731 1184,728 1184,726 1184,724 1185,722 1185,723 1185,724 1186,726 1187,727 1187,729 1187,731 1188,733 1189,731 1189,729 1189,727 1190,725 1191,722 1191,723 1191,725 1192,726 1192,728 1193,729 1193,731 1193,733 1194,733 1195,732 1195,730 1195,727 1196,725 1196,724 1197,725 1197,727 1198,729 1198,731 1198,732 1199,733 1200,733 1200,731 1200,729 1201,727 1201,725 1202,725 1202,724 1202,726 1203,728 1204,730 1204,731 1204,732 1205,734 1205,732 1206,731 1206,728 1207,726 1207,725 1207,726 1208,726 1209,728 1209,729 1209,732 1210,733 1210,734 1211,735 1211,734 1211,732 1212,729 1212,726 1212,724 1213,724 1214,726 1214,728 1214,730 1215,732 1216,734 1216,735 1217,733 1218,729 1218,728 1218,725 1219,726 1219,727 1220,729 1220,731 1220,733 1221,735 1222,735 1222,736 1222,735 1223,733 1223,729 1223,727 1224,725 1224,726 1225,728 1225,729 1225,731 1226,733 1227,733 1227,735 1227,737 1228,735 1228,733 1229,729 1229,728 1229,727 1230,728 1231,728 1231,730 1231,732 1232,733 1232,734 1232,736 1233,737 1233,736 1234,734 1234,731 1234,728 1235,727 1236,727 1236,729 1236,731 1237,731 1237,733 1238,736 1238,737 1239,735 1239,733 1239,729 1240,728 1241,727 1241,728 1241,729 1242,731 1242,733 1243,735 1243,736 1243,737 1244,737 1245,737 1245,734 1245,731 1246,728 1247,729 1247,730 1247,733 1248,733 1248,735 1248,736 1249,737 1250,738 1250,736 1250,733 1251,731 1251,730 1252,729 1252,728 1252,729 1253,731 1254,732 1254,735 1254,737 1255,738 1256,737 1256,736 1256,733 1257,730 1257,728 1257,729 1258,731 1259,732 1259,734 1259,737 1260,738 1260,739 1261,740 1261,738 1261,736 1262,733 1263,731 1263,729 1264,731 1264,733 1265,735 1265,737 1265,738 1266,739 1266,738 1266,737 1267,735 1268,733 1268,731 1268,728 1269,729 1269,731 1270,734 1270,735 1270,737 1271,739 1272,739 1272,740 1272,738 1273,737 1273,734 1273,733 1274,731 1275,733 1275,734 1275,736 1276,737 1277,738 1277,739 1277,740 1278,740 1278,737 1279,734 1279,731 1279,729 1280,730 1281,733 1281,735 1281,737 1282,737 1282,738 1283,740 1283,742 1283,740 1284,738 1284,735 1284,733 1285,731 1286,731 1286,733 1286,736 1287,738 1287,739 1288,740 1288,742 1289,740 1290,738 1290,735 1290,733 1291,731 1291,732 1292,734 1292,735 1292,737 1293,738 1293,740 1293,741 1294,742 1295,742 1295,738 1295,735 1296,734 1296,733 1297,732 1297,734 1297,737 1298,737 1299,738 1299,740 1299,742 1300,743 1300,742 1300,740 1301,736 1301,733 1302,732 1302,733 1302,735 1303,736 1304,737 1304,739 1304,742 1305,743 1306,741 1306,738 1306,736 1307,734 1308,733 1308,734 1309,736 1309,738 1309,740 1310,742 1310,744 1311,744 1311,742 1311,739 1312,736 1313,735 1313,734 1313,735 1314,737 1314,738 1315,740 1315,741 1315,742 1316,744 1317,744 1317,742 1317,740 1318,738 1318,736 1318,734 1319,734 1319,735 1320,737 1320,740 1320,741 1321,743 1322,744 1323,742 1323,739 1324,737 1324,735 1325,736 1326,738 1326,740 1326,742 1327,744 1327,745 1328,744 1328,741 1329,739 1329,737 1329,735 1330,735 1331,737 1331,738 1331,740 1332,741 1332,743 1333,744 1334,742 1335,740 1335,737 1335,735 1336,737 1336,738 1336,740 1337,742 1337,744 1338,744 1338,745 1339,745 1340,742 1340,740 1340,738 1341,736 1342,738 1342,740 1342,742 1343,742 1344,744 1344,745 1344,747 1345,745 1345,742 1345,740 1346,737 1346,735 1347,737 1347,739 1347,741 1348,741 1349,743 1349,745 1349,747 1350,747 1351,744 1351,741 1351,738 1352,736 1352,738 1352,740 1353,742 1354,744 1354,745 1355,746 1355,747 1356,746 1356,744 1356,740 1357,738 1358,737 1358,738 1358,739 1359,741 1359,742 1360,743 1360,745 1360,747 1361,748 1362,746 1362,744 1362,742 1363,740 1363,738 1364,740 1364,742 1365,743 1365,744 1365,747 1366,749 1367,749 1367,748 1367,745 1368,742 1368,740 1369,738 1369,740 1370,741 1371,743 1371,745 1371,747 1372,748 1372,746 1373,745 1373,742 1374,740 1374,739 1375,741 1376,744 1376,745 1376,746 1377,747 1377,749 1378,749 1378,747 1378,745 1379,744 1379,741 1379,739 1380,740 1381,741 1381,743 1381,744 1382,746 1382,747 1383,748 1383,749 1383,747 1384,745 1385,742 1385,740 1385,739 1386,739 1386,740 1387,743 1387,745 1387,747 1388,746 1388,749 1388,750 1389,749 1390,746 1390,744 1390,742 1391,740 1392,742 1392,744 1392,746 1393,747 1394,749 1394,750 1394,751 1395,749 1395,747 1396,744 1396,742 1396,740 1397,741 1397,744 1397,745 1398,745 1399,747 1399,748 1399,749 1400,750 1400,749 1401,748 1401,744 1401,742 1402,742 1403,742 1403,743 1403,745 1404,747 1404,749 1405,749 1405,751 1405,753 1406,751 1406,749 1406,746 1407,744 1408,742 1408,745 1409,747 1410,748 1410,750 1410,752 1411,753 1412,751 1412,748 1412,744 1413,742 1413,741 1414,742 1414,744 1414,745 1415,747 1415,749 1415,751 1416,752 1417,753 1417,751 1417,749 1418,745 1418,744 1419,743 1419,744 1419,745 1420,747 1421,748 1421,749 1421,751 1422,753 1423,753 1423,749 1423,747 1424,745 1424,743 1424,742 1425,744 1426,746 1426,748 1426,750 1427,751 1427,753 1428,753 1428,752 1428,750 1429,747 1430,745 1430,744 1431,745 1431,747 1432,749 1432,751 1432,752 1433,755 1433,753 1434,751 1435,749 1435,746 1435,744 1436,744 1436,745 1437,747 1437,750 1437,751 1438,752 1439,753 1439,752 1440,751 1440,748 1440,746 1441,744 1442,747 1442,749 1443,751 1444,753 1444,754 1445,753 1445,751 1446,749 1446,747 1446,745 1447,745 1448,747 1448,749 1448,751 1449,753 1450,753 1450,755 1451,752 1451,748 1451,746 1452,744 1453,744 1453,747 1453,749 1454,751 1455,753 1455,755 1455,756 1456,755 1457,753 1457,750 1457,747 1458,745 1459,748 1459,750 1459,752 1460,753 1460,755 1460,756 1461,756 1462,755 1462,753 1462,749 1463,747 1463,745 1464,747 1464,748 1464,749 1465,751 1466,751 1466,753 1466,755 1467,756 1467,753 1468,749 1468,748 1469,747 1469,749 1470,751 1471,752 1471,754 1472,756 1472,757 1473,756 1473,753 1473,750 1474,749 1475,747 1475,749 1476,750 1476,751 1476,754 1477,755 1477,757 1478,757 1478,756 1478,753 1479,750 1480,748 1480,747 1481,748 1481,751 1482,753 1482,755 1483,757 1484,758 1484,756 1484,754 1485,751 1485,749 1485,747 1486,748 1486,750 1487,752 1487,753 1487,755 1488,756 1489,758 1489,757 1489,756 1490,755 1490,752 1491,750 1491,747 1491,748 1492,749 1493,751 1493,753 1493,755 1494,756 1494,757 1494,758 1495,758 1495,756 1496,753 1496,751 1496,749 1497,749 1498,750 1498,752 1498,755 1499,756 1499,758 1500,759 1500,758 1501,756 1502,753 1502,750 1502,748 1503,748 1503,751 1503,753 1504,755 1505,757 1505,758 1505,759 1506,758 1507,756 1507,754 1507,751 1508,749 1508,751 1509,753 1509,755 1510,757 1511,758 1511,759 1511,760 1512,760 1512,757 1512,754 1513,752 1513,750 1514,751 1514,753 1514,755 1515,756 1516,756 1516,758 1517,760 1517,759 1518,756 1518,754 1518,751 1519,749 1520,751 1520,753 1520,755 1521,756 1521,757 1521,759 1522,761 1522,760 1523,760 1523,758 1523,755 1524,752 1525,751 1525,752 1525,755 1526,756 1526,758 1527,758 1527,760 1527,761 1528,762 1529,761 1529,758 1529,754 1530,753 1530,752 1530,753 1531,753 1531,755 1532,756 1532,757 1532,759 1533,761 1534,762 1534,760 1534,758 1535,756 1535,754 1536,752 1536,753 1536,755 1537,755 1537,756 1537,758 1538,761 1539,762 1539,763 1539,762 1540,759 1540,756 1541,755 1541,753 1542,754 1543,755 1543,758 1543,760 1544,761 1544,762 1545,763 1545,761 1545,759 1546,756 1546,754 1546,753 1547,753 1548,755 1548,757 1548,760 1549,760 1549,761 1550,762 1550,763 1550,761 1551,759 1552,757 1552,755 1552,753 1553,755 1553,756 1554,757 1554,758 1554,760 1555,762 1556,761 1557,760 1557,757 1557,755 1558,753 1559,755 1559,757 1559,759 1560,761 1561,762 1561,763 1561,764 1562,763 1562,760 1563,758 1563,756 1563,755 1564,755 1564,756 1564,758 1565,760 1566,761 1566,763 1566,764 1567,764 1567,763 1568,761 1568,758 1568,755 1569,754 1570,755 1570,757 1570,759 1571,760 1571,761 1572,762 1572,763 1572,764 1573,763 1573,762 1573,758 1574,756 1575,755 1575,756 1575,757 1576,759 1576,761 1577,762 1577,763 1577,765 1578,765 1579,765 1579,762 1579,760 1580,757 1580,756 1581,758 1581,759 1582,760 1582,761 1582,763 1583,765 1584,766 1584,765 1584,762 1585,758 1585,756 1586,755 1586,756 1586,758 1587,759 1588,760 1588,762 1588,764 1589,765 1589,767 1590,765 1590,763 1590,759 1591,757 1591,756 1592,758 1593,760 1593,762 1593,763 1594,764 1594,765 1595,766 1595,765 1595,762 1596,760 1597,758 1597,757 1597,756 1598,758 1598,760 1599,762 1599,763 1599,764 1600,767 1600,766 1600,765 1601,764 1602,762 1602,758 1602,757 1603,758 1603,759 1604,760 1604,762 1604,764 1605,765 1606,767 1606,768 1606,766 1607,763 1607,760 1607,758 1608,757 1608,756 1609,758 1609,760 1609,763 1610,764 1611,765 1611,766 1611,765 1612,765 1612,763 1613,761 1613,759 1613,757 1614,757 1615,760 1615,762 1616,764 1616,766 1617,767 1617,765 1618,765 1618,762 1618,760 1619,758 1620,758 1620,760 1620,762 1621,763 1621,765 1622,765 1622,766 1622,767 1623,767 1624,765 1624,761 1624,758 1625,757 1626,759 1626,761 1626,763 1627,763 1627,765 1627,768 1628,769 1629,767 1629,765 1629,762 1630,760 1630,757 1631,758 1631,760 1631,762 1632,764 1633,766 1633,767 1633,769 1634,769 1634,768 1634,765 1635,762 1635,760 1636,758 1636,759 1636,760 1637,761 1638,763 1638,765 1638,766 1639,767 1639,769 1640,768 1640,765 1640,762 1641,761 1642,760 1642,762 1643,763 1643,764 1644,765 1644,767 1644,769 1645,769 1645,768 1645,767 1646,763 1647,761 1647,760 1648,762 1648,763 1649,763 1649,765 1649,767 1650,769 1651,769 1651,768 1651,765 1652,763 1652,761 1652,760 1653,760 1654,762 1654,765 1654,767 1655,767 1656,769 1656,770 1656,769 1657,765 1657,763 1658,762 1658,760 1658,761 1659,763 1660,764 1660,765 1660,767 1661,769 1662,769 1662,767 1663,765 1663,763 1663,761 1664,761 1665,762 1665,763 1665,765 1666,767 1666,769 1667,770 1668,768 1669,764 1669,762 1669,761 1670,762 1670,764 1671,766 1671,767 1672,769 1672,771 1673,769 1674,767 1674,764 1674,762 1675,760 1676,762 1676,765 1676,767 1677,768 1678,769 1678,770 1679,770 1679,767 1679,765 1680,763 1680,762 1681,763 1681,765 1682,767 1683,769 1683,770 1684,771 1685,769 1685,766 1685,765 1686,762 1687,763 1687,764 1687,767 1688,767 1688,769 1689,771 1689,773 1690,772 1690,769 1690,765 1691,763 1692,762 1692,764 1693,767 1694,769 1694,771 1694,773 1695,772 1695,770 1696,767 1697,763 1697,762 1697,763 1698,765 1698,767 1699,769 1699,770 1699,771 1700,772 1701,772 1701,771 1701,768 1702,765 1702,764 1703,763 1703,765 1704,767 1704,768 1704,770 1705,771 1706,772 1706,773 1706,771 1707,769 1707,767 1708,766 1708,763 1708,764 1709,766 1710,768 1710,769 1710,770 1711,772 1711,773 1712,774 1712,773 1712,771 1713,768 1713,765 1713,764 1714,764 1715,765 1715,766 1715,769 1716,771 1716,772 1717,773 1717,774 1717,772 1718,770 1719,767 1719,765 1719,764 1720,764 1720,765 1721,768 1721,770 1721,771 1722,772 1722,774 1723,772 1724,770 1724,768 1724,767 1725,765 1726,766 1726,768 1726,770 1727,771 1728,772 1728,773 1729,772 1730,769 1730,765 1730,764 1731,765 1731,766 1731,768 1732,769 1733,771 1733,772 1733,774 1734,775 1734,774 1735,772 1735,769 1735,767 1736,765 1737,765 1737,766 1737,769 1738,771 1738,772 1739,774 1739,775 1740,774 1740,772 1740,769 1741,767 1742,765 1742,768 1743,769 1743,771 1744,772 1744,773 1744,774 1745,776 1746,774 1746,772 1746,769 1747,767 1747,766 1748,767 1748,768 1748,770 1749,772 1749,773 1750,774 1751,776 1751,775 1751,772 1752,770 1752,767 1753,766 1753,767 1753,768 1754,770 1755,771 1755,772 1755,774 1756,776 1757,774 1757,772 1757,769 1758,768 1758,767 1759,769 1760,770 1760,772 1760,774 1761,775 1761,776 1762,777 1762,776 1762,774 1763,770 1764,767 1764,766 1764,767 1765,769 1765,771 1766,772 1766,774 1766,776 1767,777 1767,776 1768,772 1769,770 1769,769 1769,767 1770,767 1770,769 1771,771 1771,772 1771,774 1772,775 1773,777 1773,776 1774,775 1774,772 1774,769 1775,768 1775,769 1776,770 1776,771 1776,772 1777,774 1778,776 1778,778 1779,777 1779,774 1780,772 1780,769 1780,768 1781,768 1782,769 1782,771 1782,774 1783,774 1783,775 1784,777 1785,775 1785,772 1785,771 1786,768 1787,769 1787,771 1787,773 1788,773 1788,776 1789,777 1789,778 1790,777 1791,775 1791,772 1791,770 1792,769 1793,771 1793,773 1793,775 1794,776 1794,777 1795,778 1796,778 1796,776 1796,772 1797,771 1797,768 1798,769 1798,771 1798,772 1799,774 1800,775 1800,777 1800,780 1801,780 1801,778 1801,776 1802,773 1802,771 1803,768 1803,769 1803,771 1804,774 1805,775 1805,776 1805,777 1806,778 1806,780 1807,778 1807,776 1807,772 1808,770 1809,769 1809,771 1810,772 1810,774 1810,775 1811,777 1811,779 1812,780 1812,778 1812,776 1813,773 1814,772 1814,771 1815,772 1815,774 1816,775 1816,776 1816,777 1817,780 1818,780 1818,779 1818,776 1819,773 1819,772 1819,771 1820,771 1820,772 1821,773 1821,775 1821,777 1822,779 1823,780 1823,779 1824,776 1824,774 1825,772 1825,771 1825,772 1826,772 1827,774 1827,776 1827,779 1828,779 1828,781 1829,780 1829,777 1830,774 1830,772 1830,771 1831,772 1832,774 1832,775 1832,777 1833,778 1833,779 1834,779 1834,780 1834,778 1835,777 1836,775 1836,773 1836,771 1837,772 1837,774 1838,776 1838,778 1839,780 1839,781 1840,781 1841,779 1841,776 1841,774 1842,772 1843,773 1843,775 1843,778 1844,780 1845,780 1845,781 1845,782 1846,781 1846,779 1846,776 1847,774 1847,772 1848,772 1848,774 1848,776 1849,778 1850,778 1850,780 1850,781 1851,781 1852,779 1852,777 1852,774 1853,772 1853,774 1853,776 1854,777 1855,779 1855,780 1855,781 1856,781 1856,782 1857,781 1857,780 1857,777 1858,776 1859,773 1859,774 1859,775 1860,777 1860,778 1861,779 1861,780 1861,781 1862,783 1862,782 1862,779 1863,776 1864,774 1864,773 1864,774 1865,776 1865,777 1866,778 1866,780 1866,782 1867,783 1868,783 1868,782 1868,780 1869,777 1869,774 1870,773 1870,774 1870,776 1871,777 1872,779 1872,781 1873,783 1873,782 1874,780 1874,776 1875,774 1876,776 1877,778 1877,779 1877,780 1878,782 1878,783 1879,784 1879,783 1879,781 1880,779 1880,777 1880,774 1881,775 1882,777 1882,778 1882,779 1883,780 1883,782 1884,783 1884,784 1884,783 1885,781 1886,778 1886,776 1886,774 1887,774 1887,776 1888,777 1888,779 1888,781 1889,783 1890,783 1891,780 1891,778 1891,776 1892,776 1892,775 1893,776 1893,779 1893,781 1894,781 1895,783 1895,784 1895,785 1896,783 1896,781 1897,778 1897,777 1897,775 1898,776 1898,777 1898,778 1899,780 1900,781 1900,783 1900,784 1901,784 1901,783 1902,781 1902,779 1902,776 1903,774 1904,774 1904,776 1904,779 1905,781 1905,783 1906,783 1906,784 1906,785 1907,785 1907,781 1907,780 1908,778 1909,776 1909,775 1909,776 1910,779 1910,781 1911,782 1911,784 1911,785 1912,785 1913,785 1913,782 1913,779 1914,776 1914,775 1915,776 1915,778 1915,780 1916,781 1916,782 1916,783 1917,785 1918,786 1918,785 1918,783 1919,780 1919,778 1920,778 1920,779 1921,781 1922,783 1922,784 1923,785 1923,786 1924,785 1924,784 1924,781 1925,779 1925,778 1926,780 1927,781 1927,782 1927,783 1928,785 1928,788 1929,787 1929,785 1929,784 1930,781 1931,779 1931,778 1932,780 1932,781 1933,783 1933,785 1933,787 1934,787 1934,788 1934,787 1935,784 1936,781 1936,778 1937,779 1937,780 1938,781 1938,783 1938,785 1939,787 1940,787 1940,786 1941,783 1941,781 1941,780 1942,779 1942,778 1943,780 1943,781 1943,783 1944,785 1945,787 1945,789 1945,788 1946,787 1946,786 1947,783 1947,781 1948,781 1949,781 1949,783 1950,785 1950,788 1951,789 1951,788 1952,787 1952,783 1952,781 1953,780 1954,779 1954,780 1954,783 1955,785 1955,786 1956,787 1956,789 1956,788 1957,787 1958,786 1958,783 1958,781 1959,779 1959,780 1959,782 1960,785 1961,787 1961,789 1962,789 1963,788 1963,786 1963,783 1964,781 1964,780 1965,780 1965,781 1965,783 1966,785 1967,786 1967,787 1967,788 1968,789 1968,787 1969,783 1969,781 1970,780 1970,782 1971,783 1972,785 1972,786 1972,789 1973,790 1973,791 1974,789 1974,787 1974,785 1975,783 1976,780 1976,781 1976,783 1977,785 1977,786 1977,788 1978,789 1978,790 1979,791 1979,790 1979,787 1980,783 1981,781 1982,783 1982,785 1983,786 1983,787 1983,789 1984,790 1985,790 1985,787 1986,785 1986,784 1986,783 1987,781 1987,784 1988,785 1988,787 1989,789 1990,790 1990,792 1990,790 1991,788 1991,785 1992,783 1992,782 1992,783 1993,783 1993,785 1994,788 1995,790 1995,791 1995,790 1996,790 1996,787 1997,785 1997,783 1997,781 1998,783 1999,783 1999,785 1999,788 2000,790 2001,791 2001,792 2001,791 2002,789 2002,785 2002,783 2003,782 2004,783 2004,785 2004,786 2005,788 2005,789 2006,790 2006,791 2007,790 2008,788 2008,787 2008,784 2009,782 2009,783 2010,784 2010,787 2010,788 2011,790 2012,791 2012,792 2012,793 2013,792 2013,791 2013,787 2014,785 2014,784 2015,784 2015,785 2015,786 2016,789 2017,790 2017,791 2017,792 2018,793 2018,792 2019,790 2019,787 2019,785 2020,783 2020,785 2021,787 2022,789 2022,790 2023,792 2024,792 2024,790 2024,788 2025,785 2026,784 2026,785 2026,787 2027,787 2027,790 2028,792 2028,793 2029,792 2029,791 2030,788 2031,786 2031,785 2032,787 2032,789 2033,789 2033,790 2033,791 2034,793 2035,794 2035,793 2035,790 2036,788 2036,785 2037,785 2037,787 2038,789 2039,789 2039,790 2039,792 2040,794 2041,792 2041,789 2042,787 2042,785 2043,787 2044,789 2044,791 2044,792 2045,793 2045,796 2046,795 2046,794 2046,791 2047,787 2047,786 2047,785 2048,786 2049,787 2049,789 2049,790 2050,792 2050,793 2051,794 2051,795 2051,794 2052,791 2053,790 2053,788 2053,785 2054,787 2054,789 2055,790 2055,791 2056,793 2056,794 2056,795 2057,794 2058,792 2058,789 2058,787 2059,786 2060,787 2060,788 2060,790 2061,792 2062,794 2062,795 2063,794 2063,792 2064,790 2064,788 2064,787 2065,787 2065,789 2065,791 2066,792 2067,792 2067,794 2067,796 2068,796 2068,794 2069,792 2069,790 2069,789 2070,787 2071,788 2071,789 2071,790 2072,793 2072,794 2073,794 2073,795 2074,795 2074,793 2074,790 2075,788 2076,787 2076,789 2077,790 2077,792 2078,794 2078,795 2079,798 2080,797 2080,793 2080,791 2081,789 2081,787 2082,787 2082,788 2082,790 2083,792 2083,794 2083,796 2084,796 2085,798 2085,796 2085,794 2086,790 2086,787 2087,786 2087,787 2087,789 2088,790 2089,791 2089,792 2089,794 2090,796 2090,797 2091,795 2091,794 2091,790 2092,789 2093,789 2094,791 2094,793 2094,794 2095,794 2095,796 2096,798 2096,797 2096,795 2097,792 2098,790 2098,789 2099,790 2099,792 2100,792 2100,793 2100,795 2101,798 2101,796 2102,794 2103,791 2103,789 2103,788 2104,789 2104,790 2105,791 2105,792 2105,795 2106,798 2107,798 2107,799 2107,798 2108,795 2108,792 2108,789 2109,789 2110,790 2110,792 2110,794 2111,795 2112,796 2112,798 2112,797 2113,796 2113,793 2114,792 2114,790 2114,789 2115,789 2116,790 2116,792 2116,794 2117,796 2117,798 2118,799 2118,798 2119,796 2119,794 2119,791 2120,790 2121,790 2121,791 2121,792 2122,794 2122,797 2123,798 2123,799 2124,798 2125,796 2125,793 2125,791 2126,789 2126,790 2127,792 2127,794 2128,796 2128,798 2129,798 2130,797 2130,795 2130,792 2131,792 2131,790 2132,790 2132,793 2132,794 2133,796 2134,797 2134,798 2134,799 2135,799 2135,798 2135,796 2136,794 2136,792 2137,790 2137,791 2137,792 2138,794 2139,795 2139,796 2139,798 2140,798 2140,799 2141,799 2141,796 2141,793 2142,791 2143,790 2143,792 2144,794 2144,796 2145,798 2145,800 2146,801 2146,799 2146,797 2147,794 2148,792 2148,790 2149,792 2149,795 2150,796 2150,798 2150,799 2151,801 2152,801 2152,799 2152,797 2153,794 2153,791 2153,790 2154,792 2154,793 2155,794 2155,796 2155,797 2156,799 2157,800 2157,801 2157,799 2158,797 2158,794 2159,793 2159,792 2160,794 2160,796 2161,797 2162,798 2162,800 2162,801 2163,799 2163,798 2164,796 2164,794 2164,792 2165,793 2166,793 2166,794 2166,796 2167,798 2167,799 2168,800 2168,799 2169,797 2169,795 2169,793 2170,792 2171,792 2171,793 2171,796 2172,798 2172,799 2173,800 2173,802 2174,801 2175,799 2175,796 2175,794 2176,793 2176,794 2177,796 2177,798 2178,799 2179,801 2180,799 2180,798 2180,796 2181,794 2181,792 2182,793 2182,794 2182,796 2183,798 2184,799 2184,801 2185,802 2185,803 2186,800 2186,797 2186,795 2187,794 2187,795 2188,796 2189,798 2189,800 2189,802 2190,803 2191,803 2191,800 2191,798 2192,795 2193,793 2193,792 2193,794 2194,797 2194,799 2195,799 2195,801 2195,802 2196,803 2196,802 2196,800 2197,798 2198,795 2198,794 2198,795 2199,797 2199,798 2200,799 2200,801 2200,803 2201,803 2202,803 2202,801 2203,799 2203,796 2204,794 2204,795 2204,797 2205,798 2206,799 2206,800 2207,803 2207,805 2207,804 2208,801 2208,798 2209,796 2209,795 2209,796 2210,797 2211,799 2211,801 2212,803 2212,805 2213,805 2213,804 2213,801 2214,799 2214,796 2214,794 2215,796 2216,797 2216,798 2216,801 2217,801 2217,803 2218,804 2218,805 2218,803 2219,801 2220,798 2220,797 2220,796 2221,796 2221,797 2222,799 2222,801 2223,803 2223,804 2223,806 2224,804 2225,802 2225,801 2225,799 2226,796 2227,798 2227,799 2227,800 2228,801 2229,803 2229,805 2229,806 2230,805 2230,803 2231,799 2231,798 2232,796 2232,798 2232,799 2233,801 2234,803 2234,804 2234,805 2235,805 2235,804 2236,802 2236,799 2236,798 2237,797 2238,796 2238,798 2238,801 2239,803 2240,805 2240,807 2241,805 2241,802 2241,799 2242,799 2243,798 2243,799 2244,801 2244,802 2245,803 2245,805 2246,805 2247,804 2247,803 2247,801 2248,798 2248,797 2249,797 2249,799 2249,801 2250,802 2250,803 2250,805 2251,806 2252,808 2252,807 2252,804 2253,801 2253,799 2254,798 2255,801 2256,804 2256,805 2256,806 2257,807 2258,806 2258,804 2258,801 2259,798 2259,797 2259,798 2260,800 2261,802 2261,803 2261,804 2262,805 2262,807 2263,807 2263,806 2263,804 2264,801 2265,799 2266,800 2266,802 2267,804 2267,805 2268,806 2268,807 2269,805 2270,802 2270,799 2270,798 2271,799 2271,800 2272,801 2272,802 2272,804 2273,805 2274,807 2274,808 2274,807 2275,804 2275,801 2275,799 2276,799 2277,801 2277,802 2277,804 2278,807 2279,808 2280,807 2280,805 2281,803 2281,800 2281,799 2282,799 2283,801 2283,803 2283,804 2284,806 2284,807 2284,808 2285,808 2285,806 2286,804 2286,801 2287,799 2288,799 2288,801 2289,804 2289,805 2290,807 2290,808 2291,807 2292,807 2292,803 2292,801 2293,800 2293,801 2293,802 2294,803 2295,805 2295,808 2295,809 2296,810 2297,808 2297,805 2297,803 2298,801 2298,800 2299,799 2299,800 2299,803 2300,805 2301,807 2301,809 2302,809 2302,808 2302,806 2303,803 2303,802 2304,800 2304,801 2304,803 2305,805 2306,806 2306,808 2306,809 2307,810 2308,808 2308,807 2308,804 2309,802 2310,801 2310,803 2311,805 2311,806 2311,807 2312,807 2312,808 2313,810 2313,809 2313,808 2314,804 2315,802 2315,801 2316,803 2316,804 2317,807 2317,808 2318,811 2319,811 2319,809 2319,808 2320,805 2320,804 2320,801 2321,801 2321,803 2322,806 2322,807 2322,808 2323,810 2324,810 2324,812 2324,810 2325,807 2325,804 2326,802 2326,801 2326,803 2327,805 2328,805 2328,807 2328,808 2329,809 2329,810 2329,811 2330,810 2330,807 2331,805 2331,804 2331,803 2332,803 2333,805 2333,807 2333,808 2334,808 2334,809 2335,810 2335,812 2335,811 2336,810 2336,807 2336,805 2337,804 2338,804 2338,805 2338,807 2339,807 2339,810 2340,812 2341,811 2342,810 2342,807 2342,805 2343,803 2343,804 2344,806 2344,808 2344,810 2345,812 2346,812 2346,814 2347,813 2347,810 2347,807 2348,806 2348,805 2349,806 2349,808 2350,810 2351,812 2351,814 2352,813 2352,812 2353,810 2353,808 2353,807 2354,805 2354,807 2355,808 2356,810 2356,812 2356,814 2357,814 2358,815 2358,812 2358,809 2359,808 2360,807 2361,808 2361,811 2362,813 2362,814 2363,815 2363,814 2363,813 2364,810 2365,807 2365,805 2366,807 2366,810 2367,811 2367,812 2367,813 2368,814 2369,816 2369,815 2369,812 2370,810 2370,807 2371,807 2371,808 2371,810 2372,810 2373,812 2373,814 2373,815 2374,815 2374,814 2375,813 2375,811 2376,809 2376,807 2376,808 2377,809 2378,810 2378,812 2379,814 2379,816 2380,817 2380,815 2380,812 2381,810 2381,808 2381,807 2382,807 2383,808 2383,810 2383,812 2384,813 2384,816 2385,817 2385,816 2386,814 2387,811 2387,808 2387,806 2388,807 2388,810 2389,810 2389,812 2389,813 2390,814 2390,816 2391,814 2392,812 2392,808 2392,807 2393,807 2394,808 2394,810 2394,811 2395,814 2396,815 2396,816 2396,817 2397,815 2397,814 2398,812 2398,811 2398,808 2399,809 2399,810 2399,812 2400,813 2401,814 2401,816 2401,817 2402,817 2402,816 2403,814 2403,812 2403,810 2404,808 2405,808 2405,809 2405,810 2406,812 2406,814 2407,815 2407,816 2408,815 2408,813 2408,810 2409,808 2410,808 2410,809 2411,812 2411,814 2412,813 2412,815 2412,816 2413,816 2414,815 2414,812 2414,810 2415,809 2415,808 2416,809 2416,811 2417,812 2417,814 2417,815 2418,815 2419,816 2419,814 2420,812 2420,810 2421,808 2421,810 2422,812 2423,813 2423,816 2424,817 2424,819 2425,818 2425,815 2425,813 2426,811 2426,810 2426,809 2427,810 2428,812 2428,814 2428,816 2429,817 2430,817 2430,814 2431,811 2432,808 2432,807 2432,808 2433,810 2433,812 2434,812 2434,814 2434,815 2435,817 2435,816 2436,814 2437,811 2437,810 2438,810 2438,811 2439,813 2439,815 2439,817 2440,817 2441,817 2441,819 2442,816 2442,814 2442,811 2443,811 2444,812 2444,814 2445,815 2446,817 2446,819 2446,820 2447,817 2447,816 2448,814 2448,811 2448,810 2449,810 2450,812 2450,813 2450,814 2451,817 2451,818 2452,818 2452,819 2452,817 2453,816 2453,812 2453,809 2454,808 2455,809 2455,812 2455,813 2456,814 2456,816 2457,817 2457,819 2458,817 2459,815 2459,813 2459,812 2460,810 2461,812 2461,814 2461,816 2462,817 2462,818 2462,821 2463,820 2464,819 2464,818 2464,816 2465,814 2465,813 2466,813 2466,814 2466,815 2467,816 2468,817 2468,820 2469,820 2469,819 2469,817 2470,815 2470,812 2471,810 2471,811 2472,813 2473,815 2473,816 2473,817 2474,819 2475,818 2475,816 2475,814 2476,812 2477,811 2477,812 2477,814 2478,816 2478,817 2478,819 2479,820 2479,821 2480,821 2480,819 2480,817 2481,816 2482,814 2482,813 2483,814 2483,817 2484,817 2484,819 2485,820 2486,821 2486,819 2487,815 2487,814 2487,812 2488,813 2488,814 2489,815 2489,817 2490,819 2491,821 2491,822 2491,819 2492,817 2492,814 2493,813 2493,810 2494,812 2495,815 2495,816 2495,817 2496,819 2496,820 2496,821 2497,820 2497,818 2498,815 2498,812 2499,814 2500,815 2500,816 2500,817 2501,819 2501,821 2502,823 2502,822 2503,819 2504,817 2504,816 2505,815 2505,816 2505,817 2506,819 2507,819 2507,822 2507,823 2508,822 2509,819 2509,816 2509,814 2510,814 2510,813 2511,814 2511,816 2512,817 2513,819 2513,821 2514,820 2514,818 2514,816 2515,814 2515,812 2516,814 2516,815 2516,817 2517,819 2518,821 2518,823 2519,824 2519,823 2520,819 2520,816 2521,815 2521,816 2521,817 2522,818 2523,820 2523,822 2523,823 2524,823 2525,822 2525,821 2525,819 2526,817 2527,815 2527,816 2528,817 2528,819 2529,820 2529,822 2530,823 2530,824 2530,822 2531,818 2532,816 2532,815 2533,816 2534,818 2534,820 2534,821 2535,823 2536,823 2536,822 2536,820 2537,818 2537,816 2538,814 2538,813 2538,817 2539,819 2539,820 2539,821 2540,823 2541,824 2541,825 2541,824 2542,822 2542,819 2543,817 2543,816 2543,818 2544,820 2545,820 2545,823 2546,824 2547,824 2547,823 2548,819 2548,817 2548,816 2549,817 2550,818 2550,819 2550,820 2551,821 2551,822 2552,823 2552,824 2553,821 2554,818 2554,817 2554,816 2555,816 2555,817 2556,819 2556,821 2556,822 2557,824 2557,826 2558,826 2559,823 2559,821 2559,817 2560,816 2560,817 2561,819 2561,821 2561,823 2562,823 2563,824 2563,826 2563,827 2564,824 2564,822 2565,819 2565,818 2566,817 2566,819 2566,821 2567,822 2568,824 2568,826 2569,826 2569,825 2570,823 2570,822 2570,821 2571,817 2572,818 2572,819 2572,820 2573,821 2574,823 2574,826 2575,825 2575,823 2575,820 2576,819 2577,817 2577,818 2578,819 2578,821 2579,823 2579,824 2579,826 2581,826 2581,824 2581,822 2582,819 2583,820 2583,823 2584,825 2584,826 2584,827 2585,829 2586,829 2586,826 2586,824 2587,822 2587,821 2588,819 2588,820 2588,821 2589,823 2590,824 2590,825 2590,826 2591,826 2592,825 2592,824 2592,821 2593,818 2593,817 2594,820 2595,821 2595,822 2595,824 2596,824 2596,826 2597,828 2597,827 2597,824 2598,821 2599,820 2599,818 2600,819 2600,821 2601,824 2601,825 2601,826 2602,827 2602,828 2603,825 2604,822 2604,819 2604,817 2605,819 2605,821 2606,823 2606,824 2607,826 2608,828 2608,827 2609,826 2609,823 2609,821 2610,821 2610,822 2611,822 2611,824 2612,826 2613,826 2613,828 2614,826 2614,824 2615,822 2615,819 2615,818 2616,819 2617,820 2617,821 2618,823 2618,824 2619,826 2619,828 2619,825 2620,824 2620,821 2621,819 2622,819 2622,821 2622,823 2623,824 2623,827 2624,828 2624,830 2625,829 2626,827 2626,824 2626,821 2627,820 2627,821 2628,823 2628,824 2628,825 2629,827 2629,828 2629,830 2630,828 2631,828 2631,825 2631,823 2632,822 2632,821 2633,821 2633,822 2634,824 2635,825 2635,826 2635,828 2636,828 2636,827 2636,826 2637,824 2637,821 2638,820 2638,821 2639,821 2640,823 2640,825 2640,827 2641,828 2641,829 2642,828 2642,826 2642,824 2643,822 2644,821 2645,824 2645,826 2645,827 2646,828 2646,830 2647,830 2647,828 2648,824 2649,823 2649,821 2650,824 2650,826 2651,827 2651,828 2651,830 2652,831 2653,830 2653,828 2653,826 2654,825 2654,823 2654,821 2655,821 2655,823 2656,824 2656,826 2657,827 2658,827 2658,828 2659,826 2659,823 2660,822 2660,821 2660,822 2661,823 2662,824 2662,827 2662,828 2663,830 2663,831 2663,832 2664,830 2664,828 2665,827 2665,825 2665,823 2666,822 2667,824 2667,827 2667,828 2668,830 2668,831 2669,832 2669,833 2669,832 2670,829 2671,825 2671,823 2672,823 2672,824 2672,826 2673,827 2673,828 2674,830 2675,830 2676,827 2676,824 2677,823 2678,824 2678,826 2678,827 2679,827 2680,828 2680,830 2680,831 2681,830 2681,828 2681,826 2682,824 2683,823 2683,824 2683,825 2684,826 2685,829 2685,831 2685,832 2686,832 2687,830 2687,828 2687,826 2688,824 2689,825 2689,827 2690,830 2690,832 2690,831 2691,833 2692,833 2692,829 2692,825 2693,824 2694,823 2694,824 2694,826 2695,828 2696,830 2696,831 2697,831 2697,830 2697,828 2698,826 2699,825 2699,823 2699,824 2700,825 2700,827 2701,828 2701,830 2701,832 2702,832 2703,833 2704,829 2704,827 2705,826 2706,827 2706,829 2706,832 2707,833 2708,833 2708,834 2709,832 2709,829 2710,827 2710,824 2711,826 2712,829 2712,830 2712,831 2713,832 2714,833 2714,830 2715,828 2715,825 2715,824 2716,826 2717,827 2717,828 2717,830 2718,830 2718,832 2719,833 2719,832 2720,830 2721,828 2721,826 2721,824 2722,826 2722,828 2723,829 2723,830 2724,830 2724,833 2724,834 2725,833 2726,832 2726,829 2726,826 2727,826 2728,827 2728,830 2729,833 2730,835 2730,837 2730,836 2731,835 2731,833 2732,830 2732,826 2732,825 2733,826 2733,828 2733,830 2734,830 2735,832 2735,833 2735,835 2736,835 2736,832 2737,830 2737,827 2737,826 2739,826 2739,828 2740,830 2740,831 2741,832 2741,833 2741,834 2742,832 2742,831 2742,830 2743,829 2744,826 2744,827 2744,828 2745,830 2746,832 2746,833 2746,835 2748,835 2749,835 2749,833 2749,831 2750,830 2750,828 2751,828 2752,831 2752,833 2752,835 2753,835 2754,836 2754,835 2754,833 2755,830 2755,828 2756,828 2756,827 2756,829 2757,831 2758,832 2758,833 2758,834 2759,835 2760,833 2760,831 2760,829 2761,828 2761,826 2762,828 2763,830 2763,831 2763,832 2764,833 2764,834 2765,833 2766,831 2767,828 2767,826 2767,827 2768,830 2768,831 2769,832 2769,835 2770,837 2770,838 2771,835 2772,832 2772,830 2773,830 2774,832 2774,834 2774,835 2775,836 2776,836 2776,837 2777,834 2777,830 2777,828 2778,826 2778,828 2779,830 2779,831 2779,832 2780,833 2781,834 2781,836 2781,837 2782,835 2782,833 2783,830 2783,828 2784,829 2785,830 2785,832 2785,833 2786,834 2786,835 2787,836 2787,837 2788,834 2788,832 2788,830 2789,829 2790,830 2790,832 2790,833 2791,833 2791,834 2792,837 2792,838 2792,839 2793,837 2794,835 2794,833 2794,832 2795,830 2796,832 2796,833 2796,835 2797,837 2797,839 2797,838 2798,839 2799,838 2799,836 2799,832 2800,829 2800,828 2801,830 2801,832 2802,833 2803,835 2803,837 2804,837 2804,835 2804,832 2805,831 2805,830 2806,828 2806,830 2807,832 2808,834 2808,835 2808,836 2809,838 2809,839 2810,838 2810,837 2810,835 2811,832 2812,831 2812,832 2812,833 2813,833 2813,834 2813,836 2814,839 2815,841 2815,839 2815,837 2816,835 2817,833 2817,830 2818,831 2818,833 2819,836 2819,837 2820,839 2821,839 2821,836 2822,833 2822,832 2822,830 2823,831 2823,833 2824,835 2824,836 2825,837 2826,839 2826,837 2827,835 2827,833 2828,832 2828,831 2828,832 2829,833 2830,835 2830,837 2831,837 2831,838 2831,839 2832,840 2832,838 2833,835 2833,832 2834,833 2835,834 2835,835 2835,837 2836,839 2836,840 2837,842 2837,843 2837,841 2838,840 2838,836 2838,834 2839,832 2840,832 2840,834 2840,836 2841,837 2841,838 2842,839 2842,841 2843,841 2844,837 2844,834 2844,832 2845,831 2845,832 2846,833 2846,835 2847,837 2848,839 2848,841 2849,840 2849,837 2849,835 2850,834 2850,833 2851,833 2851,835 2851,837 2852,838 2853,838 2853,839 2853,841 2854,842 2854,841 2855,839 2855,836 2855,835 2856,834 2857,834 2857,835 2858,837 2858,839 2858,841 2859,842 2860,841 2860,839 2860,837 2861,835 2862,834 2862,835 2863,837 2863,840 2864,841 2864,842 2864,843 2865,842 2865,839 2866,835 2867,834 2867,833 2868,835 2868,836 2869,838 2869,839 2869,840 2871,840 2871,839 2871,837 2872,835 2873,832 2873,833 2873,835 2874,837 2874,838 2874,840 2875,842 2876,842 2876,843 2877,842 2877,838 2878,837 2878,835 2879,836 2880,837 2880,839 2880,842 2881,842 2881,844 2882,843 2882,842 2883,839 2883,835 2883,834 2884,833 2885,835 2885,838 2885,840 2886,841 2886,842 2887,843 2887,842 2888,840 2889,838 2889,835 2889,834 2890,835 2890,837 2891,837 2891,839 2891,840 2892,841 2893,841 2894,839 2894,836 2894,835 2895,833 2895,834 2896,837 2896,838 2896,839 2897,839 2898,839 2898,842 2898,844 2899,843 2899,841 2900,838 2900,837 2900,836 2901,836 2901,837 2901,840 2902,841 2903,842 2903,845 2903,846 2904,845 2905,843 2905,841 2905,838 2906,835 2907,837 2907,839 2907,840 2908,842 2909,844 2909,845 2910,843 2910,841 2910,837 2911,836 2912,835 2912,836 2913,837 2913,839 2914,841 2914,842 2915,844 2916,842 2916,841 2916,839 2917,838 2917,835 2918,837 2918,839 2918,841 2919,840 2919,841 2919,843 2920,846 2921,846 2921,845 2921,843 2922,841 2922,840 2923,838 2923,837 2923,839 2924,839 2925,841 2925,844 2925,845 2926,846 2927,845 2927,844 2927,841 2928,839 2928,838 2928,839 2929,840 2930,842 2930,844 2931,846 2932,846 2932,845 2932,841 2933,839 2934,839 2934,837 2935,838 2935,840 2936,842 2937,843 2937,844 2938,842 2939,840 2939,838 2939,837 2940,837 2940,839 2941,841 2941,842 2941,844 2942,844 2943,846 2943,848 2944,844 2944,842 2944,841 2945,839 2946,840 2946,842 2946,844 2947,845 2948,847 2948,848 2949,848 2949,846 2950,842 2950,840 2950,838 2951,839 2952,841 2952,843 2952,844 2953,845 2953,846 2953,848 2954,848 2954,846 2955,845 2955,841 2955,839 2956,839 2957,840 2957,839 2957,842 2958,844 2959,844 2959,846 2960,846 2961,843 2961,841 2961,839 2962,838 2962,840 2963,842 2964,842 2964,845 2964,848 2965,848 2966,846 2966,845 2966,843 2967,842 2967,841 2968,840 2968,842 2968,843 2969,846 2970,848 2970,850 2971,850 2971,849 2971,848 2972,844 2972,841 2973,841 2973,842 2974,844 2975,845 2975,847 2975,848 2976,849 2977,847 2977,844 2977,842 2978,842 2979,840 2979,839 2979,841 2980,842 2980,844 2980,846 2981,846 2981,848 2982,848 2982,847 2983,844 2984,842 2984,841 2985,842 2985,843 2986,844 2986,846 2986,848 2987,850 2988,850 2988,849 2988,847 2989,846 2989,843 2989,841 2990,841 2990,842 2991,844 2991,847 2991,848 2992,849 2993,850 2994,848 2994,845 2995,844 2995,842 2996,845 2997,846 2997,847 2997,849 2998,850 2998,851 2998,850 2999,849 2999,847 3000,845 3000,842 3001,842 3002,843 3002,845 3002,846 3003,846 3003,847 3004,847 3004,849 3005,846 3005,843 3005,842 3006,841 3007,841 3007,843 3007,844 3008,846 3008,848 3009,848 3009,851 3009,853 3010,850 3011,849 3011,846 3011,844 3012,842 3013,844 3013,846 3013,848 3014,850 3015,851 3015,852 3015,853 3016,851 3016,849 3016,846 3017,843 3018,844 3018,846 3018,847 3019,848 3020,850 3020,851 3020,852 3021,852 3022,849 3022,847 3022,846 3023,845 3024,844 3024,846 3024,848 3025,850 3025,849 3026,851 3026,852 3027,850 3027,848 3027,846 3028,844 3029,843 3030,844 3030,845 3031,847 3031,850 3031,851 3032,851 3032,850 3032,848 3033,846 3034,845 3034,843 3034,844 3035,845 3035,847 3036,850 3036,852 3037,854 3038,854 3038,853 3038,850 3039,847 3039,846 3040,846 3040,848 3041,849 3042,850 3042,852 3042,853 3043,853 3043,851 3044,850 3044,848 3045,846 3045,844 3046,846 3047,849 3047,850 3048,853 3049,854 3049,853 3049,851 3050,848 3050,846 3050,844 3051,845 3052,844 3052,846 3052,848 3053,850 3054,852 3054,851 3055,850 3056,847 3056,844 3056,843 3057,842 3057,846 3058,848 3058,850 3059,852 3059,853 3059,854 3060,853 3061,851 3061,850 3061,847 3062,846 3062,848 3063,850 3063,852 3064,853 3065,854 3066,853 3067,850 3067,848 3067,846 3068,848 3068,849 3069,850 3070,851 3070,853 3071,855 3071,853 3072,850 3072,848 3072,846 3073,845 3074,846 3074,848 3075,849 3075,850 3076,853 3076,854 3076,853 3077,853 3077,850 3077,849 3078,846 3079,844 3079,847 3080,848 3080,850 3081,851 3081,853 3081,855 3082,855 3083,853 3083,851 3083,848 3084,847 3084,846 3085,847 3085,848 3085,850 3086,851 3086,854 3086,855 3087,855 3088,857 3088,855 3088,853 3089,852 3089,851 3090,848 3090,849 3090,850 3091,851 3092,852 3092,853 3093,856 3094,855 3094,853 3094,850 3095,849 3095,847 3095,846 3096,847 3097,848 3097,850 3097,852 3098,853 3099,855 3099,853 3099,852 3100,850 3101,847 3101,846 3101,847 3102,848 3102,851 3103,853 3103,855 3104,855 3104,857 3104,854 3105,851 3106,850 3106,849 3106,848 3107,849 3107,850 3108,852 3108,853 3108,855 3109,855 3110,855 3111,855 3111,853 3111,850 3112,849 3113,851 3113,853 3113,854 3114,855 3115,855 3115,857 3115,859 3116,859 3116,855 3117,854 3117,853 3117,851 3118,850 3119,850 3119,852 3119,855 3120,856 3120,857 3120,858 3121,859 3121,857 3122,855 3122,851 3122,849 3123,846 3124,848 3124,850 3124,851 3125,852 3125,853 3126,855 3126,856 3127,855 3128,854 3128,850 3128,849 3129,850 3129,851 3129,850 3130,853 3131,855 3132,857 3133,857 3133,855 3133,853 3134,851 3134,850 3135,851 3135,853 3136,854 3137,855 3137,857 3137,859 3138,860 3138,858 3138,856 3139,853 3139,852 3140,851 3140,853 3141,854 3142,856 3142,858 3142,859 3143,859 3143,860 3144,860 3144,857 3144,853 3145,851 3146,850 3146,851 3147,853 3147,855 3147,856 3148,857 3148,858 3149,858 3149,856 3149,854 3150,853 3151,852 3151,850 3152,851 3152,853 3153,855 3153,857 3154,859 3155,859 3155,858 3156,856 3156,853 3157,853 3158,854 3158,855 3158,857 3159,859 3160,860 3160,861 3160,860 3161,858 3161,856 3162,853 3162,852 3163,852 3164,855 3164,857 3164,858 3165,859 3165,860 3166,860 3166,858 3167,855 3167,853 3167,852 3168,853 3169,855 3169,858 3169,857 3170,859 3171,861 3171,860 3172,859 3172,857 3172,854 3173,853 3174,853 3174,855 3174,856 3175,857 3175,858 3176,859 3176,860 3177,861 3178,859 3178,855 3178,853 3179,852 3179,853 3180,855 3180,856 3180,858 3181,859 3182,860 3182,863 3182,864 3183,862 3183,861 3183,858 3184,856 3184,853 3185,853 3185,855 3185,858 3186,859 3187,860 3187,861 3187,862 3188,864 3188,862 3189,859 3189,856 3189,853 3190,853 3191,855 3191,856 3191,857 3192,858 3192,859 3192,861 3193,862 3194,862 3194,860 3194,857 3195,857 3196,856 3196,855 3196,857 3197,859 3197,860 3198,859 3198,861 3199,864 3199,862 3199,860 3200,857 3201,856 3201,855 3202,855 3202,857 3203,857 3203,860 3203,862 3204,863 3205,862 3205,860 3206,858 3206,857 3207,855 3207,856 3208,858 3209,860 3209,862 3210,864 3210,863 3211,860 3211,857 3212,856 3213,857 3214,858 3214,860 3214,862 3215,863 3215,862 3216,862 3216,860 3217,859 3218,857 3218,855 3219,857 3219,859 3219,860 3220,861 3220,862 3221,863 3221,864 3221,865 3222,863 3223,860 3223,858 3223,857 3224,857 3225,858 3225,860 3225,862 3226,863 3226,864 3227,864 3228,863 3228,860 3228,857 3229,855 3229,854 3230,857 3230,859 3230,861 3231,862 3232,863 3232,864 3232,865 3233,864 3233,862 3234,860 3234,857 3234,856 3235,858 3235,860 3235,861 3236,863 3237,863 3237,864 3238,864 3239,862 3239,860 3239,859 3240,857 3241,858 3241,859 3241,860 3242,861 3243,862 3243,864 3243,866 3244,865 3244,862 3244,860 3245,858 3246,857 3246,858 3246,859 3247,860 3247,861 3248,863 3248,866 3248,867 3249,866 3250,865 3250,863 3250,861 3251,858 3251,856 3252,857 3252,859 3252,860 3253,862 3253,863 3253,864 3254,866 3255,866 3255,864 3255,862 3256,859 3256,858 3257,858 3257,859 3258,860 3259,862 3259,864 3259,865 3260,866 3261,864 3261,862 3262,861 3262,859 3262,860 3263,860 3264,862 3264,863 3265,865 3265,867 3266,867 3266,866 3266,863 3267,862 3268,860 3268,859 3268,858 3269,859 3270,862 3270,864 3270,865 3271,865 3271,866 3272,865 3273,862 3273,859 3274,859 3274,860 3275,864 3275,865 3275,866 3276,868 3277,868 3277,866 3278,864 3278,861 3278,860 3279,859 3279,860 3280,861 3280,862 3280,864 3281,866 3282,866 3283,866 3283,865 3284,863 3284,860 3285,860 3286,862 3286,864 3287,866 3287,868 3288,870 3288,869 3289,866 3289,864 3289,862 3290,861 3291,860 3291,862 3292,865 3292,866 3293,867 3293,868 3293,869 3294,869 3295,866 3295,863 3295,860 3296,858 3296,860 3296,862 3297,864 3298,866 3298,867 3298,869 3299,869 3300,868 3300,866 3300,864 3301,862 3302,863 3302,865 3303,866 3304,868 3305,869 3305,867 3306,864 3306,862 3307,862 3307,863 3308,864 3309,864 3309,865 3309,868 3310,869 3310,870 3311,868 3311,866 3311,864 3312,864 3313,862 3313,864 3314,865 3314,867 3314,869 3315,870 3316,872 3316,871 3316,868 3317,864 3318,862 3318,861 3318,863 3319,864 3319,866 3320,867 3320,868 3320,870 3321,871 3322,870 3322,868 3322,866 3323,864 3323,862 3324,862 3324,864 3325,866 3325,868 3326,869 3327,870 3327,871 3328,869 3328,868 3329,864 3330,866 3331,866 3331,869 3332,871 3332,872 3333,871 3333,869 3334,867 3334,865 3334,862 3336,862 3336,865 3336,868 3337,869 3338,871 3339,869 3339,866 3340,864 3341,864 3341,867 3341,869 3342,869 3342,871 3343,871 3343,873 3343,871 3344,871 3345,869 3345,868 3345,866 3346,864 3347,866 3347,868 3348,869 3349,869 3349,871 3350,872 3350,870 3350,866 3351,865 3351,864 3352,864 3352,866 3352,867 3353,869 3354,869 3354,871 3354,873 3355,875 3355,872 3356,871 3356,868 3356,866 3357,864 3358,864 3358,866 3358,868 3359,869 3359,871 3360,873 3360,874 3361,872 3361,869 3361,867 3362,864 3363,864 3363,866 3364,867 3364,869 3365,870 3365,872 3365,873 3366,873 3366,871 3367,868 3368,868 3368,866 3369,868 3369,869 3370,871 3371,873 3372,874 3372,873 3372,871 3373,869 3373,868 3374,866 3374,867 3375,867 3375,868 3375,870 3376,872 3377,874 3377,873 3378,871 3378,869 3379,868 3379,866 3379,867 3380,868 3381,869 3381,872 3381,873 3382,873 3382,875 3383,875 3383,874 3383,871 3384,868 3384,867 3385,866 3386,868 3386,869 3386,871 3387,873 3387,874 3388,874 3388,873 3388,872 3389,871 3390,869 3390,868 3390,866 3391,866 3391,868 3392,870 3392,871 3392,872 3393,874 3393,875 3393,876 3394,876 3395,875 3395,870 3395,869 3396,868 3396,869 3397,869 3397,871 3398,874 3399,874 3399,876 3400,876 3400,875 3401,871 3401,869 3401,866 3402,866 3402,868 3402,870 3403,872 3404,872 3404,874 3404,875 3405,876 3405,875 3406,873 3406,871 3406,869 3407,868 3408,869 3408,871 3409,873 3409,874 3410,875 3411,875 3411,874 3411,871 3412,869 3413,868 3413,869 3413,871 3414,872 3414,873 3415,873 3415,875 3416,877 3417,875 3417,873 3417,871 3418,869 3419,870 3419,873 3420,873 3420,875 3420,877 3421,878 3422,878 3422,877 3422,875 3423,873 3423,869 3424,867 3424,868 3424,871 3425,871 3426,873 3426,874 3426,875 3427,877 3427,878 3427,877 3428,874 3428,870 3429,869 3430,869 3431,872 3431,873 3431,875 3432,877 3433,878 3433,877 3433,875 3434,874 3435,872 3435,869 3435,871 3436,872 3436,873 3437,874 3437,876 3438,877 3438,878 3438,877 3439,875 3440,873 3440,872 3440,870 3441,870 3441,869 3442,871 3442,873 3442,876 3443,877 3444,877 3445,875 3445,873 3445,871 3446,870 3447,872 3447,875 3447,877 3448,877 3449,877 3449,878 3449,880 3450,877 3450,875 3451,873 3451,871 3452,871 3453,872 3453,873 3453,875 3454,877 3454,878 3455,877 3456,876 3456,874 3456,871 3457,870 3458,870 3458,873 3458,874 3459,875 3459,877 3460,878 3460,880 3460,882 3461,880 3462,877 3462,875 3462,873 3463,872 3463,871 3463,872 3464,874 3464,877 3465,877 3465,878 3465,879 3466,880 3467,880 3467,877 3467,875 3468,871 3468,869 3469,871 3469,873 3469,875 3470,875 3471,877 3471,878 3471,880 3472,881 3472,879 3472,878 3473,875 3473,874 3474,874 3474,875 3475,877 3476,878 3476,879 3476,878 3477,878 3477,879 3478,880 3478,878 3478,875 3479,873 3480,873 3480,875 3481,875 3482,878 3482,880 3483,881 3483,878 3483,877 3484,874 3485,874 3485,873 3485,872 3486,875 3487,877 3487,880 3487,882 3488,882 3489,883 3489,882 3489,879 3490,875 3490,873 3490,872 3491,874 3491,875 3492,877 3492,878 3493,881 3494,882 3494,880 3495,877 3495,876 3496,875 3496,874 3496,873 3497,875 3498,877 3498,878 3498,879 3499,880 3499,882 3500,882 3501,879 3501,875 3502,875 3503,876 3503,877 3504,879 3504,882 3505,882 3505,883 3505,882 3506,880 3506,878 3506,876 3507,873 3508,873 3508,874 3508,876 3509,878 3509,880 3510,880 3510,881 3510,882 3511,882 3512,880 3512,877 3512,875 3513,874 3513,875 3514,877 3514,879 3515,881 3516,882 3517,880 3517,879 3517,878 3518,875 3518,874 3519,875 3519,876 3519,878 3520,879 3521,879 3521,880 3522,882 3523,880 3523,877 3523,875 3524,875 3525,875 3525,877 3525,878 3526,880 3526,882 3527,884 3527,885 3528,883 3528,882 3528,879 3529,877 3530,875 3530,874 3530,876 3531,878 3531,880 3532,882 3532,884 3533,885 3533,883 3533,880 3534,877 3535,875 3535,876 3536,877 3536,878 3537,880 3537,881 3537,883 3538,884 3539,884 3539,883 3539,880 3540,878 3540,879 3541,877 3541,878 3542,879 3542,881 3542,882 3543,882 3544,884 3544,885 3544,883 3545,882 3545,878 3546,878 3546,877 3547,877 3548,877 3548,878 3548,880 3549,883 3549,884 3550,884 3550,882 3550,881 3551,880 3551,878 3551,876 3552,878 3553,878 3553,880 3553,882 3554,884 3555,886 3555,885 3556,882 3557,878 3557,877 3558,877 3558,879 3558,880 3559,882 3559,884 3560,884 3561,881 3562,881 3562,880 3562,878 3563,876 3563,877 3564,878 3564,880 3564,881 3565,882 3566,884 3566,885 3567,885 3567,881 3568,880 3568,877 3569,878 3569,879 3570,881 3571,884 3571,885 3572,885 3573,884 3573,880 3573,878 3574,876 3575,876 3575,878 3575,880 3576,882 3577,884 3577,885 3577,886 3578,885 3578,882 3578,881 3579,878 3580,878 3580,880 3580,881 3581,881 3581,883 3582,884 3582,885 3584,885 3584,884 3584,881 3585,880 3585,878 3586,880 3586,881 3587,882 3587,883 3588,885 3589,887 3589,885 3589,882 3590,880 3590,879 3591,878 3591,879 3591,880 3592,882 3593,882 3593,884 3593,887 3594,889 3594,888 3594,887 3595,885 3595,882 3596,880 3596,878 3596,879 3597,881 3598,882 3598,884 3598,885 3599,886 3599,888 3600,887 3600,886 3600,884 3601,880 3602,880 3603,880 3603,882 3604,883 3604,885 3604,886 3605,887 3605,889 3605,887 3606,885 3607,884 3607,883 3607,880 3608,881 3608,882 3609,884 3610,885 3611,888 3611,887 3612,885 3612,884 3612,882 3613,880 3614,880 3614,881 3614,884 3615,885 3616,887 3616,888 3617,887 3617,886 3618,884 3618,881 3619,880 3620,882 3620,885 3620,887 3621,887 3621,889 3622,889 3622,887 3623,885 3623,883 3623,882 3624,881 3625,881 3625,882 3625,884 3626,886 3626,887 3627,887 3627,886 3629,886 3629,884 3629,881 3630,880 3630,882 3631,884 3631,885 3632,887 3632,889 3633,891 3634,890 3634,887 3634,885 3635,883 3635,882 3636,881 3636,884 3637,886 3638,887 3638,889 3639,890 3639,889 3639,887 3640,884 3640,882 3641,879 3641,881 3641,883 3642,884 3643,885 3643,887 3643,888 3644,890 3644,891 3645,889 3645,887 3645,884 3646,884 3647,884 3648,886 3648,887 3648,888 3649,888 3650,889 3650,887 3651,884 3652,883 3652,882 3652,883 3653,883 3653,884 3654,884 3654,885 3654,887 3655,890 3656,890 3656,888 3656,886 3657,884 3657,883 3658,882 3658,884 3659,885 3659,887 3659,889 3660,891 3661,891 3661,892 3661,891 3662,889 3662,885 3663,882 3663,884 3664,884 3665,886 3665,887 3665,889 3666,890 3666,891 3666,890 3667,888 3667,885 3668,885 3668,883 3669,882 3670,884 3670,885 3670,888 3671,889 3671,890 3672,891 3672,892 3672,891 3673,891 3674,888 3674,885 3674,884 3675,884 3675,885 3675,886 3676,887 3676,888 3677,890 3677,891 3678,891 3679,889 3679,887 3679,884 3680,882 3681,883 3681,885 3681,888 3682,889 3682,891 3683,891 3684,891 3684,889 3684,886 3685,885 3685,883 3686,884 3686,887 3686,889 3687,889 3688,891 3688,893 3689,891 3689,890 3690,888 3690,887 3690,885 3691,885 3691,886 3692,888 3693,889 3694,889 3694,891 3695,891 3695,889 3695,886 3696,885 3697,884 3697,885 3697,887 3698,887 3698,889 3699,889 3699,891 3699,894 3700,895 3700,893 3700,891 3701,888 3702,887 3702,884 3703,885 3703,888 3704,889 3704,891 3704,892 3705,893 3706,894 3706,892 3706,889 3707,885 3707,883 3708,884 3708,885 3708,886 3709,887 3709,889 3709,890 3710,892 3711,893 3712,890 3712,888 3713,888 3713,887 3713,885 3714,888 3715,889 3715,891 3715,890 3716,890 3716,892 3717,894 3717,893 3717,891 3718,889 3718,887 3720,887 3720,888 3720,887 3721,891 3721,893 3722,894 3722,893 3723,891 3724,889 3724,887 3724,885 3725,887 3726,889 3726,892 3726,893 3727,894 3727,895 3728,895 3729,891 3729,887 3730,886 3730,887 3731,888 3731,889 3731,891 3732,893 3733,893 3733,894 3733,893 3734,891 3734,890 3735,887 3735,885 3736,886 3736,887 3736,890 3737,891 3738,892 3738,894 3739,895 3740,894 3740,889 3741,887 3742,888 3742,889 3743,891 3743,893 3744,894 3744,895 3745,895 3745,893 3745,891 3746,888 3747,886 3747,885 3747,888 3748,891 3748,892 3749,893 3749,894 3749,895 3750,896 3751,895 3751,893 3751,891 3752,888 3752,887 3752,889 3753,891 3754,893 3754,894 3755,895 3756,894 3757,891 3757,889 3758,888 3758,889 3758,890 3759,891 3760,891 3760,892 3761,894 3761,896 3761,895 3762,892 3762,890 3763,888 3763,887 3763,889 3764,889 3765,891 3765,892 3765,894 3766,896 3766,898 3767,896 3767,894 3768,893 3769,889 3769,887 3770,890 3770,891 3771,893 3771,895 3772,897 3772,895 3773,892 3774,889 3774,888 3775,889 3776,891 3776,892 3776,895 3777,895 3778,896 3778,897 3778,895 3779,894 3779,893 3779,892 3780,889 3780,890 3781,891 3781,893 3782,893 3783,895 3783,897 3783,898 3784,896 3784,894 3785,893 3785,891 3785,889 3787,889 3787,890 3787,893 3788,895 3788,896 3789,896 3790,895 3790,893 3790,890 3791,890 3792,889 3792,891 3792,895 3793,896 3794,897 3794,898 3795,896 3796,894 3796,892 3796,891 3797,890 3797,891 3798,891 3798,893 3798,895 3799,896 3800,896 3801,896 3801,895 3801,893 3802,890 3802,889 3803,890 3803,893 3804,895 3805,896 3805,898 3806,900 3806,896 3807,895 3807,893 3808,892 3808,891 3808,890 3809,893 3810,895 3810,896 3810,897 3811,898 3811,899 3812,898 3812,896 3812,893 3813,890 3814,888 3814,890 3814,893 3815,894 3815,895 3816,897 3816,899 3817,899 3817,898 3817,897 3818,893 3819,893 3819,894 3820,893 3820,895 3821,896 3821,898 3822,897 3823,898 3823,896 3824,895 3824,893 3824,892 3825,893 3826,894 3826,895 3827,897 3828,900 3828,898 3829,896 3829,894 3830,893 3830,892 3831,893 3832,895 3832,896 3832,899 3833,901 3833,900 3833,902 3834,900 3834,898 3835,895 3835,891 3836,893 3837,894 3837,895 3837,896 3838,898 3838,900 3839,900 3839,898 3840,896 3840,894 3841,893 3842,891 3842,893 3842,895 3843,897 3843,899 3844,899 3844,901 3844,900 3845,900 3846,900 3846,897 3846,895 3847,894 3848,895 3848,896 3849,898 3850,900 3850,902 3851,900 3851,898 3851,896 3852,894 3852,892 3853,891 3853,895 3854,897 3855,898 3855,899 3856,900 3857,898 3857,895 3857,894 3858,893 3859,893 3859,896 3859,898 3860,898 3860,899 3860,900 3861,902 3861,901 3862,899 3862,898 3862,896 3863,895 3864,893 3864,894 3864,896 3865,898 3866,898 3866,899 3867,900 3867,901 3867,898 3868,896 3869,894 3869,893 3869,895 3870,895 3870,896 3871,899 3871,901 3872,903 3873,904 3873,901 3873,900 3874,898 3874,896 3875,893 3875,895 3876,897 3876,898 3876,900 3877,901 3878,902 3878,903 3878,902 3879,899 3879,896 3880,893 3880,895 3881,896 3882,896 3882,898 3882,900 3883,902 3884,902 3884,900 3885,897 3885,898 3885,896 3886,896 3887,897 3887,898 3887,900 3888,900 3889,902 3889,903 3889,902 3890,900 3891,898 3891,896 3892,895 3893,896 3893,898 3894,902 3895,901 3896,900 3896,898 3896,896 3897,895 3897,896 3898,896 3898,898 3898,901 3899,903 3900,902 3900,904 3901,903 3901,900 3902,897 3902,896 3903,895 3903,897 3903,898 3904,900 3905,902 3905,903 3906,902 3906,900 3907,900 3907,898 3907,897 3908,895 3909,896 3909,897 3909,900 3910,900 3910,901 3911,903 3911,904 3911,905 3912,905 3912,904 3912,900 3913,899 3914,898 3915,898 3915,900 3916,902 3916,903 3916,905 3917,905 3918,904 3918,903 3918,900 3919,897 3919,895 3920,897 3920,900 3921,901 3921,902 3922,904 3923,905 3923,904 3923,902 3924,900 3924,898 3925,897 3925,898 3925,900 3926,900 3927,902 3927,903 3927,905 3928,905 3928,904 3928,903 3929,902 3929,900 3930,898 3930,897 3930,898 3931,900 3932,900 3932,901 3933,902 3933,904 3934,906 3934,905 3934,902 3935,900 3936,898 3937,899 3937,900 3938,902 3938,903 3938,906 3939,908 3939,907 3939,906 3940,904 3941,902 3941,898 3941,896 3942,897 3942,900 3943,901 3943,902 3943,904 3944,905 3945,907 3945,905 3946,902 3946,898 3947,898 3948,899 3948,901 3948,902 3949,904 3950,905 3950,906 3950,907 3951,905 3951,904 3952,903 3952,902 3952,899 3953,900 3954,901 3954,902 3954,903 3955,903 3955,905 3955,907 3956,907 3956,906 3957,904 3957,902 3957,901 3958,900 3959,898 3959,899 3959,900 3960,902 3960,904 3961,906 3961,905 3961,906 3962,905 3963,905 3963,902 3963,900 3964,899 3964,901 3965,904 3965,905 3966,905 3966,907 3966,908 3967,908 3968,906 3968,904 3968,902 3969,901 3969,900 3970,900 3970,903 3971,905 3972,905 3973,905 3974,902 3974,900 3975,898 3975,899 3975,901 3976,903 3977,904 3977,905 3977,906 3978,908 3978,910 3979,909 3979,905 3979,904 3980,902 3980,901 3980,900 3981,900 3982,902 3982,905 3983,907 3983,908 3984,909 3984,906 3985,903 3986,900 3986,898 3986,900 3987,902 3987,904 3988,904 3988,905 3988,907 3989,909 3990,909 3990,908 3990,906 3991,903 3991,902 3992,903 3993,905 3993,907 3994,907 3995,907 3995,909 3996,906 3996,904 3997,902 3997,903 3998,904 3999,904 3999,905 4000,907 4000,909 4001,908 4001,906 4002,904 4002,902 4003,902 4004,904 4004,905 4004,906 4005,909 4005,911 4006,910 4006,912 4006,910 4007,909 4007,905 4007,902 4008,902 4009,903 4009,904 4009,905 4010,907 4010,909 4011,910 4011,911 4011,910 4012,908 4013,905 4013,904 4014,902 4015,904 4015,905 4015,907 4016,909 4017,909 4017,911 4018,911 4018,910 4018,908 4019,905 4019,904 4020,904 4020,905 4020,906 4021,906 4022,907 4022,911 4023,911 4023,910 4024,909 4024,907 4024,905 4025,904 4026,903 4026,906 4027,908 4027,909 4028,911 4028,912 4029,911 4029,910 4029,907 4030,906 4031,904 4031,905 4031,907 4032,909 4033,911 4033,912 4034,912 4034,910 4034,909 4035,908 4036,905 4036,904 4037,906 4037,908 4038,909 4039,909 4040,911 4040,909 4041,906 4041,905 4042,904 4042,905 4042,907 4043,907 4043,909 4043,910 4044,911 4045,914 4045,915 4045,912 4046,911 4046,909 4047,907 4047,904 4048,905 4049,907 4049,909 4049,911 4050,911 4050,913 4051,914 4051,912 4051,910 4052,906 4052,904 4053,905 4054,906 4054,907 4054,909 4055,910 4055,912 4056,913 4057,910 4058,907 4058,908 4058,907 4059,906 4059,909 4060,909 4060,911 4061,911 4061,912 4061,914 4062,912 4063,911 4063,909 4063,907 4064,907 4064,906 4065,907 4066,911 4067,913 4067,914 4067,913 4068,913 4068,911 4069,909 4069,908 4069,906 4070,907 4070,908 4070,909 4071,912 4072,914 4072,915 4073,916 4073,914 4074,911 4074,908 4074,907 4076,907 4076,909 4076,910 4077,912 4077,913 4078,914 4078,913 4079,911 4079,910 4080,909 4081,906 4081,907 4081,908 4082,911 4082,912 4083,912 4083,914 4084,915 4085,916 4085,915 4085,911 4086,910 4086,908 4087,909 4088,911 4088,914 4089,916 4090,916 4090,915 4090,914 4091,911 4091,908 4092,906 4092,905 4092,907 4093,911 4094,911 4094,912 4094,913 4095,914 4095,916 4095,915 4096,912 4096,911 4097,909 4097,907 4097,910 4098,911 4099,912 4099,914 4100,916 4100,915 4101,915 4101,914 4102,911 4103,909 4103,908 4103,909 4104,911 4104,912 4105,912 4106,915 4106,916 4107,913 4108,911 4108,909 4109,909 4109,910 4110,912 4110,914 4111,917 4112,919 4112,917 4113,914 4113,912 4113,910 4114,907 4114,908 4115,911 4115,912 4115,914 4116,914 4117,916 4117,918 4118,916 4118,913 4119,910 4119,909 4119,910 4120,911 4121,911 4121,912 4121,913 4122,915 4122,916 4122,917 4123,918 4123,917 4124,915 4124,914 4124,913 4125,911 4126,911 4126,912 4126,913 4127,914 4127,913 4128,915 4128,918 4129,917 4130,915 4130,913 4130,912 4131,911 4131,910 4132,911 4132,913 4133,916 4133,917 4134,917 4135,916 4135,913 4136,911 4137,910 4137,912 4137,915 4138,917 4139,916 4139,918 4139,919 4140,920 4140,917 4140,914 4141,912 4142,910 4142,911 4142,912 4143,914 4144,915 4144,916 4145,916 4146,917 4146,916 4146,913 4147,911 4147,910 4147,911 4148,913 4149,914 4149,915 4149,917 4150,917 4150,919 4151,921 4151,920 4151,917 4152,916 4153,913 4153,912 4153,911 4154,911 4154,913 4155,916 4155,918 4156,919 4157,920 4157,918 4158,914 4158,911 4158,909 4159,911 4159,913 4160,914 4160,915 4160,916 4161,918 4162,920 4162,918 4163,918 4163,914 4164,912 4164,913 4164,914 4165,914 4166,916 4166,917 4166,918 4167,918 4167,919 4168,920 4168,917 4169,915 4169,913 4169,912 4170,914 4171,914 4171,915 4172,915 4172,917 4173,920 4173,918 4174,917 4174,914 4175,912 4176,912 4176,914 4176,915 4177,917 4177,920 4178,922 4178,921 4178,922 4179,921 4180,918 4180,915 4180,912 4181,912 4181,913 4182,914 4182,916 4182,917 4183,919 4184,920 4185,918 4185,916 4185,914 4186,914 4186,913 4187,912 4187,914 4187,915 4188,918 4189,919 4189,921 4190,921 4190,920 4191,920 4191,918 4191,914 4193,914 4193,916 4194,916 4194,918 4194,921 4195,922 4196,921 4196,920 4196,918 4197,916 4198,913 4198,912 4199,915 4199,918 4200,919 4200,920 4200,921 4201,922 4201,920 4202,916 4203,915 4203,913 4203,914 4204,917 4204,919 4205,919 4205,921 4205,922 4206,923 4207,922 4207,920 4207,919 4208,918 4208,916 4209,914 4209,915 4209,916 4210,919 4211,919 4211,920 4212,920 4212,922 4213,920 4213,916 4214,914 4214,915 4215,917 4216,918 4216,920 4217,922 4217,925 4218,926 4218,923 4218,922 4219,919 4219,918 4219,914 4220,914 4221,916 4221,918 4221,919 4222,921 4222,922 4223,924 4223,923 4224,920 4225,916 4225,914 4226,916 4226,917 4227,918 4227,919 4227,920 4228,923 4229,923 4230,921 4230,918 4230,920 4231,918 4232,919 4232,920 4232,922 4234,922 4234,923 4234,925 4235,923 4235,922 4236,919 4236,918 4236,917 4237,917 4237,918 4238,918 4239,921 4239,923 4239,924 4240,923 4241,921 4241,920 4241,918 4242,916 4243,916 4243,917 4243,919 4244,923 4244,925 4245,924 4245,925 4246,924 4246,921 4246,918 4247,916 4248,917 4248,916 4248,918 4249,920 4249,922 4250,923 4251,923 4252,922 4252,921 4252,920 4253,918 4253,916 4254,916 4254,918 4254,920 4255,922 4255,924 4256,924 4257,925 4257,926 4257,924 4258,921 4258,920 4259,918 4259,919 4260,918 4261,921 4261,923 4261,924 4262,925 4262,926 4262,925 4263,924 4263,921 4264,918 4264,916 4265,918 4266,922 4267,923 4267,925 4268,927 4268,925 4268,923 4269,922 4270,919 4270,918 4270,920 4271,922 4271,923 4272,924 4272,925 4273,925 4273,924 4274,924 4275,922 4275,919 4275,918 4276,919 4276,921 4277,922 4277,923 4278,923 4279,925 4279,927 4279,926 4280,922 4280,921 4280,920 4281,919 4282,920 4282,922 4282,923 4283,925 4284,928 4284,929 4284,928 4285,928 4285,925 4286,923 4286,920 4286,918 4287,919 4288,922 4288,924 4289,925 4289,927 4289,928 4290,927 4290,925 4291,922 4291,920 4291,919 4292,919 4293,920 4293,922 4294,923 4294,925 4295,926 4295,927 4296,926 4297,925 4297,924 4297,923 4298,920 4298,921 4298,922 4299,923 4300,923 4300,925 4300,927 4301,927 4302,927 4302,925 4302,923 4303,922 4303,920 4304,919 4304,920 4304,559 4303,557 4302,560 4302,564 4302,567 4301,568 4300,565 4300,567 4300,564 4299,561 4299,559 4298,561 4298,557 4297,558 4297,559 4297,561 4296,562 4295,566 4295,565 4295,561 4294,558 4294,557 4293,559 4293,557 4293,558 4292,558 4291,559 4291,562 4291,564 4290,566 4290,565 4289,562 4289,563 4288,564 4288,562 4288,559 4287,560 4286,559 4286,557 4286,559 4285,564 4284,564 4284,563 4284,561 4283,561 4282,559 4282,561 4282,559 4281,555 4281,552 4280,555 4280,559 4280,562 4279,565 4279,566 4279,564 4278,564 4277,562 4277,559 4276,557 4276,555 4275,558 4275,560 4275,562 4274,562 4273,567 4273,566 4273,562 4272,561 4272,563 4271,559 4271,557 4270,555 4269,560 4268,562 4268,560 4267,560 4267,562 4266,561 4266,562 4266,560 4265,558 4264,557 4264,559 4263,559 4263,560 4262,562 4262,564 4262,566 4261,565 4261,562 4261,563 4260,561 4259,556 4259,555 4259,558 4258,557 4258,559 4257,561 4257,562 4257,563 4256,561 4255,563 4255,562 4255,559 4254,554 4254,555 4253,557 4253,559 4252,561 4252,562 4252,564 4251,564 4250,565 4250,562 4250,559 4249,559 4249,560 4248,559 4248,557 4247,561 4246,561 4246,562 4245,565 4245,562 4245,561 4244,560 4244,559 4243,557 4243,555 4243,556 4242,556 4241,555 4241,558 4240,562 4240,563 4239,564 4239,563 4239,561 4238,561 4237,560 4237,558 4237,556 4236,554 4236,557 4236,560 4235,564 4235,565 4234,564 4234,566 4234,563 4233,559 4232,559 4232,556 4231,554 4231,555 4230,555 4230,557 4230,559 4229,564 4228,563 4228,561 4228,557 4227,557 4227,558 4226,557 4225,555 4225,558 4225,559 4224,562 4223,562 4223,561 4222,562 4221,562 4221,559 4220,556 4219,554 4219,555 4219,559 4218,559 4218,561 4218,562 4217,561 4217,559 4216,558 4216,560 4216,558 4215,554 4214,550 4214,552 4214,555 4213,558 4213,562 4212,563 4211,562 4211,561 4211,559 4210,555 4209,555 4209,558 4208,558 4208,559 4207,563 4207,564 4207,561 4206,561 4205,562 4205,559 4205,557 4204,557 4204,553 4203,553 4203,552 4203,557 4202,558 4201,559 4201,557 4201,559 4200,560 4200,561 4199,560 4199,557 4198,557 4198,555 4198,556 4197,555 4196,556 4196,559 4196,562 4195,564 4194,561 4194,562 4194,559 4193,556 4193,554 4193,556 4192,553 4191,555 4191,557 4191,558 4190,559 4189,561 4189,557 4188,553 4187,553 4187,554 4187,553 4186,555 4186,556 4185,557 4185,560 4185,562 4184,563 4184,561 4184,558 4183,559 4182,559 4182,557 4181,555 4181,557 4180,557 4180,556 4180,559 4179,562 4178,562 4178,560 4177,557 4176,554 4176,556 4176,554 4175,553 4174,550 4174,554 4174,558 4173,561 4173,562 4172,560 4171,558 4171,554 4170,552 4169,552 4169,555 4169,559 4168,561 4168,562 4167,564 4167,562 4167,559 4166,557 4166,559 4166,555 4165,554 4164,553 4164,552 4164,553 4163,555 4163,560 4162,561 4162,559 4162,556 4161,556 4160,557 4159,555 4159,553 4158,554 4158,555 4158,558 4157,559 4157,561 4156,561 4155,562 4155,561 4155,559 4154,559 4154,556 4153,552 4153,555 4152,556 4151,557 4151,560 4151,559 4150,559 4150,557 4149,560 4149,557 4149,554 4148,550 4147,550 4147,552 4147,555 4146,557 4146,560 4145,562 4145,561 4144,561 4144,558 4144,556 4143,555 4142,555 4141,555 4141,559 4140,560 4140,559 4139,562 4139,558 4139,557 4138,556 4137,554 4137,552 4137,551 4136,553 4136,555 4135,554 4135,557 4134,560 4133,559 4133,560 4133,559 4132,557 4132,556 4131,555 4131,553 4130,552 4130,555 4130,559 4129,562 4128,562 4128,561 4128,562 4127,559 4127,555 4126,554 4126,555 4126,552 4125,552 4124,553 4124,557 4123,557 4123,561 4122,559 4122,557 4122,552 4121,553 4120,553 4119,554 4119,553 4119,557 4118,559 4118,561 4117,560 4117,558 4117,557 4116,558 4115,559 4115,557 4115,554 4114,555 4114,553 4113,553 4113,554 4113,559 4112,558 4112,559 4112,558 4111,557 4110,555 4110,554 4110,555 4109,553 4109,550 4108,548 4108,550 4108,554 4107,557 4106,561 4106,559 4105,559 4105,558 4104,558 4104,555 4104,552 4103,551 4103,553 4103,556 4102,557 4101,559 4101,562 4100,558 4100,557 4099,559 4099,555 4099,553 4098,553 4097,550 4097,551 4096,556 4096,557 4095,557 4095,555 4094,557 4094,556 4093,555 4092,552 4091,555 4090,555 4090,557 4090,560 4089,561 4088,560 4088,557 4088,558 4087,555 4087,552 4087,550 4086,553 4086,552 4085,553 4085,555 4085,557 4083,557 4083,558 4083,557 4082,553 4082,550 4081,548 4081,550 4081,551 4080,553 4079,555 4079,557 4079,559 4078,560 4078,559 4078,557 4077,554 4076,553 4076,554 4076,553 4075,552 4074,555 4074,556 4074,555 4073,557 4073,559 4072,557 4072,555 4071,553 4070,552 4070,549 4070,552 4069,551 4069,550 4069,549 4068,553 4068,556 4067,558 4067,557 4066,555 4065,555 4065,553 4064,550 4064,549 4063,550 4063,554 4063,558 4062,560 4061,559 4061,561 4061,557 4060,554 4060,552 4060,554 4059,550 4059,549 4058,549 4058,550 4058,552 4057,553 4056,557 4056,558 4056,554 4055,552 4055,551 4054,553 4054,552 4053,550 4052,550 4052,552 4052,554 4051,557 4051,555 4050,555 4050,556 4049,557 4049,556 4049,553 4048,553 4047,552 4047,548 4047,550 4046,554 4046,555 4045,555 4045,557 4045,555 4044,554 4043,552 4043,554 4043,552 4042,549 4042,544 4042,546 4041,550 4041,553 4040,556 4040,558 4040,557 4039,557 4038,556 4038,553 4037,551 4037,550 4036,550 4036,552 4036,553 4035,553 4034,558 4034,556 4033,555 4033,557 4033,553 4032,553 4032,552 4031,549 4031,548 4030,551 4029,553 4029,552 4028,553 4028,555 4027,555 4027,557 4027,555 4026,552 4026,551 4026,550 4025,551 4024,551 4024,550 4024,554 4023,557 4023,559 4022,558 4022,557 4021,555 4020,550 4020,549 4020,550 4019,549 4018,552 4018,554 4017,553 4017,557 4017,555 4016,552 4015,548 4014,548 4014,550 4013,552 4013,555 4012,556 4011,557 4011,555 4011,553 4010,552 4010,553 4009,553 4009,552 4009,549 4008,552 4007,551 4007,552 4006,557 4006,555 4006,554 4005,553 4005,552 4004,550 4004,548 4004,550 4003,548 4002,546 4002,544 4002,548 4001,553 4001,555 4000,557 4000,556 4000,555 3999,554 3999,553 3999,552 3998,550 3997,546 3997,548 3997,550 3996,553 3996,555 3995,556 3995,558 3995,557 3994,552 3993,552 3993,553 3993,550 3992,548 3991,546 3991,548 3990,554 3990,555 3990,553 3989,550 3988,550 3988,551 3988,552 3987,551 3987,550 3986,547 3986,548 3985,552 3984,552 3984,553 3983,555 3982,554 3982,552 3982,553 3981,549 3980,546 3980,545 3980,550 3979,549 3979,552 3979,553 3978,553 3978,552 3977,551 3977,552 3977,551 3976,547 3975,543 3975,546 3974,548 3974,551 3973,553 3973,554 3973,555 3972,555 3972,553 3972,552 3971,549 3970,548 3970,549 3969,548 3969,549 3968,553 3968,552 3967,553 3966,554 3966,552 3966,550 3965,550 3965,548 3964,546 3964,544 3964,547 3963,548 3963,547 3962,550 3961,552 3961,553 3960,552 3960,550 3959,550 3959,548 3958,546 3957,546 3957,548 3957,552 3956,555 3956,556 3955,553 3955,555 3955,552 3954,549 3954,546 3954,548 3953,544 3952,545 3952,546 3952,548 3951,549 3951,550 3950,553 3950,550 3949,546 3948,546 3948,547 3948,546 3947,546 3946,548 3946,550 3946,552 3945,554 3945,553 3945,550 3944,551 3943,552 3943,550 3942,548 3941,547 3941,545 3941,548 3940,552 3939,552 3938,549 3938,547 3937,549 3937,546 3936,543 3936,540 3936,543 3935,547 3934,551 3934,553 3934,554 3933,552 3933,553 3932,551 3932,548 3931,545 3930,544 3930,546 3930,548 3929,550 3929,551 3928,555 3928,553 3928,551 3927,550 3927,552 3927,548 3926,547 3925,545 3925,543 3924,544 3924,549 3923,551 3923,550 3923,548 3922,548 3921,550 3920,548 3920,546 3919,545 3919,546 3919,547 3918,548 3918,551 3917,553 3916,554 3916,553 3916,551 3915,552 3915,549 3914,544 3914,546 3913,545 3912,547 3912,550 3911,551 3911,549 3911,552 3910,550 3910,546 3909,542 3909,543 3908,544 3907,546 3907,548 3907,549 3906,552 3905,552 3905,550 3905,547 3904,546 3903,547 3903,546 3902,544 3902,548 3901,548 3901,549 3900,553 3900,550 3900,549 3899,548 3898,546 3898,544 3898,543 3897,543 3897,544 3896,543 3896,542 3896,545 3895,550 3894,551 3894,552 3894,550 3893,548 3893,547 3892,546 3892,544 3891,542 3891,544 3891,546 3890,551 3889,552 3889,553 3888,550 3888,546 3887,546 3887,547 3887,544 3886,542 3885,543 3885,545 3884,546 3884,551 3883,548 3883,544 3882,544 3882,546 3881,545 3880,544 3880,543 3880,545 3879,546 3879,550 3878,550 3878,549 3878,548 3877,550 3876,550 3876,549 3876,546 3875,547 3875,544 3875,542 3874,543 3874,547 3873,547 3873,549 3873,550 3872,548 3871,547 3871,546 3871,547 3870,546 3870,542 3869,538 3869,539 3869,543 3868,546 3867,550 3867,551 3866,550 3866,549 3865,547 3865,543 3864,543 3864,546 3863,546 3862,547 3862,551 3861,549 3861,548 3860,550 3860,548 3860,546 3859,544 3859,542 3859,541 3858,541 3857,545 3857,546 3856,545 3856,547 3855,548 3855,549 3854,548 3853,544 3853,543 3852,544 3851,544 3851,547 3851,550 3850,552 3850,549 3849,550 3848,547 3848,544 3848,542 3847,544 3847,541 3846,543 3846,544 3846,546 3845,548 3844,548 3844,550 3844,549 3843,544 3843,542 3842,541 3842,542 3841,543 3840,544 3840,546 3840,548 3839,550 3839,551 3839,550 3838,546 3837,546 3837,547 3837,545 3836,543 3835,545 3835,544 3834,546 3834,550 3833,550 3833,548 3832,545 3832,544 3832,542 3831,544 3830,542 3830,541 3830,539 3829,542 3829,546 3828,549 3828,550 3827,548 3826,548 3826,546 3825,543 3825,540 3824,540 3824,543 3824,547 3823,550 3823,552 3822,549 3821,546 3821,545 3821,547 3820,543 3820,542 3819,541 3819,540 3819,541 3818,543 3817,548 3817,549 3817,546 3816,544 3815,545 3814,543 3814,541 3814,542 3813,543 3812,545 3812,546 3811,548 3810,550 3810,548 3810,546 3809,546 3808,543 3808,539 3808,540 3807,544 3806,546 3806,548 3806,546 3805,546 3805,544 3805,546 3804,544 3803,542 3803,537 3802,539 3802,542 3801,545 3801,548 3800,549 3799,548 3799,545 3798,543 3798,542 3798,543 3797,543 3796,543 3796,547 3795,546 3794,547 3794,550 3794,546 3793,545 3793,544 3792,542 3792,540 3792,539 3791,541 3790,543 3790,542 3789,544 3789,547 3788,547 3788,548 3788,546 3787,545 3787,543 3787,542 3786,542 3785,541 3785,539 3785,543 3784,546 3784,550 3783,550 3783,548 3783,549 3782,547 3781,543 3781,541 3781,543 3780,539 3779,541 3779,544 3778,544 3778,548 3778,546 3777,544 3776,540 3776,541 3775,541 3774,541 3774,544 3773,546 3772,548 3772,547 3772,545 3771,544 3771,546 3770,544 3770,541 3769,543 3769,541 3769,540 3768,541 3767,546 3766,546 3766,544 3765,543 3765,542 3765,543 3764,541 3763,537 3763,535 3763,538 3762,542 3762,545 3761,548 3761,547 3760,546 3760,545 3759,542 3758,539 3758,540 3757,543 3757,544 3756,546 3756,549 3756,548 3755,544 3754,544 3754,545 3754,543 3753,541 3753,540 3752,537 3751,543 3751,544 3750,542 3749,543 3749,544 3748,544 3748,543 3747,540 3747,539 3746,542 3745,543 3745,545 3744,547 3744,548 3743,544 3743,546 3742,543 3742,539 3742,537 3741,541 3740,539 3740,541 3740,544 3739,544 3739,545 3738,544 3738,545 3738,544 3737,541 3736,537 3736,536 3736,538 3735,539 3735,541 3734,543 3734,544 3734,546 3733,547 3733,544 3732,542 3731,542 3730,540 3730,539 3729,543 3728,545 3727,548 3727,545 3727,543 3726,543 3726,541 3726,540 3725,537 3725,539 3724,539 3724,537 3723,541 3722,544 3722,546 3721,545 3721,543 3720,543 3720,541 3719,538 3718,537 3718,538 3718,543 3717,546 3717,548 3717,546 3716,548 3716,545 3715,542 3715,541 3715,543 3714,538 3713,537 3713,538 3712,539 3712,541 3711,545 3711,543 3710,539 3709,539 3709,541 3709,539 3708,540 3708,539 3708,538 3707,539 3707,541 3706,544 3706,545 3706,543 3705,543 3704,544 3704,545 3704,543 3703,541 3702,538 3702,536 3702,537 3701,542 3700,543 3700,544 3699,543 3699,542 3699,539 3698,541 3698,540 3697,537 3697,532 3697,534 3696,537 3695,541 3695,544 3695,546 3694,545 3693,544 3693,541 3692,538 3691,537 3691,538 3691,539 3690,541 3690,546 3689,545 3689,543 3688,542 3688,544 3688,541 3687,540 3686,539 3686,536 3686,535 3685,534 3685,538 3684,541 3684,540 3684,539 3683,541 3682,543 3682,542 3682,543 3681,541 3681,539 3681,538 3680,537 3680,538 3679,538 3679,541 3678,544 3677,546 3677,544 3676,544 3676,542 3675,538 3675,537 3675,538 3674,536 3674,537 3674,540 3673,541 3672,543 3672,542 3672,544 3671,543 3671,540 3670,535 3670,536 3669,536 3668,538 3668,539 3668,540 3667,543 3667,544 3666,546 3666,543 3666,541 3665,540 3665,541 3664,540 3663,537 3663,539 3662,539 3662,541 3661,544 3661,543 3660,541 3659,540 3659,539 3659,537 3658,538 3658,536 3657,534 3657,533 3657,536 3656,541 3656,543 3656,545 3655,544 3654,542 3654,541 3653,540 3653,537 3652,534 3652,535 3652,537 3651,541 3650,543 3650,544 3650,546 3649,544 3649,540 3648,539 3648,541 3648,537 3647,535 3647,534 3646,536 3645,536 3645,542 3645,543 3644,541 3644,537 3643,538 3643,539 3642,539 3641,538 3641,535 3641,536 3640,537 3640,540 3639,541 3638,543 3638,544 3638,543 3637,541 3636,541 3636,537 3636,534 3635,534 3635,538 3634,538 3634,540 3634,542 3633,541 3632,540 3632,539 3632,541 3631,540 3631,535 3630,532 3630,534 3629,536 3629,540 3629,541 3628,543 3627,543 3626,541 3626,537 3625,537 3623,537 3623,541 3622,540 3622,541 3621,543 3621,541 3621,539 3620,538 3620,535 3620,534 3619,532 3618,535 3618,536 3617,535 3617,539 3616,541 3616,542 3616,541 3615,541 3614,538 3614,537 3614,535 3613,535 3613,534 3612,534 3612,536 3612,541 3611,543 3611,544 3611,541 3610,543 3609,540 3609,537 3609,535 3608,537 3608,534 3607,534 3607,535 3607,536 3606,538 3605,539 3605,542 3605,541 3604,538 3604,535 3604,534 3603,535 3602,535 3601,537 3600,540 3600,542 3600,541 3599,538 3599,539 3598,539 3598,540 3598,538 3597,536 3596,536 3596,535 3596,533 3595,535 3595,540 3594,540 3593,537 3593,535 3592,537 3591,535 3591,532 3591,528 3590,532 3590,535 3589,539 3589,541 3589,542 3588,539 3587,540 3587,539 3586,535 3586,533 3585,532 3585,534 3585,536 3584,539 3584,540 3584,544 3583,541 3582,539 3582,538 3582,540 3581,536 3581,535 3580,534 3580,532 3580,531 3579,532 3578,537 3578,539 3578,538 3577,537 3577,536 3577,538 3576,538 3576,539 3575,536 3575,534 3575,533 3574,534 3573,535 3573,536 3572,539 3572,541 3571,542 3571,541 3571,539 3570,539 3569,537 3569,532 3568,534 3567,535 3567,538 3566,539 3566,537 3566,539 3565,537 3564,535 3564,530 3563,532 3563,533 3562,535 3562,537 3561,540 3560,540 3560,541 3560,538 3559,536 3559,535 3558,535 3557,534 3557,537 3556,537 3555,537 3555,541 3555,539 3554,537 3553,535 3553,533 3553,531 3552,533 3551,533 3551,531 3550,534 3550,538 3550,539 3549,540 3549,538 3548,537 3548,536 3548,535 3547,535 3546,532 3546,530 3546,532 3545,535 3545,540 3544,541 3543,539 3542,535 3541,532 3541,530 3541,532 3540,532 3540,534 3539,535 3539,539 3538,537 3537,533 3537,534 3536,534 3535,533 3535,532 3535,534 3534,535 3533,538 3533,537 3532,536 3532,537 3532,538 3531,537 3531,534 3530,535 3530,532 3530,530 3529,531 3528,536 3528,535 3528,537 3527,538 3527,537 3526,535 3526,534 3526,535 3525,534 3525,530 3525,527 3524,528 3523,531 3523,534 3523,538 3522,539 3521,539 3521,538 3521,537 3520,535 3519,532 3518,534 3518,535 3517,535 3517,539 3516,537 3516,538 3515,535 3514,534 3514,530 3513,530 3513,528 3512,533 3512,534 3512,535 3511,534 3510,535 3510,537 3509,537 3509,536 3508,534 3508,533 3508,531 3507,532 3506,532 3506,535 3505,539 3505,540 3504,537 3504,538 3503,535 3503,532 3503,530 3502,532 3501,530 3501,531 3501,533 3500,535 3500,536 3499,536 3499,538 3499,537 3498,534 3498,530 3498,529 3497,530 3496,530 3496,532 3495,534 3495,536 3494,538 3494,539 3494,537 3493,534 3492,535 3491,534 3491,532 3490,533 3490,532 3489,535 3489,539 3489,537 3488,535 3487,535 3487,533 3487,532 3486,530 3486,532 3485,530 3485,528 3485,527 3484,530 3483,534 3483,537 3483,539 3482,538 3482,536 3481,536 3481,534 3480,530 3480,528 3480,529 3479,532 3478,535 3478,538 3478,537 3477,540 3477,537 3476,534 3476,533 3476,535 3475,531 3474,530 3474,529 3474,528 3473,529 3473,531 3472,535 3472,537 3472,535 3471,532 3471,534 3470,533 3469,534 3469,532 3469,530 3468,530 3468,532 3467,534 3467,535 3467,534 3466,535 3465,536 3465,537 3465,536 3464,534 3463,532 3463,528 3462,532 3462,534 3461,536 3460,535 3460,534 3460,532 3459,534 3459,532 3458,530 3458,525 3458,526 3457,528 3456,530 3456,533 3456,536 3455,535 3455,537 3454,536 3454,537 3454,534 3453,531 3453,530 3453,531 3451,531 3451,530 3451,535 3449,535 3449,537 3449,534 3448,533 3447,532 3447,530 3447,528 3446,526 3446,529 3445,530 3444,532 3444,535 3443,537 3442,535 3442,532 3441,530 3440,528 3440,530 3439,534 3438,538 3438,537 3437,537 3437,534 3437,531 3436,530 3435,528 3435,527 3435,530 3434,530 3433,532 3433,533 3433,537 3432,535 3432,533 3431,528 3431,529 3431,530 3430,529 3429,529 3429,530 3428,533 3428,534 3427,537 3427,535 3427,534 3426,533 3426,534 3425,533 3424,530 3424,531 3424,529 3423,528 3423,530 3422,535 3422,534 3422,535 3421,534 3420,533 3420,531 3420,530 3419,531 3419,529 3418,525 3418,524 3418,525 3417,530 3417,533 3417,537 3416,535 3415,534 3415,533 3414,533 3414,530 3413,527 3413,528 3412,532 3411,532 3411,534 3411,537 3410,536 3410,532 3409,534 3409,531 3408,528 3408,525 3407,526 3406,526 3406,532 3405,532 3405,530 3404,530 3404,532 3403,532 3402,531 3402,528 3401,527 3401,530 3400,531 3400,533 3399,535 3399,536 3399,535 3398,533 3397,534 3397,531 3397,527 3396,526 3396,529 3395,528 3395,530 3395,532 3394,533 3393,533 3393,532 3393,534 3392,532 3392,528 3392,525 3391,524 3391,525 3390,527 3390,530 3390,531 3389,533 3388,534 3388,535 3387,533 3387,530 3386,530 3385,529 3384,528 3384,530 3384,531 3383,531 3383,533 3383,535 3382,534 3382,532 3381,532 3381,529 3381,528 3380,525 3379,527 3379,526 3378,525 3378,528 3377,532 3377,534 3376,534 3375,531 3375,530 3375,529 3374,528 3374,525 3374,524 3373,526 3373,530 3372,533 3372,535 3372,534 3371,536 3370,533 3370,530 3370,528 3369,530 3369,527 3368,525 3368,526 3367,527 3366,529 3366,533 3366,534 3365,530 3365,528 3365,527 3364,529 3364,528 3363,528 3363,527 3363,526 3362,528 3361,530 3361,532 3361,534 3360,532 3359,532 3359,534 3359,532 3358,529 3358,530 3358,527 3357,525 3356,527 3356,530 3356,531 3355,532 3355,533 3354,531 3354,530 3354,528 3353,530 3352,528 3352,525 3352,521 3351,523 3351,526 3350,529 3350,532 3350,534 3349,532 3349,533 3349,532 3348,532 3347,529 3347,527 3347,525 3346,526 3346,528 3345,529 3345,530 3345,534 3344,534 3343,532 3343,530 3343,533 3342,530 3342,528 3341,527 3341,525 3341,523 3340,523 3339,527 3339,528 3338,528 3338,529 3338,531 3337,530 3337,531 3336,530 3336,528 3336,527 3335,526 3334,527 3333,530 3333,532 3332,535 3332,534 3332,532 3331,532 3331,529 3331,525 3330,525 3329,526 3329,525 3328,528 3327,530 3327,529 3327,532 3326,530 3325,527 3325,523 3325,524 3324,524 3323,526 3323,527 3322,530 3322,532 3322,533 3321,531 3320,528 3320,529 3319,529 3319,527 3318,525 3318,527 3318,526 3317,526 3316,528 3316,532 3316,530 3315,530 3314,528 3314,527 3314,524 3313,526 3313,525 3313,522 3312,521 3311,524 3311,529 3311,531 3310,533 3310,532 3309,530 3309,529 3309,528 3308,528 3307,525 3307,522 3307,523 3306,526 3306,530 3305,532 3305,534 3304,532 3304,528 3303,529 3302,526 3302,524 3301,523 3301,524 3300,525 3300,530 3300,531 3299,529 3298,525 3298,527 3297,527 3296,527 3296,523 3296,525 3295,525 3295,528 3295,529 3294,529 3293,530 3293,531 3292,531 3292,528 3291,529 3291,525 3291,522 3290,522 3289,527 3289,526 3289,528 3288,530 3288,529 3287,528 3287,527 3287,529 3286,528 3286,524 3286,520 3285,519 3284,522 3284,524 3284,528 3283,530 3282,531 3282,530 3281,528 3280,525 3280,524 3279,525 3278,526 3278,529 3278,530 3277,528 3277,530 3277,531 3276,529 3275,527 3275,524 3274,523 3274,520 3273,525 3272,524 3271,527 3271,529 3271,530 3270,530 3270,529 3270,527 3269,527 3269,525 3268,525 3268,523 3267,525 3266,529 3266,532 3265,530 3265,532 3264,528 3264,526 3264,524 3263,526 3262,522 3262,523 3261,525 3261,526 3260,528 3260,530 3259,526 3259,523 3258,524 3257,523 3256,524 3256,526 3255,528 3255,530 3254,527 3253,527 3253,528 3252,527 3252,525 3251,523 3251,522 3250,524 3250,529 3249,528 3248,528 3248,527 3248,526 3247,523 3247,526 3246,523 3246,521 3246,517 3245,521 3244,525 3244,528 3244,530 3243,531 3243,528 3242,527 3242,528 3241,525 3241,522 3241,521 3240,523 3239,525 3239,528 3239,529 3238,532 3238,530 3237,528 3237,527 3237,528 3236,525 3235,524 3235,522 3235,520 3234,520 3234,521 3234,525 3233,527 3232,525 3232,527 3231,526 3230,527 3230,525 3230,523 3229,522 3229,523 3228,524 3228,525 3227,527 3226,529 3226,531 3226,529 3225,527 3225,528 3225,525 3224,521 3223,523 3223,524 3222,527 3221,527 3221,526 3220,528 3220,526 3219,523 3219,519 3218,519 3218,521 3218,523 3217,526 3216,526 3216,529 3215,529 3215,527 3214,525 3214,524 3213,524 3212,523 3212,522 3212,525 3211,525 3210,527 3210,530 3210,527 3209,527 3209,525 3209,523 3208,522 3207,519 3207,521 3207,522 3206,520 3205,523 3205,527 3205,528 3204,529 3203,528 3203,526 3203,525 3202,525 3202,523 3201,521 3201,519 3201,521 3200,525 3199,528 3199,530 3199,529 3198,530 3198,528 3198,524 3197,523 3197,525 3196,521 3196,519 3196,521 3195,520 3194,523 3194,528 3193,528 3193,526 3192,521 3192,522 3192,523 3191,523 3191,522 3190,520 3189,523 3189,524 3189,528 3188,527 3187,527 3187,528 3186,527 3185,524 3185,525 3185,521 3184,519 3184,520 3183,526 3183,525 3183,527 3182,527 3182,526 3182,525 3181,523 3180,525 3180,523 3180,519 3179,516 3178,520 3178,523 3178,527 3177,528 3176,527 3175,526 3175,524 3174,520 3173,522 3172,523 3172,524 3172,527 3171,528 3171,525 3170,527 3170,524 3169,522 3169,519 3168,518 3167,517 3167,522 3167,523 3166,523 3166,522 3165,524 3165,525 3164,526 3164,525 3164,522 3163,521 3162,520 3162,521 3161,521 3161,524 3160,528 3160,529 3159,527 3158,528 3158,525 3158,520 3157,519 3157,521 3156,519 3156,520 3156,522 3155,523 3155,524 3154,526 3153,525 3153,521 3153,517 3152,517 3152,518 3151,517 3151,519 3151,520 3150,521 3149,522 3149,525 3149,526 3148,525 3148,521 3147,521 3147,523 3146,521 3146,519 3146,521 3145,521 3144,520 3144,523 3144,527 3143,527 3143,525 3142,525 3142,523 3142,522 3141,519 3140,521 3140,519 3140,518 3139,516 3139,520 3138,524 3138,527 3138,528 3137,527 3137,525 3137,524 3136,523 3135,523 3135,519 3135,516 3134,517 3134,520 3133,523 3133,525 3132,527 3131,525 3131,521 3131,520 3130,522 3130,518 3129,516 3129,515 3128,516 3128,517 3128,522 3127,523 3126,521 3126,518 3125,520 3125,519 3124,520 3124,518 3124,517 3123,517 3122,519 3122,522 3122,523 3121,523 3121,524 3120,525 3120,526 3120,525 3119,523 3119,520 3118,516 3117,517 3117,521 3116,523 3116,525 3115,524 3115,523 3115,521 3114,524 3113,522 3113,519 3113,514 3112,515 3112,517 3111,519 3111,522 3111,525 3110,525 3110,526 3110,525 3109,525 3108,523 3108,520 3108,519 3107,519 3106,519 3106,523 3105,522 3104,521 3104,522 3104,524 3103,521 3103,520 3103,519 3102,517 3102,515 3101,513 3101,516 3099,516 3099,518 3099,521 3098,521 3098,523 3097,521 3097,519 3097,518 3096,517 3095,516 3094,518 3094,521 3094,525 3093,525 3093,524 3092,525 3092,523 3092,519 3091,518 3090,519 3090,516 3089,518 3088,521 3088,525 3087,524 3086,521 3086,517 3085,518 3085,517 3084,517 3083,519 3083,521 3083,524 3082,523 3081,520 3081,519 3081,521 3080,521 3080,519 3079,516 3079,517 3079,514 3078,514 3077,516 3077,521 3077,520 3076,521 3076,520 3076,518 3075,517 3075,515 3074,517 3074,515 3074,512 3073,510 3072,512 3072,517 3072,519 3071,523 3070,522 3070,521 3069,521 3068,518 3068,514 3068,515 3067,516 3067,519 3067,521 3066,522 3066,525 3065,524 3065,521 3064,522 3063,519 3063,517 3062,514 3061,514 3061,519 3061,520 3060,520 3059,517 3059,518 3059,519 3058,519 3058,518 3058,517 3057,514 3056,514 3056,516 3055,517 3054,519 3054,521 3054,523 3053,521 3053,519 3052,520 3052,516 3052,513 3051,512 3050,516 3050,514 3050,516 3049,519 3048,519 3048,521 3047,520 3047,516 3047,512 3046,512 3045,514 3045,517 3044,519 3044,521 3043,523 3042,521 3042,518 3041,518 3040,519 3040,517 3040,516 3039,519 3038,518 3038,520 3038,523 3037,521 3036,519 3036,516 3035,514 3035,512 3034,514 3034,513 3033,511 3032,515 3032,517 3032,519 3031,520 3031,519 3031,517 3030,516 3030,515 3029,514 3029,512 3029,511 3028,512 3027,517 3027,520 3027,522 3026,521 3026,522 3025,519 3025,517 3025,516 3024,517 3024,514 3024,513 3023,514 3022,515 3022,516 3022,517 3021,521 3020,519 3020,516 3019,517 3018,516 3018,515 3017,514 3017,516 3016,518 3016,521 3015,519 3015,520 3014,521 3013,519 3013,517 3012,514 3012,512 3011,513 3011,517 3010,518 3009,519 3009,517 3008,514 3008,516 3007,514 3007,511 3007,507 3006,509 3005,512 3005,515 3005,518 3004,520 3004,519 3003,518 3003,519 3002,516 3002,514 3002,512 3001,513 3000,515 3000,517 2999,521 2998,519 2998,521 2997,517 2997,516 2996,513 2995,512 2995,516 2994,517 2993,516 2993,517 2993,519 2992,519 2991,520 2991,518 2991,516 2990,514 2989,514 2989,515 2989,514 2988,517 2988,520 2988,522 2987,521 2986,519 2986,517 2985,512 2985,511 2984,512 2984,510 2984,511 2983,514 2982,514 2982,516 2981,519 2981,517 2980,514 2980,510 2979,510 2979,511 2979,512 2978,514 2977,514 2977,517 2977,519 2976,521 2976,518 2975,516 2975,517 2974,517 2973,516 2973,513 2973,516 2972,515 2971,517 2971,521 2971,519 2970,519 2970,517 2970,516 2969,514 2968,512 2968,514 2968,512 2967,510 2967,509 2966,510 2966,516 2966,517 2965,519 2964,518 2964,516 2963,514 2962,511 2962,508 2962,509 2961,511 2961,515 2961,516 2960,517 2959,519 2959,517 2959,514 2958,513 2958,514 2957,512 2957,509 2956,508 2955,510 2955,511 2955,517 2954,517 2954,516 2953,512 2953,513 2953,514 2952,514 2952,513 2951,510 2950,512 2950,516 2949,516 2948,517 2948,518 2948,519 2947,518 2946,516 2946,512 2945,510 2944,514 2944,516 2943,517 2943,516 2943,515 2942,513 2941,515 2941,514 2941,510 2940,505 2939,507 2939,509 2939,512 2938,514 2937,514 2937,515 2936,515 2936,513 2936,510 2935,510 2935,509 2934,510 2933,514 2932,515 2932,514 2932,516 2931,517 2931,516 2930,514 2930,512 2929,510 2928,508 2928,512 2927,512 2927,511 2927,514 2926,516 2926,517 2925,517 2925,514 2924,513 2923,511 2923,512 2923,510 2922,510 2922,512 2921,516 2921,518 2920,516 2919,517 2919,514 2919,510 2918,509 2918,510 2918,507 2917,507 2917,508 2916,509 2916,510 2916,511 2915,515 2914,514 2914,510 2914,507 2913,507 2913,509 2912,507 2912,508 2912,509 2911,509 2910,510 2910,514 2910,516 2909,516 2909,514 2908,514 2908,516 2907,514 2907,511 2907,512 2906,511 2905,509 2905,512 2905,516 2904,516 2903,516 2903,514 2903,512 2902,510 2901,512 2901,509 2901,507 2900,504 2900,507 2900,510 2899,514 2899,516 2898,516 2898,514 2898,513 2897,512 2896,512 2896,509 2896,506 2895,505 2895,507 2894,510 2894,511 2894,512 2893,516 2892,514 2892,510 2891,512 2891,509 2891,507 2890,507 2890,505 2889,505 2889,510 2888,512 2887,511 2887,509 2886,511 2886,510 2885,511 2885,510 2885,508 2884,507 2883,508 2883,509 2883,510 2882,510 2882,512 2882,514 2881,516 2881,514 2880,512 2880,510 2879,505 2878,505 2878,507 2877,508 2877,511 2876,510 2876,511 2876,509 2875,511 2874,510 2874,507 2874,502 2873,501 2873,502 2873,503 2872,506 2872,508 2871,509 2871,510 2870,511 2869,509 2869,507 2869,506 2868,507 2868,506 2867,505 2867,508 2866,508 2865,509 2865,510 2865,514 2864,511 2864,510 2863,508 2863,506 2862,504 2862,507 2862,506 2861,505 2860,505 2860,507 2860,512 2859,512 2859,514 2858,512 2858,510 2858,509 2857,509 2857,508 2857,506 2856,504 2855,505 2855,509 2855,512 2854,513 2854,514 2853,514 2853,511 2853,507 2852,507 2851,507 2851,505 2851,502 2850,504 2850,503 2849,505 2849,511 2848,510 2848,508 2848,504 2847,505 2846,505 2845,504 2845,503 2844,504 2844,506 2844,510 2842,510 2842,509 2842,510 2841,510 2840,508 2840,509 2840,505 2839,503 2838,505 2838,509 2837,510 2837,511 2837,510 2836,509 2836,507 2835,508 2835,507 2835,503 2834,500 2833,501 2833,505 2833,507 2832,510 2832,511 2831,510 2831,509 2830,509 2830,507 2830,503 2829,503 2828,503 2828,505 2827,506 2827,509 2826,509 2826,507 2825,509 2824,506 2824,505 2824,504 2823,501 2823,500 2822,499 2822,504 2822,505 2821,505 2821,504 2821,507 2820,509 2819,509 2818,506 2818,505 2817,504 2817,505 2816,505 2815,507 2815,511 2815,512 2814,512 2814,510 2813,511 2813,507 2813,504 2812,503 2812,505 2812,502 2811,503 2810,505 2810,506 2810,507 2809,507 2809,509 2808,507 2808,505 2808,501 2807,500 2806,501 2806,500 2806,502 2805,503 2804,506 2804,508 2804,509 2803,508 2803,505 2802,505 2801,505 2801,504 2801,502 2800,503 2799,503 2799,506 2799,510 2798,509 2797,508 2797,509 2797,506 2796,505 2796,502 2796,504 2795,502 2795,501 2794,499 2794,503 2794,506 2793,509 2792,510 2792,508 2791,507 2791,506 2790,506 2790,503 2790,500 2789,501 2788,503 2788,507 2788,509 2787,508 2787,510 2787,507 2786,505 2786,503 2785,505 2785,501 2785,500 2784,498 2783,498 2783,499 2783,500 2782,505 2782,506 2781,504 2781,501 2780,503 2779,502 2779,503 2779,501 2778,500 2777,502 2777,505 2777,506 2776,505 2776,507 2776,508 2775,509 2774,508 2774,506 2774,507 2773,503 2773,499 2772,500 2772,503 2772,504 2771,505 2770,508 2770,507 2770,506 2769,504 2769,506 2769,503 2768,501 2768,496 2767,496 2767,498 2767,501 2766,504 2765,506 2765,505 2765,506 2764,505 2763,503 2763,500 2763,499 2762,499 2761,500 2760,503 2759,504 2759,506 2758,503 2758,502 2757,500 2756,498 2756,497 2756,500 2755,501 2754,501 2754,503 2754,505 2753,506 2752,507 2752,506 2752,504 2751,502 2751,501 2750,501 2750,500 2750,499 2749,502 2749,505 2749,508 2748,509 2746,507 2746,504 2745,500 2744,501 2744,498 2744,497 2743,499 2742,499 2742,501 2741,505 2741,503 2741,501 2740,496 2740,497 2739,498 2738,499 2737,498 2737,500 2737,503 2736,506 2736,505 2735,503 2735,502 2735,503 2734,504 2733,503 2733,500 2733,501 2732,500 2732,499 2732,501 2731,505 2730,505 2730,503 2729,502 2728,500 2728,501 2728,500 2727,496 2727,494 2726,496 2726,500 2726,503 2725,506 2724,506 2724,504 2724,503 2723,502 2723,500 2722,496 2721,497 2721,500 2721,501 2720,503 2719,505 2719,504 2719,501 2718,501 2718,502 2717,500 2717,498 2716,496 2715,496 2715,501 2714,502 2714,500 2713,501 2713,503 2712,503 2711,500 2710,499 2710,501 2709,501 2709,503 2708,504 2708,507 2707,507 2706,504 2706,505 2706,502 2705,498 2705,497 2705,500 2704,499 2704,501 2703,503 2703,504 2703,503 2702,502 2701,504 2701,503 2701,499 2700,495 2699,496 2699,500 2698,501 2697,502 2697,503 2697,504 2696,504 2696,502 2696,500 2695,500 2695,499 2694,500 2694,498 2693,500 2692,501 2692,500 2692,503 2691,505 2691,503 2690,502 2690,500 2689,499 2689,496 2689,498 2688,498 2687,497 2687,496 2687,500 2686,503 2686,505 2685,505 2685,504 2685,501 2684,501 2683,499 2683,496 2682,495 2682,497 2681,500 2681,503 2681,505 2680,503 2680,501 2679,498 2678,497 2678,498 2678,494 2677,493 2677,494 2676,494 2676,496 2676,497 2675,502 2674,501 2674,499 2674,496 2673,496 2673,498 2672,498 2672,497 2671,496 2671,498 2671,500 2670,503 2669,504 2669,502 2668,502 2668,503 2667,502 2667,500 2666,496 2665,494 2665,496 2665,500 2664,501 2663,503 2663,500 2663,499 2662,497 2662,500 2662,496 2661,493 2660,489 2660,491 2660,494 2659,496 2659,500 2658,501 2658,500 2657,499 2656,500 2656,498 2656,495 2655,494 2654,496 2654,498 2654,499 2653,503 2653,501 2652,501 2651,503 2651,500 2651,499 2650,498 2650,496 2649,494 2649,498 2648,499 2647,499 2647,498 2647,499 2646,500 2645,501 2645,500 2645,498 2644,496 2644,495 2644,496 2643,496 2642,496 2642,498 2642,501 2641,503 2641,501 2640,500 2640,498 2639,493 2638,492 2638,493 2638,492 2637,492 2637,495 2636,496 2636,497 2635,500 2635,498 2635,496 2634,492 2633,492 2633,493 2632,495 2632,496 2631,496 2631,500 2631,501 2630,503 2629,501 2629,499 2629,498 2628,499 2628,498 2627,495 2627,497 2626,496 2626,497 2625,502 2624,500 2624,499 2624,498 2623,497 2623,494 2622,492 2622,494 2622,492 2621,490 2620,489 2620,491 2620,496 2619,497 2619,500 2619,498 2618,496 2617,495 2617,494 2617,492 2616,489 2615,491 2615,493 2615,497 2614,498 2614,500 2613,501 2613,499 2613,496 2612,496 2611,498 2611,494 2611,493 2610,492 2610,491 2609,492 2609,493 2609,499 2608,500 2608,499 2608,495 2607,496 2606,496 2605,496 2605,492 2604,493 2604,494 2604,497 2603,498 2602,498 2602,500 2601,500 2601,499 2601,496 2600,497 2600,493 2599,489 2599,494 2598,493 2597,495 2597,497 2596,496 2596,494 2595,496 2595,494 2595,491 2594,487 2593,487 2593,491 2593,492 2592,496 2592,497 2592,498 2591,498 2591,499 2590,499 2590,498 2590,494 2589,495 2588,494 2588,496 2588,495 2587,495 2587,498 2586,499 2586,498 2586,499 2585,501 2584,498 2584,497 2584,496 2583,494 2583,492 2582,490 2582,494 2582,493 2581,494 2581,493 2581,495 2580,498 2579,498 2578,494 2577,492 2577,491 2576,491 2575,492 2575,497 2575,500 2574,500 2574,498 2574,499 2573,496 2573,493 2572,492 2572,493 2572,491 2571,491 2570,492 2570,493 2570,494 2569,496 2569,499 2568,498 2568,495 2568,492 2567,492 2566,493 2566,492 2566,493 2565,493 2565,495 2564,497 2564,500 2563,499 2563,496 2562,497 2561,497 2561,495 2561,493 2560,494 2560,492 2559,491 2559,492 2559,497 2558,497 2557,496 2557,495 2556,494 2556,491 2556,493 2555,491 2555,488 2554,485 2554,487 2554,491 2553,495 2552,497 2552,498 2552,496 2551,495 2551,494 2550,494 2550,492 2550,489 2549,489 2548,491 2548,493 2548,496 2547,496 2547,500 2547,498 2546,496 2546,494 2545,496 2545,493 2545,492 2544,491 2543,489 2543,488 2543,489 2542,494 2541,494 2541,492 2540,494 2539,493 2539,494 2539,492 2538,489 2538,488 2538,489 2537,490 2537,491 2536,491 2536,493 2536,494 2535,496 2534,495 2534,493 2533,491 2533,487 2532,487 2532,489 2531,490 2530,494 2529,492 2529,495 2529,493 2528,491 2528,487 2527,487 2527,488 2527,489 2526,492 2525,494 2525,496 2524,497 2524,498 2523,495 2523,493 2523,492 2522,492 2521,492 2521,491 2521,490 2520,493 2520,492 2519,493 2519,496 2518,494 2518,492 2517,491 2516,488 2516,485 2516,487 2515,487 2515,486 2514,485 2514,488 2514,492 2513,493 2513,494 2513,493 2512,491 2511,490 2511,489 2510,487 2510,486 2509,488 2509,491 2509,495 2508,496 2507,496 2507,497 2507,494 2506,491 2506,492 2505,492 2505,490 2505,487 2504,489 2504,491 2503,491 2502,496 2502,495 2502,492 2501,489 2501,490 2500,491 2500,490 2499,489 2498,487 2498,489 2498,491 2497,493 2496,492 2495,492 2495,491 2495,488 2494,489 2493,485 2493,484 2493,485 2492,491 2491,492 2491,491 2490,489 2489,488 2489,491 2489,489 2488,486 2488,483 2487,483 2487,487 2487,490 2486,493 2486,495 2486,494 2485,494 2484,494 2484,491 2483,489 2483,487 2482,488 2482,490 2482,491 2481,491 2480,494 2480,491 2479,492 2478,491 2478,489 2478,488 2477,485 2477,483 2476,488 2475,487 2475,488 2475,487 2474,488 2474,489 2473,489 2473,490 2473,489 2472,486 2471,485 2471,484 2471,487 2470,486 2470,487 2469,489 2469,493 2469,494 2468,494 2468,492 2468,494 2467,491 2466,488 2466,486 2466,488 2465,486 2465,487 2464,490 2464,491 2463,491 2462,492 2462,489 2461,485 2461,484 2461,485 2460,484 2460,487 2459,487 2459,488 2459,489 2458,491 2457,492 2457,491 2457,487 2456,487 2455,488 2455,486 2455,485 2454,486 2453,485 2453,488 2452,492 2452,491 2452,489 2451,490 2451,487 2450,487 2450,485 2450,487 2449,485 2448,483 2448,482 2448,485 2447,489 2447,492 2446,494 2446,492 2445,491 2444,490 2444,487 2443,484 2443,485 2442,488 2442,491 2442,493 2441,492 2441,495 2441,492 2440,489 2439,488 2439,489 2439,486 2438,484 2438,483 2437,483 2437,484 2436,489 2435,490 2435,488 2435,485 2434,485 2434,486 2433,486 2433,485 2432,483 2432,485 2431,488 2430,489 2430,491 2429,491 2429,492 2428,491 2428,489 2428,490 2427,487 2426,483 2426,485 2426,488 2425,489 2425,492 2424,491 2424,490 2423,489 2423,491 2423,489 2422,486 2421,482 2421,483 2420,486 2420,489 2419,491 2418,491 2417,491 2417,489 2417,486 2416,485 2415,485 2414,489 2414,488 2414,487 2413,489 2412,491 2412,488 2412,487 2411,486 2411,484 2410,483 2410,481 2410,484 2409,485 2408,485 2408,487 2407,489 2407,490 2407,491 2406,490 2406,489 2405,486 2404,485 2403,485 2403,487 2403,491 2402,494 2401,492 2401,493 2401,490 2400,487 2399,486 2399,487 2399,485 2398,483 2398,486 2397,488 2396,492 2396,490 2396,487 2395,483 2394,484 2394,485 2394,483 2393,484 2393,485 2392,484 2392,486 2392,488 2391,491 2390,490 2390,488 2390,487 2389,488 2389,489 2389,487 2388,485 2387,483 2387,485 2386,490 2385,489 2384,488 2384,487 2383,485 2383,487 2383,485 2382,482 2381,480 2381,481 2381,485 2380,488 2380,491 2379,489 2378,488 2378,489 2378,487 2377,483 2376,483 2376,484 2376,487 2375,488 2375,489 2374,491 2374,487 2373,487 2373,489 2373,487 2372,484 2371,484 2371,481 2371,482 2370,481 2370,486 2369,487 2369,485 2368,485 2367,486 2367,487 2366,486 2366,483 2365,483 2365,485 2364,485 2363,486 2363,488 2363,490 2362,491 2362,490 2362,488 2361,489 2361,485 2360,482 2360,481 2360,483 2359,483 2358,485 2358,486 2358,487 2357,487 2357,485 2356,487 2356,486 2356,483 2355,480 2354,479 2354,480 2353,483 2353,485 2353,486 2352,487 2352,488 2351,489 2351,487 2351,484 2350,484 2349,483 2349,484 2349,483 2348,483 2348,484 2347,485 2347,484 2347,486 2346,489 2346,487 2346,485 2345,485 2344,482 2344,481 2344,478 2343,481 2343,480 2342,480 2342,478 2342,482 2341,485 2340,487 2339,484 2339,483 2338,482 2338,479 2337,478 2336,479 2336,482 2336,485 2335,487 2334,484 2334,481 2333,481 2333,482 2333,478 2332,477 2331,478 2331,480 2330,481 2330,485 2329,485 2329,483 2329,479 2328,479 2328,480 2328,479 2327,480 2326,478 2326,479 2325,481 2325,484 2324,484 2324,483 2323,483 2322,484 2322,483 2322,481 2321,480 2321,478 2320,475 2320,478 2320,482 2319,482 2319,483 2319,484 2318,482 2317,481 2317,479 2317,481 2316,479 2316,476 2315,472 2315,473 2315,476 2314,480 2313,483 2313,485 2313,483 2312,483 2312,482 2311,482 2311,480 2311,478 2310,476 2310,477 2310,479 2309,480 2308,480 2308,483 2307,482 2306,483 2306,480 2306,478 2305,478 2304,476 2304,474 2303,478 2303,479 2302,479 2302,478 2302,479 2301,480 2301,482 2300,480 2299,478 2299,476 2298,477 2297,478 2297,480 2297,483 2296,485 2295,483 2295,482 2294,480 2294,476 2293,476 2293,477 2293,476 2292,476 2292,478 2292,479 2291,480 2290,479 2290,482 2290,480 2289,478 2289,474 2288,474 2287,476 2286,478 2286,480 2285,481 2285,483 2284,481 2284,479 2284,478 2283,480 2283,479 2283,478 2282,475 2281,477 2281,476 2280,478 2280,483 2279,481 2279,480 2278,478 2277,476 2277,475 2277,476 2276,474 2276,473 2275,472 2275,474 2275,478 2274,480 2274,482 2273,480 2272,479 2272,478 2271,476 2271,473 2270,474 2270,476 2270,480 2269,481 2268,481 2268,483 2268,480 2267,477 2267,478 2266,476 2266,473 2265,474 2265,473 2264,474 2263,479 2263,478 2262,474 2262,475 2261,476 2260,474 2259,473 2259,474 2258,477 2258,478 2257,478 2257,479 2256,480 2256,479 2256,478 2255,477 2254,474 2254,471 2254,473 2253,476 2252,477 2252,480 2252,478 2251,478 2250,476 2250,478 2250,476 2249,473 2249,469 2248,471 2248,473 2247,476 2247,478 2246,479 2245,478 2245,479 2245,477 2244,474 2244,473 2243,473 2243,474 2242,474 2241,477 2241,476 2240,477 2240,479 2240,476 2239,475 2239,474 2238,473 2238,471 2238,469 2237,472 2236,473 2236,472 2235,474 2235,476 2234,476 2234,478 2234,476 2233,475 2232,473 2231,472 2231,471 2231,474 2230,476 2230,480 2229,480 2229,478 2228,476 2227,473 2227,474 2226,471 2226,470 2225,473 2225,474 2224,474 2223,478 2223,476 2223,474 2222,471 2221,471 2220,472 2220,471 2220,473 2219,475 2218,478 2218,477 2218,476 2217,475 2217,476 2216,476 2216,474 2216,472 2215,473 2214,471 2214,470 2214,471 2213,477 2213,476 2212,476 2212,474 2211,473 2211,471 2211,473 2210,471 2209,468 2209,465 2209,468 2208,472 2208,474 2207,477 2207,476 2206,475 2206,474 2205,473 2204,469 2203,473 2203,474 2202,474 2202,478 2202,476 2201,473 2200,473 2200,475 2200,472 2199,471 2199,470 2198,467 2198,468 2197,473 2196,474 2196,473 2196,472 2195,471 2195,473 2194,474 2194,473 2193,470 2193,469 2192,471 2191,472 2191,474 2190,476 2190,477 2189,476 2189,474 2188,471 2187,467 2187,469 2186,469 2186,470 2186,473 2185,473 2184,471 2184,474 2184,472 2183,470 2182,465 2182,466 2181,467 2181,470 2180,472 2180,474 2179,474 2179,475 2179,473 2178,471 2177,470 2177,471 2177,470 2176,469 2175,471 2174,472 2173,475 2173,473 2173,472 2172,472 2172,469 2171,467 2171,465 2171,467 2170,467 2169,466 2169,465 2169,469 2168,472 2168,473 2168,474 2167,473 2167,471 2166,469 2165,467 2164,465 2164,467 2164,470 2163,474 2162,474 2162,473 2161,469 2160,469 2160,470 2160,467 2159,465 2159,467 2159,466 2158,468 2158,469 2157,474 2157,473 2157,471 2156,467 2155,467 2155,469 2154,468 2154,467 2153,465 2153,467 2153,469 2152,472 2152,471 2151,471 2150,472 2150,471 2149,469 2148,465 2148,464 2148,465 2147,470 2146,470 2146,471 2146,472 2145,471 2145,469 2144,468 2144,470 2144,469 2143,465 2143,462 2142,465 2141,468 2141,471 2141,472 2140,471 2139,471 2139,469 2138,466 2137,465 2137,467 2136,468 2136,469 2135,472 2135,470 2134,470 2134,471 2134,469 2133,467 2132,467 2132,464 2132,463 2131,462 2131,467 2130,467 2130,468 2130,466 2129,468 2128,469 2128,470 2127,469 2127,466 2126,465 2126,466 2125,465 2125,466 2125,469 2124,472 2123,473 2123,471 2122,471 2122,468 2121,465 2121,464 2121,466 2120,463 2119,464 2119,467 2119,468 2118,469 2118,468 2117,471 2117,469 2117,465 2116,462 2116,463 2115,462 2114,465 2114,466 2113,467 2113,469 2112,471 2112,469 2112,467 2111,467 2110,467 2110,465 2109,463 2109,465 2108,464 2108,463 2108,467 2107,470 2107,469 2107,467 2106,468 2105,466 2105,464 2105,462 2104,465 2104,462 2103,462 2103,459 2103,462 2102,465 2101,469 2101,470 2101,469 2100,467 2100,465 2099,466 2099,463 2098,461 2098,462 2098,464 2097,467 2096,469 2096,471 2095,469 2095,465 2094,465 2094,467 2094,464 2093,462 2092,462 2092,461 2092,462 2091,463 2091,467 2091,468 2090,467 2090,464 2089,463 2089,465 2088,465 2087,463 2087,461 2086,463 2086,465 2085,467 2085,466 2085,467 2084,467 2083,469 2083,468 2083,465 2082,465 2082,462 2082,460 2081,460 2081,463 2080,463 2080,465 2080,467 2079,467 2078,465 2078,464 2078,466 2077,464 2077,461 2076,457 2076,460 2075,462 2074,465 2074,467 2073,467 2073,468 2072,465 2072,463 2071,463 2069,463 2069,467 2068,466 2068,467 2067,469 2067,467 2067,465 2066,465 2065,462 2065,461 2065,458 2064,462 2063,461 2063,463 2062,465 2062,466 2062,467 2061,466 2060,463 2060,462 2060,461 2059,462 2059,460 2058,460 2058,462 2058,465 2057,469 2056,469 2056,467 2055,465 2055,462 2054,462 2054,460 2053,460 2053,461 2053,462 2052,463 2051,463 2051,467 2051,466 2050,463 2050,460 2049,460 2049,461 2049,460 2048,461 2047,461 2047,462 2046,465 2046,467 2045,465 2044,465 2044,463 2043,462 2042,462 2042,460 2042,459 2041,462 2041,466 2040,466 2040,465 2040,466 2039,464 2039,463 2039,460 2038,463 2037,460 2037,458 2037,455 2036,458 2036,460 2035,463 2035,466 2035,467 2034,465 2033,463 2032,461 2032,458 2031,458 2031,459 2031,462 2030,464 2029,465 2029,467 2029,465 2028,463 2028,465 2027,462 2027,460 2026,460 2026,458 2026,457 2025,457 2024,462 2024,463 2024,462 2023,460 2023,461 2022,462 2021,461 2020,458 2020,456 2020,458 2019,460 2019,461 2018,463 2018,465 2017,465 2017,462 2016,463 2015,460 2015,457 2015,456 2014,459 2014,458 2013,460 2013,462 2013,463 2012,462 2012,463 2011,462 2010,459 2010,456 2010,455 2009,456 2009,457 2008,460 2008,461 2008,462 2007,463 2006,464 2006,463 2005,460 2004,460 2004,458 2003,458 2002,460 2002,459 2001,462 2001,463 2001,462 2000,460 2000,461 1999,458 1999,457 1999,455 1998,457 1997,456 1997,455 1996,457 1996,460 1995,462 1994,459 1993,458 1993,457 1992,455 1992,454 1992,455 1991,458 1991,462 1990,462 1990,463 1989,460 1988,457 1988,458 1987,456 1987,454 1986,455 1986,456 1985,457 1985,461 1985,460 1984,458 1983,455 1983,456 1982,456 1981,455 1981,454 1981,455 1980,457 1979,460 1979,459 1978,460 1977,461 1977,460 1977,457 1976,456 1976,454 1976,453 1975,454 1974,458 1974,459 1973,460 1973,458 1972,457 1972,455 1972,458 1971,455 1970,453 1970,449 1970,451 1969,453 1969,456 1968,459 1968,461 1968,459 1967,458 1966,456 1965,454 1965,453 1965,454 1964,455 1964,456 1963,456 1963,460 1963,459 1962,457 1961,457 1961,459 1961,457 1960,455 1959,453 1959,451 1959,450 1958,455 1958,456 1957,455 1956,455 1956,457 1955,457 1955,456 1954,454 1954,453 1954,451 1953,454 1952,453 1952,454 1952,456 1951,458 1951,461 1951,460 1950,458 1949,456 1949,453 1948,453 1947,453 1947,456 1946,456 1946,457 1945,456 1945,458 1945,456 1944,455 1943,451 1943,452 1942,452 1942,453 1941,455 1941,456 1940,458 1940,459 1940,457 1939,456 1938,455 1938,456 1937,455 1937,453 1936,454 1936,453 1935,455 1934,459 1934,457 1934,456 1933,456 1933,455 1933,453 1932,451 1932,452 1931,451 1931,449 1931,448 1930,451 1929,454 1929,456 1929,457 1928,457 1928,455 1927,454 1927,453 1926,451 1925,449 1925,451 1924,455 1924,456 1923,458 1923,455 1922,453 1922,455 1921,452 1920,450 1920,449 1919,449 1919,450 1918,455 1918,454 1917,451 1916,451 1916,453 1915,453 1915,452 1915,449 1914,449 1914,451 1913,453 1913,455 1912,455 1911,456 1911,457 1911,456 1910,454 1910,453 1909,450 1909,447 1909,449 1908,452 1907,451 1907,453 1907,455 1906,454 1906,453 1906,451 1905,454 1905,452 1904,449 1904,446 1903,447 1902,449 1902,453 1902,455 1901,455 1901,454 1900,454 1900,453 1899,451 1898,449 1898,450 1897,451 1897,453 1896,453 1895,453 1895,456 1895,453 1894,452 1893,452 1893,449 1893,447 1892,445 1892,448 1891,449 1890,451 1889,453 1889,454 1888,453 1888,451 1888,449 1887,449 1886,448 1886,447 1886,450 1885,453 1884,456 1884,455 1883,455 1883,452 1882,450 1882,449 1882,450 1881,447 1880,447 1880,449 1880,450 1879,451 1879,452 1879,455 1878,453 1878,451 1877,448 1877,449 1876,448 1875,449 1875,448 1874,449 1874,452 1873,454 1873,452 1872,452 1872,453 1871,451 1870,449 1870,447 1869,446 1869,449 1868,453 1868,452 1867,452 1866,451 1866,449 1866,447 1865,449 1865,447 1864,444 1864,442 1864,444 1863,448 1862,451 1862,453 1861,451 1861,450 1860,451 1860,449 1859,446 1859,447 1858,449 1857,451 1857,452 1857,455 1856,453 1856,450 1855,451 1855,452 1855,449 1854,447 1853,447 1853,446 1853,445 1852,446 1852,450 1852,451 1851,450 1851,448 1850,448 1850,449 1849,449 1848,449 1848,446 1848,445 1847,445 1847,448 1846,448 1846,449 1846,451 1845,452 1845,453 1845,452 1844,450 1843,451 1843,447 1843,445 1842,444 1842,447 1841,446 1841,447 1841,449 1840,450 1839,449 1839,450 1838,449 1838,446 1837,443 1837,442 1837,444 1836,444 1836,447 1836,449 1835,449 1834,449 1834,450 1834,451 1833,449 1833,447 1832,447 1831,446 1830,446 1830,447 1829,447 1829,449 1828,451 1828,449 1828,447 1827,448 1827,446 1827,445 1826,442 1825,444 1824,442 1824,446 1823,449 1823,450 1822,449 1821,447 1821,446 1820,445 1820,443 1819,442 1819,444 1819,446 1818,449 1818,451 1818,450 1817,451 1816,448 1816,446 1815,447 1815,444 1814,443 1814,444 1813,444 1812,446 1812,449 1811,447 1811,444 1810,444 1810,446 1810,445 1809,446 1809,444 1809,443 1808,444 1807,446 1807,449 1806,448 1805,449 1805,448 1804,446 1803,446 1803,443 1803,441 1802,443 1802,447 1801,447 1801,449 1800,447 1800,446 1800,444 1799,446 1798,444 1798,441 1798,438 1797,438 1797,442 1796,444 1796,447 1796,448 1795,447 1794,446 1794,447 1793,445 1793,442 1793,441 1792,442 1792,444 1791,444 1791,445 1791,447 1790,447 1789,445 1789,446 1789,447 1788,445 1788,444 1787,444 1787,440 1786,438 1785,443 1785,444 1784,442 1784,444 1784,446 1783,446 1782,445 1782,442 1782,441 1781,440 1780,442 1779,444 1779,446 1778,448 1778,447 1778,446 1777,446 1776,444 1776,440 1775,441 1775,440 1774,440 1774,442 1774,443 1773,444 1773,446 1772,444 1771,442 1771,439 1771,438 1770,439 1769,441 1769,442 1768,443 1767,446 1767,445 1766,443 1765,444 1765,442 1764,440 1764,441 1764,440 1763,440 1762,442 1762,446 1762,445 1761,444 1760,442 1760,440 1760,438 1759,440 1758,438 1758,437 1758,436 1757,438 1757,442 1757,444 1756,446 1755,443 1755,442 1754,442 1753,440 1753,438 1752,440 1752,443 1751,444 1751,446 1750,444 1749,441 1749,442 1748,440 1748,438 1747,438 1746,439 1746,444 1745,442 1744,440 1744,439 1744,441 1743,440 1743,441 1742,440 1742,438 1742,437 1741,439 1740,442 1740,443 1740,442 1739,443 1739,444 1738,443 1738,441 1737,441 1737,438 1737,435 1736,437 1735,440 1734,443 1734,442 1733,441 1733,439 1733,442 1732,440 1731,437 1731,433 1730,436 1730,438 1730,440 1729,442 1728,442 1727,440 1726,438 1726,437 1725,438 1724,438 1724,441 1724,440 1723,440 1722,441 1722,443 1722,440 1721,439 1721,437 1720,435 1720,434 1719,437 1718,437 1717,438 1717,440 1716,441 1716,440 1715,438 1715,437 1715,436 1713,436 1713,435 1713,437 1712,439 1712,442 1711,441 1711,442 1710,439 1710,436 1709,437 1708,435 1708,434 1708,436 1707,437 1707,438 1706,438 1706,442 1706,440 1705,437 1704,435 1702,435 1702,437 1701,439 1701,442 1701,441 1700,439 1699,439 1699,440 1698,438 1698,437 1697,437 1697,435 1697,434 1696,437 1695,440 1695,439 1694,440 1694,438 1694,437 1693,435 1693,437 1692,435 1692,432 1692,430 1691,432 1690,435 1690,437 1690,440 1689,440 1689,438 1688,437 1687,435 1687,433 1686,433 1685,436 1685,437 1685,438 1684,440 1683,437 1683,438 1682,436 1681,434 1681,431 1680,431 1679,436 1679,437 1678,435 1678,436 1676,436 1676,435 1676,433 1675,431 1675,432 1674,434 1674,435 1673,437 1672,438 1672,439 1672,438 1671,437 1670,433 1670,431 1670,430 1669,433 1669,432 1669,433 1668,436 1667,436 1667,435 1666,437 1666,435 1665,432 1665,429 1665,428 1664,429 1663,430 1663,433 1663,434 1662,435 1661,437 1661,435 1660,433 1659,433 1658,432 1658,431 1658,433 1657,433 1656,435 1656,438 1656,436 1655,434 1654,435 1654,433 1654,431 1653,429 1653,431 1652,430 1652,429 1651,431 1651,434 1651,435 1650,436 1649,436 1649,433 1648,431 1647,430 1647,429 1647,430 1646,433 1645,436 1645,437 1644,437 1644,435 1644,432 1643,431 1643,433 1642,429 1641,430 1640,430 1640,431 1640,435 1639,435 1639,433 1638,430 1638,429 1638,431 1636,431 1636,429 1635,429 1635,431 1634,434 1634,435 1634,433 1633,434 1633,435 1632,434 1631,432 1631,431 1631,429 1630,428 1630,429 1629,432 1629,433 1628,435 1627,433 1627,431 1627,429 1626,431 1626,429 1626,428 1625,424 1625,426 1624,428 1624,431 1624,433 1623,435 1622,433 1621,433 1621,431 1620,429 1620,428 1619,430 1618,431 1618,434 1617,433 1617,431 1616,434 1616,431 1615,430 1615,429 1615,428 1614,425 1613,425 1613,428 1613,429 1612,429 1611,429 1611,431 1610,431 1609,430 1609,428 1609,427 1608,427 1608,428 1607,428 1607,430 1606,432 1606,434 1606,433 1605,432 1604,431 1604,429 1604,426 1603,426 1603,427 1602,426 1602,429 1601,429 1600,429 1600,432 1599,430 1599,428 1599,425 1598,424 1598,425 1597,425 1597,426 1597,428 1596,428 1595,429 1595,431 1595,433 1594,431 1594,429 1593,429 1592,428 1591,426 1591,428 1591,426 1590,426 1590,428 1590,432 1589,431 1589,429 1588,430 1588,428 1588,426 1587,424 1586,426 1586,424 1586,423 1585,422 1585,424 1584,428 1584,429 1584,431 1583,431 1582,428 1582,427 1581,427 1581,426 1580,423 1580,424 1580,426 1579,429 1579,430 1578,431 1577,429 1577,427 1576,428 1576,426 1575,424 1575,423 1574,423 1573,424 1573,429 1572,428 1572,425 1571,426 1570,426 1570,425 1570,422 1569,423 1568,424 1568,427 1568,428 1567,428 1566,429 1565,427 1564,426 1564,423 1564,421 1563,422 1563,425 1562,426 1562,428 1561,428 1561,426 1561,425 1560,426 1559,425 1559,422 1559,419 1558,419 1558,421 1557,422 1557,426 1557,428 1556,428 1555,427 1555,428 1554,426 1554,424 1554,423 1553,422 1553,423 1552,423 1552,424 1552,426 1551,426 1550,424 1550,426 1550,428 1549,426 1549,424 1548,424 1548,422 1548,420 1547,419 1546,422 1545,421 1545,423 1545,425 1544,426 1543,426 1543,423 1543,422 1542,421 1541,422 1541,421 1541,420 1540,422 1540,425 1539,428 1539,426 1538,427 1537,424 1537,422 1537,421 1536,422 1536,419 1536,420 1535,421 1535,422 1534,422 1534,423 1534,426 1533,425 1532,422 1532,420 1531,421 1531,420 1530,420 1529,421 1529,424 1529,426 1528,425 1527,423 1526,424 1526,422 1525,420 1525,419 1524,419 1523,420 1523,424 1522,424 1521,423 1521,421 1521,419 1520,421 1520,419 1520,417 1519,415 1518,416 1518,420 1518,422 1517,424 1517,425 1516,423 1516,422 1515,422 1514,420 1514,417 1513,419 1513,420 1512,422 1512,423 1512,425 1511,423 1511,420 1510,422 1509,420 1509,418 1508,416 1507,416 1507,420 1507,421 1506,420 1505,419 1505,420 1504,420 1503,419 1503,417 1503,415 1502,417 1502,418 1502,419 1501,420 1500,421 1500,422 1500,424 1499,422 1499,421 1498,420 1498,418 1498,415 1497,415 1496,417 1496,418 1495,420 1494,420 1494,419 1494,421 1493,419 1493,417 1493,414 1492,413 1491,414 1491,415 1491,417 1490,419 1489,420 1489,421 1488,420 1487,418 1487,417 1486,417 1486,416 1485,415 1485,417 1484,417 1484,419 1484,421 1483,419 1482,418 1482,416 1481,414 1481,412 1480,414 1480,413 1479,412 1478,415 1478,417 1478,418 1477,419 1477,418 1476,416 1476,415 1475,414 1475,413 1475,412 1474,413 1473,415 1473,419 1473,420 1472,419 1471,417 1471,415 1470,415 1469,413 1469,411 1469,413 1468,412 1468,413 1467,413 1467,418 1467,417 1466,415 1466,413 1465,413 1464,413 1463,411 1463,412 1462,413 1462,417 1461,416 1460,415 1460,416 1460,417 1459,416 1459,414 1459,413 1458,411 1458,410 1457,411 1457,415 1456,415 1455,417 1455,415 1455,413 1454,413 1454,415 1453,413 1453,410 1453,407 1452,408 1451,410 1451,412 1451,416 1450,417 1450,415 1450,414 1449,415 1448,413 1448,411 1447,410 1446,412 1446,413 1445,416 1445,415 1444,414 1444,415 1443,413 1442,411 1442,410 1441,408 1440,411 1440,412 1439,411 1439,413 1438,413 1437,414 1437,413 1437,411 1436,410 1436,409 1435,411 1435,410 1435,411 1434,413 1433,415 1433,416 1433,415 1432,414 1432,411 1431,409 1431,408 1430,410 1430,408 1430,410 1429,412 1428,412 1427,414 1427,413 1426,410 1426,408 1426,407 1425,408 1424,408 1424,409 1424,410 1423,410 1423,411 1423,413 1422,414 1422,413 1421,411 1420,411 1419,410 1419,408 1419,409 1418,408 1417,410 1417,413 1416,411 1415,411 1415,410 1415,408 1414,406 1414,408 1414,406 1413,405 1413,404 1412,406 1412,410 1412,411 1411,413 1410,412 1410,410 1410,409 1409,408 1408,406 1408,404 1408,405 1407,408 1406,410 1406,411 1405,413 1405,411 1405,409 1404,409 1404,410 1403,408 1403,406 1402,405 1401,405 1401,406 1401,410 1400,411 1400,410 1399,407 1399,406 1399,408 1397,408 1397,406 1397,404 1396,404 1396,405 1396,408 1395,409 1394,410 1393,409 1392,408 1392,407 1392,404 1391,402 1391,403 1390,406 1390,407 1389,409 1388,408 1388,406 1388,405 1387,408 1387,406 1387,403 1386,399 1385,401 1385,403 1385,406 1384,408 1383,407 1382,408 1382,406 1381,404 1381,403 1380,404 1379,404 1379,406 1378,405 1378,406 1377,408 1377,406 1376,404 1376,403 1375,400 1374,399 1374,402 1373,402 1373,401 1372,403 1372,406 1372,405 1371,406 1371,405 1371,403 1370,401 1369,401 1368,401 1368,402 1367,404 1367,407 1366,406 1365,406 1365,404 1365,401 1364,401 1364,402 1363,399 1363,401 1362,401 1362,402 1362,403 1361,405 1360,404 1360,402 1360,399 1359,399 1358,399 1357,399 1356,399 1356,401 1356,404 1355,403 1355,401 1354,401 1354,402 1353,401 1352,399 1352,397 1351,396 1351,398 1351,402 1350,402 1349,403 1349,401 1349,399 1348,397 1347,399 1347,397 1347,394 1346,393 1346,395 1345,398 1345,400 1345,403 1344,403 1344,401 1344,399 1343,399 1342,399 1342,398 1342,395 1341,395 1341,396 1340,399 1340,401 1339,403 1338,401 1338,399 1337,400 1337,398 1336,397 1336,394 1335,394 1335,398 1334,399 1333,399 1333,397 1333,396 1332,397 1331,398 1331,397 1331,394 1330,393 1329,394 1329,395 1329,396 1328,397 1328,398 1327,399 1327,401 1327,399 1326,398 1326,395 1325,393 1324,392 1324,394 1323,395 1323,397 1322,397 1322,395 1321,398 1320,396 1320,394 1320,390 1319,390 1319,391 1318,392 1318,394 1318,395 1317,395 1317,396 1317,397 1316,397 1315,395 1315,394 1315,393 1314,393 1314,394 1313,392 1313,394 1312,393 1311,393 1311,394 1311,397 1310,395 1310,393 1309,394 1309,392 1309,390 1308,388 1308,389 1308,388 1307,388 1306,387 1306,389 1306,392 1305,393 1305,394 1304,393 1304,391 1304,390 1303,390 1302,389 1302,388 1302,386 1301,388 1301,390 1300,394 1299,394 1299,392 1299,390 1298,390 1297,391 1297,388 1297,386 1296,388 1295,388 1295,389 1295,393 1294,392 1293,390 1293,387 1292,388 1291,387 1291,386 1290,386 1290,388 1290,391 1289,392 1288,390 1288,391 1287,392 1287,390 1286,389 1286,386 1285,385 1284,386 1284,390 1283,390 1283,391 1283,390 1282,388 1282,386 1281,388 1281,386 1281,384 1280,381 1279,382 1279,385 1279,386 1278,390 1277,390 1277,388 1276,389 1275,388 1275,385 1274,385 1274,386 1273,386 1273,387 1273,390 1272,389 1272,388 1271,389 1270,386 1270,385 1269,383 1269,381 1268,381 1268,384 1268,385 1267,385 1266,384 1266,385 1266,386 1265,386 1264,383 1264,381 1263,381 1263,383 1262,383 1261,385 1261,387 1261,388 1260,388 1260,386 1259,386 1259,383 1259,381 1258,381 1257,382 1257,381 1256,383 1256,384 1256,385 1255,384 1255,386 1254,385 1254,383 1254,380 1253,379 1252,380 1252,379 1252,381 1251,382 1250,383 1250,385 1250,386 1249,385 1248,383 1248,382 1247,383 1247,381 1247,380 1246,381 1246,380 1245,379 1245,382 1245,385 1244,385 1243,383 1243,384 1243,382 1242,380 1242,379 1241,380 1241,378 1241,377 1240,376 1239,378 1239,381 1239,383 1238,385 1238,384 1238,381 1237,380 1236,381 1236,379 1236,376 1235,377 1234,379 1234,382 1234,383 1233,384 1232,382 1232,379 1232,380 1231,381 1231,379 1231,377 1230,377 1229,376 1229,377 1228,381 1227,381 1227,378 1226,379 1225,379 1225,378 1224,376 1223,377 1223,379 1223,380 1222,380 1222,381 1221,382 1220,381 1220,379 1219,376 1219,374 1218,374 1218,377 1217,378 1216,380 1216,379 1215,377 1215,379 1214,377 1214,375 1214,372 1213,372 1212,374 1212,375 1212,377 1211,379 1210,379 1209,377 1209,376 1209,375 1208,375 1207,376 1207,375 1206,377 1205,377 1205,379 1204,377 1204,376 1203,374 1202,372 1202,370 1202,373 1200,373 1200,374 1200,377 1199,376 1198,377 1198,376 1198,374 1197,372 1196,372 1196,371 1195,373 1195,375 1195,378 1194,378 1193,376 1193,374 1192,372 1191,372 1191,370 1190,372 1189,372 1189,373 1188,376 1188,374 1187,373 1187,370 1186,370 1185,370 1184,370 1184,373 1183,375 1183,374 1182,373 1182,372 1182,373 1181,374 1180,372 1180,370 1179,368 1178,370 1178,373 1177,372 1177,374 1177,372 1176,370 1175,368 1175,370 1175,368 1174,366 1174,365 1173,366 1173,369 1173,372 1172,374 1171,374 1171,372 1171,370 1170,370 1169,369 1169,367 1169,366 1168,367 1168,370 1168,371 1167,372 1166,373 1166,372 1166,370 1165,370 1165,371 1164,368 1164,367 1163,365 1162,364 1162,368 1161,368 1160,367 1160,368 1159,368 1159,367 1158,365 1157,363 1157,364 1157,365 1156,367 1155,368 1155,369 1155,370 1154,369 1153,368 1153,365 1152,362 1151,364 1151,363 1151,364 1150,367 1150,366 1149,365 1148,367 1148,365 1148,363 1147,360 1147,359 1146,360 1146,361 1146,363 1145,365 1144,365 1144,367 1143,367 1143,366 1142,364 1142,363 1141,363 1141,362 1140,363 1139,363 1139,365 1138,367 1138,365 1137,363 1137,364 1137,362 1136,361 1135,359 1135,361 1135,359 1134,359 1133,361 1133,363 1132,364 1132,362 1131,361 1130,360 1130,359 1129,358 1129,359 1128,361 1128,364 1128,365 1127,364 1126,364 1126,361 1126,360 1125,360 1125,361 1124,359 1124,357 1124,358 1123,358 1123,359 1122,363 1121,362 1121,360 1121,358 1120,358 1120,359 1119,358 1118,356 1117,356 1117,358 1117,361 1116,361 1116,360 1115,360 1115,361 1114,359 1114,358 1113,354 1112,353 1112,355 1112,358 1111,358 1111,359 1110,360 1110,359 1110,358 1109,356 1108,358 1108,356 1108,353 1107,351 1107,354 1106,356 1106,358 1105,359 1105,358 1105,356 1104,357 1103,357 1103,356 1103,354 1102,353 1102,352 1101,354 1101,355 1101,356 1100,358 1099,357 1099,356 1098,358 1098,356 1098,354 1097,354 1097,352 1096,350 1096,353 1095,354 1094,353 1094,354 1093,355 1092,356 1092,354 1092,352 1091,351 1090,351 1090,352 1089,352 1089,354 1089,356 1088,358 1088,356 1087,355 1087,354 1087,352 1086,350 1085,349 1085,351 1085,349 1084,349 1084,352 1083,352 1083,353 1083,352 1082,354 1081,352 1081,351 1081,348 1080,347 1080,348 1079,349 1079,350 1078,351 1078,353 1077,354 1076,353 1076,351 1075,351 1074,350 1074,349 1073,348 1072,348 1072,350 1072,353 1071,352 1071,351 1070,350 1070,349 1069,347 1069,348 1069,346 1068,345 1067,344 1067,346 1067,349 1066,351 1066,352 1065,351 1065,349 1065,348 1064,348 1064,347 1063,344 1062,345 1062,347 1062,349 1061,351 1060,352 1060,349 1060,347 1059,347 1058,349 1058,346 1058,344 1057,345 1057,344 1056,344 1056,345 1056,349 1055,349 1055,347 1055,345 1054,345 1053,345 1052,345 1052,343 1051,342 1051,344 1051,346 1050,347 1049,347 1048,348 1048,347 1047,345 1047,342 1046,340 1045,341 1045,343 1045,344 1044,344 1044,347 1044,345 1043,343 1042,344 1042,343 1042,341 1041,338 1040,337 1040,340 1040,341 1039,343 1039,345 1038,345 1038,344 1037,345 1037,343 1037,342 1036,341 1035,340 1035,341 1034,341 1034,343 1033,342 1033,343 1032,344 1031,343 1031,341 1031,342 1030,340 1030,337 1029,336 1029,339 1029,338 1028,338 1028,340 1027,342 1026,342 1026,341 1025,338 1025,337 1023,337 1022,338 1022,340 1022,343 1021,343 1021,342 1020,342 1020,340 1020,337 1019,336 1018,338 1018,336 1018,335 1017,337 1017,338 1016,338 1016,340 1015,339 1015,337 1015,334 1014,334 1013,336 1013,334 1012,335 1011,335 1011,338 1011,340 1010,340 1010,338 1009,337 1008,338 1008,337 1008,335 1007,334 1007,333 1006,333 1006,334 1006,338 1004,338 1004,336 1003,334 1003,333 1002,335 1002,333 1002,331 1001,329 1001,330 1001,333 1000,335 999,338 999,336 998,334 997,335 997,333 997,331 996,331 995,331 995,333 995,334 994,335 994,336 993,335 993,334 993,333 992,335 992,333 992,331 991,331 990,329 989,333 988,333 988,331 987,332 986,332 986,331 985,329 985,327 984,328 984,329 984,331 983,331 983,333 982,334 981,333 981,332 981,331 980,329 980,327 979,327 979,329 979,328 978,329 977,331 977,330 976,329 976,331 975,329 975,327 975,324 974,323 974,325 973,327 972,329 971,330 971,331 970,329 970,327 968,327 968,326 968,325 967,327 967,326 966,326 966,328 966,330 965,329 965,327 964,325 963,323 963,322 963,323 962,323 962,322 961,322 961,324 961,327 960,327 959,328 959,327 959,325 958,323 957,323 957,322 957,320 956,322 956,323 956,327 955,327 954,327 954,326 954,323 953,322 952,323 952,321 952,319 951,320 950,320 950,321 949,324 949,323 949,322 948,320 948,319 947,320 946,319 945,318 945,320 944,322 944,323 943,322 942,323 941,322 941,320 941,319 940,316 939,317 939,320 938,320 938,322 938,320 937,318 936,317 936,319 936,317 935,315 935,312 934,313 934,315 934,317 933,320 932,321 932,320 932,318 931,318 931,319 931,318 930,315 929,315 929,316 928,317 927,319 927,318 926,318 926,319 925,317 925,316 924,314 923,312 923,315 922,316 922,315 921,316 920,316 919,313 918,311 918,313 917,313 916,315 916,316 916,318 915,318 914,316 914,313 913,311 913,312 912,311 911,313 911,314 910,313 909,315 909,314 909,312 908,309 907,309 907,311 906,311 905,311 905,312 905,314 904,315 904,314 904,312 902,312 902,311 902,309 901,309 900,308 900,311 899,313 898,311 898,312 898,310 897,308 896,306 896,308 896,306 895,305 895,304 895,306 894,309 894,311 893,312 893,311 893,309 892,308 891,308 891,306 890,304 890,305 889,306 889,309 889,310 888,311 887,311 887,309 887,307 886,307 886,308 886,306 885,304 885,305 884,304 883,308 882,308 882,307 882,305 881,304 881,306 880,305 880,306 880,304 879,302 878,301 878,303 878,305 877,306 877,307 876,306 876,307 875,306 875,305 875,304 874,301 873,299 873,300 873,303 872,304 871,306 871,305 871,304 870,302 870,304 870,302 869,300 868,297 868,298 867,300 867,302 866,304 866,302 865,303 864,304 864,302 864,300 863,300 863,299 862,300 861,302 861,301 860,302 859,304 859,302 859,300 858,301 858,299 857,297 857,295 857,298 855,298 855,297 855,298 854,300 853,300 853,298 852,296 851,295 851,296 850,295 850,297 850,299 849,302 848,300 848,297 847,295 846,295 846,296 846,295 845,294 845,296 844,296 844,297 843,299 843,298 843,296 842,293 841,293 841,294 841,293 840,293 840,294 839,293 839,295 838,298 837,297 837,296 836,296 835,295 835,293 834,291 834,293 833,296 832,296 832,295 832,296 831,295 831,293 830,291 830,293 830,291 829,289 828,287 828,288 828,291 827,293 827,295 826,295 826,293 826,291 825,292 825,291 824,288 823,288 823,289 823,291 822,292 822,293 821,294 821,293 821,291 820,291 819,292 819,290 819,288 818,289 818,287 817,286 817,290 816,290 816,289 816,288 815,288 814,289 813,288 813,286 812,284 812,285 812,287 811,288 810,288 810,289 810,290 809,291 809,290 809,289 808,288 808,286 807,283 807,282 807,285 806,285 805,286 805,288 804,286 803,288 803,286 803,284 802,281 801,280 801,282 800,284 800,285 799,285 799,286 798,287 798,286 798,284 797,283 796,282 796,283 796,282 795,282 794,282 794,284 793,286 792,285 792,283 791,281 791,279 790,277 790,279 789,278 789,277 789,279 788,282 787,282 786,280 786,279 785,278 785,279 785,277 784,277 783,277 783,279 783,282 782,282 781,279 781,277 780,277 780,278 780,276 779,274 778,276 778,275 778,276 777,277 777,280 776,280 776,278 776,275 775,275 774,276 774,275 773,275 773,273 772,273 772,275 772,277 771,278 771,277 770,277 769,277 769,276 769,275 768,273 768,271 767,270 767,271 767,275 766,275 765,275 765,277 765,275 764,273 764,271 763,273 763,271 763,268 762,266 762,269 761,271 760,273 760,274 760,273 759,271 758,272 758,271 758,269 757,268 756,268 756,269 756,270 755,270 755,271 755,270 754,270 753,271 753,270 753,267 752,268 751,266 751,264 751,263 750,266 749,266 748,268 747,267 747,268 747,266 746,264 746,261 745,262 744,263 744,264 744,266 743,268 742,266 742,264 741,262 741,261 740,260 740,261 739,261 738,263 737,262 737,264 737,262 736,261 736,258 735,257 735,258 735,257 734,259 733,259 733,260 732,261 732,262 731,262 731,260 730,259 729,260 729,258 729,257 728,258 728,257 727,259 727,262 726,261 726,260 725,258 724,256 724,254 724,255 723,254 723,252 722,252 722,253 722,255 721,257 720,259 720,258 720,255 719,254 718,252 718,250 717,250 717,252 717,254 716,255 715,255 715,254 714,252 713,253 713,251 713,249 712,249 711,248 711,249 710,253 710,251 709,249 709,248 708,250 708,248 707,247 706,245 706,243 706,245 705,247 705,248 704,248 703,249 703,248 703,246 702,245 701,243 701,240 701,241 700,243 700,244 699,245 699,246 698,244 697,243 697,245 697,242 696,240 696,237 695,236 695,238 695,239 694,242 694,243 693,242 692,241 692,242 692,241 691,239 691,238 690,237 690,238 690,237 689,238 688,239 688,238 687,239 686,237 686,235 685,232 685,230 685,228 684,231 683,230 683,231 682,232 682,236 681,236 680,234 679,233 679,234 679,235 678,235 678,236 677,237 677,239 677,241 676,240 676,239 676,238 675,236 674,234 674,233 673,230 673,229 672,230 672,229 671,228 670,230 670,228 670,226 669,223 669,221 668,222 668,221 668,220 667,219 667,218 666,220 665,222 665,221 665,219 664,219 664,218 663,219 663,218 663,216 662,215 661,213 661,212 661,215 660,218 659,217 659,218 659,216 658,214 658,213 658,214 657,212 656,210 656,209 656,210 655,213 655,214 654,217 654,214 653,212 652,212 652,213 652,212 651,209 650,209 650,212 649,214 649,215 649,213 648,212 647,211 647,212 647,210 646,209 645,207 645,205 644,209 643,210 643,209 643,208 642,208 642,209 642,208 641,209 641,207 640,205 640,203 639,206 638,207 638,208 637,209 637,210 636,209 636,207 636,206 635,203 634,201 634,203 633,203 632,206 632,205 631,203 631,205 631,203 630,201 629,198 628,199 628,200 627,201 626,202 625,203 625,201 625,200 624,200 624,198 623,199 623,198 622,199 622,198 621,200 620,202 620,201 620,199 619,200 619,197 618,195 618,193 618,194 617,194 616,193 616,192 616,194 615,198 614,198 614,195 613,192 612,191 611,191 611,193 610,196 609,196 609,193 608,191 607,191 607,192 607,190 606,189 605,189 605,190 604,193 604,192 604,191 603,188 602,188 602,189 602,188 601,189 601,187 600,185 600,187 599,190 598,191 598,189 597,189 597,190 596,189 596,187 596,185 595,183 595,182 595,183 594,187 593,187 593,189 592,187 592,185 591,183 591,185 591,183 590,180 589,177 589,178 589,181 588,182 588,185 588,186 587,184 587,183 586,183 586,182 585,180 584,179 584,178 584,180 583,180 583,181 582,182 582,180 581,181 580,182 580,181 580,179 579,179 579,177 579,174 578,174 578,177 577,178 577,176 576,177 575,178 574,177 574,174 573,172 573,174 571,174 571,176 571,177 570,179 570,178 570,177 569,176 569,174 568,171 567,171 566,170 566,173 566,174 565,173 564,174 564,173 564,171 563,168 562,167 562,169 562,167 561,169 561,170 561,169 560,169 560,172 559,173 559,172 559,170 558,169 557,168 557,169 557,167 556,166 555,166 555,167 554,171 553,170 553,169 552,167 552,165 552,163 551,164 551,162 550,160 550,162 549,165 548,166 548,167 547,164 547,162 546,162 546,161 545,159 544,159 544,160 544,164 543,165 543,166 542,163 542,160 541,160 541,162 541,160 540,157 539,158 539,156 538,157 538,161 537,161 537,160 537,157 536,157 536,158 535,158 534,156 534,153 534,152 533,154 533,156 532,157 532,158 531,158 530,158 530,157 530,156 529,155 529,152 528,150 528,151 528,153 527,153 527,154 527,156 526,155 525,153 525,152 525,154 524,151 524,149 523,146 523,145 523,148 522,149 521,151 521,153 521,152 520,151 519,151 519,148 518,147 518,146 518,148 517,147 516,148 516,149 516,148 515,148 515,149 514,150 514,148 514,146 513,147 512,145 512,142 512,140 511,143 510,143 510,145 509,146 508,145 507,142 507,140 506,140 506,139 505,139 505,140 505,142 504,145 503,145 503,144 503,143 502,140 502,139 501,139 501,137 500,137 500,139 498,139 498,141 498,140 497,137 497,135 496,134 496,135 496,133 495,134 494,134 494,133 493,135 493,138 492,138 492,137 492,136 491,135 491,136 491,134 490,133 489,131 489,130 488,131 488,135 487,135 487,134 487,135 486,132 485,130 485,129 485,130 484,128 484,126 483,124 483,126 483,129 482,131 482,133 481,130 480,128 480,129 479,127 479,125 478,124 478,126 477,128 476,129 476,130 476,128 475,127 475,128 474,126 474,124 473,124 473,122 473,121 472,121 471,124 470,122 469,124 469,123 468,122 467,119 467,117 467,118 466,120 466,121 465,122 465,123 465,124 464,125 464,124 464,122 463,121 462,118 462,115 461,117 460,117 460,120 460,119 459,118 458,117 458,119 458,117 457,114 457,112 456,111 456,112 456,113 455,115 455,116 454,115 453,117 453,116 452,114 452,113 451,112 451,110 450,110 449,111 449,110 449,111 448,113 448,115 448,113 447,112 446,110 446,108 446,106 445,108 444,106 444,105 443,107 443,110 442,110 442,109 441,106 440,105 440,104 440,105 439,103 439,102 438,103 438,105 438,108 437,109 437,108 436,106 435,103 435,104 434,102 434,99 433,101 433,100 432,101 431,105 431,103 431,101 430,99 430,98 429,99 428,97 428,96 427,98 426,101 426,102 426,101 425,101 425,100 424,101 424,99 424,97 423,95 422,92 422,91 422,93 421,96 421,97 420,98 420,96 419,94 419,93 419,94 418,92 417,90 417,87 416,90 416,91 415,94 415,95 415,93 414,91 413,90 413,91 413,90 412,87 412,86 411,88 410,89 410,91 410,90 409,89 408,89 408,90 408,89 407,87 406,84 406,81 405,84 404,85 404,83 403,84 403,85 402,85 402,84 401,81 401,79 400,81 399,81 399,83 398,85 398,87 397,85 397,84 397,83 396,80 395,78 395,77 395,78 394,76 394,79 393,79 392,79 392,81 392,79 391,77 390,74 390,75 389,74 389,75 388,75 388,74 388,75 387,77 387,78 387,77 386,75 385,74 384,72 384,71 383,72 383,70 382,73 381,76 381,74 380,75 380,74 379,71 379,69 378,67 377,66 377,65 377,66 376,70 376,71 376,72 375,71 375,69 374,67 374,68 373,66 372,63 372,64 372,65 371,68 371,69 370,69 370,70 370,67 369,65 368,63 367,61 367,60 366,59 366,60 365,63 365,64 365,63 364,60 363,60 363,61 363,60 362,60 361,56 361,54 361,56 360,59 360,60 359,60 358,60 358,61 358,60 357,58 357,57 356,54 356,52 355,56 354,56 354,57 354,60 353,58 353,56 352,55 352,56 352,54 351,52 351,49 351,47 350,51 349,52 349,54 349,55 348,55 348,54 347,54 347,56 347,54 346,52 345,51 345,50 345,51 344,50 344,51 343,52 343,51 342,52 342,53 342,52 341,50 340,50 340,48 340,45 339,44 339,47 338,46 338,45 337,47 336,49 335,47 335,44 334,42 333,42 333,41 333,43 332,45 331,48 331,47 330,47 330,43 329,41 329,40 328,39 327,38 327,40 326,41 326,42 325,44 325,42 325,40 324,38 324,37 324,38 323,37 322,37 322,36 321,36 321,39 320,42 320,39 319,38 318,38 318,36 317,34 316,32 316,31 316,34 315,38 315,37 314,38 313,36 313,34 313,31 312,33 312,31 311,27 311,25 311,27 310,30 309,32 309,34 309,35 308,33 308,30 307,31 306,27 306,26 306,27 305,31 304,31 304,33 303,31 303,29 302,30 302,28 301,26 300,25 300,24 300,22 299,22 299,27 298,29 298,27 298,26 297,26 297,27 297,26 296,26 295,25 295,22 295,19 294,20 294,23 293,24 293,25 292,26 291,27 291,26 291,24 290,23 290,20 289,18 289,17 289,20 288,20 288,22 287,24 286,22 286,20 286,22 285,20 285,17 284,15 284,14 284,15 283,15 282,17 282,20 282,19 281,18 281,20 281,22 280,20 280,18 279,16 279,17 278,15 277,15 277,16 276,16 276,18 275,20 275,18 275,17 274,17 273,15 273,13 273,10 272,11 271,11 271,13 270,16 270,17 269,16 268,13 268,11 267,11 267,9 266,8 266,9 266,11 265,15 264,16 264,15 263,12 263,11 262,11 262,9 261,6 261,8 260,8 259,9 259,13 258,11 258,7 257,7 257,8 257,7 256,7 255,6 255,4 254,7 254,11 253,11 253,10 252,10 252,11 252,9 251,7 250,7 250,4 250,3 249,4 249,9 248,10 248,12 247,11 246,9 246,7 246,9 245,6 245,4 245,0">
          <text:p/>
        </draw:polygon>
        <draw:polygon draw:style-name="gr10" draw:text-style-name="P8" draw:layer="layout" svg:width="4.303cm" svg:height="2.781cm" svg:x="11.231cm" svg:y="3.25cm" svg:viewBox="0 0 4304 2782" draw:points="661,1 661,3 660,5 660,6 659,6 659,8 658,5 658,4 657,3 656,1 656,2 655,3 655,4 654,6 654,7 654,6 653,4 652,4 651,3 651,1 650,1 650,2 649,4 649,6 649,5 648,6 647,6 647,5 647,4 646,4 646,3 645,3 645,1 644,3 643,4 643,5 643,7 642,6 641,4 641,3 640,2 640,0 640,1 639,1 638,3 638,4 638,5 637,6 637,5 636,5 636,4 635,2 634,2 634,1 633,1 633,2 632,4 632,6 632,5 631,5 631,4 630,4 629,4 629,3 629,1 628,0 628,1 627,2 627,3 626,5 625,6 625,5 625,4 624,4 624,3 623,1 622,1 622,4 621,6 620,7 620,6 619,6 619,5 618,3 618,2 617,2 616,3 616,4 616,6 615,7 615,8 614,7 614,6 613,4 612,4 611,3 611,4 610,6 609,8 609,6 608,5 607,5 607,4 607,3 606,2 606,3 605,3 605,4 604,5 604,6 603,6 602,5 602,4 602,3 601,3 601,2 600,1 600,0 600,3 599,5 598,6 598,7 598,8 597,7 597,6 596,6 596,4 595,3 595,4 594,6 593,6 593,8 593,9 592,9 592,7 591,6 591,5 591,4 590,4 589,3 588,4 588,6 588,8 587,7 587,5 586,6 585,4 584,3 583,3 583,4 582,6 582,8 581,7 580,7 580,6 580,5 579,4 579,3 578,2 577,4 577,6 577,7 576,7 575,8 575,7 575,6 574,4 573,3 573,2 573,1 572,3 571,4 571,5 571,6 570,8 570,6 569,5 569,4 568,4 568,3 568,2 567,2 566,3 566,4 566,5 565,6 564,6 564,5 563,5 562,3 561,3 560,4 560,6 559,6 559,7 558,6 557,5 557,4 556,3 556,1 555,3 555,4 555,7 554,7 553,8 552,6 552,4 551,4 551,3 550,3 550,4 549,6 548,7 548,8 547,6 547,4 546,5 546,4 545,3 544,3 544,4 543,6 543,8 542,7 541,8 541,7 541,6 540,5 539,5 539,4 538,6 538,8 537,10 536,9 536,8 535,6 534,6 534,5 534,3 533,4 533,6 532,8 532,9 531,9 530,10 530,8 529,7 529,6 528,5 528,4 528,6 527,7 527,8 527,9 526,10 525,10 525,9 525,8 523,8 523,5 523,6 522,6 521,7 521,8 520,10 519,9 519,8 518,8 518,6 518,5 517,5 516,6 516,8 515,10 514,10 514,9 513,8 512,7 512,5 511,4 511,5 510,6 510,9 509,10 509,9 509,10 508,8 507,6 507,5 507,6 506,5 505,6 505,7 505,8 504,10 503,10 503,9 502,8 501,8 501,7 501,6 500,5 500,6 500,8 499,8 498,9 498,10 497,10 496,8 496,6 495,6 494,6 493,8 493,10 492,12 492,11 492,10 491,10 491,8 490,8 489,6 489,5 489,6 488,8 488,10 487,11 487,12 486,12 485,10 485,8 484,8 484,6 483,7 483,8 482,10 482,11 482,12 481,11 480,10 479,9 479,8 478,6 478,7 477,7 476,10 476,11 476,12 475,12 474,12 474,10 473,9 473,8 472,8 471,8 471,12 471,14 470,14 470,12 469,12 469,11 469,10 468,9 467,8 467,6 467,7 466,8 466,9 466,12 465,12 464,12 463,10 462,9 462,8 461,8 461,9 460,10 460,11 460,13 458,13 458,12 457,11 457,10 456,8 456,7 456,8 455,9 455,10 454,11 453,13 453,12 452,12 451,11 451,10 451,8 450,9 449,9 449,11 448,14 448,15 447,13 447,14 446,14 446,11 446,10 445,10 444,10 444,12 443,13 443,15 442,15 442,14 441,14 440,12 439,12 438,14 438,16 437,17 437,16 436,15 435,15 435,14 434,14 434,12 433,12 433,13 433,14 432,14 431,15 431,17 431,18 430,18 430,16 429,15 429,14 428,13 427,15 426,16 426,18 426,19 425,18 425,17 424,17 424,16 423,15 422,15 422,17 421,19 421,22 421,23 420,24 420,25 419,24 419,22 419,21 418,22 417,21 417,19 416,21 416,22 415,24 415,25 415,26 414,26 413,26 413,25 413,26 412,25 412,23 412,22 411,22 411,23 410,25 410,26 410,27 409,30 408,30 408,28 407,27 407,26 406,24 406,22 405,23 404,24 404,27 404,30 403,29 403,28 402,28 402,26 401,25 401,24 401,25 400,25 399,26 399,28 399,29 398,30 398,31 397,30 397,31 397,29 396,28 395,28 395,27 394,26 394,28 394,29 393,30 392,31 391,30 390,31 390,29 390,28 389,28 389,27 388,29 388,30 387,32 386,33 385,31 384,29 383,28 383,30 383,31 382,33 381,35 381,36 381,35 380,35 380,34 379,32 379,30 378,30 377,30 377,31 376,33 376,34 376,35 375,35 375,34 374,32 374,31 373,31 372,30 372,29 372,31 371,33 371,34 370,36 370,37 369,37 368,37 368,36 367,35 367,33 366,33 366,34 365,35 365,38 365,39 364,40 363,38 363,39 363,38 362,37 362,35 361,34 361,33 361,35 360,36 360,39 360,41 359,40 358,40 358,39 357,39 357,37 356,35 356,36 355,37 354,38 354,40 354,41 353,42 353,41 352,41 352,39 351,39 351,37 350,37 349,38 349,39 349,41 348,41 347,42 346,41 345,40 345,38 345,39 344,38 344,40 343,40 343,41 343,44 342,46 342,45 342,44 341,44 340,44 340,43 340,40 339,39 339,40 338,41 338,42 338,44 337,44 336,46 336,45 335,44 335,42 334,40 334,41 333,41 333,43 332,46 331,48 330,47 330,46 329,46 328,44 327,44 327,45 327,47 326,47 326,48 325,49 325,48 324,48 324,45 324,46 323,46 322,45 322,43 322,44 321,44 321,47 320,48 320,50 319,49 318,48 318,47 317,47 317,45 316,44 316,47 316,49 315,50 315,51 315,53 314,53 313,53 313,50 313,49 312,48 311,47 310,49 309,50 309,51 309,52 308,52 308,50 307,50 306,49 306,48 305,51 304,51 304,54 304,55 303,56 303,57 302,56 301,55 300,54 300,53 300,52 299,53 299,55 299,57 298,58 298,61 297,59 297,58 296,58 295,57 295,55 295,52 294,54 294,56 293,58 293,60 292,62 291,63 291,61 291,60 290,59 290,58 289,58 289,57 288,58 288,60 288,62 287,64 286,63 286,62 285,62 285,61 284,62 284,60 284,59 283,58 282,60 282,62 282,63 281,63 281,65 281,66 280,66 280,65 279,63 279,62 278,61 277,61 277,62 276,66 276,69 275,69 275,68 274,68 273,67 273,65 273,64 272,63 272,64 272,66 271,68 270,71 270,73 269,71 268,69 268,67 268,69 267,69 266,67 266,69 266,71 265,75 264,75 264,76 264,75 263,75 262,75 262,74 262,73 261,72 261,73 261,75 260,75 259,76 259,78 259,80 258,80 257,78 256,78 255,75 255,74 254,78 254,82 254,84 253,84 253,83 252,82 252,84 252,82 251,81 250,79 250,78 250,79 249,82 249,84 248,85 248,86 248,88 247,88 246,85 246,84 245,84 245,83 244,82 244,84 243,86 243,89 243,90 242,91 241,89 241,90 241,89 240,90 240,88 239,87 239,86 239,87 238,88 237,91 237,92 236,94 236,95 235,94 235,92 234,92 234,91 234,88 233,88 232,90 232,92 232,94 231,97 231,96 230,97 230,96 229,94 228,92 228,90 228,91 227,92 227,94 227,96 226,97 226,100 225,101 225,100 225,101 224,99 223,98 223,97 222,97 222,98 221,98 221,100 221,102 220,103 219,104 218,102 218,100 217,101 217,100 216,101 215,103 214,107 214,109 214,110 213,109 213,107 212,106 212,107 212,105 211,105 210,104 210,105 210,107 209,110 209,112 209,114 208,114 207,113 207,110 207,109 206,108 205,109 205,110 204,111 204,115 203,116 203,118 203,116 202,116 202,114 202,116 201,115 200,115 200,114 200,113 199,115 199,119 198,120 198,122 198,123 197,122 196,122 196,123 196,122 195,121 195,119 194,119 194,120 193,121 193,125 193,128 192,128 191,128 191,127 191,128 190,127 189,125 189,123 189,122 188,127 187,130 187,134 187,135 186,136 185,137 185,135 184,133 184,132 184,133 183,134 182,136 182,139 182,141 181,143 181,145 180,143 179,143 178,142 178,141 177,143 177,145 176,147 176,149 176,151 175,151 175,154 174,155 173,154 173,153 172,154 171,157 171,158 171,161 170,164 169,166 169,168 168,167 168,168 167,168 167,166 166,167 166,171 166,173 165,177 164,177 164,181 164,182 163,183 163,182 162,182 162,181 162,184 161,185 160,188 160,189 160,192 159,195 159,200 158,200 158,202 157,202 157,204 157,205 156,206 155,207 155,208 155,211 154,215 154,216 153,219 153,222 153,224 152,225 151,227 151,229 150,230 150,231 149,233 149,234 149,236 148,242 148,245 148,249 147,250 146,251 146,252 146,255 145,256 145,257 144,258 144,259 144,263 143,267 142,270 142,275 142,277 141,279 141,282 140,282 140,284 140,286 139,287 139,289 139,292 138,293 137,298 137,300 137,304 136,306 136,307 135,308 135,311 135,314 134,316 133,318 133,320 133,323 132,327 132,330 132,333 131,336 131,338 130,341 130,343 130,345 129,347 128,349 128,351 128,352 127,354 127,357 126,360 126,363 126,366 125,369 124,372 124,375 124,377 123,379 123,380 122,381 122,383 122,386 121,390 121,393 121,397 120,400 119,403 119,406 119,408 118,410 118,412 117,414 117,417 117,419 116,422 115,426 115,429 115,433 114,436 114,439 114,442 113,445 113,447 112,450 112,453 112,455 111,458 110,461 110,465 110,469 109,472 109,474 108,479 108,483 108,486 107,489 106,492 106,494 106,497 105,499 105,503 105,507 104,512 104,516 103,521 103,524 103,528 102,530 101,535 101,538 101,541 100,545 100,549 99,553 99,557 99,561 98,566 97,572 97,577 97,582 96,585 96,588 95,591 95,596 95,600 94,604 94,609 94,613 93,618 92,623 92,628 92,632 91,637 91,641 90,645 90,649 90,653 89,657 88,661 88,666 88,671 87,676 87,681 87,688 86,693 86,697 85,701 85,706 85,710 84,715 83,719 83,724 83,729 82,735 82,741 81,747 81,752 81,757 80,762 79,766 79,770 79,774 78,778 78,782 78,786 77,791 77,796 76,801 76,807 76,812 75,818 74,822 74,826 74,830 73,835 73,839 72,844 72,849 72,853 71,860 70,866 70,873 70,880 69,885 69,891 69,896 68,902 68,908 67,914 67,920 67,925 66,932 65,938 65,945 65,953 64,959 64,966 63,973 63,980 63,987 62,993 61,1000 61,1007 61,1015 60,1023 60,1033 60,1041 59,1051 59,1060 58,1069 58,1078 58,1087 57,1097 56,1107 56,1117 56,1127 55,1137 55,1149 54,1161 54,1174 54,1187 53,1201 53,1216 53,1230 52,1245 51,1261 51,1278 51,1296 50,1315 50,1336 49,1358 49,1383 49,1410 48,1439 47,1473 47,1509 47,1549 46,1593 46,1643 45,1702 45,1771 45,1856 44,1959 44,2100 44,2370 43,2446 42,2456 42,2462 42,2468 41,2483 41,2501 40,2526 40,2558 40,2563 39,2476 38,2466 38,2480 38,2491 37,2503 37,2517 36,2535 36,2555 36,2570 35,2512 35,2488 35,2496 34,2507 33,2522 33,2533 33,2545 32,2539 32,2521 31,2525 31,2531 31,2538 30,2543 29,2550 29,2561 29,2573 28,2592 28,2612 27,2616 27,2579 27,2553 26,2552 26,2553 26,2556 25,2562 24,2568 24,2577 23,2580 22,2580 22,2581 22,2580 21,2580 20,2586 20,2593 20,2595 19,2599 19,2601 18,2600 18,2602 18,2605 17,2609 17,2613 16,2616 15,2622 15,2629 15,2633 14,2636 14,2641 13,2636 13,2635 13,2634 12,2636 11,2642 11,2646 11,2655 10,2655 10,2651 9,2652 9,2655 9,2652 8,2652 8,2656 8,2666 7,2677 6,2679 6,2692 6,2709 5,2685 5,2670 4,2676 4,2683 4,2692 3,2695 2,2699 2,2715 2,2733 1,2723 1,2672 0,2674 0,2678 0,2770 0,2768 1,2767 1,2781 2,2782 2,2772 2,2767 3,2766 4,2765 4,2762 4,2760 5,2757 5,2761 6,2767 6,2763 6,2760 7,2759 8,2756 8,2754 8,2753 9,2752 9,2751 10,2750 11,2749 11,2746 11,2744 12,2742 13,2741 13,2740 13,2739 14,2737 14,2734 15,2732 15,2729 16,2728 17,2725 17,2724 17,2723 18,2722 18,2721 19,2721 19,2720 20,2719 20,2718 20,2715 21,2714 22,2713 22,2712 22,2711 23,2710 23,2708 24,2706 24,2705 24,2702 25,2699 26,2696 26,2694 26,2691 27,2688 27,2692 27,2699 28,2697 28,2690 29,2685 29,2679 29,2675 30,2672 31,2669 31,2665 31,2661 32,2658 32,2659 33,2657 33,2652 33,2647 34,2640 35,2634 35,2629 36,2642 36,2632 36,2624 37,2617 37,2611 38,2606 38,2600 38,2593 39,2592 40,2614 40,2604 40,2591 41,2582 41,2575 42,2569 42,2564 42,2559 43,2553 44,2495 44,2577 44,2613 45,2640 45,2663 45,2681 46,2696 46,2707 47,2717 47,2719 47,2722 48,2722 49,2720 49,2717 49,2713 50,2712 50,2710 51,2710 51,2707 52,2704 53,2701 53,2698 53,2692 54,2682 54,2671 54,2662 55,2654 55,2645 56,2641 56,2636 56,2632 57,2627 58,2620 58,2612 58,2604 59,2595 59,2586 60,2573 60,2563 60,2548 61,2539 61,2532 61,2527 62,2518 63,2510 63,2503 63,2492 64,2483 64,2471 65,2458 65,2442 65,2428 66,2416 67,2404 67,2393 67,2383 68,2376 68,2365 69,2351 69,2340 69,2329 70,2317 70,2302 70,2283 71,2266 72,2250 72,2239 72,2229 73,2220 73,2211 74,2194 74,2184 74,2174 75,2164 76,2146 76,2129 76,2112 77,2093 77,2077 78,2063 78,2052 78,2039 79,2027 79,2015 79,2001 80,1988 81,1973 81,1957 81,1939 82,1921 82,1902 83,1884 83,1871 83,1859 84,1844 85,1830 85,1816 85,1802 86,1791 86,1778 87,1762 87,1740 87,1722 88,1705 88,1689 88,1674 89,1661 90,1650 90,1636 90,1623 91,1611 91,1600 92,1586 92,1571 92,1555 93,1536 94,1517 94,1502 94,1490 95,1478 95,1467 95,1455 96,1442 96,1432 97,1419 97,1406 97,1390 98,1373 99,1355 99,1342 99,1328 100,1316 100,1302 101,1293 101,1285 101,1275 102,1263 103,1254 103,1244 103,1228 104,1212 104,1198 105,1185 105,1171 105,1161 106,1151 106,1140 106,1131 107,1121 108,1113 108,1105 108,1093 109,1081 109,1067 110,1054 110,1041 110,1028 111,1017 112,1007 112,998 112,992 113,985 113,978 114,968 114,960 114,950 115,938 115,924 115,913 116,903 117,892 117,885 117,880 118,875 118,867 119,862 119,855 119,847 120,838 121,826 121,816 121,806 122,796 122,788 122,781 123,777 123,772 124,767 124,760 124,752 125,745 126,738 126,730 126,720 127,709 127,700 128,692 128,688 128,683 129,679 130,675 130,669 130,664 131,659 131,653 132,643 132,634 132,625 133,615 133,609 133,603 134,600 135,598 135,594 135,590 136,585 136,580 137,575 137,566 137,557 138,546 139,536 139,532 139,530 140,528 140,523 140,520 141,516 141,513 142,508 142,505 142,498 143,488 144,481 144,477 144,472 145,469 146,466 146,463 146,461 147,457 148,454 148,452 148,445 149,440 149,432 149,426 150,424 150,423 151,421 151,418 151,415 152,415 153,413 153,412 153,408 154,403 154,395 155,391 155,386 155,384 156,383 157,381 157,382 158,381 158,379 158,378 159,375 159,370 160,364 160,359 160,356 161,356 162,355 162,356 162,354 163,353 164,353 164,351 164,348 165,341 166,339 166,336 166,334 167,332 167,331 168,332 169,332 169,331 170,330 171,328 171,324 171,320 172,319 172,317 173,317 174,318 175,320 175,321 176,317 176,314 176,311 177,308 177,305 178,304 178,302 178,305 179,306 180,308 181,305 182,302 182,300 182,296 183,295 184,295 184,296 184,298 185,298 185,299 186,299 186,298 187,296 187,294 187,293 188,290 189,290 189,287 190,289 190,290 191,290 191,288 192,289 193,289 193,288 193,285 194,282 194,278 194,279 195,279 195,281 196,282 196,284 197,286 198,286 198,284 198,283 199,279 199,277 200,274 200,273 200,274 201,277 202,278 202,280 202,278 203,278 203,279 203,278 204,275 204,271 205,266 205,267 206,269 207,270 207,271 207,269 208,271 208,273 209,274 209,271 209,268 210,267 210,266 210,264 211,263 212,265 212,266 212,267 213,267 214,268 214,270 214,269 215,268 216,263 216,261 216,259 217,260 217,261 218,261 218,260 218,263 219,265 219,267 220,266 221,261 221,259 221,257 222,256 223,256 223,259 223,262 224,263 225,263 225,265 226,263 226,261 227,258 227,256 228,256 228,259 228,258 229,259 230,260 230,262 230,263 231,262 231,259 232,258 232,257 232,256 233,254 234,254 234,253 234,256 235,256 235,258 236,259 236,261 237,261 237,260 237,256 238,255 239,254 239,252 239,253 240,254 240,256 241,259 241,260 241,262 242,261 243,259 243,258 243,256 244,252 244,250 245,248 245,250 245,253 246,256 246,257 246,258 247,257 248,259 248,258 248,256 249,254 249,251 250,250 250,251 250,253 251,254 252,257 252,258 253,258 254,258 254,255 255,254 255,250 256,252 257,254 257,255 258,254 258,257 259,259 259,257 260,255 261,250 262,252 262,253 262,254 263,257 263,259 264,261 264,260 264,261 265,258 266,255 266,252 266,250 267,250 267,254 268,255 268,258 268,257 269,258 270,259 270,261 270,259 271,256 271,251 272,251 272,250 272,252 273,252 273,255 273,254 274,256 275,257 275,259 275,260 276,259 276,258 277,256 277,255 277,252 278,254 279,254 279,255 279,256 280,258 280,260 281,263 282,259 282,256 282,254 283,253 284,253 284,252 285,256 285,259 286,261 286,263 287,260 288,259 288,257 288,256 289,254 289,253 289,256 290,259 290,260 291,261 291,264 291,265 292,265 293,263 293,260 293,259 294,258 294,256 295,257 295,258 296,261 297,263 298,261 298,262 299,262 299,261 299,258 300,257 300,254 300,257 301,258 302,261 302,262 302,263 303,265 303,267 304,267 304,264 304,263 305,260 306,258 306,256 306,258 307,260 307,263 308,265 308,267 309,267 309,266 310,262 311,258 311,254 311,256 312,259 312,263 313,263 313,266 313,265 314,268 315,268 315,265 316,262 316,261 317,261 317,262 318,265 318,267 319,268 320,268 320,270 320,271 321,269 321,267 322,263 322,261 322,262 323,265 324,265 324,266 324,265 325,268 325,271 325,273 326,273 326,270 327,265 327,264 327,262 328,263 329,265 329,266 329,268 330,271 330,274 331,275 331,277 331,276 332,271 333,268 333,265 334,267 334,270 335,270 335,271 336,275 336,277 337,275 338,270 338,268 339,268 339,267 340,269 340,273 341,274 342,277 342,278 343,277 343,275 344,271 345,270 345,273 346,275 347,277 347,280 348,282 348,280 349,277 349,275 349,274 350,270 351,269 351,268 351,273 352,277 352,279 352,280 353,282 353,280 354,281 354,279 354,277 355,275 356,271 356,273 356,276 357,278 357,280 358,283 358,284 359,284 360,283 360,282 360,281 361,278 361,276 362,277 362,280 363,282 363,283 363,282 364,282 365,284 365,286 365,284 366,281 366,279 367,275 367,277 367,278 368,282 368,283 368,284 369,286 370,288 370,289 370,288 371,287 371,284 372,280 372,278 373,281 374,284 374,286 374,288 375,287 375,288 376,290 376,291 376,288 377,283 377,278 378,281 379,284 379,285 379,287 380,287 380,289 381,290 381,293 381,292 382,289 383,287 383,286 383,285 384,284 384,287 385,289 385,290 386,291 386,294 386,296 387,295 388,293 388,289 388,287 389,286 389,287 390,288 390,287 391,291 392,294 392,296 393,296 393,293 394,291 394,288 395,288 395,289 395,291 396,295 397,296 397,298 397,300 398,301 398,298 399,296 399,293 399,292 400,292 401,291 401,293 402,295 402,297 403,299 403,300 404,296 404,295 405,294 406,292 406,293 406,292 407,295 407,297 408,300 408,301 408,302 409,303 410,304 410,302 410,298 411,297 411,296 412,295 412,297 413,300 413,304 414,306 415,305 415,304 415,303 416,301 416,298 417,295 417,293 417,295 418,299 419,302 419,304 419,305 420,304 420,307 421,305 421,304 421,302 422,298 422,297 422,299 423,301 424,302 424,305 424,307 425,307 426,308 426,309 426,308 427,305 428,302 428,299 429,302 429,305 430,305 431,308 431,311 432,308 433,305 433,302 433,301 434,300 434,304 435,305 435,306 435,309 436,311 437,313 437,314 438,312 438,307 439,304 439,302 439,304 440,307 440,308 440,310 441,311 442,311 442,314 442,315 443,314 443,310 444,305 445,306 446,307 446,309 446,310 447,313 448,316 448,317 448,315 449,313 449,311 450,309 451,309 451,311 451,312 452,313 452,314 453,317 453,320 454,320 455,316 455,313 455,312 456,311 456,310 457,310 457,313 458,316 458,319 458,320 459,322 460,319 460,318 460,314 461,313 461,312 462,311 462,313 462,317 463,319 464,320 464,323 464,324 465,323 465,322 466,319 466,318 466,316 467,314 467,315 468,316 469,320 469,322 469,323 470,322 470,321 471,322 471,320 472,316 473,316 473,314 473,317 474,318 474,322 475,323 475,324 475,325 476,328 476,327 476,325 477,323 478,321 478,318 478,316 479,318 479,322 480,325 480,326 480,327 481,327 482,328 482,329 482,327 483,323 483,319 483,316 484,317 484,321 485,324 485,325 485,327 486,327 487,330 487,331 488,328 488,325 489,322 489,323 490,324 491,327 491,329 492,330 492,331 492,333 493,334 493,332 494,329 494,325 494,323 495,324 496,327 496,328 497,327 497,331 498,334 498,336 498,334 499,332 500,329 500,327 500,325 501,326 501,328 501,329 502,331 502,334 503,336 503,337 503,339 504,339 505,334 505,331 505,329 506,329 507,331 507,332 507,333 508,335 509,338 509,339 510,337 510,333 510,331 511,331 512,329 512,332 513,336 514,336 514,339 514,340 515,341 515,340 516,340 516,338 516,335 517,334 518,334 518,335 519,336 519,340 519,343 520,343 520,344 521,342 521,340 521,338 522,336 523,334 523,332 524,336 524,339 525,341 525,342 525,345 526,344 527,345 527,341 527,340 528,338 528,334 528,335 529,339 529,341 530,343 530,345 530,347 531,346 532,346 532,345 533,343 533,340 534,338 534,337 534,338 535,341 536,345 537,345 537,347 537,348 538,347 538,343 539,341 539,338 539,340 540,340 541,344 541,346 542,348 542,350 543,352 543,350 544,347 544,343 544,341 545,341 546,344 546,347 546,349 547,350 548,352 548,354 549,351 550,346 550,342 550,341 551,344 551,346 552,347 552,350 553,352 553,353 553,356 554,354 555,352 555,349 556,347 557,350 557,351 558,352 559,354 559,356 559,359 560,357 560,355 561,351 561,349 561,348 562,348 562,349 563,350 564,352 564,356 564,358 565,358 565,359 566,355 566,354 566,350 568,350 568,353 569,356 569,358 570,359 570,362 570,363 571,360 571,357 571,354 572,353 573,353 573,352 573,354 574,355 574,357 575,359 575,361 575,362 576,361 577,359 577,358 577,357 578,356 578,353 579,354 579,357 580,358 580,361 580,363 581,363 582,365 582,363 583,360 583,359 584,357 584,356 585,358 586,362 586,365 587,366 588,366 588,365 588,363 589,359 589,356 589,354 590,357 591,361 591,364 591,365 592,366 593,368 593,367 593,366 594,363 595,360 595,359 595,361 596,363 596,364 596,367 597,369 597,368 598,369 598,370 599,369 600,366 600,363 600,361 601,361 601,363 602,366 603,366 604,369 604,372 605,369 605,367 606,363 606,362 607,365 607,366 607,367 608,369 609,372 609,374 609,375 610,375 610,374 611,368 611,366 611,364 612,366 613,368 613,369 613,371 614,372 614,373 615,375 615,377 615,375 616,371 616,366 616,365 617,366 618,367 618,368 618,370 619,370 619,374 620,374 620,377 621,376 622,374 622,373 622,370 623,368 623,370 623,372 624,372 624,373 625,374 625,377 625,380 626,380 627,379 627,376 627,374 628,372 628,371 629,370 630,373 631,377 631,379 632,381 632,379 633,374 634,372 634,370 634,373 635,376 636,379 636,380 636,382 637,384 637,383 638,381 638,379 638,378 639,377 640,374 640,375 641,377 641,380 641,382 642,383 642,382 643,381 643,382 644,379 645,376 645,375 645,374 646,377 647,381 647,383 648,385 649,388 649,387 649,384 650,383 650,381 650,377 651,376 651,377 652,381 652,384 652,385 653,386 654,386 654,388 655,386 655,383 656,378 656,375 656,376 657,380 658,383 658,386 659,386 659,388 660,390 660,387 661,383 661,381 662,381 663,383 663,386 663,388 664,387 664,388 665,388 665,391 665,392 666,389 667,386 667,383 667,381 668,382 668,384 668,385 669,385 669,384 670,388 670,391 670,393 671,391 672,390 672,386 672,384 673,382 673,383 674,384 674,386 674,388 675,391 676,393 676,394 676,396 677,395 677,392 677,388 678,385 679,386 679,387 679,388 680,390 681,392 681,393 681,395 682,395 682,392 683,388 683,387 684,386 685,385 685,388 686,392 686,395 687,396 688,396 688,395 688,393 689,390 690,390 691,391 691,392 692,395 692,398 693,399 694,397 694,395 694,393 695,392 695,390 695,387 696,387 696,390 697,394 697,397 698,399 699,398 699,399 699,397 700,395 700,393 701,390 701,393 702,396 703,397 703,400 703,401 704,401 704,400 705,400 705,398 706,395 706,393 706,392 707,394 708,397 708,399 708,400 709,399 710,401 710,402 710,401 711,397 712,396 712,393 712,394 713,395 713,399 713,401 714,401 714,402 715,406 715,407 715,406 716,405 717,402 717,397 717,395 718,395 718,398 719,401 719,402 719,403 720,404 720,405 720,407 721,406 722,404 722,399 722,395 723,394 723,397 724,399 724,400 724,402 725,402 726,405 726,408 727,408 727,404 728,402 728,401 728,400 729,399 729,402 729,404 730,404 731,405 731,406 731,409 732,410 732,409 733,407 733,402 733,401 734,401 735,401 736,402 736,404 737,408 737,409 738,410 738,406 738,405 739,402 740,402 741,405 741,408 742,410 742,411 742,413 743,414 744,411 744,409 744,406 745,405 745,404 746,404 746,405 746,406 747,408 747,411 747,413 748,413 749,411 749,409 749,408 750,408 750,406 751,404 752,408 753,409 753,411 753,413 754,413 754,414 755,415 755,414 755,411 756,409 756,408 756,406 757,408 758,409 758,412 758,415 759,415 759,417 760,417 760,415 761,413 762,409 762,406 762,404 763,407 763,411 764,413 764,414 764,416 765,416 765,418 765,417 766,416 767,413 767,409 767,408 768,410 768,412 769,414 769,417 769,418 770,417 771,418 771,419 772,418 772,415 773,413 773,409 773,410 774,413 774,415 774,416 775,415 776,415 776,417 776,420 777,420 777,418 778,415 778,411 779,411 780,414 780,416 780,417 781,418 781,421 782,423 782,424 783,421 783,417 783,414 784,412 785,413 785,416 785,417 786,418 786,420 787,421 787,423 787,424 788,423 789,418 789,415 789,413 790,414 790,415 791,418 792,421 792,422 792,425 793,426 794,424 794,422 794,420 795,418 795,417 796,418 796,420 796,419 797,420 798,422 798,425 798,427 799,427 799,426 799,423 800,421 800,419 801,418 801,417 802,417 803,420 803,423 803,426 804,426 804,427 805,426 805,425 805,420 806,420 807,418 807,420 808,423 808,426 809,429 809,430 810,429 810,428 810,426 811,424 812,423 812,421 813,421 813,423 814,426 814,428 814,429 815,427 816,427 817,426 817,422 818,420 818,423 819,424 819,427 819,429 820,429 821,431 821,433 822,431 822,429 823,427 823,424 823,422 824,423 825,427 825,430 825,431 826,432 826,433 827,434 827,431 828,428 828,424 828,420 829,421 830,425 830,428 830,429 831,431 832,434 832,433 832,435 833,433 834,429 834,426 835,427 835,428 835,431 836,433 836,432 837,433 837,434 837,437 838,438 839,435 839,431 839,428 840,427 840,428 841,430 841,431 842,431 843,433 843,436 843,438 844,436 844,435 844,431 845,430 845,428 846,429 846,431 847,434 848,436 848,438 848,440 849,442 849,441 850,437 850,433 850,430 851,431 852,433 852,435 853,435 853,437 853,439 854,441 855,438 855,435 855,433 856,433 857,432 857,431 857,434 858,434 858,437 859,437 859,440 859,442 860,441 861,441 861,438 862,435 862,436 863,435 863,436 864,437 864,441 864,443 865,444 866,445 866,443 866,441 867,440 867,437 868,435 868,433 869,436 870,440 870,442 870,443 871,445 872,442 872,440 873,438 873,436 874,439 875,442 875,445 876,447 876,446 877,446 877,445 877,444 878,443 879,440 879,438 879,437 880,438 880,442 880,444 881,444 881,443 882,443 882,445 882,447 883,445 884,442 884,440 884,438 885,439 886,443 886,445 887,447 888,449 888,451 888,450 889,449 889,447 889,442 890,440 890,439 891,442 891,445 891,446 892,447 893,448 893,449 893,451 894,451 894,448 895,443 895,439 895,440 896,442 896,444 897,447 898,447 898,451 898,450 899,453 899,452 900,449 900,447 900,446 901,445 902,444 902,447 902,449 903,449 904,451 904,454 904,455 905,454 905,452 905,449 906,446 907,446 907,447 908,446 909,449 909,453 909,454 911,454 911,452 911,450 912,447 913,447 913,449 914,453 914,455 914,456 915,458 916,458 916,456 916,453 917,450 917,449 918,449 918,448 918,449 919,451 920,453 920,455 920,456 921,457 921,455 922,453 922,452 923,451 923,448 923,449 924,450 925,453 925,454 925,456 926,458 927,459 927,460 927,458 928,456 929,454 929,453 929,451 930,452 930,453 931,456 931,459 931,460 932,461 932,460 933,459 934,456 934,453 934,449 935,448 935,451 936,455 936,458 937,460 938,460 938,462 938,460 939,460 939,458 940,454 940,453 940,454 941,456 941,458 941,460 942,462 943,462 944,463 944,462 945,459 945,456 945,454 946,454 947,457 947,459 947,460 948,459 948,462 949,464 950,462 950,460 950,456 951,456 952,455 952,458 952,460 953,461 953,463 954,465 954,467 955,468 956,466 956,462 956,459 957,456 957,458 957,461 958,462 958,463 959,463 959,465 959,467 960,468 961,467 961,462 961,458 962,458 963,459 963,460 963,463 964,463 965,466 965,467 965,469 966,471 966,469 966,467 967,467 967,465 968,463 968,465 969,465 970,467 970,468 970,471 971,473 972,472 972,469 972,467 973,465 974,464 974,463 975,463 975,466 975,469 976,471 977,473 977,471 978,467 979,466 979,464 979,463 980,465 980,469 981,471 981,472 981,474 982,476 983,474 983,473 983,471 984,470 984,469 984,467 985,465 985,466 986,469 986,471 986,472 987,473 988,472 988,471 988,472 989,472 989,471 990,467 990,465 991,469 992,469 992,472 992,474 993,474 993,475 993,478 994,478 994,476 995,474 995,472 995,469 996,469 997,469 997,472 997,475 998,476 998,477 999,477 999,478 999,479 1000,477 1001,474 1001,469 1001,466 1002,467 1002,471 1002,473 1003,473 1003,476 1004,476 1004,478 1005,479 1006,478 1006,473 1006,471 1007,472 1008,473 1008,476 1008,478 1009,478 1010,478 1010,479 1010,481 1011,482 1011,479 1011,476 1012,472 1013,472 1013,474 1013,476 1014,475 1015,475 1015,478 1015,481 1016,482 1016,481 1017,480 1017,476 1017,474 1018,472 1019,474 1019,475 1019,476 1020,478 1020,481 1020,482 1021,483 1021,485 1022,485 1022,481 1022,478 1023,476 1024,476 1025,478 1025,479 1026,481 1026,483 1026,484 1027,485 1028,481 1028,478 1028,476 1029,476 1029,474 1030,477 1030,478 1031,480 1031,481 1031,483 1032,485 1033,485 1033,484 1034,482 1034,480 1035,480 1035,479 1036,480 1037,481 1037,485 1037,487 1038,487 1038,486 1039,484 1039,483 1040,481 1040,478 1040,475 1041,476 1042,479 1042,483 1042,485 1043,485 1043,487 1044,487 1044,485 1045,483 1046,481 1046,479 1047,482 1047,484 1047,485 1048,488 1048,489 1049,489 1049,488 1050,487 1051,486 1051,483 1051,481 1052,480 1052,481 1053,485 1053,487 1054,485 1054,488 1055,489 1056,488 1056,484 1056,483 1057,481 1058,481 1058,485 1058,487 1059,487 1060,489 1060,491 1060,492 1061,491 1061,490 1062,489 1062,484 1062,482 1063,481 1063,485 1063,487 1064,488 1065,489 1065,491 1066,492 1067,489 1067,485 1067,481 1068,481 1069,483 1069,485 1069,486 1070,489 1071,492 1071,491 1071,494 1072,493 1072,490 1072,488 1073,487 1074,486 1074,485 1074,487 1075,490 1075,489 1076,490 1076,494 1077,496 1078,494 1078,492 1078,488 1079,487 1079,486 1080,486 1080,487 1081,487 1081,489 1081,492 1082,494 1083,494 1083,492 1084,490 1084,487 1085,487 1086,489 1087,493 1087,494 1087,496 1088,498 1088,499 1089,496 1089,494 1089,490 1090,490 1090,489 1091,490 1092,490 1092,493 1092,496 1093,496 1093,497 1094,495 1094,493 1094,492 1095,492 1096,491 1096,489 1097,489 1097,492 1098,493 1098,497 1098,498 1099,498 1099,499 1100,499 1101,496 1101,494 1101,493 1102,491 1102,492 1103,493 1103,496 1103,498 1104,499 1105,499 1106,499 1106,496 1107,493 1107,489 1107,487 1108,490 1108,494 1108,496 1109,497 1110,499 1110,498 1110,501 1111,499 1112,497 1112,493 1112,492 1113,493 1114,496 1114,497 1114,499 1115,501 1115,499 1116,500 1116,501 1116,502 1117,501 1117,498 1117,496 1118,493 1119,493 1119,496 1119,498 1120,498 1120,497 1121,497 1121,499 1121,503 1122,503 1123,499 1123,498 1123,494 1124,494 1124,492 1124,496 1125,498 1126,499 1126,503 1126,504 1127,505 1128,505 1128,504 1128,499 1129,496 1129,494 1130,496 1130,499 1131,501 1132,501 1132,503 1132,505 1133,506 1133,505 1133,500 1134,496 1134,495 1135,496 1136,499 1137,499 1137,502 1138,505 1138,506 1139,504 1139,503 1139,501 1140,499 1141,498 1141,499 1141,501 1142,501 1142,503 1143,506 1143,508 1144,508 1144,507 1144,505 1145,502 1146,501 1146,499 1147,498 1147,499 1148,501 1148,505 1148,507 1149,507 1150,508 1150,507 1150,506 1151,502 1151,501 1151,500 1152,499 1152,500 1153,503 1153,506 1153,507 1154,508 1155,510 1155,508 1155,507 1156,505 1156,504 1157,503 1157,501 1157,500 1158,501 1159,503 1159,506 1159,507 1160,508 1160,506 1160,505 1161,507 1162,505 1162,502 1162,501 1163,499 1164,503 1164,507 1165,508 1166,509 1166,512 1167,510 1168,508 1168,507 1168,503 1169,503 1169,507 1170,510 1171,511 1171,512 1172,513 1173,511 1173,508 1173,504 1174,501 1174,502 1175,506 1175,508 1176,510 1177,510 1177,512 1178,513 1178,511 1178,507 1179,505 1180,506 1180,507 1180,510 1181,511 1182,510 1182,511 1183,514 1184,512 1184,509 1184,506 1185,505 1186,505 1186,507 1186,508 1187,507 1187,510 1188,514 1189,513 1189,512 1189,508 1190,507 1191,505 1191,506 1191,507 1192,508 1192,510 1193,513 1193,515 1193,516 1194,517 1195,517 1195,513 1195,510 1196,508 1196,509 1197,510 1197,511 1198,512 1198,514 1198,516 1199,517 1200,517 1200,514 1200,512 1201,510 1202,510 1202,508 1202,510 1203,512 1203,514 1204,516 1205,517 1206,516 1206,514 1207,512 1207,511 1208,510 1209,511 1209,512 1209,515 1210,517 1211,517 1211,515 1212,514 1212,512 1212,510 1213,507 1214,507 1214,510 1214,514 1215,516 1216,517 1216,518 1217,516 1218,514 1218,512 1218,510 1219,510 1219,513 1220,515 1220,516 1220,519 1221,520 1221,519 1222,518 1223,518 1223,516 1223,513 1224,511 1224,510 1225,512 1225,515 1225,517 1226,517 1227,516 1227,519 1228,520 1228,519 1229,516 1229,514 1229,512 1230,513 1230,514 1230,517 1231,519 1232,518 1232,520 1232,522 1233,523 1234,522 1234,519 1234,515 1235,513 1236,512 1236,516 1236,518 1237,519 1237,520 1238,520 1238,522 1238,523 1239,523 1239,521 1239,516 1240,512 1241,512 1241,514 1241,516 1242,516 1242,519 1243,519 1243,521 1244,524 1245,524 1245,520 1245,518 1246,517 1246,516 1247,516 1247,518 1247,520 1248,519 1248,521 1249,523 1250,525 1250,524 1250,521 1251,519 1251,517 1252,517 1253,517 1254,517 1254,519 1254,523 1255,524 1256,524 1256,522 1256,521 1257,517 1257,518 1258,517 1259,519 1259,522 1259,524 1260,525 1260,526 1261,528 1261,525 1261,522 1262,519 1263,519 1263,518 1263,517 1264,518 1264,519 1265,521 1265,524 1265,526 1266,526 1266,524 1266,523 1267,523 1268,522 1268,521 1268,519 1269,519 1270,522 1270,523 1270,525 1271,526 1272,526 1272,528 1273,527 1273,524 1274,523 1274,522 1274,519 1275,520 1275,521 1275,524 1276,526 1277,526 1277,527 1277,528 1278,528 1278,527 1279,524 1279,522 1279,518 1280,516 1281,519 1281,523 1281,526 1282,526 1282,528 1283,528 1283,530 1283,528 1284,528 1284,525 1284,521 1285,521 1286,522 1286,523 1286,524 1287,527 1287,529 1288,528 1288,527 1288,528 1289,530 1290,528 1290,526 1290,523 1291,521 1292,524 1292,526 1293,525 1293,528 1294,531 1295,531 1295,528 1295,526 1296,523 1297,522 1297,524 1297,526 1298,526 1299,528 1299,530 1299,532 1300,533 1300,531 1301,526 1301,523 1302,522 1302,523 1302,526 1303,526 1304,527 1304,528 1304,530 1305,532 1306,532 1306,528 1306,524 1307,523 1308,524 1309,527 1309,530 1310,530 1310,532 1311,533 1311,532 1311,530 1312,529 1313,528 1313,526 1313,527 1314,528 1315,529 1315,530 1315,532 1316,534 1317,534 1317,533 1317,531 1318,529 1318,528 1318,527 1319,526 1319,524 1320,525 1320,528 1320,531 1321,533 1322,533 1322,535 1322,534 1323,533 1323,529 1324,528 1324,525 1325,527 1326,530 1326,532 1326,533 1327,535 1327,536 1327,535 1328,533 1328,532 1329,532 1329,530 1329,527 1330,526 1331,528 1331,530 1331,533 1332,534 1332,535 1333,533 1333,534 1334,534 1335,533 1335,530 1336,528 1336,531 1336,532 1337,534 1337,536 1338,535 1338,537 1338,539 1339,538 1340,537 1340,535 1340,533 1341,529 1341,528 1342,529 1342,532 1342,535 1343,535 1344,535 1344,536 1344,537 1345,538 1345,536 1345,533 1346,528 1346,526 1347,528 1347,532 1347,534 1348,535 1349,537 1349,539 1350,539 1350,541 1351,539 1351,535 1351,533 1352,533 1353,533 1353,534 1353,537 1354,539 1354,538 1354,537 1355,538 1355,541 1356,541 1356,538 1356,535 1357,532 1358,531 1358,532 1358,533 1359,535 1359,533 1360,533 1360,536 1360,539 1361,541 1361,539 1362,535 1363,534 1363,532 1363,533 1364,534 1364,535 1365,536 1365,539 1365,541 1366,541 1367,543 1367,542 1367,539 1368,535 1368,533 1369,533 1369,534 1370,535 1370,537 1370,539 1371,541 1372,542 1372,539 1373,536 1373,535 1374,535 1374,533 1375,535 1376,535 1376,538 1377,541 1377,542 1378,541 1379,539 1379,537 1379,536 1380,536 1381,535 1381,536 1381,537 1382,541 1382,543 1383,543 1383,542 1384,541 1385,540 1385,538 1385,537 1386,534 1387,537 1387,541 1387,543 1388,543 1388,545 1388,544 1389,545 1390,542 1390,541 1390,539 1391,537 1392,539 1392,541 1392,542 1393,544 1394,545 1394,544 1395,542 1396,541 1396,538 1396,537 1397,535 1397,537 1397,541 1398,542 1399,543 1399,541 1400,544 1400,545 1401,544 1401,541 1401,540 1402,538 1403,539 1403,542 1404,543 1405,544 1405,546 1405,548 1406,547 1406,546 1406,544 1407,539 1408,537 1408,535 1408,539 1409,541 1409,542 1410,543 1410,544 1410,546 1411,548 1412,548 1412,546 1412,541 1413,538 1414,540 1414,542 1415,545 1415,546 1415,548 1416,548 1417,550 1417,546 1418,544 1418,543 1419,542 1419,544 1420,545 1421,544 1421,545 1422,547 1422,548 1423,548 1423,545 1423,542 1424,541 1425,541 1426,541 1426,544 1427,547 1427,549 1428,549 1428,550 1428,547 1429,546 1430,544 1431,543 1431,545 1431,548 1432,550 1433,552 1433,550 1434,548 1435,544 1435,543 1436,542 1437,543 1437,546 1437,548 1438,549 1439,549 1439,547 1439,546 1440,546 1440,545 1441,544 1441,542 1442,543 1442,546 1443,549 1444,551 1444,550 1445,551 1446,548 1446,547 1446,546 1447,544 1448,544 1448,546 1448,549 1449,551 1451,551 1451,549 1451,546 1452,542 1453,541 1453,543 1453,547 1454,550 1455,551 1455,553 1456,551 1457,551 1457,549 1457,546 1458,544 1458,546 1459,548 1459,551 1460,552 1460,551 1460,552 1461,552 1462,553 1462,552 1462,550 1463,547 1463,545 1464,546 1464,548 1464,550 1465,550 1466,549 1466,551 1467,554 1468,551 1468,550 1468,547 1469,547 1469,546 1469,548 1470,550 1471,550 1471,551 1471,554 1472,555 1472,556 1473,556 1473,555 1473,551 1474,548 1475,546 1475,548 1475,550 1476,551 1476,553 1477,554 1477,556 1478,557 1478,555 1478,551 1479,548 1480,547 1480,548 1481,548 1481,551 1482,551 1482,554 1482,553 1483,556 1484,557 1484,555 1484,554 1485,553 1485,551 1485,550 1486,551 1486,553 1487,551 1487,553 1488,555 1489,557 1489,556 1490,554 1490,553 1491,551 1491,550 1492,548 1493,548 1493,551 1493,555 1494,556 1494,558 1495,557 1495,555 1496,552 1496,551 1497,550 1498,551 1498,554 1498,556 1499,557 1499,559 1500,560 1500,559 1500,558 1501,555 1502,555 1502,553 1502,551 1503,550 1503,551 1503,553 1504,555 1504,557 1505,557 1505,555 1506,556 1507,556 1507,555 1507,551 1508,551 1508,550 1509,553 1509,556 1510,558 1511,557 1511,558 1511,560 1512,560 1512,559 1512,556 1513,555 1513,551 1514,550 1514,551 1514,554 1515,556 1516,557 1517,559 1518,558 1518,555 1518,550 1519,548 1519,550 1519,553 1520,555 1521,556 1521,559 1522,560 1523,561 1523,560 1523,556 1524,554 1525,554 1525,555 1526,558 1526,559 1527,559 1528,562 1529,562 1529,560 1529,557 1530,555 1530,554 1530,555 1531,557 1532,556 1532,559 1533,561 1534,562 1534,560 1535,557 1535,555 1536,553 1536,554 1536,556 1537,555 1537,557 1537,560 1538,561 1539,562 1539,564 1540,560 1540,557 1541,555 1541,556 1542,557 1543,557 1543,559 1543,560 1544,562 1544,563 1545,563 1545,560 1545,557 1546,557 1546,556 1547,554 1548,557 1548,559 1549,560 1549,562 1550,564 1550,563 1551,563 1552,561 1552,559 1553,559 1553,557 1554,558 1554,559 1554,562 1555,564 1556,563 1557,561 1557,560 1557,558 1558,557 1558,553 1559,553 1559,557 1559,560 1560,562 1561,562 1561,564 1562,564 1562,562 1563,561 1563,559 1563,556 1564,556 1564,559 1564,560 1565,562 1566,564 1566,566 1566,564 1567,564 1567,563 1568,564 1568,562 1568,559 1569,557 1570,556 1570,558 1570,561 1571,562 1571,563 1572,562 1572,564 1573,566 1573,565 1573,562 1574,560 1575,559 1575,560 1576,562 1576,564 1577,564 1577,566 1577,567 1578,569 1579,568 1579,567 1579,564 1580,560 1580,559 1581,557 1581,560 1581,562 1582,562 1582,563 1582,564 1583,565 1584,566 1584,564 1585,559 1585,556 1586,556 1586,558 1586,560 1587,561 1588,564 1588,566 1589,566 1589,569 1590,568 1590,566 1590,564 1591,563 1591,562 1592,564 1593,566 1594,567 1594,569 1595,571 1595,569 1595,568 1596,564 1597,563 1598,563 1598,562 1599,563 1599,565 1599,568 1600,569 1601,567 1602,566 1602,562 1603,563 1603,562 1604,564 1604,567 1604,568 1605,569 1606,571 1606,572 1606,570 1607,568 1607,566 1608,565 1608,564 1609,564 1609,565 1609,567 1610,569 1611,571 1611,569 1612,568 1612,567 1613,567 1613,565 1613,562 1614,562 1615,563 1615,566 1616,568 1616,569 1617,569 1617,570 1618,569 1618,567 1618,566 1619,565 1620,563 1620,564 1621,568 1621,570 1622,570 1622,571 1623,571 1624,570 1624,568 1624,566 1625,562 1625,560 1626,563 1626,567 1626,569 1627,568 1627,570 1627,571 1628,572 1629,571 1629,569 1630,564 1631,564 1631,567 1631,568 1632,570 1633,571 1633,570 1634,571 1634,570 1635,568 1635,565 1636,563 1636,564 1636,566 1637,568 1638,569 1638,568 1639,570 1639,573 1640,573 1640,571 1640,569 1641,566 1642,566 1642,568 1643,569 1643,571 1644,573 1644,575 1645,575 1645,573 1646,569 1647,566 1647,564 1647,566 1648,568 1649,569 1649,571 1650,573 1651,574 1651,573 1651,569 1652,566 1652,565 1652,566 1653,566 1654,569 1654,570 1654,572 1655,572 1656,574 1656,575 1656,573 1657,572 1657,570 1658,569 1658,568 1659,569 1660,569 1661,572 1661,573 1662,572 1662,571 1663,569 1663,568 1663,567 1664,566 1665,565 1665,568 1666,571 1666,573 1667,573 1667,575 1667,574 1668,573 1669,570 1669,569 1670,567 1670,568 1670,571 1671,573 1671,574 1672,575 1672,577 1672,575 1673,573 1674,571 1674,570 1675,568 1675,567 1676,568 1676,569 1676,572 1677,573 1678,574 1678,572 1678,573 1679,573 1679,574 1679,573 1680,569 1681,569 1681,571 1682,574 1683,575 1684,577 1684,578 1685,576 1685,575 1685,573 1686,569 1686,568 1686,569 1687,572 1688,574 1688,575 1689,575 1689,577 1690,577 1690,575 1690,573 1691,568 1692,566 1692,569 1693,572 1694,574 1694,575 1694,577 1695,576 1696,577 1696,576 1696,572 1697,570 1697,571 1698,572 1698,574 1699,575 1700,575 1701,578 1701,575 1702,573 1702,571 1703,569 1703,570 1703,572 1704,573 1705,571 1705,574 1706,577 1706,578 1706,577 1707,576 1707,573 1708,573 1708,570 1708,571 1709,573 1710,573 1710,575 1710,577 1711,578 1711,580 1712,581 1712,577 1713,574 1713,572 1713,573 1715,573 1715,574 1715,575 1716,575 1716,578 1717,578 1717,575 1718,573 1719,571 1720,570 1720,572 1721,573 1721,575 1722,578 1722,579 1722,578 1723,578 1724,578 1724,577 1724,575 1725,574 1726,573 1726,574 1726,575 1727,577 1728,578 1728,579 1728,578 1729,578 1729,577 1730,576 1730,574 1730,573 1731,570 1731,573 1732,577 1733,578 1733,580 1734,580 1734,581 1735,578 1735,577 1735,576 1736,573 1737,573 1737,575 1737,577 1738,579 1738,581 1739,582 1739,581 1740,580 1740,578 1741,576 1742,574 1742,573 1742,575 1743,578 1744,578 1744,577 1745,578 1746,579 1746,578 1746,575 1747,573 1747,572 1748,573 1748,576 1749,578 1749,577 1749,578 1750,580 1751,582 1751,580 1752,579 1752,575 1753,573 1753,576 1754,578 1755,578 1755,579 1756,580 1756,582 1757,582 1757,580 1757,575 1758,572 1758,571 1758,574 1759,576 1760,576 1760,578 1760,579 1761,580 1762,582 1762,583 1762,580 1763,578 1764,577 1764,576 1765,578 1765,579 1766,578 1766,579 1767,582 1767,583 1767,582 1768,580 1769,577 1769,576 1769,575 1770,576 1770,577 1771,575 1771,578 1772,581 1773,582 1774,580 1774,579 1775,576 1776,576 1776,577 1776,580 1777,582 1778,583 1778,585 1779,584 1779,581 1780,578 1781,577 1782,577 1782,578 1782,580 1783,582 1783,583 1784,582 1784,580 1785,579 1785,578 1786,575 1787,576 1787,577 1787,579 1788,579 1788,582 1789,583 1789,582 1789,583 1790,584 1791,583 1791,581 1791,580 1792,579 1792,577 1793,578 1793,582 1794,584 1796,584 1796,583 1796,581 1797,578 1797,575 1798,573 1798,575 1798,579 1799,581 1800,580 1800,582 1800,583 1801,584 1801,583 1802,581 1802,578 1803,577 1803,578 1803,580 1804,580 1805,582 1805,584 1806,584 1807,585 1807,582 1808,579 1809,578 1809,579 1809,581 1810,582 1810,584 1810,582 1811,582 1811,584 1812,587 1812,584 1813,583 1814,580 1814,579 1815,582 1815,583 1816,583 1816,584 1816,585 1817,587 1818,587 1818,585 1819,581 1819,578 1819,577 1820,578 1820,580 1821,580 1821,582 1821,583 1822,584 1823,586 1823,587 1823,586 1824,583 1824,580 1825,579 1825,580 1825,581 1826,581 1826,583 1826,584 1827,586 1828,586 1828,588 1828,589 1829,587 1829,586 1830,585 1830,583 1830,582 1831,582 1832,583 1832,582 1832,583 1833,584 1833,585 1834,587 1834,585 1835,584 1836,582 1836,580 1837,580 1837,578 1837,579 1838,582 1838,585 1839,587 1839,586 1839,587 1840,586 1841,586 1841,583 1842,582 1842,580 1843,582 1843,584 1843,586 1844,587 1845,589 1845,588 1846,587 1846,586 1846,585 1847,584 1847,582 1848,581 1848,583 1849,585 1850,587 1850,585 1851,585 1851,586 1852,587 1852,585 1852,582 1853,582 1853,584 1854,584 1855,587 1856,588 1856,590 1857,590 1857,589 1857,587 1858,585 1859,582 1859,581 1859,582 1860,584 1860,587 1861,587 1861,588 1862,589 1863,590 1863,589 1863,586 1864,582 1864,580 1865,584 1865,585 1866,586 1866,587 1866,588 1867,590 1868,589 1868,590 1868,589 1869,585 1869,584 1870,584 1870,585 1871,587 1872,589 1872,588 1872,589 1873,589 1873,591 1874,589 1874,586 1875,584 1875,583 1875,584 1876,585 1877,586 1877,585 1878,587 1878,590 1879,591 1879,589 1880,586 1880,585 1880,584 1881,584 1882,585 1882,587 1883,589 1883,591 1884,591 1884,593 1885,589 1886,587 1886,584 1886,585 1887,585 1888,586 1888,587 1888,589 1889,591 1889,592 1889,591 1890,589 1891,587 1891,585 1892,585 1892,584 1893,585 1893,586 1893,589 1894,589 1895,591 1895,592 1895,591 1896,591 1897,589 1897,587 1897,586 1898,586 1898,587 1899,588 1900,591 1900,593 1900,592 1901,593 1901,591 1902,591 1902,590 1902,588 1903,586 1904,584 1904,585 1905,589 1905,591 1906,591 1906,592 1907,593 1907,591 1907,590 1908,588 1909,586 1909,589 1910,591 1910,593 1911,594 1911,595 1911,594 1912,594 1913,594 1913,593 1914,590 1914,588 1915,587 1915,589 1915,591 1916,593 1916,592 1917,591 1918,593 1918,594 1919,591 1919,590 1920,588 1920,589 1921,591 1922,592 1922,593 1923,594 1923,596 1924,595 1924,593 1925,589 1925,587 1925,586 1926,589 1927,591 1927,592 1928,593 1928,594 1929,595 1929,593 1930,588 1931,585 1931,587 1932,589 1933,591 1933,594 1934,593 1934,595 1935,593 1936,590 1936,589 1937,589 1937,591 1938,592 1939,593 1940,596 1940,597 1940,596 1941,594 1941,592 1941,591 1942,590 1943,591 1943,589 1943,590 1944,592 1945,594 1945,596 1946,596 1946,594 1947,593 1947,589 1947,590 1948,590 1949,589 1949,591 1949,593 1950,594 1950,596 1950,597 1951,598 1951,596 1952,593 1952,591 1953,591 1954,589 1954,591 1955,593 1955,594 1956,596 1956,594 1957,593 1958,593 1958,591 1959,589 1959,590 1960,593 1961,596 1962,598 1963,598 1963,596 1964,594 1965,591 1965,592 1965,593 1966,596 1967,598 1968,598 1969,595 1969,593 1970,589 1970,588 1970,590 1971,593 1972,594 1972,596 1973,596 1973,598 1974,596 1974,594 1975,591 1976,591 1976,592 1976,593 1977,594 1977,596 1977,598 1978,597 1979,598 1979,599 1979,598 1980,595 1981,593 1981,591 1982,593 1982,594 1983,596 1983,594 1984,596 1985,598 1985,596 1986,595 1986,593 1987,591 1987,594 1988,596 1989,599 1990,600 1990,601 1991,600 1991,596 1992,593 1992,592 1992,593 1993,594 1993,596 1994,596 1995,598 1995,600 1996,599 1996,596 1997,593 1997,592 1997,593 1998,594 1999,593 1999,595 1999,596 2000,598 2001,600 2001,601 2001,599 2002,597 2003,596 2003,595 2003,594 2004,595 2004,596 2004,595 2005,596 2006,599 2006,600 2007,600 2008,598 2008,596 2009,595 2009,594 2010,593 2010,594 2010,596 2011,599 2012,601 2012,600 2012,602 2013,602 2013,600 2013,598 2014,597 2014,596 2015,594 2015,596 2015,598 2016,600 2017,601 2017,603 2018,602 2019,600 2019,599 2019,598 2020,596 2020,595 2020,596 2021,598 2022,600 2022,601 2022,602 2023,600 2023,599 2024,600 2024,599 2025,596 2026,594 2026,595 2027,596 2027,598 2028,600 2028,599 2028,600 2029,602 2030,602 2030,600 2030,598 2031,597 2031,594 2031,593 2032,594 2032,597 2033,599 2033,600 2034,601 2035,602 2035,601 2036,598 2036,594 2037,592 2037,593 2037,597 2038,598 2039,599 2039,601 2039,602 2040,603 2040,604 2041,603 2041,599 2042,598 2043,599 2044,600 2044,602 2045,602 2046,604 2046,605 2046,602 2047,600 2047,597 2048,598 2049,598 2049,600 2049,598 2050,598 2050,600 2051,603 2051,604 2051,602 2052,602 2053,599 2053,598 2053,596 2054,598 2055,598 2055,600 2055,602 2056,603 2056,604 2056,605 2057,605 2058,602 2058,599 2058,597 2059,598 2060,599 2060,600 2061,602 2062,603 2062,604 2062,605 2063,602 2063,599 2064,598 2065,596 2065,599 2066,602 2067,602 2067,604 2067,605 2068,604 2069,603 2069,602 2069,600 2070,600 2071,600 2071,599 2071,600 2072,600 2072,603 2073,605 2073,604 2074,604 2074,603 2074,602 2075,600 2076,599 2076,596 2077,599 2077,602 2078,603 2078,604 2079,605 2080,605 2080,602 2081,600 2081,598 2082,598 2082,600 2082,602 2083,603 2083,604 2083,606 2084,605 2085,605 2085,604 2085,605 2086,603 2086,601 2087,599 2087,600 2088,603 2089,604 2089,605 2089,603 2090,603 2090,605 2091,607 2091,606 2091,603 2092,602 2092,601 2092,602 2093,602 2094,604 2094,605 2095,606 2095,608 2096,609 2096,607 2097,606 2098,603 2098,601 2098,600 2099,602 2099,604 2100,604 2100,605 2101,606 2101,607 2102,605 2103,600 2103,598 2104,599 2104,601 2105,602 2105,603 2105,605 2106,606 2107,606 2107,609 2108,605 2108,604 2109,603 2110,605 2110,606 2110,605 2111,606 2112,607 2112,609 2112,611 2113,609 2113,607 2114,605 2114,603 2115,603 2116,603 2117,605 2117,607 2117,609 2118,609 2119,607 2119,606 2119,603 2120,603 2121,603 2121,604 2122,606 2122,608 2123,609 2123,610 2123,611 2124,609 2125,607 2125,603 2126,603 2126,601 2126,602 2127,603 2127,605 2128,607 2128,608 2129,606 2130,605 2131,603 2131,602 2132,602 2132,603 2132,605 2133,605 2134,608 2134,609 2134,608 2135,609 2136,607 2136,605 2137,604 2137,602 2137,603 2138,603 2139,607 2139,609 2140,609 2141,609 2141,607 2142,605 2143,602 2143,601 2143,603 2144,605 2144,608 2145,610 2146,611 2146,610 2146,611 2147,609 2148,605 2148,604 2148,605 2149,607 2149,608 2150,610 2150,611 2150,610 2151,610 2152,611 2153,608 2153,606 2153,604 2154,605 2154,607 2155,607 2155,609 2155,607 2156,607 2157,609 2157,612 2158,609 2158,608 2159,606 2159,605 2160,607 2161,608 2161,609 2162,611 2162,612 2162,613 2163,614 2163,612 2164,609 2164,606 2164,605 2165,606 2166,608 2166,609 2167,610 2167,611 2168,613 2168,614 2168,613 2169,609 2170,606 2170,605 2170,606 2171,607 2171,609 2172,609 2172,612 2173,612 2173,614 2174,612 2175,612 2175,611 2175,609 2176,608 2176,609 2177,609 2177,610 2178,611 2179,613 2179,614 2180,613 2180,611 2180,609 2181,609 2181,608 2182,607 2182,606 2182,607 2183,609 2184,611 2184,613 2185,614 2185,613 2186,612 2186,610 2186,609 2187,609 2187,607 2187,608 2188,610 2189,612 2189,613 2189,614 2190,616 2190,614 2191,612 2191,611 2192,610 2193,608 2193,607 2193,608 2194,609 2194,612 2195,613 2195,612 2196,611 2197,612 2197,613 2197,612 2198,608 2198,607 2199,609 2199,610 2200,612 2200,614 2200,612 2201,614 2202,615 2202,616 2202,614 2203,613 2203,611 2204,609 2204,607 2204,609 2205,611 2205,613 2206,613 2207,614 2207,615 2207,616 2208,614 2208,612 2209,608 2209,606 2209,607 2210,609 2211,612 2211,613 2212,614 2212,615 2213,615 2213,616 2213,614 2214,611 2214,610 2214,609 2215,610 2216,611 2216,613 2216,614 2217,613 2217,614 2218,614 2218,616 2218,617 2219,614 2220,612 2220,610 2221,610 2221,611 2222,612 2222,611 2223,612 2223,615 2223,617 2224,616 2225,614 2225,612 2226,610 2226,611 2227,612 2227,613 2228,615 2229,616 2229,617 2229,618 2230,618 2230,615 2231,612 2231,611 2232,611 2232,612 2233,612 2234,614 2234,616 2234,617 2235,616 2235,614 2236,612 2236,611 2236,612 2237,611 2238,610 2238,611 2238,612 2239,614 2240,616 2240,618 2240,616 2241,616 2241,615 2242,613 2243,612 2244,612 2244,613 2245,616 2245,618 2246,618 2247,616 2247,615 2248,613 2248,612 2249,609 2249,612 2250,615 2250,616 2251,618 2252,618 2252,619 2252,616 2253,615 2253,614 2254,612 2254,613 2255,616 2256,617 2256,618 2256,620 2257,618 2258,618 2258,617 2259,614 2259,612 2260,613 2261,616 2261,617 2262,616 2262,615 2263,617 2263,619 2263,618 2264,615 2265,614 2265,612 2265,613 2266,613 2266,616 2267,617 2267,618 2268,620 2268,621 2268,620 2269,620 2270,618 2270,614 2270,612 2271,612 2271,614 2272,616 2272,617 2273,618 2274,619 2274,621 2274,620 2275,618 2275,614 2276,611 2276,612 2276,613 2277,615 2277,617 2278,617 2279,619 2279,621 2280,621 2280,618 2281,616 2281,615 2282,615 2283,616 2283,618 2283,617 2284,618 2285,620 2285,622 2285,621 2286,619 2286,616 2287,616 2288,615 2288,616 2288,614 2289,615 2289,617 2290,620 2290,621 2290,620 2291,621 2292,619 2292,618 2292,616 2293,616 2293,615 2294,616 2294,618 2295,620 2295,621 2295,623 2296,623 2297,621 2297,619 2297,617 2298,617 2298,616 2299,616 2299,617 2300,619 2301,620 2301,621 2302,620 2302,619 2302,618 2303,618 2303,617 2304,615 2304,616 2305,618 2306,618 2306,621 2307,621 2308,623 2308,621 2308,620 2309,618 2310,618 2310,616 2311,618 2311,620 2311,621 2312,621 2313,622 2313,621 2314,620 2315,618 2315,614 2315,613 2316,615 2316,619 2317,620 2317,621 2318,622 2319,623 2319,622 2320,620 2320,617 2320,616 2321,617 2321,618 2322,620 2322,622 2322,623 2323,622 2324,622 2324,623 2325,623 2325,621 2326,618 2326,616 2326,617 2327,619 2328,620 2328,621 2328,620 2329,620 2329,621 2329,623 2330,624 2330,621 2331,620 2331,618 2332,617 2333,619 2333,621 2334,621 2334,623 2335,625 2335,626 2335,625 2336,625 2337,621 2337,618 2337,617 2338,618 2338,620 2339,621 2340,623 2340,625 2341,624 2342,621 2342,618 2342,617 2343,618 2344,618 2344,620 2344,621 2345,623 2346,623 2346,625 2347,624 2347,622 2347,621 2348,620 2349,620 2349,621 2350,621 2351,621 2351,624 2351,625 2352,625 2352,624 2353,623 2353,621 2354,620 2354,619 2354,618 2355,618 2356,620 2356,623 2356,624 2357,623 2357,625 2358,625 2358,624 2358,621 2359,621 2360,620 2360,618 2360,619 2361,621 2361,623 2362,624 2362,625 2362,627 2363,625 2363,623 2364,623 2365,621 2365,620 2365,618 2366,620 2366,621 2367,623 2367,624 2367,625 2368,623 2369,623 2369,624 2370,623 2370,620 2371,620 2371,619 2371,621 2372,621 2372,623 2372,625 2373,625 2374,625 2374,627 2375,626 2375,625 2376,623 2376,620 2377,620 2378,623 2378,625 2379,625 2380,627 2380,626 2381,624 2381,620 2381,618 2382,619 2383,621 2383,623 2384,625 2385,627 2385,628 2386,627 2387,623 2387,622 2387,621 2388,622 2388,623 2389,625 2389,626 2389,625 2390,625 2390,626 2390,627 2391,628 2392,626 2392,623 2392,621 2393,621 2394,623 2395,622 2396,625 2396,627 2396,628 2397,627 2397,626 2398,624 2398,623 2398,621 2399,622 2399,623 2400,625 2401,627 2401,628 2401,629 2402,630 2403,627 2403,624 2403,622 2404,622 2405,623 2406,625 2406,626 2407,628 2407,629 2408,626 2408,624 2408,623 2409,623 2410,623 2410,621 2410,623 2411,624 2411,626 2412,626 2412,629 2413,629 2414,628 2414,627 2415,625 2415,624 2416,624 2416,623 2416,624 2417,625 2417,627 2417,629 2418,629 2419,629 2419,628 2419,627 2420,627 2420,625 2421,623 2421,621 2422,623 2423,626 2423,628 2424,629 2424,630 2425,630 2425,627 2426,626 2426,623 2427,625 2428,627 2428,628 2428,629 2429,630 2429,629 2430,629 2431,627 2432,625 2432,623 2433,624 2433,626 2434,627 2434,628 2434,627 2435,627 2435,629 2436,629 2437,627 2437,625 2437,624 2438,624 2439,627 2439,629 2439,628 2440,629 2441,630 2441,632 2442,631 2442,629 2443,626 2443,624 2444,626 2444,628 2445,629 2446,629 2446,630 2446,632 2447,632 2447,630 2448,625 2448,623 2449,624 2450,626 2450,628 2451,629 2451,630 2452,630 2452,632 2453,629 2453,627 2454,626 2455,626 2455,627 2455,629 2456,629 2457,629 2457,631 2457,633 2458,632 2459,629 2459,627 2460,627 2461,627 2461,626 2461,627 2462,628 2462,630 2462,632 2463,631 2464,632 2464,630 2464,629 2465,627 2466,627 2466,626 2466,628 2467,630 2468,631 2468,632 2468,634 2469,634 2469,632 2469,630 2470,628 2471,627 2471,626 2471,627 2472,628 2473,629 2473,631 2473,632 2474,632 2474,630 2475,630 2475,629 2476,628 2477,626 2477,627 2478,629 2478,632 2479,632 2480,632 2480,633 2480,632 2481,630 2482,630 2482,629 2482,627 2483,627 2483,629 2484,630 2484,632 2486,632 2486,633 2486,632 2487,631 2487,629 2487,625 2488,624 2488,627 2489,630 2489,632 2489,631 2490,633 2491,633 2491,635 2491,634 2492,633 2492,632 2493,629 2493,628 2493,629 2494,630 2495,632 2495,634 2496,634 2497,635 2497,634 2498,632 2498,629 2498,628 2499,629 2500,630 2500,632 2501,631 2501,630 2502,632 2502,635 2503,633 2504,632 2504,630 2505,629 2505,630 2505,632 2506,632 2507,634 2507,636 2508,636 2509,636 2509,632 2509,629 2510,629 2510,630 2511,631 2511,632 2512,633 2513,634 2513,636 2514,636 2514,632 2514,630 2515,629 2515,630 2516,630 2516,629 2516,632 2517,632 2518,634 2518,636 2519,637 2519,636 2520,634 2520,632 2521,632 2523,632 2523,634 2523,636 2524,637 2524,636 2525,636 2525,634 2525,633 2526,632 2527,631 2527,630 2527,629 2528,630 2528,632 2529,634 2529,636 2530,636 2530,635 2531,632 2532,632 2532,630 2533,630 2533,633 2534,634 2534,636 2534,637 2535,638 2536,637 2536,636 2536,634 2537,634 2537,633 2538,631 2538,630 2538,631 2539,633 2539,635 2539,636 2540,636 2541,635 2541,634 2541,635 2542,636 2542,635 2543,632 2543,631 2544,632 2545,633 2545,636 2546,636 2546,637 2547,638 2547,639 2547,638 2548,636 2548,634 2548,632 2549,631 2550,632 2550,634 2550,636 2551,636 2552,636 2552,638 2553,638 2554,635 2554,631 2554,629 2555,630 2555,633 2556,635 2556,636 2557,637 2557,638 2558,639 2559,638 2559,635 2559,633 2560,633 2560,634 2561,634 2561,636 2561,638 2562,637 2563,637 2563,639 2564,640 2564,638 2565,635 2565,633 2566,634 2566,635 2567,634 2568,634 2568,636 2568,638 2569,639 2569,638 2570,638 2570,636 2570,634 2571,633 2572,634 2572,635 2573,636 2573,638 2574,639 2574,640 2574,641 2575,641 2575,638 2575,636 2576,634 2577,634 2577,635 2577,634 2578,635 2578,636 2579,638 2579,639 2579,640 2580,640 2581,638 2581,636 2581,635 2582,635 2582,634 2583,634 2583,635 2583,636 2584,638 2584,640 2585,641 2586,640 2586,639 2587,638 2587,637 2588,636 2588,635 2589,636 2590,637 2590,639 2590,640 2591,640 2592,639 2592,638 2593,636 2593,635 2593,632 2594,633 2595,635 2595,638 2595,639 2596,639 2596,641 2597,641 2597,639 2598,639 2599,638 2599,635 2600,637 2600,638 2601,639 2601,641 2601,642 2602,641 2603,641 2604,639 2604,637 2604,636 2605,636 2605,637 2606,639 2606,640 2607,639 2608,639 2608,640 2608,641 2609,641 2609,638 2610,637 2610,636 2611,636 2611,639 2611,640 2613,640 2613,642 2613,643 2614,643 2614,642 2615,641 2615,638 2615,636 2616,635 2617,638 2617,639 2617,640 2618,640 2618,641 2619,643 2619,644 2619,643 2620,641 2620,638 2620,636 2621,636 2622,637 2622,638 2623,640 2624,643 2624,644 2625,643 2626,641 2626,639 2627,638 2627,639 2628,641 2628,640 2629,640 2629,641 2629,643 2630,644 2631,643 2631,641 2631,639 2632,638 2633,638 2633,639 2633,638 2634,638 2635,640 2635,643 2636,643 2636,642 2637,641 2637,638 2638,639 2638,638 2639,639 2640,641 2640,643 2640,644 2641,645 2641,646 2642,644 2642,642 2642,640 2643,639 2644,639 2644,638 2644,639 2645,640 2645,641 2645,643 2646,644 2647,643 2647,641 2648,641 2649,640 2649,638 2649,639 2650,639 2650,641 2651,641 2651,643 2651,645 2652,644 2653,645 2653,644 2654,643 2654,641 2655,639 2656,640 2656,643 2656,644 2658,644 2658,645 2659,644 2659,643 2660,641 2660,638 2660,636 2661,638 2662,641 2662,643 2663,645 2663,646 2664,645 2665,643 2665,640 2665,639 2666,639 2667,641 2667,643 2667,644 2668,645 2669,644 2669,645 2669,646 2670,645 2671,643 2671,641 2671,639 2672,639 2672,641 2672,643 2673,643 2673,642 2674,641 2674,644 2674,647 2675,647 2676,644 2676,643 2676,641 2677,641 2677,640 2678,643 2679,644 2680,646 2680,647 2680,648 2681,647 2681,643 2682,641 2682,640 2683,641 2683,643 2684,643 2685,644 2685,646 2685,647 2686,648 2686,647 2687,643 2687,641 2687,640 2688,641 2689,642 2689,641 2689,643 2690,644 2690,646 2691,647 2691,648 2692,647 2692,646 2692,645 2693,644 2694,643 2694,644 2695,644 2695,645 2696,645 2696,647 2696,648 2697,648 2697,647 2697,646 2698,645 2699,644 2699,643 2699,642 2700,641 2701,643 2701,646 2701,647 2702,647 2703,648 2703,647 2704,645 2704,644 2705,643 2705,642 2705,643 2706,645 2706,647 2706,648 2707,649 2708,650 2708,648 2709,647 2709,646 2710,645 2710,643 2710,642 2711,643 2712,645 2712,647 2713,648 2713,647 2714,647 2715,646 2715,643 2716,643 2717,644 2717,645 2717,647 2718,647 2719,648 2719,649 2719,650 2720,648 2721,647 2721,646 2721,643 2722,642 2722,643 2723,646 2723,647 2724,647 2724,648 2724,649 2725,650 2726,649 2726,647 2726,643 2727,641 2727,642 2728,645 2728,647 2729,648 2730,648 2730,650 2730,649 2731,650 2731,649 2732,647 2732,645 2733,645 2733,647 2733,648 2734,649 2735,648 2736,650 2736,651 2737,649 2737,647 2737,645 2738,645 2739,645 2739,646 2739,647 2740,646 2741,648 2741,650 2741,651 2742,650 2742,649 2742,647 2743,647 2744,645 2744,646 2744,647 2745,647 2746,649 2746,651 2746,652 2748,652 2749,652 2749,650 2749,647 2750,645 2750,646 2751,646 2751,647 2752,648 2752,649 2752,650 2753,651 2754,652 2754,649 2754,647 2755,647 2756,646 2756,645 2756,646 2757,647 2758,649 2758,651 2759,652 2759,651 2760,651 2760,649 2761,648 2762,647 2763,647 2763,648 2763,650 2764,652 2765,652 2765,651 2765,650 2766,650 2767,648 2767,647 2767,644 2768,645 2768,647 2769,649 2769,651 2769,650 2770,652 2770,653 2771,650 2772,650 2772,648 2772,647 2773,647 2773,648 2774,650 2774,651 2774,652 2775,653 2776,652 2777,652 2777,650 2777,648 2778,647 2778,646 2779,648 2779,650 2779,651 2780,651 2781,650 2781,651 2782,652 2783,649 2783,648 2783,647 2784,648 2785,648 2785,650 2785,651 2786,651 2786,652 2786,653 2787,655 2787,654 2788,654 2788,652 2788,648 2789,647 2790,647 2790,649 2790,650 2791,650 2792,652 2792,653 2792,655 2793,654 2794,652 2794,648 2794,647 2795,647 2795,648 2795,649 2796,650 2796,651 2797,652 2797,653 2798,655 2799,654 2799,652 2799,650 2800,650 2801,649 2801,651 2801,652 2802,652 2803,652 2803,654 2804,656 2804,654 2804,653 2805,650 2806,650 2807,649 2808,649 2808,651 2808,654 2809,655 2809,654 2810,654 2810,653 2810,652 2811,650 2812,650 2813,651 2813,652 2813,654 2814,655 2814,656 2815,657 2815,655 2815,653 2816,651 2817,651 2817,650 2818,650 2819,652 2819,654 2819,655 2820,655 2821,654 2821,652 2822,652 2822,651 2822,649 2823,650 2824,652 2824,654 2825,656 2826,655 2826,656 2827,656 2827,654 2828,653 2828,652 2828,650 2829,650 2830,651 2830,654 2830,655 2831,655 2831,656 2832,656 2833,654 2833,652 2833,648 2834,648 2835,650 2835,652 2835,654 2836,654 2836,655 2837,656 2837,657 2837,656 2838,656 2839,654 2839,652 2839,651 2840,651 2840,653 2840,654 2841,656 2841,657 2842,656 2843,657 2844,657 2844,654 2844,652 2845,650 2845,651 2846,653 2846,654 2846,655 2847,654 2848,654 2848,655 2848,657 2849,657 2849,655 2849,654 2850,653 2850,652 2851,651 2851,654 2851,655 2852,654 2853,656 2853,657 2853,658 2854,659 2855,658 2855,655 2855,652 2856,652 2857,652 2857,654 2858,655 2858,656 2858,657 2859,658 2859,659 2860,658 2860,655 2860,652 2861,652 2862,652 2862,653 2863,654 2863,655 2864,657 2864,658 2865,659 2866,657 2866,656 2867,655 2867,654 2868,656 2868,655 2869,656 2869,658 2870,659 2871,659 2871,658 2871,657 2872,656 2872,655 2873,654 2873,652 2874,652 2875,654 2875,657 2875,658 2876,657 2876,659 2877,658 2877,656 2878,655 2878,654 2878,653 2879,654 2880,656 2880,657 2880,658 2881,659 2881,660 2882,659 2882,657 2883,657 2883,656 2883,654 2884,653 2885,654 2885,656 2885,657 2886,658 2886,659 2887,657 2888,658 2889,657 2889,654 2890,654 2890,656 2891,656 2891,658 2891,659 2892,658 2892,659 2892,660 2893,661 2894,659 2894,658 2894,657 2895,654 2896,654 2896,657 2896,658 2898,658 2898,659 2898,660 2899,661 2899,659 2900,657 2900,654 2900,652 2901,653 2901,656 2901,657 2902,657 2903,659 2903,660 2904,660 2904,661 2905,660 2905,657 2905,656 2906,655 2907,656 2907,657 2907,659 2908,659 2909,659 2909,661 2910,662 2910,659 2910,657 2911,656 2912,656 2912,657 2913,658 2913,657 2914,657 2914,659 2914,661 2915,662 2916,660 2916,658 2917,657 2917,656 2918,656 2918,657 2919,658 2919,660 2919,661 2920,662 2921,663 2921,660 2922,657 2922,656 2923,657 2924,657 2925,659 2925,660 2925,661 2926,663 2927,660 2927,658 2927,657 2928,657 2928,656 2929,657 2930,658 2930,660 2931,661 2931,663 2932,662 2932,661 2933,660 2934,658 2935,657 2935,658 2935,659 2936,661 2936,663 2937,662 2937,661 2938,661 2939,660 2939,659 2939,657 2940,656 2941,657 2941,660 2941,662 2942,661 2943,663 2944,661 2944,659 2945,658 2945,657 2946,659 2946,661 2946,662 2947,663 2948,664 2948,663 2949,663 2950,662 2950,659 2950,657 2951,657 2952,659 2952,661 2952,662 2953,663 2953,661 2954,662 2954,663 2955,663 2955,661 2955,659 2956,658 2957,659 2957,661 2958,662 2959,663 2959,664 2959,665 2960,665 2961,664 2961,663 2961,659 2962,658 2962,657 2962,660 2963,662 2964,662 2964,663 2964,664 2965,665 2966,664 2966,663 2966,659 2967,657 2968,659 2968,661 2969,662 2970,663 2970,664 2971,666 2971,663 2972,661 2973,661 2973,662 2974,663 2975,663 2976,665 2976,666 2977,665 2977,663 2977,662 2978,661 2979,661 2980,660 2980,662 2981,664 2981,666 2982,664 2982,665 2982,664 2983,663 2984,661 2985,661 2986,663 2986,665 2986,666 2987,667 2988,668 2988,666 2988,664 2989,662 2989,661 2990,661 2990,660 2991,661 2991,663 2991,665 2992,666 2993,666 2993,664 2993,663 2994,663 2995,662 2995,660 2995,661 2996,661 2997,663 2997,665 2998,666 2998,665 2998,666 2999,666 3000,664 3000,663 3001,661 3002,661 3002,662 3002,664 3003,666 3004,666 3005,666 3006,664 3006,663 3006,659 3007,659 3007,661 3007,663 3008,665 3008,664 3009,666 3009,668 3010,666 3011,666 3011,665 3011,663 3012,662 3013,664 3013,666 3014,667 3015,666 3015,667 3016,668 3016,667 3016,664 3017,663 3017,662 3018,662 3018,663 3018,664 3019,665 3020,664 3020,666 3021,668 3022,666 3022,664 3022,663 3023,663 3023,662 3023,664 3024,665 3025,665 3025,666 3025,668 3026,669 3026,670 3027,670 3027,668 3027,665 3028,663 3029,662 3029,663 3029,664 3030,664 3030,665 3031,666 3031,667 3031,668 3032,669 3033,668 3033,665 3033,663 3034,663 3035,663 3035,665 3036,666 3036,667 3037,669 3038,670 3038,668 3038,667 3039,666 3039,664 3040,664 3040,666 3041,665 3042,665 3042,666 3042,668 3043,670 3043,668 3044,667 3044,666 3045,665 3045,664 3046,663 3047,663 3047,665 3047,667 3048,669 3048,668 3049,670 3049,669 3050,666 3050,665 3051,664 3052,664 3052,666 3052,668 3053,669 3053,670 3054,671 3054,670 3054,669 3055,668 3056,668 3056,666 3056,664 3057,664 3058,666 3058,668 3058,669 3059,669 3059,668 3060,668 3061,668 3061,665 3062,665 3062,664 3063,666 3063,668 3064,670 3065,669 3065,670 3066,671 3066,670 3067,669 3067,668 3067,665 3068,664 3068,667 3069,669 3070,669 3070,670 3071,670 3071,671 3072,670 3072,668 3072,664 3073,663 3074,664 3074,666 3074,668 3075,668 3075,669 3076,670 3076,671 3076,670 3077,672 3077,671 3077,668 3078,666 3079,666 3079,667 3079,668 3080,670 3080,671 3081,670 3082,672 3083,672 3083,670 3083,668 3084,666 3084,667 3085,668 3086,667 3086,668 3086,669 3087,671 3088,672 3088,671 3088,670 3089,668 3090,666 3090,667 3090,668 3091,668 3092,669 3092,671 3092,672 3093,673 3094,673 3094,671 3094,668 3095,666 3095,667 3095,668 3097,668 3097,669 3097,670 3098,672 3098,673 3099,673 3099,670 3099,668 3100,668 3101,668 3101,666 3102,668 3102,669 3103,671 3103,670 3103,672 3104,673 3104,672 3105,672 3106,671 3106,670 3106,669 3107,669 3107,668 3108,670 3108,672 3109,673 3110,673 3110,672 3111,672 3111,670 3112,668 3112,666 3113,666 3113,668 3113,670 3114,672 3115,672 3115,673 3116,674 3116,672 3117,672 3117,670 3117,668 3118,668 3119,670 3119,671 3119,672 3120,673 3120,675 3120,673 3121,673 3122,673 3122,672 3122,670 3123,668 3124,668 3124,670 3124,672 3125,672 3125,673 3126,672 3126,673 3127,674 3128,673 3128,671 3128,670 3129,670 3130,672 3130,673 3131,673 3131,674 3132,675 3133,676 3133,675 3133,673 3134,670 3134,669 3135,669 3135,671 3135,672 3136,673 3137,673 3137,675 3138,676 3138,675 3138,674 3139,670 3139,668 3140,668 3140,670 3140,671 3141,671 3142,673 3142,675 3143,675 3143,677 3144,676 3144,674 3144,672 3145,672 3146,672 3146,673 3147,674 3147,673 3148,673 3148,676 3149,677 3149,676 3149,674 3150,672 3151,672 3151,671 3152,672 3152,670 3153,671 3153,672 3153,675 3154,676 3155,675 3155,676 3155,675 3156,674 3156,672 3157,672 3158,672 3158,674 3158,675 3159,677 3160,677 3160,678 3160,676 3161,675 3161,673 3162,673 3162,672 3163,672 3164,672 3164,674 3164,676 3165,676 3165,677 3165,675 3166,674 3166,673 3167,673 3167,671 3168,672 3169,672 3169,673 3170,676 3170,677 3171,676 3171,677 3172,677 3173,675 3173,674 3173,673 3174,672 3174,673 3175,675 3175,677 3176,676 3176,677 3177,677 3178,677 3178,675 3178,673 3179,670 3180,671 3180,673 3180,675 3181,675 3182,677 3182,679 3183,677 3183,676 3184,673 3185,673 3185,674 3185,675 3186,677 3187,679 3187,677 3188,677 3188,679 3189,678 3189,675 3189,673 3190,672 3191,673 3191,674 3191,675 3192,676 3192,675 3193,676 3193,678 3194,679 3194,677 3194,675 3195,674 3196,673 3196,675 3197,676 3197,675 3198,676 3198,678 3198,679 3199,680 3199,679 3200,675 3201,673 3202,675 3203,676 3203,677 3204,679 3205,680 3205,679 3205,676 3206,673 3207,674 3208,675 3208,676 3208,678 3209,678 3210,680 3210,679 3211,678 3211,677 3212,676 3212,675 3213,677 3214,676 3214,677 3215,679 3215,681 3216,680 3216,679 3216,678 3217,677 3217,676 3217,675 3218,675 3219,673 3219,674 3219,675 3220,678 3220,679 3221,679 3221,680 3222,679 3223,677 3223,675 3224,674 3224,675 3225,677 3225,679 3225,680 3226,681 3226,682 3226,681 3227,680 3228,679 3228,678 3228,677 3229,676 3229,675 3230,675 3230,677 3230,679 3231,680 3232,681 3232,679 3233,679 3234,679 3234,676 3235,675 3235,677 3236,679 3237,681 3237,680 3237,681 3238,682 3239,681 3239,680 3239,679 3240,676 3241,676 3241,678 3242,680 3243,680 3243,681 3243,682 3244,682 3244,681 3244,679 3245,675 3246,674 3246,675 3246,677 3247,679 3248,680 3248,681 3248,682 3249,682 3250,682 3250,681 3250,679 3251,677 3251,678 3252,679 3252,681 3253,682 3253,681 3254,681 3255,683 3255,681 3256,679 3256,677 3257,677 3257,678 3257,679 3258,679 3259,679 3259,681 3260,682 3260,683 3261,682 3261,681 3261,680 3262,679 3262,677 3262,679 3263,679 3264,679 3264,680 3264,681 3265,683 3265,684 3266,684 3266,685 3266,682 3267,679 3268,678 3268,679 3269,678 3269,679 3270,680 3270,682 3270,683 3271,684 3271,681 3272,680 3273,679 3274,677 3274,679 3275,680 3275,681 3276,683 3277,684 3277,683 3278,682 3278,681 3279,680 3280,679 3280,680 3280,681 3281,682 3282,684 3282,683 3283,683 3283,682 3284,682 3284,681 3284,679 3285,677 3286,677 3286,679 3286,682 3287,683 3287,682 3287,684 3288,684 3288,685 3289,683 3289,682 3289,681 3290,679 3291,679 3291,681 3291,682 3292,684 3293,686 3293,685 3294,684 3295,684 3295,683 3295,681 3296,679 3296,681 3297,682 3297,683 3298,684 3298,682 3299,684 3300,685 3300,684 3300,682 3301,681 3302,681 3302,682 3303,684 3304,684 3304,686 3305,687 3305,686 3306,684 3306,682 3307,680 3307,682 3308,683 3309,683 3309,684 3310,685 3310,686 3311,686 3311,685 3311,681 3312,679 3313,679 3313,681 3313,682 3314,682 3314,684 3315,686 3315,685 3316,687 3316,684 3317,683 3318,682 3319,683 3319,684 3320,684 3321,687 3322,688 3322,686 3322,684 3323,683 3323,682 3324,682 3325,681 3325,682 3325,683 3326,686 3327,687 3327,686 3328,686 3328,684 3329,682 3329,683 3330,682 3331,683 3331,685 3331,686 3332,687 3332,688 3332,689 3333,687 3333,686 3334,684 3334,683 3335,682 3336,682 3336,683 3336,685 3337,687 3338,687 3338,686 3338,685 3339,684 3340,684 3340,682 3341,682 3341,683 3341,684 3342,685 3342,686 3343,688 3343,687 3343,688 3345,688 3345,686 3345,685 3346,684 3346,682 3347,683 3347,684 3347,686 3348,688 3348,687 3349,688 3350,688 3350,686 3351,684 3351,681 3352,681 3352,682 3352,684 3353,686 3354,686 3354,687 3354,688 3355,689 3355,688 3356,688 3356,686 3356,684 3357,683 3357,684 3358,686 3359,688 3360,688 3361,689 3361,688 3361,686 3362,684 3363,683 3363,684 3363,685 3364,686 3364,687 3365,686 3365,685 3365,686 3366,689 3366,690 3366,687 3367,686 3368,685 3368,684 3369,686 3370,686 3370,687 3370,689 3371,690 3372,691 3372,690 3373,686 3373,684 3374,684 3374,685 3374,686 3375,686 3375,688 3376,689 3377,690 3378,687 3378,684 3379,684 3379,685 3380,684 3381,687 3381,688 3381,689 3382,688 3382,690 3383,691 3383,689 3383,688 3384,688 3384,687 3384,686 3385,686 3386,687 3386,686 3386,687 3387,688 3387,690 3388,691 3388,690 3389,688 3390,688 3390,686 3391,685 3391,684 3392,686 3392,688 3393,690 3393,691 3394,690 3395,690 3395,688 3396,686 3396,685 3397,686 3397,688 3397,690 3398,690 3399,691 3399,692 3399,691 3400,690 3400,689 3401,689 3401,688 3401,686 3402,685 3402,686 3402,688 3403,690 3404,690 3404,691 3404,689 3405,689 3405,690 3406,690 3406,687 3408,687 3408,688 3409,690 3409,691 3410,691 3410,693 3411,693 3411,692 3411,691 3412,690 3413,688 3413,687 3413,688 3414,690 3414,691 3415,691 3416,693 3417,693 3417,691 3418,687 3418,686 3419,689 3419,690 3420,690 3420,691 3420,693 3421,693 3422,693 3422,694 3422,693 3423,690 3423,689 3424,688 3424,689 3424,690 3425,691 3426,693 3426,692 3427,693 3427,694 3428,695 3428,692 3428,690 3429,689 3430,690 3431,691 3431,690 3432,691 3432,693 3433,695 3433,693 3434,691 3435,691 3435,689 3435,690 3436,691 3437,691 3437,693 3437,695 3438,695 3438,696 3439,693 3440,691 3440,690 3441,690 3442,691 3442,693 3443,695 3444,695 3444,693 3445,691 3446,691 3446,690 3447,691 3447,692 3447,693 3448,693 3449,695 3449,696 3449,695 3450,695 3451,693 3451,692 3452,692 3453,691 3453,692 3453,693 3454,695 3455,695 3456,695 3456,693 3456,692 3457,691 3458,689 3458,691 3459,693 3459,695 3460,694 3460,696 3461,696 3462,695 3462,694 3462,693 3463,691 3463,690 3463,691 3464,693 3464,695 3465,696 3465,697 3465,695 3467,695 3467,694 3468,692 3468,691 3469,690 3469,692 3469,693 3470,695 3471,695 3471,693 3471,694 3472,695 3472,697 3472,696 3473,693 3474,692 3475,694 3476,695 3477,697 3477,698 3478,698 3478,697 3478,696 3479,693 3480,691 3480,693 3481,695 3482,695 3482,697 3483,698 3483,697 3484,693 3485,691 3485,692 3486,693 3487,695 3487,696 3487,697 3488,697 3489,699 3489,698 3489,696 3490,695 3490,693 3491,693 3491,695 3492,696 3492,695 3493,696 3494,698 3494,699 3494,698 3495,696 3495,695 3496,694 3496,693 3497,694 3498,693 3498,695 3499,697 3499,699 3499,698 3500,699 3500,697 3501,696 3501,694 3503,694 3503,695 3503,696 3504,698 3504,699 3505,700 3505,699 3506,697 3507,695 3508,694 3508,695 3509,697 3509,698 3510,699 3510,697 3511,697 3512,697 3512,696 3513,693 3513,695 3514,695 3514,697 3515,699 3516,699 3517,700 3517,699 3517,698 3518,697 3519,695 3519,696 3520,699 3521,699 3522,699 3522,700 3523,699 3523,698 3523,696 3524,693 3524,694 3525,697 3526,698 3526,699 3527,700 3527,701 3528,700 3528,699 3529,696 3530,695 3530,697 3531,698 3531,700 3532,700 3532,699 3533,700 3534,697 3535,695 3536,697 3537,698 3537,697 3538,699 3539,700 3539,701 3539,699 3540,699 3540,697 3541,697 3541,695 3541,697 3542,699 3543,700 3544,702 3545,701 3545,699 3546,697 3546,695 3546,697 3547,697 3548,698 3548,699 3549,700 3549,701 3550,702 3550,701 3550,698 3551,696 3551,697 3552,697 3553,696 3553,698 3553,699 3554,700 3555,702 3555,700 3556,700 3557,699 3557,698 3558,698 3558,699 3559,698 3559,699 3559,700 3560,701 3560,702 3561,701 3562,700 3562,699 3563,698 3563,697 3564,696 3564,697 3564,699 3565,700 3566,702 3566,701 3566,702 3567,702 3568,699 3568,698 3569,697 3569,699 3570,700 3571,702 3571,703 3572,702 3573,700 3573,699 3574,698 3575,697 3575,700 3576,701 3576,702 3577,702 3577,700 3578,701 3578,700 3579,698 3580,698 3580,699 3581,699 3581,701 3582,702 3583,704 3584,704 3584,703 3584,701 3585,700 3585,698 3585,697 3586,698 3586,700 3587,702 3587,701 3588,702 3589,704 3589,703 3590,700 3590,698 3591,697 3591,699 3592,701 3593,700 3593,702 3594,704 3594,703 3595,704 3595,703 3595,700 3596,699 3597,700 3598,702 3599,702 3599,703 3600,704 3600,705 3600,702 3601,700 3602,699 3602,700 3603,700 3603,701 3604,700 3604,702 3605,704 3605,705 3605,703 3606,703 3607,702 3607,701 3607,699 3608,700 3608,701 3609,701 3609,702 3609,703 3610,704 3611,705 3611,706 3612,704 3612,701 3612,700 3613,700 3614,700 3614,702 3615,704 3616,705 3616,706 3617,703 3617,702 3618,701 3618,700 3619,699 3620,701 3620,702 3620,704 3621,703 3621,705 3621,706 3622,705 3622,704 3623,704 3623,703 3623,702 3625,702 3625,700 3625,701 3626,702 3626,704 3627,705 3627,704 3629,704 3629,702 3630,701 3630,699 3631,701 3631,703 3632,704 3632,705 3633,706 3634,706 3634,704 3635,703 3635,701 3636,700 3636,702 3636,704 3637,705 3638,706 3639,706 3639,705 3639,706 3640,704 3640,702 3641,700 3641,702 3642,704 3643,704 3643,705 3643,704 3644,704 3644,705 3645,706 3645,703 3646,702 3647,702 3648,704 3648,705 3649,706 3650,708 3650,707 3651,706 3652,702 3652,701 3653,703 3653,704 3654,704 3654,705 3655,706 3656,708 3656,706 3657,702 3657,700 3658,702 3658,703 3659,703 3659,704 3659,706 3660,707 3661,706 3661,708 3662,706 3662,704 3663,703 3664,704 3665,706 3665,705 3666,706 3666,708 3667,707 3667,706 3668,704 3668,703 3669,703 3670,704 3670,702 3670,703 3671,704 3671,706 3672,708 3673,707 3674,706 3674,704 3675,704 3676,706 3676,707 3677,708 3677,709 3678,708 3679,706 3679,705 3680,704 3680,703 3681,704 3681,706 3682,708 3683,708 3683,709 3683,707 3684,706 3685,705 3685,703 3686,704 3686,706 3687,706 3688,708 3688,709 3688,708 3689,709 3690,709 3690,708 3690,706 3691,706 3691,704 3692,705 3693,707 3693,708 3694,708 3695,709 3695,708 3695,707 3696,706 3697,703 3697,702 3697,704 3698,706 3698,708 3699,707 3699,708 3699,709 3700,710 3700,709 3701,708 3702,706 3702,704 3703,706 3703,708 3704,709 3705,709 3706,709 3706,710 3706,709 3707,708 3707,705 3708,704 3708,705 3708,707 3709,708 3709,706 3710,707 3711,708 3711,710 3711,711 3712,708 3713,706 3713,705 3714,707 3715,708 3716,709 3716,711 3717,711 3718,708 3718,706 3718,705 3719,706 3720,707 3720,708 3721,708 3721,710 3722,711 3723,708 3724,706 3725,706 3726,707 3726,708 3726,709 3727,709 3727,711 3728,710 3729,709 3729,708 3730,708 3731,708 3732,709 3733,711 3733,712 3733,711 3734,711 3734,709 3735,709 3735,708 3735,707 3736,706 3736,705 3736,706 3737,708 3738,709 3738,711 3738,710 3739,711 3740,711 3740,708 3741,708 3742,706 3742,707 3742,708 3743,710 3743,711 3744,712 3744,713 3744,711 3745,711 3745,710 3746,709 3747,707 3747,706 3747,707 3748,709 3748,711 3749,711 3749,709 3750,710 3751,710 3751,711 3751,709 3752,707 3752,708 3752,707 3753,708 3754,711 3755,711 3756,713 3756,712 3757,711 3757,710 3758,708 3758,707 3758,708 3759,710 3760,711 3761,711 3761,713 3762,713 3762,712 3762,710 3763,707 3763,706 3764,708 3765,710 3765,709 3765,711 3766,712 3766,713 3767,713 3768,710 3769,708 3769,709 3770,709 3770,711 3770,712 3771,711 3771,712 3772,712 3772,714 3773,712 3774,710 3774,709 3775,709 3775,710 3776,711 3776,709 3777,711 3778,713 3778,714 3778,713 3779,713 3779,711 3779,710 3780,709 3781,710 3781,711 3782,712 3783,714 3783,715 3784,716 3784,713 3785,711 3785,709 3785,710 3786,710 3787,709 3787,711 3788,713 3788,714 3788,715 3789,715 3789,713 3790,711 3790,710 3791,710 3792,709 3792,710 3792,711 3793,713 3793,712 3794,714 3794,715 3795,714 3796,713 3796,711 3797,711 3798,711 3799,714 3799,715 3799,714 3801,714 3801,713 3802,711 3803,708 3803,709 3803,710 3804,713 3805,714 3805,713 3805,715 3806,715 3806,716 3806,714 3807,713 3807,712 3808,710 3808,709 3808,711 3809,713 3810,714 3810,715 3810,716 3811,715 3812,715 3812,713 3813,711 3814,709 3814,711 3815,713 3815,714 3816,713 3817,714 3817,715 3818,712 3819,711 3820,711 3820,713 3821,714 3822,715 3823,717 3824,715 3824,712 3824,711 3825,711 3825,713 3826,713 3826,714 3827,715 3828,716 3828,717 3829,715 3829,712 3830,710 3830,711 3831,713 3832,713 3832,714 3832,715 3833,716 3833,715 3833,717 3834,717 3834,715 3835,713 3836,713 3837,714 3837,715 3838,715 3839,717 3839,718 3839,717 3840,715 3841,713 3842,713 3842,712 3843,713 3843,714 3844,716 3844,717 3845,717 3846,716 3846,715 3846,713 3847,713 3848,713 3848,715 3849,716 3850,717 3850,718 3850,719 3851,717 3851,715 3851,714 3852,714 3852,713 3853,713 3853,712 3853,713 3854,715 3855,717 3855,718 3856,716 3856,715 3857,715 3857,714 3858,712 3859,713 3859,715 3860,715 3860,717 3860,718 3861,717 3861,718 3862,718 3862,717 3863,715 3864,715 3864,713 3865,714 3865,717 3866,717 3867,717 3867,718 3868,717 3869,715 3869,712 3869,711 3870,713 3870,715 3871,717 3871,716 3871,717 3872,718 3873,719 3873,718 3874,717 3874,714 3875,713 3875,715 3876,717 3876,718 3877,718 3878,718 3878,719 3879,718 3879,716 3880,714 3881,715 3882,716 3882,717 3882,716 3883,716 3883,717 3884,719 3884,720 3884,717 3885,717 3885,715 3886,714 3887,716 3887,717 3888,717 3888,718 3889,720 3890,720 3891,717 3891,715 3892,715 3892,716 3893,716 3893,717 3894,719 3894,720 3895,720 3896,717 3896,715 3896,714 3897,715 3898,715 3898,717 3898,718 3899,718 3900,718 3900,720 3900,721 3901,720 3901,718 3902,717 3903,717 3904,717 3905,718 3905,720 3906,720 3906,718 3907,718 3907,717 3908,716 3909,716 3909,714 3909,715 3910,717 3910,718 3911,720 3911,719 3911,720 3912,720 3912,718 3913,717 3914,717 3914,715 3914,716 3915,717 3915,719 3916,720 3916,721 3916,722 3917,720 3918,720 3918,719 3918,718 3919,718 3919,716 3919,715 3920,716 3920,718 3921,719 3921,720 3922,719 3923,719 3923,720 3924,719 3924,716 3925,717 3925,716 3925,718 3926,718 3927,720 3928,720 3928,722 3929,721 3929,720 3930,719 3930,717 3930,716 3931,717 3932,719 3932,720 3933,720 3934,722 3934,721 3935,719 3936,716 3936,715 3937,717 3937,719 3937,718 3938,720 3938,721 3939,722 3940,722 3941,719 3941,718 3941,717 3942,718 3942,719 3943,720 3943,721 3943,720 3944,720 3945,721 3945,723 3946,721 3946,718 3947,718 3948,718 3948,720 3948,718 3949,718 3950,720 3950,722 3950,723 3951,722 3951,721 3952,720 3952,719 3952,717 3953,718 3954,719 3954,720 3955,721 3955,723 3955,724 3956,724 3957,722 3957,720 3957,718 3959,718 3960,720 3960,722 3961,723 3961,724 3962,721 3963,720 3963,719 3964,719 3964,718 3964,719 3965,720 3965,722 3966,721 3966,723 3966,724 3967,724 3968,723 3968,722 3969,721 3969,720 3970,720 3970,719 3970,720 3971,721 3972,723 3973,722 3973,723 3973,722 3974,722 3974,720 3975,719 3975,717 3975,718 3976,719 3977,722 3978,724 3979,725 3979,722 3980,721 3981,719 3981,720 3982,722 3982,723 3982,724 3983,724 3984,724 3985,723 3986,720 3986,718 3986,719 3987,720 3987,722 3988,723 3988,722 3989,722 3990,724 3990,725 3990,724 3991,722 3991,721 3991,720 3992,721 3992,720 3993,722 3993,724 3993,723 3994,724 3995,724 3995,726 3996,725 3996,724 3997,721 3997,720 3998,722 3999,723 3999,722 4000,724 4000,725 4000,726 4001,726 4001,724 4002,721 4002,719 4003,720 4004,722 4004,721 4004,723 4005,724 4005,725 4006,725 4006,726 4007,724 4008,722 4009,722 4009,724 4010,724 4011,724 4011,726 4011,727 4012,726 4013,724 4013,722 4014,722 4015,722 4015,721 4015,722 4016,723 4017,725 4017,726 4018,726 4018,724 4019,722 4020,722 4021,724 4022,726 4022,727 4023,728 4023,726 4024,725 4024,723 4025,722 4026,721 4026,722 4027,724 4027,726 4028,726 4028,725 4029,724 4030,723 4031,722 4031,723 4032,724 4033,726 4033,727 4033,726 4034,726 4035,727 4035,726 4036,724 4036,722 4037,723 4037,724 4038,726 4039,726 4040,727 4041,726 4041,724 4042,721 4042,720 4042,722 4043,724 4043,726 4044,727 4045,727 4045,729 4045,727 4046,727 4046,726 4047,724 4047,722 4047,723 4048,724 4049,726 4049,727 4049,728 4050,727 4051,727 4051,729 4051,728 4052,726 4052,724 4052,723 4053,724 4054,725 4054,726 4054,727 4055,725 4056,727 4056,728 4056,729 4057,727 4058,726 4058,724 4058,725 4059,724 4059,726 4060,727 4060,726 4061,728 4061,729 4062,730 4063,729 4063,726 4063,724 4064,723 4064,725 4065,726 4065,725 4065,726 4066,727 4067,728 4067,729 4068,729 4068,726 4069,724 4070,725 4070,724 4070,726 4071,727 4072,728 4072,730 4073,730 4073,729 4074,727 4074,726 4075,726 4076,726 4076,727 4076,726 4077,726 4077,727 4078,729 4079,728 4079,727 4080,726 4081,725 4081,724 4082,724 4082,726 4083,727 4083,729 4083,728 4084,729 4085,729 4085,726 4086,726 4087,724 4087,725 4087,726 4088,727 4088,729 4088,730 4089,731 4090,730 4090,729 4090,728 4091,728 4091,727 4092,725 4092,724 4092,726 4093,727 4094,729 4094,730 4095,728 4095,729 4096,729 4096,728 4097,726 4097,725 4098,726 4099,726 4099,729 4100,729 4101,731 4101,730 4102,729 4103,728 4103,726 4103,725 4104,726 4104,728 4104,729 4105,729 4106,729 4106,731 4107,730 4108,729 4108,726 4108,724 4109,724 4109,726 4110,728 4110,727 4110,729 4111,730 4112,731 4112,732 4113,731 4113,728 4113,727 4114,727 4115,728 4115,729 4115,731 4116,729 4117,730 4117,732 4118,732 4118,730 4119,727 4120,727 4121,728 4121,729 4121,727 4122,728 4122,729 4122,731 4123,732 4123,731 4124,731 4124,729 4125,727 4126,727 4126,728 4127,729 4127,731 4128,732 4128,733 4128,734 4129,733 4130,731 4130,729 4130,727 4131,728 4132,728 4132,729 4133,731 4133,733 4134,733 4135,731 4135,729 4136,729 4136,728 4137,727 4137,729 4138,731 4139,731 4139,733 4140,733 4140,732 4140,731 4141,731 4141,730 4142,729 4143,729 4144,730 4144,732 4144,733 4145,733 4145,732 4146,733 4146,731 4147,730 4148,729 4148,727 4149,729 4149,731 4149,732 4150,731 4150,733 4151,734 4151,732 4152,731 4153,730 4153,728 4153,727 4154,729 4154,731 4155,733 4155,734 4156,733 4157,733 4158,731 4158,729 4158,727 4159,728 4159,730 4160,731 4160,732 4160,733 4161,731 4162,731 4162,733 4163,733 4163,730 4164,730 4164,729 4165,729 4166,732 4166,733 4167,733 4167,734 4167,735 4168,735 4169,733 4169,731 4169,729 4170,729 4171,731 4171,732 4172,731 4172,733 4173,734 4173,735 4174,733 4175,730 4175,729 4175,728 4176,729 4176,731 4177,733 4178,735 4178,734 4178,736 4179,735 4180,733 4180,732 4180,731 4181,731 4182,732 4182,733 4183,733 4184,733 4184,735 4185,734 4185,733 4185,731 4186,731 4187,730 4187,731 4187,730 4188,731 4189,732 4189,734 4189,735 4190,734 4190,735 4191,734 4191,733 4191,731 4192,731 4193,732 4194,733 4194,735 4194,736 4195,736 4195,737 4196,735 4196,734 4196,733 4197,733 4198,732 4198,731 4199,732 4199,734 4200,735 4200,736 4201,734 4201,733 4202,733 4203,733 4203,731 4204,732 4204,734 4205,734 4205,736 4206,736 4207,736 4208,735 4208,734 4209,734 4209,731 4209,732 4210,733 4210,735 4210,736 4211,735 4212,735 4212,736 4213,736 4213,735 4214,733 4214,730 4214,729 4215,731 4216,733 4216,735 4216,734 4217,736 4218,737 4218,736 4219,735 4219,733 4219,731 4220,731 4221,733 4221,735 4221,736 4222,736 4223,736 4223,737 4224,736 4225,735 4225,732 4226,733 4227,735 4227,734 4228,735 4228,737 4229,738 4230,735 4230,733 4231,733 4231,732 4232,734 4232,735 4233,735 4234,736 4234,738 4235,738 4236,735 4236,733 4237,733 4237,734 4238,735 4239,735 4239,737 4239,738 4240,738 4241,735 4241,733 4242,733 4243,734 4243,733 4243,735 4244,736 4244,737 4245,737 4245,738 4246,737 4246,736 4247,735 4248,735 4248,736 4249,735 4250,736 4250,738 4251,738 4252,737 4252,736 4253,735 4254,734 4254,733 4255,735 4255,737 4255,738 4256,738 4257,739 4257,738 4258,736 4259,735 4259,734 4259,735 4260,736 4261,738 4261,739 4261,740 4262,740 4262,739 4263,738 4263,737 4264,736 4264,735 4264,733 4265,735 4266,736 4266,738 4267,739 4267,737 4268,738 4269,738 4270,735 4271,736 4272,738 4272,739 4272,738 4273,739 4273,740 4274,740 4275,738 4275,737 4275,735 4276,735 4277,737 4277,738 4278,738 4279,739 4279,740 4280,739 4280,737 4280,735 4281,733 4281,734 4282,736 4282,738 4282,737 4283,738 4284,740 4285,741 4285,740 4286,738 4286,736 4287,736 4288,738 4288,739 4288,740 4289,739 4289,740 4290,741 4291,739 4291,737 4291,736 4292,736 4293,737 4293,738 4294,736 4294,737 4295,738 4295,740 4295,742 4296,740 4297,740 4297,738 4298,736 4298,737 4298,738 4299,738 4300,740 4300,741 4300,742 4301,742 4302,743 4302,740 4302,738 4303,737 4304,737 4304,736 4304,326 4304,325 4303,323 4303,325 4302,327 4302,331 4302,334 4301,335 4300,334 4300,332 4300,331 4299,329 4299,327 4298,325 4298,324 4298,323 4297,325 4297,327 4297,331 4296,332 4295,334 4295,333 4295,331 4294,329 4294,328 4293,327 4293,325 4293,324 4292,323 4291,325 4291,327 4291,331 4290,333 4290,334 4289,332 4289,331 4288,330 4288,328 4288,325 4287,324 4286,323 4286,324 4286,326 4285,330 4285,332 4284,333 4284,331 4283,330 4282,328 4282,327 4282,324 4281,322 4281,321 4280,323 4280,326 4280,330 4279,332 4279,333 4279,332 4278,331 4277,330 4277,329 4277,327 4276,324 4276,322 4275,322 4275,325 4275,327 4274,330 4273,332 4273,333 4273,332 4272,331 4272,330 4272,328 4271,326 4271,324 4270,322 4270,323 4269,326 4268,329 4268,331 4267,331 4266,329 4266,328 4266,326 4265,323 4264,322 4264,324 4263,325 4263,328 4263,331 4262,332 4261,331 4261,329 4261,328 4260,326 4259,323 4259,322 4258,323 4258,325 4257,329 4257,331 4257,332 4256,331 4255,330 4255,329 4255,326 4254,323 4254,322 4253,321 4253,323 4252,325 4252,328 4252,331 4251,332 4250,332 4250,330 4250,328 4249,327 4249,325 4248,323 4248,322 4247,323 4246,325 4246,327 4246,330 4245,332 4245,331 4245,329 4244,328 4244,326 4243,325 4243,322 4243,321 4242,320 4241,321 4241,323 4241,327 4240,330 4240,331 4239,331 4239,329 4239,327 4238,326 4237,325 4237,323 4237,321 4236,320 4236,322 4236,324 4235,328 4235,331 4234,331 4234,329 4233,327 4232,325 4232,324 4232,322 4231,320 4230,322 4230,323 4230,327 4229,330 4228,331 4228,329 4228,327 4227,326 4227,325 4227,324 4226,322 4226,320 4225,320 4225,321 4225,323 4224,327 4223,329 4223,330 4223,329 4222,329 4222,327 4221,326 4221,324 4221,322 4220,320 4219,319 4219,320 4219,323 4218,327 4218,329 4218,330 4217,329 4217,328 4216,326 4216,325 4216,323 4215,320 4214,318 4214,321 4213,323 4213,326 4212,329 4211,328 4210,327 4210,325 4210,323 4209,321 4209,319 4209,320 4208,321 4208,323 4207,326 4207,329 4206,329 4205,327 4205,326 4205,324 4204,323 4204,320 4203,319 4203,318 4203,320 4202,322 4201,325 4201,326 4201,328 4200,329 4200,327 4200,325 4199,324 4199,322 4198,320 4198,318 4197,320 4196,322 4196,325 4196,327 4195,329 4194,327 4194,326 4194,324 4193,322 4192,320 4192,318 4191,319 4191,322 4191,325 4190,327 4190,328 4189,328 4189,326 4189,324 4188,322 4187,320 4187,318 4186,317 4186,319 4185,321 4185,324 4185,327 4184,329 4184,327 4184,325 4183,324 4182,323 4182,322 4182,320 4181,318 4180,319 4180,321 4180,323 4179,327 4178,328 4178,327 4178,326 4177,324 4177,323 4176,321 4176,320 4176,317 4175,316 4175,317 4175,320 4174,324 4173,327 4173,328 4173,327 4172,325 4172,324 4171,323 4171,322 4171,319 4170,317 4169,316 4169,318 4169,322 4168,325 4168,327 4167,328 4167,327 4167,325 4166,323 4166,322 4166,321 4165,318 4164,316 4164,318 4163,320 4163,323 4162,325 4162,326 4162,325 4161,324 4160,323 4160,322 4160,320 4159,318 4159,316 4158,316 4158,318 4158,320 4157,323 4157,325 4157,326 4156,326 4155,325 4155,323 4155,322 4154,320 4154,318 4153,316 4153,315 4153,317 4152,320 4151,322 4151,325 4151,326 4150,326 4150,324 4149,323 4149,321 4149,318 4148,316 4148,314 4148,315 4147,317 4146,320 4146,323 4146,325 4145,326 4145,325 4144,325 4144,323 4144,321 4143,319 4142,318 4142,316 4141,317 4141,320 4140,322 4140,324 4140,325 4139,325 4139,324 4139,322 4138,321 4137,319 4137,317 4137,315 4136,315 4136,316 4135,318 4135,320 4135,323 4134,325 4133,325 4133,324 4133,322 4132,320 4132,318 4131,317 4131,315 4131,314 4130,316 4130,318 4130,322 4129,325 4128,326 4128,325 4128,324 4127,322 4127,320 4126,318 4126,316 4126,315 4125,314 4124,316 4124,318 4124,322 4123,323 4123,325 4122,324 4122,322 4122,320 4121,319 4121,318 4121,316 4120,314 4119,314 4119,315 4119,318 4118,321 4118,323 4117,325 4117,323 4117,322 4116,321 4115,320 4115,318 4115,316 4114,314 4113,315 4113,317 4113,321 4112,323 4112,324 4112,323 4111,322 4110,321 4110,319 4110,318 4109,316 4109,313 4108,312 4108,314 4108,318 4107,321 4106,323 4106,324 4106,323 4105,322 4105,321 4104,320 4104,318 4104,315 4103,313 4103,315 4102,318 4101,320 4101,323 4101,324 4100,323 4100,322 4099,320 4099,319 4099,316 4098,315 4097,313 4097,314 4096,317 4096,320 4095,322 4094,322 4094,320 4094,319 4093,316 4092,314 4092,313 4091,314 4091,316 4090,319 4090,322 4090,323 4089,323 4088,322 4088,320 4088,318 4087,316 4087,314 4087,313 4086,313 4086,314 4085,316 4085,320 4085,322 4084,323 4083,322 4083,320 4082,317 4082,314 4081,313 4080,314 4079,316 4079,319 4079,322 4078,323 4078,321 4077,319 4077,318 4076,316 4076,314 4076,313 4075,313 4074,314 4074,316 4074,318 4073,321 4073,323 4072,322 4072,320 4072,319 4071,317 4070,316 4070,313 4070,312 4069,311 4069,312 4069,314 4068,318 4068,321 4067,322 4067,320 4066,318 4065,317 4065,316 4065,314 4064,312 4064,311 4063,313 4063,315 4063,319 4062,322 4061,322 4061,320 4060,318 4060,316 4059,313 4059,311 4058,311 4058,313 4058,315 4057,318 4056,321 4056,322 4056,320 4055,318 4055,317 4054,317 4054,315 4054,313 4053,311 4052,311 4052,312 4052,314 4051,318 4051,320 4051,321 4050,320 4049,319 4049,317 4049,315 4048,313 4047,311 4047,310 4047,312 4046,314 4046,318 4045,320 4045,321 4045,320 4044,319 4043,317 4043,316 4043,314 4042,311 4042,309 4041,312 4041,314 4040,317 4040,320 4039,320 4038,319 4038,318 4038,316 4037,314 4037,312 4036,310 4036,311 4036,312 4035,314 4035,317 4035,320 4034,320 4033,320 4033,318 4033,317 4032,315 4032,314 4031,311 4031,310 4031,309 4030,311 4029,313 4029,316 4029,318 4028,319 4028,320 4027,318 4027,317 4027,315 4026,313 4026,311 4026,310 4025,310 4024,311 4024,313 4024,316 4023,319 4023,321 4022,320 4022,318 4022,317 4021,315 4020,313 4020,311 4020,309 4019,309 4019,310 4018,313 4018,316 4018,318 4017,319 4017,318 4016,315 4015,313 4015,312 4015,311 4014,309 4013,311 4013,313 4013,316 4012,318 4011,320 4011,319 4011,317 4010,316 4010,314 4009,313 4009,311 4009,309 4008,309 4008,310 4008,312 4007,315 4006,318 4006,319 4006,318 4005,317 4005,315 4004,314 4004,312 4004,311 4003,308 4002,307 4002,308 4002,311 4001,315 4001,318 4000,319 4000,318 4000,316 3999,315 3999,314 3999,313 3998,310 3997,308 3997,309 3996,313 3996,316 3995,318 3995,319 3995,318 3994,316 3993,314 3993,312 3992,309 3992,308 3991,307 3991,309 3991,311 3990,314 3990,317 3989,316 3988,315 3988,314 3987,312 3987,309 3986,307 3986,309 3985,312 3984,314 3984,316 3984,318 3983,317 3983,316 3982,315 3982,313 3982,312 3981,309 3981,307 3980,309 3979,311 3979,314 3979,316 3978,317 3977,315 3977,314 3977,313 3976,310 3975,307 3975,306 3975,307 3974,309 3974,311 3973,314 3973,316 3973,317 3972,316 3972,314 3971,312 3970,310 3970,309 3970,307 3969,307 3969,309 3968,311 3968,314 3968,316 3967,317 3966,316 3966,315 3966,313 3965,312 3965,310 3964,308 3964,306 3963,307 3963,309 3963,312 3962,314 3961,317 3961,316 3961,315 3960,313 3960,311 3959,310 3959,308 3959,307 3958,306 3957,307 3957,309 3957,313 3956,316 3956,317 3955,316 3955,315 3955,313 3954,312 3954,310 3954,308 3953,306 3952,305 3952,307 3952,309 3951,313 3951,314 3950,316 3950,315 3950,313 3949,311 3948,310 3948,309 3948,307 3947,306 3947,305 3946,307 3946,309 3946,313 3945,315 3945,316 3945,315 3944,314 3943,313 3943,312 3943,310 3942,307 3942,306 3941,305 3941,307 3941,309 3940,313 3939,314 3939,315 3938,314 3938,313 3937,311 3937,309 3937,307 3936,304 3936,305 3935,309 3934,312 3934,314 3934,315 3933,314 3933,313 3932,312 3932,311 3932,309 3931,306 3930,305 3930,304 3930,307 3929,309 3929,312 3928,314 3928,315 3928,314 3927,313 3927,312 3927,311 3926,308 3925,306 3925,304 3924,305 3924,308 3923,311 3923,313 3922,313 3921,313 3921,311 3921,310 3920,308 3920,305 3919,304 3919,306 3918,308 3918,311 3918,313 3917,314 3916,314 3916,313 3916,311 3915,310 3915,308 3914,305 3914,304 3913,305 3912,307 3912,311 3912,313 3911,314 3911,313 3911,312 3910,311 3910,308 3909,306 3909,304 3908,304 3907,305 3907,307 3907,310 3906,313 3906,314 3905,314 3905,312 3905,310 3904,309 3903,307 3903,305 3903,304 3902,304 3902,305 3902,307 3901,310 3901,312 3900,314 3900,313 3900,311 3899,310 3898,308 3898,307 3898,304 3897,304 3897,302 3896,304 3896,305 3896,309 3895,312 3894,313 3894,311 3893,309 3893,308 3893,307 3892,305 3892,303 3891,302 3891,304 3891,306 3890,310 3889,313 3888,311 3888,309 3887,308 3887,307 3887,305 3886,302 3885,302 3885,304 3885,306 3884,309 3884,312 3884,313 3883,311 3883,309 3882,308 3882,307 3882,306 3881,304 3880,302 3880,304 3879,305 3879,309 3878,311 3878,312 3878,311 3877,311 3876,310 3876,308 3876,306 3875,304 3875,302 3874,303 3874,306 3873,309 3873,311 3873,312 3872,311 3871,310 3871,309 3871,307 3870,305 3870,303 3869,300 3869,303 3868,305 3867,309 3867,311 3866,311 3866,310 3866,309 3865,307 3865,305 3864,303 3864,302 3863,304 3862,305 3862,308 3862,311 3861,311 3860,310 3860,308 3860,306 3859,305 3859,302 3858,300 3857,303 3857,304 3857,307 3856,309 3856,311 3855,311 3855,309 3855,308 3854,306 3853,304 3853,302 3853,301 3852,301 3852,302 3851,304 3851,307 3851,310 3850,312 3850,311 3850,309 3849,308 3848,306 3848,304 3848,302 3847,301 3847,300 3846,302 3846,304 3846,307 3845,310 3844,311 3844,309 3843,307 3843,305 3842,304 3842,302 3842,300 3841,300 3841,302 3841,304 3840,307 3839,309 3839,311 3839,310 3838,308 3838,307 3837,305 3837,302 3836,301 3835,300 3835,302 3835,304 3834,306 3834,309 3833,310 3833,309 3833,308 3832,307 3832,305 3832,303 3831,302 3830,300 3830,298 3830,300 3829,302 3829,306 3828,309 3828,310 3828,309 3827,307 3826,306 3826,305 3826,304 3825,302 3825,299 3824,298 3824,300 3824,304 3823,307 3823,309 3823,310 3822,309 3821,307 3821,305 3820,303 3820,300 3819,299 3819,298 3819,300 3818,302 3817,305 3817,308 3816,307 3816,306 3815,305 3815,304 3815,303 3814,300 3814,298 3813,300 3812,303 3812,305 3812,307 3811,309 3810,307 3810,306 3810,304 3809,302 3808,300 3808,298 3807,300 3807,302 3806,305 3806,307 3806,308 3805,308 3805,306 3805,305 3804,304 3803,301 3803,298 3803,297 3802,298 3802,300 3801,302 3801,305 3801,307 3800,308 3799,307 3799,305 3798,303 3798,302 3797,300 3797,299 3797,298 3796,300 3796,302 3796,305 3795,307 3794,308 3794,307 3794,306 3793,304 3793,303 3792,302 3792,300 3792,298 3791,298 3790,299 3790,300 3790,303 3789,306 3789,308 3788,307 3788,306 3788,304 3787,303 3787,301 3787,299 3786,298 3785,297 3785,298 3785,301 3784,304 3784,307 3783,308 3783,307 3783,306 3782,304 3781,302 3781,300 3781,299 3780,297 3780,296 3779,298 3779,300 3779,304 3778,305 3778,307 3778,306 3777,304 3776,302 3776,301 3776,300 3775,298 3775,297 3774,296 3774,298 3774,300 3773,304 3772,306 3772,307 3772,305 3771,305 3771,304 3770,303 3770,301 3770,298 3769,297 3769,296 3769,297 3768,300 3767,304 3767,305 3767,306 3766,306 3766,304 3765,303 3765,301 3765,300 3764,298 3763,295 3763,296 3762,300 3762,303 3762,305 3761,306 3761,305 3760,304 3760,303 3760,302 3759,300 3758,297 3758,296 3758,295 3757,298 3757,300 3756,303 3756,305 3756,306 3755,305 3754,304 3754,303 3754,301 3753,299 3753,297 3752,295 3752,296 3751,299 3751,302 3751,304 3750,304 3749,304 3749,302 3748,301 3748,299 3747,296 3747,295 3746,297 3745,299 3745,302 3745,304 3744,305 3744,304 3743,302 3743,301 3742,299 3742,296 3742,295 3741,295 3740,296 3740,298 3740,302 3739,304 3739,305 3738,304 3738,302 3737,299 3736,297 3736,296 3736,295 3735,295 3735,296 3735,298 3734,301 3734,304 3733,305 3733,304 3733,303 3732,301 3731,300 3731,298 3731,296 3730,295 3729,296 3729,298 3729,301 3728,303 3727,305 3727,304 3727,302 3726,301 3726,299 3726,298 3725,295 3724,293 3724,295 3724,296 3723,300 3722,303 3722,304 3721,302 3721,300 3720,299 3720,297 3720,296 3719,294 3718,293 3718,295 3718,297 3717,301 3717,303 3717,304 3716,304 3716,302 3715,300 3715,298 3715,297 3714,295 3713,293 3713,294 3712,296 3712,300 3711,302 3711,303 3711,302 3710,300 3709,299 3709,298 3709,297 3708,295 3708,293 3707,294 3707,296 3706,300 3706,302 3706,303 3705,302 3704,301 3704,300 3704,299 3703,297 3703,295 3702,293 3702,292 3702,294 3701,296 3700,299 3700,301 3700,303 3699,302 3699,301 3699,299 3698,298 3698,296 3697,293 3697,291 3696,294 3695,296 3695,299 3695,301 3694,302 3693,300 3693,298 3692,295 3691,294 3691,292 3691,293 3690,294 3690,296 3690,299 3689,301 3689,302 3688,302 3688,300 3688,299 3687,297 3686,296 3686,293 3686,292 3685,291 3685,293 3684,295 3684,298 3684,300 3683,301 3683,302 3683,300 3682,298 3681,297 3681,295 3681,293 3680,291 3679,293 3679,295 3679,298 3678,300 3677,302 3677,300 3676,298 3676,296 3675,295 3675,293 3675,291 3674,291 3674,292 3674,295 3673,297 3672,300 3672,301 3672,300 3671,299 3671,297 3670,295 3670,293 3669,291 3668,291 3668,292 3668,294 3667,297 3667,300 3666,302 3666,300 3666,298 3665,297 3665,296 3665,295 3664,293 3663,291 3663,292 3662,294 3662,297 3661,300 3661,301 3661,300 3660,299 3659,297 3659,296 3659,294 3658,292 3658,290 3657,289 3657,290 3657,293 3656,296 3656,299 3656,300 3655,300 3654,298 3654,296 3654,295 3653,294 3653,292 3652,289 3652,291 3651,294 3650,297 3650,300 3649,300 3649,298 3648,296 3648,294 3647,291 3647,290 3647,289 3646,291 3645,293 3645,296 3645,299 3644,299 3644,298 3643,297 3643,296 3643,295 3642,293 3641,291 3641,289 3640,291 3640,293 3639,296 3639,298 3639,299 3638,299 3638,298 3638,296 3637,295 3636,293 3636,291 3636,289 3635,288 3635,291 3634,293 3634,295 3634,298 3633,299 3632,298 3632,296 3631,294 3631,292 3630,289 3630,288 3630,289 3629,290 3629,293 3629,295 3628,297 3627,298 3627,297 3626,296 3626,293 3625,292 3625,290 3625,289 3624,289 3623,290 3623,292 3623,295 3622,297 3622,298 3621,298 3621,297 3621,295 3620,294 3620,292 3620,290 3619,288 3618,288 3618,289 3618,291 3617,293 3617,296 3616,298 3616,296 3615,295 3614,293 3614,291 3614,290 3613,288 3613,287 3612,289 3612,291 3612,295 3611,297 3611,298 3610,296 3609,295 3609,293 3609,291 3608,289 3608,288 3607,287 3607,289 3607,291 3606,294 3605,296 3605,298 3605,297 3604,295 3604,293 3604,292 3603,291 3603,289 3602,287 3602,288 3601,291 3600,294 3600,296 3600,298 3599,296 3599,295 3598,294 3598,293 3598,291 3597,289 3596,287 3596,288 3595,290 3595,293 3595,296 3594,296 3593,295 3593,293 3593,292 3592,291 3591,288 3591,286 3591,285 3590,287 3590,290 3589,293 3589,296 3588,296 3587,295 3587,293 3587,292 3586,290 3586,287 3585,286 3585,288 3584,291 3584,293 3584,296 3583,296 3582,296 3582,295 3582,293 3581,292 3581,289 3580,288 3580,286 3579,287 3578,289 3578,292 3578,294 3577,295 3577,294 3576,293 3576,291 3575,289 3575,287 3575,285 3574,285 3573,287 3573,289 3573,291 3572,294 3572,296 3571,296 3571,294 3571,293 3570,291 3569,289 3569,287 3569,285 3568,285 3568,287 3568,288 3567,292 3567,294 3566,295 3566,293 3565,292 3564,289 3564,287 3564,286 3563,285 3562,286 3562,288 3562,291 3561,293 3560,295 3560,293 3559,291 3559,290 3559,288 3558,287 3558,286 3557,284 3557,286 3557,288 3556,291 3555,293 3555,295 3555,294 3554,293 3554,291 3553,289 3553,287 3553,286 3552,284 3551,284 3551,285 3551,286 3550,289 3550,293 3550,295 3549,294 3549,292 3548,291 3548,289 3548,287 3547,286 3546,284 3546,285 3545,287 3545,291 3544,293 3544,295 3544,294 3543,292 3542,291 3542,289 3542,287 3541,286 3541,284 3540,285 3540,287 3539,290 3539,293 3538,292 3537,291 3537,289 3536,287 3536,285 3535,284 3535,282 3535,284 3534,287 3533,290 3533,292 3533,293 3532,293 3532,291 3531,289 3531,287 3530,286 3530,283 3530,282 3529,284 3528,287 3528,290 3528,291 3527,293 3527,292 3526,291 3526,289 3526,288 3525,286 3524,284 3524,282 3523,284 3523,286 3523,289 3522,291 3522,293 3521,292 3521,291 3521,290 3520,288 3519,286 3519,284 3519,282 3518,283 3518,284 3517,286 3517,289 3517,291 3516,293 3515,292 3515,291 3515,289 3514,287 3514,286 3514,284 3513,282 3512,284 3512,286 3512,288 3511,290 3510,291 3509,289 3509,287 3508,285 3508,283 3508,282 3507,282 3507,283 3507,285 3506,288 3505,291 3505,293 3505,292 3504,290 3504,289 3503,287 3503,285 3503,283 3502,282 3501,282 3501,285 3500,287 3500,290 3499,291 3499,289 3498,287 3498,286 3498,284 3497,283 3496,282 3496,281 3496,282 3495,284 3495,287 3494,290 3494,291 3493,289 3492,287 3492,286 3492,285 3491,283 3491,281 3490,281 3490,282 3490,284 3489,287 3489,290 3489,291 3488,290 3487,289 3487,287 3487,286 3486,284 3486,282 3485,280 3485,279 3485,280 3484,283 3483,287 3483,289 3483,291 3482,290 3482,288 3481,287 3481,286 3481,284 3480,282 3480,280 3479,282 3478,284 3478,287 3478,289 3477,291 3477,290 3476,288 3476,287 3476,286 3475,284 3474,282 3474,280 3473,281 3473,283 3472,287 3472,289 3471,288 3471,287 3470,286 3469,284 3469,282 3469,279 3468,279 3468,281 3467,284 3467,286 3467,288 3466,289 3465,289 3465,288 3465,287 3464,285 3464,283 3463,281 3463,279 3463,278 3462,281 3462,283 3462,286 3461,288 3460,289 3460,287 3459,286 3459,284 3458,282 3458,280 3458,278 3457,278 3456,280 3456,283 3456,286 3455,287 3455,289 3454,287 3454,286 3453,284 3453,282 3453,280 3452,279 3451,279 3451,280 3451,282 3450,286 3450,287 3449,288 3449,287 3448,285 3447,284 3447,282 3447,280 3446,278 3445,279 3445,281 3445,284 3444,286 3444,288 3443,286 3442,285 3442,283 3442,281 3441,280 3441,278 3440,278 3440,281 3439,284 3438,287 3438,289 3438,287 3437,286 3437,285 3437,283 3436,281 3436,280 3435,278 3435,277 3435,279 3434,281 3433,284 3433,286 3433,287 3432,287 3432,285 3431,283 3431,282 3431,281 3430,279 3429,278 3429,277 3429,278 3428,280 3428,284 3428,287 3427,287 3427,286 3426,285 3426,284 3426,283 3425,282 3424,279 3424,278 3424,277 3423,278 3423,280 3422,284 3422,286 3422,287 3421,287 3420,285 3420,284 3420,282 3419,280 3419,278 3418,276 3418,275 3418,277 3417,280 3417,284 3417,286 3416,287 3415,286 3415,284 3414,282 3414,280 3413,278 3413,277 3413,276 3412,278 3411,280 3411,284 3411,286 3410,287 3410,286 3410,284 3409,284 3409,282 3408,280 3408,278 3408,277 3407,276 3406,277 3406,280 3406,283 3405,284 3405,285 3404,285 3404,284 3404,283 3403,282 3402,280 3402,277 3402,276 3401,276 3401,278 3401,280 3400,282 3400,284 3399,286 3399,285 3398,283 3397,282 3397,279 3397,277 3396,275 3395,277 3395,279 3395,282 3394,284 3393,286 3393,285 3393,284 3392,282 3392,280 3391,278 3391,277 3391,275 3390,275 3390,277 3390,279 3389,282 3388,284 3388,285 3387,284 3387,282 3386,280 3386,278 3386,277 3385,276 3384,275 3384,277 3384,278 3383,281 3383,283 3383,285 3382,284 3382,283 3381,282 3381,280 3381,278 3380,276 3379,275 3379,274 3379,275 3378,277 3378,280 3377,284 3377,285 3377,284 3376,282 3375,281 3375,280 3375,278 3374,277 3374,275 3374,274 3373,275 3373,278 3372,281 3372,284 3372,285 3371,284 3370,282 3370,281 3370,279 3369,278 3369,276 3368,274 3368,275 3367,277 3366,280 3366,283 3366,284 3365,283 3365,281 3365,280 3364,280 3364,278 3363,276 3363,274 3363,273 3362,275 3361,277 3361,280 3361,283 3360,283 3359,282 3359,281 3359,280 3358,278 3357,275 3357,273 3356,275 3356,277 3356,280 3355,282 3355,284 3354,283 3354,282 3354,280 3353,279 3352,277 3352,275 3352,271 3351,271 3351,275 3350,277 3350,280 3350,282 3349,283 3348,282 3348,281 3348,280 3347,278 3347,276 3347,275 3346,273 3345,275 3345,277 3345,280 3344,282 3343,282 3343,281 3342,280 3342,278 3341,277 3341,274 3341,273 3340,271 3340,274 3340,276 3339,278 3338,280 3338,282 3337,281 3337,280 3336,278 3336,276 3336,274 3335,273 3334,273 3334,274 3334,275 3333,278 3333,281 3332,283 3332,282 3332,280 3331,279 3331,278 3331,276 3330,273 3329,273 3329,271 3329,273 3328,276 3328,278 3327,281 3327,282 3326,280 3325,278 3325,276 3325,275 3324,273 3324,271 3323,270 3323,273 3323,275 3322,278 3322,280 3322,282 3321,281 3320,279 3320,278 3320,277 3319,276 3319,274 3318,271 3318,270 3318,273 3317,275 3316,278 3316,280 3316,282 3315,280 3314,278 3314,277 3314,275 3313,273 3313,270 3313,269 3312,270 3311,274 3311,278 3311,280 3310,281 3310,280 3309,278 3309,277 3309,276 3308,275 3307,273 3307,270 3307,269 3306,271 3306,275 3305,278 3305,280 3305,281 3304,280 3304,278 3304,277 3303,276 3302,275 3302,271 3302,270 3301,269 3301,271 3300,273 3300,277 3300,279 3299,280 3298,278 3298,277 3297,276 3297,274 3296,271 3296,269 3296,268 3295,270 3295,274 3295,277 3294,278 3293,280 3293,278 3292,277 3292,275 3291,274 3291,270 3291,269 3290,268 3289,270 3289,273 3289,276 3288,278 3288,280 3287,279 3287,277 3286,275 3286,273 3286,269 3285,268 3284,268 3284,270 3284,273 3283,276 3283,278 3282,278 3282,277 3281,276 3280,274 3280,271 3280,270 3279,268 3278,270 3278,273 3278,275 3277,277 3277,278 3276,277 3275,275 3275,274 3275,271 3274,269 3274,267 3273,267 3273,269 3273,270 3272,274 3271,277 3271,278 3270,277 3270,275 3270,273 3269,270 3269,269 3268,268 3268,267 3268,268 3267,270 3266,275 3266,278 3265,278 3265,277 3264,275 3264,273 3264,270 3263,269 3262,268 3262,267 3262,268 3261,270 3261,275 3261,277 3260,278 3260,277 3259,275 3259,273 3258,270 3257,268 3257,267 3256,268 3256,270 3255,274 3255,277 3255,278 3254,277 3253,275 3253,274 3253,273 3252,270 3252,268 3251,267 3251,266 3251,267 3250,270 3250,274 3250,277 3249,277 3248,277 3248,275 3248,274 3247,271 3247,270 3246,268 3246,265 3245,267 3244,270 3244,274 3244,276 3243,277 3243,276 3243,275 3242,274 3242,273 3241,270 3241,267 3241,266 3240,265 3239,268 3239,270 3239,273 3238,276 3238,277 3237,276 3237,275 3237,274 3236,271 3235,269 3235,267 3235,265 3234,265 3234,267 3234,269 3233,273 3233,275 3232,275 3231,273 3230,270 3230,268 3230,267 3229,265 3228,267 3228,268 3228,271 3227,275 3226,276 3226,275 3225,273 3225,270 3225,268 3224,267 3224,265 3223,265 3223,266 3223,268 3222,271 3221,275 3220,274 3220,271 3219,269 3219,267 3219,265 3218,265 3217,264 3217,266 3217,268 3216,270 3216,273 3216,275 3215,275 3215,273 3214,270 3214,269 3214,268 3213,267 3212,265 3212,264 3212,265 3211,268 3211,270 3210,273 3210,275 3209,273 3208,270 3208,269 3208,267 3207,265 3207,264 3207,263 3206,264 3206,266 3205,269 3205,273 3205,275 3204,274 3203,273 3203,270 3203,268 3202,267 3202,265 3201,264 3201,263 3201,264 3200,267 3199,270 3199,273 3199,275 3198,274 3198,271 3198,270 3197,268 3197,267 3196,265 3196,263 3195,264 3194,267 3194,269 3194,273 3193,274 3193,273 3192,270 3192,268 3191,267 3191,265 3191,263 3190,262 3189,263 3189,266 3189,269 3188,273 3187,273 3187,270 3186,268 3185,267 3185,265 3185,263 3184,262 3184,263 3183,266 3183,269 3183,271 3182,273 3182,270 3181,268 3180,268 3180,266 3180,263 3179,261 3178,263 3178,265 3178,268 3177,270 3176,273 3176,271 3176,270 3175,269 3175,267 3174,265 3174,263 3174,261 3173,262 3173,263 3173,265 3172,268 3171,270 3171,271 3171,270 3170,270 3170,268 3169,267 3169,265 3169,263 3168,261 3167,261 3167,263 3167,265 3166,267 3166,269 3165,270 3165,271 3165,269 3164,268 3164,267 3164,265 3163,263 3162,261 3162,263 3161,264 3161,267 3160,270 3160,271 3160,270 3159,269 3158,268 3158,266 3158,264 3157,262 3157,261 3156,261 3156,265 3155,267 3155,269 3155,270 3154,270 3153,268 3153,267 3153,265 3152,263 3152,262 3151,261 3151,260 3151,261 3150,263 3149,267 3149,269 3149,270 3148,270 3148,268 3147,267 3147,265 3146,262 3146,261 3146,260 3145,261 3144,263 3144,267 3144,269 3143,270 3143,269 3142,268 3142,267 3142,265 3141,263 3140,261 3140,259 3139,259 3139,262 3138,266 3138,268 3138,270 3137,268 3137,267 3137,266 3136,265 3135,263 3135,261 3135,259 3134,259 3134,260 3133,263 3133,266 3133,268 3132,269 3131,268 3131,267 3131,266 3130,265 3130,263 3129,261 3129,259 3128,260 3128,262 3128,265 3127,267 3126,268 3126,267 3126,266 3125,266 3125,264 3124,263 3124,260 3124,258 3123,258 3122,259 3122,263 3122,265 3121,267 3121,268 3120,268 3120,267 3120,266 3119,264 3119,262 3119,260 3118,258 3117,258 3117,259 3117,262 3116,265 3116,267 3115,268 3115,267 3115,266 3114,265 3113,263 3113,261 3113,259 3112,258 3111,259 3111,261 3111,264 3110,266 3110,267 3109,266 3108,265 3108,263 3108,261 3107,259 3107,258 3106,258 3106,259 3106,261 3105,264 3104,266 3104,267 3103,266 3103,264 3103,263 3102,261 3102,259 3101,257 3101,258 3100,260 3099,263 3099,265 3099,267 3098,267 3098,265 3097,264 3097,262 3097,260 3096,259 3095,258 3095,257 3095,258 3094,260 3094,263 3094,266 3093,267 3092,265 3092,263 3092,262 3091,260 3090,259 3090,257 3090,256 3089,258 3089,260 3088,263 3088,265 3088,267 3087,266 3086,264 3086,262 3086,261 3085,260 3085,258 3084,257 3084,256 3084,257 3083,259 3083,263 3083,265 3082,266 3081,265 3081,264 3081,263 3080,262 3080,260 3079,258 3079,256 3078,257 3077,259 3077,263 3077,265 3076,265 3076,264 3075,263 3075,261 3074,259 3074,257 3074,255 3073,254 3072,256 3072,259 3072,262 3071,264 3071,265 3070,264 3070,263 3070,262 3069,261 3068,259 3068,256 3068,255 3067,255 3067,257 3067,259 3066,262 3066,264 3065,265 3065,264 3065,263 3064,262 3063,261 3063,258 3063,257 3062,255 3062,254 3061,256 3061,258 3061,261 3060,263 3059,263 3058,261 3058,260 3058,258 3057,256 3057,254 3056,254 3056,256 3056,258 3055,261 3054,263 3054,264 3053,263 3053,261 3052,260 3052,258 3052,256 3051,254 3050,254 3050,256 3050,258 3049,261 3049,263 3048,263 3048,262 3047,261 3047,259 3047,256 3046,255 3045,254 3045,256 3044,258 3044,260 3043,262 3043,263 3042,261 3042,259 3042,258 3041,257 3040,256 3040,254 3039,255 3039,257 3038,259 3038,262 3038,263 3037,263 3036,261 3036,260 3036,258 3035,257 3035,254 3034,253 3034,252 3034,254 3033,256 3033,258 3033,261 3032,263 3031,262 3031,261 3031,259 3030,258 3030,256 3029,255 3029,253 3029,252 3028,254 3027,256 3027,259 3027,262 3026,263 3026,262 3025,261 3025,259 3025,258 3024,256 3023,254 3023,252 3022,254 3022,256 3022,259 3021,261 3021,262 3020,261 3020,259 3020,258 3019,258 3018,256 3018,254 3018,252 3017,252 3017,253 3016,255 3016,258 3016,261 3015,261 3015,259 3014,259 3013,258 3013,256 3013,254 3012,252 3012,251 3011,253 3011,255 3011,258 3010,260 3009,261 3009,259 3008,258 3008,257 3007,255 3007,252 3007,250 3006,250 3006,252 3006,255 3005,258 3004,260 3004,261 3004,260 3003,259 3003,258 3002,256 3002,254 3002,252 3001,251 3000,251 3000,252 3000,255 2999,258 2999,259 2998,260 2998,259 2997,258 2997,256 2997,254 2996,252 2995,250 2995,252 2994,254 2994,256 2993,258 2993,259 2993,260 2992,259 2991,258 2991,256 2991,254 2990,252 2990,250 2989,250 2989,252 2989,254 2988,256 2988,259 2988,261 2987,260 2986,259 2986,258 2986,256 2985,254 2985,252 2984,250 2984,251 2983,254 2982,256 2982,259 2981,259 2981,258 2980,256 2980,254 2980,252 2979,251 2979,250 2978,251 2977,252 2977,256 2977,258 2976,259 2975,258 2975,256 2975,255 2974,254 2973,252 2973,250 2973,249 2972,250 2972,252 2971,256 2971,258 2971,259 2970,258 2970,256 2969,254 2968,252 2968,251 2968,249 2967,248 2967,249 2966,252 2966,255 2966,258 2965,259 2964,258 2964,256 2964,255 2963,254 2963,252 2962,250 2962,249 2962,248 2961,250 2961,252 2961,255 2960,258 2959,258 2959,256 2958,255 2958,254 2957,252 2957,250 2957,249 2956,248 2955,249 2955,251 2955,254 2954,257 2954,258 2953,256 2953,255 2952,254 2952,252 2952,250 2951,248 2950,247 2950,249 2950,251 2949,254 2949,256 2948,257 2948,256 2947,255 2946,253 2946,252 2946,249 2945,247 2944,249 2944,251 2944,254 2943,256 2943,257 2943,256 2942,255 2941,254 2941,252 2941,250 2940,248 2940,247 2939,247 2939,249 2939,250 2938,253 2937,255 2937,256 2936,255 2936,254 2935,252 2935,250 2935,249 2934,247 2934,249 2933,250 2932,253 2932,255 2932,256 2931,256 2931,255 2930,253 2930,252 2930,250 2929,248 2928,247 2928,246 2928,247 2927,249 2927,252 2927,254 2926,256 2925,254 2925,253 2925,251 2924,249 2923,248 2923,247 2923,246 2922,247 2922,249 2921,252 2921,255 2921,256 2920,256 2919,254 2919,252 2919,251 2918,249 2918,248 2918,246 2917,245 2917,247 2916,249 2916,252 2916,254 2915,256 2914,255 2914,253 2914,251 2913,250 2913,249 2912,247 2912,246 2912,245 2911,246 2910,248 2910,251 2910,254 2909,255 2909,254 2909,253 2908,252 2908,250 2907,249 2907,247 2907,245 2906,245 2905,246 2905,248 2905,251 2904,254 2903,254 2903,253 2903,251 2902,250 2901,249 2901,246 2901,244 2900,243 2900,245 2900,248 2899,251 2899,254 2898,254 2898,252 2897,251 2896,250 2896,248 2896,246 2895,244 2894,246 2894,248 2894,251 2893,253 2892,254 2892,253 2892,252 2891,251 2891,250 2891,247 2890,246 2890,244 2889,243 2889,245 2889,247 2888,250 2887,252 2886,252 2886,250 2885,249 2885,247 2885,245 2884,243 2883,243 2883,245 2883,247 2882,249 2882,252 2882,253 2881,253 2881,252 2880,250 2880,249 2880,247 2879,245 2878,243 2878,245 2877,246 2877,249 2876,252 2875,251 2875,249 2875,247 2874,245 2873,244 2873,243 2872,244 2872,246 2871,249 2871,251 2871,252 2870,252 2869,250 2869,249 2869,248 2868,246 2868,245 2867,243 2867,244 2866,246 2866,249 2866,250 2865,252 2864,252 2864,250 2864,249 2863,247 2863,246 2862,243 2862,242 2861,243 2860,245 2860,248 2860,250 2859,252 2859,251 2858,250 2858,249 2858,247 2857,245 2857,243 2857,242 2856,241 2855,243 2855,245 2855,249 2854,250 2854,252 2853,251 2853,249 2853,248 2852,247 2851,245 2851,243 2851,241 2850,241 2850,243 2849,245 2849,247 2849,250 2848,250 2848,249 2847,247 2846,247 2846,245 2846,243 2845,241 2845,240 2844,242 2844,244 2844,247 2843,250 2842,250 2842,249 2841,248 2841,247 2840,245 2840,243 2840,241 2839,240 2839,241 2839,244 2838,247 2837,249 2837,250 2836,248 2836,247 2835,245 2835,243 2835,241 2834,240 2833,239 2833,241 2833,243 2832,247 2832,249 2831,249 2831,248 2830,247 2830,245 2830,243 2829,241 2828,240 2828,241 2827,243 2827,246 2826,248 2826,249 2825,248 2824,247 2824,245 2824,243 2823,241 2823,240 2822,239 2822,241 2822,243 2821,245 2821,247 2821,249 2820,249 2819,247 2819,246 2819,244 2818,242 2818,240 2817,239 2817,241 2816,242 2815,245 2815,247 2815,249 2814,249 2814,247 2813,245 2813,244 2813,242 2812,240 2812,239 2811,240 2810,242 2810,245 2810,247 2809,248 2808,246 2808,245 2808,243 2807,241 2806,240 2806,239 2806,238 2805,240 2805,241 2804,244 2804,247 2804,248 2803,247 2803,246 2803,245 2802,243 2801,242 2801,240 2801,238 2800,238 2800,239 2799,241 2799,244 2799,247 2798,247 2797,247 2797,246 2797,244 2796,243 2796,241 2795,240 2795,238 2795,237 2794,238 2794,240 2794,244 2793,246 2792,247 2792,245 2791,243 2791,242 2790,241 2790,239 2790,237 2789,237 2788,238 2788,241 2788,244 2787,246 2787,247 2786,246 2786,245 2786,243 2785,242 2785,241 2785,238 2784,237 2783,236 2783,238 2783,240 2782,243 2782,245 2781,245 2781,243 2780,243 2779,241 2779,240 2779,238 2778,236 2777,238 2777,240 2777,243 2776,245 2775,245 2774,243 2774,241 2774,240 2773,238 2773,236 2772,236 2772,238 2772,240 2771,242 2770,245 2769,243 2769,242 2769,241 2768,239 2768,236 2767,235 2767,236 2767,237 2766,239 2765,241 2765,243 2765,245 2764,244 2764,243 2763,242 2763,240 2763,239 2762,237 2761,236 2761,237 2760,239 2760,241 2760,243 2759,245 2758,243 2758,241 2758,240 2757,238 2756,236 2756,234 2755,236 2755,238 2754,240 2754,243 2754,244 2753,243 2752,243 2752,241 2752,240 2751,238 2751,236 2751,234 2750,234 2750,235 2749,238 2749,240 2749,243 2748,244 2746,243 2746,242 2746,241 2745,239 2745,238 2744,236 2744,234 2743,236 2742,238 2742,240 2742,242 2741,243 2741,241 2740,240 2740,238 2739,238 2739,236 2739,234 2738,234 2737,234 2737,236 2737,240 2736,242 2736,243 2735,242 2735,241 2735,240 2734,239 2733,238 2733,235 2733,234 2732,233 2732,234 2732,236 2731,240 2731,241 2730,243 2730,242 2730,241 2729,240 2728,238 2728,237 2728,234 2727,233 2727,232 2726,233 2726,236 2726,239 2725,241 2724,242 2724,241 2724,240 2723,239 2723,238 2723,236 2722,234 2722,233 2721,232 2721,234 2721,236 2720,239 2719,241 2718,240 2718,239 2717,238 2717,236 2717,234 2716,233 2715,232 2715,233 2715,235 2714,238 2714,240 2714,241 2713,240 2712,238 2712,237 2712,235 2711,233 2710,231 2710,233 2709,235 2709,238 2708,240 2708,241 2707,240 2706,238 2706,236 2706,235 2705,233 2705,231 2704,233 2704,234 2703,238 2703,240 2702,240 2701,239 2701,238 2701,236 2700,234 2700,232 2699,231 2699,232 2698,234 2697,236 2697,238 2697,240 2696,240 2696,238 2696,236 2695,235 2695,234 2694,233 2694,231 2693,232 2692,234 2692,236 2692,238 2691,240 2691,239 2690,238 2690,237 2690,235 2689,233 2689,231 2689,230 2688,229 2687,231 2687,233 2687,235 2686,238 2686,239 2685,239 2685,238 2685,236 2684,234 2683,233 2683,231 2683,230 2682,229 2682,231 2681,233 2681,236 2681,238 2680,239 2680,238 2680,236 2679,236 2678,234 2678,233 2678,231 2677,229 2676,230 2676,232 2676,234 2675,237 2674,238 2674,237 2674,236 2673,234 2672,233 2672,231 2672,229 2671,228 2671,229 2671,232 2670,234 2669,237 2669,238 2669,237 2668,236 2668,235 2667,234 2667,232 2667,230 2666,228 2665,227 2665,229 2665,232 2664,234 2664,236 2663,238 2663,237 2663,236 2662,234 2662,233 2662,231 2661,229 2660,227 2660,229 2659,231 2659,234 2658,236 2658,237 2658,236 2657,235 2656,234 2656,233 2656,231 2655,229 2655,227 2654,227 2654,229 2654,231 2653,233 2653,236 2652,236 2651,235 2651,234 2651,232 2650,231 2650,229 2649,227 2649,226 2649,228 2648,230 2647,233 2647,234 2647,236 2646,236 2646,234 2645,234 2645,232 2645,230 2644,227 2643,228 2642,229 2642,233 2642,234 2641,236 2640,234 2640,233 2640,231 2639,229 2638,228 2638,227 2638,226 2637,227 2637,229 2636,232 2636,234 2636,235 2635,234 2635,233 2635,232 2634,230 2633,229 2633,227 2633,226 2632,225 2632,227 2631,229 2631,231 2631,234 2630,235 2629,234 2629,233 2629,232 2628,231 2628,229 2627,227 2627,226 2627,225 2626,227 2626,228 2626,231 2625,234 2624,235 2624,234 2624,233 2623,231 2623,230 2622,228 2622,227 2622,225 2621,224 2620,225 2620,227 2620,231 2619,233 2619,234 2618,232 2618,231 2617,229 2617,228 2617,226 2616,224 2615,224 2615,225 2615,228 2614,231 2614,233 2613,234 2613,233 2613,232 2612,231 2611,229 2611,228 2611,226 2610,225 2610,224 2610,225 2609,227 2609,230 2608,232 2608,233 2608,232 2607,231 2606,230 2606,229 2606,227 2605,225 2605,224 2604,223 2604,225 2604,227 2603,229 2602,231 2602,233 2601,232 2601,230 2601,229 2600,227 2600,225 2599,224 2599,223 2599,225 2598,227 2597,229 2597,232 2597,233 2596,232 2596,231 2595,229 2595,228 2595,226 2594,224 2593,222 2593,223 2593,224 2592,226 2592,229 2592,231 2591,231 2590,231 2590,229 2590,227 2589,226 2588,224 2588,223 2587,224 2587,226 2586,228 2586,231 2586,232 2585,231 2584,230 2584,229 2584,228 2583,226 2583,224 2583,222 2582,222 2582,224 2581,225 2581,227 2581,230 2580,231 2579,231 2579,230 2579,229 2578,227 2578,225 2577,224 2577,223 2577,222 2576,223 2575,225 2575,228 2575,231 2574,231 2574,229 2573,227 2572,225 2572,224 2572,222 2571,221 2570,223 2570,225 2570,227 2569,229 2569,231 2568,230 2568,229 2568,227 2567,226 2566,225 2566,223 2566,222 2565,221 2565,222 2565,224 2564,227 2564,229 2563,231 2563,229 2563,228 2562,227 2561,226 2561,225 2561,223 2560,221 2560,220 2559,221 2559,224 2559,227 2558,229 2557,229 2557,228 2556,227 2556,225 2556,224 2555,222 2555,220 2554,220 2554,221 2554,224 2553,226 2552,229 2551,227 2551,226 2550,225 2550,224 2550,221 2549,220 2548,219 2548,222 2548,224 2547,226 2547,228 2547,229 2546,228 2546,227 2545,226 2545,225 2545,223 2544,221 2543,220 2543,219 2543,220 2542,222 2542,225 2541,227 2541,228 2541,227 2540,227 2539,226 2539,225 2539,223 2538,221 2538,219 2537,220 2537,222 2536,225 2536,227 2536,228 2535,228 2534,227 2534,225 2534,224 2533,222 2533,220 2532,218 2532,220 2531,222 2530,225 2530,227 2529,227 2529,226 2529,225 2528,223 2528,221 2527,220 2527,218 2526,220 2525,222 2525,224 2525,226 2524,227 2523,226 2523,224 2523,223 2522,222 2521,220 2521,218 2520,219 2520,220 2520,223 2519,225 2519,227 2518,226 2518,225 2518,224 2517,223 2516,221 2516,219 2516,218 2515,217 2515,218 2514,220 2514,222 2514,225 2513,226 2513,224 2512,223 2511,222 2511,220 2511,219 2510,218 2510,216 2509,218 2509,220 2509,223 2508,225 2507,226 2507,225 2507,224 2506,223 2506,222 2505,220 2505,218 2505,216 2504,216 2504,218 2504,220 2503,222 2502,224 2502,225 2501,224 2501,222 2500,222 2500,220 2500,218 2499,216 2498,216 2498,219 2497,222 2497,224 2496,225 2496,224 2495,223 2495,222 2495,220 2494,218 2493,216 2493,217 2492,219 2492,222 2491,224 2491,225 2491,224 2490,223 2489,222 2489,221 2489,219 2488,217 2488,215 2487,215 2487,217 2487,219 2486,222 2486,224 2486,225 2485,224 2484,223 2484,222 2484,220 2483,218 2483,216 2482,215 2482,217 2481,218 2480,222 2480,223 2480,224 2479,224 2479,223 2478,221 2478,220 2478,218 2477,217 2477,215 2476,216 2475,218 2475,220 2475,222 2474,224 2473,222 2473,221 2473,220 2472,218 2471,216 2471,215 2470,216 2470,217 2469,220 2469,222 2469,224 2468,223 2468,222 2468,220 2467,219 2466,217 2466,216 2466,215 2465,214 2465,215 2464,217 2464,220 2464,222 2463,223 2462,222 2462,221 2462,219 2461,218 2461,216 2461,215 2460,214 2460,213 2459,215 2459,216 2459,218 2458,221 2457,222 2457,220 2456,219 2456,218 2455,217 2455,215 2455,214 2454,213 2453,214 2453,216 2453,219 2452,221 2452,222 2452,221 2451,220 2451,219 2450,218 2450,216 2450,215 2449,213 2448,212 2448,213 2448,215 2447,218 2447,221 2446,222 2446,221 2446,220 2445,218 2444,217 2444,216 2444,214 2443,212 2443,211 2443,213 2442,216 2442,218 2441,220 2441,221 2441,220 2440,219 2439,218 2439,217 2439,215 2438,213 2438,212 2437,211 2437,213 2437,215 2436,217 2435,219 2435,220 2434,218 2434,216 2433,215 2433,213 2432,211 2432,212 2431,215 2430,217 2430,219 2430,220 2429,220 2429,219 2428,217 2428,216 2428,215 2427,212 2426,211 2426,212 2425,214 2425,216 2425,219 2424,220 2424,219 2423,218 2423,216 2423,215 2422,213 2421,211 2421,210 2420,211 2420,214 2419,216 2419,218 2418,218 2417,218 2417,216 2417,215 2416,213 2416,211 2415,210 2415,211 2414,213 2414,215 2414,218 2413,219 2412,218 2412,217 2412,216 2411,215 2411,213 2410,211 2410,209 2409,211 2408,212 2408,215 2408,216 2407,218 2407,216 2406,215 2406,213 2405,212 2405,211 2405,209 2404,209 2403,210 2403,212 2403,215 2402,217 2402,218 2401,218 2401,216 2401,215 2400,213 2399,212 2399,211 2399,209 2398,208 2398,209 2398,211 2397,214 2397,216 2396,217 2396,216 2396,215 2395,214 2394,213 2394,211 2394,210 2393,209 2393,208 2392,209 2392,211 2392,213 2391,216 2390,217 2390,216 2390,215 2389,214 2389,213 2389,211 2388,209 2388,208 2387,207 2387,208 2387,210 2386,213 2385,216 2384,215 2384,213 2383,212 2383,211 2383,209 2382,207 2381,206 2381,207 2381,210 2380,213 2380,215 2380,216 2379,215 2379,214 2378,213 2378,212 2378,210 2377,208 2376,207 2376,206 2376,208 2375,210 2375,213 2374,215 2373,213 2372,213 2372,211 2372,209 2371,208 2371,206 2370,207 2370,209 2369,212 2369,213 2369,215 2368,214 2367,213 2367,212 2367,211 2366,209 2366,207 2365,205 2365,207 2364,209 2363,211 2363,213 2363,215 2362,215 2362,213 2362,212 2361,210 2361,209 2360,207 2360,206 2359,206 2358,208 2358,211 2358,213 2357,214 2357,213 2356,212 2356,211 2356,209 2355,207 2354,206 2354,205 2353,206 2353,207 2353,210 2352,212 2352,213 2351,213 2351,212 2351,211 2350,209 2349,208 2349,207 2349,205 2348,204 2348,206 2347,207 2347,210 2347,212 2346,213 2346,211 2345,211 2344,209 2344,207 2344,205 2343,204 2342,204 2342,206 2342,209 2341,212 2340,213 2340,211 2339,209 2339,208 2338,207 2338,206 2338,204 2337,203 2337,204 2337,206 2336,209 2335,211 2335,213 2335,212 2334,210 2334,209 2333,208 2333,207 2333,205 2332,203 2331,203 2331,204 2331,206 2330,209 2330,211 2329,212 2329,211 2329,210 2328,209 2328,207 2328,206 2327,205 2326,203 2326,202 2326,203 2325,206 2325,208 2324,211 2323,209 2322,209 2322,207 2322,206 2321,204 2321,202 2320,202 2320,203 2320,205 2319,208 2319,209 2319,211 2318,210 2317,209 2317,207 2317,206 2316,205 2316,203 2315,201 2315,203 2314,205 2313,207 2313,209 2313,210 2312,209 2311,207 2311,206 2311,204 2310,203 2310,202 2309,202 2308,204 2308,207 2308,209 2307,210 2307,209 2306,209 2306,207 2306,206 2305,204 2304,203 2304,201 2304,200 2303,202 2303,204 2302,206 2302,208 2302,209 2301,209 2301,208 2301,207 2300,206 2299,204 2299,202 2299,201 2298,200 2298,202 2297,204 2297,206 2297,208 2296,210 2295,209 2295,208 2295,207 2294,205 2294,204 2293,202 2293,201 2293,200 2292,202 2292,204 2292,206 2291,208 2290,209 2290,207 2289,206 2289,205 2288,203 2288,202 2288,200 2287,200 2286,201 2286,202 2286,205 2285,207 2285,209 2285,208 2284,207 2284,206 2283,204 2283,203 2283,201 2282,200 2281,199 2281,200 2281,202 2280,205 2280,207 2279,208 2279,207 2279,206 2278,205 2277,204 2277,202 2277,200 2276,199 2276,198 2276,199 2275,201 2275,204 2274,206 2274,207 2273,206 2272,204 2272,203 2272,202 2271,200 2271,198 2270,198 2270,199 2270,201 2269,204 2268,206 2268,207 2268,206 2267,205 2267,204 2267,203 2266,202 2266,199 2265,198 2265,197 2265,198 2264,200 2263,203 2263,205 2263,206 2262,206 2262,204 2261,204 2261,202 2261,201 2260,199 2259,197 2259,198 2258,200 2258,203 2258,205 2257,206 2256,205 2256,203 2256,202 2255,200 2254,198 2254,197 2254,196 2253,198 2253,199 2252,202 2252,204 2252,205 2251,204 2250,203 2250,202 2250,200 2249,199 2249,197 2249,196 2248,196 2248,197 2247,199 2247,202 2247,203 2246,204 2245,204 2245,203 2245,202 2244,200 2244,199 2243,197 2243,196 2242,197 2241,198 2241,201 2241,203 2240,204 2240,203 2239,202 2239,200 2238,199 2238,197 2238,195 2237,195 2236,197 2236,198 2236,200 2235,202 2235,204 2234,204 2234,203 2234,201 2233,200 2232,198 2232,197 2232,195 2231,195 2231,196 2231,198 2230,200 2230,203 2229,204 2229,202 2228,200 2227,199 2227,198 2227,197 2226,195 2226,194 2225,196 2225,198 2225,200 2224,202 2223,203 2223,202 2223,201 2222,200 2222,198 2222,197 2221,195 2221,194 2220,193 2220,195 2220,196 2219,199 2218,202 2218,203 2218,202 2217,201 2217,200 2216,198 2216,197 2216,195 2215,194 2214,193 2214,194 2214,196 2213,199 2213,201 2213,202 2212,202 2212,200 2211,199 2211,198 2211,197 2210,195 2209,193 2208,196 2208,198 2207,201 2207,200 2206,199 2205,198 2205,196 2204,194 2204,193 2204,192 2203,194 2203,195 2202,198 2202,200 2202,201 2201,200 2200,200 2200,198 2200,197 2199,195 2199,194 2198,193 2198,191 2198,193 2197,195 2197,198 2197,199 2196,200 2195,200 2195,199 2195,198 2194,197 2194,195 2193,193 2193,191 2192,193 2191,194 2191,197 2191,198 2190,200 2189,198 2189,197 2189,196 2188,194 2187,193 2187,191 2186,192 2186,194 2186,197 2185,198 2185,200 2184,199 2184,198 2184,197 2183,195 2182,193 2182,192 2182,191 2181,191 2181,192 2180,193 2180,196 2180,198 2179,199 2179,198 2178,196 2177,195 2177,193 2177,192 2176,191 2175,191 2175,193 2175,196 2174,198 2173,199 2173,198 2173,197 2172,196 2172,195 2171,193 2171,191 2171,189 2170,189 2170,190 2170,192 2169,195 2168,197 2168,198 2167,197 2167,195 2166,193 2166,192 2166,191 2165,189 2164,189 2164,192 2163,195 2163,197 2162,198 2162,197 2162,195 2161,195 2161,193 2161,192 2160,191 2159,189 2158,191 2158,193 2157,196 2157,197 2157,196 2156,195 2155,194 2155,193 2155,191 2154,189 2154,188 2153,188 2153,191 2152,193 2152,195 2152,197 2151,196 2150,195 2150,194 2150,193 2149,191 2149,189 2148,188 2148,189 2147,191 2146,193 2146,195 2146,196 2145,195 2145,194 2144,193 2144,192 2144,190 2143,188 2143,187 2143,186 2142,188 2141,190 2141,193 2141,194 2140,195 2140,194 2139,193 2139,192 2139,191 2138,189 2137,188 2137,186 2136,187 2136,189 2135,191 2135,193 2135,195 2134,194 2134,193 2134,192 2133,190 2132,189 2132,188 2132,186 2131,185 2131,186 2130,189 2130,191 2130,193 2129,193 2128,194 2128,192 2128,191 2127,190 2127,188 2126,186 2126,185 2125,186 2125,188 2125,190 2124,193 2123,194 2123,193 2123,192 2122,191 2122,189 2121,188 2121,186 2121,185 2120,185 2119,186 2119,188 2119,190 2118,192 2118,193 2117,193 2117,191 2117,190 2116,189 2116,187 2116,186 2115,184 2114,184 2114,185 2114,187 2113,189 2113,191 2112,193 2112,191 2111,189 2110,188 2110,186 2109,184 2109,183 2109,184 2108,186 2108,189 2107,191 2107,192 2107,191 2106,190 2105,189 2105,188 2105,186 2104,184 2104,182 2103,182 2103,183 2103,185 2102,188 2101,190 2101,191 2100,189 2100,188 2100,187 2099,186 2099,184 2098,182 2098,184 2097,186 2096,188 2096,191 2095,191 2095,189 2094,188 2094,186 2093,184 2092,183 2092,182 2092,183 2091,185 2091,188 2091,189 2090,190 2090,189 2089,188 2089,186 2088,185 2087,183 2087,182 2087,181 2086,182 2086,184 2085,187 2085,189 2084,189 2083,189 2083,188 2083,186 2082,184 2082,182 2082,181 2081,181 2081,182 2080,184 2080,186 2080,189 2079,189 2078,189 2078,188 2078,186 2077,185 2077,184 2076,182 2076,181 2075,181 2074,183 2074,186 2074,187 2073,188 2073,187 2072,186 2072,184 2071,182 2071,181 2070,180 2069,181 2069,182 2069,185 2068,187 2068,188 2067,188 2067,187 2067,186 2066,184 2065,183 2065,181 2065,179 2064,179 2064,181 2064,182 2063,184 2063,186 2062,188 2062,187 2062,186 2061,185 2060,183 2060,181 2059,179 2058,179 2058,181 2058,184 2057,186 2056,187 2056,186 2055,184 2055,183 2055,182 2054,181 2054,179 2053,179 2053,180 2053,182 2052,184 2051,185 2051,186 2050,184 2049,182 2049,181 2049,180 2048,179 2047,178 2047,179 2047,180 2046,183 2046,186 2045,186 2045,184 2044,183 2044,182 2044,181 2043,179 2042,177 2042,178 2041,180 2041,182 2040,185 2040,186 2039,184 2039,183 2039,181 2038,181 2037,179 2037,177 2036,177 2036,180 2035,182 2035,184 2035,185 2034,184 2033,182 2033,181 2032,179 2032,177 2031,175 2031,177 2030,179 2030,181 2030,182 2029,183 2028,183 2028,182 2028,181 2027,180 2027,179 2026,177 2026,176 2026,175 2025,177 2024,179 2024,181 2024,183 2023,184 2022,183 2022,182 2022,181 2021,179 2020,177 2020,175 2019,177 2019,179 2019,181 2018,182 2018,183 2017,183 2017,182 2017,181 2016,179 2015,178 2015,176 2015,175 2014,175 2014,176 2013,177 2013,181 2013,182 2012,183 2012,182 2012,181 2011,181 2010,179 2010,177 2010,176 2009,175 2008,176 2008,177 2008,179 2007,181 2006,182 2006,181 2005,179 2005,178 2004,177 2004,175 2004,174 2003,173 2003,174 2003,176 2002,179 2001,181 2001,182 2001,181 2000,180 2000,179 1999,177 1999,175 1999,174 1998,173 1997,172 1997,173 1997,175 1996,177 1996,180 1995,181 1995,179 1994,178 1993,177 1993,175 1993,174 1992,173 1992,172 1992,173 1991,175 1991,178 1990,179 1990,181 1990,180 1989,178 1988,177 1988,176 1988,175 1987,173 1987,172 1986,172 1986,173 1986,174 1985,176 1985,178 1985,179 1984,179 1983,177 1983,176 1983,175 1982,174 1982,172 1981,171 1981,170 1981,171 1980,173 1979,176 1979,178 1979,179 1978,179 1978,177 1977,177 1977,175 1977,174 1976,172 1976,171 1975,172 1974,174 1974,176 1974,178 1973,180 1973,179 1972,177 1972,176 1972,175 1971,173 1970,172 1970,170 1969,171 1969,173 1968,175 1968,177 1968,178 1967,177 1967,175 1966,174 1965,173 1965,171 1965,170 1964,170 1964,171 1963,173 1963,175 1963,177 1962,178 1961,177 1961,175 1960,174 1960,173 1959,171 1959,169 1958,170 1958,172 1958,174 1957,176 1956,177 1956,175 1955,175 1955,173 1954,171 1954,170 1954,168 1953,168 1952,170 1952,171 1952,173 1951,175 1951,177 1950,177 1950,175 1950,173 1949,172 1949,171 1949,170 1948,168 1947,168 1947,170 1946,173 1946,175 1945,175 1945,174 1944,173 1943,172 1943,170 1943,169 1942,168 1941,168 1941,170 1941,172 1940,175 1940,176 1939,175 1938,173 1938,172 1938,171 1937,169 1937,168 1936,166 1936,168 1936,169 1935,172 1934,174 1934,175 1934,174 1933,173 1933,172 1933,170 1932,168 1932,167 1931,166 1931,165 1931,166 1930,168 1929,171 1929,173 1929,174 1928,173 1928,172 1927,171 1927,170 1927,169 1926,168 1925,166 1925,167 1924,169 1924,172 1924,173 1923,173 1922,172 1922,171 1922,170 1921,168 1920,166 1920,165 1920,164 1919,166 1919,167 1918,170 1918,172 1917,172 1916,171 1916,170 1916,169 1915,168 1915,166 1915,164 1914,163 1914,165 1913,167 1913,170 1913,172 1912,172 1911,172 1911,171 1911,170 1910,169 1910,167 1909,165 1909,164 1909,163 1908,164 1907,166 1907,168 1907,170 1906,172 1906,170 1906,169 1905,168 1905,167 1904,165 1904,164 1904,163 1903,162 1902,163 1902,165 1902,167 1901,169 1901,170 1900,170 1900,169 1900,168 1899,166 1898,164 1898,163 1898,162 1897,161 1897,163 1897,164 1896,166 1896,169 1895,170 1895,169 1894,168 1893,167 1893,165 1893,164 1892,163 1892,162 1891,163 1891,164 1891,166 1890,168 1889,170 1889,169 1889,168 1888,166 1888,165 1888,163 1887,162 1887,161 1886,161 1886,162 1886,163 1885,166 1884,168 1883,167 1883,166 1882,164 1882,163 1881,161 1880,160 1880,162 1880,163 1879,165 1879,167 1879,168 1878,168 1878,166 1877,166 1877,164 1877,163 1876,161 1875,160 1875,159 1875,160 1874,161 1874,164 1873,166 1873,168 1873,166 1872,165 1872,164 1871,162 1870,161 1870,159 1870,158 1869,159 1869,161 1868,164 1868,166 1868,167 1867,166 1866,165 1866,164 1866,163 1865,161 1865,160 1864,159 1864,158 1864,159 1863,161 1863,164 1863,166 1862,166 1861,166 1861,164 1860,163 1860,161 1859,160 1859,158 1858,159 1857,161 1857,163 1857,165 1856,166 1855,164 1855,163 1854,161 1853,159 1853,158 1853,157 1852,158 1852,160 1852,163 1851,164 1851,165 1850,164 1850,163 1849,161 1848,159 1848,157 1848,156 1847,156 1847,157 1846,159 1846,162 1846,163 1845,164 1845,163 1844,162 1843,161 1843,159 1843,157 1842,156 1842,155 1841,157 1841,158 1841,161 1840,163 1839,163 1839,162 1838,161 1838,159 1837,157 1837,156 1837,155 1836,154 1836,155 1836,157 1835,159 1834,161 1834,162 1833,161 1833,159 1832,158 1832,157 1832,156 1831,154 1830,154 1830,155 1830,157 1829,159 1829,161 1828,163 1828,161 1827,160 1826,159 1826,157 1826,156 1825,154 1825,155 1824,157 1824,159 1823,161 1823,162 1823,161 1822,160 1821,159 1821,157 1821,155 1820,154 1820,153 1819,152 1819,153 1819,155 1818,157 1818,159 1818,161 1817,160 1816,159 1816,158 1816,157 1815,156 1815,154 1814,153 1814,154 1813,155 1812,157 1812,159 1812,160 1811,159 1810,157 1810,156 1810,155 1809,154 1809,152 1808,152 1807,154 1807,157 1807,159 1806,160 1806,159 1805,159 1805,157 1805,156 1804,155 1803,154 1803,152 1803,151 1802,152 1802,154 1801,156 1801,157 1801,159 1800,158 1800,156 1800,155 1799,154 1798,153 1798,151 1798,150 1797,149 1797,151 1796,152 1796,155 1796,157 1795,157 1794,157 1794,156 1794,155 1793,155 1793,154 1792,152 1792,150 1791,151 1791,152 1791,155 1790,156 1789,157 1789,156 1788,155 1788,154 1787,152 1787,150 1787,149 1786,148 1785,150 1785,151 1785,153 1784,155 1783,156 1783,155 1783,154 1782,152 1782,151 1782,149 1781,148 1780,148 1780,149 1780,150 1779,152 1779,154 1778,156 1778,155 1778,154 1777,153 1776,152 1776,150 1776,149 1775,148 1775,146 1775,148 1774,150 1774,152 1773,154 1772,153 1771,152 1771,151 1771,150 1770,148 1770,147 1769,146 1769,147 1769,148 1768,150 1767,153 1767,154 1766,152 1766,150 1765,149 1765,148 1764,146 1763,148 1762,151 1762,153 1762,154 1761,153 1761,152 1760,151 1760,150 1760,148 1759,146 1758,145 1758,146 1757,147 1757,150 1757,152 1756,153 1756,152 1755,151 1755,149 1754,148 1753,146 1753,145 1753,144 1752,145 1752,147 1751,149 1751,151 1751,152 1750,151 1749,150 1749,149 1749,148 1748,147 1748,145 1748,144 1747,144 1747,145 1746,146 1746,148 1746,150 1745,151 1744,151 1744,150 1744,149 1743,148 1743,147 1742,145 1742,143 1741,145 1740,146 1740,148 1740,150 1739,151 1739,150 1738,148 1737,146 1737,145 1737,143 1736,143 1735,144 1735,146 1735,148 1734,150 1734,151 1733,150 1733,149 1733,148 1732,146 1731,145 1731,143 1731,142 1730,141 1730,143 1730,145 1729,146 1729,148 1728,148 1727,146 1726,145 1726,144 1726,143 1725,141 1724,142 1724,143 1724,146 1723,148 1722,148 1722,147 1721,146 1721,145 1721,144 1720,142 1720,140 1719,140 1719,141 1719,143 1718,145 1717,146 1717,148 1717,147 1716,146 1716,145 1715,144 1715,142 1715,141 1714,140 1713,140 1713,141 1713,142 1712,145 1712,146 1712,147 1711,147 1711,146 1710,145 1710,144 1710,143 1709,141 1708,139 1708,140 1707,142 1707,143 1706,145 1706,146 1705,145 1705,143 1705,142 1704,141 1703,139 1703,138 1702,139 1702,140 1701,143 1701,145 1701,146 1700,145 1699,144 1699,143 1699,142 1698,141 1698,139 1697,137 1697,138 1696,140 1696,143 1696,144 1695,145 1694,145 1694,144 1694,142 1693,141 1693,139 1692,138 1692,136 1691,137 1690,139 1690,141 1690,143 1689,144 1689,143 1688,142 1688,141 1688,140 1687,139 1686,137 1686,136 1685,137 1685,138 1685,141 1684,143 1683,143 1683,141 1682,140 1681,139 1681,137 1681,136 1680,135 1680,136 1679,138 1679,140 1679,142 1678,143 1678,142 1678,141 1677,140 1676,139 1676,137 1676,136 1675,134 1674,136 1674,137 1674,139 1673,141 1672,142 1672,141 1671,140 1671,139 1670,137 1670,136 1670,135 1669,134 1669,136 1669,137 1668,139 1667,141 1667,142 1667,141 1666,140 1666,139 1665,138 1665,136 1665,135 1664,134 1663,133 1663,134 1663,136 1662,137 1662,139 1661,140 1661,141 1661,139 1660,139 1659,137 1659,136 1659,135 1658,134 1658,133 1658,134 1657,135 1657,137 1656,139 1656,141 1656,140 1655,139 1654,137 1654,136 1654,134 1653,133 1653,131 1652,131 1652,132 1652,134 1651,135 1651,137 1651,138 1650,137 1649,136 1649,135 1649,133 1648,132 1648,131 1647,130 1647,129 1647,130 1646,132 1645,134 1645,136 1645,137 1644,136 1644,135 1643,134 1643,132 1642,130 1642,129 1641,130 1640,132 1640,134 1640,136 1639,136 1638,135 1638,134 1638,132 1637,131 1636,129 1636,128 1636,127 1635,127 1635,129 1634,131 1634,133 1634,134 1633,134 1633,132 1632,131 1631,130 1631,128 1631,127 1630,127 1630,128 1629,130 1629,132 1629,134 1628,135 1627,135 1627,134 1627,132 1626,131 1626,130 1626,128 1625,127 1625,126 1624,127 1624,129 1624,132 1623,133 1622,134 1622,132 1621,131 1621,130 1620,128 1620,127 1620,125 1619,125 1618,126 1618,128 1618,129 1617,131 1617,132 1616,131 1616,130 1615,129 1615,128 1615,127 1614,125 1613,124 1613,126 1613,127 1612,130 1612,132 1611,132 1611,131 1610,130 1609,128 1609,127 1609,125 1608,124 1608,125 1607,127 1607,128 1606,130 1606,132 1606,131 1605,130 1604,128 1604,127 1604,126 1603,125 1603,123 1602,123 1602,124 1602,126 1601,128 1600,130 1599,129 1599,128 1599,127 1598,126 1598,125 1597,123 1597,124 1596,125 1595,127 1595,129 1595,130 1594,130 1594,128 1593,127 1593,125 1592,123 1591,123 1591,121 1591,123 1590,124 1590,127 1590,128 1589,129 1589,128 1588,127 1588,125 1587,123 1586,121 1586,120 1586,119 1585,121 1585,122 1584,124 1584,125 1584,127 1583,127 1582,125 1582,123 1581,122 1581,121 1581,119 1580,119 1580,121 1579,122 1579,125 1579,127 1578,127 1577,127 1577,126 1577,125 1576,125 1576,123 1575,121 1575,120 1575,119 1574,120 1573,121 1573,124 1573,125 1572,127 1572,126 1572,125 1571,124 1571,123 1570,121 1570,119 1570,118 1569,117 1568,118 1568,119 1568,122 1567,124 1567,125 1566,124 1566,123 1566,122 1565,121 1564,120 1564,119 1564,118 1563,118 1563,120 1562,122 1562,124 1561,125 1561,124 1561,123 1560,121 1559,120 1559,119 1559,118 1558,116 1557,117 1557,119 1557,121 1556,122 1555,123 1555,122 1554,121 1554,119 1554,118 1553,117 1553,116 1552,116 1552,117 1552,118 1551,119 1550,121 1550,123 1550,122 1549,121 1549,120 1548,119 1548,118 1548,116 1547,115 1546,114 1546,116 1546,117 1545,119 1545,121 1545,122 1544,121 1543,119 1543,118 1543,116 1542,115 1541,114 1540,116 1540,118 1539,119 1539,120 1539,119 1538,119 1537,118 1537,116 1536,114 1536,113 1536,112 1535,114 1535,116 1534,117 1534,118 1534,119 1533,119 1532,118 1532,116 1531,115 1531,114 1530,112 1530,113 1529,114 1529,116 1529,118 1528,119 1527,119 1527,117 1527,116 1526,116 1526,114 1525,112 1525,111 1524,112 1523,114 1523,116 1523,118 1522,119 1522,118 1521,118 1521,116 1521,114 1520,113 1519,112 1519,110 1518,110 1518,112 1518,114 1517,115 1517,116 1516,116 1516,114 1516,113 1515,113 1514,112 1514,110 1514,109 1513,109 1513,110 1512,111 1512,114 1512,116 1511,116 1511,115 1510,114 1509,113 1509,112 1509,110 1508,109 1508,108 1507,109 1507,111 1507,112 1506,114 1505,116 1505,115 1505,114 1504,113 1504,112 1503,110 1503,109 1503,107 1502,107 1502,109 1502,110 1501,112 1500,114 1500,115 1499,114 1499,113 1498,112 1498,110 1498,109 1497,108 1496,107 1496,109 1495,112 1495,114 1494,114 1494,113 1494,112 1493,111 1493,110 1493,109 1492,107 1491,107 1491,105 1491,107 1490,109 1490,110 1489,111 1489,112 1488,111 1487,110 1487,109 1487,108 1486,107 1486,105 1485,105 1485,106 1485,107 1484,110 1484,112 1483,112 1482,110 1482,109 1481,107 1481,106 1480,105 1480,104 1480,105 1479,107 1478,109 1478,110 1478,111 1477,111 1477,110 1476,109 1476,107 1475,105 1475,104 1475,103 1474,105 1473,106 1473,108 1473,110 1472,110 1471,109 1471,108 1471,107 1470,105 1469,104 1469,103 1468,103 1468,105 1468,107 1467,109 1466,109 1466,107 1465,107 1464,105 1464,104 1464,103 1463,101 1463,102 1462,104 1462,106 1462,108 1461,109 1460,108 1460,107 1460,106 1459,105 1459,104 1459,102 1458,101 1457,102 1457,103 1457,106 1456,107 1455,108 1455,107 1454,105 1453,103 1453,101 1452,100 1451,101 1451,103 1451,105 1450,106 1450,107 1450,106 1449,105 1449,104 1448,103 1448,102 1448,101 1447,100 1446,99 1446,100 1446,101 1445,103 1445,105 1444,105 1443,103 1442,102 1442,101 1442,100 1441,98 1441,97 1441,98 1440,100 1440,101 1439,103 1439,104 1439,103 1438,103 1437,102 1437,101 1437,99 1436,98 1436,97 1435,96 1435,98 1435,100 1434,101 1433,103 1433,105 1432,104 1432,102 1431,101 1431,100 1430,98 1429,100 1428,102 1428,103 1427,103 1427,102 1426,101 1426,100 1426,98 1425,97 1424,95 1424,94 1424,95 1423,96 1423,98 1423,100 1422,101 1421,101 1421,100 1421,98 1420,98 1419,96 1419,95 1418,96 1418,98 1417,100 1417,101 1417,103 1416,103 1415,101 1415,99 1414,98 1414,96 1414,95 1413,94 1413,95 1412,96 1412,98 1412,100 1411,100 1410,100 1410,98 1410,96 1409,96 1409,94 1408,93 1408,92 1408,91 1407,92 1406,94 1406,96 1406,98 1405,100 1405,99 1405,98 1404,98 1404,97 1403,96 1403,94 1403,93 1402,92 1401,93 1401,94 1401,96 1400,98 1400,99 1399,99 1399,97 1399,96 1398,95 1397,94 1397,92 1397,91 1396,89 1396,91 1396,92 1395,94 1395,96 1394,98 1394,97 1394,96 1393,96 1392,94 1392,93 1392,92 1391,91 1390,92 1390,94 1390,96 1389,98 1388,99 1388,98 1388,96 1387,95 1387,94 1387,93 1386,92 1386,90 1385,89 1385,91 1385,92 1384,94 1383,95 1382,94 1382,93 1381,92 1381,91 1381,89 1380,88 1379,87 1379,89 1379,90 1378,92 1378,94 1377,94 1377,93 1376,92 1376,91 1376,90 1375,89 1374,87 1374,89 1373,90 1373,92 1372,93 1372,94 1371,92 1370,91 1370,90 1370,88 1369,87 1369,85 1368,87 1367,90 1367,92 1366,92 1365,91 1365,90 1365,89 1364,88 1364,87 1363,85 1363,86 1362,87 1361,89 1361,91 1360,91 1360,90 1360,89 1359,87 1358,85 1358,84 1357,84 1356,85 1356,88 1356,90 1355,91 1354,90 1354,89 1353,87 1353,86 1353,85 1352,84 1351,85 1351,87 1351,89 1350,91 1349,91 1349,90 1349,89 1348,87 1347,85 1347,84 1347,83 1346,82 1346,83 1345,84 1345,85 1345,87 1344,88 1344,87 1344,85 1343,85 1342,84 1342,82 1341,81 1341,80 1340,82 1340,84 1340,85 1339,87 1338,88 1338,87 1337,87 1337,85 1336,84 1336,83 1336,82 1335,81 1335,82 1335,83 1334,85 1333,87 1333,88 1333,87 1332,86 1332,85 1331,84 1331,82 1331,80 1330,78 1329,78 1329,80 1329,82 1328,84 1328,85 1327,85 1327,84 1326,84 1326,82 1326,81 1325,80 1324,79 1324,80 1323,81 1323,84 1322,85 1322,86 1322,85 1321,85 1320,84 1320,82 1319,80 1319,79 1318,78 1318,79 1318,80 1317,82 1317,83 1317,84 1316,84 1315,83 1315,82 1315,80 1314,80 1314,78 1313,76 1313,77 1312,78 1311,81 1311,82 1311,84 1310,83 1310,82 1309,81 1309,80 1309,78 1308,77 1308,76 1308,75 1307,76 1306,78 1306,79 1306,81 1305,82 1304,80 1304,79 1304,77 1303,77 1302,75 1302,74 1301,75 1301,76 1300,79 1300,80 1300,82 1299,80 1299,79 1298,78 1297,77 1297,76 1297,75 1296,75 1296,76 1295,76 1295,78 1295,80 1294,81 1293,81 1293,80 1293,78 1292,77 1292,76 1292,75 1291,73 1291,72 1290,73 1290,74 1290,76 1289,78 1288,79 1288,78 1288,77 1287,77 1287,76 1286,75 1286,73 1286,72 1285,71 1284,73 1284,75 1284,77 1283,78 1283,79 1282,78 1282,76 1281,75 1281,73 1280,72 1279,71 1279,73 1278,75 1278,76 1277,77 1277,76 1276,75 1275,75 1275,73 1275,71 1274,71 1273,73 1273,75 1272,76 1272,77 1271,76 1270,75 1270,74 1270,73 1269,72 1269,70 1268,69 1268,71 1268,72 1267,74 1266,75 1266,76 1266,75 1265,74 1265,73 1265,72 1264,70 1264,67 1263,67 1262,69 1261,71 1261,73 1261,74 1260,74 1260,73 1259,72 1259,71 1259,70 1258,69 1257,68 1257,69 1256,71 1256,73 1255,74 1254,73 1254,72 1254,71 1253,70 1252,69 1252,67 1251,67 1251,68 1250,69 1250,71 1250,73 1249,73 1248,71 1248,70 1248,69 1247,68 1247,66 1246,65 1246,66 1245,67 1245,70 1245,71 1244,73 1243,73 1243,71 1242,69 1242,68 1241,67 1241,66 1241,65 1240,66 1239,67 1239,69 1239,70 1238,71 1238,69 1237,67 1236,66 1236,65 1236,64 1235,63 1234,64 1234,66 1234,67 1233,69 1233,70 1232,69 1232,68 1231,67 1230,66 1230,65 1230,64 1229,64 1229,65 1228,67 1228,68 1227,69 1227,67 1226,66 1225,65 1225,64 1225,62 1224,60 1223,61 1223,63 1223,66 1222,67 1221,67 1220,66 1220,65 1220,63 1219,62 1219,61 1218,60 1218,61 1218,62 1217,64 1216,66 1216,67 1216,66 1215,64 1214,63 1214,62 1214,60 1213,59 1212,58 1212,59 1212,61 1211,62 1211,64 1210,64 1210,63 1209,62 1209,60 1208,59 1207,58 1207,59 1206,60 1206,62 1205,64 1205,66 1204,65 1203,64 1203,62 1202,60 1202,59 1201,60 1201,61 1200,64 1200,65 1199,65 1198,64 1198,62 1198,61 1197,59 1197,58 1196,57 1195,58 1195,60 1195,62 1194,62 1193,62 1193,60 1192,58 1191,56 1191,55 1190,56 1189,57 1189,59 1189,60 1188,61 1187,60 1187,58 1186,57 1186,55 1185,54 1184,55 1184,58 1183,59 1183,60 1182,60 1182,59 1182,58 1181,57 1180,56 1180,55 1180,53 1179,53 1179,54 1178,55 1178,58 1178,59 1177,60 1176,58 1175,57 1175,55 1174,54 1173,55 1173,56 1173,57 1172,59 1171,60 1171,59 1171,58 1170,57 1170,56 1169,55 1169,53 1169,51 1168,51 1168,53 1167,55 1166,57 1165,56 1165,55 1164,55 1164,53 1164,51 1163,51 1162,49 1162,51 1161,54 1161,56 1160,57 1160,56 1160,55 1159,53 1159,51 1158,50 1157,48 1157,49 1156,51 1156,53 1155,54 1155,55 1154,53 1153,53 1153,51 1153,50 1152,49 1151,48 1151,49 1151,50 1150,53 1150,55 1149,55 1148,54 1148,53 1147,52 1147,50 1146,49 1146,50 1145,51 1144,53 1144,55 1143,55 1143,54 1142,52 1142,51 1142,49 1141,48 1141,47 1141,46 1140,47 1139,48 1139,50 1139,52 1138,53 1137,51 1137,49 1136,48 1135,47 1135,46 1135,45 1134,47 1134,49 1133,50 1133,52 1133,53 1132,53 1132,52 1132,51 1131,49 1130,48 1130,47 1130,46 1129,46 1128,47 1128,49 1128,50 1127,51 1126,50 1126,49 1126,48 1125,47 1125,46 1124,45 1124,44 1124,43 1123,44 1123,45 1123,47 1122,49 1121,50 1121,49 1120,48 1119,46 1119,45 1119,44 1118,43 1117,43 1117,45 1117,47 1116,48 1116,49 1115,47 1114,46 1114,44 1114,43 1113,42 1112,41 1112,42 1112,44 1111,46 1111,47 1110,48 1110,46 1109,45 1108,44 1108,43 1108,42 1107,41 1106,43 1106,45 1105,46 1105,47 1105,46 1104,46 1103,44 1102,42 1102,41 1101,41 1101,43 1100,44 1099,46 1099,47 1099,46 1098,46 1098,44 1098,43 1097,42 1097,41 1096,39 1096,40 1095,41 1094,42 1094,45 1093,45 1093,44 1092,43 1092,42 1092,41 1091,39 1090,38 1090,39 1089,40 1089,42 1089,43 1088,44 1087,43 1087,42 1087,41 1086,40 1085,39 1085,38 1084,39 1084,41 1083,42 1083,43 1082,43 1081,42 1081,41 1080,39 1080,38 1080,37 1079,37 1078,38 1078,40 1078,42 1077,42 1076,42 1076,41 1075,39 1074,37 1074,36 1074,35 1073,36 1072,37 1072,40 1072,41 1071,42 1071,41 1070,40 1070,38 1069,37 1069,36 1069,35 1068,34 1067,36 1067,37 1067,38 1066,39 1066,41 1065,41 1065,39 1065,37 1064,37 1063,36 1063,35 1063,34 1062,33 1062,35 1062,36 1061,37 1061,39 1060,40 1060,39 1059,38 1058,37 1058,36 1058,34 1057,33 1056,33 1056,35 1056,36 1055,38 1054,39 1054,37 1053,37 1053,35 1052,33 1052,32 1051,31 1051,33 1050,36 1049,37 1048,37 1048,35 1047,34 1047,33 1047,31 1046,31 1045,33 1044,35 1044,36 1044,37 1043,36 1043,35 1042,34 1042,33 1042,32 1041,31 1040,29 1040,30 1039,31 1039,33 1038,34 1037,33 1037,31 1036,30 1035,29 1035,28 1035,27 1034,28 1034,29 1033,30 1033,33 1033,34 1032,33 1031,33 1031,31 1031,30 1030,30 1030,28 1029,26 1029,27 1028,28 1028,30 1028,31 1027,33 1026,32 1026,31 1026,30 1025,29 1025,27 1024,27 1024,26 1024,25 1023,27 1022,28 1022,30 1022,31 1021,32 1021,31 1020,30 1020,29 1019,28 1019,27 1019,26 1018,26 1017,27 1017,28 1017,30 1016,31 1016,32 1015,32 1015,31 1014,30 1013,29 1013,28 1013,26 1012,26 1012,27 1011,27 1011,30 1011,31 1010,31 1009,30 1008,28 1008,27 1007,26 1007,25 1006,26 1006,28 1006,29 1005,30 1004,31 1004,30 1003,28 1003,27 1002,26 1002,25 1002,24 1001,24 1001,26 1000,28 999,30 998,28 997,27 997,26 997,25 996,24 995,24 995,25 994,28 994,29 993,29 993,28 992,28 992,26 991,24 990,24 990,22 990,23 989,24 989,26 988,28 988,29 988,27 987,26 986,25 986,23 985,22 985,20 984,21 984,22 984,23 983,24 983,26 983,27 982,26 981,26 981,25 981,24 980,22 979,21 979,22 978,23 977,25 977,27 976,26 975,24 975,23 974,21 974,19 973,21 972,22 972,23 972,24 971,26 970,24 970,23 969,22 968,22 967,21 967,22 966,24 966,26 966,28 965,28 965,27 965,26 964,26 963,25 963,24 962,24 961,26 961,27 961,29 960,30 959,30 959,29 959,28 958,26 957,25 957,24 956,25 956,26 956,28 955,29 954,31 954,29 954,28 953,28 952,26 952,25 952,24 951,24 950,24 950,25 950,26 949,28 948,29 948,28 948,26 947,26 947,24 947,23 946,22 945,21 945,23 944,26 943,28 943,27 942,26 941,24 941,23 941,22 940,21 940,22 939,23 939,24 938,26 938,27 937,25 936,24 936,23 936,22 935,21 934,20 934,21 934,22 933,24 932,26 932,24 931,25 931,24 930,23 930,21 929,19 929,20 929,21 928,22 927,23 927,25 927,26 926,26 926,25 925,25 925,24 925,22 924,21 923,20 923,19 923,21 922,22 922,24 921,25 920,24 920,22 919,20 918,19 917,19 917,21 916,22 916,23 916,24 915,24 914,24 914,22 914,21 913,22 913,20 912,19 912,21 911,21 911,23 911,24 910,24 909,24 909,23 908,22 908,21 907,20 907,18 907,19 906,19 905,20 905,22 904,23 904,22 903,21 903,20 902,20 902,18 901,16 900,17 900,18 900,20 899,21 899,22 898,22 898,21 898,20 897,19 896,17 896,15 895,16 895,17 895,19 894,21 894,22 893,22 893,20 892,19 891,19 891,17 890,16 890,15 889,17 889,19 888,19 888,20 888,19 887,19 886,19 886,17 885,16 885,14 884,14 884,15 883,17 882,19 882,20 881,19 880,17 880,16 880,14 879,14 879,12 879,14 878,16 877,19 877,20 877,21 876,20 876,19 875,18 875,16 874,15 873,14 873,15 872,17 872,19 871,21 871,19 870,17 869,16 868,14 868,13 867,15 867,16 866,17 865,17 864,17 863,15 863,14 862,12 862,11 862,12 861,14 861,16 860,17 859,17 859,16 858,15 857,12 857,11 856,13 855,14 855,17 854,17 854,16 853,17 853,16 853,14 852,12 852,11 852,10 851,11 850,12 850,14 849,15 849,16 848,17 848,16 847,15 846,14 846,12 845,12 845,13 844,13 844,14 844,16 843,17 843,16 842,15 841,14 841,13 840,13 840,12 839,12 839,14 838,15 837,17 837,16 836,15 836,14 835,12 835,11 834,10 834,12 833,14 832,15 832,16 831,15 831,14 830,13 830,12 829,10 828,10 827,13 827,15 826,15 826,13 826,12 825,12 825,11 824,10 823,8 822,10 822,12 821,13 821,14 821,13 820,12 819,12 819,11 818,10 818,8 817,6 817,7 817,8 816,11 816,13 816,14 815,12 814,11 814,12 814,11 813,10 813,8 812,6 812,8 811,10 810,12 810,11 810,12 809,12 808,12 808,10 808,8 807,7 807,6 807,7 806,7 805,8 805,10 804,11 803,10 803,8 802,7 801,6 801,7 801,5 800,5 800,6 799,9 799,10 799,11 798,11 798,10 798,9 797,9 796,8 796,5 795,4 795,6 794,8 794,10 793,10 792,11 792,10 791,9 791,6 790,4 790,5 790,4 789,5 789,6 789,8 788,10 787,10 787,9 786,8 786,6 785,7 785,6 785,4 784,3 783,5 783,7 783,8 782,9 782,10 782,9 781,8 780,8 780,6 780,5 779,5 778,6 778,4 777,6 777,8 776,10 775,8 774,6 773,4 773,2 773,3 772,6 772,8 771,9 771,8 770,8 769,8 769,7 769,5 768,3 767,4 767,5 767,4 766,7 765,9 765,10 764,8 764,7 764,6 763,6 762,6 762,3 762,4 761,6 760,8 760,9 760,8 759,8 758,8 758,6 758,4 757,4 756,3 756,4 755,5 755,6 755,8 754,10 753,8 752,6 751,5 751,3 750,4 750,6 749,8 749,10 749,8 748,10 747,10 747,9 747,7 746,6 746,5 746,4 745,3 745,5 744,6 744,7 744,8 743,10 742,9 742,8 742,7 741,6 740,5 740,4 739,5 738,6 738,8 737,8 736,8 735,6 735,4 733,4 733,6 732,8 731,8 731,6 730,6 729,4 729,3 728,2 728,4 727,6 727,7 726,7 726,8 725,6 724,4 724,3 723,3 723,1 722,3 722,4 722,6 721,6 720,8 720,6 719,4 719,5 719,4 718,3 718,2 717,2 717,3 717,4 716,4 715,8 715,7 714,7 713,6 713,5 713,4 712,3 711,4 710,6 710,7 710,8 709,9 709,8 708,7 708,6 707,4 706,3 706,1 706,3 705,4 705,6 704,7 704,8 703,6 703,5 703,6 702,4 701,3 701,2 701,3 700,3 700,4 699,6 699,7 699,8 698,6 697,6 697,5 696,3 696,4 695,3 695,2 694,4 694,5 694,6 693,5 692,6 691,4 691,3 690,3 690,2 690,1 689,3 688,4 688,5 688,6 687,7 686,6 686,5 685,5 685,3 685,1 684,1 683,3 683,5 682,6 682,8 681,6 681,5 680,4 679,3 679,2 678,2 678,3 677,3 677,5 677,6 676,6 676,5 675,4 674,4 674,3 673,1 672,3 672,4 671,5 670,6 670,5 669,5 669,4 668,3 668,2 667,2 667,1 666,4 665,5 665,6 664,6 664,5 663,4 663,3 662,1 661,0">
          <text:p/>
        </draw:polygon>
        <draw:line draw:style-name="gr11" draw:text-style-name="P9" draw:layer="layout" svg:x1="2.688cm" svg:y1="7.085cm" svg:x2="15.534cm" svg:y2="7.085cm">
          <text:p/>
        </draw:line>
        <draw:line draw:style-name="gr12" draw:text-style-name="P9" draw:layer="layout" svg:x1="2.688cm" svg:y1="7.087cm" svg:x2="2.688cm" svg:y2="7.167cm">
          <text:p/>
        </draw:line>
        <draw:line draw:style-name="gr12" draw:text-style-name="P9" draw:layer="layout" svg:x1="4.829cm" svg:y1="7.087cm" svg:x2="4.829cm" svg:y2="7.167cm">
          <text:p/>
        </draw:line>
        <draw:line draw:style-name="gr12" draw:text-style-name="P9" draw:layer="layout" svg:x1="6.97cm" svg:y1="7.087cm" svg:x2="6.97cm" svg:y2="7.167cm">
          <text:p/>
        </draw:line>
        <draw:line draw:style-name="gr12" draw:text-style-name="P9" draw:layer="layout" svg:x1="9.111cm" svg:y1="7.087cm" svg:x2="9.111cm" svg:y2="7.167cm">
          <text:p/>
        </draw:line>
        <draw:line draw:style-name="gr12" draw:text-style-name="P9" draw:layer="layout" svg:x1="11.252cm" svg:y1="7.087cm" svg:x2="11.252cm" svg:y2="7.167cm">
          <text:p/>
        </draw:line>
        <draw:line draw:style-name="gr12" draw:text-style-name="P9" draw:layer="layout" svg:x1="13.393cm" svg:y1="7.087cm" svg:x2="13.393cm" svg:y2="7.167cm">
          <text:p/>
        </draw:line>
        <draw:line draw:style-name="gr12" draw:text-style-name="P9" draw:layer="layout" svg:x1="15.534cm" svg:y1="7.087cm" svg:x2="15.534cm" svg:y2="7.167cm">
          <text:p/>
        </draw:line>
        <draw:line draw:style-name="gr12" draw:text-style-name="P9" draw:layer="layout" svg:x1="3.759cm" svg:y1="7.087cm" svg:x2="3.759cm" svg:y2="7.147cm">
          <text:p/>
        </draw:line>
        <draw:line draw:style-name="gr12" draw:text-style-name="P9" draw:layer="layout" svg:x1="5.9cm" svg:y1="7.087cm" svg:x2="5.9cm" svg:y2="7.147cm">
          <text:p/>
        </draw:line>
        <draw:line draw:style-name="gr12" draw:text-style-name="P9" draw:layer="layout" svg:x1="8.041cm" svg:y1="7.087cm" svg:x2="8.041cm" svg:y2="7.147cm">
          <text:p/>
        </draw:line>
        <draw:line draw:style-name="gr12" draw:text-style-name="P9" draw:layer="layout" svg:x1="10.182cm" svg:y1="7.087cm" svg:x2="10.182cm" svg:y2="7.147cm">
          <text:p/>
        </draw:line>
        <draw:line draw:style-name="gr12" draw:text-style-name="P9" draw:layer="layout" svg:x1="12.323cm" svg:y1="7.087cm" svg:x2="12.323cm" svg:y2="7.147cm">
          <text:p/>
        </draw:line>
        <draw:line draw:style-name="gr12" draw:text-style-name="P9" draw:layer="layout" svg:x1="14.464cm" svg:y1="7.087cm" svg:x2="14.464cm" svg:y2="7.147cm">
          <text:p/>
        </draw:line>
        <draw:frame draw:style-name="gr13" draw:text-style-name="P11" draw:layer="layout" svg:width="0.95cm" svg:height="0.289cm" svg:x="2.175cm" svg:y="7.195cm">
          <draw:text-box>
            <text:p text:style-name="P10"><text:span text:style-name="T3">-20,000</text:span></text:p>
          </draw:text-box>
        </draw:frame>
        <draw:frame draw:style-name="gr14" draw:text-style-name="P11" draw:layer="layout" svg:width="0.9cm" svg:height="0.289cm" svg:x="4.225cm" svg:y="7.195cm">
          <draw:text-box>
            <text:p text:style-name="P10"><text:span text:style-name="T3">-15,000</text:span></text:p>
          </draw:text-box>
        </draw:frame>
        <draw:frame draw:style-name="gr13" draw:text-style-name="P13" draw:layer="layout" svg:width="0.95cm" svg:height="0.289cm" svg:x="6.475cm" svg:y="7.195cm">
          <draw:text-box>
            <text:p text:style-name="P12"><text:span text:style-name="T3">-10,000</text:span></text:p>
          </draw:text-box>
        </draw:frame>
        <draw:frame draw:style-name="gr15" draw:text-style-name="P11" draw:layer="layout" svg:width="0.75cm" svg:height="0.289cm" svg:x="8.725cm" svg:y="7.195cm">
          <draw:text-box>
            <text:p text:style-name="P10"><text:span text:style-name="T3">-5,000</text:span></text:p>
          </draw:text-box>
        </draw:frame>
        <draw:frame draw:style-name="gr16" draw:text-style-name="P11" draw:layer="layout" svg:width="0.246cm" svg:height="0.276cm" svg:x="11.189cm" svg:y="7.195cm">
          <draw:text-box>
            <text:p text:style-name="P10"><text:span text:style-name="T3">0</text:span></text:p>
          </draw:text-box>
        </draw:frame>
        <draw:frame draw:style-name="gr17" draw:text-style-name="P11" draw:layer="layout" svg:width="0.684cm" svg:height="0.276cm" svg:x="12.994cm" svg:y="7.195cm">
          <draw:text-box>
            <text:p text:style-name="P10"><text:span text:style-name="T3"><text:s/></text:span><text:span text:style-name="T3">5,000</text:span></text:p>
          </draw:text-box>
        </draw:frame>
        <draw:frame draw:style-name="gr18" draw:text-style-name="P11" draw:layer="layout" svg:width="0.819cm" svg:height="0.276cm" svg:x="15.088cm" svg:y="7.195cm">
          <draw:text-box>
            <text:p text:style-name="P10"><text:span text:style-name="T3"><text:s/></text:span><text:span text:style-name="T3">10,000</text:span></text:p>
          </draw:text-box>
        </draw:frame>
        <draw:line draw:style-name="gr11" draw:text-style-name="P9" draw:layer="layout" svg:x1="15.702cm" svg:y1="7.049cm" svg:x2="15.702cm" svg:y2="3.195cm">
          <text:p/>
        </draw:line>
        <draw:line draw:style-name="gr11" draw:text-style-name="P9" draw:layer="layout" svg:x1="15.702cm" svg:y1="7.049cm" svg:x2="15.782cm" svg:y2="7.049cm">
          <text:p/>
        </draw:line>
        <draw:line draw:style-name="gr11" draw:text-style-name="P9" draw:layer="layout" svg:x1="15.702cm" svg:y1="6.407cm" svg:x2="15.782cm" svg:y2="6.407cm">
          <text:p/>
        </draw:line>
        <draw:line draw:style-name="gr11" draw:text-style-name="P9" draw:layer="layout" svg:x1="15.702cm" svg:y1="5.765cm" svg:x2="15.782cm" svg:y2="5.765cm">
          <text:p/>
        </draw:line>
        <draw:line draw:style-name="gr11" draw:text-style-name="P9" draw:layer="layout" svg:x1="15.702cm" svg:y1="5.122cm" svg:x2="15.782cm" svg:y2="5.122cm">
          <text:p/>
        </draw:line>
        <draw:line draw:style-name="gr11" draw:text-style-name="P9" draw:layer="layout" svg:x1="15.702cm" svg:y1="4.48cm" svg:x2="15.782cm" svg:y2="4.48cm">
          <text:p/>
        </draw:line>
        <draw:line draw:style-name="gr11" draw:text-style-name="P9" draw:layer="layout" svg:x1="15.702cm" svg:y1="3.838cm" svg:x2="15.782cm" svg:y2="3.838cm">
          <text:p/>
        </draw:line>
        <draw:line draw:style-name="gr11" draw:text-style-name="P9" draw:layer="layout" svg:x1="15.702cm" svg:y1="3.19cm" svg:x2="15.782cm" svg:y2="3.19cm">
          <text:p/>
        </draw:line>
        <draw:frame draw:style-name="gr19" draw:text-style-name="P14" draw:layer="layout" svg:width="1.467cm" svg:height="0.319cm" svg:x="8.494cm" svg:y="7.61cm">
          <draw:text-box>
            <text:p text:style-name="P10"><text:span text:style-name="T4">Age (years)</text:span></text:p>
          </draw:text-box>
        </draw:frame>
        <draw:frame draw:style-name="gr16" draw:text-style-name="P11" draw:layer="layout" svg:width="0.246cm" svg:height="0.276cm" svg:x="15.87cm" svg:y="6.909cm">
          <draw:text-box>
            <text:p text:style-name="P10"><text:span text:style-name="T3">-4</text:span></text:p>
          </draw:text-box>
        </draw:frame>
        <draw:frame draw:style-name="gr16" draw:text-style-name="P11" draw:layer="layout" svg:width="0.246cm" svg:height="0.276cm" svg:x="15.87cm" svg:y="6.267cm">
          <draw:text-box>
            <text:p text:style-name="P10"><text:span text:style-name="T3">-2</text:span></text:p>
          </draw:text-box>
        </draw:frame>
        <draw:frame draw:style-name="gr16" draw:text-style-name="P11" draw:layer="layout" svg:width="0.246cm" svg:height="0.276cm" svg:x="15.87cm" svg:y="5.624cm">
          <draw:text-box>
            <text:p text:style-name="P10"><text:span text:style-name="T3">0</text:span></text:p>
          </draw:text-box>
        </draw:frame>
        <draw:frame draw:style-name="gr16" draw:text-style-name="P11" draw:layer="layout" svg:width="0.246cm" svg:height="0.276cm" svg:x="15.87cm" svg:y="4.982cm">
          <draw:text-box>
            <text:p text:style-name="P10"><text:span text:style-name="T3">2</text:span></text:p>
          </draw:text-box>
        </draw:frame>
        <draw:frame draw:style-name="gr16" draw:text-style-name="P11" draw:layer="layout" svg:width="0.246cm" svg:height="0.276cm" svg:x="15.87cm" svg:y="4.34cm">
          <draw:text-box>
            <text:p text:style-name="P10"><text:span text:style-name="T3">4</text:span></text:p>
          </draw:text-box>
        </draw:frame>
        <draw:frame draw:style-name="gr16" draw:text-style-name="P11" draw:layer="layout" svg:width="0.246cm" svg:height="0.276cm" svg:x="15.87cm" svg:y="3.697cm">
          <draw:text-box>
            <text:p text:style-name="P10"><text:span text:style-name="T3">6</text:span></text:p>
          </draw:text-box>
        </draw:frame>
        <draw:frame draw:style-name="gr16" draw:text-style-name="P11" draw:layer="layout" svg:width="0.246cm" svg:height="0.276cm" svg:x="15.87cm" svg:y="3.049cm">
          <draw:text-box>
            <text:p text:style-name="P10"><text:span text:style-name="T3">8</text:span></text:p>
          </draw:text-box>
        </draw:frame>
        <draw:frame draw:style-name="gr20" draw:text-style-name="P14" draw:layer="layout" svg:width="3.329cm" svg:height="0.319cm" draw:transform="rotate (-1.5707963267949) translate (16.625cm 3.5cm)">
          <draw:text-box>
            <text:p text:style-name="P10"><text:span text:style-name="T4">Temperature anomaly (°C)</text:span></text:p>
          </draw:text-box>
        </draw:frame>
        <draw:polyline draw:style-name="gr21" draw:text-style-name="P9" draw:layer="layout" svg:width="4.303cm" svg:height="2.606cm" svg:x="11.231cm" svg:y="3.401cm" svg:viewBox="0 0 4304 2607" draw:points="0,2573 0,2570 1,2569 1,2601 2,2607 2,2592 2,2582 3,2580 4,2577 4,2571 4,2566 5,2563 5,2571 6,2588 6,2577 6,2568 7,2567 8,2560 8,2554 8,2552 9,2551 9,2552 9,2551 10,2550 10,2552 11,2551 11,2545 11,2542 12,2538 13,2537 13,2536 14,2538 14,2534 15,2532 15,2530 15,2525 16,2521 17,2518 17,2516 17,2515 18,2512 18,2510 19,2510 19,2508 20,2506 20,2505 20,2499 21,2496 22,2496 22,2494 23,2494 23,2493 24,2491 24,2490 24,2484 25,2480 26,2475 26,2473 26,2471 27,2469 27,2485 27,2507 28,2503 28,2490 29,2478 29,2469 29,2462 30,2456 31,2453 31,2447 31,2442 32,2439 32,2448 33,2449 33,2442 33,2433 34,2422 35,2414 35,2407 35,2419 36,2455 36,2442 36,2428 37,2416 37,2406 38,2397 38,2388 38,2379 39,2383 40,2437 40,2430 40,2408 41,2391 41,2378 42,2368 42,2362 42,2356 43,2348 43,2282 43,2187 44,2135 45,2097 45,2066 45,2040 46,2018 46,1999 47,1982 47,1963 47,1946 48,1929 49,1913 49,1898 49,1884 50,1872 50,1860 51,1850 51,1840 51,1832 52,1823 52,1814 52,1805 53,1795 54,1782 54,1770 54,1760 55,1749 55,1739 56,1732 56,1725 56,1717 57,1710 58,1701 58,1693 58,1684 59,1676 59,1666 60,1655 60,1646 60,1633 61,1624 61,1618 61,1611 62,1604 63,1596 63,1590 63,1581 64,1573 64,1563 65,1553 65,1541 65,1531 66,1522 67,1513 67,1504 67,1497 68,1489 68,1482 69,1471 69,1464 69,1455 70,1446 70,1436 70,1423 71,1410 72,1400 72,1392 72,1385 73,1378 73,1371 74,1360 74,1353 74,1346 75,1338 76,1327 76,1316 76,1304 77,1292 77,1282 78,1272 78,1265 78,1257 79,1249 79,1241 79,1232 80,1223 81,1213 81,1202 81,1191 82,1179 82,1166 83,1154 83,1145 83,1137 84,1127 85,1118 85,1109 85,1100 86,1092 86,1084 87,1073 87,1058 87,1047 88,1036 88,1026 88,1015 89,1007 90,999 90,990 90,982 91,974 91,967 92,958 92,948 92,937 93,925 94,913 94,904 94,895 95,887 95,879 96,871 96,863 96,856 97,848 97,839 97,829 98,818 99,806 99,797 99,788 100,780 100,772 101,766 101,759 101,753 102,745 103,739 103,732 103,723 104,712 104,703 105,694 105,685 105,678 106,672 106,665 106,660 107,653 108,647 108,642 108,634 109,626 109,617 110,609 110,600 110,593 111,586 112,579 112,574 112,569 113,564 113,559 114,553 114,548 114,541 115,534 115,525 115,518 116,511 117,504 117,499 117,495 118,491 118,487 119,484 119,478 119,473 120,467 121,459 121,453 121,446 122,439 122,434 123,429 123,426 123,423 124,419 124,416 124,410 125,405 126,400 126,394 126,388 127,381 127,375 128,371 128,367 128,364 129,362 130,358 130,354 130,350 131,347 131,342 131,336 132,330 132,324 133,317 133,312 133,309 134,306 135,304 135,301 135,297 136,294 136,291 137,287 137,281 137,275 138,268 139,262 139,259 139,257 140,254 140,251 140,249 141,247 141,244 142,241 142,238 142,232 143,226 144,221 144,216 144,214 145,212 145,211 146,209 146,206 146,204 147,202 148,200 148,197 148,192 149,186 149,182 149,178 150,176 150,175 151,173 151,171 151,169 152,168 153,167 153,166 153,162 154,159 154,153 155,150 155,146 155,144 156,143 157,142 157,141 158,140 158,139 158,137 159,135 159,131 160,126 160,123 160,120 161,119 162,118 162,117 163,116 164,116 164,114 164,111 165,107 166,104 166,102 166,100 167,98 168,98 169,98 169,97 170,95 171,93 171,89 171,87 172,85 172,84 173,83 173,84 174,85 175,85 175,84 176,82 176,80 176,77 177,75 177,73 178,71 178,72 179,73 180,74 181,74 181,73 182,70 182,68 182,65 183,63 184,62 184,63 184,64 185,65 185,66 186,65 187,64 187,62 187,60 188,57 189,55 189,54 189,55 190,56 190,57 191,57 192,57 193,57 193,55 193,52 194,50 194,47 194,48 195,48 195,50 196,51 197,53 198,53 198,51 198,50 199,47 199,44 200,42 200,43 201,44 202,45 202,46 203,46 203,47 203,46 204,44 204,40 205,37 205,36 205,37 206,37 207,38 207,40 208,41 208,42 209,42 209,41 209,38 210,36 211,34 211,33 212,34 212,35 213,36 213,37 214,38 214,37 215,35 216,31 216,29 217,29 218,29 218,30 218,31 219,33 219,34 220,33 221,31 221,29 221,26 222,26 223,26 223,27 223,29 224,30 225,31 225,32 226,30 226,28 227,26 227,24 227,23 228,22 228,23 228,24 229,26 230,27 230,28 230,29 231,28 231,27 232,25 232,24 232,22 233,20 234,20 234,21 234,23 235,24 235,26 236,26 236,27 237,26 237,25 237,22 238,21 239,20 239,18 239,19 240,21 240,22 241,23 241,24 242,24 243,24 243,22 243,20 244,17 244,15 245,15 245,17 246,19 246,20 246,21 247,21 248,22 248,21 248,20 249,17 249,15 250,13 250,15 251,17 252,19 253,19 253,20 254,21 254,19 254,16 255,13 255,12 256,13 257,15 257,16 257,15 258,16 258,17 259,19 259,18 259,15 260,13 261,12 261,11 261,10 262,12 262,13 263,13 263,15 263,16 264,17 265,15 266,12 266,9 266,8 267,8 267,10 268,12 269,13 270,15 270,14 271,11 271,8 272,7 272,6 273,7 273,9 273,10 274,12 275,12 275,13 276,13 276,11 277,8 277,7 277,6 278,6 279,8 279,9 280,10 280,12 280,13 281,13 281,12 282,10 282,8 282,6 283,5 284,5 284,6 285,7 285,10 286,11 286,12 287,11 288,10 288,8 288,6 289,4 289,6 290,8 291,10 291,12 291,13 292,12 293,11 293,9 293,8 294,6 294,4 295,4 295,5 295,6 296,8 297,10 298,10 298,8 299,6 299,4 300,3 300,4 301,6 302,8 303,10 303,11 304,10 304,8 304,6 305,4 306,2 306,1 306,3 307,4 307,6 308,8 309,8 309,7 310,4 311,1 311,0 311,1 312,3 312,4 313,5 313,7 313,8 314,10 315,9 315,7 316,4 316,3 316,2 317,2 317,4 318,5 318,6 319,8 320,8 320,9 321,7 321,4 322,3 322,1 322,3 323,4 324,4 324,6 325,7 325,9 325,10 326,8 327,5 327,4 327,2 328,3 329,4 329,5 329,6 330,8 330,9 331,10 331,11 331,10 332,7 333,4 333,2 334,3 334,4 335,5 335,6 336,8 336,9 336,10 337,8 338,6 338,4 338,3 339,3 339,2 340,4 340,5 340,7 341,8 342,9 342,10 343,9 343,8 343,6 344,4 344,3 345,3 345,5 346,6 347,8 347,9 347,10 348,10 348,9 349,7 349,6 349,4 350,3 351,2 351,3 351,4 352,6 352,8 353,10 354,10 354,8 354,6 355,4 356,3 356,4 357,6 357,8 358,10 358,11 358,10 359,11 360,10 360,9 360,7 361,5 361,4 362,4 362,7 363,8 363,9 363,8 364,9 365,10 365,8 366,6 366,4 367,3 367,4 368,7 369,8 369,10 370,12 370,11 371,9 371,7 372,4 372,3 373,4 374,6 374,7 374,8 375,10 376,11 376,9 377,6 378,3 378,4 379,5 379,6 379,8 380,9 380,10 381,11 381,13 381,12 382,10 383,8 383,6 383,5 384,5 384,6 385,8 385,9 386,10 387,12 387,13 387,12 388,10 388,8 388,6 389,5 389,6 390,7 390,8 391,9 392,11 392,12 393,12 393,10 394,8 394,6 395,6 395,7 395,8 396,10 397,12 397,13 398,14 398,13 399,11 399,9 399,8 400,7 401,6 401,8 402,10 402,11 403,12 403,13 404,12 404,10 404,8 405,7 406,6 406,7 407,9 407,10 408,12 408,13 408,14 409,15 410,14 410,12 410,10 411,9 411,8 412,6 412,8 412,10 413,12 413,13 414,14 415,14 415,13 415,12 416,10 416,8 417,5 417,7 418,9 419,10 419,12 419,13 420,13 420,14 421,13 421,12 421,9 422,6 422,5 422,6 423,7 424,8 424,9 424,11 425,10 425,11 426,12 426,11 427,8 428,6 428,4 429,6 429,8 430,9 430,10 431,12 432,10 433,8 433,6 433,5 434,4 434,7 435,8 435,9 435,10 436,12 437,13 437,14 438,13 438,8 439,6 439,5 439,6 440,8 440,9 440,10 441,10 442,12 442,13 443,13 443,10 444,8 444,6 445,6 446,7 446,9 446,10 447,12 447,13 448,14 448,13 449,11 449,9 449,8 450,8 451,8 451,9 451,10 452,11 452,12 453,13 453,15 454,13 455,12 455,10 455,9 456,8 456,7 457,8 457,10 458,13 458,14 458,15 459,15 460,14 460,13 460,10 461,10 461,8 462,8 462,10 462,12 463,13 464,14 464,15 464,17 465,16 465,15 465,13 466,12 466,10 467,10 467,9 467,10 468,12 469,13 469,15 470,15 470,16 471,16 471,15 471,13 472,11 473,10 473,12 474,12 474,15 474,16 475,16 475,17 476,19 476,18 476,16 477,14 478,13 478,10 479,12 479,14 480,16 480,17 481,18 482,19 482,17 483,15 483,12 483,10 484,10 484,13 485,15 485,17 486,18 487,19 488,17 488,15 489,13 489,12 489,13 490,15 491,16 491,18 492,19 492,21 493,21 493,19 494,16 494,14 494,13 495,13 496,15 496,17 497,17 497,19 498,21 498,20 499,19 500,17 500,15 500,13 501,15 501,16 501,17 502,18 502,20 503,21 503,22 503,23 504,22 505,20 505,18 505,15 506,15 506,16 507,17 507,19 508,20 509,22 509,23 510,21 510,19 510,17 511,17 511,16 512,16 512,17 512,19 513,21 514,21 514,22 514,24 515,24 516,22 516,21 516,19 517,18 518,18 518,19 518,20 519,21 519,22 519,24 520,25 521,24 521,22 521,21 522,20 523,19 523,17 523,18 524,20 524,22 525,23 525,24 525,26 526,26 527,26 527,23 527,22 528,20 528,18 528,19 529,21 529,22 530,24 530,26 530,27 531,26 532,26 532,25 533,23 533,21 534,19 534,21 535,22 536,24 536,26 537,26 537,27 537,28 538,26 538,23 539,22 539,21 540,21 541,24 541,25 541,26 542,26 542,28 543,29 543,28 543,26 544,24 545,22 545,21 546,22 546,24 546,26 547,26 547,27 548,29 548,30 548,29 549,27 550,24 550,22 550,21 551,22 551,24 552,24 552,26 553,28 553,29 553,30 554,29 555,28 555,26 555,24 556,23 557,25 557,26 558,28 559,29 559,30 559,31 560,30 560,28 561,26 561,24 562,24 563,26 564,28 564,29 564,30 565,31 566,28 566,27 566,25 567,24 568,24 568,25 568,27 569,29 569,30 570,31 570,33 570,34 571,32 571,30 571,28 572,27 573,26 573,27 574,28 574,29 575,31 575,33 576,33 577,31 577,30 577,29 578,28 578,26 579,27 579,28 579,29 580,30 580,32 580,33 581,33 582,35 582,33 583,31 583,29 584,29 584,28 585,29 586,32 586,34 587,35 588,35 588,34 588,31 589,30 589,28 589,27 590,29 591,31 591,33 592,35 592,37 593,37 593,36 593,35 594,33 595,31 595,29 595,30 596,32 596,33 597,35 597,37 598,37 599,35 600,33 600,30 600,29 601,29 601,31 602,33 602,34 602,35 603,35 604,36 604,37 605,35 605,33 606,31 606,30 607,32 607,34 607,35 608,36 609,37 609,39 609,40 610,40 610,38 611,35 611,33 611,31 612,33 613,35 613,36 614,37 614,38 615,40 616,37 616,34 616,33 617,33 618,33 618,35 619,37 619,38 620,38 620,40 620,41 621,40 622,38 622,35 622,34 623,33 623,34 623,35 624,35 624,37 625,38 625,40 625,41 626,41 627,40 627,38 627,36 628,35 628,34 629,34 629,35 629,36 630,37 631,39 631,40 631,41 632,42 632,41 632,40 633,37 633,35 634,35 634,36 635,37 636,40 636,41 636,42 637,43 638,42 638,40 638,38 639,38 640,36 640,35 640,37 641,38 641,40 641,42 642,43 643,42 644,40 645,37 646,38 646,39 647,41 647,43 648,44 649,45 649,43 650,40 650,38 651,37 651,38 652,41 652,43 652,44 653,44 654,45 654,46 655,44 655,42 656,38 656,37 657,40 658,42 658,44 659,45 659,46 660,46 660,44 661,42 661,40 661,39 662,40 663,41 663,43 663,44 664,44 664,46 665,46 665,47 666,45 667,42 667,40 668,40 668,41 668,43 669,43 669,44 670,45 670,47 670,48 671,47 672,46 672,43 672,42 673,40 673,41 674,42 674,44 675,46 676,47 676,49 677,49 677,47 677,44 678,42 679,43 679,44 680,46 681,47 681,48 681,49 682,50 682,47 683,46 683,44 683,43 684,42 685,42 685,44 685,45 686,47 686,49 687,50 688,49 688,47 689,45 690,44 690,45 691,46 691,47 692,49 692,51 693,51 694,50 694,49 694,47 695,46 695,44 695,43 696,44 696,46 697,48 697,49 697,50 698,51 699,51 699,52 699,49 700,48 700,47 701,45 701,46 702,49 702,50 702,51 703,53 704,53 704,52 705,51 705,50 706,47 706,46 707,48 708,50 708,51 708,52 709,52 709,53 710,53 711,49 711,47 711,46 712,47 713,48 713,50 713,52 714,53 715,55 715,56 715,55 716,53 717,51 717,49 717,47 718,47 718,49 719,51 719,52 720,53 720,55 720,56 721,55 722,53 722,50 722,47 723,46 723,48 724,49 724,50 724,52 725,53 726,55 726,56 727,56 727,54 728,51 728,49 729,49 729,51 729,53 730,53 731,55 731,56 732,58 732,57 733,55 733,52 733,51 734,51 735,51 735,52 736,53 736,55 737,56 737,57 737,58 738,58 738,56 738,54 739,52 740,51 740,53 741,54 741,56 742,57 742,58 742,60 743,60 744,58 744,56 744,55 745,53 746,53 746,55 747,56 747,58 747,60 748,60 749,58 749,57 750,55 750,54 751,52 751,53 752,56 753,56 753,58 753,59 754,60 754,61 755,60 755,58 755,56 756,55 756,54 756,53 757,54 758,55 758,58 758,60 759,60 760,61 760,60 761,58 762,55 762,53 763,55 763,57 764,58 764,59 764,60 765,62 765,63 765,61 766,60 767,58 767,56 767,55 768,55 768,56 769,58 769,60 769,62 770,61 771,62 771,63 772,62 772,59 773,56 773,55 774,58 774,59 774,60 775,60 776,61 776,62 776,64 777,63 777,60 778,58 778,57 779,56 780,58 780,60 780,61 781,62 781,63 782,64 782,65 783,64 783,60 783,58 784,56 785,57 785,59 785,61 786,61 786,62 787,64 787,65 788,65 789,62 789,58 790,58 791,58 791,61 791,62 792,64 792,66 793,66 794,65 794,64 794,62 795,61 795,60 796,60 796,62 797,63 798,64 798,66 798,67 799,67 799,65 800,62 800,61 801,60 801,61 801,60 802,60 803,62 803,65 803,67 804,67 805,67 805,65 805,63 806,62 807,61 807,60 807,62 808,64 808,66 808,67 809,69 810,69 810,68 810,67 811,65 812,64 812,62 813,63 813,65 814,67 814,68 815,68 816,69 816,67 817,65 817,63 817,62 818,62 818,65 819,66 819,68 819,69 820,69 821,71 821,72 821,71 822,70 822,67 823,66 823,64 824,65 825,67 825,69 825,70 826,70 826,71 826,73 827,73 827,71 828,68 828,65 828,64 829,64 830,67 830,69 831,71 831,72 832,73 832,74 833,72 834,69 834,67 835,67 835,68 835,70 836,72 837,73 837,74 837,76 838,75 839,73 839,71 839,69 840,68 840,69 841,70 841,71 842,71 843,73 843,75 843,76 844,74 844,73 844,71 845,70 845,69 846,69 846,70 846,71 847,73 848,74 848,76 848,77 849,78 849,76 850,74 850,72 850,70 851,69 851,70 851,71 852,72 853,73 853,75 853,76 854,77 854,78 855,76 855,74 855,72 856,71 857,70 857,69 857,71 858,73 858,74 859,75 859,77 859,78 860,78 860,77 860,76 861,74 862,73 862,72 862,73 863,73 863,74 864,76 864,77 864,78 865,79 866,80 866,78 867,76 867,74 868,73 868,71 868,72 869,74 869,77 869,78 870,79 871,80 871,81 871,82 872,79 872,77 873,76 873,74 873,73 874,75 875,78 875,79 875,80 876,82 877,82 877,81 877,80 878,78 878,76 878,74 879,74 880,74 880,77 880,79 881,80 881,79 882,80 882,81 882,82 883,80 884,77 884,76 884,74 885,75 885,76 886,78 886,80 887,82 887,83 888,83 889,82 889,80 889,78 890,76 891,78 891,80 891,81 892,82 893,82 893,84 893,85 894,85 894,83 895,80 895,77 895,76 896,77 896,79 896,80 897,82 898,82 898,84 898,85 899,86 899,85 900,83 900,81 900,80 901,79 902,80 902,81 902,83 903,83 903,84 904,85 904,87 904,88 905,87 905,84 905,83 906,81 907,81 907,82 908,82 908,83 909,85 909,87 909,88 910,88 911,88 911,86 911,84 912,82 913,82 913,84 914,85 914,87 914,88 915,90 916,90 916,88 916,86 917,84 917,83 918,82 918,83 919,84 920,86 920,88 920,89 921,90 921,89 922,87 922,85 923,84 923,82 923,83 924,84 925,86 925,87 925,89 926,90 926,91 927,91 927,89 928,87 929,86 929,85 929,83 930,85 930,87 931,89 931,90 931,91 932,91 932,92 932,91 933,91 934,88 934,85 934,83 935,83 935,85 936,87 936,89 937,91 938,92 938,93 938,92 939,91 939,89 940,87 940,85 940,86 941,88 941,89 941,91 942,92 943,93 943,94 944,94 944,92 945,90 945,87 945,86 946,87 947,89 947,91 948,91 948,92 949,94 949,95 949,94 950,92 950,91 950,89 951,89 952,88 952,91 952,92 953,92 953,94 954,95 954,96 954,98 955,97 956,96 956,92 956,91 957,89 957,90 958,91 958,92 958,93 959,94 959,96 959,97 960,97 961,96 961,93 961,91 962,89 962,90 963,90 963,91 963,92 964,93 965,94 965,95 965,97 966,98 966,96 967,94 967,92 967,91 968,91 968,92 969,92 970,93 970,94 970,96 971,98 972,97 972,94 972,93 973,92 974,91 975,92 975,93 975,96 976,97 977,98 977,96 978,93 979,92 979,91 980,92 980,94 981,96 981,97 981,98 982,100 983,99 983,98 983,96 984,95 984,94 984,92 985,91 985,92 986,94 986,96 986,98 987,98 988,98 989,98 989,96 990,94 990,93 991,95 992,96 992,98 992,100 993,100 993,101 993,102 994,102 994,100 995,98 995,97 995,95 996,94 997,96 997,98 997,100 998,100 998,101 999,101 999,102 999,103 1000,101 1001,98 1001,95 1001,94 1002,94 1002,96 1002,98 1003,99 1003,101 1004,101 1004,103 1005,103 1006,101 1006,99 1006,97 1007,97 1008,98 1008,100 1008,101 1009,102 1010,103 1010,105 1011,105 1011,103 1011,100 1012,98 1013,98 1013,100 1013,101 1014,101 1015,101 1015,103 1015,105 1016,106 1016,105 1017,103 1017,101 1017,100 1018,98 1019,98 1019,100 1019,101 1020,102 1020,103 1020,105 1021,106 1021,107 1022,107 1022,104 1022,101 1023,100 1024,99 1024,100 1025,101 1025,103 1026,104 1026,105 1026,107 1027,107 1027,105 1027,103 1028,101 1029,100 1029,99 1030,101 1030,102 1031,104 1031,105 1031,107 1032,108 1033,108 1033,107 1033,106 1034,104 1034,103 1035,102 1035,103 1036,103 1036,105 1036,107 1037,108 1038,109 1038,108 1039,107 1039,105 1040,104 1040,102 1040,101 1041,101 1042,104 1042,107 1042,108 1043,108 1043,110 1044,110 1044,108 1045,107 1045,105 1045,103 1046,103 1047,105 1047,107 1047,108 1048,110 1048,111 1049,111 1049,110 1050,110 1051,108 1051,107 1051,105 1052,105 1052,106 1053,108 1053,110 1054,110 1054,112 1055,112 1056,110 1056,108 1056,107 1057,105 1057,106 1058,107 1058,109 1058,110 1059,111 1060,112 1060,114 1061,114 1061,112 1062,110 1062,108 1062,106 1063,107 1063,108 1063,110 1064,111 1065,112 1065,114 1066,116 1066,114 1067,112 1067,109 1067,107 1068,106 1069,108 1069,109 1069,110 1070,112 1070,113 1071,115 1071,116 1072,116 1072,114 1072,111 1073,110 1074,109 1074,110 1075,112 1075,113 1076,114 1076,116 1077,117 1078,116 1078,114 1078,112 1079,110 1080,110 1080,111 1081,112 1081,114 1081,116 1082,117 1083,117 1083,115 1084,114 1084,111 1085,111 1085,112 1086,113 1087,115 1087,116 1087,117 1088,119 1088,120 1089,118 1089,116 1089,114 1090,113 1090,112 1091,112 1092,114 1092,116 1092,117 1093,119 1094,119 1094,117 1094,116 1095,115 1096,114 1096,112 1096,113 1097,114 1097,116 1098,117 1098,119 1098,120 1099,121 1100,120 1101,117 1101,116 1102,114 1102,116 1103,117 1103,119 1104,121 1105,121 1106,120 1106,118 1107,116 1107,113 1108,114 1108,117 1108,119 1109,119 1110,121 1110,123 1111,121 1112,119 1112,116 1112,115 1113,116 1114,118 1114,119 1114,121 1115,122 1116,123 1116,124 1117,123 1117,120 1117,117 1118,116 1119,117 1119,119 1119,120 1120,121 1121,121 1121,123 1121,125 1122,124 1123,121 1123,120 1123,117 1124,117 1124,116 1124,119 1125,120 1125,121 1126,122 1126,125 1126,126 1127,126 1128,126 1128,125 1128,121 1129,119 1129,118 1130,119 1130,121 1130,122 1131,123 1132,125 1132,126 1132,127 1133,128 1133,126 1133,124 1134,121 1134,119 1135,119 1135,120 1136,122 1137,123 1137,125 1138,127 1138,128 1139,126 1139,125 1139,123 1140,121 1141,121 1141,123 1142,123 1142,125 1142,126 1143,128 1143,130 1144,130 1144,128 1144,127 1145,125 1146,125 1146,123 1147,123 1147,124 1148,125 1148,128 1148,129 1149,129 1150,130 1150,129 1150,128 1151,125 1151,123 1152,122 1152,123 1153,125 1153,127 1153,128 1154,129 1155,130 1155,129 1156,127 1156,126 1157,125 1157,123 1158,124 1159,126 1159,128 1159,129 1160,130 1161,130 1161,129 1162,126 1162,125 1162,124 1163,124 1164,125 1164,126 1164,129 1165,130 1166,132 1166,133 1166,132 1167,131 1168,130 1168,128 1168,125 1169,126 1169,127 1169,130 1170,132 1171,133 1171,134 1171,135 1172,135 1173,133 1173,131 1173,128 1174,126 1175,129 1175,131 1176,132 1177,134 1177,135 1177,134 1178,135 1178,133 1178,130 1179,128 1179,127 1180,128 1180,130 1180,131 1181,133 1182,133 1182,134 1183,135 1184,134 1184,130 1184,128 1185,128 1186,128 1186,130 1186,131 1187,131 1187,132 1187,134 1188,135 1188,136 1189,135 1189,134 1189,131 1190,130 1191,128 1191,129 1191,130 1192,131 1192,133 1193,135 1193,136 1193,137 1194,138 1195,137 1195,135 1195,132 1196,131 1196,132 1197,132 1197,134 1198,135 1198,137 1198,139 1199,139 1200,140 1200,138 1200,136 1201,134 1202,133 1202,132 1202,134 1203,135 1203,137 1204,139 1205,140 1205,139 1206,137 1206,135 1207,134 1207,133 1207,134 1208,133 1209,134 1209,135 1209,137 1210,139 1211,139 1211,137 1212,135 1212,134 1212,133 1213,132 1214,132 1214,134 1214,137 1215,138 1215,139 1216,140 1216,141 1216,140 1217,139 1218,137 1218,135 1218,134 1219,134 1219,135 1220,137 1220,139 1220,141 1221,142 1221,141 1222,141 1223,140 1223,138 1223,135 1224,134 1225,135 1225,138 1225,139 1226,141 1227,140 1227,141 1227,143 1228,143 1228,141 1229,139 1229,137 1229,136 1230,137 1230,140 1231,141 1232,142 1232,143 1232,144 1233,145 1233,144 1234,143 1234,141 1234,138 1235,137 1236,137 1236,139 1236,141 1237,141 1237,142 1238,143 1238,144 1238,146 1239,145 1239,143 1239,140 1240,137 1241,137 1241,138 1241,140 1242,141 1242,143 1243,144 1243,145 1244,146 1245,146 1245,144 1245,141 1246,139 1247,139 1247,141 1247,143 1248,143 1248,144 1249,146 1250,147 1250,146 1250,144 1251,142 1251,141 1252,140 1252,141 1252,142 1253,142 1254,143 1254,144 1254,146 1255,148 1256,148 1256,146 1256,144 1257,142 1257,141 1258,142 1259,143 1259,145 1259,146 1260,148 1261,149 1261,147 1261,145 1262,143 1263,142 1263,141 1264,141 1264,143 1265,145 1265,147 1265,148 1266,149 1266,148 1267,147 1268,146 1268,144 1268,143 1269,143 1269,144 1270,146 1270,147 1270,148 1271,150 1272,150 1273,149 1273,147 1273,146 1274,144 1274,143 1275,144 1275,146 1275,148 1276,149 1277,150 1277,151 1278,150 1279,147 1279,146 1279,143 1280,143 1281,144 1281,147 1281,149 1282,150 1282,152 1283,153 1283,152 1284,151 1284,148 1284,146 1285,144 1286,145 1286,146 1286,148 1287,150 1287,152 1288,151 1288,152 1289,152 1290,151 1290,148 1290,146 1291,145 1291,146 1291,148 1292,149 1292,150 1293,150 1293,151 1293,153 1294,155 1295,154 1295,152 1295,150 1296,148 1296,147 1297,147 1297,149 1297,150 1298,151 1299,152 1299,153 1299,155 1300,155 1300,153 1301,150 1301,148 1302,146 1302,147 1302,149 1303,150 1304,151 1304,152 1304,153 1305,155 1306,155 1306,152 1306,149 1307,148 1308,148 1308,149 1309,151 1309,152 1309,154 1310,155 1310,156 1311,157 1311,155 1311,154 1312,152 1313,151 1313,150 1314,152 1315,153 1315,154 1315,156 1316,157 1317,158 1317,157 1317,155 1318,153 1318,152 1318,151 1319,151 1320,152 1320,153 1320,156 1321,157 1322,158 1322,159 1322,158 1323,157 1323,153 1324,153 1324,152 1324,151 1325,152 1326,154 1326,156 1326,157 1327,159 1328,157 1328,156 1329,155 1329,153 1329,152 1330,151 1331,153 1331,155 1331,157 1332,158 1332,159 1333,159 1334,158 1335,157 1335,154 1336,153 1336,155 1336,156 1337,159 1337,160 1338,160 1338,161 1338,162 1339,161 1340,159 1340,158 1340,156 1341,153 1342,154 1342,156 1342,158 1343,159 1344,159 1344,160 1344,161 1345,161 1345,159 1345,157 1346,154 1346,153 1347,153 1347,156 1347,158 1348,159 1349,161 1349,162 1349,164 1350,164 1351,162 1351,159 1351,157 1352,157 1353,158 1353,159 1353,161 1354,162 1355,162 1355,164 1356,164 1356,161 1356,159 1357,157 1358,155 1358,156 1358,157 1359,159 1360,160 1360,162 1360,164 1361,165 1362,164 1362,162 1362,160 1363,159 1363,157 1363,158 1364,159 1364,160 1365,161 1365,162 1365,164 1366,165 1367,166 1367,162 1368,160 1368,158 1369,158 1369,159 1370,161 1371,162 1371,164 1371,165 1372,166 1372,167 1372,164 1373,162 1373,161 1374,161 1374,159 1375,161 1376,161 1376,163 1376,164 1377,166 1377,167 1378,166 1378,164 1379,163 1380,161 1380,160 1380,161 1381,161 1381,162 1381,163 1382,166 1382,167 1383,168 1384,166 1385,164 1385,163 1385,162 1386,161 1387,164 1387,166 1387,168 1388,168 1388,170 1389,170 1390,168 1390,166 1390,164 1391,162 1392,164 1392,166 1392,167 1393,168 1394,170 1394,169 1394,170 1395,168 1395,167 1396,166 1396,163 1396,161 1397,161 1397,163 1397,166 1398,167 1399,168 1400,170 1401,169 1401,166 1401,165 1402,164 1403,164 1403,165 1403,167 1404,169 1405,170 1405,171 1405,172 1406,171 1406,170 1406,168 1407,164 1408,162 1408,164 1409,166 1409,168 1410,168 1410,170 1410,171 1411,173 1412,172 1412,171 1412,167 1413,165 1413,164 1414,166 1414,168 1414,169 1415,171 1415,173 1416,174 1417,175 1417,174 1417,171 1418,170 1418,168 1419,167 1419,169 1420,170 1421,170 1421,171 1422,173 1423,172 1423,170 1423,168 1424,166 1425,168 1426,168 1426,169 1426,171 1427,173 1427,175 1428,175 1428,173 1429,171 1430,170 1431,170 1431,171 1432,173 1432,175 1432,176 1433,177 1433,175 1434,173 1435,171 1435,170 1435,168 1436,168 1437,170 1437,171 1437,173 1438,174 1439,175 1439,174 1439,173 1440,172 1440,171 1440,170 1441,168 1441,169 1442,170 1442,172 1442,173 1443,175 1444,176 1444,177 1445,177 1445,176 1446,173 1446,172 1446,171 1447,170 1448,171 1448,173 1448,175 1449,176 1449,177 1450,178 1450,177 1451,177 1451,174 1451,172 1452,170 1453,170 1453,171 1453,173 1454,175 1454,176 1455,177 1455,178 1455,179 1456,178 1457,177 1457,175 1457,172 1458,171 1458,173 1459,175 1459,177 1460,178 1460,179 1461,179 1462,179 1462,178 1462,175 1463,173 1463,171 1464,173 1464,175 1464,176 1465,177 1466,177 1466,179 1467,180 1467,178 1468,176 1468,174 1469,173 1469,175 1470,176 1471,177 1471,178 1471,180 1472,181 1472,182 1473,181 1473,180 1473,177 1474,175 1475,173 1475,175 1475,176 1476,177 1476,178 1476,179 1477,180 1477,182 1478,182 1478,179 1479,176 1480,175 1481,175 1481,178 1482,179 1482,180 1483,182 1484,184 1484,182 1484,180 1485,179 1485,177 1485,176 1486,177 1486,179 1487,179 1487,180 1488,182 1489,183 1489,182 1490,180 1490,179 1491,178 1491,176 1491,177 1492,176 1493,177 1493,179 1493,182 1494,182 1494,183 1494,184 1495,184 1495,182 1496,179 1496,178 1497,177 1498,179 1498,180 1498,182 1499,184 1499,185 1500,186 1500,184 1501,182 1502,181 1502,180 1502,178 1503,177 1503,179 1503,180 1504,182 1504,184 1505,184 1506,184 1507,183 1507,181 1507,179 1508,178 1509,180 1509,181 1509,183 1510,184 1511,185 1511,186 1512,186 1512,185 1512,182 1513,181 1513,179 1514,178 1514,179 1514,182 1515,183 1516,184 1516,185 1517,186 1518,184 1518,182 1518,179 1519,177 1520,179 1520,181 1520,182 1521,184 1521,186 1522,188 1522,187 1523,188 1523,186 1523,184 1524,182 1525,181 1525,182 1526,184 1526,186 1527,186 1527,187 1528,189 1529,189 1529,186 1529,184 1530,182 1530,181 1530,182 1531,184 1531,185 1532,184 1532,186 1532,187 1533,189 1534,189 1534,188 1534,187 1535,184 1535,183 1536,181 1536,182 1536,184 1537,184 1538,185 1538,187 1538,188 1539,189 1539,190 1540,187 1540,185 1541,183 1541,184 1542,184 1543,185 1543,186 1543,188 1544,190 1544,191 1545,191 1545,189 1545,187 1546,186 1546,184 1547,183 1548,185 1548,186 1548,187 1549,189 1549,191 1550,191 1551,190 1552,187 1552,186 1553,186 1554,187 1554,188 1554,190 1555,191 1556,191 1557,189 1557,187 1557,186 1558,185 1558,183 1559,184 1559,186 1559,189 1560,190 1561,191 1561,192 1561,193 1562,193 1562,190 1563,189 1563,187 1563,185 1564,186 1564,187 1564,189 1565,190 1566,191 1566,193 1567,193 1567,192 1568,191 1568,189 1568,187 1569,186 1570,186 1570,187 1570,189 1571,191 1571,192 1572,191 1572,193 1573,194 1573,193 1573,190 1574,189 1575,187 1575,188 1575,189 1576,191 1576,193 1577,193 1577,194 1577,195 1578,196 1579,196 1579,194 1579,192 1580,189 1580,187 1581,187 1581,189 1581,191 1582,191 1582,192 1582,193 1583,195 1584,195 1584,194 1584,193 1585,189 1585,187 1586,186 1586,187 1586,189 1587,191 1588,193 1588,194 1588,195 1589,196 1589,197 1590,196 1590,195 1590,192 1591,191 1591,190 1591,191 1592,193 1593,194 1593,195 1594,196 1594,198 1595,199 1595,198 1595,196 1596,193 1597,192 1597,191 1598,193 1599,194 1599,195 1599,197 1600,198 1601,196 1602,194 1602,191 1603,191 1603,192 1604,193 1604,195 1604,197 1605,198 1606,200 1606,198 1607,196 1607,195 1608,193 1608,192 1609,193 1609,195 1609,196 1610,198 1611,199 1611,200 1611,199 1612,198 1612,196 1613,195 1613,194 1613,192 1614,192 1615,193 1615,195 1615,196 1616,198 1616,199 1617,199 1618,198 1618,196 1618,194 1619,193 1620,193 1620,194 1620,195 1621,197 1621,199 1622,200 1623,200 1624,199 1624,197 1624,195 1625,193 1625,192 1625,194 1626,196 1626,198 1627,198 1627,200 1627,201 1628,202 1629,201 1629,200 1629,198 1630,195 1630,194 1631,195 1631,196 1631,197 1632,199 1633,200 1634,201 1634,200 1634,199 1635,196 1635,195 1636,193 1636,195 1636,196 1637,198 1638,199 1638,200 1639,202 1639,203 1640,203 1640,200 1640,199 1641,197 1642,196 1642,198 1643,199 1643,200 1643,201 1644,202 1644,204 1645,204 1645,202 1646,199 1647,196 1647,195 1647,196 1648,198 1649,200 1649,201 1649,202 1650,204 1651,205 1651,204 1651,200 1652,198 1652,197 1653,197 1653,198 1654,200 1654,202 1654,204 1655,204 1656,205 1656,206 1656,205 1657,203 1657,201 1658,200 1658,199 1659,200 1660,201 1660,202 1661,204 1661,205 1662,204 1662,203 1663,201 1663,200 1663,198 1664,198 1665,198 1665,199 1665,202 1666,204 1666,205 1667,205 1667,207 1667,206 1668,205 1669,202 1669,201 1669,200 1670,200 1670,203 1671,204 1671,205 1672,207 1673,205 1674,204 1674,203 1674,201 1675,199 1676,200 1676,202 1676,204 1677,205 1678,206 1678,205 1678,206 1679,206 1679,205 1679,204 1680,201 1681,201 1681,202 1681,204 1682,205 1683,207 1683,208 1684,209 1685,207 1685,205 1685,204 1686,201 1687,200 1687,202 1687,204 1688,205 1688,206 1688,207 1689,207 1689,209 1690,209 1690,207 1690,204 1691,201 1692,200 1692,202 1693,204 1693,205 1694,206 1694,207 1694,209 1695,209 1695,207 1696,205 1697,203 1697,202 1698,204 1698,205 1699,207 1699,208 1700,209 1701,210 1701,207 1702,205 1702,203 1703,202 1703,203 1703,204 1704,205 1704,206 1705,207 1706,210 1706,211 1706,209 1707,208 1707,206 1708,205 1708,203 1708,204 1709,205 1710,206 1710,207 1710,209 1711,211 1711,212 1712,213 1712,209 1713,206 1713,205 1714,205 1715,205 1715,207 1716,209 1716,211 1717,211 1717,209 1718,207 1719,205 1719,204 1720,204 1720,205 1721,207 1721,209 1722,211 1722,213 1722,212 1723,211 1724,210 1724,208 1724,207 1725,205 1725,206 1726,206 1726,207 1726,209 1727,211 1728,212 1729,211 1729,210 1730,209 1730,207 1730,205 1731,204 1731,205 1731,207 1732,210 1733,211 1733,212 1733,213 1734,214 1735,211 1735,210 1735,209 1736,206 1737,207 1737,209 1737,210 1738,212 1738,213 1739,214 1740,214 1740,213 1740,211 1741,209 1742,207 1742,209 1743,211 1743,212 1744,213 1744,212 1744,213 1745,213 1746,213 1746,212 1746,209 1747,207 1747,206 1748,207 1748,210 1749,211 1749,213 1750,214 1751,215 1751,214 1751,213 1752,211 1752,209 1753,207 1753,209 1754,211 1755,212 1755,213 1756,214 1756,216 1757,215 1757,213 1757,210 1758,207 1758,208 1759,209 1760,210 1760,213 1761,215 1762,216 1762,214 1763,211 1764,210 1764,209 1765,211 1765,213 1766,213 1766,214 1767,216 1767,217 1767,216 1768,213 1769,211 1769,210 1769,209 1770,210 1770,211 1771,211 1771,213 1772,215 1773,216 1774,214 1774,213 1775,211 1775,210 1775,211 1776,211 1776,213 1776,214 1777,216 1778,217 1778,218 1778,220 1779,218 1779,215 1780,213 1780,212 1780,211 1781,211 1782,211 1782,213 1782,214 1783,216 1783,217 1784,218 1784,217 1784,216 1785,214 1785,212 1786,211 1787,211 1787,213 1787,214 1788,215 1788,217 1789,218 1789,219 1790,219 1791,218 1791,215 1791,214 1792,213 1792,212 1792,213 1793,214 1793,216 1794,218 1795,219 1796,219 1796,218 1796,215 1797,213 1797,211 1798,210 1798,212 1798,214 1799,216 1800,216 1800,218 1800,219 1801,220 1801,218 1802,216 1802,213 1803,212 1803,213 1803,215 1804,216 1805,218 1805,219 1805,220 1806,220 1807,221 1807,219 1807,216 1808,214 1809,213 1809,214 1809,216 1810,217 1810,218 1811,219 1811,220 1812,222 1812,220 1813,218 1814,216 1814,215 1814,214 1815,216 1815,218 1816,218 1816,220 1816,221 1817,222 1818,222 1818,220 1819,216 1819,214 1819,213 1820,214 1820,215 1821,216 1821,218 1821,219 1822,221 1823,222 1823,223 1823,222 1824,219 1824,216 1825,216 1826,217 1827,219 1827,220 1827,222 1828,222 1828,224 1829,223 1829,221 1830,219 1830,217 1830,216 1831,216 1832,218 1832,219 1833,220 1833,222 1834,223 1834,222 1835,220 1836,218 1836,217 1836,216 1837,216 1837,217 1838,219 1838,221 1839,223 1839,224 1840,223 1841,222 1841,219 1841,218 1842,217 1842,216 1843,218 1843,220 1843,222 1844,223 1845,225 1846,224 1846,222 1846,221 1847,219 1847,218 1848,217 1848,218 1848,220 1849,222 1850,223 1850,224 1850,223 1851,223 1851,224 1852,223 1852,221 1852,219 1853,218 1853,220 1854,221 1855,223 1855,224 1856,225 1856,226 1857,226 1857,225 1857,222 1858,220 1859,218 1859,219 1860,222 1860,223 1861,224 1861,225 1862,227 1862,225 1863,222 1864,219 1864,218 1865,220 1865,222 1866,223 1866,224 1866,225 1867,227 1868,227 1868,225 1869,222 1869,220 1870,220 1870,222 1871,223 1871,225 1872,225 1873,226 1873,228 1873,227 1874,225 1874,222 1875,221 1875,220 1876,222 1877,223 1878,225 1878,227 1879,228 1879,227 1879,225 1880,223 1880,222 1880,220 1881,221 1882,222 1882,223 1882,224 1883,226 1883,227 1884,229 1885,226 1886,223 1886,222 1887,222 1888,223 1888,224 1888,226 1889,228 1889,229 1890,227 1891,225 1891,223 1892,222 1893,223 1893,224 1893,226 1894,227 1895,229 1896,228 1896,227 1897,225 1897,223 1897,222 1898,223 1898,224 1899,225 1900,228 1900,229 1901,229 1902,227 1902,226 1902,224 1903,223 1904,222 1904,224 1905,227 1905,228 1906,229 1906,230 1907,230 1907,228 1907,227 1908,225 1909,223 1909,225 1910,227 1910,229 1911,231 1911,232 1912,232 1913,231 1913,230 1913,228 1914,226 1914,224 1915,224 1915,226 1915,228 1916,229 1916,230 1917,231 1918,231 1918,232 1918,231 1919,227 1919,226 1920,225 1920,226 1921,229 1922,229 1922,230 1922,231 1923,232 1923,233 1924,232 1924,229 1925,227 1925,225 1926,227 1927,229 1927,230 1928,231 1928,232 1929,233 1929,232 1929,231 1930,227 1931,224 1931,223 1931,225 1932,226 1932,227 1933,229 1933,230 1933,232 1934,232 1934,233 1935,231 1936,228 1936,227 1937,227 1937,228 1938,230 1938,231 1939,232 1940,234 1940,235 1940,234 1941,232 1941,229 1942,228 1942,227 1943,229 1944,231 1945,233 1945,234 1946,234 1946,232 1947,230 1947,227 1948,227 1949,228 1949,229 1949,231 1950,232 1950,234 1951,235 1951,236 1951,234 1952,232 1952,230 1952,229 1953,228 1954,227 1954,228 1954,229 1955,231 1955,233 1956,234 1956,235 1956,234 1957,233 1958,232 1958,231 1958,229 1959,227 1959,228 1960,229 1960,231 1960,232 1961,234 1961,235 1961,236 1962,236 1963,236 1963,234 1963,232 1964,231 1964,230 1965,229 1965,230 1965,231 1966,234 1967,235 1967,236 1968,236 1968,235 1969,232 1969,231 1970,228 1970,227 1970,229 1971,232 1972,233 1972,234 1972,235 1973,236 1973,237 1974,236 1974,234 1974,232 1975,230 1976,229 1976,230 1976,231 1977,233 1977,234 1977,236 1978,236 1979,237 1979,236 1980,232 1981,231 1981,229 1982,231 1982,233 1983,234 1984,236 1985,237 1985,236 1985,234 1986,233 1986,231 1987,230 1987,232 1988,234 1988,236 1989,237 1990,238 1990,239 1991,237 1991,234 1992,231 1993,232 1994,234 1994,236 1995,237 1995,239 1996,238 1996,235 1997,232 1997,231 1998,232 1999,232 1999,234 1999,235 2000,237 2001,239 2001,240 2001,238 2002,236 2003,234 2003,233 2003,232 2004,233 2004,234 2005,236 2006,238 2006,240 2007,239 2008,237 2008,235 2008,234 2009,233 2010,233 2010,234 2010,236 2011,238 2012,240 2012,241 2013,240 2013,239 2013,236 2014,235 2014,234 2015,233 2015,234 2015,236 2016,238 2017,240 2017,241 2017,242 2018,241 2018,240 2019,239 2019,237 2019,236 2020,234 2020,235 2021,237 2022,239 2022,240 2022,241 2023,240 2024,240 2024,239 2024,237 2025,234 2026,234 2026,233 2026,235 2027,236 2027,238 2028,239 2028,240 2029,241 2029,239 2030,237 2031,236 2031,233 2031,232 2032,234 2032,236 2033,238 2033,239 2033,240 2034,241 2035,241 2035,240 2036,238 2036,234 2037,232 2037,234 2037,236 2038,238 2038,239 2038,241 2039,241 2040,243 2041,241 2041,238 2042,236 2043,238 2044,239 2044,241 2045,241 2045,242 2046,244 2046,243 2046,241 2047,238 2047,236 2048,237 2049,238 2049,239 2050,240 2050,241 2051,243 2051,244 2051,242 2052,241 2053,239 2053,238 2053,236 2054,237 2054,238 2055,239 2055,240 2055,242 2056,243 2056,244 2056,245 2057,244 2058,241 2058,238 2058,237 2059,236 2059,237 2060,238 2060,239 2060,240 2061,242 2062,243 2062,244 2062,245 2063,242 2063,240 2064,238 2064,237 2065,236 2065,238 2065,240 2066,241 2067,242 2067,244 2067,245 2068,245 2068,244 2069,243 2069,241 2069,240 2070,238 2071,238 2071,239 2071,240 2072,241 2072,243 2073,244 2073,245 2074,244 2074,243 2074,241 2075,240 2076,238 2076,237 2076,238 2077,240 2077,242 2078,243 2078,244 2078,245 2079,245 2080,245 2080,243 2080,241 2081,240 2081,238 2082,238 2082,240 2082,241 2083,243 2083,245 2083,246 2084,245 2085,246 2085,245 2085,244 2086,242 2086,240 2087,238 2087,239 2087,240 2088,243 2089,244 2089,245 2090,245 2090,246 2091,247 2091,245 2091,242 2092,241 2092,240 2092,241 2093,241 2094,243 2094,245 2095,247 2095,248 2096,249 2096,248 2096,247 2097,245 2098,241 2098,240 2099,242 2099,243 2100,244 2100,245 2101,247 2101,248 2101,247 2102,245 2103,241 2103,239 2103,238 2104,240 2104,241 2105,242 2105,244 2105,245 2106,247 2107,247 2107,249 2108,246 2108,243 2109,243 2109,241 2109,242 2110,243 2110,245 2111,246 2112,247 2112,249 2112,250 2113,249 2113,247 2114,245 2114,243 2114,242 2115,242 2116,243 2116,244 2117,246 2117,248 2117,249 2118,249 2119,247 2119,245 2119,243 2120,243 2121,243 2121,245 2122,247 2122,248 2123,249 2123,250 2124,249 2125,247 2125,244 2125,243 2126,242 2126,241 2126,242 2127,244 2127,246 2128,247 2128,249 2129,249 2130,247 2130,245 2131,243 2131,241 2132,242 2132,244 2132,245 2133,246 2134,249 2134,250 2135,250 2135,249 2136,247 2136,245 2137,243 2138,245 2139,247 2139,249 2139,250 2140,250 2141,250 2141,249 2141,247 2142,245 2143,243 2143,242 2143,244 2144,247 2144,249 2145,250 2145,251 2146,252 2146,251 2146,250 2147,249 2148,246 2148,244 2148,245 2149,247 2149,249 2150,250 2150,251 2151,251 2152,252 2152,251 2153,248 2153,246 2153,244 2154,245 2154,247 2155,248 2155,249 2156,250 2157,251 2157,253 2157,252 2158,250 2158,248 2159,246 2159,245 2160,247 2161,249 2161,250 2162,252 2162,253 2162,254 2163,254 2163,252 2164,249 2164,247 2164,245 2165,246 2166,248 2166,249 2166,250 2167,250 2167,252 2168,254 2169,250 2170,248 2170,247 2170,246 2171,247 2171,249 2172,250 2172,252 2173,253 2173,255 2173,256 2174,254 2175,252 2175,250 2175,249 2176,248 2177,249 2177,250 2177,251 2178,252 2179,254 2179,255 2180,254 2180,252 2180,250 2181,249 2181,248 2182,247 2182,249 2183,250 2184,252 2184,254 2185,255 2185,254 2186,253 2186,250 2186,249 2187,249 2188,248 2188,249 2188,250 2189,252 2189,254 2189,255 2190,256 2191,254 2191,252 2191,251 2192,250 2193,248 2193,249 2194,250 2194,252 2195,254 2195,255 2195,254 2196,254 2197,252 2198,249 2199,250 2199,251 2200,253 2200,254 2200,255 2201,256 2202,257 2202,255 2203,252 2203,251 2204,249 2204,250 2205,252 2205,254 2206,255 2207,256 2207,257 2208,255 2208,252 2209,249 2209,248 2209,249 2210,250 2211,252 2211,253 2211,255 2212,256 2212,257 2213,257 2213,255 2214,252 2214,250 2215,250 2216,252 2216,254 2216,255 2217,255 2217,256 2218,256 2218,258 2219,256 2220,252 2220,250 2221,250 2221,252 2222,253 2222,254 2223,256 2223,258 2223,259 2224,257 2225,256 2225,254 2225,252 2226,250 2226,251 2227,252 2227,254 2227,255 2228,256 2229,258 2229,259 2230,259 2230,256 2231,254 2231,252 2231,251 2232,252 2232,253 2233,254 2234,256 2234,258 2234,259 2235,259 2235,257 2236,255 2236,253 2236,252 2237,252 2238,251 2238,253 2238,254 2239,256 2239,257 2240,258 2240,259 2241,258 2241,257 2241,256 2242,254 2243,252 2243,253 2244,254 2244,256 2245,258 2245,259 2246,259 2247,258 2247,256 2248,254 2248,252 2249,251 2249,252 2249,254 2250,256 2250,258 2251,260 2252,260 2252,258 2253,256 2253,254 2254,252 2254,254 2255,256 2256,258 2256,259 2256,261 2257,260 2257,261 2258,259 2258,257 2259,254 2259,253 2260,254 2261,257 2261,258 2261,259 2262,258 2262,259 2263,260 2263,259 2264,256 2265,255 2265,254 2266,254 2266,257 2267,259 2267,260 2268,261 2268,262 2268,261 2269,260 2270,258 2270,256 2270,254 2271,254 2271,256 2272,258 2272,259 2273,260 2274,261 2274,263 2274,262 2275,260 2275,256 2275,254 2276,253 2276,254 2277,256 2277,257 2277,259 2278,259 2279,261 2279,263 2280,263 2280,260 2281,258 2281,256 2282,256 2283,258 2283,259 2284,260 2284,261 2284,263 2285,264 2285,263 2286,260 2286,258 2286,257 2287,256 2288,256 2288,257 2288,258 2289,258 2289,260 2290,262 2290,263 2291,263 2292,261 2292,259 2292,257 2293,256 2293,257 2294,259 2294,260 2295,262 2295,263 2295,265 2296,265 2297,263 2297,261 2297,259 2298,258 2298,257 2299,257 2299,258 2299,259 2300,261 2301,262 2301,263 2301,264 2302,263 2302,262 2302,261 2303,259 2303,258 2304,256 2304,257 2304,258 2305,260 2306,261 2306,263 2306,264 2307,264 2307,265 2308,264 2308,263 2308,261 2309,259 2310,258 2310,257 2310,258 2311,259 2311,261 2311,263 2312,263 2312,264 2313,265 2313,264 2313,263 2314,261 2315,259 2315,256 2316,258 2316,260 2317,262 2317,263 2317,264 2318,265 2319,266 2319,265 2319,263 2320,261 2320,259 2320,258 2321,258 2321,259 2322,261 2322,263 2322,265 2323,265 2324,265 2324,266 2325,264 2325,261 2326,259 2326,258 2326,259 2327,260 2328,262 2328,263 2329,263 2329,265 2329,266 2330,266 2330,263 2331,261 2331,260 2331,259 2332,259 2333,261 2333,262 2333,263 2334,264 2334,265 2335,267 2335,268 2335,267 2336,265 2337,262 2337,259 2338,259 2338,261 2338,262 2339,263 2339,264 2340,265 2340,267 2341,267 2342,263 2342,261 2342,259 2343,259 2344,260 2344,262 2344,263 2345,265 2346,266 2346,267 2346,268 2347,267 2347,265 2347,263 2348,261 2348,260 2349,261 2349,262 2349,263 2350,263 2351,265 2351,267 2351,268 2352,268 2352,267 2353,265 2353,263 2353,262 2354,261 2355,260 2355,261 2356,263 2356,265 2356,267 2357,267 2357,268 2358,267 2358,266 2358,263 2359,262 2360,261 2361,263 2361,265 2362,267 2362,268 2362,269 2363,268 2364,267 2364,265 2365,263 2365,261 2365,260 2366,261 2366,263 2367,265 2367,267 2367,268 2368,267 2369,267 2370,265 2370,262 2371,261 2371,263 2372,264 2372,266 2372,267 2373,268 2374,268 2374,269 2375,268 2375,266 2376,264 2376,262 2376,261 2377,263 2378,265 2378,267 2379,268 2379,269 2380,270 2380,268 2381,266 2381,262 2381,261 2382,261 2383,264 2383,265 2383,266 2384,268 2385,270 2386,268 2387,265 2387,264 2387,263 2388,263 2388,265 2389,267 2389,268 2390,268 2390,270 2390,271 2391,270 2392,268 2392,266 2392,264 2393,263 2393,264 2394,265 2394,266 2395,267 2396,268 2396,270 2396,271 2397,270 2397,268 2398,266 2398,265 2398,263 2399,264 2399,266 2400,267 2401,269 2401,270 2401,272 2402,272 2403,269 2403,267 2403,265 2404,264 2405,265 2405,266 2406,268 2406,269 2407,270 2407,272 2408,270 2408,268 2408,266 2409,265 2410,265 2410,264 2410,266 2411,267 2411,268 2412,269 2412,271 2412,272 2413,272 2414,271 2414,270 2414,268 2415,267 2415,266 2416,266 2416,267 2417,268 2417,270 2417,272 2418,272 2419,272 2419,270 2420,268 2420,267 2421,265 2421,264 2421,265 2422,267 2423,269 2423,271 2424,272 2424,273 2425,270 2425,269 2426,268 2426,265 2427,267 2428,269 2428,270 2428,272 2429,273 2430,273 2430,272 2431,270 2432,267 2432,265 2433,267 2433,269 2433,270 2434,271 2435,272 2435,273 2436,272 2437,269 2437,268 2437,266 2438,267 2439,270 2439,271 2439,272 2440,272 2441,274 2441,275 2441,274 2442,273 2442,271 2442,268 2443,267 2444,268 2444,270 2444,271 2445,272 2446,273 2446,274 2446,275 2447,275 2447,273 2448,269 2448,267 2448,266 2449,267 2450,269 2450,270 2450,272 2451,272 2451,274 2452,276 2452,275 2453,272 2453,270 2453,269 2454,268 2455,268 2455,270 2455,272 2456,272 2457,274 2457,275 2457,276 2458,275 2459,272 2459,270 2459,269 2460,268 2460,270 2461,270 2462,272 2462,274 2462,276 2463,276 2464,276 2464,274 2464,272 2465,269 2466,269 2466,270 2466,271 2467,273 2468,274 2468,276 2468,277 2469,277 2469,276 2469,273 2470,271 2470,270 2471,270 2471,269 2471,270 2472,271 2473,273 2473,275 2473,276 2474,276 2475,274 2475,273 2475,272 2476,270 2477,269 2477,270 2478,272 2478,273 2478,275 2479,276 2480,277 2480,276 2481,273 2482,272 2482,270 2483,270 2483,272 2484,274 2484,276 2485,276 2486,277 2486,276 2487,274 2487,272 2487,268 2488,268 2488,270 2489,273 2489,275 2490,276 2491,277 2491,279 2491,277 2492,276 2492,274 2493,272 2493,270 2493,271 2494,273 2495,274 2495,276 2495,277 2496,277 2496,278 2497,278 2497,277 2498,274 2498,272 2498,270 2499,271 2500,273 2500,274 2500,276 2501,275 2501,276 2502,277 2502,279 2502,278 2503,276 2504,274 2504,272 2505,271 2505,273 2505,275 2506,275 2506,276 2507,277 2507,279 2507,280 2508,279 2509,278 2509,274 2509,272 2510,271 2510,272 2511,274 2511,276 2512,276 2513,278 2513,279 2513,280 2514,279 2514,276 2514,273 2515,272 2516,272 2516,273 2516,275 2517,276 2518,278 2518,279 2519,281 2519,279 2520,277 2520,276 2520,274 2521,273 2522,274 2522,275 2522,276 2523,276 2523,277 2523,279 2524,281 2525,279 2525,277 2525,276 2526,274 2527,273 2528,274 2528,276 2529,278 2529,279 2529,280 2530,281 2531,280 2531,279 2531,276 2532,275 2532,274 2532,273 2533,274 2533,276 2534,277 2534,279 2534,280 2535,281 2536,281 2536,280 2536,278 2537,277 2537,276 2538,274 2538,273 2538,274 2539,276 2539,278 2539,279 2540,280 2541,279 2542,279 2542,277 2543,274 2544,276 2545,276 2545,279 2545,280 2546,280 2546,281 2547,282 2547,280 2548,278 2548,276 2548,274 2549,274 2550,275 2550,277 2550,279 2551,279 2551,280 2552,281 2552,282 2553,280 2554,278 2554,275 2554,273 2555,274 2555,276 2556,278 2556,279 2556,280 2557,281 2557,283 2558,283 2559,281 2559,277 2559,276 2560,275 2560,276 2561,277 2561,279 2561,281 2562,281 2563,281 2563,282 2563,283 2564,283 2564,281 2565,278 2565,276 2566,276 2566,277 2566,279 2567,279 2568,279 2568,281 2568,283 2569,284 2569,282 2570,281 2570,279 2570,277 2571,276 2572,277 2572,279 2573,280 2573,281 2574,283 2574,284 2574,285 2575,285 2575,281 2575,279 2576,277 2577,277 2578,279 2578,280 2579,282 2579,283 2579,284 2580,285 2581,283 2581,280 2581,279 2582,277 2583,276 2583,278 2583,279 2584,281 2584,282 2584,283 2585,285 2586,285 2586,284 2586,283 2587,281 2587,279 2588,278 2588,279 2588,278 2589,279 2590,281 2590,283 2590,284 2591,285 2592,284 2592,283 2592,281 2593,279 2593,277 2593,276 2594,277 2595,279 2595,281 2595,283 2596,283 2596,285 2597,285 2597,283 2598,281 2599,280 2599,277 2599,278 2600,279 2600,281 2600,283 2601,285 2602,285 2602,286 2602,285 2603,284 2604,282 2604,279 2604,277 2605,278 2605,279 2606,282 2606,283 2606,284 2607,283 2608,284 2608,285 2609,284 2609,281 2609,279 2610,279 2611,279 2611,282 2611,283 2612,284 2613,285 2613,286 2613,287 2614,286 2614,285 2615,283 2615,280 2615,279 2616,278 2617,281 2617,283 2618,284 2618,285 2618,286 2619,288 2619,286 2620,285 2620,281 2620,279 2621,278 2622,279 2622,281 2622,282 2623,283 2623,285 2624,286 2624,287 2624,288 2625,287 2626,285 2626,283 2626,281 2627,280 2627,281 2627,282 2628,283 2628,284 2629,285 2629,287 2630,288 2631,286 2631,285 2631,283 2632,281 2633,281 2633,282 2634,283 2635,285 2635,286 2635,288 2636,287 2636,285 2637,284 2637,281 2638,281 2638,282 2639,283 2640,285 2640,286 2640,288 2641,289 2641,290 2642,288 2642,286 2642,283 2643,283 2644,282 2644,281 2644,282 2645,283 2645,285 2645,287 2646,288 2647,288 2647,286 2647,285 2648,284 2649,283 2649,281 2650,283 2650,285 2651,285 2651,287 2651,288 2652,288 2653,289 2653,287 2654,285 2654,284 2654,283 2655,282 2655,283 2656,284 2656,286 2656,288 2657,288 2658,288 2658,289 2659,288 2659,285 2660,283 2660,281 2660,280 2661,282 2662,285 2662,286 2662,287 2663,288 2663,289 2663,290 2664,289 2664,288 2665,286 2665,283 2665,282 2666,283 2667,284 2667,286 2667,288 2668,289 2668,288 2669,289 2669,290 2670,288 2671,286 2671,283 2671,282 2672,283 2672,285 2672,286 2673,287 2674,287 2674,289 2674,291 2675,290 2676,288 2676,286 2676,285 2677,284 2677,283 2678,285 2678,286 2678,287 2679,288 2680,290 2680,291 2680,292 2681,291 2681,290 2681,286 2682,285 2682,283 2683,284 2683,286 2684,287 2685,288 2685,290 2685,292 2686,292 2686,291 2687,288 2687,285 2687,284 2688,284 2689,285 2689,287 2690,288 2690,290 2691,292 2692,291 2692,290 2692,288 2693,286 2694,285 2694,286 2694,287 2695,287 2695,288 2696,289 2696,292 2696,293 2697,292 2697,291 2697,290 2698,288 2699,286 2699,285 2700,285 2700,286 2701,288 2701,290 2701,292 2702,292 2703,293 2703,292 2703,291 2704,288 2704,287 2705,286 2705,285 2705,286 2706,288 2706,290 2706,292 2707,293 2708,294 2708,293 2708,292 2709,290 2709,289 2710,288 2710,286 2710,285 2711,286 2712,288 2712,290 2712,292 2713,292 2714,292 2714,291 2715,289 2715,286 2716,286 2717,288 2717,290 2718,292 2719,293 2719,294 2719,293 2720,292 2721,290 2721,288 2721,286 2722,286 2722,287 2723,290 2723,291 2723,292 2724,292 2724,293 2724,294 2725,294 2726,292 2726,290 2726,286 2727,285 2727,286 2728,288 2728,290 2729,292 2730,293 2730,294 2731,295 2731,293 2732,290 2732,288 2732,287 2733,288 2733,290 2733,291 2734,293 2735,293 2735,294 2736,295 2737,293 2737,290 2737,288 2738,288 2739,288 2739,289 2739,290 2740,291 2740,292 2741,293 2741,295 2741,296 2742,294 2742,293 2742,291 2743,290 2744,288 2744,289 2744,290 2745,290 2745,292 2746,293 2746,295 2746,296 2748,297 2749,296 2749,293 2749,291 2750,289 2750,288 2751,289 2751,290 2752,292 2752,293 2752,295 2753,296 2754,296 2754,295 2754,292 2755,290 2756,289 2756,288 2756,290 2757,292 2758,293 2758,295 2759,297 2759,296 2760,296 2760,295 2760,292 2761,291 2761,290 2762,290 2763,292 2763,293 2763,295 2764,296 2765,297 2765,296 2765,295 2766,293 2767,291 2767,290 2767,288 2768,289 2768,291 2769,293 2769,295 2770,297 2771,295 2772,293 2772,292 2772,290 2773,290 2773,291 2774,293 2774,295 2774,296 2775,297 2776,297 2777,295 2777,293 2778,292 2778,290 2779,292 2779,293 2779,295 2780,296 2781,295 2781,296 2781,297 2782,297 2782,296 2783,293 2783,292 2783,290 2784,291 2785,292 2785,294 2785,295 2786,296 2786,297 2786,298 2787,299 2788,297 2788,295 2788,292 2789,290 2790,290 2790,293 2790,294 2791,295 2792,297 2792,298 2792,299 2793,299 2794,297 2794,293 2794,291 2795,290 2795,291 2795,293 2796,293 2796,295 2797,296 2797,298 2798,300 2799,299 2799,297 2799,294 2800,293 2800,292 2801,292 2801,294 2801,295 2802,296 2803,297 2803,299 2804,300 2804,299 2804,297 2805,295 2805,293 2806,293 2807,293 2808,295 2808,296 2808,299 2809,300 2809,299 2810,299 2810,297 2810,296 2811,293 2812,293 2813,295 2813,297 2813,298 2814,299 2814,301 2815,301 2815,299 2815,297 2816,295 2817,294 2817,293 2818,293 2818,295 2819,297 2819,299 2820,300 2821,299 2821,298 2821,297 2822,296 2822,294 2822,293 2823,293 2823,294 2824,296 2824,297 2824,299 2825,300 2826,301 2827,299 2827,297 2828,295 2828,293 2829,294 2830,295 2830,298 2830,299 2831,300 2831,301 2832,301 2832,299 2833,297 2833,295 2833,292 2834,292 2835,294 2835,296 2835,298 2836,299 2836,300 2837,301 2837,302 2837,301 2838,300 2839,298 2839,295 2839,294 2840,295 2840,296 2840,298 2841,300 2841,301 2842,301 2842,302 2843,302 2844,301 2844,297 2844,295 2845,294 2845,295 2846,297 2846,298 2846,299 2847,299 2847,301 2848,302 2849,302 2849,300 2849,298 2850,296 2850,295 2851,295 2851,297 2851,299 2852,299 2853,301 2853,302 2853,303 2854,304 2854,303 2855,302 2855,299 2855,296 2856,295 2856,297 2857,298 2858,299 2858,301 2858,302 2859,303 2859,304 2860,303 2860,300 2860,297 2861,296 2862,295 2862,296 2862,297 2863,299 2863,300 2864,301 2864,302 2864,304 2865,304 2865,302 2865,301 2866,299 2867,298 2867,297 2868,299 2869,300 2869,301 2869,303 2870,304 2871,304 2871,303 2871,301 2872,299 2872,298 2873,297 2874,297 2874,299 2874,302 2875,303 2876,303 2876,304 2877,302 2877,299 2878,298 2878,297 2879,298 2880,300 2880,301 2880,302 2881,304 2881,305 2882,304 2882,302 2883,301 2883,299 2883,297 2884,297 2885,298 2885,300 2885,302 2886,303 2886,304 2887,303 2888,302 2889,301 2889,298 2889,297 2890,297 2890,299 2891,300 2891,302 2891,304 2892,304 2892,306 2893,305 2894,304 2894,302 2894,300 2895,298 2895,297 2896,299 2896,301 2896,302 2897,303 2898,304 2898,305 2898,306 2899,306 2899,304 2900,301 2900,298 2900,297 2901,297 2901,299 2901,301 2902,302 2903,303 2903,304 2903,306 2904,306 2905,304 2905,301 2905,299 2906,298 2907,299 2907,301 2907,302 2908,304 2909,304 2909,305 2909,307 2910,306 2910,304 2910,301 2911,299 2912,299 2912,300 2912,301 2913,302 2914,302 2914,304 2914,306 2915,307 2916,306 2916,304 2916,302 2917,301 2917,299 2918,300 2918,301 2918,302 2919,303 2919,304 2919,306 2920,307 2921,308 2921,304 2922,302 2922,300 2923,300 2923,301 2924,302 2925,303 2925,305 2925,306 2926,308 2927,306 2927,304 2927,302 2928,301 2928,300 2928,299 2929,301 2930,302 2930,304 2930,305 2931,306 2931,308 2932,308 2932,307 2932,306 2933,304 2934,302 2934,301 2935,301 2935,302 2936,304 2936,306 2936,307 2937,308 2937,307 2938,306 2939,304 2939,302 2939,301 2940,299 2940,301 2941,302 2941,304 2941,306 2942,306 2943,308 2944,306 2944,304 2945,303 2945,301 2946,302 2946,304 2946,306 2947,308 2948,309 2948,308 2948,309 2949,308 2949,307 2950,305 2950,302 2950,301 2951,301 2952,302 2952,305 2952,306 2953,307 2954,307 2954,308 2955,308 2955,304 2955,303 2956,302 2957,302 2957,305 2958,306 2958,307 2959,308 2959,310 2960,310 2961,308 2961,306 2961,303 2962,301 2962,302 2962,304 2963,306 2964,307 2964,308 2964,310 2965,310 2966,310 2966,308 2966,304 2967,302 2967,301 2968,302 2968,304 2968,305 2969,307 2970,308 2970,310 2971,311 2971,310 2971,308 2972,306 2972,304 2973,304 2973,306 2974,307 2975,307 2975,308 2975,309 2976,311 2977,310 2977,308 2977,306 2978,304 2979,304 2980,304 2980,306 2980,308 2981,310 2981,311 2982,311 2982,309 2983,307 2984,304 2985,304 2985,306 2986,308 2986,310 2986,311 2987,312 2988,313 2988,311 2988,309 2989,306 2989,305 2989,304 2990,304 2991,306 2991,308 2991,310 2992,311 2993,311 2993,310 2994,308 2994,307 2995,305 2995,303 2995,304 2996,305 2997,308 2997,310 2998,311 2999,311 2999,310 3000,308 3000,307 3000,306 3001,304 3002,305 3002,306 3002,309 3003,310 3003,311 3004,311 3004,312 3004,311 3005,311 3006,308 3006,306 3006,304 3007,303 3007,305 3007,308 3008,310 3009,311 3009,312 3009,313 3010,312 3011,311 3011,309 3011,306 3012,305 3013,307 3013,309 3013,310 3014,311 3014,312 3015,313 3016,313 3016,311 3016,308 3017,306 3017,305 3018,306 3018,307 3018,309 3019,310 3020,310 3020,311 3021,313 3022,311 3022,309 3022,307 3023,306 3023,308 3024,310 3025,310 3025,311 3025,313 3026,314 3026,315 3027,314 3027,313 3027,309 3028,307 3029,306 3029,308 3030,309 3030,310 3031,311 3031,313 3031,314 3032,315 3032,313 3032,310 3033,308 3034,306 3034,307 3035,307 3035,310 3036,311 3036,312 3037,315 3038,315 3038,313 3038,311 3039,310 3039,308 3040,307 3040,308 3040,309 3041,310 3041,311 3042,313 3043,315 3043,313 3044,312 3044,310 3045,309 3045,308 3046,307 3047,308 3047,310 3047,313 3048,314 3049,315 3049,313 3050,310 3050,309 3050,308 3051,308 3052,309 3052,311 3052,313 3053,314 3053,315 3054,316 3054,315 3055,313 3056,311 3056,310 3056,308 3057,308 3057,309 3058,311 3058,312 3058,313 3059,315 3059,314 3060,314 3061,313 3061,311 3061,309 3062,308 3063,310 3063,311 3063,313 3064,314 3065,315 3065,316 3066,316 3066,315 3067,312 3067,311 3067,308 3068,308 3068,309 3068,311 3069,313 3070,314 3070,315 3071,316 3072,315 3072,312 3072,309 3073,307 3074,308 3074,310 3074,312 3075,313 3075,314 3076,315 3076,317 3077,317 3077,315 3077,312 3078,310 3079,310 3079,311 3080,313 3080,315 3081,315 3081,316 3082,318 3083,317 3083,315 3083,312 3084,310 3085,310 3085,311 3085,313 3086,313 3086,315 3087,317 3088,318 3088,317 3088,315 3089,313 3089,311 3090,310 3090,311 3090,312 3091,313 3092,314 3092,315 3092,317 3093,318 3093,319 3094,319 3094,315 3094,313 3095,311 3096,311 3097,313 3097,314 3097,315 3098,317 3098,318 3099,319 3099,316 3099,314 3100,312 3101,311 3101,310 3102,312 3102,313 3103,315 3103,316 3103,317 3104,319 3104,318 3105,317 3106,315 3106,313 3106,312 3107,312 3108,313 3108,315 3108,317 3109,318 3110,319 3110,318 3111,317 3111,315 3112,313 3112,311 3112,310 3113,311 3113,313 3113,315 3114,317 3115,317 3115,319 3116,319 3116,317 3117,315 3117,313 3117,311 3118,311 3119,313 3119,315 3119,317 3120,318 3120,319 3121,319 3122,318 3122,316 3122,313 3123,311 3124,311 3124,313 3124,315 3125,317 3125,318 3126,317 3126,318 3126,319 3127,319 3128,318 3128,315 3128,314 3129,313 3130,316 3130,317 3131,318 3131,319 3131,320 3132,321 3133,320 3133,319 3133,317 3134,314 3134,312 3135,313 3135,315 3135,317 3136,317 3137,318 3137,319 3137,320 3138,322 3138,320 3138,319 3139,315 3139,313 3140,312 3140,313 3140,315 3141,315 3142,317 3142,319 3142,320 3143,320 3143,322 3144,321 3144,319 3144,317 3145,315 3146,314 3146,315 3146,316 3147,318 3147,319 3148,319 3148,322 3149,322 3149,321 3149,319 3150,317 3151,315 3151,314 3152,315 3153,317 3153,318 3153,320 3154,322 3155,321 3155,319 3156,318 3156,315 3157,315 3158,317 3158,319 3158,320 3159,321 3160,322 3160,323 3160,321 3161,319 3161,317 3162,316 3162,315 3163,315 3164,317 3164,319 3164,320 3165,321 3165,322 3165,321 3166,320 3166,319 3167,318 3167,317 3167,314 3168,315 3169,316 3169,318 3169,319 3170,320 3170,322 3171,322 3172,321 3173,319 3173,317 3173,316 3174,315 3174,316 3174,317 3175,320 3175,321 3176,322 3177,322 3178,321 3178,319 3178,317 3179,314 3180,315 3180,319 3180,320 3181,320 3182,322 3182,323 3182,324 3183,322 3183,320 3184,317 3184,316 3185,317 3185,318 3185,320 3186,321 3187,323 3187,322 3187,323 3188,324 3189,322 3189,319 3189,317 3190,316 3190,317 3190,318 3191,320 3192,320 3192,321 3193,322 3193,324 3194,324 3194,321 3194,319 3195,317 3196,317 3196,316 3196,319 3197,320 3198,321 3198,323 3198,324 3199,325 3199,323 3200,320 3201,317 3201,316 3201,317 3202,319 3202,320 3203,320 3203,322 3203,323 3204,324 3205,325 3205,324 3205,321 3206,319 3206,317 3207,317 3207,318 3208,320 3208,321 3208,322 3209,323 3210,325 3210,326 3210,324 3211,322 3211,321 3212,319 3213,320 3214,320 3214,321 3214,322 3215,324 3215,326 3216,326 3216,324 3216,322 3217,321 3217,319 3217,318 3218,318 3219,318 3219,319 3219,321 3220,323 3220,324 3221,325 3221,326 3221,325 3222,324 3223,320 3223,319 3224,318 3224,319 3225,321 3225,323 3225,324 3226,326 3226,327 3226,326 3227,325 3228,324 3228,322 3228,320 3229,319 3229,318 3230,320 3230,322 3230,324 3231,324 3232,326 3232,325 3233,324 3234,322 3234,320 3234,319 3235,319 3235,320 3235,322 3236,324 3237,325 3237,326 3238,327 3239,326 3239,324 3239,322 3240,319 3241,319 3241,320 3241,322 3242,324 3242,325 3243,326 3243,328 3244,328 3244,326 3244,323 3245,320 3246,318 3246,319 3246,321 3247,323 3247,324 3248,325 3248,326 3248,328 3249,328 3250,328 3250,326 3250,322 3251,321 3251,320 3252,321 3252,322 3252,324 3253,326 3254,327 3255,328 3255,326 3256,323 3256,321 3257,320 3257,321 3257,322 3258,324 3259,324 3259,326 3260,328 3260,329 3261,328 3261,326 3261,324 3262,322 3262,320 3262,322 3263,322 3264,323 3264,324 3264,326 3265,328 3265,329 3266,329 3266,326 3267,324 3268,322 3268,321 3268,322 3269,322 3269,323 3269,325 3270,326 3270,328 3271,329 3271,327 3272,325 3273,323 3273,322 3274,321 3274,322 3275,324 3275,326 3276,328 3277,329 3277,328 3278,327 3278,325 3278,324 3279,322 3280,323 3280,324 3280,325 3281,328 3282,329 3283,328 3283,327 3284,326 3284,324 3284,322 3285,321 3286,322 3286,324 3286,326 3287,328 3287,329 3288,330 3288,329 3289,328 3289,326 3289,324 3290,322 3291,322 3291,324 3291,326 3292,328 3292,329 3293,330 3294,329 3295,328 3295,326 3295,324 3296,322 3296,324 3297,326 3297,328 3298,328 3299,329 3300,330 3300,329 3300,326 3301,324 3301,323 3302,324 3302,327 3303,328 3304,328 3304,329 3304,331 3305,332 3305,331 3305,330 3306,328 3306,325 3307,323 3307,326 3308,327 3309,328 3309,329 3310,331 3310,332 3311,331 3311,329 3311,326 3312,323 3313,323 3313,324 3313,326 3314,326 3314,328 3314,329 3315,331 3316,332 3316,329 3317,327 3318,326 3318,325 3319,326 3319,328 3320,328 3320,329 3320,330 3321,332 3322,333 3322,331 3322,329 3323,327 3323,326 3323,325 3324,325 3324,326 3325,326 3325,327 3325,329 3326,331 3327,332 3327,331 3328,330 3328,328 3329,326 3330,326 3331,328 3331,329 3331,331 3332,332 3332,333 3332,334 3333,332 3333,330 3334,328 3334,327 3334,326 3335,326 3336,326 3336,328 3336,329 3337,331 3337,332 3338,333 3338,331 3339,329 3340,328 3340,327 3340,325 3341,326 3341,327 3341,329 3342,329 3342,331 3343,333 3344,333 3345,331 3345,329 3345,328 3346,327 3346,326 3347,327 3347,328 3347,330 3348,332 3349,332 3349,333 3350,333 3350,332 3350,329 3351,327 3351,324 3352,324 3352,326 3352,329 3353,331 3354,331 3354,332 3354,333 3355,334 3355,333 3356,332 3356,330 3356,327 3357,326 3358,326 3358,328 3358,329 3359,331 3359,333 3360,333 3360,334 3361,334 3361,333 3361,329 3362,328 3363,326 3363,327 3363,329 3364,330 3364,331 3365,331 3365,333 3366,335 3366,334 3366,331 3367,330 3368,328 3368,327 3369,329 3369,330 3370,331 3370,332 3370,333 3371,335 3372,336 3372,335 3372,333 3373,330 3373,328 3374,327 3374,328 3374,329 3375,330 3375,331 3375,332 3376,334 3377,335 3377,336 3377,335 3378,331 3378,329 3379,328 3380,328 3381,331 3381,332 3381,333 3382,333 3382,335 3383,336 3383,334 3383,333 3384,331 3384,329 3385,329 3386,330 3386,331 3387,333 3387,335 3388,336 3388,335 3389,333 3390,331 3390,330 3390,329 3391,328 3392,329 3392,331 3392,333 3393,335 3393,336 3394,335 3395,334 3395,331 3395,330 3396,329 3396,328 3397,329 3397,331 3397,333 3398,335 3399,336 3399,337 3399,336 3400,335 3400,333 3401,332 3401,331 3401,329 3402,328 3402,329 3402,332 3403,333 3404,335 3404,336 3404,335 3405,335 3406,335 3406,333 3406,330 3407,329 3408,329 3408,331 3408,332 3409,334 3409,335 3410,336 3410,338 3411,337 3411,336 3411,334 3412,333 3413,330 3413,329 3413,331 3414,333 3414,335 3415,335 3415,336 3416,338 3417,338 3417,336 3417,333 3418,330 3418,328 3418,329 3419,331 3419,333 3420,334 3420,336 3421,338 3422,338 3422,336 3423,333 3423,331 3424,331 3424,333 3425,335 3426,336 3427,337 3427,338 3428,336 3428,333 3429,331 3430,333 3431,334 3431,335 3432,336 3432,338 3433,339 3433,338 3433,336 3434,334 3435,333 3435,331 3435,332 3436,333 3436,334 3436,335 3437,337 3437,338 3438,340 3439,336 3440,334 3440,332 3441,332 3441,333 3442,334 3442,335 3442,337 3443,338 3444,340 3444,338 3445,335 3445,334 3445,333 3446,333 3446,332 3447,333 3447,335 3447,336 3448,337 3449,339 3449,340 3450,339 3450,338 3451,336 3451,335 3451,333 3452,333 3453,334 3453,335 3453,336 3454,338 3454,340 3455,340 3455,339 3456,338 3456,336 3456,334 3457,333 3458,331 3458,332 3458,335 3459,336 3459,338 3460,338 3460,340 3461,340 3462,338 3462,336 3462,335 3463,333 3463,335 3464,336 3464,338 3465,339 3465,340 3466,340 3467,340 3467,339 3467,337 3468,335 3468,333 3469,333 3469,335 3469,336 3470,338 3471,339 3471,338 3471,339 3472,340 3473,336 3473,335 3474,334 3474,335 3475,337 3476,338 3476,339 3476,340 3477,342 3478,342 3478,340 3478,338 3479,335 3480,334 3480,333 3480,336 3481,338 3481,339 3482,340 3482,342 3483,342 3483,340 3484,336 3485,334 3485,333 3485,335 3486,336 3487,338 3487,340 3487,341 3488,342 3489,343 3489,342 3489,340 3490,337 3490,336 3490,335 3491,335 3491,337 3492,338 3492,339 3492,340 3493,340 3494,342 3494,343 3494,342 3495,340 3495,337 3496,336 3496,335 3497,336 3498,336 3498,338 3498,339 3499,341 3499,343 3499,342 3500,342 3500,340 3501,338 3501,336 3502,336 3503,336 3503,338 3503,340 3504,342 3504,343 3505,344 3505,343 3506,340 3507,338 3507,337 3507,336 3508,336 3508,338 3509,340 3509,342 3510,342 3510,344 3510,342 3511,342 3512,340 3512,339 3512,338 3513,336 3514,337 3514,339 3514,340 3515,342 3516,343 3516,344 3517,344 3517,342 3517,340 3518,338 3519,336 3519,338 3519,339 3520,341 3521,342 3521,343 3521,344 3522,344 3523,342 3523,340 3523,338 3524,335 3525,335 3525,337 3525,340 3526,341 3526,342 3526,343 3527,344 3527,345 3528,344 3528,343 3528,341 3529,338 3530,337 3530,339 3531,341 3531,342 3532,344 3532,343 3532,344 3533,344 3533,343 3534,340 3535,338 3535,336 3535,337 3536,339 3536,340 3537,342 3537,341 3537,342 3538,344 3539,345 3539,342 3540,340 3540,338 3541,338 3541,337 3541,340 3542,341 3542,342 3542,343 3543,344 3544,345 3544,346 3545,344 3545,341 3546,338 3546,337 3546,338 3547,340 3548,341 3548,342 3549,344 3549,345 3550,346 3550,345 3550,342 3551,339 3551,338 3552,338 3553,338 3553,341 3553,342 3554,344 3555,346 3555,345 3556,343 3557,342 3557,340 3557,339 3558,340 3558,341 3559,341 3559,342 3559,344 3560,345 3560,346 3561,345 3562,344 3562,342 3562,340 3563,339 3564,339 3564,340 3564,342 3565,344 3566,345 3566,347 3567,346 3567,345 3568,342 3568,341 3568,340 3569,339 3569,340 3569,342 3570,344 3571,345 3571,346 3571,347 3572,347 3572,346 3573,344 3573,342 3573,341 3574,339 3575,339 3575,340 3575,342 3576,344 3576,345 3577,346 3577,345 3578,345 3578,343 3579,340 3580,340 3580,342 3581,342 3581,344 3582,346 3582,347 3583,348 3584,348 3584,346 3584,344 3585,342 3585,340 3586,340 3586,341 3586,343 3587,345 3587,346 3588,347 3589,348 3589,346 3590,344 3590,340 3591,338 3591,340 3591,342 3592,344 3593,344 3593,345 3593,346 3594,348 3594,347 3594,348 3595,346 3595,344 3596,342 3596,341 3597,343 3598,344 3598,346 3598,345 3599,347 3600,349 3600,346 3601,344 3602,342 3602,341 3602,342 3603,343 3603,344 3604,345 3604,346 3605,348 3605,349 3605,347 3606,347 3607,344 3607,343 3607,341 3608,342 3608,344 3609,344 3609,345 3609,347 3610,349 3611,349 3611,351 3611,350 3612,347 3612,344 3612,342 3613,342 3614,343 3614,344 3614,345 3615,347 3616,349 3616,350 3617,347 3617,345 3618,344 3618,343 3618,342 3619,342 3620,344 3620,345 3620,347 3621,347 3621,349 3621,350 3622,349 3623,347 3623,345 3623,344 3624,343 3625,344 3625,345 3626,345 3626,348 3627,349 3628,349 3629,348 3629,346 3629,344 3630,343 3630,342 3631,344 3631,347 3632,348 3632,350 3633,350 3634,350 3634,347 3634,346 3635,345 3635,343 3636,343 3636,344 3636,346 3637,348 3638,349 3638,350 3639,350 3639,349 3640,347 3640,344 3641,342 3641,343 3641,345 3642,347 3643,347 3643,349 3643,348 3644,349 3644,350 3645,351 3645,349 3645,346 3646,345 3647,344 3648,347 3648,348 3648,349 3649,350 3649,351 3650,352 3650,350 3651,348 3652,345 3652,344 3653,345 3653,347 3654,348 3654,349 3655,351 3656,352 3656,351 3656,349 3657,345 3657,344 3657,343 3658,344 3658,345 3659,346 3659,348 3659,349 3660,351 3661,351 3661,353 3661,352 3662,349 3662,347 3663,345 3664,347 3665,349 3666,350 3666,352 3666,353 3667,351 3667,349 3668,347 3668,345 3669,345 3670,346 3670,347 3671,349 3671,351 3672,353 3672,352 3673,350 3674,348 3674,345 3675,345 3675,346 3675,347 3676,349 3676,351 3677,352 3677,353 3677,354 3678,353 3679,350 3679,347 3680,345 3681,346 3681,347 3681,349 3682,351 3683,352 3683,353 3683,352 3684,351 3684,349 3685,347 3685,345 3686,346 3686,347 3686,349 3687,349 3688,351 3688,353 3689,353 3690,352 3690,350 3690,348 3691,347 3691,346 3691,347 3692,348 3693,351 3693,352 3693,353 3694,353 3695,353 3695,352 3695,349 3696,347 3697,345 3697,347 3698,349 3698,351 3699,351 3699,353 3700,354 3700,353 3700,352 3701,350 3702,347 3702,346 3702,347 3703,348 3703,350 3704,352 3704,353 3705,353 3706,354 3706,353 3707,350 3707,347 3708,346 3708,347 3708,349 3709,350 3709,351 3710,351 3711,353 3711,354 3712,352 3712,350 3713,348 3713,347 3714,349 3715,350 3715,351 3715,352 3716,354 3716,355 3717,356 3717,355 3717,354 3718,351 3718,348 3718,347 3719,347 3720,349 3720,350 3720,351 3721,353 3721,354 3722,355 3722,356 3722,355 3723,352 3724,349 3724,348 3724,347 3725,348 3725,349 3726,351 3726,352 3726,353 3727,354 3727,356 3728,354 3729,353 3729,351 3729,350 3730,349 3731,351 3731,352 3732,353 3733,355 3733,356 3734,355 3734,353 3735,351 3735,350 3735,349 3736,349 3736,348 3736,349 3737,351 3738,354 3738,355 3739,356 3740,354 3740,351 3740,350 3741,349 3742,349 3742,351 3743,353 3743,354 3744,356 3744,357 3744,356 3745,356 3745,354 3745,353 3746,351 3747,349 3747,350 3748,352 3748,354 3749,354 3749,355 3749,354 3750,355 3751,355 3751,354 3751,353 3752,350 3752,349 3753,349 3753,351 3754,354 3754,355 3755,356 3756,357 3756,356 3757,353 3757,352 3758,349 3758,351 3759,353 3760,354 3760,355 3761,356 3761,358 3762,357 3762,355 3762,353 3763,349 3763,348 3763,349 3764,351 3765,353 3765,355 3766,356 3766,357 3767,357 3767,356 3768,353 3769,351 3769,350 3769,351 3770,352 3770,354 3770,355 3771,356 3772,357 3772,358 3773,356 3774,353 3774,351 3775,351 3775,352 3776,353 3776,354 3777,356 3778,358 3778,359 3778,357 3779,356 3779,354 3779,353 3780,351 3781,353 3781,354 3782,356 3783,358 3783,359 3783,360 3784,359 3784,356 3785,354 3785,352 3786,352 3787,353 3787,355 3788,356 3788,358 3788,359 3789,359 3789,357 3790,355 3790,353 3791,352 3792,351 3792,353 3792,354 3793,356 3794,358 3794,359 3795,358 3796,357 3796,355 3796,353 3797,353 3798,354 3798,355 3799,358 3799,359 3800,359 3801,358 3801,357 3801,356 3802,354 3802,352 3803,351 3803,352 3803,354 3804,356 3805,358 3805,359 3806,360 3806,357 3807,356 3807,354 3808,352 3808,354 3809,356 3810,357 3810,358 3810,360 3811,360 3812,359 3812,358 3812,356 3813,354 3814,352 3814,354 3815,356 3815,357 3815,358 3816,358 3817,359 3817,360 3817,358 3818,355 3819,354 3819,353 3820,354 3820,356 3821,358 3822,360 3823,362 3823,361 3823,360 3824,357 3824,354 3824,353 3825,353 3825,355 3826,356 3826,357 3826,358 3827,359 3828,360 3828,362 3828,361 3829,359 3829,355 3830,353 3831,355 3832,356 3832,358 3832,359 3833,360 3833,362 3834,361 3834,359 3835,356 3835,355 3835,354 3836,354 3837,356 3837,358 3838,359 3838,360 3839,362 3839,361 3840,359 3840,356 3841,354 3842,354 3842,356 3843,356 3843,358 3844,360 3844,362 3845,362 3846,360 3846,358 3846,355 3847,354 3847,355 3848,355 3848,356 3848,358 3849,360 3849,362 3850,363 3851,362 3851,359 3851,357 3852,356 3852,355 3853,354 3853,355 3853,357 3854,359 3855,360 3855,361 3855,362 3856,361 3856,360 3857,359 3857,358 3857,356 3858,354 3858,355 3858,356 3859,358 3860,359 3860,360 3860,362 3861,362 3862,362 3862,361 3862,359 3863,357 3864,356 3864,355 3864,356 3865,357 3865,360 3866,361 3866,362 3867,362 3867,361 3868,359 3869,357 3869,354 3870,356 3870,358 3871,360 3871,362 3872,363 3873,363 3873,362 3874,359 3874,356 3875,355 3875,356 3875,358 3876,359 3876,361 3876,362 3877,362 3878,363 3879,362 3879,359 3880,356 3881,358 3882,359 3882,360 3883,361 3883,362 3884,363 3884,361 3885,360 3885,357 3886,356 3887,358 3887,360 3888,362 3888,363 3889,364 3889,365 3890,363 3891,360 3891,358 3891,356 3892,357 3892,358 3893,360 3893,362 3894,363 3894,365 3895,364 3896,361 3896,358 3896,357 3897,356 3897,357 3898,358 3898,360 3898,361 3899,362 3900,363 3900,365 3901,364 3901,362 3902,360 3902,359 3902,358 3903,358 3903,360 3904,361 3905,362 3905,364 3905,365 3906,365 3906,363 3907,362 3907,360 3907,359 3908,358 3909,358 3909,357 3909,358 3910,360 3910,363 3911,364 3911,365 3912,364 3912,363 3912,360 3913,359 3914,358 3914,357 3914,358 3915,360 3915,362 3916,363 3916,365 3916,366 3917,365 3918,364 3918,363 3918,361 3919,360 3919,358 3920,358 3920,361 3921,362 3921,363 3921,365 3922,364 3923,364 3923,363 3924,362 3924,358 3925,358 3925,360 3926,361 3927,363 3927,364 3927,365 3928,365 3928,366 3929,366 3929,365 3929,363 3930,361 3930,358 3931,359 3932,362 3932,363 3932,364 3933,364 3933,365 3934,366 3934,364 3935,362 3936,358 3936,357 3936,358 3937,360 3937,362 3938,363 3938,364 3938,365 3939,367 3939,366 3939,367 3940,365 3941,362 3941,360 3941,359 3942,360 3942,361 3943,363 3943,364 3944,365 3945,366 3945,367 3946,365 3946,362 3947,360 3948,361 3948,362 3949,363 3950,365 3950,367 3951,366 3951,365 3952,363 3952,361 3952,360 3953,360 3954,362 3954,363 3954,364 3955,365 3955,367 3955,368 3956,369 3956,368 3957,365 3957,363 3957,361 3958,360 3959,361 3959,362 3960,363 3960,365 3961,367 3961,368 3962,366 3963,364 3963,362 3964,361 3964,360 3964,362 3965,363 3965,365 3966,365 3966,367 3966,368 3967,368 3968,367 3968,366 3968,364 3969,363 3969,362 3970,362 3970,363 3971,364 3972,367 3973,368 3973,367 3973,366 3974,364 3974,362 3975,361 3975,360 3976,363 3977,365 3977,367 3978,368 3978,369 3979,369 3979,366 3979,365 3980,363 3981,361 3981,363 3982,365 3982,366 3982,367 3983,369 3984,369 3984,368 3984,367 3985,365 3986,363 3986,361 3987,363 3987,365 3988,366 3988,367 3989,367 3990,368 3990,369 3990,367 3991,364 3991,363 3991,362 3992,362 3992,363 3993,365 3993,367 3994,368 3995,369 3995,371 3995,370 3996,368 3996,366 3997,363 3997,362 3998,364 3998,366 3999,367 4000,368 4000,369 4000,371 4001,369 4001,368 4002,364 4002,362 4002,361 4003,362 4004,364 4004,366 4005,368 4005,369 4006,369 4006,371 4006,370 4007,367 4007,365 4007,364 4008,363 4009,363 4009,365 4009,367 4010,367 4011,369 4011,371 4012,370 4013,367 4013,365 4013,364 4014,363 4015,365 4016,367 4016,369 4016,371 4017,371 4018,371 4018,369 4018,367 4019,364 4019,363 4020,364 4020,365 4021,367 4022,369 4022,371 4022,372 4023,372 4023,371 4024,369 4024,366 4024,365 4025,364 4025,363 4025,364 4026,366 4027,367 4027,369 4027,370 4028,371 4028,370 4029,369 4029,367 4029,366 4030,365 4031,363 4031,364 4031,365 4032,367 4033,369 4033,371 4034,371 4034,370 4035,368 4036,366 4036,365 4036,364 4037,365 4037,367 4038,369 4038,370 4038,371 4039,371 4040,371 4040,370 4041,368 4041,366 4042,363 4042,365 4043,367 4043,369 4044,371 4045,372 4045,371 4046,371 4046,369 4047,365 4047,364 4047,365 4048,367 4049,369 4049,370 4049,371 4050,371 4050,372 4051,372 4051,371 4052,368 4052,365 4053,365 4054,367 4054,369 4054,370 4055,369 4055,370 4056,371 4056,373 4056,372 4057,370 4058,369 4058,366 4059,365 4059,367 4060,369 4060,371 4061,372 4061,373 4061,374 4062,374 4063,372 4063,369 4063,367 4064,365 4064,366 4065,368 4065,369 4066,371 4067,372 4067,374 4068,373 4068,370 4069,367 4069,366 4070,367 4070,369 4071,370 4072,372 4072,374 4073,374 4073,372 4074,371 4074,369 4074,368 4075,367 4076,367 4076,369 4077,370 4077,371 4078,373 4078,374 4079,373 4079,371 4079,369 4080,368 4081,367 4082,367 4082,369 4083,372 4083,373 4084,374 4085,373 4085,372 4085,369 4086,368 4086,367 4087,366 4087,367 4087,369 4088,371 4088,372 4088,374 4089,375 4090,374 4090,373 4090,372 4091,371 4091,369 4092,367 4092,368 4093,370 4094,372 4094,374 4095,373 4096,373 4096,372 4096,371 4097,368 4097,367 4098,369 4099,369 4099,372 4099,373 4100,373 4100,374 4101,375 4101,373 4102,371 4103,370 4103,367 4104,369 4104,371 4105,372 4105,373 4106,374 4106,376 4106,375 4107,373 4108,371 4108,368 4108,366 4109,367 4109,369 4110,371 4110,373 4111,374 4112,376 4113,374 4113,371 4113,369 4114,368 4114,369 4115,370 4115,372 4115,373 4116,373 4117,374 4117,375 4117,376 4118,376 4118,373 4119,371 4119,369 4119,368 4120,369 4121,370 4121,371 4122,372 4122,374 4122,376 4123,376 4123,375 4124,374 4124,372 4124,371 4125,369 4126,369 4126,371 4127,372 4127,374 4128,376 4128,377 4128,378 4129,377 4130,374 4130,372 4130,369 4131,369 4131,370 4131,371 4132,371 4132,372 4133,374 4133,376 4133,377 4134,377 4135,375 4135,372 4135,371 4136,371 4136,370 4137,369 4137,371 4137,372 4138,374 4139,374 4139,376 4139,377 4140,377 4140,376 4140,375 4141,373 4141,372 4142,371 4143,372 4144,373 4144,376 4145,377 4146,376 4146,373 4147,371 4148,370 4148,369 4149,372 4149,374 4149,376 4150,376 4150,378 4151,378 4151,375 4152,374 4153,372 4153,370 4154,372 4154,374 4155,375 4155,376 4155,378 4156,378 4157,378 4157,377 4157,376 4158,374 4158,372 4158,370 4159,370 4159,372 4160,374 4160,375 4160,376 4161,376 4162,376 4162,377 4162,378 4163,376 4163,373 4164,372 4164,371 4165,372 4166,374 4166,376 4167,377 4167,378 4167,380 4168,379 4168,378 4169,375 4169,372 4169,371 4170,371 4171,372 4171,375 4172,376 4172,377 4173,379 4173,380 4173,378 4174,377 4175,373 4175,371 4175,370 4176,371 4176,373 4176,374 4177,376 4178,378 4178,380 4179,379 4180,376 4180,374 4180,373 4181,372 4182,374 4182,375 4182,376 4183,376 4183,378 4183,380 4184,380 4185,378 4185,376 4185,374 4186,373 4186,372 4187,372 4187,373 4188,374 4189,376 4189,378 4189,380 4190,379 4191,377 4191,376 4191,373 4192,372 4192,373 4193,375 4194,376 4194,378 4194,380 4195,380 4195,381 4196,380 4196,377 4196,375 4197,374 4198,373 4198,372 4198,373 4199,375 4199,377 4200,378 4200,380 4201,379 4201,378 4201,377 4202,376 4203,374 4203,372 4203,373 4204,374 4204,376 4205,377 4205,379 4205,380 4206,380 4207,381 4207,380 4208,377 4208,376 4209,374 4209,373 4209,374 4210,376 4210,378 4210,379 4211,380 4212,380 4212,381 4212,380 4213,379 4213,377 4214,375 4214,372 4215,374 4216,376 4216,378 4217,380 4217,381 4218,381 4218,380 4218,379 4219,377 4219,374 4219,373 4220,374 4221,376 4221,377 4221,379 4222,380 4223,380 4223,381 4224,380 4225,377 4225,374 4226,374 4226,376 4227,377 4227,378 4228,379 4228,380 4228,381 4229,381 4230,379 4230,377 4230,375 4231,374 4232,376 4232,378 4233,379 4234,381 4234,382 4234,383 4235,383 4235,381 4236,378 4236,376 4236,374 4237,375 4237,376 4237,377 4238,378 4239,380 4239,381 4239,383 4240,383 4240,382 4241,379 4241,376 4241,375 4242,375 4243,376 4243,378 4244,379 4244,381 4245,381 4245,383 4246,381 4246,380 4246,378 4247,377 4248,376 4248,378 4249,378 4249,379 4250,380 4250,382 4250,383 4251,383 4252,381 4252,380 4252,378 4253,377 4253,376 4254,376 4255,378 4255,381 4255,382 4256,382 4257,383 4257,381 4258,378 4258,377 4259,376 4259,377 4260,379 4261,381 4261,382 4261,383 4262,384 4262,383 4263,381 4263,380 4264,378 4264,376 4265,377 4266,379 4266,381 4266,382 4267,383 4267,382 4268,382 4268,381 4269,380 4270,377 4270,376 4271,378 4271,379 4271,381 4272,382 4272,383 4273,383 4273,385 4273,384 4274,383 4275,381 4275,379 4275,376 4276,376 4276,378 4277,380 4277,381 4277,382 4278,382 4279,383 4279,385 4279,384 4280,383 4280,380 4280,376 4281,375 4281,376 4282,378 4282,380 4282,381 4283,382 4284,383 4284,385 4285,385 4285,383 4286,380 4286,378 4287,378 4288,380 4288,381 4288,383 4289,383 4289,384 4290,385 4291,383 4291,380 4291,378 4292,378 4293,378 4293,380 4293,381 4294,380 4294,381 4295,383 4295,385 4295,386 4296,384 4297,383 4297,381 4297,380 4298,378 4298,380 4299,380 4299,381 4300,383 4300,385 4300,386 4301,387 4302,386 4302,383 4302,381 4303,379 4303,378 4304,379">
          <text:p/>
        </draw:polyline>
        <draw:polyline draw:style-name="gr22" draw:text-style-name="P9" draw:layer="layout" svg:width="4.303cm" svg:height="1.563cm" svg:x="11.231cm" svg:y="4.436cm" svg:viewBox="0 0 4304 1564" draw:points="0,1531 0,1527 1,1526 1,1558 2,1564 2,1549 2,1539 3,1537 4,1535 4,1529 4,1524 5,1520 5,1529 6,1545 6,1534 6,1526 7,1524 8,1517 8,1511 8,1509 9,1508 9,1509 9,1508 10,1507 10,1509 11,1508 11,1502 11,1499 12,1495 13,1494 13,1493 14,1495 14,1491 15,1489 15,1487 15,1482 16,1479 17,1475 17,1473 17,1472 18,1470 18,1468 18,1467 19,1467 19,1466 20,1463 20,1462 20,1457 21,1454 22,1453 22,1452 23,1451 23,1450 24,1448 24,1447 24,1441 25,1437 26,1432 26,1430 26,1428 27,1427 27,1442 27,1464 28,1461 28,1447 29,1435 29,1427 29,1419 30,1413 31,1409 31,1403 31,1399 32,1395 32,1404 33,1406 33,1398 33,1390 34,1378 35,1370 35,1363 35,1376 36,1411 36,1399 36,1385 37,1372 37,1363 38,1354 38,1345 38,1335 39,1340 40,1393 40,1386 40,1364 41,1347 41,1334 42,1324 42,1318 42,1313 43,1304 43,1258 43,1188 44,1149 45,1122 45,1101 45,1083 46,1067 46,1054 47,1043 47,1029 47,1018 48,1006 49,995 49,984 49,975 50,967 50,959 51,954 51,947 51,942 52,937 52,931 52,926 53,918 54,910 54,902 54,894 55,887 55,880 56,876 56,873 56,869 57,866 58,860 58,855 58,851 59,846 59,840 60,832 60,826 60,819 61,814 61,812 61,810 62,806 63,802 63,799 63,794 64,790 64,785 65,779 65,772 65,765 66,760 67,754 67,750 67,747 68,744 68,741 69,736 69,733 69,728 70,724 70,718 70,710 71,704 72,697 72,693 72,691 73,688 73,686 74,680 74,677 74,674 75,672 76,666 76,659 76,654 77,646 77,640 78,635 78,633 78,630 79,629 79,625 79,621 80,616 81,613 81,608 81,603 82,594 82,587 83,582 83,578 83,575 84,571 85,567 85,563 85,560 86,557 86,553 87,549 87,540 87,533 88,526 88,521 88,516 89,513 90,510 90,506 90,503 91,499 91,496 92,492 92,487 92,481 93,474 94,467 94,462 94,457 95,455 95,451 96,447 96,445 96,443 97,440 97,436 97,431 98,425 99,418 99,413 99,409 100,406 100,402 101,399 101,397 101,395 102,392 103,390 103,388 103,382 104,376 104,370 105,365 105,360 105,357 106,355 106,352 106,350 107,347 108,345 108,343 108,338 109,334 109,329 110,323 110,318 110,312 111,309 112,305 112,304 113,304 113,302 114,298 114,296 114,293 115,288 115,282 115,278 116,273 117,268 117,266 117,264 118,264 118,262 119,262 119,260 119,257 120,253 121,248 121,242 121,239 122,233 122,229 123,228 123,226 124,223 124,219 125,216 126,214 126,210 126,205 127,198 127,194 128,193 128,192 128,191 129,190 130,189 130,187 130,185 131,183 131,181 131,176 132,172 132,169 133,164 133,162 133,160 134,160 135,159 135,157 135,155 136,154 136,153 137,149 137,145 137,140 138,134 139,130 139,129 140,129 140,128 140,127 141,127 141,126 142,124 142,122 142,119 143,113 144,109 144,108 144,107 145,106 146,106 146,104 147,103 148,103 148,101 148,96 149,92 149,88 149,87 150,86 150,84 151,84 151,83 151,82 152,83 153,84 153,83 153,80 154,77 154,74 155,71 155,68 155,67 156,66 157,65 158,66 158,65 159,64 159,61 160,58 160,54 160,53 161,53 162,52 163,54 163,53 164,53 164,52 164,49 165,45 166,43 166,41 166,40 167,38 167,39 167,40 168,42 168,41 169,43 169,42 170,41 171,38 171,36 171,34 172,32 173,32 173,33 173,34 174,35 175,36 176,36 176,34 176,31 177,28 177,26 178,25 178,24 178,26 179,28 180,29 181,31 181,30 182,27 182,25 182,23 183,21 184,20 184,22 184,24 185,25 185,26 185,27 186,27 187,25 187,24 187,22 188,19 189,17 189,19 190,20 190,21 191,22 191,21 191,22 192,23 193,23 193,22 193,17 194,15 194,14 194,15 195,16 195,17 196,19 196,20 197,21 198,22 198,21 198,20 199,17 199,14 200,12 200,14 201,16 202,16 202,18 203,20 203,18 204,16 204,13 205,10 205,11 206,12 207,13 207,14 207,15 208,17 209,18 209,15 210,13 211,11 211,10 212,12 212,14 213,14 213,15 214,17 214,16 215,13 216,11 216,10 216,9 217,9 218,10 218,11 218,13 219,14 219,16 219,15 220,15 221,14 221,12 221,10 222,9 222,10 223,9 223,11 223,13 224,15 225,16 225,17 225,18 226,16 226,14 227,11 227,10 227,9 228,8 228,10 229,13 230,14 230,15 231,14 231,13 232,12 232,11 232,9 233,6 234,6 234,7 234,9 235,10 235,11 236,13 236,12 237,12 237,11 237,8 238,6 239,5 239,4 239,5 240,6 240,8 241,9 242,10 243,11 243,9 243,6 244,4 244,1 245,0 245,3 245,5 246,7 246,8 247,9 248,11 248,9 248,8 249,6 249,3 250,2 250,4 251,5 252,7 252,8 253,9 254,9 254,8 254,4 255,2 255,1 255,2 256,4 257,5 257,6 257,5 258,6 258,9 259,10 259,7 260,5 261,4 261,3 261,2 262,4 262,6 263,6 263,7 263,9 264,11 265,9 266,6 266,4 266,2 267,3 267,5 268,5 268,7 269,10 270,11 270,10 271,7 271,4 272,4 273,4 273,5 273,8 274,9 275,10 275,11 275,13 276,11 276,9 277,7 277,5 278,6 279,7 279,9 280,10 280,12 280,14 281,13 281,11 282,11 282,10 282,8 283,6 284,6 284,7 285,10 285,12 286,14 286,13 286,14 287,14 288,13 288,10 288,9 289,9 289,7 289,9 290,11 290,13 291,14 291,15 291,16 292,16 293,15 293,13 293,11 294,11 294,8 295,8 295,10 295,13 296,14 297,14 297,16 297,15 298,16 299,13 299,10 300,9 300,10 300,12 301,13 302,14 302,16 302,17 303,18 303,19 304,20 304,18 304,16 305,15 306,13 306,12 306,14 307,16 307,18 308,18 308,20 309,22 309,21 309,18 310,16 311,13 311,12 311,13 312,16 312,18 313,18 313,20 313,22 314,23 315,22 315,23 315,22 316,18 316,15 317,16 317,17 318,19 318,21 318,22 319,22 320,23 320,24 321,22 321,19 322,18 322,17 322,18 323,18 324,20 325,23 325,25 325,26 326,24 326,23 327,21 327,20 327,18 328,20 329,21 329,22 329,23 330,25 330,28 331,29 332,27 333,23 333,22 334,22 334,23 335,25 335,27 336,29 336,30 337,28 338,26 338,25 338,24 339,23 339,22 340,23 340,26 340,28 341,28 342,30 342,31 343,30 343,29 343,28 344,26 344,25 345,25 345,26 345,27 346,29 347,31 347,32 348,32 349,31 349,29 349,27 350,25 351,24 351,25 351,29 352,31 352,33 352,32 353,34 353,36 354,36 354,34 354,32 355,31 356,29 356,31 357,33 357,34 358,36 358,37 359,38 360,37 360,36 360,34 361,32 361,30 361,31 362,34 362,35 363,36 363,37 363,36 364,37 365,39 365,40 365,38 366,34 366,33 367,32 367,33 367,34 368,36 369,38 369,39 370,41 370,43 370,42 371,41 371,39 372,36 372,34 373,36 374,38 374,40 375,41 375,43 376,43 376,41 377,37 378,34 378,35 378,36 379,38 379,40 380,43 380,44 381,44 381,45 382,43 383,40 383,39 384,39 384,40 385,42 385,43 385,44 386,45 387,47 387,48 387,47 388,45 388,43 388,42 389,41 390,42 390,43 391,45 392,48 392,49 392,48 393,48 393,47 394,45 394,43 394,42 395,43 395,45 396,47 397,50 397,51 397,52 398,53 398,52 399,50 399,47 399,46 400,45 401,45 401,47 402,50 402,51 403,52 403,53 403,52 404,51 404,50 405,49 406,46 406,47 406,49 407,50 407,52 408,54 408,55 409,55 410,56 410,55 410,52 411,51 411,50 412,49 412,50 412,51 413,53 413,55 414,56 415,58 415,56 416,54 416,52 417,49 417,51 418,54 419,56 419,57 420,59 420,60 421,59 421,58 421,56 422,53 422,52 422,53 423,56 424,57 424,59 424,60 425,60 425,61 426,62 426,61 427,58 428,56 428,55 428,56 429,58 430,59 431,62 431,64 432,61 433,59 433,58 434,57 434,59 435,61 435,62 435,63 436,65 437,67 438,65 438,62 439,60 439,59 440,61 440,62 440,63 441,65 442,66 442,68 443,68 443,65 444,62 445,63 446,62 446,64 446,66 447,68 447,70 448,71 448,70 449,67 449,66 450,64 451,65 451,66 452,68 452,69 453,72 453,73 454,72 455,70 455,69 455,67 456,65 457,66 457,69 458,72 458,74 458,72 459,74 460,74 460,73 460,70 461,69 461,68 462,68 462,71 463,74 464,75 464,76 464,77 465,77 465,76 465,74 466,73 466,72 467,69 467,70 468,73 469,75 469,76 470,76 471,77 471,76 471,75 472,72 473,71 473,72 473,74 474,74 474,77 474,79 475,78 475,79 476,81 476,79 477,77 478,75 478,73 478,74 479,74 479,77 480,79 481,81 482,83 482,82 482,80 483,77 483,75 483,74 484,74 484,77 485,79 485,80 486,82 487,84 488,83 488,79 489,77 489,79 490,79 491,81 491,83 492,84 492,85 492,86 493,86 493,83 494,81 494,79 495,79 496,80 496,81 497,83 497,84 498,87 498,88 498,86 499,84 500,83 500,81 501,81 501,83 502,84 502,86 503,88 503,90 503,91 504,90 505,87 505,84 505,83 506,83 507,84 507,87 508,89 509,91 510,89 510,87 510,86 511,85 511,84 512,83 512,85 512,87 513,90 514,90 514,92 514,93 515,92 516,90 516,88 517,87 518,87 518,88 518,89 519,90 519,92 519,93 520,93 521,93 521,91 522,88 523,86 523,85 523,86 524,89 524,92 525,93 525,95 526,95 527,96 527,93 527,92 528,91 528,88 529,90 529,93 530,93 530,95 530,97 531,97 532,97 532,96 532,95 533,93 533,91 534,89 534,90 534,92 535,94 536,95 537,96 537,98 538,97 538,93 539,92 540,92 541,95 541,97 542,97 542,99 543,101 543,99 544,97 545,94 545,92 546,95 546,97 547,97 547,99 548,101 548,102 548,101 549,99 550,95 550,93 551,94 551,96 552,96 552,98 552,100 553,102 554,103 555,100 555,97 555,96 556,96 557,98 557,100 558,101 559,102 559,103 559,104 560,103 560,101 561,99 561,98 561,97 562,97 562,98 563,99 564,101 564,103 564,104 565,104 566,102 566,101 566,99 567,97 568,99 569,102 569,104 570,106 570,107 571,106 571,104 571,101 572,100 573,99 574,101 574,104 575,105 575,106 576,105 577,104 577,102 578,102 578,99 579,99 579,101 579,103 580,104 580,106 580,108 581,107 582,107 582,108 582,107 583,104 583,103 584,102 584,101 584,102 585,104 586,106 586,108 587,108 587,110 588,110 588,108 588,105 589,103 589,101 589,100 590,102 591,106 591,108 591,107 592,108 592,110 593,111 593,110 593,109 594,108 595,104 595,103 595,104 596,106 596,107 597,110 597,111 598,111 598,112 599,111 600,108 600,105 600,104 601,106 601,107 602,108 602,109 603,110 604,111 604,113 605,110 605,108 606,108 606,107 606,106 607,108 607,110 608,111 609,113 609,115 610,115 610,114 611,110 611,108 611,107 612,108 613,110 613,111 614,113 614,115 615,116 615,115 616,112 616,110 616,109 617,109 618,110 618,109 618,111 619,113 619,115 620,115 620,117 620,118 621,116 622,113 622,112 623,111 623,113 624,113 624,114 625,115 625,117 625,119 626,119 627,117 627,116 627,115 628,113 628,111 629,111 629,112 630,115 631,117 631,119 632,119 632,120 632,119 633,115 633,114 634,113 634,112 634,113 635,115 636,118 636,119 636,120 637,122 637,121 638,120 638,119 638,117 639,115 640,113 640,115 641,117 641,119 642,120 643,120 644,118 645,115 645,114 645,115 646,117 646,118 647,120 647,122 647,121 648,122 649,123 649,124 649,122 650,120 650,119 650,116 651,116 651,117 652,119 652,121 653,122 654,123 654,125 654,124 655,122 655,119 656,117 656,115 656,117 657,119 658,121 658,120 658,122 659,124 659,126 660,126 660,124 661,121 661,119 662,120 663,120 663,122 663,124 664,124 664,125 665,126 665,127 665,126 666,123 667,120 667,118 667,117 668,117 669,117 670,119 670,120 671,117 672,115 672,113 672,111 673,108 674,110 675,111 676,113 676,114 677,114 677,111 677,108 678,106 679,108 679,109 679,110 680,113 681,116 681,118 681,119 682,120 682,119 683,117 683,116 684,116 685,114 685,116 685,118 686,119 686,120 687,121 687,120 688,119 688,117 688,116 689,114 690,113 691,115 692,117 692,119 693,119 694,119 694,117 694,115 695,113 695,111 695,110 696,111 696,113 697,115 697,117 698,118 699,120 699,119 699,117 700,115 700,114 701,111 701,113 702,116 702,117 702,119 703,120 704,120 704,119 705,117 705,115 706,113 706,111 707,113 708,115 708,116 709,115 710,117 710,118 710,117 711,113 711,112 711,111 712,113 713,113 713,115 713,117 714,117 715,119 715,120 716,119 717,117 717,114 717,112 718,112 718,113 719,116 719,117 720,118 720,120 721,119 722,117 722,113 722,111 723,110 723,111 724,113 724,115 725,117 726,118 726,119 727,119 727,117 728,114 728,113 729,113 729,115 729,117 730,117 731,118 731,119 731,120 732,122 732,120 733,118 733,116 733,115 734,114 735,113 735,115 736,116 736,118 737,120 737,122 737,120 738,120 738,119 738,118 739,115 740,115 740,116 740,115 741,117 741,119 742,121 742,122 742,124 743,124 744,122 744,120 744,118 745,117 745,116 746,115 746,116 746,118 747,120 747,122 748,123 749,122 749,121 749,120 750,119 750,118 751,115 751,118 752,120 753,120 753,122 753,124 754,123 755,123 755,120 756,119 756,118 756,117 757,118 758,119 758,122 758,123 759,123 759,124 760,125 760,123 761,120 762,118 762,115 763,118 763,120 764,122 764,123 765,125 765,126 765,125 766,124 767,122 767,119 767,117 768,118 768,120 769,122 769,124 769,125 770,125 771,126 772,124 772,121 773,119 773,120 774,121 774,122 774,123 775,123 776,124 776,126 776,128 777,128 777,124 778,122 778,121 778,120 779,120 780,122 780,124 781,125 781,128 782,129 782,130 782,129 783,128 783,125 783,123 784,122 785,122 785,124 785,125 786,126 786,128 787,129 787,131 787,130 788,129 789,126 789,124 789,123 790,123 790,124 791,124 791,126 791,128 792,129 792,130 792,131 793,133 794,131 794,129 794,127 795,127 795,125 796,126 796,127 796,128 797,129 798,129 798,131 798,133 799,133 799,131 799,130 800,129 800,128 801,126 802,126 803,129 803,131 803,133 804,132 804,133 805,133 805,132 805,129 806,128 807,127 807,126 807,127 808,129 808,132 808,133 809,135 809,136 810,135 810,134 810,133 811,131 812,129 812,128 812,127 813,129 813,131 814,133 814,134 815,134 816,134 816,135 816,134 817,132 817,129 817,128 818,129 818,131 819,132 819,134 819,136 820,135 821,136 821,137 821,138 822,136 822,134 823,133 823,130 824,131 825,133 825,135 826,136 826,137 826,139 827,138 827,136 828,133 828,130 828,129 829,130 830,133 830,135 830,134 831,136 831,138 832,140 832,139 833,138 834,135 834,132 835,133 835,135 835,137 836,138 837,139 837,140 837,142 838,141 839,138 839,135 839,134 840,134 841,135 841,136 842,137 843,139 843,141 843,142 844,140 844,138 844,137 845,137 845,135 846,135 846,137 847,138 848,140 848,142 848,143 849,144 850,141 850,138 850,136 851,135 851,136 851,137 852,137 853,139 853,142 853,143 854,143 855,142 855,139 855,138 856,138 857,137 857,135 857,137 858,140 858,142 859,142 859,144 859,146 860,144 860,142 861,142 862,140 862,138 862,139 863,139 863,140 864,142 864,144 864,145 865,145 866,145 866,144 867,142 867,140 868,138 868,137 868,138 869,140 869,143 869,145 870,144 871,146 871,147 872,144 872,142 873,142 873,139 873,138 874,140 875,144 875,146 876,147 877,147 877,146 878,144 878,142 878,140 879,140 880,142 880,144 880,145 881,146 882,146 882,147 882,148 883,147 884,143 884,142 885,142 885,143 886,145 886,147 887,147 887,149 887,151 888,150 889,149 889,147 889,144 890,142 891,144 891,146 891,147 892,147 893,149 893,151 894,150 894,148 895,144 895,142 896,143 896,146 896,145 897,147 898,149 898,151 899,152 900,149 900,146 900,145 901,145 902,145 902,147 902,149 903,149 903,150 904,151 904,152 904,153 905,152 905,149 905,147 906,147 907,146 907,145 907,146 908,146 908,147 909,149 909,151 909,153 910,152 911,152 911,151 911,149 912,147 912,146 913,147 913,148 914,150 914,153 914,154 915,154 916,156 916,154 916,152 917,149 918,147 918,148 919,150 920,153 920,154 921,154 922,153 922,151 923,150 923,147 924,150 925,152 925,153 925,154 926,156 927,156 927,155 928,153 929,152 929,151 929,150 930,151 930,152 931,154 931,156 932,156 932,158 933,156 934,153 934,151 934,149 935,149 935,151 936,154 936,156 936,155 937,156 938,158 938,160 938,158 939,157 939,156 940,153 940,151 940,152 941,154 941,156 941,158 942,159 943,159 943,160 944,160 944,158 945,156 945,153 946,154 947,155 947,156 948,156 948,158 949,160 949,162 950,158 950,156 950,155 951,154 952,154 952,156 952,158 953,158 954,160 954,162 954,163 955,163 956,162 956,158 956,156 957,154 957,155 958,157 958,158 959,160 959,163 960,163 961,163 961,160 961,157 962,156 963,157 963,156 963,158 964,161 965,163 965,164 966,166 966,164 967,162 967,160 968,159 968,160 969,161 970,162 970,163 970,165 971,166 972,165 972,163 972,162 973,160 974,158 975,160 975,162 975,164 976,165 977,166 977,165 978,162 979,161 979,160 980,160 980,163 981,165 981,166 981,168 982,169 983,169 983,167 983,165 984,164 984,162 984,160 985,160 985,162 986,164 986,165 986,166 987,167 988,167 988,168 989,167 989,165 990,162 990,161 990,162 991,164 992,165 992,167 992,169 993,168 993,169 993,170 994,171 994,169 995,167 995,165 995,163 996,163 997,164 997,166 997,167 998,168 998,169 999,170 999,172 999,171 1000,169 1001,166 1001,163 1001,162 1002,163 1002,165 1002,167 1003,167 1003,168 1004,170 1004,172 1005,172 1006,171 1006,167 1006,165 1007,164 1007,165 1008,167 1008,169 1008,171 1009,171 1010,171 1010,172 1010,173 1011,173 1011,171 1011,168 1012,167 1012,166 1013,166 1013,167 1013,168 1014,169 1015,169 1015,171 1015,174 1016,174 1016,172 1017,171 1017,169 1018,166 1019,167 1019,169 1020,170 1020,172 1020,174 1021,175 1021,176 1022,176 1022,173 1022,170 1023,168 1024,167 1024,168 1024,169 1025,169 1025,171 1026,174 1026,175 1027,175 1027,174 1027,171 1028,171 1029,169 1029,167 1030,169 1030,171 1031,173 1031,175 1032,177 1033,176 1033,175 1033,174 1034,173 1034,171 1035,171 1036,172 1036,173 1036,175 1037,176 1038,177 1039,176 1039,174 1040,171 1040,170 1040,169 1041,169 1042,172 1042,174 1042,176 1043,176 1043,177 1044,178 1044,176 1045,174 1045,173 1045,171 1046,171 1047,172 1047,176 1048,178 1048,180 1049,180 1049,179 1050,178 1051,176 1051,173 1051,171 1052,172 1052,174 1053,176 1053,178 1054,177 1054,178 1054,180 1055,180 1056,179 1056,174 1056,173 1057,173 1057,174 1058,174 1058,176 1058,178 1059,178 1060,179 1060,181 1060,183 1061,181 1061,180 1062,178 1062,176 1062,174 1063,174 1063,176 1063,178 1064,178 1065,178 1065,180 1065,183 1066,183 1066,181 1067,180 1067,176 1067,174 1068,174 1069,175 1069,177 1070,179 1070,181 1071,182 1071,183 1072,183 1072,180 1072,178 1073,176 1074,176 1074,178 1075,180 1076,181 1076,182 1076,183 1077,185 1078,183 1078,181 1078,179 1079,178 1079,177 1080,176 1080,177 1080,178 1081,178 1081,181 1081,183 1082,184 1083,183 1084,181 1084,178 1085,177 1085,178 1086,179 1087,181 1087,184 1087,185 1088,186 1088,187 1089,185 1089,183 1089,181 1090,180 1090,178 1091,179 1092,181 1092,183 1092,184 1093,185 1094,185 1094,183 1095,182 1096,181 1096,178 1097,180 1097,182 1098,183 1098,185 1098,186 1099,186 1099,187 1100,186 1101,183 1101,182 1101,181 1102,180 1102,181 1103,182 1103,184 1103,185 1104,186 1105,187 1105,188 1106,187 1106,183 1107,181 1107,179 1108,181 1108,183 1108,185 1109,185 1110,187 1110,188 1110,189 1111,188 1111,187 1112,185 1112,182 1112,181 1113,181 1114,184 1114,185 1114,187 1115,189 1116,189 1116,190 1117,189 1117,185 1117,183 1118,182 1119,183 1119,185 1120,186 1121,187 1121,189 1121,190 1122,190 1123,187 1123,185 1123,184 1124,183 1124,185 1125,187 1126,188 1126,189 1126,192 1127,192 1128,192 1128,190 1128,187 1129,185 1129,183 1130,184 1130,186 1130,187 1131,187 1132,189 1132,191 1132,192 1133,192 1133,191 1133,188 1134,185 1135,185 1136,187 1137,189 1137,191 1138,192 1138,194 1139,192 1139,190 1139,189 1140,188 1141,186 1141,187 1141,188 1142,189 1142,190 1143,192 1143,194 1144,194 1144,192 1144,191 1145,190 1146,188 1146,186 1146,185 1147,185 1147,187 1148,190 1148,192 1148,193 1149,192 1150,194 1150,192 1151,189 1151,188 1152,187 1153,190 1153,192 1153,193 1154,195 1155,196 1155,194 1156,192 1156,191 1157,189 1157,187 1158,189 1159,192 1159,193 1160,194 1161,195 1161,194 1162,192 1162,189 1162,188 1163,189 1164,190 1164,192 1164,194 1165,196 1165,195 1166,196 1166,197 1166,198 1167,196 1168,194 1168,192 1168,190 1169,190 1169,191 1169,193 1170,194 1170,195 1171,196 1171,198 1171,199 1172,198 1173,196 1173,193 1173,190 1174,189 1175,192 1175,194 1176,195 1177,197 1177,198 1178,198 1178,197 1178,194 1179,191 1180,192 1180,194 1180,196 1181,197 1182,197 1182,198 1183,199 1184,196 1184,194 1184,193 1185,192 1186,193 1186,194 1187,194 1187,195 1187,198 1188,199 1188,201 1189,198 1189,197 1189,196 1190,194 1191,192 1191,193 1191,195 1192,195 1192,196 1193,198 1193,200 1193,201 1194,201 1195,201 1195,199 1195,196 1196,194 1197,194 1197,196 1198,198 1198,199 1198,201 1199,201 1200,201 1200,199 1200,197 1201,196 1201,195 1202,195 1202,193 1202,194 1203,197 1203,199 1204,201 1205,203 1205,202 1205,201 1206,199 1207,196 1208,196 1209,198 1209,199 1209,201 1210,202 1211,203 1211,202 1212,199 1212,196 1212,195 1213,194 1214,195 1214,198 1214,200 1215,201 1216,202 1216,203 1216,204 1217,201 1218,199 1218,198 1218,196 1219,196 1219,197 1220,200 1220,201 1220,203 1221,205 1221,204 1222,203 1223,203 1223,201 1223,198 1224,196 1224,197 1225,199 1225,201 1226,202 1227,201 1227,203 1227,205 1228,205 1228,203 1229,199 1229,198 1230,198 1230,199 1230,201 1231,203 1232,203 1232,205 1233,207 1233,206 1234,205 1234,203 1234,199 1235,198 1236,198 1236,200 1236,201 1237,202 1237,203 1238,205 1238,207 1239,205 1239,203 1239,199 1240,198 1241,198 1241,199 1241,201 1242,201 1242,202 1243,205 1243,206 1244,207 1245,207 1245,204 1245,201 1246,200 1247,200 1247,201 1247,203 1248,204 1248,205 1249,207 1250,208 1250,207 1250,204 1251,203 1251,202 1252,201 1252,200 1252,201 1253,201 1254,202 1254,205 1254,207 1255,208 1255,207 1256,207 1256,206 1256,205 1257,201 1258,201 1259,203 1259,205 1259,207 1260,208 1260,210 1261,210 1261,208 1261,207 1262,204 1263,203 1263,202 1263,201 1264,202 1264,204 1265,207 1265,208 1266,208 1266,207 1267,206 1268,205 1268,203 1268,201 1269,201 1269,203 1270,205 1270,206 1270,208 1271,210 1272,210 1273,209 1273,207 1273,206 1274,205 1274,203 1275,205 1275,206 1275,208 1276,209 1277,209 1277,210 1277,211 1278,211 1278,210 1279,207 1279,204 1279,202 1280,201 1281,204 1281,207 1281,208 1282,208 1282,209 1282,211 1283,212 1283,211 1284,210 1284,208 1284,205 1285,203 1286,205 1286,207 1286,208 1287,210 1287,212 1288,211 1288,212 1289,212 1290,211 1290,208 1290,206 1291,205 1291,206 1291,207 1292,208 1292,209 1293,208 1293,210 1293,212 1294,213 1295,213 1295,210 1295,208 1296,207 1297,205 1297,207 1297,210 1298,210 1299,210 1299,212 1299,214 1300,215 1300,214 1300,212 1301,209 1301,207 1302,205 1302,207 1302,208 1303,209 1304,210 1304,211 1304,214 1305,214 1306,213 1306,210 1306,208 1307,207 1308,207 1308,208 1308,207 1309,209 1309,211 1309,213 1310,213 1310,215 1311,217 1311,214 1311,212 1312,210 1313,210 1313,209 1313,210 1314,211 1314,212 1315,212 1315,214 1315,215 1316,216 1317,216 1317,215 1317,214 1318,212 1318,211 1318,208 1319,208 1320,210 1320,212 1320,215 1321,217 1322,216 1322,217 1323,216 1323,213 1324,212 1324,211 1324,210 1325,210 1326,213 1326,215 1326,216 1327,217 1327,219 1327,218 1328,217 1328,215 1329,214 1329,212 1329,210 1330,210 1331,211 1331,214 1331,215 1332,216 1333,216 1333,217 1334,216 1335,215 1335,211 1335,210 1336,212 1336,214 1337,216 1337,218 1338,217 1338,219 1339,219 1340,217 1340,216 1340,214 1341,212 1342,213 1342,215 1342,216 1343,217 1344,217 1344,219 1344,221 1345,220 1345,217 1345,215 1346,212 1346,210 1347,212 1347,214 1347,216 1348,216 1349,217 1349,219 1349,221 1350,220 1351,219 1351,216 1351,213 1352,212 1353,214 1353,215 1353,217 1354,219 1355,220 1355,221 1356,221 1356,219 1356,216 1357,214 1358,214 1358,215 1359,216 1360,217 1360,219 1360,221 1361,223 1362,220 1362,219 1362,217 1363,217 1363,214 1363,215 1364,217 1365,218 1365,220 1365,223 1366,223 1367,224 1367,221 1368,218 1368,216 1369,216 1370,217 1371,219 1371,221 1371,223 1372,223 1372,221 1373,219 1373,218 1374,217 1374,216 1374,215 1375,217 1376,219 1376,221 1377,223 1377,224 1378,224 1378,223 1378,221 1379,221 1380,219 1380,217 1380,218 1381,218 1381,219 1381,220 1382,222 1382,224 1383,223 1383,224 1383,223 1384,223 1385,220 1385,217 1385,216 1386,216 1387,219 1387,221 1387,223 1388,222 1388,224 1388,225 1389,225 1390,223 1390,221 1390,220 1391,217 1392,219 1392,222 1392,223 1393,224 1394,226 1395,225 1395,224 1396,222 1396,219 1396,217 1397,219 1397,221 1397,223 1398,223 1399,223 1399,224 1400,226 1401,225 1401,221 1401,219 1402,219 1403,220 1403,221 1403,223 1404,225 1404,224 1405,225 1405,226 1405,228 1406,228 1406,226 1406,224 1407,221 1408,219 1408,221 1409,224 1410,224 1410,226 1410,228 1411,228 1412,227 1412,224 1412,221 1413,219 1414,220 1414,223 1414,222 1415,224 1415,226 1415,228 1416,228 1417,228 1417,226 1418,223 1418,222 1419,222 1419,224 1420,225 1421,225 1421,226 1421,227 1422,229 1422,230 1423,229 1423,226 1423,224 1424,223 1424,222 1424,221 1425,222 1426,223 1426,224 1426,226 1427,228 1427,230 1428,228 1428,227 1429,226 1430,223 1430,222 1430,223 1431,223 1431,224 1432,226 1432,228 1432,229 1433,231 1433,232 1433,230 1434,228 1435,226 1435,224 1435,223 1436,223 1437,225 1437,228 1438,229 1439,229 1439,228 1440,228 1440,226 1440,224 1441,221 1441,222 1442,224 1442,226 1443,228 1444,230 1445,230 1446,228 1446,226 1446,225 1447,224 1448,224 1448,226 1448,228 1449,230 1450,231 1450,232 1451,230 1451,226 1451,224 1452,222 1453,222 1453,224 1453,227 1454,229 1454,228 1455,230 1455,232 1455,233 1456,231 1457,230 1457,228 1457,225 1458,223 1458,224 1458,227 1459,228 1459,230 1460,231 1460,232 1461,232 1462,232 1462,231 1462,228 1463,225 1463,224 1464,226 1464,227 1465,228 1466,228 1466,229 1466,232 1467,233 1467,229 1468,227 1468,226 1469,226 1469,225 1469,227 1470,229 1471,229 1471,232 1472,233 1472,234 1473,233 1473,232 1473,229 1474,227 1475,226 1475,228 1476,228 1476,229 1476,231 1477,233 1477,234 1478,233 1478,230 1479,227 1480,226 1480,227 1481,226 1481,228 1482,230 1482,232 1482,233 1483,234 1484,235 1484,233 1484,232 1485,230 1485,229 1485,228 1486,228 1486,230 1487,230 1487,231 1487,232 1488,234 1489,235 1489,234 1490,233 1490,232 1491,230 1491,228 1491,227 1492,227 1493,228 1493,231 1493,233 1494,235 1494,234 1494,235 1495,235 1496,231 1496,230 1497,228 1498,228 1498,231 1498,233 1499,235 1499,236 1500,237 1500,236 1501,233 1502,232 1502,230 1502,228 1503,228 1503,230 1503,232 1504,233 1505,235 1505,234 1505,235 1506,235 1507,235 1507,233 1507,230 1508,228 1508,230 1509,232 1509,233 1510,235 1511,235 1511,236 1511,237 1512,238 1512,236 1512,234 1513,232 1513,230 1514,230 1514,231 1514,233 1515,235 1516,235 1516,237 1517,239 1517,238 1518,235 1518,233 1518,230 1519,228 1520,230 1520,232 1520,234 1521,233 1521,235 1521,237 1522,239 1522,238 1523,238 1523,237 1523,234 1524,231 1525,231 1525,232 1525,233 1526,235 1526,237 1527,237 1527,238 1528,240 1529,239 1529,237 1529,233 1530,233 1530,232 1530,233 1531,233 1531,234 1532,233 1532,235 1532,237 1533,239 1534,240 1534,238 1534,237 1535,235 1535,233 1536,232 1536,234 1537,234 1538,235 1538,237 1538,240 1539,240 1539,241 1540,238 1540,235 1541,233 1542,233 1543,235 1543,237 1543,239 1544,240 1545,240 1545,238 1545,236 1546,235 1546,233 1547,232 1548,233 1548,235 1548,238 1549,238 1549,239 1550,241 1550,239 1551,238 1552,237 1552,235 1552,234 1553,235 1554,236 1554,237 1554,239 1555,241 1556,241 1557,239 1557,237 1557,235 1558,233 1558,232 1559,233 1559,235 1559,238 1560,239 1561,239 1561,240 1561,242 1562,242 1562,239 1563,237 1563,234 1564,233 1564,235 1564,239 1565,239 1566,241 1566,242 1567,242 1567,241 1568,240 1568,238 1568,235 1569,234 1570,235 1570,237 1570,239 1571,239 1572,239 1572,240 1572,242 1573,242 1573,241 1573,237 1574,235 1575,235 1575,236 1576,239 1576,241 1577,241 1577,243 1578,244 1579,244 1579,242 1579,241 1580,237 1580,236 1581,235 1581,237 1581,239 1582,240 1582,241 1582,242 1583,244 1584,244 1584,242 1584,241 1585,237 1585,235 1586,235 1586,236 1586,238 1587,238 1588,239 1588,241 1588,243 1589,243 1589,244 1590,244 1590,241 1590,239 1591,237 1591,238 1591,237 1592,239 1593,241 1593,242 1594,242 1594,244 1595,245 1595,244 1595,242 1596,240 1597,239 1597,238 1597,237 1598,238 1599,239 1599,242 1599,243 1600,245 1600,244 1601,242 1602,241 1602,239 1602,238 1603,239 1604,239 1604,242 1604,244 1605,245 1606,246 1606,247 1606,245 1607,243 1607,240 1608,239 1608,238 1608,237 1609,238 1609,240 1609,242 1610,244 1611,244 1612,242 1613,241 1613,240 1613,237 1614,237 1615,239 1615,241 1615,242 1616,244 1616,246 1616,245 1617,245 1617,246 1618,245 1618,242 1618,241 1619,240 1620,239 1620,240 1620,241 1621,243 1621,245 1622,245 1622,246 1623,246 1624,245 1624,242 1624,239 1625,237 1625,239 1626,241 1626,243 1627,242 1627,244 1627,246 1628,248 1629,246 1629,244 1629,243 1630,240 1630,238 1631,239 1631,241 1631,243 1632,245 1633,246 1633,247 1634,247 1634,246 1635,242 1635,240 1636,239 1636,241 1636,242 1637,242 1638,243 1638,244 1639,246 1639,248 1640,248 1640,244 1640,242 1641,241 1642,241 1642,240 1642,242 1643,244 1644,246 1644,249 1645,249 1645,247 1646,244 1647,241 1648,242 1648,243 1649,244 1649,245 1649,248 1650,249 1651,248 1651,247 1651,244 1652,242 1652,241 1653,242 1653,241 1654,242 1654,244 1654,247 1655,247 1656,249 1656,250 1656,248 1657,245 1657,244 1658,243 1658,242 1659,244 1660,244 1660,245 1660,246 1661,248 1661,249 1662,248 1662,246 1663,245 1663,244 1663,241 1664,241 1665,241 1665,242 1665,244 1666,247 1666,249 1667,248 1667,249 1668,248 1669,244 1669,243 1670,242 1670,244 1671,247 1671,248 1672,250 1672,251 1672,250 1673,249 1674,247 1674,246 1674,244 1675,242 1676,243 1676,246 1676,248 1677,248 1678,248 1679,249 1679,248 1679,246 1680,243 1680,242 1681,243 1681,245 1681,246 1682,248 1683,250 1684,251 1685,250 1685,248 1685,246 1686,244 1687,244 1687,247 1688,248 1688,249 1689,251 1689,252 1690,251 1690,249 1690,246 1691,244 1692,242 1692,243 1692,245 1693,248 1693,247 1694,249 1694,251 1694,252 1695,252 1695,251 1696,248 1697,245 1697,244 1697,246 1698,247 1698,249 1699,250 1699,251 1700,251 1701,253 1701,250 1702,247 1702,246 1703,245 1703,246 1704,247 1704,248 1705,250 1706,252 1706,253 1706,251 1707,250 1707,248 1708,247 1708,244 1708,246 1709,248 1710,248 1710,250 1711,253 1712,254 1712,253 1712,251 1713,248 1713,246 1714,246 1715,246 1715,247 1715,250 1716,251 1716,253 1717,253 1717,251 1718,250 1719,248 1719,247 1719,246 1720,245 1720,246 1721,249 1721,250 1721,251 1722,252 1722,254 1722,253 1723,253 1724,251 1724,248 1725,248 1726,248 1726,249 1726,250 1727,251 1728,253 1729,253 1730,250 1730,248 1730,246 1731,245 1731,246 1731,249 1732,251 1733,253 1733,251 1733,253 1734,255 1735,252 1735,250 1736,247 1737,246 1737,248 1737,251 1738,252 1738,253 1739,255 1740,254 1740,253 1740,251 1741,249 1742,247 1742,248 1742,250 1743,251 1744,253 1744,252 1744,253 1745,255 1746,255 1746,254 1746,250 1747,248 1748,248 1748,249 1748,251 1749,253 1750,255 1751,257 1751,256 1751,255 1752,252 1752,250 1753,248 1753,250 1754,251 1755,252 1755,253 1755,254 1756,257 1757,255 1757,253 1757,250 1758,248 1759,250 1760,250 1760,252 1760,254 1761,255 1762,257 1762,254 1763,251 1764,250 1765,251 1765,253 1766,253 1766,255 1767,257 1767,258 1767,257 1768,254 1769,252 1769,251 1769,250 1770,250 1771,250 1771,251 1771,253 1772,255 1773,257 1773,256 1774,255 1774,253 1775,251 1775,250 1775,251 1776,251 1776,252 1776,254 1777,256 1778,257 1778,259 1779,258 1779,255 1780,253 1780,251 1781,250 1782,251 1782,252 1782,255 1783,256 1783,257 1784,257 1784,255 1785,255 1785,253 1786,250 1787,250 1787,252 1787,254 1788,255 1788,257 1789,258 1789,257 1790,258 1791,257 1791,255 1791,253 1792,252 1792,251 1792,252 1793,253 1793,256 1794,257 1794,258 1795,259 1796,259 1796,257 1796,254 1797,252 1797,250 1798,250 1798,251 1798,255 1799,256 1800,255 1800,257 1800,259 1801,260 1801,259 1801,258 1802,256 1802,253 1803,251 1803,255 1804,256 1805,258 1805,259 1806,259 1806,260 1807,260 1807,259 1807,255 1808,253 1809,251 1809,253 1809,255 1810,255 1810,256 1811,257 1811,259 1812,260 1812,257 1813,255 1814,254 1814,253 1815,254 1815,257 1816,256 1816,257 1816,259 1817,261 1818,261 1818,259 1819,256 1819,253 1820,253 1820,255 1821,255 1821,257 1821,258 1822,260 1823,261 1823,260 1824,257 1824,254 1825,253 1825,254 1826,253 1827,256 1827,257 1827,260 1828,259 1828,261 1828,262 1829,261 1829,258 1830,257 1830,256 1830,255 1831,255 1832,257 1832,258 1833,259 1833,260 1834,260 1834,261 1834,260 1835,259 1836,258 1836,256 1836,254 1837,253 1837,255 1838,257 1838,260 1839,261 1839,260 1839,261 1840,262 1841,260 1841,257 1841,256 1842,256 1842,254 1843,255 1843,257 1843,260 1844,260 1845,262 1845,263 1846,262 1846,260 1846,259 1847,257 1847,255 1848,255 1848,256 1848,259 1849,260 1850,260 1851,261 1851,262 1852,261 1852,259 1852,255 1853,255 1853,256 1853,257 1854,259 1855,260 1855,262 1856,262 1856,264 1857,264 1857,262 1857,260 1858,259 1859,256 1859,257 1860,259 1860,260 1861,260 1861,261 1861,262 1862,264 1862,261 1863,258 1864,255 1864,253 1864,255 1865,257 1865,259 1866,259 1866,260 1866,262 1867,264 1868,264 1868,263 1868,262 1869,259 1869,256 1870,256 1870,257 1870,259 1871,260 1871,262 1872,263 1873,264 1874,262 1874,259 1875,257 1876,258 1877,259 1877,260 1878,262 1878,264 1879,265 1879,263 1879,262 1880,260 1880,259 1880,257 1881,257 1882,260 1883,262 1883,264 1884,265 1884,266 1884,265 1885,263 1886,260 1886,258 1886,257 1887,257 1887,259 1888,259 1888,261 1888,263 1889,264 1890,262 1891,260 1891,259 1892,258 1892,256 1893,258 1893,260 1893,262 1894,262 1895,264 1895,266 1895,265 1896,264 1896,263 1897,262 1897,260 1897,259 1898,259 1898,260 1899,261 1900,263 1900,264 1900,265 1901,265 1902,264 1902,262 1902,259 1903,257 1904,256 1904,257 1904,260 1905,262 1905,264 1906,263 1906,265 1906,266 1907,266 1907,263 1907,262 1908,260 1909,259 1909,257 1909,259 1910,262 1910,263 1911,265 1911,266 1912,266 1913,266 1913,264 1913,262 1914,260 1914,259 1915,259 1915,261 1915,262 1916,262 1916,264 1917,264 1918,266 1918,265 1919,261 1919,260 1920,260 1921,262 1922,264 1923,266 1923,268 1924,267 1924,266 1924,264 1925,261 1925,259 1926,261 1927,263 1927,264 1928,266 1928,268 1929,268 1929,267 1929,265 1930,262 1931,259 1931,260 1932,262 1933,264 1933,266 1933,268 1934,268 1934,269 1935,266 1936,262 1937,262 1937,264 1938,265 1938,266 1939,268 1940,268 1940,269 1940,268 1941,266 1941,264 1942,264 1942,262 1942,261 1943,262 1943,263 1944,266 1945,268 1945,269 1945,268 1946,268 1946,267 1947,266 1947,262 1948,263 1949,263 1949,264 1949,266 1950,268 1950,269 1951,270 1951,271 1951,269 1952,268 1952,265 1952,264 1953,262 1954,261 1954,262 1954,264 1955,267 1955,268 1956,268 1956,269 1956,268 1957,267 1958,267 1958,265 1958,264 1959,260 1959,261 1960,263 1960,266 1961,268 1961,269 1962,269 1963,269 1963,266 1964,265 1964,264 1965,263 1965,264 1966,266 1967,268 1967,269 1968,270 1968,271 1968,269 1969,266 1969,264 1970,261 1970,260 1970,263 1971,266 1972,268 1972,267 1972,269 1973,270 1973,272 1974,270 1974,269 1974,268 1975,264 1976,262 1976,264 1976,266 1977,267 1977,269 1977,270 1978,270 1978,271 1979,271 1979,269 1980,266 1981,264 1981,263 1981,264 1982,266 1983,267 1983,268 1984,270 1985,271 1985,268 1986,266 1986,265 1987,264 1987,266 1988,268 1989,270 1990,273 1990,272 1991,271 1991,268 1992,265 1992,264 1992,265 1993,266 1994,267 1994,268 1994,269 1995,272 1995,273 1995,272 1996,271 1996,268 1997,266 1997,265 1998,266 1999,265 1999,267 1999,269 2000,271 2001,273 2001,274 2001,272 2002,270 2003,269 2003,268 2003,266 2004,267 2004,268 2004,269 2005,270 2005,271 2006,273 2006,274 2007,272 2008,271 2008,269 2008,268 2009,266 2010,266 2010,267 2010,269 2011,272 2012,273 2013,274 2013,273 2013,269 2014,268 2015,266 2015,267 2015,269 2016,271 2017,272 2017,274 2017,275 2018,275 2018,273 2019,271 2019,270 2019,268 2020,266 2020,268 2021,269 2022,271 2022,272 2023,272 2023,273 2024,273 2024,272 2024,271 2025,267 2026,266 2026,268 2026,269 2027,270 2027,271 2028,274 2028,273 2028,274 2029,275 2029,276 2029,274 2030,272 2031,270 2031,268 2032,269 2032,271 2033,273 2034,275 2035,277 2035,276 2035,273 2036,270 2036,268 2037,266 2037,268 2037,269 2038,271 2038,273 2039,275 2040,277 2040,276 2041,275 2041,271 2042,269 2043,271 2044,273 2044,274 2045,275 2045,276 2046,277 2046,274 2047,271 2047,269 2048,269 2049,269 2049,271 2050,272 2050,274 2051,276 2051,277 2051,275 2052,273 2053,272 2053,271 2053,269 2054,269 2054,271 2055,271 2055,272 2055,274 2056,277 2056,278 2057,277 2058,275 2058,272 2058,269 2059,269 2060,270 2060,271 2060,273 2061,275 2062,277 2063,275 2063,273 2064,272 2064,271 2065,268 2065,271 2065,273 2066,275 2067,275 2067,277 2067,278 2068,278 2068,276 2069,275 2069,274 2069,272 2070,271 2071,271 2071,272 2071,273 2072,275 2072,276 2073,277 2074,277 2074,276 2074,273 2075,271 2076,269 2076,268 2076,269 2077,271 2077,274 2078,276 2078,275 2078,277 2079,278 2080,278 2080,275 2080,273 2081,272 2081,269 2082,269 2082,271 2082,274 2083,275 2083,277 2083,278 2084,278 2085,278 2085,277 2086,274 2086,271 2087,269 2087,272 2088,273 2089,274 2089,275 2090,276 2090,278 2091,278 2091,277 2091,272 2092,271 2093,272 2094,273 2094,276 2095,276 2095,278 2096,280 2096,279 2096,278 2097,276 2098,273 2098,271 2099,273 2099,275 2100,275 2100,276 2100,277 2101,280 2101,278 2102,276 2103,273 2103,270 2103,271 2104,271 2104,273 2105,273 2105,275 2105,277 2106,278 2107,278 2107,280 2108,277 2108,274 2109,273 2110,274 2110,276 2110,277 2111,277 2112,278 2112,279 2112,280 2113,279 2113,277 2114,275 2114,274 2114,273 2115,271 2116,273 2116,274 2117,277 2117,278 2117,280 2118,279 2119,278 2119,277 2119,274 2120,273 2121,274 2121,273 2121,275 2122,277 2122,280 2123,280 2123,282 2124,280 2125,278 2125,275 2125,274 2126,273 2127,275 2127,278 2128,279 2128,280 2129,279 2130,278 2130,276 2131,275 2131,272 2132,273 2132,275 2132,277 2133,277 2134,278 2134,280 2135,280 2135,281 2135,280 2136,277 2136,276 2137,275 2137,274 2137,275 2138,276 2139,278 2139,279 2139,280 2140,280 2140,281 2141,282 2141,280 2141,277 2142,275 2143,272 2143,275 2144,277 2144,278 2145,279 2145,282 2146,283 2146,281 2146,280 2147,278 2148,275 2148,273 2148,274 2149,277 2149,278 2150,280 2150,281 2151,282 2152,282 2152,280 2153,277 2153,275 2153,274 2154,275 2154,277 2155,277 2155,278 2156,279 2157,282 2157,283 2157,282 2158,279 2158,277 2159,276 2159,275 2160,277 2161,278 2161,279 2162,282 2162,284 2163,283 2163,282 2164,278 2164,277 2164,275 2165,276 2166,277 2166,278 2167,280 2167,282 2168,283 2168,282 2169,278 2170,276 2171,276 2171,275 2171,278 2172,280 2172,282 2173,282 2173,284 2173,285 2174,282 2175,280 2175,279 2175,278 2176,277 2177,278 2177,279 2177,280 2178,281 2179,283 2179,284 2180,283 2180,281 2180,280 2181,278 2181,276 2182,275 2182,276 2182,277 2183,280 2184,282 2184,283 2184,282 2185,284 2186,282 2186,279 2186,278 2187,278 2188,277 2188,280 2189,282 2189,283 2189,285 2190,286 2190,285 2191,284 2191,282 2191,281 2192,278 2193,277 2193,278 2194,281 2194,282 2195,282 2195,283 2195,282 2196,283 2196,284 2196,283 2197,282 2198,277 2199,280 2200,282 2200,284 2201,284 2202,286 2202,284 2203,282 2203,280 2204,278 2204,279 2205,282 2205,283 2206,284 2207,286 2207,287 2207,286 2208,284 2208,281 2209,278 2209,277 2209,278 2210,280 2211,282 2211,281 2211,283 2212,285 2212,286 2213,286 2213,285 2214,281 2214,279 2214,278 2215,280 2216,280 2216,282 2216,284 2217,284 2217,285 2218,286 2218,287 2219,284 2220,282 2220,280 2221,280 2222,281 2222,282 2223,285 2223,286 2223,288 2224,285 2225,284 2225,282 2226,279 2226,280 2227,282 2227,283 2228,285 2229,287 2229,289 2230,288 2230,286 2231,283 2231,281 2231,280 2232,280 2232,281 2232,282 2233,284 2234,286 2234,287 2235,287 2235,285 2236,283 2236,282 2236,281 2237,280 2238,278 2238,280 2238,283 2239,285 2240,287 2240,289 2240,288 2241,287 2241,285 2241,284 2242,282 2243,282 2244,283 2244,284 2245,286 2245,287 2246,287 2247,287 2247,284 2248,282 2248,280 2249,279 2249,280 2249,283 2250,285 2250,287 2250,286 2251,288 2252,289 2252,286 2253,285 2253,284 2254,281 2254,280 2254,282 2255,285 2256,287 2256,288 2256,289 2257,289 2258,288 2258,287 2258,285 2259,282 2259,281 2260,284 2261,285 2261,286 2262,286 2262,287 2263,289 2263,287 2264,284 2265,282 2266,282 2266,285 2267,287 2268,289 2268,291 2268,290 2269,289 2270,287 2270,284 2270,282 2271,282 2271,284 2272,286 2272,287 2273,289 2274,291 2274,289 2275,287 2275,284 2275,282 2276,282 2276,283 2277,285 2277,284 2277,286 2278,288 2279,290 2279,291 2280,291 2280,288 2281,286 2281,284 2282,284 2283,286 2283,287 2284,288 2284,289 2284,291 2285,292 2285,289 2286,287 2286,286 2287,284 2288,283 2288,284 2289,285 2289,287 2290,289 2290,291 2290,290 2291,289 2292,289 2292,287 2292,284 2293,284 2293,285 2294,286 2294,287 2295,290 2295,291 2295,292 2296,293 2297,291 2297,289 2297,287 2298,286 2298,284 2299,284 2299,286 2300,289 2301,290 2301,291 2302,290 2302,289 2302,288 2303,287 2303,286 2304,283 2304,284 2304,285 2305,287 2306,288 2306,290 2306,292 2307,291 2308,291 2308,288 2309,287 2310,286 2310,285 2310,286 2311,287 2311,289 2311,291 2312,291 2313,292 2313,293 2313,291 2314,288 2315,286 2315,283 2315,282 2316,286 2316,287 2317,290 2317,289 2317,291 2318,292 2319,293 2319,292 2319,291 2320,289 2320,287 2320,284 2321,286 2321,288 2322,289 2322,291 2322,293 2323,293 2324,293 2325,292 2325,289 2326,286 2327,288 2328,288 2328,289 2329,290 2329,293 2329,294 2330,294 2330,290 2331,288 2331,287 2332,286 2333,287 2333,290 2333,291 2334,291 2334,293 2335,295 2335,296 2335,295 2336,294 2337,291 2337,288 2337,287 2338,287 2338,289 2338,290 2339,291 2339,293 2340,295 2340,296 2340,295 2341,294 2342,291 2342,289 2342,288 2343,288 2343,289 2344,288 2344,290 2344,292 2345,295 2346,295 2346,296 2346,297 2347,296 2347,293 2347,292 2348,291 2348,290 2349,291 2349,292 2350,293 2351,294 2351,296 2351,297 2352,296 2352,295 2353,295 2353,293 2353,291 2354,289 2355,288 2355,289 2355,290 2356,293 2356,295 2356,296 2357,295 2357,296 2358,297 2358,295 2358,293 2359,291 2360,291 2360,290 2361,293 2361,296 2362,296 2362,297 2362,298 2363,298 2364,297 2364,295 2364,294 2365,292 2365,290 2366,291 2366,294 2367,295 2367,296 2368,296 2369,296 2369,297 2369,296 2370,294 2370,290 2371,290 2371,291 2371,293 2372,293 2372,296 2372,298 2373,297 2374,297 2374,299 2374,298 2375,297 2375,295 2376,294 2376,291 2377,292 2378,295 2378,296 2379,297 2379,298 2380,300 2380,299 2380,296 2381,294 2381,290 2381,289 2382,291 2383,293 2383,295 2384,296 2384,298 2385,299 2386,298 2387,294 2387,291 2388,292 2388,293 2389,295 2389,296 2390,296 2390,298 2390,299 2391,298 2392,296 2392,293 2392,292 2393,292 2394,292 2394,293 2394,294 2395,295 2396,297 2396,299 2396,300 2397,297 2398,295 2398,292 2399,293 2399,295 2400,296 2401,298 2401,300 2401,301 2402,302 2403,298 2403,296 2403,293 2404,293 2405,293 2405,294 2406,296 2406,298 2407,299 2407,298 2407,299 2408,297 2408,295 2408,294 2409,293 2410,292 2410,290 2410,292 2411,294 2411,296 2412,296 2412,298 2412,299 2413,298 2414,297 2414,296 2414,295 2415,293 2416,293 2416,294 2417,295 2417,297 2417,299 2418,299 2419,300 2419,299 2419,298 2420,296 2420,294 2421,292 2421,291 2421,292 2422,295 2423,296 2423,299 2423,298 2424,300 2424,302 2425,298 2425,296 2426,295 2426,293 2427,295 2428,297 2428,298 2428,299 2429,301 2429,300 2430,300 2430,299 2430,298 2431,295 2432,293 2432,291 2433,294 2433,295 2434,296 2435,296 2435,298 2435,299 2436,298 2437,294 2437,293 2438,293 2438,294 2439,296 2439,298 2440,298 2441,300 2441,303 2441,302 2442,300 2442,298 2442,296 2443,294 2444,295 2444,298 2445,299 2446,300 2446,302 2446,303 2447,301 2447,299 2448,295 2448,293 2449,293 2450,295 2450,296 2451,298 2451,300 2452,301 2452,300 2453,298 2453,295 2453,293 2454,293 2455,293 2455,295 2455,296 2456,296 2456,297 2457,298 2457,301 2457,302 2458,300 2459,298 2459,296 2460,295 2460,293 2460,295 2461,295 2461,296 2462,299 2462,301 2462,303 2463,301 2464,301 2464,299 2465,296 2465,295 2466,296 2466,297 2467,299 2468,302 2468,304 2469,304 2469,302 2469,299 2470,296 2470,295 2471,295 2471,293 2471,294 2472,296 2473,298 2473,299 2473,300 2474,300 2475,298 2475,296 2476,296 2477,293 2477,294 2477,295 2478,298 2478,299 2478,301 2479,302 2480,302 2481,299 2482,298 2482,296 2483,297 2483,298 2484,300 2484,302 2485,303 2486,304 2486,302 2487,298 2487,297 2487,294 2488,294 2488,296 2489,298 2489,300 2489,298 2490,300 2491,302 2491,303 2491,302 2492,300 2492,298 2493,295 2493,293 2493,294 2494,296 2495,297 2495,299 2495,301 2496,302 2496,303 2497,303 2497,302 2498,299 2498,296 2499,298 2500,298 2500,299 2500,300 2501,300 2501,302 2502,304 2502,305 2503,302 2504,300 2504,298 2505,297 2505,299 2505,301 2506,302 2507,303 2507,305 2508,305 2509,303 2509,300 2509,297 2510,296 2511,298 2511,299 2512,300 2513,302 2513,304 2513,303 2514,302 2514,299 2514,296 2515,296 2516,296 2516,298 2517,301 2518,302 2518,303 2518,305 2519,306 2519,304 2520,302 2520,300 2521,298 2522,299 2522,301 2522,302 2523,302 2523,304 2523,305 2524,306 2525,305 2525,304 2525,302 2526,300 2527,298 2528,298 2528,301 2529,303 2529,305 2529,304 2530,305 2531,305 2531,304 2531,300 2532,298 2532,296 2533,297 2533,300 2534,302 2534,304 2535,305 2536,305 2536,304 2536,301 2537,300 2537,299 2538,297 2538,296 2538,299 2539,302 2539,303 2540,304 2541,304 2541,305 2542,304 2542,302 2543,299 2543,298 2543,300 2544,302 2545,302 2545,304 2545,305 2546,305 2546,306 2547,307 2547,305 2548,304 2548,301 2548,299 2549,298 2550,300 2550,302 2550,304 2551,304 2552,305 2552,307 2552,306 2553,304 2554,301 2554,298 2554,296 2555,298 2555,300 2556,302 2556,304 2557,305 2557,307 2558,307 2559,306 2559,303 2559,300 2560,300 2560,301 2561,302 2561,304 2561,306 2562,306 2563,307 2563,309 2564,308 2564,305 2565,303 2565,302 2566,302 2566,303 2567,303 2568,304 2568,307 2568,308 2569,309 2569,307 2570,305 2570,304 2570,302 2571,300 2572,300 2572,302 2573,303 2573,305 2574,307 2574,308 2574,309 2575,309 2575,306 2575,302 2576,301 2577,300 2577,301 2577,302 2578,302 2578,304 2579,306 2579,307 2579,308 2580,308 2581,306 2581,304 2582,302 2583,300 2583,302 2583,304 2584,307 2584,309 2585,311 2586,310 2586,308 2587,306 2587,304 2588,303 2588,304 2589,305 2590,305 2590,307 2590,308 2591,308 2592,307 2592,304 2593,301 2593,300 2593,298 2594,300 2595,302 2595,304 2595,306 2596,305 2596,307 2597,308 2597,305 2598,304 2599,303 2599,300 2600,302 2600,305 2600,306 2601,308 2601,309 2602,309 2603,307 2604,305 2604,303 2604,301 2605,302 2605,304 2606,305 2606,306 2606,307 2607,307 2608,307 2608,309 2609,309 2609,304 2609,303 2610,302 2610,304 2611,304 2611,305 2611,307 2612,307 2613,307 2613,309 2613,310 2614,309 2614,307 2615,305 2615,302 2615,300 2616,300 2617,302 2617,304 2618,305 2618,306 2618,309 2619,309 2619,307 2620,305 2620,302 2620,300 2621,300 2622,302 2622,304 2623,305 2623,308 2624,309 2624,310 2624,311 2625,311 2626,308 2626,305 2627,305 2627,304 2627,306 2628,307 2628,308 2629,308 2629,309 2629,311 2630,312 2631,310 2631,309 2631,306 2632,305 2632,304 2633,303 2634,304 2635,306 2635,308 2635,310 2636,309 2636,308 2636,307 2637,305 2637,302 2638,302 2638,303 2639,304 2640,306 2640,309 2640,310 2641,311 2641,312 2642,310 2642,308 2642,306 2643,305 2644,304 2645,307 2645,309 2645,310 2646,310 2646,311 2647,311 2647,310 2647,309 2648,307 2649,306 2649,304 2650,306 2650,309 2651,309 2651,311 2651,313 2652,312 2653,312 2653,311 2654,308 2654,306 2654,305 2655,304 2656,306 2656,307 2656,309 2657,309 2658,309 2658,310 2658,311 2659,309 2659,305 2660,304 2660,302 2661,304 2662,306 2662,309 2663,310 2663,311 2663,313 2664,312 2664,311 2665,309 2665,307 2665,304 2666,305 2667,307 2667,309 2667,311 2668,313 2669,313 2669,314 2670,312 2671,309 2671,306 2671,305 2672,306 2672,307 2673,309 2673,308 2674,309 2674,311 2674,312 2675,312 2676,308 2676,306 2676,305 2677,305 2677,304 2678,305 2678,308 2679,309 2680,310 2680,313 2681,313 2681,312 2681,309 2682,306 2682,305 2683,305 2683,307 2683,308 2684,309 2685,311 2685,314 2686,314 2686,313 2687,311 2687,307 2688,307 2689,307 2689,309 2690,311 2690,313 2691,314 2691,316 2692,314 2692,311 2692,309 2693,308 2694,307 2694,309 2695,309 2695,310 2696,311 2696,313 2696,314 2697,314 2697,313 2697,311 2698,309 2699,308 2699,306 2700,306 2700,307 2701,310 2701,313 2701,314 2702,313 2703,314 2703,315 2703,314 2704,311 2704,309 2705,309 2705,307 2705,308 2706,311 2706,313 2706,314 2707,316 2708,316 2708,315 2709,313 2709,311 2710,310 2710,308 2710,307 2711,309 2712,312 2712,313 2713,313 2714,313 2714,312 2715,311 2715,307 2715,306 2716,307 2717,309 2717,311 2718,313 2719,313 2719,314 2720,313 2721,311 2721,309 2721,307 2722,307 2722,308 2723,311 2723,312 2724,313 2724,314 2724,316 2725,316 2726,313 2726,311 2726,307 2727,306 2727,307 2728,309 2728,312 2728,311 2729,313 2730,315 2730,317 2730,316 2731,316 2731,315 2732,311 2732,309 2733,310 2733,312 2734,313 2735,314 2735,315 2736,316 2736,315 2737,313 2737,310 2737,308 2738,308 2739,308 2739,309 2740,309 2741,312 2741,314 2741,315 2742,313 2742,312 2742,311 2743,310 2744,307 2744,309 2744,311 2745,311 2746,314 2746,316 2746,317 2748,318 2749,318 2749,315 2749,313 2750,311 2750,310 2751,311 2752,314 2752,316 2752,317 2753,316 2754,317 2754,315 2754,313 2755,312 2755,311 2756,310 2756,308 2756,310 2757,312 2758,313 2758,314 2758,315 2759,316 2760,314 2760,313 2761,310 2761,309 2762,309 2763,311 2763,313 2764,315 2765,316 2765,315 2766,313 2767,311 2767,309 2767,307 2768,309 2768,312 2769,314 2769,316 2770,317 2770,318 2770,319 2771,316 2772,314 2772,313 2772,311 2773,310 2773,313 2774,315 2774,316 2774,317 2775,318 2776,318 2776,317 2777,316 2777,314 2778,311 2778,309 2778,310 2779,312 2779,313 2780,314 2781,314 2781,315 2781,316 2782,316 2782,315 2783,311 2783,309 2784,310 2785,311 2785,313 2785,315 2786,315 2786,316 2786,318 2787,320 2787,318 2788,317 2788,315 2788,313 2789,311 2790,311 2790,314 2790,316 2791,316 2792,318 2792,320 2792,321 2793,319 2794,316 2794,314 2794,311 2795,311 2795,312 2795,314 2796,314 2796,316 2797,318 2797,320 2797,319 2798,320 2799,320 2799,317 2799,313 2800,313 2800,312 2801,312 2801,313 2801,315 2802,315 2803,316 2803,318 2804,319 2804,318 2804,315 2805,313 2806,311 2806,310 2806,311 2807,313 2808,314 2808,316 2808,318 2809,320 2809,319 2810,318 2810,316 2811,314 2812,313 2812,314 2813,314 2813,316 2813,320 2814,320 2814,322 2815,322 2815,321 2815,318 2816,316 2817,315 2817,314 2817,313 2818,314 2818,316 2819,318 2819,319 2820,320 2821,318 2821,317 2822,315 2822,314 2822,311 2823,311 2823,313 2824,315 2824,316 2824,317 2825,319 2826,319 2827,318 2827,316 2828,314 2828,313 2829,314 2830,316 2830,318 2830,319 2831,320 2831,321 2832,322 2832,320 2833,317 2833,314 2833,312 2834,313 2835,314 2835,317 2835,319 2836,318 2836,320 2837,322 2837,323 2837,322 2838,320 2839,319 2839,315 2839,314 2840,314 2840,317 2840,318 2841,320 2842,321 2842,322 2843,321 2844,320 2844,316 2844,314 2845,313 2845,314 2846,315 2846,316 2847,316 2847,317 2847,320 2848,322 2849,322 2849,317 2849,316 2850,314 2851,314 2851,316 2851,318 2852,318 2853,319 2853,321 2853,323 2854,323 2855,322 2855,318 2855,316 2856,315 2856,316 2856,318 2857,318 2858,319 2858,321 2858,323 2859,324 2859,323 2860,322 2860,319 2860,317 2861,316 2862,316 2863,317 2863,320 2864,322 2864,323 2865,324 2865,322 2865,320 2866,318 2867,317 2867,316 2867,315 2868,316 2868,318 2869,318 2869,319 2869,320 2870,322 2871,322 2871,321 2871,319 2872,318 2872,316 2873,314 2873,313 2873,314 2874,316 2874,318 2874,321 2875,322 2876,322 2876,323 2877,322 2877,319 2878,318 2878,317 2878,316 2879,317 2880,320 2880,322 2880,323 2881,325 2881,326 2882,325 2882,324 2882,322 2883,320 2883,318 2883,317 2884,316 2885,318 2885,320 2885,322 2886,322 2887,322 2887,323 2888,322 2889,320 2889,316 2890,316 2890,318 2891,318 2891,320 2891,322 2892,322 2892,323 2893,324 2894,322 2894,320 2894,318 2895,316 2896,318 2896,320 2896,322 2897,322 2898,322 2898,324 2898,326 2899,325 2899,323 2900,320 2900,318 2900,316 2901,317 2901,320 2901,322 2902,322 2903,323 2903,325 2903,327 2904,326 2904,327 2905,326 2905,322 2905,320 2906,319 2907,320 2907,322 2907,323 2908,325 2908,324 2909,325 2909,327 2910,326 2910,323 2910,320 2911,318 2912,318 2913,319 2914,320 2914,322 2914,324 2915,325 2916,323 2916,322 2916,320 2917,319 2917,317 2918,318 2918,321 2919,322 2919,323 2919,326 2920,327 2921,328 2921,327 2921,325 2922,322 2922,321 2923,320 2923,321 2924,322 2925,323 2925,327 2926,327 2927,326 2927,324 2927,323 2928,322 2928,321 2928,320 2929,321 2930,323 2930,325 2931,327 2931,328 2932,327 2932,325 2932,324 2933,323 2934,321 2934,320 2934,319 2935,320 2935,321 2936,322 2936,323 2936,325 2937,325 2938,324 2939,322 2939,320 2939,318 2940,317 2940,318 2941,322 2941,323 2941,325 2942,325 2943,327 2943,329 2943,328 2944,326 2944,324 2945,323 2945,320 2946,322 2946,325 2946,326 2947,328 2948,329 2949,329 2949,327 2950,325 2950,322 2950,321 2951,321 2952,323 2952,325 2953,326 2954,326 2954,328 2955,327 2955,322 2955,320 2956,320 2957,320 2957,323 2958,325 2959,325 2959,327 2959,328 2960,327 2961,326 2961,324 2961,321 2962,320 2962,319 2962,322 2963,323 2963,324 2964,325 2964,327 2964,329 2965,330 2966,328 2966,327 2966,323 2967,321 2967,322 2968,322 2968,324 2969,326 2970,328 2970,330 2971,330 2971,331 2971,328 2972,325 2972,324 2973,324 2973,323 2973,325 2974,327 2975,327 2975,328 2975,329 2976,330 2977,329 2977,327 2977,324 2978,323 2979,322 2980,323 2980,326 2981,327 2981,330 2982,328 2982,327 2983,325 2984,322 2985,323 2985,324 2986,327 2986,329 2987,331 2988,332 2988,330 2988,328 2989,326 2989,325 2989,323 2990,323 2990,324 2991,326 2991,329 2991,330 2992,330 2993,330 2993,329 2994,329 2994,327 2995,326 2995,323 2996,325 2997,327 2997,328 2997,329 2998,331 2998,330 2999,331 2999,330 3000,327 3000,325 3001,323 3002,324 3002,325 3002,327 3003,329 3004,329 3004,330 3005,328 3006,325 3006,323 3006,320 3007,320 3007,323 3007,325 3008,327 3009,329 3009,330 3009,332 3010,330 3011,329 3011,328 3011,325 3012,323 3012,324 3013,327 3013,328 3013,329 3014,331 3014,332 3015,332 3016,332 3016,331 3016,328 3017,325 3018,325 3018,327 3019,329 3020,329 3020,331 3021,333 3022,329 3022,327 3023,325 3023,326 3024,329 3025,329 3025,330 3026,332 3027,332 3027,330 3027,327 3028,324 3029,323 3029,325 3030,326 3030,327 3031,328 3031,330 3031,331 3032,331 3032,330 3032,328 3033,325 3034,325 3035,325 3035,327 3036,329 3036,331 3037,333 3038,334 3038,332 3038,330 3039,329 3039,328 3040,327 3040,329 3041,329 3041,330 3041,331 3042,333 3043,334 3043,333 3044,331 3044,330 3045,328 3045,325 3046,325 3047,327 3047,329 3047,331 3048,333 3048,332 3049,332 3049,331 3050,328 3050,326 3051,325 3052,325 3052,327 3052,330 3053,330 3053,332 3054,333 3054,332 3054,331 3055,329 3056,328 3056,326 3056,324 3057,324 3057,326 3058,329 3058,330 3059,331 3059,332 3060,332 3061,332 3061,330 3061,327 3062,326 3062,327 3063,329 3063,332 3064,334 3065,333 3065,335 3066,335 3066,334 3067,331 3067,330 3067,327 3068,327 3068,330 3069,332 3070,332 3070,334 3071,335 3071,334 3072,331 3072,328 3072,325 3073,323 3074,325 3074,327 3074,329 3075,328 3075,330 3076,332 3076,333 3077,332 3077,328 3078,326 3079,325 3079,327 3080,329 3080,331 3081,332 3081,334 3082,335 3083,335 3083,332 3083,330 3084,328 3085,328 3085,329 3085,330 3086,330 3086,332 3086,334 3087,336 3088,337 3088,334 3088,333 3089,331 3089,330 3090,328 3090,329 3090,330 3091,331 3092,332 3092,333 3092,336 3093,336 3094,336 3094,333 3094,330 3095,328 3095,327 3096,328 3097,329 3097,330 3097,332 3098,334 3099,334 3099,332 3099,330 3100,329 3101,328 3101,327 3101,326 3102,327 3102,330 3103,332 3103,334 3104,336 3104,335 3104,334 3105,332 3106,332 3106,330 3107,330 3108,331 3108,332 3108,334 3109,336 3110,336 3111,336 3111,334 3112,330 3112,329 3112,328 3113,329 3113,332 3113,334 3114,336 3115,334 3115,336 3115,338 3116,338 3116,335 3117,334 3117,332 3117,330 3118,329 3119,331 3119,334 3119,335 3120,336 3120,338 3120,337 3121,337 3121,336 3122,335 3122,332 3122,330 3123,328 3124,329 3124,330 3124,332 3125,332 3126,332 3126,333 3126,334 3127,335 3128,334 3128,330 3128,329 3129,329 3130,331 3130,334 3131,334 3131,336 3132,338 3133,337 3133,336 3133,334 3134,331 3134,329 3135,330 3135,331 3135,334 3136,334 3137,336 3137,339 3138,339 3138,338 3138,336 3139,332 3139,330 3140,330 3140,331 3140,334 3141,333 3142,335 3142,336 3142,338 3143,338 3143,339 3144,339 3144,336 3144,333 3145,332 3146,331 3146,332 3147,334 3147,335 3148,336 3148,337 3149,338 3149,336 3149,334 3150,333 3151,332 3151,330 3152,330 3152,331 3153,332 3153,335 3153,337 3154,338 3155,337 3156,335 3156,332 3157,333 3157,332 3158,333 3158,336 3158,338 3159,339 3160,340 3160,341 3160,339 3161,337 3161,335 3162,333 3162,332 3163,332 3164,334 3164,337 3164,338 3165,338 3165,339 3165,338 3166,337 3167,335 3167,334 3167,330 3168,331 3169,333 3169,336 3170,338 3170,339 3171,339 3172,339 3173,336 3173,334 3174,332 3174,333 3174,334 3175,336 3175,338 3176,338 3176,339 3176,340 3177,340 3178,339 3178,335 3178,332 3179,330 3180,333 3180,336 3180,338 3181,337 3182,338 3182,341 3183,340 3183,339 3183,338 3184,334 3184,332 3185,333 3185,336 3185,337 3186,339 3187,339 3187,340 3188,341 3189,339 3189,336 3189,334 3190,333 3190,334 3190,335 3191,336 3192,336 3192,337 3192,338 3193,340 3193,341 3194,341 3194,338 3194,336 3195,334 3196,334 3196,333 3196,336 3197,338 3198,338 3198,339 3198,341 3199,342 3199,340 3200,337 3201,335 3201,333 3201,334 3202,336 3203,337 3203,339 3203,341 3204,342 3205,341 3205,338 3206,335 3206,334 3207,334 3208,336 3208,338 3208,340 3209,340 3210,342 3210,343 3210,341 3211,339 3211,337 3212,337 3212,335 3212,336 3213,336 3214,337 3214,338 3214,339 3215,341 3215,342 3216,341 3216,340 3216,339 3217,338 3217,336 3217,334 3218,334 3219,334 3219,335 3219,338 3220,339 3220,341 3221,340 3221,341 3221,342 3222,341 3223,338 3223,336 3224,335 3225,338 3225,340 3225,341 3226,342 3226,343 3227,341 3228,340 3228,338 3228,336 3229,334 3230,336 3230,338 3230,339 3231,339 3232,341 3232,340 3232,341 3233,341 3234,339 3234,335 3234,334 3235,335 3235,337 3235,338 3236,340 3237,342 3237,341 3237,342 3238,343 3238,344 3239,341 3239,340 3239,338 3240,336 3241,336 3241,337 3241,339 3242,341 3242,340 3243,341 3243,342 3243,345 3244,343 3244,341 3244,338 3245,335 3246,334 3246,335 3246,337 3247,339 3247,338 3248,340 3248,342 3248,344 3249,343 3250,343 3250,342 3250,339 3251,336 3252,337 3252,338 3252,339 3253,341 3253,342 3254,343 3255,344 3255,343 3255,341 3256,338 3256,337 3257,337 3257,336 3257,337 3258,338 3259,338 3259,339 3259,341 3260,343 3260,345 3261,343 3261,341 3261,339 3262,338 3262,336 3262,337 3263,339 3264,339 3264,342 3265,344 3266,346 3266,345 3266,342 3267,339 3268,338 3268,336 3268,338 3269,338 3269,339 3269,341 3270,343 3271,343 3271,344 3271,342 3272,341 3273,339 3273,338 3274,336 3274,338 3275,339 3275,342 3276,344 3277,345 3277,343 3278,343 3278,341 3278,339 3279,338 3280,339 3280,341 3281,343 3282,344 3282,345 3283,345 3283,343 3284,341 3284,338 3284,337 3285,336 3286,337 3286,339 3286,341 3287,343 3287,342 3287,344 3288,345 3288,346 3289,343 3289,341 3289,340 3290,338 3291,337 3291,339 3291,342 3292,343 3292,344 3293,345 3294,345 3295,343 3295,342 3295,339 3296,338 3296,340 3297,341 3297,342 3298,343 3299,345 3300,345 3300,340 3301,339 3301,338 3302,339 3302,341 3303,343 3304,344 3304,346 3305,347 3305,345 3306,343 3306,340 3307,339 3307,338 3307,340 3308,342 3309,342 3309,343 3309,345 3310,347 3311,345 3311,343 3311,340 3312,338 3313,338 3313,339 3313,341 3314,341 3314,343 3314,345 3315,346 3315,347 3316,347 3316,348 3316,344 3317,341 3318,340 3319,341 3319,343 3320,344 3320,345 3321,347 3322,348 3322,346 3322,344 3323,342 3323,341 3323,340 3324,339 3324,340 3325,341 3325,344 3326,346 3327,347 3327,346 3327,347 3328,345 3328,343 3329,341 3329,340 3329,341 3330,341 3331,342 3331,344 3331,347 3332,347 3332,348 3332,350 3333,347 3333,345 3334,343 3334,341 3335,340 3336,340 3336,343 3336,345 3337,346 3338,347 3338,346 3338,345 3339,345 3340,343 3340,342 3340,339 3341,339 3341,342 3341,344 3342,345 3342,346 3343,348 3344,348 3345,348 3345,345 3345,343 3346,342 3346,341 3347,341 3347,343 3347,345 3348,347 3349,347 3349,348 3350,348 3350,347 3350,344 3351,341 3351,339 3352,338 3352,341 3352,343 3353,346 3354,345 3354,347 3354,348 3355,350 3355,348 3356,347 3356,345 3356,343 3357,340 3358,341 3358,343 3358,345 3359,347 3359,348 3360,348 3361,348 3361,347 3361,345 3362,342 3363,341 3363,342 3363,343 3364,343 3364,345 3365,345 3365,346 3365,348 3366,349 3366,346 3367,344 3368,343 3368,342 3368,341 3369,343 3369,346 3370,345 3370,347 3370,348 3371,350 3372,350 3372,348 3373,345 3373,343 3374,341 3374,342 3374,344 3375,344 3375,345 3375,347 3376,349 3377,350 3377,348 3378,346 3378,343 3379,343 3379,342 3379,343 3380,342 3381,345 3381,347 3381,348 3382,348 3382,350 3383,351 3383,349 3383,347 3384,345 3384,343 3385,344 3386,345 3386,347 3387,347 3387,350 3388,350 3388,349 3389,348 3390,347 3390,345 3390,342 3391,342 3392,343 3392,346 3392,348 3393,350 3393,349 3393,350 3394,350 3395,349 3395,346 3395,345 3396,344 3396,343 3397,344 3397,346 3397,348 3398,349 3399,351 3399,352 3400,350 3400,348 3401,347 3401,345 3401,343 3402,343 3402,344 3402,347 3403,348 3404,348 3405,348 3405,350 3406,348 3406,347 3406,343 3407,343 3408,343 3408,345 3408,346 3409,348 3409,350 3410,350 3410,352 3411,352 3411,350 3411,348 3412,347 3413,344 3413,345 3414,347 3414,348 3415,349 3415,351 3416,352 3417,352 3417,349 3417,347 3418,343 3418,342 3418,343 3419,345 3419,348 3420,347 3420,349 3420,351 3421,352 3422,352 3422,351 3423,347 3423,345 3424,344 3424,346 3424,347 3425,348 3426,350 3427,351 3427,352 3428,350 3428,347 3429,345 3430,345 3431,347 3431,348 3432,351 3432,352 3433,354 3433,351 3433,349 3434,348 3435,347 3435,345 3436,347 3436,348 3437,350 3437,352 3438,353 3438,354 3439,350 3440,348 3440,346 3440,345 3441,346 3442,347 3442,349 3442,351 3443,352 3444,352 3444,350 3445,348 3445,347 3446,346 3446,344 3447,346 3447,348 3447,350 3448,351 3449,352 3449,354 3449,353 3450,352 3450,351 3451,350 3451,348 3451,347 3452,347 3453,347 3453,348 3453,349 3454,351 3454,352 3454,353 3455,353 3455,352 3456,352 3456,349 3456,347 3457,345 3458,344 3458,345 3458,348 3459,350 3459,352 3460,351 3460,353 3460,354 3461,354 3462,351 3462,349 3462,348 3463,347 3463,345 3463,348 3464,350 3464,352 3465,353 3465,354 3466,354 3467,353 3467,352 3467,350 3468,348 3468,346 3469,347 3469,348 3469,350 3470,350 3471,352 3471,351 3471,352 3472,354 3472,353 3473,349 3473,347 3474,347 3474,348 3475,350 3476,352 3477,354 3477,356 3478,355 3478,354 3478,351 3479,348 3480,347 3480,348 3481,350 3481,352 3482,353 3482,355 3483,356 3483,354 3483,352 3484,348 3485,347 3486,349 3486,348 3487,350 3487,352 3487,355 3488,354 3489,356 3489,353 3490,349 3490,348 3491,348 3491,350 3492,352 3493,354 3494,356 3494,355 3495,353 3495,351 3496,350 3496,349 3496,348 3497,348 3498,349 3498,350 3498,352 3499,355 3499,356 3499,355 3500,355 3500,354 3501,352 3501,349 3501,348 3502,349 3503,349 3503,350 3503,352 3504,355 3504,356 3505,357 3505,356 3506,354 3507,351 3507,350 3507,349 3508,348 3508,349 3508,350 3509,354 3510,354 3510,355 3511,354 3512,354 3512,352 3512,350 3513,347 3513,348 3514,350 3514,352 3515,354 3516,356 3517,356 3517,353 3518,351 3518,350 3519,349 3519,350 3519,351 3520,353 3521,354 3521,355 3522,356 3522,357 3523,355 3523,352 3523,349 3524,347 3525,347 3525,350 3525,352 3526,354 3526,353 3526,355 3527,356 3527,357 3528,356 3528,355 3528,354 3529,350 3530,348 3530,349 3530,352 3531,352 3531,354 3532,356 3533,357 3533,356 3534,352 3535,350 3535,349 3535,350 3536,351 3536,352 3537,353 3537,354 3538,356 3539,357 3539,354 3540,352 3540,351 3541,350 3541,352 3542,354 3542,355 3543,356 3544,358 3544,359 3544,358 3545,357 3545,353 3546,351 3546,350 3547,352 3548,352 3548,353 3548,355 3549,357 3549,358 3550,357 3550,356 3550,354 3551,351 3551,350 3552,351 3553,350 3553,352 3553,355 3554,357 3555,358 3555,360 3555,357 3556,356 3557,354 3557,353 3557,351 3558,352 3558,353 3559,354 3559,356 3560,357 3560,358 3561,357 3562,356 3562,355 3562,353 3563,350 3564,350 3564,351 3564,354 3565,356 3566,357 3566,358 3567,357 3568,354 3568,353 3568,352 3569,351 3569,354 3570,356 3571,357 3571,359 3571,360 3572,359 3572,358 3573,356 3573,354 3573,353 3574,351 3575,350 3575,352 3575,354 3576,356 3577,357 3578,357 3578,355 3579,351 3580,350 3580,352 3580,354 3581,354 3581,356 3582,357 3582,358 3583,359 3584,360 3584,358 3584,356 3585,354 3585,352 3586,351 3586,353 3586,354 3587,356 3587,357 3588,359 3589,361 3589,359 3589,357 3590,354 3590,352 3591,350 3591,351 3591,353 3592,356 3593,355 3593,356 3593,358 3594,360 3595,359 3595,355 3596,352 3596,354 3597,354 3598,356 3598,358 3599,358 3599,359 3600,361 3600,360 3600,357 3601,355 3602,354 3602,353 3603,354 3603,355 3604,356 3604,358 3605,360 3605,361 3605,359 3606,357 3607,356 3607,355 3607,353 3608,353 3608,356 3609,356 3609,358 3610,361 3611,361 3611,362 3611,361 3612,359 3612,356 3612,354 3613,353 3613,354 3614,354 3614,356 3614,357 3615,359 3616,360 3616,361 3616,360 3617,359 3617,357 3618,356 3618,355 3618,354 3619,352 3620,354 3620,357 3620,359 3621,359 3621,361 3621,362 3622,361 3622,360 3623,359 3623,357 3623,356 3624,355 3625,356 3625,357 3626,357 3626,359 3627,361 3628,361 3629,359 3629,357 3629,355 3630,353 3630,352 3630,353 3631,356 3631,358 3632,360 3632,359 3632,361 3633,362 3634,362 3634,359 3634,357 3635,356 3635,354 3636,354 3636,356 3636,358 3637,359 3638,361 3638,362 3639,361 3639,360 3640,358 3640,356 3641,354 3641,356 3642,357 3643,358 3643,359 3644,359 3644,362 3645,361 3645,356 3646,356 3647,355 3647,356 3648,357 3648,360 3649,360 3649,362 3650,364 3650,363 3650,361 3651,359 3652,356 3652,354 3653,356 3653,357 3654,359 3654,361 3655,363 3656,363 3656,361 3656,359 3657,356 3657,354 3658,356 3658,357 3659,357 3659,359 3659,361 3660,362 3661,363 3662,361 3662,357 3663,356 3663,357 3663,356 3664,357 3665,359 3665,360 3666,361 3666,363 3666,364 3667,362 3667,361 3668,358 3668,357 3669,355 3670,356 3670,357 3671,360 3671,363 3672,364 3672,363 3673,361 3674,360 3674,357 3674,356 3675,357 3675,358 3676,360 3676,362 3677,363 3677,365 3678,363 3679,361 3679,359 3679,357 3680,356 3681,356 3681,358 3681,361 3682,362 3683,361 3683,363 3683,362 3684,361 3684,359 3685,357 3685,355 3686,356 3686,357 3686,360 3687,360 3688,362 3688,364 3688,363 3689,363 3689,364 3690,363 3690,360 3690,359 3691,358 3691,357 3692,359 3693,361 3693,363 3694,363 3694,365 3695,365 3695,363 3695,359 3696,357 3697,355 3697,357 3698,359 3698,361 3699,361 3699,363 3699,364 3700,365 3700,364 3700,363 3701,361 3702,358 3702,356 3702,357 3703,359 3703,361 3704,362 3704,364 3705,365 3706,365 3706,363 3707,359 3707,357 3708,357 3708,358 3708,359 3709,359 3709,361 3710,361 3711,364 3711,365 3712,361 3712,360 3713,359 3713,358 3713,357 3714,359 3715,361 3715,362 3716,364 3716,366 3717,366 3717,365 3718,361 3718,359 3718,358 3719,358 3720,360 3720,361 3721,363 3721,365 3722,366 3722,365 3723,361 3724,359 3724,358 3725,359 3725,358 3726,361 3726,362 3726,365 3727,365 3727,366 3727,367 3728,366 3729,363 3729,361 3730,359 3731,361 3731,363 3732,363 3733,365 3733,366 3734,365 3734,364 3735,363 3735,361 3735,358 3736,358 3736,359 3737,362 3738,364 3738,366 3738,365 3739,366 3740,365 3740,361 3740,360 3741,360 3742,359 3742,362 3743,364 3743,365 3744,366 3744,368 3744,367 3745,366 3745,365 3745,363 3746,361 3747,359 3747,358 3747,360 3748,363 3748,364 3749,365 3750,365 3751,366 3751,365 3751,363 3752,359 3753,359 3753,362 3754,364 3754,365 3755,366 3756,367 3756,368 3756,366 3757,364 3757,362 3758,360 3758,359 3758,360 3759,363 3760,365 3761,366 3761,368 3762,367 3762,365 3762,362 3763,359 3763,357 3763,359 3764,361 3765,363 3765,365 3766,366 3766,368 3767,368 3767,367 3767,366 3768,363 3769,361 3769,359 3769,361 3770,362 3770,364 3770,365 3771,366 3772,367 3772,368 3773,365 3774,362 3774,361 3775,361 3776,362 3776,363 3777,366 3778,367 3778,368 3778,366 3779,365 3779,363 3779,362 3780,360 3780,361 3781,363 3782,366 3783,368 3783,370 3784,369 3784,366 3785,363 3785,361 3786,361 3787,362 3787,363 3787,365 3788,366 3788,368 3789,368 3789,366 3790,365 3790,363 3790,362 3791,361 3792,360 3792,361 3792,364 3793,366 3794,367 3794,370 3794,368 3795,367 3796,366 3796,365 3796,363 3797,363 3798,363 3798,365 3799,366 3799,368 3800,368 3801,368 3801,367 3801,365 3802,362 3802,360 3803,359 3803,361 3803,363 3804,365 3805,367 3805,366 3805,368 3806,370 3806,367 3807,365 3807,364 3808,362 3808,361 3808,363 3809,365 3810,366 3810,368 3810,369 3811,369 3812,368 3812,367 3812,365 3813,363 3814,361 3814,364 3815,366 3816,366 3816,368 3817,369 3817,370 3817,368 3818,364 3819,363 3820,364 3820,365 3821,368 3822,369 3823,371 3823,370 3823,368 3824,367 3824,364 3824,362 3825,362 3825,364 3826,366 3826,367 3827,368 3828,371 3828,370 3829,367 3829,364 3830,362 3830,363 3831,365 3832,364 3832,366 3832,368 3833,370 3833,372 3834,371 3834,368 3835,366 3835,365 3835,364 3836,364 3837,365 3837,367 3837,368 3838,368 3838,369 3839,371 3839,372 3839,370 3840,368 3840,366 3840,365 3841,364 3842,363 3842,364 3843,366 3843,368 3844,370 3844,371 3844,370 3845,370 3846,369 3846,367 3846,365 3847,364 3847,365 3848,365 3848,366 3848,368 3849,370 3849,372 3850,373 3851,371 3851,368 3851,366 3852,365 3852,364 3853,363 3853,364 3853,366 3854,368 3855,370 3856,370 3856,368 3857,368 3857,366 3857,365 3858,363 3858,365 3859,367 3860,368 3860,370 3860,371 3861,371 3862,371 3862,370 3862,368 3863,366 3864,365 3865,366 3865,368 3866,370 3867,372 3867,370 3868,366 3869,365 3869,362 3870,365 3870,367 3871,369 3871,368 3871,370 3872,372 3873,372 3873,371 3873,370 3874,368 3874,365 3875,363 3875,365 3875,366 3876,368 3876,370 3877,372 3878,372 3879,370 3879,367 3880,365 3880,364 3880,365 3881,366 3882,367 3882,368 3883,369 3883,371 3884,372 3884,368 3885,367 3885,366 3885,365 3886,365 3887,366 3887,368 3887,369 3888,369 3888,371 3889,374 3889,373 3890,372 3891,368 3891,366 3891,365 3892,365 3892,366 3893,367 3893,368 3893,370 3894,372 3894,373 3894,372 3895,372 3896,368 3896,366 3896,365 3897,365 3897,366 3898,365 3898,367 3898,370 3899,371 3900,372 3900,373 3900,374 3901,372 3901,370 3902,368 3902,366 3903,366 3903,368 3903,369 3904,370 3905,370 3905,372 3905,374 3906,373 3906,372 3907,370 3907,368 3908,366 3909,365 3909,366 3910,370 3910,372 3911,373 3911,372 3911,374 3912,374 3912,373 3912,370 3913,368 3914,368 3914,366 3914,367 3915,370 3915,372 3916,372 3916,374 3916,375 3917,375 3918,374 3918,372 3918,370 3919,368 3919,366 3920,366 3920,368 3920,370 3921,372 3922,372 3923,373 3923,372 3924,370 3924,367 3925,366 3925,367 3925,368 3926,370 3927,371 3927,374 3927,373 3928,374 3928,375 3929,375 3929,373 3929,371 3930,370 3930,367 3931,368 3932,370 3932,372 3933,373 3933,374 3934,376 3934,375 3934,372 3935,370 3936,366 3936,365 3936,366 3937,368 3937,371 3938,370 3938,372 3938,374 3939,375 3940,374 3941,370 3941,368 3942,368 3942,370 3943,372 3943,374 3944,374 3945,375 3945,376 3945,375 3946,374 3946,370 3947,369 3947,368 3948,368 3948,370 3949,372 3950,374 3950,375 3950,376 3951,374 3951,372 3952,372 3952,370 3952,368 3953,368 3954,370 3954,372 3955,374 3955,376 3955,377 3956,377 3957,374 3957,371 3957,369 3958,369 3959,369 3959,371 3960,372 3960,374 3961,375 3962,374 3963,372 3963,370 3964,369 3964,367 3964,370 3965,372 3965,374 3966,374 3966,375 3966,377 3967,377 3968,375 3968,374 3968,373 3969,371 3969,370 3970,370 3970,372 3971,373 3972,374 3972,375 3972,376 3973,376 3973,375 3974,373 3974,370 3975,368 3975,367 3975,368 3976,371 3977,374 3977,375 3978,376 3978,377 3979,377 3979,375 3979,373 3980,372 3981,369 3981,370 3982,374 3982,376 3983,377 3984,377 3984,375 3985,374 3986,370 3986,369 3987,372 3987,374 3988,374 3988,375 3989,375 3990,377 3990,376 3991,372 3991,371 3991,370 3992,371 3993,374 3993,376 3993,375 3994,376 3995,378 3995,379 3995,378 3996,377 3996,375 3997,372 3997,370 3998,372 3998,374 3998,375 3999,375 4000,377 4000,379 4001,377 4001,375 4002,372 4002,370 4003,371 4004,373 4004,374 4005,377 4005,378 4006,378 4006,379 4007,376 4007,374 4007,372 4008,372 4009,372 4009,374 4009,375 4010,376 4011,377 4011,379 4011,380 4012,378 4013,377 4013,374 4014,372 4014,371 4015,372 4015,374 4016,376 4016,378 4016,380 4017,378 4018,378 4018,377 4018,376 4019,373 4019,372 4020,373 4020,374 4021,377 4022,378 4022,379 4022,381 4023,381 4023,379 4024,377 4024,375 4024,374 4025,373 4025,372 4025,373 4026,375 4027,377 4027,379 4028,379 4029,378 4029,377 4029,376 4030,375 4031,372 4031,374 4032,376 4032,377 4033,379 4033,381 4033,380 4034,380 4034,379 4035,377 4036,375 4036,374 4037,374 4037,375 4038,377 4038,379 4039,379 4040,380 4040,381 4040,379 4041,375 4041,374 4042,371 4042,374 4043,375 4043,378 4043,377 4044,379 4045,381 4045,382 4045,380 4046,379 4046,377 4047,375 4047,372 4047,374 4048,375 4049,377 4049,378 4049,380 4050,380 4050,381 4051,381 4051,379 4052,376 4052,374 4052,373 4053,374 4054,375 4054,377 4055,377 4055,378 4056,380 4056,381 4057,377 4058,375 4058,374 4059,374 4059,375 4060,377 4060,378 4060,379 4061,380 4061,382 4062,382 4063,381 4063,377 4063,375 4064,374 4065,376 4065,377 4066,379 4067,381 4067,382 4067,381 4068,381 4068,377 4069,375 4069,374 4070,375 4070,377 4071,379 4072,381 4072,382 4073,383 4073,382 4074,379 4074,378 4074,377 4075,375 4076,376 4076,377 4076,378 4077,379 4077,380 4078,381 4078,382 4079,381 4079,380 4079,379 4080,377 4081,375 4081,374 4082,376 4082,378 4083,380 4083,382 4083,381 4084,382 4085,382 4085,381 4085,378 4086,377 4087,375 4087,376 4087,378 4088,381 4088,383 4089,384 4090,384 4090,382 4090,381 4091,379 4091,377 4092,375 4092,374 4092,376 4093,379 4094,380 4094,381 4095,381 4096,382 4096,381 4096,379 4097,376 4097,375 4097,376 4098,378 4099,379 4099,381 4099,382 4100,382 4101,384 4101,382 4102,381 4103,379 4103,376 4104,377 4104,379 4105,381 4105,382 4106,383 4106,384 4107,381 4108,378 4108,375 4108,374 4109,375 4109,377 4110,380 4110,379 4110,381 4111,382 4112,384 4113,382 4113,379 4113,377 4114,376 4114,377 4115,379 4115,381 4115,382 4116,382 4117,383 4117,384 4117,385 4118,384 4118,382 4119,379 4119,377 4119,378 4120,378 4121,378 4121,379 4122,380 4122,382 4122,384 4123,386 4123,383 4124,382 4124,380 4124,379 4125,377 4126,377 4126,379 4126,380 4127,381 4127,382 4128,384 4128,385 4128,386 4129,386 4130,382 4130,380 4130,378 4131,377 4131,378 4131,379 4132,379 4132,381 4133,383 4133,384 4134,384 4135,382 4135,381 4135,380 4136,379 4136,378 4137,377 4137,378 4137,381 4138,382 4139,382 4139,384 4139,386 4140,385 4140,384 4140,383 4141,382 4141,379 4142,379 4143,381 4144,382 4144,383 4144,384 4145,384 4145,385 4146,384 4146,381 4147,379 4148,377 4148,376 4148,377 4149,380 4149,382 4149,384 4150,383 4150,385 4151,386 4151,383 4152,382 4153,381 4153,378 4153,377 4154,379 4154,382 4155,383 4155,384 4155,386 4156,386 4157,386 4157,385 4157,384 4158,382 4158,379 4158,377 4159,378 4159,380 4160,382 4160,383 4161,383 4162,384 4162,386 4163,384 4163,381 4164,379 4165,380 4166,382 4166,384 4167,384 4167,386 4167,388 4168,387 4168,385 4169,383 4169,381 4169,379 4170,379 4171,381 4171,382 4172,384 4173,387 4173,386 4174,384 4175,381 4175,378 4175,379 4176,379 4176,381 4177,383 4177,384 4178,387 4178,386 4178,388 4179,388 4180,385 4180,382 4180,381 4181,381 4182,382 4182,383 4182,384 4183,384 4183,385 4183,387 4184,388 4185,386 4185,384 4185,382 4186,381 4186,380 4187,379 4187,380 4188,381 4189,384 4189,386 4189,387 4190,386 4191,385 4191,383 4191,381 4192,380 4192,381 4193,382 4194,384 4194,386 4194,387 4195,388 4195,389 4196,388 4196,385 4196,383 4197,381 4198,381 4198,380 4198,381 4199,382 4199,384 4200,386 4201,386 4201,385 4202,383 4203,382 4203,379 4203,380 4204,381 4204,384 4205,384 4205,386 4205,388 4206,388 4207,388 4207,387 4208,384 4208,383 4209,382 4209,381 4209,382 4210,383 4210,385 4210,386 4211,387 4212,388 4212,389 4213,386 4213,383 4214,381 4214,379 4215,381 4216,384 4216,386 4216,385 4217,387 4217,388 4218,390 4218,388 4218,386 4219,385 4219,382 4219,381 4220,381 4221,383 4221,384 4221,386 4222,388 4223,388 4223,389 4223,388 4224,387 4225,384 4225,382 4225,381 4226,382 4226,383 4227,384 4227,385 4228,386 4228,388 4228,390 4229,390 4230,386 4230,384 4230,383 4231,382 4232,384 4232,386 4233,386 4234,388 4234,391 4235,390 4235,389 4236,385 4236,383 4236,382 4237,382 4237,384 4238,386 4239,387 4239,389 4239,390 4240,390 4240,388 4241,386 4241,383 4241,382 4242,382 4243,382 4243,384 4244,386 4244,388 4245,388 4245,390 4245,391 4246,389 4246,387 4246,385 4247,384 4248,383 4248,384 4248,385 4249,386 4250,387 4250,389 4250,390 4251,390 4252,389 4252,388 4252,386 4253,384 4253,382 4254,382 4254,383 4255,386 4255,388 4255,390 4256,388 4257,390 4257,389 4258,386 4258,384 4259,384 4259,383 4260,386 4261,388 4261,389 4261,390 4262,391 4262,390 4263,388 4263,386 4264,384 4264,382 4265,384 4266,386 4266,388 4267,388 4268,389 4268,390 4268,388 4269,386 4270,383 4270,382 4270,383 4271,385 4271,386 4271,388 4272,390 4272,389 4273,390 4273,391 4274,390 4275,388 4275,386 4275,384 4276,383 4276,384 4277,386 4277,388 4278,389 4279,390 4279,392 4279,391 4280,388 4280,386 4280,383 4281,382 4281,383 4282,385 4282,387 4283,389 4284,390 4284,392 4285,391 4285,390 4286,387 4286,384 4287,386 4288,386 4288,388 4288,390 4289,390 4289,391 4290,392 4290,391 4291,389 4291,386 4291,385 4292,384 4293,385 4293,384 4293,386 4294,386 4294,388 4295,390 4295,391 4295,393 4296,390 4297,389 4297,388 4297,386 4298,384 4298,385 4298,387 4299,387 4299,388 4300,390 4300,392 4301,393 4302,393 4302,390 4302,388 4303,386 4303,385 4304,385 4304,386">
          <text:p/>
        </draw:polyline>
        <draw:polygon draw:style-name="gr23" draw:text-style-name="P15" draw:layer="layout" svg:width="8.522cm" svg:height="1.326cm" svg:x="2.709cm" svg:y="5.627cm" svg:viewBox="0 0 8523 1327" draw:points="5525,0 5483,6 5440,22 5397,22 5354,16 5311,22 5268,16 5226,22 5183,28 5140,28 5097,22 5054,48 5011,38 4969,35 4926,28 4883,25 4841,19 4797,25 4754,19 4712,25 4669,28 4626,32 4541,32 4498,35 4455,35 4412,38 4369,41 4327,48 4284,57 4241,70 4198,83 4155,96 4112,109 4070,102 4027,109 3984,118 3941,138 3898,160 3855,186 3813,211 3770,234 3727,256 3684,276 3641,301 3598,330 3556,372 3513,414 3470,446 3427,468 3384,491 3341,517 3299,529 3256,552 3213,581 3171,603 3127,603 3084,600 3042,590 2999,578 2956,568 2914,558 2871,542 2828,526 2785,523 2742,529 2699,536 2657,542 2614,555 2571,571 2528,581 2485,581 2442,594 2400,613 2357,632 2314,662 2271,704 2228,742 2185,768 2143,800 2100,823 2057,836 2014,855 1971,864 1928,880 1886,887 1843,906 1800,916 1757,929 1714,932 1671,951 1629,964 1586,970 1543,983 1501,996 1457,1009 1414,1022 1372,1035 1329,1044 1286,1051 1244,1064 1201,1080 1158,1083 1115,1083 1072,1086 1029,1096 987,1099 944,1102 901,1105 858,1112 815,1118 772,1125 730,1131 687,1141 644,1144 601,1147 558,1153 515,1160 473,1166 429,1170 386,1160 343,1160 300,1170 257,1173 215,1166 172,1160 129,1157 86,1160 43,1163 0,1170 0,1324 43,1317 86,1314 129,1311 172,1314 215,1320 257,1327 300,1324 343,1327 386,1327 429,1324 473,1320 515,1314 558,1308 601,1301 644,1298 687,1295 730,1298 772,1292 815,1285 858,1279 901,1272 944,1269 987,1266 1029,1263 1072,1266 1115,1263 1158,1263 1201,1247 1244,1231 1286,1218 1329,1211 1372,1202 1414,1189 1457,1176 1501,1163 1543,1150 1586,1137 1629,1118 1671,1105 1714,1099 1757,1083 1800,1070 1843,1060 1886,1054 1928,1035 1971,1031 2014,1022 2057,1015 2100,1003 2143,993 2185,974 2228,935 2271,897 2314,855 2357,813 2400,781 2442,762 2485,749 2528,736 2571,726 2614,710 2657,697 2699,691 2742,685 2785,678 2828,694 2871,710 2914,726 2956,736 2999,746 3042,758 3084,768 3127,771 3171,758 3213,736 3256,707 3299,685 3341,672 3384,659 3427,636 3470,613 3513,581 3556,526 3598,484 3641,456 3684,430 3727,398 3770,375 3813,353 3855,327 3898,301 3941,279 3984,260 4027,250 4070,244 4112,237 4155,237 4198,224 4241,211 4284,199 4327,189 4369,183 4412,179 4455,176 4498,163 4541,160 4626,160 4669,157 4712,154 4754,160 4797,154 4841,160 4883,154 4926,157 4969,163 5011,179 5054,176 5097,176 5140,183 5183,183 5226,176 5268,170 5311,163 5354,183 5397,176 5440,163 5483,160 5525,154 5568,154 5611,163 5654,170 5697,167 5740,173 5782,176 5825,179 5868,179 5911,176 5954,176 5997,189 6039,186 6082,179 6125,173 6167,170 6211,157 6254,160 6296,154 6339,157 6382,160 6424,170 6467,170 6510,189 6553,189 6596,195 6639,199 6681,215 6724,215 6767,218 6810,237 6853,240 6896,237 6938,244 6981,256 7024,266 7067,256 7110,266 7153,276 7195,276 7238,282 7281,279 7324,279 7367,289 7410,285 7452,292 7495,292 7538,298 7581,295 7624,305 7667,301 7709,308 7752,317 7795,321 7837,317 7881,311 7924,298 7966,298 8009,314 8052,311 8094,295 8137,311 8180,311 8223,330 8266,350 8309,366 8351,382 8394,391 8437,407 8480,388 8523,391 8523,122 8480,170 8437,202 8394,211 8351,189 8309,199 8266,183 8223,176 8180,157 8137,170 8094,154 8052,144 8009,147 7966,144 7924,144 7881,157 7837,176 7795,179 7752,163 7709,167 7667,160 7624,150 7581,154 7538,157 7495,150 7452,150 7410,144 7367,134 7324,125 7281,125 7238,128 7195,134 7153,134 7110,112 7067,115 7024,112 6981,89 6938,89 6896,96 6853,86 6810,83 6767,77 6724,73 6681,73 6639,70 6596,67 6553,86 6510,73 6467,67 6424,54 6382,57 6339,54 6296,51 6254,44 6211,54 6167,41 6125,32 6082,25 6039,32 5997,35 5954,35 5911,22 5868,25 5825,25 5782,35 5740,32 5697,25 5654,16 5611,9 5568,0">
          <text:p/>
        </draw:polygon>
        <draw:polyline draw:style-name="gr24" draw:text-style-name="P9" draw:layer="layout" svg:width="8.522cm" svg:height="1.172cm" svg:x="2.709cm" svg:y="5.704cm" svg:viewBox="0 0 8523 1173" draw:points="8523,179 8480,202 8437,228 8394,224 8351,208 8309,205 8266,189 8223,176 8180,157 8137,163 8094,147 8052,151 8009,154 7966,144 7924,144 7881,157 7837,170 7795,173 7752,163 7709,160 7667,154 7624,151 7581,147 7538,151 7495,144 7452,144 7410,138 7367,134 7324,125 7281,125 7238,128 7195,128 7153,128 7110,112 7067,109 7024,112 6981,96 6938,90 6896,90 6853,86 6810,83 6767,70 6724,67 6681,67 6639,57 6596,54 6553,61 6510,54 6467,41 6424,35 6382,32 6339,28 6296,25 6254,25 6211,28 6168,28 6125,25 6082,25 6039,32 5997,35 5954,28 5911,22 5868,25 5825,25 5782,28 5740,25 5697,19 5654,16 5611,9 5568,0 5525,0 5483,6 5440,16 5397,22 5354,22 5311,16 5268,16 5226,22 5183,28 5140,28 5097,22 5054,35 5011,32 4969,22 4926,16 4883,12 4840,12 4797,12 4754,12 4712,12 4669,16 4626,19 4584,19 4541,19 4498,22 4455,28 4412,32 4369,35 4327,41 4284,51 4241,64 4198,77 4155,90 4112,96 4070,96 4027,102 3984,112 3941,131 3898,154 3855,179 3813,205 3770,228 3727,250 3684,276 3641,301 3598,330 3556,372 3513,420 3470,452 3427,475 3384,497 3341,517 3299,530 3256,552 3213,581 3171,603 3127,610 3084,607 3042,597 2999,584 2956,574 2914,565 2871,549 2828,533 2785,523 2742,530 2699,536 2657,542 2614,555 2571,571 2528,581 2485,587 2442,600 2400,619 2357,645 2314,680 2271,722 2228,761 2185,793 2143,819 2100,835 2057,847 2014,860 1971,870 1928,880 1886,892 1843,905 1800,915 1757,928 1714,937 1671,950 1629,963 1586,976 1543,989 1501,1002 1457,1014 1414,1027 1372,1040 1329,1050 1286,1056 1244,1069 1201,1085 1158,1095 1115,1095 1072,1098 1029,1101 987,1104 944,1108 901,1111 858,1117 815,1124 772,1131 730,1137 687,1141 644,1144 601,1147 558,1154 515,1160 473,1166 429,1170 386,1166 343,1166 300,1170 257,1173 215,1166 172,1160 129,1157 86,1160 43,1163 0,1170">
          <text:p/>
        </draw:polyline>
        <draw:polygon draw:style-name="gr25" draw:text-style-name="P16" draw:layer="layout" svg:width="0.099cm" svg:height="0.099cm" svg:x="11.225cm" svg:y="5.63cm" svg:viewBox="0 0 100 100" draw:points="53,0 56,1 59,1 62,1 65,2 68,4 71,5 75,6 77,7 78,8 79,9 80,10 81,11 83,12 84,13 85,14 88,17 90,19 91,22 93,25 95,28 96,31 98,35 98,38 99,41 99,44 100,47 100,50 100,53 99,57 99,60 98,63 98,66 96,69 95,72 93,75 91,78 90,81 89,82 88,83 86,84 85,86 85,87 83,88 82,89 81,90 79,91 78,92 77,93 75,93 72,95 69,96 65,98 62,98 61,99 59,99 58,99 56,100 55,100 53,100 50,100 46,100 45,100 43,100 42,99 40,99 39,99 37,98 35,98 31,96 28,95 25,93 22,92 21,91 20,90 19,89 17,88 16,87 15,86 13,83 10,81 9,78 7,75 6,72 4,69 3,66 2,63 1,60 1,57 1,53 0,50 1,47 1,44 1,41 2,37 3,34 4,30 6,28 7,25 9,22 10,20 10,19 12,18 13,17 14,16 15,14 16,13 17,12 19,11 20,10 23,8 25,6 28,5 31,4 35,2 38,1 41,1 44,1 47,0 50,0">
          <text:p/>
        </draw:polygon>
        <draw:line draw:style-name="gr26" draw:text-style-name="P3" draw:layer="layout" svg:x1="6.225cm" svg:y1="7.09cm" svg:x2="6.225cm" svg:y2="5.99cm">
          <text:p/>
        </draw:line>
        <draw:frame draw:style-name="gr27" draw:text-style-name="P17" draw:layer="layout" svg:width="1.814cm" svg:height="0.276cm" svg:x="3.376cm" svg:y="5.8cm">
          <draw:text-box>
            <text:p text:style-name="P10"><text:span text:style-name="T5">Late Pleistocene</text:span></text:p>
          </draw:text-box>
        </draw:frame>
        <draw:frame draw:style-name="gr28" draw:text-style-name="P17" draw:layer="layout" svg:width="1.039cm" svg:height="0.276cm" svg:x="8.176cm" svg:y="5.2cm">
          <draw:text-box>
            <text:p text:style-name="P10"><text:span text:style-name="T5">Holocene</text:span></text:p>
          </draw:text-box>
        </draw:frame>
        <draw:frame draw:style-name="gr3" draw:text-style-name="P3" draw:layer="layout" svg:width="9.472cm" svg:height="3.235cm" svg:x="0.872cm" svg:y="0.26cm">
          <draw:image xlink:href="Pictures/1000000100000EC40000084E8998358A.png" xlink:type="simple" xlink:show="embed" xlink:actuate="onLoad" draw:mime-type="image/png">
            <text:p/>
          </draw:image>
        </draw:frame>
        <draw:line draw:style-name="gr29" draw:text-style-name="P3" draw:layer="layout" svg:x1="1.018cm" svg:y1="3.716cm" svg:x2="9.811cm" svg:y2="3.716cm">
          <text:p/>
        </draw:line>
        <draw:line draw:style-name="gr5" draw:text-style-name="P3" draw:layer="layout" svg:x1="1.018cm" svg:y1="3.716cm" svg:x2="1.018cm" svg:y2="3.781cm">
          <text:p/>
        </draw:line>
        <draw:line draw:style-name="gr5" draw:text-style-name="P3" draw:layer="layout" svg:x1="2.53cm" svg:y1="3.716cm" svg:x2="2.53cm" svg:y2="3.781cm">
          <text:p/>
        </draw:line>
        <draw:line draw:style-name="gr5" draw:text-style-name="P3" draw:layer="layout" svg:x1="4.054cm" svg:y1="3.716cm" svg:x2="4.054cm" svg:y2="3.781cm">
          <text:p/>
        </draw:line>
        <draw:line draw:style-name="gr5" draw:text-style-name="P3" draw:layer="layout" svg:x1="5.578cm" svg:y1="3.716cm" svg:x2="5.578cm" svg:y2="3.781cm">
          <text:p/>
        </draw:line>
        <draw:line draw:style-name="gr5" draw:text-style-name="P3" draw:layer="layout" svg:x1="7.102cm" svg:y1="3.716cm" svg:x2="7.102cm" svg:y2="3.781cm">
          <text:p/>
        </draw:line>
        <draw:line draw:style-name="gr5" draw:text-style-name="P3" draw:layer="layout" svg:x1="8.627cm" svg:y1="3.716cm" svg:x2="8.627cm" svg:y2="3.781cm">
          <text:p/>
        </draw:line>
        <draw:line draw:style-name="gr5" draw:text-style-name="P3" draw:layer="layout" svg:x1="9.799cm" svg:y1="3.716cm" svg:x2="9.799cm" svg:y2="3.781cm">
          <text:p/>
        </draw:line>
        <draw:line draw:style-name="gr5" draw:text-style-name="P4" draw:layer="layout" svg:x1="0.764cm" svg:y1="3.651cm" svg:x2="0.697cm" svg:y2="3.651cm">
          <text:p/>
        </draw:line>
        <draw:line draw:style-name="gr5" draw:text-style-name="P4" draw:layer="layout" svg:x1="0.764cm" svg:y1="3.091cm" svg:x2="0.697cm" svg:y2="3.091cm">
          <text:p/>
        </draw:line>
        <draw:line draw:style-name="gr5" draw:text-style-name="P4" draw:layer="layout" svg:x1="0.764cm" svg:y1="2.538cm" svg:x2="0.697cm" svg:y2="2.538cm">
          <text:p/>
        </draw:line>
        <draw:line draw:style-name="gr5" draw:text-style-name="P4" draw:layer="layout" svg:x1="0.764cm" svg:y1="1.986cm" svg:x2="0.697cm" svg:y2="1.986cm">
          <text:p/>
        </draw:line>
        <draw:line draw:style-name="gr5" draw:text-style-name="P4" draw:layer="layout" svg:x1="0.764cm" svg:y1="1.434cm" svg:x2="0.697cm" svg:y2="1.434cm">
          <text:p/>
        </draw:line>
        <draw:line draw:style-name="gr5" draw:text-style-name="P4" draw:layer="layout" svg:x1="0.764cm" svg:y1="0.886cm" svg:x2="0.697cm" svg:y2="0.886cm">
          <text:p/>
        </draw:line>
        <draw:line draw:style-name="gr5" draw:text-style-name="P4" draw:layer="layout" svg:x1="0.764cm" svg:y1="0.329cm" svg:x2="0.697cm" svg:y2="0.329cm">
          <text:p/>
        </draw:line>
        <draw:frame draw:style-name="gr30" draw:text-style-name="P18" draw:layer="layout" svg:width="1.25cm" svg:height="0.526cm" svg:x="6.45cm" svg:y="3.699cm">
          <draw:text-box>
            <text:p text:style-name="P5"><text:span text:style-name="T6">1970</text:span></text:p>
          </draw:text-box>
        </draw:frame>
        <draw:frame draw:style-name="gr30" draw:text-style-name="P18" draw:layer="layout" svg:width="1.75cm" svg:height="0.526cm" svg:x="7.75cm" svg:y="3.7cm">
          <draw:text-box>
            <text:p text:style-name="P5"><text:span text:style-name="T6">2000</text:span></text:p>
          </draw:text-box>
        </draw:frame>
        <draw:frame draw:style-name="gr30" draw:text-style-name="P18" draw:layer="layout" svg:width="1.344cm" svg:height="0.526cm" svg:x="9.1cm" svg:y="3.7cm">
          <draw:text-box>
            <text:p text:style-name="P5"><text:span text:style-name="T6">2023</text:span></text:p>
          </draw:text-box>
        </draw:frame>
        <draw:line draw:style-name="gr29" draw:text-style-name="P4" draw:layer="layout" svg:x1="0.76cm" svg:y1="0.33cm" svg:x2="0.76cm" svg:y2="3.652cm">
          <text:p/>
        </draw:line>
        <draw:frame draw:style-name="gr30" draw:text-style-name="P18" draw:layer="layout" svg:width="1.25cm" svg:height="0.526cm" svg:x="4.95cm" svg:y="3.699cm">
          <draw:text-box>
            <text:p text:style-name="P5"><text:span text:style-name="T6">1940</text:span></text:p>
          </draw:text-box>
        </draw:frame>
        <draw:frame draw:style-name="gr30" draw:text-style-name="P18" draw:layer="layout" svg:width="1.25cm" svg:height="0.526cm" svg:x="3.4cm" svg:y="3.699cm">
          <draw:text-box>
            <text:p text:style-name="P5"><text:span text:style-name="T6">1910</text:span></text:p>
          </draw:text-box>
        </draw:frame>
        <draw:frame draw:style-name="gr30" draw:text-style-name="P18" draw:layer="layout" svg:width="1.25cm" svg:height="0.526cm" svg:x="1.9cm" svg:y="3.699cm">
          <draw:text-box>
            <text:p text:style-name="P5"><text:span text:style-name="T6">1880</text:span></text:p>
          </draw:text-box>
        </draw:frame>
        <draw:custom-shape draw:style-name="gr31" draw:text-style-name="P3" draw:layer="layout" svg:width="10.5cm" svg:height="4.25cm" svg:x="0cm" svg:y="0cm">
          <text:p/>
          <draw:enhanced-geometry svg:viewBox="0 0 21600 21600" draw:type="rectangle" draw:enhanced-path="M 0 0 L 21600 0 21600 21600 0 21600 0 0 Z N"/>
        </draw:custom-shape>
        <draw:frame draw:style-name="gr32" draw:text-style-name="P19" draw:layer="layout" svg:width="1cm" svg:height="0.489cm" svg:x="-0.15cm" svg:y="0.1cm">
          <draw:text-box>
            <text:p text:style-name="P1"><text:span text:style-name="T7">0.9</text:span></text:p>
          </draw:text-box>
        </draw:frame>
        <draw:frame draw:style-name="gr32" draw:text-style-name="P19" draw:layer="layout" svg:width="1cm" svg:height="0.489cm" svg:x="-0.15cm" svg:y="0.65cm">
          <draw:text-box>
            <text:p text:style-name="P1"><text:span text:style-name="T7">0.9</text:span></text:p>
          </draw:text-box>
        </draw:frame>
        <draw:frame draw:style-name="gr32" draw:text-style-name="P19" draw:layer="layout" svg:width="1cm" svg:height="0.489cm" svg:x="-0.15cm" svg:y="1.19cm">
          <draw:text-box>
            <text:p text:style-name="P1"><text:span text:style-name="T7">0.9</text:span></text:p>
          </draw:text-box>
        </draw:frame>
        <draw:frame draw:style-name="gr32" draw:text-style-name="P19" draw:layer="layout" svg:width="1cm" svg:height="0.489cm" svg:x="-0.15cm" svg:y="1.75cm">
          <draw:text-box>
            <text:p text:style-name="P1"><text:span text:style-name="T7">0.0</text:span></text:p>
          </draw:text-box>
        </draw:frame>
        <draw:frame draw:style-name="gr32" draw:text-style-name="P19" draw:layer="layout" svg:width="1cm" svg:height="0.489cm" svg:x="-0.15cm" svg:y="2.29cm">
          <draw:text-box>
            <text:p text:style-name="P1"><text:span text:style-name="T7">-0.3</text:span></text:p>
          </draw:text-box>
        </draw:frame>
        <draw:frame draw:style-name="gr32" draw:text-style-name="P19" draw:layer="layout" svg:width="1cm" svg:height="0.489cm" svg:x="-0.15cm" svg:y="2.85cm">
          <draw:text-box>
            <text:p text:style-name="P1"><text:span text:style-name="T7">-0.6</text:span></text:p>
          </draw:text-box>
        </draw:frame>
        <draw:frame draw:style-name="gr32" draw:text-style-name="P19" draw:layer="layout" svg:width="1cm" svg:height="0.489cm" svg:x="-0.15cm" svg:y="3.406cm">
          <draw:text-box>
            <text:p text:style-name="P1"><text:span text:style-name="T7">-0.9</text:span></text:p>
          </draw:text-box>
        </draw:frame>
        <draw:frame draw:style-name="gr30" draw:text-style-name="P18" draw:layer="layout" svg:width="1.25cm" svg:height="0.526cm" svg:x="0.4cm" svg:y="3.699cm">
          <draw:text-box>
            <text:p text:style-name="P5"><text:span text:style-name="T6">1850</text:span></text:p>
          </draw:text-box>
        </draw:frame>
      </draw:page>
      <draw:page draw:name="page3" draw:style-name="dp1" draw:master-page-name="Standard">
        <draw:line draw:style-name="gr8" draw:text-style-name="P3" draw:layer="layout" svg:x1="10.5cm" svg:y1="4.25cm" svg:x2="11.25cm" svg:y2="5.65cm">
          <text:p/>
        </draw:line>
        <draw:polygon draw:style-name="gr9" draw:text-style-name="P7" draw:layer="layout" svg:width="4.303cm" svg:height="1.932cm" svg:x="11.231cm" svg:y="4.082cm" svg:viewBox="0 0 4304 1933" draw:points="244,1 244,5 243,7 243,9 243,11 242,9 241,8 241,9 241,10 240,9 240,6 239,6 239,5 239,7 238,7 237,9 237,11 236,11 236,13 235,12 235,10 234,10 234,8 234,7 233,7 232,11 232,12 231,12 231,13 230,15 230,14 229,13 229,9 229,7 228,7 227,10 227,11 226,13 226,15 225,18 225,16 225,15 224,15 223,11 223,9 222,9 221,9 221,12 221,13 220,13 220,15 219,13 218,9 218,7 218,6 217,7 217,6 216,7 216,9 215,9 214,12 214,15 214,14 213,11 212,10 212,11 212,9 211,7 210,8 210,9 209,12 209,15 208,13 207,12 207,9 207,7 206,9 205,7 205,6 205,5 204,7 204,12 203,13 203,15 202,13 202,10 202,11 201,11 200,9 200,7 200,8 199,10 199,14 198,15 198,16 198,17 197,15 196,14 196,13 196,15 195,13 195,11 194,11 194,10 193,12 193,17 193,18 192,16 191,14 191,16 190,15 189,13 189,11 189,10 188,13 187,16 187,18 187,20 186,20 186,21 185,22 185,21 184,20 183,17 183,15 183,17 182,21 182,22 182,23 181,27 181,26 180,25 180,24 180,26 179,24 178,22 178,20 177,23 177,25 176,29 176,31 175,31 175,33 174,33 173,31 173,30 172,31 172,32 171,33 171,36 171,38 170,40 169,42 169,44 168,43 168,44 167,43 167,41 167,40 166,43 166,44 166,45 165,46 164,49 164,54 164,55 163,56 163,58 162,56 162,58 161,59 160,60 160,61 160,64 159,67 159,71 158,72 158,73 157,72 157,74 156,78 155,78 155,79 155,84 154,87 154,89 153,92 153,96 152,95 151,94 151,96 151,99 150,100 150,103 149,105 149,108 148,113 148,118 148,121 147,121 146,122 146,124 146,126 145,128 144,129 144,130 143,135 142,142 142,144 142,146 141,149 141,151 140,150 140,152 140,155 139,155 139,156 138,161 137,168 137,173 137,177 136,181 136,182 135,183 135,187 135,190 134,192 133,192 133,194 133,198 132,203 132,207 131,210 131,214 131,215 130,217 130,219 130,223 129,225 128,226 128,228 128,229 127,230 127,234 126,242 126,246 126,248 125,250 124,254 124,258 124,259 123,262 123,265 122,266 122,271 121,277 121,280 121,285 120,289 119,292 119,297 119,298 118,300 117,301 117,304 117,307 116,313 115,317 115,320 115,325 114,329 114,331 114,333 113,337 113,339 112,340 112,343 111,346 110,349 110,354 110,358 109,361 109,365 108,370 108,374 108,376 107,377 106,381 106,383 106,386 105,388 105,390 105,394 104,398 104,402 103,406 103,411 103,413 102,415 101,418 101,420 101,421 100,424 100,428 99,430 99,433 99,436 98,440 97,444 97,446 97,450 96,453 96,454 96,456 95,458 95,462 94,464 94,467 94,471 93,474 92,479 92,482 92,485 91,488 91,490 90,492 90,495 90,498 89,500 88,502 88,506 88,509 87,512 87,516 87,521 86,525 86,527 85,528 85,531 85,534 84,536 83,539 83,542 83,544 82,547 82,551 81,555 81,559 81,561 80,563 79,566 79,569 79,571 78,572 78,574 78,576 77,578 77,582 76,586 76,588 76,592 75,595 74,597 74,599 74,602 73,605 73,607 72,609 72,611 72,614 71,618 70,621 70,624 70,627 69,630 69,633 69,636 68,638 68,640 67,643 67,645 67,648 66,651 65,655 65,659 65,663 64,667 64,670 63,674 63,677 63,680 62,683 62,687 62,690 61,693 60,697 60,702 60,707 59,713 59,717 58,722 58,727 58,732 57,737 56,742 56,746 56,752 55,757 55,763 54,771 54,778 54,785 53,794 53,802 53,810 52,819 51,827 51,836 51,847 50,858 50,869 49,883 49,898 49,915 48,934 47,954 47,976 47,1002 46,1029 46,1062 45,1100 45,1149 45,1205 44,1277 43,1377 43,1576 43,1621 42,1632 42,1638 42,1644 41,1658 41,1677 40,1701 40,1729 40,1731 39,1652 38,1642 38,1655 38,1666 37,1679 37,1693 36,1711 36,1730 36,1743 35,1687 35,1664 35,1672 34,1682 33,1698 33,1709 33,1720 32,1714 32,1696 31,1701 31,1707 31,1714 30,1719 29,1726 29,1736 29,1748 28,1767 28,1788 27,1791 27,1754 27,1728 26,1728 26,1729 26,1732 25,1738 24,1743 24,1752 23,1756 23,1755 22,1756 22,1757 22,1756 21,1756 20,1761 20,1768 20,1771 19,1774 19,1776 18,1775 18,1777 18,1781 17,1784 16,1785 16,1788 16,1792 15,1798 15,1805 15,1809 14,1812 14,1816 13,1811 13,1810 12,1811 11,1817 11,1822 11,1830 10,1831 10,1826 9,1828 9,1830 9,1827 8,1827 8,1831 8,1841 7,1853 6,1854 6,1867 6,1883 5,1860 5,1846 4,1851 4,1858 4,1866 3,1871 2,1874 2,1889 2,1903 1,1894 1,1847 0,1849 0,1853 0,1915 0,1914 1,1912 1,1930 2,1933 2,1919 2,1912 3,1912 4,1910 4,1908 4,1905 5,1903 5,1907 6,1915 6,1909 6,1905 7,1905 8,1901 8,1899 8,1898 9,1898 9,1897 10,1895 10,1896 11,1894 11,1891 11,1889 12,1888 13,1887 13,1885 13,1883 14,1882 14,1880 15,1878 15,1877 15,1874 16,1872 16,1871 16,1869 17,1869 18,1867 18,1866 18,1867 19,1866 19,1865 20,1864 20,1863 20,1861 21,1859 22,1858 22,1857 22,1856 23,1855 23,1853 24,1852 24,1850 24,1847 25,1844 26,1842 26,1839 26,1836 27,1833 27,1838 27,1845 28,1842 28,1835 29,1829 29,1825 29,1820 30,1817 31,1814 31,1810 31,1806 32,1803 32,1804 33,1802 33,1797 33,1792 34,1784 35,1779 35,1774 35,1775 36,1788 36,1777 36,1769 37,1763 37,1757 38,1751 38,1745 38,1738 39,1737 40,1766 40,1754 40,1736 41,1728 41,1721 42,1714 42,1709 42,1704 43,1698 43,1651 43,1708 44,1730 45,1748 45,1761 45,1775 46,1783 46,1789 47,1793 47,1792 47,1791 48,1788 49,1785 49,1779 49,1775 50,1774 50,1770 51,1770 51,1768 51,1766 52,1764 53,1761 53,1759 53,1752 54,1744 54,1735 54,1727 55,1720 55,1713 56,1710 56,1707 56,1705 57,1704 58,1698 58,1693 58,1688 59,1682 59,1676 60,1666 60,1660 60,1649 61,1644 62,1643 62,1641 62,1637 63,1633 63,1631 63,1625 64,1619 64,1612 65,1605 65,1593 65,1584 66,1576 67,1570 67,1564 67,1560 68,1556 68,1553 69,1546 69,1542 69,1536 70,1529 70,1520 70,1508 71,1498 72,1488 72,1484 72,1481 73,1479 73,1476 74,1468 74,1463 74,1460 75,1457 76,1449 76,1438 76,1430 77,1418 77,1409 78,1403 78,1400 78,1396 79,1394 79,1390 79,1383 80,1378 81,1372 81,1366 81,1358 82,1345 82,1335 83,1327 83,1323 83,1318 84,1313 85,1309 85,1304 85,1299 86,1296 86,1291 87,1284 87,1272 87,1261 88,1252 88,1245 88,1238 89,1234 90,1230 90,1225 90,1221 91,1216 91,1212 92,1207 92,1200 92,1192 93,1181 94,1172 94,1164 94,1159 95,1156 95,1151 96,1148 96,1144 96,1142 97,1139 97,1133 97,1127 98,1118 99,1109 99,1102 99,1096 100,1093 100,1088 101,1085 101,1083 101,1081 102,1078 103,1076 103,1072 103,1065 104,1058 104,1051 105,1044 105,1037 105,1033 106,1032 106,1029 106,1027 107,1024 108,1023 108,1020 108,1015 109,1009 109,1003 110,997 110,990 110,983 111,979 112,976 112,975 113,975 113,974 114,971 114,968 114,965 115,959 115,952 115,947 116,941 117,937 117,936 117,935 118,934 119,933 119,931 119,929 120,925 121,919 121,912 121,908 122,903 122,900 122,899 123,898 124,896 124,895 124,893 125,890 126,887 126,882 126,877 127,871 127,866 128,865 128,864 129,864 130,863 130,862 130,861 131,860 131,857 131,851 132,847 132,842 133,839 133,836 135,836 135,835 136,834 136,833 137,830 137,825 137,820 138,816 139,812 139,811 140,812 141,810 142,810 142,808 142,804 143,799 144,796 144,794 144,792 145,792 145,794 146,794 146,793 148,793 148,790 148,787 149,783 149,780 149,777 150,776 150,777 151,778 152,778 153,780 153,779 153,777 154,773 154,769 155,766 155,764 155,763 156,764 157,763 157,765 158,767 158,766 159,765 159,762 160,759 160,756 160,754 161,755 162,755 162,757 163,758 164,758 164,755 165,752 166,749 166,746 166,744 167,744 167,745 167,746 168,747 168,748 169,749 169,751 170,749 171,747 171,744 171,742 172,741 173,742 173,744 173,745 174,746 175,748 175,749 176,747 176,745 176,742 177,740 177,738 178,737 178,738 179,740 180,740 180,741 180,742 181,742 181,741 182,739 182,736 182,735 183,733 183,735 184,737 185,737 185,738 185,740 186,740 186,741 187,740 187,738 187,735 188,733 189,731 189,733 190,735 191,736 191,737 192,737 193,736 193,734 193,730 194,728 194,726 194,728 195,729 195,730 196,731 196,732 196,733 197,735 198,735 198,733 198,731 199,728 199,726 200,724 200,726 201,728 202,729 202,731 203,732 203,733 203,731 204,729 204,726 205,724 205,722 206,724 207,725 207,726 207,727 208,728 208,729 209,730 209,729 209,726 210,724 210,722 210,720 211,720 212,722 212,724 212,725 213,726 213,727 214,728 214,727 215,725 216,722 216,720 216,718 217,718 217,720 218,721 218,722 218,724 219,725 220,726 220,725 221,722 221,720 221,718 222,717 222,718 223,718 223,720 223,722 224,724 225,724 225,726 226,725 226,722 227,719 227,718 227,717 228,716 229,718 229,719 229,720 230,722 230,724 231,724 231,722 232,720 232,718 232,715 233,713 234,713 234,715 234,716 235,717 235,718 236,720 236,721 237,720 237,718 237,715 238,713 239,711 239,712 240,713 240,715 241,717 241,718 242,719 243,718 243,716 243,713 244,711 244,709 245,709 245,710 245,713 246,714 246,715 246,716 247,717 248,717 248,716 248,714 249,711 249,710 250,708 250,710 251,711 252,713 252,714 252,715 253,715 253,716 254,715 254,713 254,710 255,708 255,706 255,707 256,708 257,710 257,711 257,712 258,713 258,715 259,715 259,712 260,710 261,707 261,706 262,708 262,709 263,710 263,711 263,713 264,714 264,715 264,714 265,711 266,708 266,706 266,704 267,705 267,706 268,708 268,709 268,710 269,712 270,713 270,712 271,710 271,706 271,704 272,704 273,704 273,707 273,708 274,710 275,711 275,712 275,713 276,711 276,709 277,707 277,705 277,704 278,704 279,706 279,707 279,708 280,710 280,711 281,713 282,711 282,708 282,706 283,705 284,706 284,707 284,708 285,710 285,712 286,713 286,714 286,715 287,714 288,711 288,709 288,707 289,706 289,707 290,709 290,711 291,711 291,713 291,714 292,714 293,713 293,710 293,708 294,706 294,704 295,704 295,706 295,708 296,709 297,710 297,711 297,712 298,713 298,712 298,710 299,708 299,705 300,704 300,706 301,708 302,710 302,711 302,713 303,713 303,715 304,714 304,711 304,710 305,708 306,706 306,708 307,710 307,711 307,713 308,715 308,716 309,717 309,715 309,713 310,710 311,708 311,706 311,708 312,710 312,711 313,712 313,713 313,715 314,716 315,716 315,715 315,713 316,710 316,708 316,706 317,707 317,708 318,710 318,711 318,712 319,713 320,715 321,712 321,709 322,707 322,706 323,708 324,710 324,711 325,713 325,715 325,716 326,715 326,713 327,710 327,708 327,707 328,708 329,710 329,711 329,713 330,715 330,717 331,718 331,719 331,718 332,715 333,712 333,710 334,710 334,711 334,713 335,715 335,716 336,717 336,718 337,717 338,714 338,711 338,710 339,709 340,710 340,711 340,713 341,714 342,716 342,717 343,716 343,715 343,712 344,710 344,708 345,709 345,710 345,712 346,713 347,715 347,717 347,718 348,718 348,717 349,715 349,713 349,711 350,709 351,710 351,711 351,713 352,715 352,717 352,718 353,720 354,720 354,718 354,715 355,714 356,712 356,713 356,715 357,717 357,718 358,720 358,722 359,723 360,722 360,720 360,717 361,715 361,714 362,716 362,718 363,719 363,720 363,721 364,722 365,724 365,723 365,720 366,717 366,715 367,713 367,715 368,717 369,718 369,719 369,720 370,723 370,724 370,722 371,720 371,717 372,715 372,713 373,714 374,717 374,718 374,720 375,721 375,722 376,722 376,719 377,716 377,713 378,713 379,715 379,716 379,718 380,720 380,721 381,722 381,723 382,720 383,717 383,716 383,715 384,715 384,717 385,719 385,720 385,721 386,722 387,724 387,726 387,724 388,722 388,718 388,717 389,716 389,715 390,717 390,718 390,720 391,722 392,724 392,726 393,724 393,722 394,720 394,717 394,716 395,717 395,718 395,720 396,722 397,724 397,726 397,728 398,728 398,726 399,724 399,721 399,719 400,718 401,718 401,720 401,722 402,724 402,726 403,727 403,728 404,727 404,725 404,722 405,721 406,719 406,720 406,721 407,722 407,724 408,726 408,728 409,729 410,729 410,726 410,723 411,722 411,720 412,720 412,722 412,723 413,725 413,727 413,728 414,729 415,730 415,729 415,727 416,724 416,722 417,719 417,721 418,724 419,725 419,726 419,728 420,729 420,730 421,729 421,727 421,724 422,722 422,720 422,722 423,724 424,725 424,727 424,728 425,729 425,730 426,731 426,730 426,728 427,725 428,723 428,722 429,724 429,726 429,728 430,728 430,729 431,731 431,732 431,731 432,728 433,726 433,724 433,722 434,722 434,725 435,728 435,729 436,731 437,733 438,730 438,727 438,724 439,723 439,724 440,726 440,728 440,729 441,731 442,733 442,734 442,735 443,733 443,731 444,727 444,726 445,726 446,726 446,728 446,730 447,731 447,733 448,735 448,734 449,731 449,729 449,728 450,726 451,727 451,728 451,730 452,731 452,733 453,735 453,736 453,737 454,735 455,733 455,731 455,728 456,726 456,727 456,728 457,730 457,733 458,735 458,736 458,737 459,737 460,736 460,735 460,731 461,729 461,728 462,728 462,729 462,732 463,734 464,735 464,737 464,738 465,738 465,737 465,735 466,733 466,731 467,729 467,730 468,733 469,734 469,736 469,737 470,738 471,738 471,736 471,733 472,731 473,729 473,730 473,731 474,733 474,735 475,737 475,738 475,739 476,740 476,739 476,737 477,735 478,733 478,731 479,732 479,735 480,737 480,739 481,740 482,741 482,740 482,737 483,735 483,732 483,731 484,731 484,733 485,735 485,737 485,738 486,740 487,741 487,742 487,740 488,739 488,735 489,733 490,734 491,737 491,738 491,740 492,740 492,742 492,743 493,742 493,740 494,737 494,734 494,733 495,733 496,735 496,736 496,737 497,738 497,740 498,742 498,744 498,742 499,739 500,736 500,735 500,733 501,733 501,735 501,737 502,738 502,740 503,742 503,743 503,744 504,743 505,740 505,737 505,734 506,733 506,734 507,735 507,737 507,739 508,741 509,743 509,744 510,742 510,739 510,737 511,735 511,734 512,733 512,736 512,738 513,740 514,741 514,742 514,744 515,744 515,743 516,741 516,738 516,736 517,735 518,735 518,737 518,738 519,740 519,742 519,743 520,744 520,745 521,744 521,741 521,738 522,736 523,734 523,735 524,738 524,740 525,742 525,744 526,744 527,744 527,741 527,739 528,737 528,735 529,737 529,738 530,740 530,742 530,743 531,744 532,744 532,743 532,741 533,738 533,736 534,734 534,735 534,737 535,738 536,740 536,741 536,742 537,743 537,744 537,743 538,741 538,737 539,735 540,736 541,738 541,740 541,741 542,742 542,744 543,745 543,744 543,742 544,738 544,735 544,733 545,733 546,736 546,738 546,740 547,741 547,742 548,744 548,743 549,740 550,737 550,733 551,735 551,737 552,738 552,740 553,742 553,743 553,744 554,743 555,740 555,737 555,735 556,735 557,737 557,738 557,739 558,741 559,742 559,743 559,744 560,742 560,740 561,737 561,735 561,734 562,734 562,735 562,736 563,737 564,739 564,742 564,743 565,742 566,740 566,737 566,735 567,733 568,733 568,734 568,736 569,738 569,740 570,742 570,744 571,742 571,739 571,736 572,734 573,733 573,734 574,737 574,738 575,740 575,741 575,742 576,742 577,740 577,738 577,736 578,734 578,731 579,732 579,733 579,735 580,737 580,738 580,740 581,742 582,742 582,741 582,739 583,736 583,734 584,732 584,733 585,735 586,738 586,739 586,740 587,742 588,742 588,739 588,736 589,733 589,731 590,733 591,737 591,738 591,739 592,740 592,741 593,742 593,740 593,738 594,736 595,733 595,731 595,733 596,735 596,736 596,738 597,740 597,741 598,742 599,740 600,736 600,733 600,731 601,732 601,734 602,736 602,738 603,738 604,740 604,742 604,741 605,738 605,735 605,734 606,732 607,734 607,737 608,739 609,741 609,743 610,742 610,740 611,736 611,733 611,731 612,733 613,734 613,735 613,737 614,738 614,740 615,742 615,741 616,738 616,734 616,733 617,732 618,733 618,735 619,737 619,738 620,739 620,740 620,742 621,740 622,737 622,735 622,733 623,731 623,732 623,734 624,735 624,737 625,738 625,740 625,742 626,742 627,742 627,739 627,737 628,734 628,732 629,732 629,733 629,734 630,736 631,738 631,740 631,741 632,742 632,741 632,739 633,735 633,733 634,732 634,731 634,733 635,735 636,738 636,739 636,740 637,742 638,741 638,738 638,735 639,733 640,731 640,732 640,733 641,735 641,737 642,738 642,740 643,740 643,738 644,735 645,732 645,731 646,733 646,735 647,737 647,739 648,740 649,741 649,740 649,738 650,735 650,733 650,731 651,731 651,732 652,734 652,737 652,738 653,739 654,740 654,741 654,740 655,737 655,734 656,731 656,729 656,731 657,734 658,736 658,737 658,738 659,739 659,741 659,742 660,741 660,739 661,735 661,733 661,732 662,733 663,733 663,735 663,737 664,738 665,740 665,738 666,733 667,729 667,725 667,723 668,722 668,721 668,720 669,719 669,718 670,718 670,717 671,713 672,709 672,704 672,700 673,695 673,693 674,694 674,695 675,695 676,697 677,695 677,691 677,688 678,686 679,688 679,692 679,695 680,700 681,704 681,708 681,711 682,713 683,711 683,710 683,709 684,708 685,708 685,710 685,711 686,711 687,711 687,710 688,707 688,704 688,701 689,698 690,696 690,697 691,699 691,700 692,702 692,703 692,704 693,703 694,701 694,699 694,697 695,694 695,693 695,692 696,692 696,695 697,697 697,698 697,699 698,701 699,701 699,697 700,695 700,693 701,690 701,692 702,694 703,695 703,697 703,698 704,699 704,697 705,695 705,692 706,688 706,686 707,687 708,689 708,690 709,690 710,692 710,690 711,686 711,684 711,683 712,684 713,684 713,687 713,689 714,690 714,691 715,693 715,694 715,693 716,690 717,687 717,684 717,683 718,682 718,684 719,686 719,688 720,688 720,690 721,688 722,686 722,681 722,678 723,677 724,679 724,681 725,683 726,684 726,685 727,685 727,683 728,679 728,677 729,678 729,681 729,682 730,684 731,684 731,686 731,688 732,689 732,687 733,684 733,681 733,679 734,678 735,677 735,679 735,680 736,682 736,684 737,686 737,687 738,686 738,684 738,681 739,678 740,677 740,678 740,679 741,681 741,683 742,685 742,687 742,688 743,690 744,687 744,684 744,681 745,679 745,678 746,677 746,679 746,680 747,682 747,684 747,685 748,686 749,686 749,684 749,683 750,680 750,678 751,675 751,676 751,677 752,680 753,681 753,683 753,684 754,684 754,685 755,684 755,682 755,679 756,677 756,676 757,677 758,678 758,681 758,682 759,683 759,684 760,685 760,684 760,681 761,678 762,675 762,672 763,675 763,677 763,679 764,679 764,681 765,683 765,684 765,682 766,680 767,677 767,674 767,672 768,673 768,676 769,677 769,679 769,681 770,681 771,682 771,683 771,682 772,680 772,676 772,674 773,672 773,673 774,674 774,676 774,677 775,679 776,679 776,682 776,683 777,683 777,679 778,676 778,675 778,674 779,674 780,676 780,679 780,680 781,681 781,684 782,686 782,685 783,683 783,679 783,676 784,675 785,676 785,677 785,680 786,681 786,683 787,685 787,686 788,685 789,682 789,678 789,677 790,676 790,677 791,680 791,682 792,684 792,686 793,688 794,686 794,683 794,680 795,679 795,677 796,678 796,679 796,681 797,683 798,684 798,686 798,688 799,688 799,686 799,684 800,681 800,679 801,677 801,678 802,679 803,682 803,684 803,686 804,686 804,687 805,686 805,684 805,681 806,679 807,677 807,679 808,681 808,684 809,685 809,687 809,688 810,688 810,687 810,684 811,682 812,680 812,678 813,680 813,683 814,684 814,686 815,687 816,687 816,685 817,683 817,679 817,678 818,679 818,681 819,683 819,685 819,687 820,688 821,689 821,690 822,686 822,684 823,682 823,679 824,681 825,684 825,686 825,687 826,688 826,690 826,691 827,690 827,687 828,684 828,681 828,679 829,680 830,683 830,684 830,685 831,687 831,689 832,691 832,690 833,688 834,684 834,682 834,681 835,683 835,684 835,686 836,688 836,689 837,690 837,692 837,693 838,692 839,689 839,686 839,683 840,683 841,684 841,686 842,688 843,690 843,692 843,693 844,691 844,689 844,686 845,685 845,683 846,683 846,686 847,688 848,691 848,693 849,695 849,693 850,690 850,687 850,684 851,683 851,684 851,685 852,687 853,689 853,691 853,693 854,693 854,694 855,692 855,690 855,687 856,686 857,684 857,686 858,688 858,690 859,692 859,693 859,695 860,695 861,693 861,692 861,690 862,687 862,686 863,687 863,689 864,690 864,692 864,694 865,695 866,695 866,694 866,693 867,690 867,687 868,686 868,685 868,686 869,690 870,692 870,693 871,695 871,696 871,695 872,693 872,690 873,688 873,686 874,688 875,690 875,692 875,694 876,695 876,696 877,697 877,695 877,693 878,690 878,688 878,686 879,686 880,689 880,691 880,692 881,693 881,694 882,695 882,697 882,696 883,694 884,690 884,688 884,687 885,688 885,689 886,691 886,693 886,694 887,695 887,697 887,699 888,697 889,695 889,692 889,689 890,688 891,690 891,692 891,693 892,695 893,696 893,698 893,699 894,697 894,695 895,691 895,688 896,688 896,691 896,692 897,693 898,695 898,697 898,698 899,699 899,698 900,695 900,692 900,690 901,689 902,689 902,691 902,693 903,694 903,695 904,697 904,699 904,700 905,698 905,695 905,692 906,691 907,689 907,691 908,692 908,693 909,695 909,697 909,699 910,699 911,698 911,696 911,693 912,691 912,689 913,690 913,691 913,692 914,695 914,697 914,699 915,700 916,701 916,700 916,697 917,693 917,692 918,690 918,692 919,695 920,697 920,698 920,699 921,701 922,699 922,697 922,695 923,693 923,691 923,692 924,693 925,696 925,697 925,699 926,701 926,702 927,702 927,700 928,697 929,695 929,693 930,695 930,697 931,699 931,701 931,702 932,703 932,704 933,701 934,697 934,695 934,693 935,693 935,696 936,699 936,701 937,702 938,704 938,706 938,704 939,701 939,699 939,696 940,694 940,695 941,698 941,700 941,702 942,703 943,704 943,706 944,705 944,703 945,699 945,697 945,695 946,696 947,698 947,699 947,701 948,702 948,704 949,706 949,708 949,706 950,703 950,700 950,698 951,697 952,697 952,699 952,701 953,702 953,703 954,705 954,707 954,708 955,707 956,705 956,701 956,698 957,697 957,699 958,701 958,702 959,704 959,706 959,708 960,708 961,706 961,703 961,701 962,699 962,698 963,699 963,702 964,704 965,706 965,707 965,708 966,710 966,708 966,705 967,703 967,702 968,700 968,702 969,702 970,704 970,706 970,708 971,710 972,708 972,706 972,704 973,701 974,699 974,700 974,701 975,702 975,705 975,708 976,709 977,710 977,708 978,704 979,702 979,701 980,702 980,704 981,707 981,708 981,710 982,711 983,712 983,711 983,708 984,706 984,703 984,701 985,701 985,703 986,706 986,708 986,709 987,710 988,711 989,709 989,706 990,702 990,701 990,702 991,704 992,706 992,708 992,710 993,711 993,713 994,713 994,711 995,708 995,706 995,703 996,703 997,704 997,707 997,708 998,710 998,711 999,713 999,714 999,713 1000,710 1001,707 1001,704 1001,703 1002,704 1002,705 1002,708 1003,708 1003,710 1004,712 1004,714 1004,715 1005,713 1006,712 1006,708 1006,705 1007,704 1007,705 1008,706 1008,709 1008,711 1009,712 1010,713 1010,715 1011,715 1011,711 1011,708 1012,706 1013,706 1013,707 1013,709 1014,710 1015,711 1015,714 1015,716 1016,717 1016,715 1017,712 1017,710 1017,708 1018,706 1018,707 1018,709 1019,710 1020,711 1020,713 1020,715 1021,716 1021,717 1022,716 1022,713 1022,710 1023,708 1024,706 1024,707 1024,708 1025,710 1025,712 1026,715 1026,716 1026,717 1027,717 1028,716 1028,713 1028,711 1029,709 1029,708 1029,707 1030,709 1030,711 1031,713 1031,716 1032,718 1033,718 1033,717 1033,715 1034,712 1034,710 1035,708 1035,709 1035,710 1036,712 1037,713 1037,715 1037,717 1038,718 1038,717 1039,715 1039,713 1040,710 1040,708 1041,709 1042,711 1042,713 1042,716 1043,717 1043,718 1044,720 1044,718 1044,715 1045,713 1045,711 1045,709 1046,709 1047,711 1047,714 1047,716 1048,717 1048,719 1049,720 1049,719 1050,717 1051,713 1051,711 1051,709 1052,709 1052,711 1053,714 1053,716 1053,717 1054,718 1055,719 1055,720 1055,719 1056,717 1056,713 1056,711 1057,710 1057,711 1058,712 1058,714 1058,717 1059,717 1060,718 1060,720 1060,722 1061,720 1061,718 1062,715 1062,713 1062,711 1063,711 1064,713 1064,715 1064,717 1065,717 1065,719 1065,722 1066,722 1066,721 1067,718 1067,714 1067,711 1068,711 1069,711 1069,713 1069,715 1070,717 1070,719 1071,721 1071,722 1072,722 1072,718 1072,715 1073,713 1074,713 1074,714 1075,717 1076,719 1076,720 1076,722 1077,723 1078,722 1078,718 1078,716 1079,714 1079,713 1080,713 1080,715 1081,717 1081,719 1081,721 1082,722 1083,722 1083,720 1084,717 1084,714 1085,713 1085,714 1085,715 1086,716 1087,718 1087,721 1087,722 1088,724 1089,722 1089,720 1089,717 1090,715 1090,713 1091,715 1092,717 1092,720 1092,721 1093,722 1093,723 1094,724 1094,722 1094,721 1095,718 1096,717 1096,713 1096,714 1097,717 1097,718 1098,719 1098,722 1098,723 1099,724 1100,722 1101,719 1101,717 1101,715 1102,715 1102,717 1103,718 1103,720 1103,722 1104,723 1105,724 1105,725 1106,723 1106,719 1107,717 1107,715 1108,717 1108,719 1108,722 1109,722 1110,724 1110,726 1110,727 1111,725 1111,723 1112,720 1112,717 1112,716 1113,717 1114,719 1114,721 1114,722 1115,724 1115,725 1115,726 1116,727 1116,726 1117,724 1117,720 1117,717 1118,716 1119,717 1119,718 1119,720 1120,722 1121,724 1121,726 1121,728 1122,726 1123,723 1123,720 1123,718 1124,717 1124,718 1125,721 1125,722 1126,724 1126,725 1126,728 1127,728 1128,727 1128,724 1128,720 1129,718 1129,717 1130,718 1130,720 1130,721 1131,722 1132,724 1132,727 1132,728 1133,728 1133,727 1133,724 1134,720 1134,718 1135,717 1135,718 1135,719 1136,721 1137,724 1137,726 1138,728 1139,727 1139,724 1139,722 1140,720 1141,718 1141,719 1141,720 1142,722 1142,724 1142,725 1143,726 1143,728 1144,729 1144,728 1144,726 1145,724 1146,721 1146,719 1146,718 1147,720 1147,722 1148,724 1148,726 1148,728 1149,728 1150,729 1150,728 1150,726 1151,723 1151,721 1151,720 1152,720 1153,722 1153,725 1153,727 1154,728 1155,730 1155,729 1156,726 1156,724 1157,721 1157,719 1157,720 1158,722 1159,724 1159,726 1159,727 1160,728 1160,729 1160,730 1161,729 1161,727 1162,724 1162,721 1162,720 1163,721 1164,723 1164,724 1164,726 1165,728 1165,729 1166,730 1166,731 1166,730 1167,728 1168,725 1168,723 1168,720 1169,722 1169,723 1169,725 1170,726 1170,728 1171,729 1171,731 1171,732 1172,731 1173,728 1173,725 1173,722 1174,720 1174,721 1175,722 1175,726 1176,728 1177,729 1177,731 1178,731 1178,729 1178,726 1179,723 1179,722 1180,723 1180,724 1180,727 1181,729 1182,729 1182,731 1183,732 1183,731 1184,728 1184,726 1184,724 1185,722 1185,723 1185,724 1186,726 1187,727 1187,729 1187,731 1188,733 1189,731 1189,729 1189,727 1190,725 1191,722 1191,723 1191,725 1192,726 1192,728 1193,729 1193,731 1193,733 1194,733 1195,732 1195,730 1195,727 1196,725 1196,724 1197,725 1197,727 1198,729 1198,731 1198,732 1199,733 1200,733 1200,731 1200,729 1201,727 1201,725 1202,725 1202,724 1202,726 1203,728 1204,730 1204,731 1204,732 1205,734 1205,732 1206,731 1206,728 1207,726 1207,725 1207,726 1208,726 1209,728 1209,729 1209,732 1210,733 1210,734 1211,735 1211,734 1211,732 1212,729 1212,726 1212,724 1213,724 1214,726 1214,728 1214,730 1215,732 1216,734 1216,735 1217,733 1218,729 1218,728 1218,725 1219,726 1219,727 1220,729 1220,731 1220,733 1221,735 1222,735 1222,736 1222,735 1223,733 1223,729 1223,727 1224,725 1224,726 1225,728 1225,729 1225,731 1226,733 1227,733 1227,735 1227,737 1228,735 1228,733 1229,729 1229,728 1229,727 1230,728 1231,728 1231,730 1231,732 1232,733 1232,734 1232,736 1233,737 1233,736 1234,734 1234,731 1234,728 1235,727 1236,727 1236,729 1236,731 1237,731 1237,733 1238,736 1238,737 1239,735 1239,733 1239,729 1240,728 1241,727 1241,728 1241,729 1242,731 1242,733 1243,735 1243,736 1243,737 1244,737 1245,737 1245,734 1245,731 1246,728 1247,729 1247,730 1247,733 1248,733 1248,735 1248,736 1249,737 1250,738 1250,736 1250,733 1251,731 1251,730 1252,729 1252,728 1252,729 1253,731 1254,732 1254,735 1254,737 1255,738 1256,737 1256,736 1256,733 1257,730 1257,728 1257,729 1258,731 1259,732 1259,734 1259,737 1260,738 1260,739 1261,740 1261,738 1261,736 1262,733 1263,731 1263,729 1264,731 1264,733 1265,735 1265,737 1265,738 1266,739 1266,738 1266,737 1267,735 1268,733 1268,731 1268,728 1269,729 1269,731 1270,734 1270,735 1270,737 1271,739 1272,739 1272,740 1272,738 1273,737 1273,734 1273,733 1274,731 1275,733 1275,734 1275,736 1276,737 1277,738 1277,739 1277,740 1278,740 1278,737 1279,734 1279,731 1279,729 1280,730 1281,733 1281,735 1281,737 1282,737 1282,738 1283,740 1283,742 1283,740 1284,738 1284,735 1284,733 1285,731 1286,731 1286,733 1286,736 1287,738 1287,739 1288,740 1288,742 1289,740 1290,738 1290,735 1290,733 1291,731 1291,732 1292,734 1292,735 1292,737 1293,738 1293,740 1293,741 1294,742 1295,742 1295,738 1295,735 1296,734 1296,733 1297,732 1297,734 1297,737 1298,737 1299,738 1299,740 1299,742 1300,743 1300,742 1300,740 1301,736 1301,733 1302,732 1302,733 1302,735 1303,736 1304,737 1304,739 1304,742 1305,743 1306,741 1306,738 1306,736 1307,734 1308,733 1308,734 1309,736 1309,738 1309,740 1310,742 1310,744 1311,744 1311,742 1311,739 1312,736 1313,735 1313,734 1313,735 1314,737 1314,738 1315,740 1315,741 1315,742 1316,744 1317,744 1317,742 1317,740 1318,738 1318,736 1318,734 1319,734 1319,735 1320,737 1320,740 1320,741 1321,743 1322,744 1323,742 1323,739 1324,737 1324,735 1325,736 1326,738 1326,740 1326,742 1327,744 1327,745 1328,744 1328,741 1329,739 1329,737 1329,735 1330,735 1331,737 1331,738 1331,740 1332,741 1332,743 1333,744 1334,742 1335,740 1335,737 1335,735 1336,737 1336,738 1336,740 1337,742 1337,744 1338,744 1338,745 1339,745 1340,742 1340,740 1340,738 1341,736 1342,738 1342,740 1342,742 1343,742 1344,744 1344,745 1344,747 1345,745 1345,742 1345,740 1346,737 1346,735 1347,737 1347,739 1347,741 1348,741 1349,743 1349,745 1349,747 1350,747 1351,744 1351,741 1351,738 1352,736 1352,738 1352,740 1353,742 1354,744 1354,745 1355,746 1355,747 1356,746 1356,744 1356,740 1357,738 1358,737 1358,738 1358,739 1359,741 1359,742 1360,743 1360,745 1360,747 1361,748 1362,746 1362,744 1362,742 1363,740 1363,738 1364,740 1364,742 1365,743 1365,744 1365,747 1366,749 1367,749 1367,748 1367,745 1368,742 1368,740 1369,738 1369,740 1370,741 1371,743 1371,745 1371,747 1372,748 1372,746 1373,745 1373,742 1374,740 1374,739 1375,741 1376,744 1376,745 1376,746 1377,747 1377,749 1378,749 1378,747 1378,745 1379,744 1379,741 1379,739 1380,740 1381,741 1381,743 1381,744 1382,746 1382,747 1383,748 1383,749 1383,747 1384,745 1385,742 1385,740 1385,739 1386,739 1386,740 1387,743 1387,745 1387,747 1388,746 1388,749 1388,750 1389,749 1390,746 1390,744 1390,742 1391,740 1392,742 1392,744 1392,746 1393,747 1394,749 1394,750 1394,751 1395,749 1395,747 1396,744 1396,742 1396,740 1397,741 1397,744 1397,745 1398,745 1399,747 1399,748 1399,749 1400,750 1400,749 1401,748 1401,744 1401,742 1402,742 1403,742 1403,743 1403,745 1404,747 1404,749 1405,749 1405,751 1405,753 1406,751 1406,749 1406,746 1407,744 1408,742 1408,745 1409,747 1410,748 1410,750 1410,752 1411,753 1412,751 1412,748 1412,744 1413,742 1413,741 1414,742 1414,744 1414,745 1415,747 1415,749 1415,751 1416,752 1417,753 1417,751 1417,749 1418,745 1418,744 1419,743 1419,744 1419,745 1420,747 1421,748 1421,749 1421,751 1422,753 1423,753 1423,749 1423,747 1424,745 1424,743 1424,742 1425,744 1426,746 1426,748 1426,750 1427,751 1427,753 1428,753 1428,752 1428,750 1429,747 1430,745 1430,744 1431,745 1431,747 1432,749 1432,751 1432,752 1433,755 1433,753 1434,751 1435,749 1435,746 1435,744 1436,744 1436,745 1437,747 1437,750 1437,751 1438,752 1439,753 1439,752 1440,751 1440,748 1440,746 1441,744 1442,747 1442,749 1443,751 1444,753 1444,754 1445,753 1445,751 1446,749 1446,747 1446,745 1447,745 1448,747 1448,749 1448,751 1449,753 1450,753 1450,755 1451,752 1451,748 1451,746 1452,744 1453,744 1453,747 1453,749 1454,751 1455,753 1455,755 1455,756 1456,755 1457,753 1457,750 1457,747 1458,745 1459,748 1459,750 1459,752 1460,753 1460,755 1460,756 1461,756 1462,755 1462,753 1462,749 1463,747 1463,745 1464,747 1464,748 1464,749 1465,751 1466,751 1466,753 1466,755 1467,756 1467,753 1468,749 1468,748 1469,747 1469,749 1470,751 1471,752 1471,754 1472,756 1472,757 1473,756 1473,753 1473,750 1474,749 1475,747 1475,749 1476,750 1476,751 1476,754 1477,755 1477,757 1478,757 1478,756 1478,753 1479,750 1480,748 1480,747 1481,748 1481,751 1482,753 1482,755 1483,757 1484,758 1484,756 1484,754 1485,751 1485,749 1485,747 1486,748 1486,750 1487,752 1487,753 1487,755 1488,756 1489,758 1489,757 1489,756 1490,755 1490,752 1491,750 1491,747 1491,748 1492,749 1493,751 1493,753 1493,755 1494,756 1494,757 1494,758 1495,758 1495,756 1496,753 1496,751 1496,749 1497,749 1498,750 1498,752 1498,755 1499,756 1499,758 1500,759 1500,758 1501,756 1502,753 1502,750 1502,748 1503,748 1503,751 1503,753 1504,755 1505,757 1505,758 1505,759 1506,758 1507,756 1507,754 1507,751 1508,749 1508,751 1509,753 1509,755 1510,757 1511,758 1511,759 1511,760 1512,760 1512,757 1512,754 1513,752 1513,750 1514,751 1514,753 1514,755 1515,756 1516,756 1516,758 1517,760 1517,759 1518,756 1518,754 1518,751 1519,749 1520,751 1520,753 1520,755 1521,756 1521,757 1521,759 1522,761 1522,760 1523,760 1523,758 1523,755 1524,752 1525,751 1525,752 1525,755 1526,756 1526,758 1527,758 1527,760 1527,761 1528,762 1529,761 1529,758 1529,754 1530,753 1530,752 1530,753 1531,753 1531,755 1532,756 1532,757 1532,759 1533,761 1534,762 1534,760 1534,758 1535,756 1535,754 1536,752 1536,753 1536,755 1537,755 1537,756 1537,758 1538,761 1539,762 1539,763 1539,762 1540,759 1540,756 1541,755 1541,753 1542,754 1543,755 1543,758 1543,760 1544,761 1544,762 1545,763 1545,761 1545,759 1546,756 1546,754 1546,753 1547,753 1548,755 1548,757 1548,760 1549,760 1549,761 1550,762 1550,763 1550,761 1551,759 1552,757 1552,755 1552,753 1553,755 1553,756 1554,757 1554,758 1554,760 1555,762 1556,761 1557,760 1557,757 1557,755 1558,753 1559,755 1559,757 1559,759 1560,761 1561,762 1561,763 1561,764 1562,763 1562,760 1563,758 1563,756 1563,755 1564,755 1564,756 1564,758 1565,760 1566,761 1566,763 1566,764 1567,764 1567,763 1568,761 1568,758 1568,755 1569,754 1570,755 1570,757 1570,759 1571,760 1571,761 1572,762 1572,763 1572,764 1573,763 1573,762 1573,758 1574,756 1575,755 1575,756 1575,757 1576,759 1576,761 1577,762 1577,763 1577,765 1578,765 1579,765 1579,762 1579,760 1580,757 1580,756 1581,758 1581,759 1582,760 1582,761 1582,763 1583,765 1584,766 1584,765 1584,762 1585,758 1585,756 1586,755 1586,756 1586,758 1587,759 1588,760 1588,762 1588,764 1589,765 1589,767 1590,765 1590,763 1590,759 1591,757 1591,756 1592,758 1593,760 1593,762 1593,763 1594,764 1594,765 1595,766 1595,765 1595,762 1596,760 1597,758 1597,757 1597,756 1598,758 1598,760 1599,762 1599,763 1599,764 1600,767 1600,766 1600,765 1601,764 1602,762 1602,758 1602,757 1603,758 1603,759 1604,760 1604,762 1604,764 1605,765 1606,767 1606,768 1606,766 1607,763 1607,760 1607,758 1608,757 1608,756 1609,758 1609,760 1609,763 1610,764 1611,765 1611,766 1611,765 1612,765 1612,763 1613,761 1613,759 1613,757 1614,757 1615,760 1615,762 1616,764 1616,766 1617,767 1617,765 1618,765 1618,762 1618,760 1619,758 1620,758 1620,760 1620,762 1621,763 1621,765 1622,765 1622,766 1622,767 1623,767 1624,765 1624,761 1624,758 1625,757 1626,759 1626,761 1626,763 1627,763 1627,765 1627,768 1628,769 1629,767 1629,765 1629,762 1630,760 1630,757 1631,758 1631,760 1631,762 1632,764 1633,766 1633,767 1633,769 1634,769 1634,768 1634,765 1635,762 1635,760 1636,758 1636,759 1636,760 1637,761 1638,763 1638,765 1638,766 1639,767 1639,769 1640,768 1640,765 1640,762 1641,761 1642,760 1642,762 1643,763 1643,764 1644,765 1644,767 1644,769 1645,769 1645,768 1645,767 1646,763 1647,761 1647,760 1648,762 1648,763 1649,763 1649,765 1649,767 1650,769 1651,769 1651,768 1651,765 1652,763 1652,761 1652,760 1653,760 1654,762 1654,765 1654,767 1655,767 1656,769 1656,770 1656,769 1657,765 1657,763 1658,762 1658,760 1658,761 1659,763 1660,764 1660,765 1660,767 1661,769 1662,769 1662,767 1663,765 1663,763 1663,761 1664,761 1665,762 1665,763 1665,765 1666,767 1666,769 1667,770 1668,768 1669,764 1669,762 1669,761 1670,762 1670,764 1671,766 1671,767 1672,769 1672,771 1673,769 1674,767 1674,764 1674,762 1675,760 1676,762 1676,765 1676,767 1677,768 1678,769 1678,770 1679,770 1679,767 1679,765 1680,763 1680,762 1681,763 1681,765 1682,767 1683,769 1683,770 1684,771 1685,769 1685,766 1685,765 1686,762 1687,763 1687,764 1687,767 1688,767 1688,769 1689,771 1689,773 1690,772 1690,769 1690,765 1691,763 1692,762 1692,764 1693,767 1694,769 1694,771 1694,773 1695,772 1695,770 1696,767 1697,763 1697,762 1697,763 1698,765 1698,767 1699,769 1699,770 1699,771 1700,772 1701,772 1701,771 1701,768 1702,765 1702,764 1703,763 1703,765 1704,767 1704,768 1704,770 1705,771 1706,772 1706,773 1706,771 1707,769 1707,767 1708,766 1708,763 1708,764 1709,766 1710,768 1710,769 1710,770 1711,772 1711,773 1712,774 1712,773 1712,771 1713,768 1713,765 1713,764 1714,764 1715,765 1715,766 1715,769 1716,771 1716,772 1717,773 1717,774 1717,772 1718,770 1719,767 1719,765 1719,764 1720,764 1720,765 1721,768 1721,770 1721,771 1722,772 1722,774 1723,772 1724,770 1724,768 1724,767 1725,765 1726,766 1726,768 1726,770 1727,771 1728,772 1728,773 1729,772 1730,769 1730,765 1730,764 1731,765 1731,766 1731,768 1732,769 1733,771 1733,772 1733,774 1734,775 1734,774 1735,772 1735,769 1735,767 1736,765 1737,765 1737,766 1737,769 1738,771 1738,772 1739,774 1739,775 1740,774 1740,772 1740,769 1741,767 1742,765 1742,768 1743,769 1743,771 1744,772 1744,773 1744,774 1745,776 1746,774 1746,772 1746,769 1747,767 1747,766 1748,767 1748,768 1748,770 1749,772 1749,773 1750,774 1751,776 1751,775 1751,772 1752,770 1752,767 1753,766 1753,767 1753,768 1754,770 1755,771 1755,772 1755,774 1756,776 1757,774 1757,772 1757,769 1758,768 1758,767 1759,769 1760,770 1760,772 1760,774 1761,775 1761,776 1762,777 1762,776 1762,774 1763,770 1764,767 1764,766 1764,767 1765,769 1765,771 1766,772 1766,774 1766,776 1767,777 1767,776 1768,772 1769,770 1769,769 1769,767 1770,767 1770,769 1771,771 1771,772 1771,774 1772,775 1773,777 1773,776 1774,775 1774,772 1774,769 1775,768 1775,769 1776,770 1776,771 1776,772 1777,774 1778,776 1778,778 1779,777 1779,774 1780,772 1780,769 1780,768 1781,768 1782,769 1782,771 1782,774 1783,774 1783,775 1784,777 1785,775 1785,772 1785,771 1786,768 1787,769 1787,771 1787,773 1788,773 1788,776 1789,777 1789,778 1790,777 1791,775 1791,772 1791,770 1792,769 1793,771 1793,773 1793,775 1794,776 1794,777 1795,778 1796,778 1796,776 1796,772 1797,771 1797,768 1798,769 1798,771 1798,772 1799,774 1800,775 1800,777 1800,780 1801,780 1801,778 1801,776 1802,773 1802,771 1803,768 1803,769 1803,771 1804,774 1805,775 1805,776 1805,777 1806,778 1806,780 1807,778 1807,776 1807,772 1808,770 1809,769 1809,771 1810,772 1810,774 1810,775 1811,777 1811,779 1812,780 1812,778 1812,776 1813,773 1814,772 1814,771 1815,772 1815,774 1816,775 1816,776 1816,777 1817,780 1818,780 1818,779 1818,776 1819,773 1819,772 1819,771 1820,771 1820,772 1821,773 1821,775 1821,777 1822,779 1823,780 1823,779 1824,776 1824,774 1825,772 1825,771 1825,772 1826,772 1827,774 1827,776 1827,779 1828,779 1828,781 1829,780 1829,777 1830,774 1830,772 1830,771 1831,772 1832,774 1832,775 1832,777 1833,778 1833,779 1834,779 1834,780 1834,778 1835,777 1836,775 1836,773 1836,771 1837,772 1837,774 1838,776 1838,778 1839,780 1839,781 1840,781 1841,779 1841,776 1841,774 1842,772 1843,773 1843,775 1843,778 1844,780 1845,780 1845,781 1845,782 1846,781 1846,779 1846,776 1847,774 1847,772 1848,772 1848,774 1848,776 1849,778 1850,778 1850,780 1850,781 1851,781 1852,779 1852,777 1852,774 1853,772 1853,774 1853,776 1854,777 1855,779 1855,780 1855,781 1856,781 1856,782 1857,781 1857,780 1857,777 1858,776 1859,773 1859,774 1859,775 1860,777 1860,778 1861,779 1861,780 1861,781 1862,783 1862,782 1862,779 1863,776 1864,774 1864,773 1864,774 1865,776 1865,777 1866,778 1866,780 1866,782 1867,783 1868,783 1868,782 1868,780 1869,777 1869,774 1870,773 1870,774 1870,776 1871,777 1872,779 1872,781 1873,783 1873,782 1874,780 1874,776 1875,774 1876,776 1877,778 1877,779 1877,780 1878,782 1878,783 1879,784 1879,783 1879,781 1880,779 1880,777 1880,774 1881,775 1882,777 1882,778 1882,779 1883,780 1883,782 1884,783 1884,784 1884,783 1885,781 1886,778 1886,776 1886,774 1887,774 1887,776 1888,777 1888,779 1888,781 1889,783 1890,783 1891,780 1891,778 1891,776 1892,776 1892,775 1893,776 1893,779 1893,781 1894,781 1895,783 1895,784 1895,785 1896,783 1896,781 1897,778 1897,777 1897,775 1898,776 1898,777 1898,778 1899,780 1900,781 1900,783 1900,784 1901,784 1901,783 1902,781 1902,779 1902,776 1903,774 1904,774 1904,776 1904,779 1905,781 1905,783 1906,783 1906,784 1906,785 1907,785 1907,781 1907,780 1908,778 1909,776 1909,775 1909,776 1910,779 1910,781 1911,782 1911,784 1911,785 1912,785 1913,785 1913,782 1913,779 1914,776 1914,775 1915,776 1915,778 1915,780 1916,781 1916,782 1916,783 1917,785 1918,786 1918,785 1918,783 1919,780 1919,778 1920,778 1920,779 1921,781 1922,783 1922,784 1923,785 1923,786 1924,785 1924,784 1924,781 1925,779 1925,778 1926,780 1927,781 1927,782 1927,783 1928,785 1928,788 1929,787 1929,785 1929,784 1930,781 1931,779 1931,778 1932,780 1932,781 1933,783 1933,785 1933,787 1934,787 1934,788 1934,787 1935,784 1936,781 1936,778 1937,779 1937,780 1938,781 1938,783 1938,785 1939,787 1940,787 1940,786 1941,783 1941,781 1941,780 1942,779 1942,778 1943,780 1943,781 1943,783 1944,785 1945,787 1945,789 1945,788 1946,787 1946,786 1947,783 1947,781 1948,781 1949,781 1949,783 1950,785 1950,788 1951,789 1951,788 1952,787 1952,783 1952,781 1953,780 1954,779 1954,780 1954,783 1955,785 1955,786 1956,787 1956,789 1956,788 1957,787 1958,786 1958,783 1958,781 1959,779 1959,780 1959,782 1960,785 1961,787 1961,789 1962,789 1963,788 1963,786 1963,783 1964,781 1964,780 1965,780 1965,781 1965,783 1966,785 1967,786 1967,787 1967,788 1968,789 1968,787 1969,783 1969,781 1970,780 1970,782 1971,783 1972,785 1972,786 1972,789 1973,790 1973,791 1974,789 1974,787 1974,785 1975,783 1976,780 1976,781 1976,783 1977,785 1977,786 1977,788 1978,789 1978,790 1979,791 1979,790 1979,787 1980,783 1981,781 1982,783 1982,785 1983,786 1983,787 1983,789 1984,790 1985,790 1985,787 1986,785 1986,784 1986,783 1987,781 1987,784 1988,785 1988,787 1989,789 1990,790 1990,792 1990,790 1991,788 1991,785 1992,783 1992,782 1992,783 1993,783 1993,785 1994,788 1995,790 1995,791 1995,790 1996,790 1996,787 1997,785 1997,783 1997,781 1998,783 1999,783 1999,785 1999,788 2000,790 2001,791 2001,792 2001,791 2002,789 2002,785 2002,783 2003,782 2004,783 2004,785 2004,786 2005,788 2005,789 2006,790 2006,791 2007,790 2008,788 2008,787 2008,784 2009,782 2009,783 2010,784 2010,787 2010,788 2011,790 2012,791 2012,792 2012,793 2013,792 2013,791 2013,787 2014,785 2014,784 2015,784 2015,785 2015,786 2016,789 2017,790 2017,791 2017,792 2018,793 2018,792 2019,790 2019,787 2019,785 2020,783 2020,785 2021,787 2022,789 2022,790 2023,792 2024,792 2024,790 2024,788 2025,785 2026,784 2026,785 2026,787 2027,787 2027,790 2028,792 2028,793 2029,792 2029,791 2030,788 2031,786 2031,785 2032,787 2032,789 2033,789 2033,790 2033,791 2034,793 2035,794 2035,793 2035,790 2036,788 2036,785 2037,785 2037,787 2038,789 2039,789 2039,790 2039,792 2040,794 2041,792 2041,789 2042,787 2042,785 2043,787 2044,789 2044,791 2044,792 2045,793 2045,796 2046,795 2046,794 2046,791 2047,787 2047,786 2047,785 2048,786 2049,787 2049,789 2049,790 2050,792 2050,793 2051,794 2051,795 2051,794 2052,791 2053,790 2053,788 2053,785 2054,787 2054,789 2055,790 2055,791 2056,793 2056,794 2056,795 2057,794 2058,792 2058,789 2058,787 2059,786 2060,787 2060,788 2060,790 2061,792 2062,794 2062,795 2063,794 2063,792 2064,790 2064,788 2064,787 2065,787 2065,789 2065,791 2066,792 2067,792 2067,794 2067,796 2068,796 2068,794 2069,792 2069,790 2069,789 2070,787 2071,788 2071,789 2071,790 2072,793 2072,794 2073,794 2073,795 2074,795 2074,793 2074,790 2075,788 2076,787 2076,789 2077,790 2077,792 2078,794 2078,795 2079,798 2080,797 2080,793 2080,791 2081,789 2081,787 2082,787 2082,788 2082,790 2083,792 2083,794 2083,796 2084,796 2085,798 2085,796 2085,794 2086,790 2086,787 2087,786 2087,787 2087,789 2088,790 2089,791 2089,792 2089,794 2090,796 2090,797 2091,795 2091,794 2091,790 2092,789 2093,789 2094,791 2094,793 2094,794 2095,794 2095,796 2096,798 2096,797 2096,795 2097,792 2098,790 2098,789 2099,790 2099,792 2100,792 2100,793 2100,795 2101,798 2101,796 2102,794 2103,791 2103,789 2103,788 2104,789 2104,790 2105,791 2105,792 2105,795 2106,798 2107,798 2107,799 2107,798 2108,795 2108,792 2108,789 2109,789 2110,790 2110,792 2110,794 2111,795 2112,796 2112,798 2112,797 2113,796 2113,793 2114,792 2114,790 2114,789 2115,789 2116,790 2116,792 2116,794 2117,796 2117,798 2118,799 2118,798 2119,796 2119,794 2119,791 2120,790 2121,790 2121,791 2121,792 2122,794 2122,797 2123,798 2123,799 2124,798 2125,796 2125,793 2125,791 2126,789 2126,790 2127,792 2127,794 2128,796 2128,798 2129,798 2130,797 2130,795 2130,792 2131,792 2131,790 2132,790 2132,793 2132,794 2133,796 2134,797 2134,798 2134,799 2135,799 2135,798 2135,796 2136,794 2136,792 2137,790 2137,791 2137,792 2138,794 2139,795 2139,796 2139,798 2140,798 2140,799 2141,799 2141,796 2141,793 2142,791 2143,790 2143,792 2144,794 2144,796 2145,798 2145,800 2146,801 2146,799 2146,797 2147,794 2148,792 2148,790 2149,792 2149,795 2150,796 2150,798 2150,799 2151,801 2152,801 2152,799 2152,797 2153,794 2153,791 2153,790 2154,792 2154,793 2155,794 2155,796 2155,797 2156,799 2157,800 2157,801 2157,799 2158,797 2158,794 2159,793 2159,792 2160,794 2160,796 2161,797 2162,798 2162,800 2162,801 2163,799 2163,798 2164,796 2164,794 2164,792 2165,793 2166,793 2166,794 2166,796 2167,798 2167,799 2168,800 2168,799 2169,797 2169,795 2169,793 2170,792 2171,792 2171,793 2171,796 2172,798 2172,799 2173,800 2173,802 2174,801 2175,799 2175,796 2175,794 2176,793 2176,794 2177,796 2177,798 2178,799 2179,801 2180,799 2180,798 2180,796 2181,794 2181,792 2182,793 2182,794 2182,796 2183,798 2184,799 2184,801 2185,802 2185,803 2186,800 2186,797 2186,795 2187,794 2187,795 2188,796 2189,798 2189,800 2189,802 2190,803 2191,803 2191,800 2191,798 2192,795 2193,793 2193,792 2193,794 2194,797 2194,799 2195,799 2195,801 2195,802 2196,803 2196,802 2196,800 2197,798 2198,795 2198,794 2198,795 2199,797 2199,798 2200,799 2200,801 2200,803 2201,803 2202,803 2202,801 2203,799 2203,796 2204,794 2204,795 2204,797 2205,798 2206,799 2206,800 2207,803 2207,805 2207,804 2208,801 2208,798 2209,796 2209,795 2209,796 2210,797 2211,799 2211,801 2212,803 2212,805 2213,805 2213,804 2213,801 2214,799 2214,796 2214,794 2215,796 2216,797 2216,798 2216,801 2217,801 2217,803 2218,804 2218,805 2218,803 2219,801 2220,798 2220,797 2220,796 2221,796 2221,797 2222,799 2222,801 2223,803 2223,804 2223,806 2224,804 2225,802 2225,801 2225,799 2226,796 2227,798 2227,799 2227,800 2228,801 2229,803 2229,805 2229,806 2230,805 2230,803 2231,799 2231,798 2232,796 2232,798 2232,799 2233,801 2234,803 2234,804 2234,805 2235,805 2235,804 2236,802 2236,799 2236,798 2237,797 2238,796 2238,798 2238,801 2239,803 2240,805 2240,807 2241,805 2241,802 2241,799 2242,799 2243,798 2243,799 2244,801 2244,802 2245,803 2245,805 2246,805 2247,804 2247,803 2247,801 2248,798 2248,797 2249,797 2249,799 2249,801 2250,802 2250,803 2250,805 2251,806 2252,808 2252,807 2252,804 2253,801 2253,799 2254,798 2255,801 2256,804 2256,805 2256,806 2257,807 2258,806 2258,804 2258,801 2259,798 2259,797 2259,798 2260,800 2261,802 2261,803 2261,804 2262,805 2262,807 2263,807 2263,806 2263,804 2264,801 2265,799 2266,800 2266,802 2267,804 2267,805 2268,806 2268,807 2269,805 2270,802 2270,799 2270,798 2271,799 2271,800 2272,801 2272,802 2272,804 2273,805 2274,807 2274,808 2274,807 2275,804 2275,801 2275,799 2276,799 2277,801 2277,802 2277,804 2278,807 2279,808 2280,807 2280,805 2281,803 2281,800 2281,799 2282,799 2283,801 2283,803 2283,804 2284,806 2284,807 2284,808 2285,808 2285,806 2286,804 2286,801 2287,799 2288,799 2288,801 2289,804 2289,805 2290,807 2290,808 2291,807 2292,807 2292,803 2292,801 2293,800 2293,801 2293,802 2294,803 2295,805 2295,808 2295,809 2296,810 2297,808 2297,805 2297,803 2298,801 2298,800 2299,799 2299,800 2299,803 2300,805 2301,807 2301,809 2302,809 2302,808 2302,806 2303,803 2303,802 2304,800 2304,801 2304,803 2305,805 2306,806 2306,808 2306,809 2307,810 2308,808 2308,807 2308,804 2309,802 2310,801 2310,803 2311,805 2311,806 2311,807 2312,807 2312,808 2313,810 2313,809 2313,808 2314,804 2315,802 2315,801 2316,803 2316,804 2317,807 2317,808 2318,811 2319,811 2319,809 2319,808 2320,805 2320,804 2320,801 2321,801 2321,803 2322,806 2322,807 2322,808 2323,810 2324,810 2324,812 2324,810 2325,807 2325,804 2326,802 2326,801 2326,803 2327,805 2328,805 2328,807 2328,808 2329,809 2329,810 2329,811 2330,810 2330,807 2331,805 2331,804 2331,803 2332,803 2333,805 2333,807 2333,808 2334,808 2334,809 2335,810 2335,812 2335,811 2336,810 2336,807 2336,805 2337,804 2338,804 2338,805 2338,807 2339,807 2339,810 2340,812 2341,811 2342,810 2342,807 2342,805 2343,803 2343,804 2344,806 2344,808 2344,810 2345,812 2346,812 2346,814 2347,813 2347,810 2347,807 2348,806 2348,805 2349,806 2349,808 2350,810 2351,812 2351,814 2352,813 2352,812 2353,810 2353,808 2353,807 2354,805 2354,807 2355,808 2356,810 2356,812 2356,814 2357,814 2358,815 2358,812 2358,809 2359,808 2360,807 2361,808 2361,811 2362,813 2362,814 2363,815 2363,814 2363,813 2364,810 2365,807 2365,805 2366,807 2366,810 2367,811 2367,812 2367,813 2368,814 2369,816 2369,815 2369,812 2370,810 2370,807 2371,807 2371,808 2371,810 2372,810 2373,812 2373,814 2373,815 2374,815 2374,814 2375,813 2375,811 2376,809 2376,807 2376,808 2377,809 2378,810 2378,812 2379,814 2379,816 2380,817 2380,815 2380,812 2381,810 2381,808 2381,807 2382,807 2383,808 2383,810 2383,812 2384,813 2384,816 2385,817 2385,816 2386,814 2387,811 2387,808 2387,806 2388,807 2388,810 2389,810 2389,812 2389,813 2390,814 2390,816 2391,814 2392,812 2392,808 2392,807 2393,807 2394,808 2394,810 2394,811 2395,814 2396,815 2396,816 2396,817 2397,815 2397,814 2398,812 2398,811 2398,808 2399,809 2399,810 2399,812 2400,813 2401,814 2401,816 2401,817 2402,817 2402,816 2403,814 2403,812 2403,810 2404,808 2405,808 2405,809 2405,810 2406,812 2406,814 2407,815 2407,816 2408,815 2408,813 2408,810 2409,808 2410,808 2410,809 2411,812 2411,814 2412,813 2412,815 2412,816 2413,816 2414,815 2414,812 2414,810 2415,809 2415,808 2416,809 2416,811 2417,812 2417,814 2417,815 2418,815 2419,816 2419,814 2420,812 2420,810 2421,808 2421,810 2422,812 2423,813 2423,816 2424,817 2424,819 2425,818 2425,815 2425,813 2426,811 2426,810 2426,809 2427,810 2428,812 2428,814 2428,816 2429,817 2430,817 2430,814 2431,811 2432,808 2432,807 2432,808 2433,810 2433,812 2434,812 2434,814 2434,815 2435,817 2435,816 2436,814 2437,811 2437,810 2438,810 2438,811 2439,813 2439,815 2439,817 2440,817 2441,817 2441,819 2442,816 2442,814 2442,811 2443,811 2444,812 2444,814 2445,815 2446,817 2446,819 2446,820 2447,817 2447,816 2448,814 2448,811 2448,810 2449,810 2450,812 2450,813 2450,814 2451,817 2451,818 2452,818 2452,819 2452,817 2453,816 2453,812 2453,809 2454,808 2455,809 2455,812 2455,813 2456,814 2456,816 2457,817 2457,819 2458,817 2459,815 2459,813 2459,812 2460,810 2461,812 2461,814 2461,816 2462,817 2462,818 2462,821 2463,820 2464,819 2464,818 2464,816 2465,814 2465,813 2466,813 2466,814 2466,815 2467,816 2468,817 2468,820 2469,820 2469,819 2469,817 2470,815 2470,812 2471,810 2471,811 2472,813 2473,815 2473,816 2473,817 2474,819 2475,818 2475,816 2475,814 2476,812 2477,811 2477,812 2477,814 2478,816 2478,817 2478,819 2479,820 2479,821 2480,821 2480,819 2480,817 2481,816 2482,814 2482,813 2483,814 2483,817 2484,817 2484,819 2485,820 2486,821 2486,819 2487,815 2487,814 2487,812 2488,813 2488,814 2489,815 2489,817 2490,819 2491,821 2491,822 2491,819 2492,817 2492,814 2493,813 2493,810 2494,812 2495,815 2495,816 2495,817 2496,819 2496,820 2496,821 2497,820 2497,818 2498,815 2498,812 2499,814 2500,815 2500,816 2500,817 2501,819 2501,821 2502,823 2502,822 2503,819 2504,817 2504,816 2505,815 2505,816 2505,817 2506,819 2507,819 2507,822 2507,823 2508,822 2509,819 2509,816 2509,814 2510,814 2510,813 2511,814 2511,816 2512,817 2513,819 2513,821 2514,820 2514,818 2514,816 2515,814 2515,812 2516,814 2516,815 2516,817 2517,819 2518,821 2518,823 2519,824 2519,823 2520,819 2520,816 2521,815 2521,816 2521,817 2522,818 2523,820 2523,822 2523,823 2524,823 2525,822 2525,821 2525,819 2526,817 2527,815 2527,816 2528,817 2528,819 2529,820 2529,822 2530,823 2530,824 2530,822 2531,818 2532,816 2532,815 2533,816 2534,818 2534,820 2534,821 2535,823 2536,823 2536,822 2536,820 2537,818 2537,816 2538,814 2538,813 2538,817 2539,819 2539,820 2539,821 2540,823 2541,824 2541,825 2541,824 2542,822 2542,819 2543,817 2543,816 2543,818 2544,820 2545,820 2545,823 2546,824 2547,824 2547,823 2548,819 2548,817 2548,816 2549,817 2550,818 2550,819 2550,820 2551,821 2551,822 2552,823 2552,824 2553,821 2554,818 2554,817 2554,816 2555,816 2555,817 2556,819 2556,821 2556,822 2557,824 2557,826 2558,826 2559,823 2559,821 2559,817 2560,816 2560,817 2561,819 2561,821 2561,823 2562,823 2563,824 2563,826 2563,827 2564,824 2564,822 2565,819 2565,818 2566,817 2566,819 2566,821 2567,822 2568,824 2568,826 2569,826 2569,825 2570,823 2570,822 2570,821 2571,817 2572,818 2572,819 2572,820 2573,821 2574,823 2574,826 2575,825 2575,823 2575,820 2576,819 2577,817 2577,818 2578,819 2578,821 2579,823 2579,824 2579,826 2581,826 2581,824 2581,822 2582,819 2583,820 2583,823 2584,825 2584,826 2584,827 2585,829 2586,829 2586,826 2586,824 2587,822 2587,821 2588,819 2588,820 2588,821 2589,823 2590,824 2590,825 2590,826 2591,826 2592,825 2592,824 2592,821 2593,818 2593,817 2594,820 2595,821 2595,822 2595,824 2596,824 2596,826 2597,828 2597,827 2597,824 2598,821 2599,820 2599,818 2600,819 2600,821 2601,824 2601,825 2601,826 2602,827 2602,828 2603,825 2604,822 2604,819 2604,817 2605,819 2605,821 2606,823 2606,824 2607,826 2608,828 2608,827 2609,826 2609,823 2609,821 2610,821 2610,822 2611,822 2611,824 2612,826 2613,826 2613,828 2614,826 2614,824 2615,822 2615,819 2615,818 2616,819 2617,820 2617,821 2618,823 2618,824 2619,826 2619,828 2619,825 2620,824 2620,821 2621,819 2622,819 2622,821 2622,823 2623,824 2623,827 2624,828 2624,830 2625,829 2626,827 2626,824 2626,821 2627,820 2627,821 2628,823 2628,824 2628,825 2629,827 2629,828 2629,830 2630,828 2631,828 2631,825 2631,823 2632,822 2632,821 2633,821 2633,822 2634,824 2635,825 2635,826 2635,828 2636,828 2636,827 2636,826 2637,824 2637,821 2638,820 2638,821 2639,821 2640,823 2640,825 2640,827 2641,828 2641,829 2642,828 2642,826 2642,824 2643,822 2644,821 2645,824 2645,826 2645,827 2646,828 2646,830 2647,830 2647,828 2648,824 2649,823 2649,821 2650,824 2650,826 2651,827 2651,828 2651,830 2652,831 2653,830 2653,828 2653,826 2654,825 2654,823 2654,821 2655,821 2655,823 2656,824 2656,826 2657,827 2658,827 2658,828 2659,826 2659,823 2660,822 2660,821 2660,822 2661,823 2662,824 2662,827 2662,828 2663,830 2663,831 2663,832 2664,830 2664,828 2665,827 2665,825 2665,823 2666,822 2667,824 2667,827 2667,828 2668,830 2668,831 2669,832 2669,833 2669,832 2670,829 2671,825 2671,823 2672,823 2672,824 2672,826 2673,827 2673,828 2674,830 2675,830 2676,827 2676,824 2677,823 2678,824 2678,826 2678,827 2679,827 2680,828 2680,830 2680,831 2681,830 2681,828 2681,826 2682,824 2683,823 2683,824 2683,825 2684,826 2685,829 2685,831 2685,832 2686,832 2687,830 2687,828 2687,826 2688,824 2689,825 2689,827 2690,830 2690,832 2690,831 2691,833 2692,833 2692,829 2692,825 2693,824 2694,823 2694,824 2694,826 2695,828 2696,830 2696,831 2697,831 2697,830 2697,828 2698,826 2699,825 2699,823 2699,824 2700,825 2700,827 2701,828 2701,830 2701,832 2702,832 2703,833 2704,829 2704,827 2705,826 2706,827 2706,829 2706,832 2707,833 2708,833 2708,834 2709,832 2709,829 2710,827 2710,824 2711,826 2712,829 2712,830 2712,831 2713,832 2714,833 2714,830 2715,828 2715,825 2715,824 2716,826 2717,827 2717,828 2717,830 2718,830 2718,832 2719,833 2719,832 2720,830 2721,828 2721,826 2721,824 2722,826 2722,828 2723,829 2723,830 2724,830 2724,833 2724,834 2725,833 2726,832 2726,829 2726,826 2727,826 2728,827 2728,830 2729,833 2730,835 2730,837 2730,836 2731,835 2731,833 2732,830 2732,826 2732,825 2733,826 2733,828 2733,830 2734,830 2735,832 2735,833 2735,835 2736,835 2736,832 2737,830 2737,827 2737,826 2739,826 2739,828 2740,830 2740,831 2741,832 2741,833 2741,834 2742,832 2742,831 2742,830 2743,829 2744,826 2744,827 2744,828 2745,830 2746,832 2746,833 2746,835 2748,835 2749,835 2749,833 2749,831 2750,830 2750,828 2751,828 2752,831 2752,833 2752,835 2753,835 2754,836 2754,835 2754,833 2755,830 2755,828 2756,828 2756,827 2756,829 2757,831 2758,832 2758,833 2758,834 2759,835 2760,833 2760,831 2760,829 2761,828 2761,826 2762,828 2763,830 2763,831 2763,832 2764,833 2764,834 2765,833 2766,831 2767,828 2767,826 2767,827 2768,830 2768,831 2769,832 2769,835 2770,837 2770,838 2771,835 2772,832 2772,830 2773,830 2774,832 2774,834 2774,835 2775,836 2776,836 2776,837 2777,834 2777,830 2777,828 2778,826 2778,828 2779,830 2779,831 2779,832 2780,833 2781,834 2781,836 2781,837 2782,835 2782,833 2783,830 2783,828 2784,829 2785,830 2785,832 2785,833 2786,834 2786,835 2787,836 2787,837 2788,834 2788,832 2788,830 2789,829 2790,830 2790,832 2790,833 2791,833 2791,834 2792,837 2792,838 2792,839 2793,837 2794,835 2794,833 2794,832 2795,830 2796,832 2796,833 2796,835 2797,837 2797,839 2797,838 2798,839 2799,838 2799,836 2799,832 2800,829 2800,828 2801,830 2801,832 2802,833 2803,835 2803,837 2804,837 2804,835 2804,832 2805,831 2805,830 2806,828 2806,830 2807,832 2808,834 2808,835 2808,836 2809,838 2809,839 2810,838 2810,837 2810,835 2811,832 2812,831 2812,832 2812,833 2813,833 2813,834 2813,836 2814,839 2815,841 2815,839 2815,837 2816,835 2817,833 2817,830 2818,831 2818,833 2819,836 2819,837 2820,839 2821,839 2821,836 2822,833 2822,832 2822,830 2823,831 2823,833 2824,835 2824,836 2825,837 2826,839 2826,837 2827,835 2827,833 2828,832 2828,831 2828,832 2829,833 2830,835 2830,837 2831,837 2831,838 2831,839 2832,840 2832,838 2833,835 2833,832 2834,833 2835,834 2835,835 2835,837 2836,839 2836,840 2837,842 2837,843 2837,841 2838,840 2838,836 2838,834 2839,832 2840,832 2840,834 2840,836 2841,837 2841,838 2842,839 2842,841 2843,841 2844,837 2844,834 2844,832 2845,831 2845,832 2846,833 2846,835 2847,837 2848,839 2848,841 2849,840 2849,837 2849,835 2850,834 2850,833 2851,833 2851,835 2851,837 2852,838 2853,838 2853,839 2853,841 2854,842 2854,841 2855,839 2855,836 2855,835 2856,834 2857,834 2857,835 2858,837 2858,839 2858,841 2859,842 2860,841 2860,839 2860,837 2861,835 2862,834 2862,835 2863,837 2863,840 2864,841 2864,842 2864,843 2865,842 2865,839 2866,835 2867,834 2867,833 2868,835 2868,836 2869,838 2869,839 2869,840 2871,840 2871,839 2871,837 2872,835 2873,832 2873,833 2873,835 2874,837 2874,838 2874,840 2875,842 2876,842 2876,843 2877,842 2877,838 2878,837 2878,835 2879,836 2880,837 2880,839 2880,842 2881,842 2881,844 2882,843 2882,842 2883,839 2883,835 2883,834 2884,833 2885,835 2885,838 2885,840 2886,841 2886,842 2887,843 2887,842 2888,840 2889,838 2889,835 2889,834 2890,835 2890,837 2891,837 2891,839 2891,840 2892,841 2893,841 2894,839 2894,836 2894,835 2895,833 2895,834 2896,837 2896,838 2896,839 2897,839 2898,839 2898,842 2898,844 2899,843 2899,841 2900,838 2900,837 2900,836 2901,836 2901,837 2901,840 2902,841 2903,842 2903,845 2903,846 2904,845 2905,843 2905,841 2905,838 2906,835 2907,837 2907,839 2907,840 2908,842 2909,844 2909,845 2910,843 2910,841 2910,837 2911,836 2912,835 2912,836 2913,837 2913,839 2914,841 2914,842 2915,844 2916,842 2916,841 2916,839 2917,838 2917,835 2918,837 2918,839 2918,841 2919,840 2919,841 2919,843 2920,846 2921,846 2921,845 2921,843 2922,841 2922,840 2923,838 2923,837 2923,839 2924,839 2925,841 2925,844 2925,845 2926,846 2927,845 2927,844 2927,841 2928,839 2928,838 2928,839 2929,840 2930,842 2930,844 2931,846 2932,846 2932,845 2932,841 2933,839 2934,839 2934,837 2935,838 2935,840 2936,842 2937,843 2937,844 2938,842 2939,840 2939,838 2939,837 2940,837 2940,839 2941,841 2941,842 2941,844 2942,844 2943,846 2943,848 2944,844 2944,842 2944,841 2945,839 2946,840 2946,842 2946,844 2947,845 2948,847 2948,848 2949,848 2949,846 2950,842 2950,840 2950,838 2951,839 2952,841 2952,843 2952,844 2953,845 2953,846 2953,848 2954,848 2954,846 2955,845 2955,841 2955,839 2956,839 2957,840 2957,839 2957,842 2958,844 2959,844 2959,846 2960,846 2961,843 2961,841 2961,839 2962,838 2962,840 2963,842 2964,842 2964,845 2964,848 2965,848 2966,846 2966,845 2966,843 2967,842 2967,841 2968,840 2968,842 2968,843 2969,846 2970,848 2970,850 2971,850 2971,849 2971,848 2972,844 2972,841 2973,841 2973,842 2974,844 2975,845 2975,847 2975,848 2976,849 2977,847 2977,844 2977,842 2978,842 2979,840 2979,839 2979,841 2980,842 2980,844 2980,846 2981,846 2981,848 2982,848 2982,847 2983,844 2984,842 2984,841 2985,842 2985,843 2986,844 2986,846 2986,848 2987,850 2988,850 2988,849 2988,847 2989,846 2989,843 2989,841 2990,841 2990,842 2991,844 2991,847 2991,848 2992,849 2993,850 2994,848 2994,845 2995,844 2995,842 2996,845 2997,846 2997,847 2997,849 2998,850 2998,851 2998,850 2999,849 2999,847 3000,845 3000,842 3001,842 3002,843 3002,845 3002,846 3003,846 3003,847 3004,847 3004,849 3005,846 3005,843 3005,842 3006,841 3007,841 3007,843 3007,844 3008,846 3008,848 3009,848 3009,851 3009,853 3010,850 3011,849 3011,846 3011,844 3012,842 3013,844 3013,846 3013,848 3014,850 3015,851 3015,852 3015,853 3016,851 3016,849 3016,846 3017,843 3018,844 3018,846 3018,847 3019,848 3020,850 3020,851 3020,852 3021,852 3022,849 3022,847 3022,846 3023,845 3024,844 3024,846 3024,848 3025,850 3025,849 3026,851 3026,852 3027,850 3027,848 3027,846 3028,844 3029,843 3030,844 3030,845 3031,847 3031,850 3031,851 3032,851 3032,850 3032,848 3033,846 3034,845 3034,843 3034,844 3035,845 3035,847 3036,850 3036,852 3037,854 3038,854 3038,853 3038,850 3039,847 3039,846 3040,846 3040,848 3041,849 3042,850 3042,852 3042,853 3043,853 3043,851 3044,850 3044,848 3045,846 3045,844 3046,846 3047,849 3047,850 3048,853 3049,854 3049,853 3049,851 3050,848 3050,846 3050,844 3051,845 3052,844 3052,846 3052,848 3053,850 3054,852 3054,851 3055,850 3056,847 3056,844 3056,843 3057,842 3057,846 3058,848 3058,850 3059,852 3059,853 3059,854 3060,853 3061,851 3061,850 3061,847 3062,846 3062,848 3063,850 3063,852 3064,853 3065,854 3066,853 3067,850 3067,848 3067,846 3068,848 3068,849 3069,850 3070,851 3070,853 3071,855 3071,853 3072,850 3072,848 3072,846 3073,845 3074,846 3074,848 3075,849 3075,850 3076,853 3076,854 3076,853 3077,853 3077,850 3077,849 3078,846 3079,844 3079,847 3080,848 3080,850 3081,851 3081,853 3081,855 3082,855 3083,853 3083,851 3083,848 3084,847 3084,846 3085,847 3085,848 3085,850 3086,851 3086,854 3086,855 3087,855 3088,857 3088,855 3088,853 3089,852 3089,851 3090,848 3090,849 3090,850 3091,851 3092,852 3092,853 3093,856 3094,855 3094,853 3094,850 3095,849 3095,847 3095,846 3096,847 3097,848 3097,850 3097,852 3098,853 3099,855 3099,853 3099,852 3100,850 3101,847 3101,846 3101,847 3102,848 3102,851 3103,853 3103,855 3104,855 3104,857 3104,854 3105,851 3106,850 3106,849 3106,848 3107,849 3107,850 3108,852 3108,853 3108,855 3109,855 3110,855 3111,855 3111,853 3111,850 3112,849 3113,851 3113,853 3113,854 3114,855 3115,855 3115,857 3115,859 3116,859 3116,855 3117,854 3117,853 3117,851 3118,850 3119,850 3119,852 3119,855 3120,856 3120,857 3120,858 3121,859 3121,857 3122,855 3122,851 3122,849 3123,846 3124,848 3124,850 3124,851 3125,852 3125,853 3126,855 3126,856 3127,855 3128,854 3128,850 3128,849 3129,850 3129,851 3129,850 3130,853 3131,855 3132,857 3133,857 3133,855 3133,853 3134,851 3134,850 3135,851 3135,853 3136,854 3137,855 3137,857 3137,859 3138,860 3138,858 3138,856 3139,853 3139,852 3140,851 3140,853 3141,854 3142,856 3142,858 3142,859 3143,859 3143,860 3144,860 3144,857 3144,853 3145,851 3146,850 3146,851 3147,853 3147,855 3147,856 3148,857 3148,858 3149,858 3149,856 3149,854 3150,853 3151,852 3151,850 3152,851 3152,853 3153,855 3153,857 3154,859 3155,859 3155,858 3156,856 3156,853 3157,853 3158,854 3158,855 3158,857 3159,859 3160,860 3160,861 3160,860 3161,858 3161,856 3162,853 3162,852 3163,852 3164,855 3164,857 3164,858 3165,859 3165,860 3166,860 3166,858 3167,855 3167,853 3167,852 3168,853 3169,855 3169,858 3169,857 3170,859 3171,861 3171,860 3172,859 3172,857 3172,854 3173,853 3174,853 3174,855 3174,856 3175,857 3175,858 3176,859 3176,860 3177,861 3178,859 3178,855 3178,853 3179,852 3179,853 3180,855 3180,856 3180,858 3181,859 3182,860 3182,863 3182,864 3183,862 3183,861 3183,858 3184,856 3184,853 3185,853 3185,855 3185,858 3186,859 3187,860 3187,861 3187,862 3188,864 3188,862 3189,859 3189,856 3189,853 3190,853 3191,855 3191,856 3191,857 3192,858 3192,859 3192,861 3193,862 3194,862 3194,860 3194,857 3195,857 3196,856 3196,855 3196,857 3197,859 3197,860 3198,859 3198,861 3199,864 3199,862 3199,860 3200,857 3201,856 3201,855 3202,855 3202,857 3203,857 3203,860 3203,862 3204,863 3205,862 3205,860 3206,858 3206,857 3207,855 3207,856 3208,858 3209,860 3209,862 3210,864 3210,863 3211,860 3211,857 3212,856 3213,857 3214,858 3214,860 3214,862 3215,863 3215,862 3216,862 3216,860 3217,859 3218,857 3218,855 3219,857 3219,859 3219,860 3220,861 3220,862 3221,863 3221,864 3221,865 3222,863 3223,860 3223,858 3223,857 3224,857 3225,858 3225,860 3225,862 3226,863 3226,864 3227,864 3228,863 3228,860 3228,857 3229,855 3229,854 3230,857 3230,859 3230,861 3231,862 3232,863 3232,864 3232,865 3233,864 3233,862 3234,860 3234,857 3234,856 3235,858 3235,860 3235,861 3236,863 3237,863 3237,864 3238,864 3239,862 3239,860 3239,859 3240,857 3241,858 3241,859 3241,860 3242,861 3243,862 3243,864 3243,866 3244,865 3244,862 3244,860 3245,858 3246,857 3246,858 3246,859 3247,860 3247,861 3248,863 3248,866 3248,867 3249,866 3250,865 3250,863 3250,861 3251,858 3251,856 3252,857 3252,859 3252,860 3253,862 3253,863 3253,864 3254,866 3255,866 3255,864 3255,862 3256,859 3256,858 3257,858 3257,859 3258,860 3259,862 3259,864 3259,865 3260,866 3261,864 3261,862 3262,861 3262,859 3262,860 3263,860 3264,862 3264,863 3265,865 3265,867 3266,867 3266,866 3266,863 3267,862 3268,860 3268,859 3268,858 3269,859 3270,862 3270,864 3270,865 3271,865 3271,866 3272,865 3273,862 3273,859 3274,859 3274,860 3275,864 3275,865 3275,866 3276,868 3277,868 3277,866 3278,864 3278,861 3278,860 3279,859 3279,860 3280,861 3280,862 3280,864 3281,866 3282,866 3283,866 3283,865 3284,863 3284,860 3285,860 3286,862 3286,864 3287,866 3287,868 3288,870 3288,869 3289,866 3289,864 3289,862 3290,861 3291,860 3291,862 3292,865 3292,866 3293,867 3293,868 3293,869 3294,869 3295,866 3295,863 3295,860 3296,858 3296,860 3296,862 3297,864 3298,866 3298,867 3298,869 3299,869 3300,868 3300,866 3300,864 3301,862 3302,863 3302,865 3303,866 3304,868 3305,869 3305,867 3306,864 3306,862 3307,862 3307,863 3308,864 3309,864 3309,865 3309,868 3310,869 3310,870 3311,868 3311,866 3311,864 3312,864 3313,862 3313,864 3314,865 3314,867 3314,869 3315,870 3316,872 3316,871 3316,868 3317,864 3318,862 3318,861 3318,863 3319,864 3319,866 3320,867 3320,868 3320,870 3321,871 3322,870 3322,868 3322,866 3323,864 3323,862 3324,862 3324,864 3325,866 3325,868 3326,869 3327,870 3327,871 3328,869 3328,868 3329,864 3330,866 3331,866 3331,869 3332,871 3332,872 3333,871 3333,869 3334,867 3334,865 3334,862 3336,862 3336,865 3336,868 3337,869 3338,871 3339,869 3339,866 3340,864 3341,864 3341,867 3341,869 3342,869 3342,871 3343,871 3343,873 3343,871 3344,871 3345,869 3345,868 3345,866 3346,864 3347,866 3347,868 3348,869 3349,869 3349,871 3350,872 3350,870 3350,866 3351,865 3351,864 3352,864 3352,866 3352,867 3353,869 3354,869 3354,871 3354,873 3355,875 3355,872 3356,871 3356,868 3356,866 3357,864 3358,864 3358,866 3358,868 3359,869 3359,871 3360,873 3360,874 3361,872 3361,869 3361,867 3362,864 3363,864 3363,866 3364,867 3364,869 3365,870 3365,872 3365,873 3366,873 3366,871 3367,868 3368,868 3368,866 3369,868 3369,869 3370,871 3371,873 3372,874 3372,873 3372,871 3373,869 3373,868 3374,866 3374,867 3375,867 3375,868 3375,870 3376,872 3377,874 3377,873 3378,871 3378,869 3379,868 3379,866 3379,867 3380,868 3381,869 3381,872 3381,873 3382,873 3382,875 3383,875 3383,874 3383,871 3384,868 3384,867 3385,866 3386,868 3386,869 3386,871 3387,873 3387,874 3388,874 3388,873 3388,872 3389,871 3390,869 3390,868 3390,866 3391,866 3391,868 3392,870 3392,871 3392,872 3393,874 3393,875 3393,876 3394,876 3395,875 3395,870 3395,869 3396,868 3396,869 3397,869 3397,871 3398,874 3399,874 3399,876 3400,876 3400,875 3401,871 3401,869 3401,866 3402,866 3402,868 3402,870 3403,872 3404,872 3404,874 3404,875 3405,876 3405,875 3406,873 3406,871 3406,869 3407,868 3408,869 3408,871 3409,873 3409,874 3410,875 3411,875 3411,874 3411,871 3412,869 3413,868 3413,869 3413,871 3414,872 3414,873 3415,873 3415,875 3416,877 3417,875 3417,873 3417,871 3418,869 3419,870 3419,873 3420,873 3420,875 3420,877 3421,878 3422,878 3422,877 3422,875 3423,873 3423,869 3424,867 3424,868 3424,871 3425,871 3426,873 3426,874 3426,875 3427,877 3427,878 3427,877 3428,874 3428,870 3429,869 3430,869 3431,872 3431,873 3431,875 3432,877 3433,878 3433,877 3433,875 3434,874 3435,872 3435,869 3435,871 3436,872 3436,873 3437,874 3437,876 3438,877 3438,878 3438,877 3439,875 3440,873 3440,872 3440,870 3441,870 3441,869 3442,871 3442,873 3442,876 3443,877 3444,877 3445,875 3445,873 3445,871 3446,870 3447,872 3447,875 3447,877 3448,877 3449,877 3449,878 3449,880 3450,877 3450,875 3451,873 3451,871 3452,871 3453,872 3453,873 3453,875 3454,877 3454,878 3455,877 3456,876 3456,874 3456,871 3457,870 3458,870 3458,873 3458,874 3459,875 3459,877 3460,878 3460,880 3460,882 3461,880 3462,877 3462,875 3462,873 3463,872 3463,871 3463,872 3464,874 3464,877 3465,877 3465,878 3465,879 3466,880 3467,880 3467,877 3467,875 3468,871 3468,869 3469,871 3469,873 3469,875 3470,875 3471,877 3471,878 3471,880 3472,881 3472,879 3472,878 3473,875 3473,874 3474,874 3474,875 3475,877 3476,878 3476,879 3476,878 3477,878 3477,879 3478,880 3478,878 3478,875 3479,873 3480,873 3480,875 3481,875 3482,878 3482,880 3483,881 3483,878 3483,877 3484,874 3485,874 3485,873 3485,872 3486,875 3487,877 3487,880 3487,882 3488,882 3489,883 3489,882 3489,879 3490,875 3490,873 3490,872 3491,874 3491,875 3492,877 3492,878 3493,881 3494,882 3494,880 3495,877 3495,876 3496,875 3496,874 3496,873 3497,875 3498,877 3498,878 3498,879 3499,880 3499,882 3500,882 3501,879 3501,875 3502,875 3503,876 3503,877 3504,879 3504,882 3505,882 3505,883 3505,882 3506,880 3506,878 3506,876 3507,873 3508,873 3508,874 3508,876 3509,878 3509,880 3510,880 3510,881 3510,882 3511,882 3512,880 3512,877 3512,875 3513,874 3513,875 3514,877 3514,879 3515,881 3516,882 3517,880 3517,879 3517,878 3518,875 3518,874 3519,875 3519,876 3519,878 3520,879 3521,879 3521,880 3522,882 3523,880 3523,877 3523,875 3524,875 3525,875 3525,877 3525,878 3526,880 3526,882 3527,884 3527,885 3528,883 3528,882 3528,879 3529,877 3530,875 3530,874 3530,876 3531,878 3531,880 3532,882 3532,884 3533,885 3533,883 3533,880 3534,877 3535,875 3535,876 3536,877 3536,878 3537,880 3537,881 3537,883 3538,884 3539,884 3539,883 3539,880 3540,878 3540,879 3541,877 3541,878 3542,879 3542,881 3542,882 3543,882 3544,884 3544,885 3544,883 3545,882 3545,878 3546,878 3546,877 3547,877 3548,877 3548,878 3548,880 3549,883 3549,884 3550,884 3550,882 3550,881 3551,880 3551,878 3551,876 3552,878 3553,878 3553,880 3553,882 3554,884 3555,886 3555,885 3556,882 3557,878 3557,877 3558,877 3558,879 3558,880 3559,882 3559,884 3560,884 3561,881 3562,881 3562,880 3562,878 3563,876 3563,877 3564,878 3564,880 3564,881 3565,882 3566,884 3566,885 3567,885 3567,881 3568,880 3568,877 3569,878 3569,879 3570,881 3571,884 3571,885 3572,885 3573,884 3573,880 3573,878 3574,876 3575,876 3575,878 3575,880 3576,882 3577,884 3577,885 3577,886 3578,885 3578,882 3578,881 3579,878 3580,878 3580,880 3580,881 3581,881 3581,883 3582,884 3582,885 3584,885 3584,884 3584,881 3585,880 3585,878 3586,880 3586,881 3587,882 3587,883 3588,885 3589,887 3589,885 3589,882 3590,880 3590,879 3591,878 3591,879 3591,880 3592,882 3593,882 3593,884 3593,887 3594,889 3594,888 3594,887 3595,885 3595,882 3596,880 3596,878 3596,879 3597,881 3598,882 3598,884 3598,885 3599,886 3599,888 3600,887 3600,886 3600,884 3601,880 3602,880 3603,880 3603,882 3604,883 3604,885 3604,886 3605,887 3605,889 3605,887 3606,885 3607,884 3607,883 3607,880 3608,881 3608,882 3609,884 3610,885 3611,888 3611,887 3612,885 3612,884 3612,882 3613,880 3614,880 3614,881 3614,884 3615,885 3616,887 3616,888 3617,887 3617,886 3618,884 3618,881 3619,880 3620,882 3620,885 3620,887 3621,887 3621,889 3622,889 3622,887 3623,885 3623,883 3623,882 3624,881 3625,881 3625,882 3625,884 3626,886 3626,887 3627,887 3627,886 3629,886 3629,884 3629,881 3630,880 3630,882 3631,884 3631,885 3632,887 3632,889 3633,891 3634,890 3634,887 3634,885 3635,883 3635,882 3636,881 3636,884 3637,886 3638,887 3638,889 3639,890 3639,889 3639,887 3640,884 3640,882 3641,879 3641,881 3641,883 3642,884 3643,885 3643,887 3643,888 3644,890 3644,891 3645,889 3645,887 3645,884 3646,884 3647,884 3648,886 3648,887 3648,888 3649,888 3650,889 3650,887 3651,884 3652,883 3652,882 3652,883 3653,883 3653,884 3654,884 3654,885 3654,887 3655,890 3656,890 3656,888 3656,886 3657,884 3657,883 3658,882 3658,884 3659,885 3659,887 3659,889 3660,891 3661,891 3661,892 3661,891 3662,889 3662,885 3663,882 3663,884 3664,884 3665,886 3665,887 3665,889 3666,890 3666,891 3666,890 3667,888 3667,885 3668,885 3668,883 3669,882 3670,884 3670,885 3670,888 3671,889 3671,890 3672,891 3672,892 3672,891 3673,891 3674,888 3674,885 3674,884 3675,884 3675,885 3675,886 3676,887 3676,888 3677,890 3677,891 3678,891 3679,889 3679,887 3679,884 3680,882 3681,883 3681,885 3681,888 3682,889 3682,891 3683,891 3684,891 3684,889 3684,886 3685,885 3685,883 3686,884 3686,887 3686,889 3687,889 3688,891 3688,893 3689,891 3689,890 3690,888 3690,887 3690,885 3691,885 3691,886 3692,888 3693,889 3694,889 3694,891 3695,891 3695,889 3695,886 3696,885 3697,884 3697,885 3697,887 3698,887 3698,889 3699,889 3699,891 3699,894 3700,895 3700,893 3700,891 3701,888 3702,887 3702,884 3703,885 3703,888 3704,889 3704,891 3704,892 3705,893 3706,894 3706,892 3706,889 3707,885 3707,883 3708,884 3708,885 3708,886 3709,887 3709,889 3709,890 3710,892 3711,893 3712,890 3712,888 3713,888 3713,887 3713,885 3714,888 3715,889 3715,891 3715,890 3716,890 3716,892 3717,894 3717,893 3717,891 3718,889 3718,887 3720,887 3720,888 3720,887 3721,891 3721,893 3722,894 3722,893 3723,891 3724,889 3724,887 3724,885 3725,887 3726,889 3726,892 3726,893 3727,894 3727,895 3728,895 3729,891 3729,887 3730,886 3730,887 3731,888 3731,889 3731,891 3732,893 3733,893 3733,894 3733,893 3734,891 3734,890 3735,887 3735,885 3736,886 3736,887 3736,890 3737,891 3738,892 3738,894 3739,895 3740,894 3740,889 3741,887 3742,888 3742,889 3743,891 3743,893 3744,894 3744,895 3745,895 3745,893 3745,891 3746,888 3747,886 3747,885 3747,888 3748,891 3748,892 3749,893 3749,894 3749,895 3750,896 3751,895 3751,893 3751,891 3752,888 3752,887 3752,889 3753,891 3754,893 3754,894 3755,895 3756,894 3757,891 3757,889 3758,888 3758,889 3758,890 3759,891 3760,891 3760,892 3761,894 3761,896 3761,895 3762,892 3762,890 3763,888 3763,887 3763,889 3764,889 3765,891 3765,892 3765,894 3766,896 3766,898 3767,896 3767,894 3768,893 3769,889 3769,887 3770,890 3770,891 3771,893 3771,895 3772,897 3772,895 3773,892 3774,889 3774,888 3775,889 3776,891 3776,892 3776,895 3777,895 3778,896 3778,897 3778,895 3779,894 3779,893 3779,892 3780,889 3780,890 3781,891 3781,893 3782,893 3783,895 3783,897 3783,898 3784,896 3784,894 3785,893 3785,891 3785,889 3787,889 3787,890 3787,893 3788,895 3788,896 3789,896 3790,895 3790,893 3790,890 3791,890 3792,889 3792,891 3792,895 3793,896 3794,897 3794,898 3795,896 3796,894 3796,892 3796,891 3797,890 3797,891 3798,891 3798,893 3798,895 3799,896 3800,896 3801,896 3801,895 3801,893 3802,890 3802,889 3803,890 3803,893 3804,895 3805,896 3805,898 3806,900 3806,896 3807,895 3807,893 3808,892 3808,891 3808,890 3809,893 3810,895 3810,896 3810,897 3811,898 3811,899 3812,898 3812,896 3812,893 3813,890 3814,888 3814,890 3814,893 3815,894 3815,895 3816,897 3816,899 3817,899 3817,898 3817,897 3818,893 3819,893 3819,894 3820,893 3820,895 3821,896 3821,898 3822,897 3823,898 3823,896 3824,895 3824,893 3824,892 3825,893 3826,894 3826,895 3827,897 3828,900 3828,898 3829,896 3829,894 3830,893 3830,892 3831,893 3832,895 3832,896 3832,899 3833,901 3833,900 3833,902 3834,900 3834,898 3835,895 3835,891 3836,893 3837,894 3837,895 3837,896 3838,898 3838,900 3839,900 3839,898 3840,896 3840,894 3841,893 3842,891 3842,893 3842,895 3843,897 3843,899 3844,899 3844,901 3844,900 3845,900 3846,900 3846,897 3846,895 3847,894 3848,895 3848,896 3849,898 3850,900 3850,902 3851,900 3851,898 3851,896 3852,894 3852,892 3853,891 3853,895 3854,897 3855,898 3855,899 3856,900 3857,898 3857,895 3857,894 3858,893 3859,893 3859,896 3859,898 3860,898 3860,899 3860,900 3861,902 3861,901 3862,899 3862,898 3862,896 3863,895 3864,893 3864,894 3864,896 3865,898 3866,898 3866,899 3867,900 3867,901 3867,898 3868,896 3869,894 3869,893 3869,895 3870,895 3870,896 3871,899 3871,901 3872,903 3873,904 3873,901 3873,900 3874,898 3874,896 3875,893 3875,895 3876,897 3876,898 3876,900 3877,901 3878,902 3878,903 3878,902 3879,899 3879,896 3880,893 3880,895 3881,896 3882,896 3882,898 3882,900 3883,902 3884,902 3884,900 3885,897 3885,898 3885,896 3886,896 3887,897 3887,898 3887,900 3888,900 3889,902 3889,903 3889,902 3890,900 3891,898 3891,896 3892,895 3893,896 3893,898 3894,902 3895,901 3896,900 3896,898 3896,896 3897,895 3897,896 3898,896 3898,898 3898,901 3899,903 3900,902 3900,904 3901,903 3901,900 3902,897 3902,896 3903,895 3903,897 3903,898 3904,900 3905,902 3905,903 3906,902 3906,900 3907,900 3907,898 3907,897 3908,895 3909,896 3909,897 3909,900 3910,900 3910,901 3911,903 3911,904 3911,905 3912,905 3912,904 3912,900 3913,899 3914,898 3915,898 3915,900 3916,902 3916,903 3916,905 3917,905 3918,904 3918,903 3918,900 3919,897 3919,895 3920,897 3920,900 3921,901 3921,902 3922,904 3923,905 3923,904 3923,902 3924,900 3924,898 3925,897 3925,898 3925,900 3926,900 3927,902 3927,903 3927,905 3928,905 3928,904 3928,903 3929,902 3929,900 3930,898 3930,897 3930,898 3931,900 3932,900 3932,901 3933,902 3933,904 3934,906 3934,905 3934,902 3935,900 3936,898 3937,899 3937,900 3938,902 3938,903 3938,906 3939,908 3939,907 3939,906 3940,904 3941,902 3941,898 3941,896 3942,897 3942,900 3943,901 3943,902 3943,904 3944,905 3945,907 3945,905 3946,902 3946,898 3947,898 3948,899 3948,901 3948,902 3949,904 3950,905 3950,906 3950,907 3951,905 3951,904 3952,903 3952,902 3952,899 3953,900 3954,901 3954,902 3954,903 3955,903 3955,905 3955,907 3956,907 3956,906 3957,904 3957,902 3957,901 3958,900 3959,898 3959,899 3959,900 3960,902 3960,904 3961,906 3961,905 3961,906 3962,905 3963,905 3963,902 3963,900 3964,899 3964,901 3965,904 3965,905 3966,905 3966,907 3966,908 3967,908 3968,906 3968,904 3968,902 3969,901 3969,900 3970,900 3970,903 3971,905 3972,905 3973,905 3974,902 3974,900 3975,898 3975,899 3975,901 3976,903 3977,904 3977,905 3977,906 3978,908 3978,910 3979,909 3979,905 3979,904 3980,902 3980,901 3980,900 3981,900 3982,902 3982,905 3983,907 3983,908 3984,909 3984,906 3985,903 3986,900 3986,898 3986,900 3987,902 3987,904 3988,904 3988,905 3988,907 3989,909 3990,909 3990,908 3990,906 3991,903 3991,902 3992,903 3993,905 3993,907 3994,907 3995,907 3995,909 3996,906 3996,904 3997,902 3997,903 3998,904 3999,904 3999,905 4000,907 4000,909 4001,908 4001,906 4002,904 4002,902 4003,902 4004,904 4004,905 4004,906 4005,909 4005,911 4006,910 4006,912 4006,910 4007,909 4007,905 4007,902 4008,902 4009,903 4009,904 4009,905 4010,907 4010,909 4011,910 4011,911 4011,910 4012,908 4013,905 4013,904 4014,902 4015,904 4015,905 4015,907 4016,909 4017,909 4017,911 4018,911 4018,910 4018,908 4019,905 4019,904 4020,904 4020,905 4020,906 4021,906 4022,907 4022,911 4023,911 4023,910 4024,909 4024,907 4024,905 4025,904 4026,903 4026,906 4027,908 4027,909 4028,911 4028,912 4029,911 4029,910 4029,907 4030,906 4031,904 4031,905 4031,907 4032,909 4033,911 4033,912 4034,912 4034,910 4034,909 4035,908 4036,905 4036,904 4037,906 4037,908 4038,909 4039,909 4040,911 4040,909 4041,906 4041,905 4042,904 4042,905 4042,907 4043,907 4043,909 4043,910 4044,911 4045,914 4045,915 4045,912 4046,911 4046,909 4047,907 4047,904 4048,905 4049,907 4049,909 4049,911 4050,911 4050,913 4051,914 4051,912 4051,910 4052,906 4052,904 4053,905 4054,906 4054,907 4054,909 4055,910 4055,912 4056,913 4057,910 4058,907 4058,908 4058,907 4059,906 4059,909 4060,909 4060,911 4061,911 4061,912 4061,914 4062,912 4063,911 4063,909 4063,907 4064,907 4064,906 4065,907 4066,911 4067,913 4067,914 4067,913 4068,913 4068,911 4069,909 4069,908 4069,906 4070,907 4070,908 4070,909 4071,912 4072,914 4072,915 4073,916 4073,914 4074,911 4074,908 4074,907 4076,907 4076,909 4076,910 4077,912 4077,913 4078,914 4078,913 4079,911 4079,910 4080,909 4081,906 4081,907 4081,908 4082,911 4082,912 4083,912 4083,914 4084,915 4085,916 4085,915 4085,911 4086,910 4086,908 4087,909 4088,911 4088,914 4089,916 4090,916 4090,915 4090,914 4091,911 4091,908 4092,906 4092,905 4092,907 4093,911 4094,911 4094,912 4094,913 4095,914 4095,916 4095,915 4096,912 4096,911 4097,909 4097,907 4097,910 4098,911 4099,912 4099,914 4100,916 4100,915 4101,915 4101,914 4102,911 4103,909 4103,908 4103,909 4104,911 4104,912 4105,912 4106,915 4106,916 4107,913 4108,911 4108,909 4109,909 4109,910 4110,912 4110,914 4111,917 4112,919 4112,917 4113,914 4113,912 4113,910 4114,907 4114,908 4115,911 4115,912 4115,914 4116,914 4117,916 4117,918 4118,916 4118,913 4119,910 4119,909 4119,910 4120,911 4121,911 4121,912 4121,913 4122,915 4122,916 4122,917 4123,918 4123,917 4124,915 4124,914 4124,913 4125,911 4126,911 4126,912 4126,913 4127,914 4127,913 4128,915 4128,918 4129,917 4130,915 4130,913 4130,912 4131,911 4131,910 4132,911 4132,913 4133,916 4133,917 4134,917 4135,916 4135,913 4136,911 4137,910 4137,912 4137,915 4138,917 4139,916 4139,918 4139,919 4140,920 4140,917 4140,914 4141,912 4142,910 4142,911 4142,912 4143,914 4144,915 4144,916 4145,916 4146,917 4146,916 4146,913 4147,911 4147,910 4147,911 4148,913 4149,914 4149,915 4149,917 4150,917 4150,919 4151,921 4151,920 4151,917 4152,916 4153,913 4153,912 4153,911 4154,911 4154,913 4155,916 4155,918 4156,919 4157,920 4157,918 4158,914 4158,911 4158,909 4159,911 4159,913 4160,914 4160,915 4160,916 4161,918 4162,920 4162,918 4163,918 4163,914 4164,912 4164,913 4164,914 4165,914 4166,916 4166,917 4166,918 4167,918 4167,919 4168,920 4168,917 4169,915 4169,913 4169,912 4170,914 4171,914 4171,915 4172,915 4172,917 4173,920 4173,918 4174,917 4174,914 4175,912 4176,912 4176,914 4176,915 4177,917 4177,920 4178,922 4178,921 4178,922 4179,921 4180,918 4180,915 4180,912 4181,912 4181,913 4182,914 4182,916 4182,917 4183,919 4184,920 4185,918 4185,916 4185,914 4186,914 4186,913 4187,912 4187,914 4187,915 4188,918 4189,919 4189,921 4190,921 4190,920 4191,920 4191,918 4191,914 4193,914 4193,916 4194,916 4194,918 4194,921 4195,922 4196,921 4196,920 4196,918 4197,916 4198,913 4198,912 4199,915 4199,918 4200,919 4200,920 4200,921 4201,922 4201,920 4202,916 4203,915 4203,913 4203,914 4204,917 4204,919 4205,919 4205,921 4205,922 4206,923 4207,922 4207,920 4207,919 4208,918 4208,916 4209,914 4209,915 4209,916 4210,919 4211,919 4211,920 4212,920 4212,922 4213,920 4213,916 4214,914 4214,915 4215,917 4216,918 4216,920 4217,922 4217,925 4218,926 4218,923 4218,922 4219,919 4219,918 4219,914 4220,914 4221,916 4221,918 4221,919 4222,921 4222,922 4223,924 4223,923 4224,920 4225,916 4225,914 4226,916 4226,917 4227,918 4227,919 4227,920 4228,923 4229,923 4230,921 4230,918 4230,920 4231,918 4232,919 4232,920 4232,922 4234,922 4234,923 4234,925 4235,923 4235,922 4236,919 4236,918 4236,917 4237,917 4237,918 4238,918 4239,921 4239,923 4239,924 4240,923 4241,921 4241,920 4241,918 4242,916 4243,916 4243,917 4243,919 4244,923 4244,925 4245,924 4245,925 4246,924 4246,921 4246,918 4247,916 4248,917 4248,916 4248,918 4249,920 4249,922 4250,923 4251,923 4252,922 4252,921 4252,920 4253,918 4253,916 4254,916 4254,918 4254,920 4255,922 4255,924 4256,924 4257,925 4257,926 4257,924 4258,921 4258,920 4259,918 4259,919 4260,918 4261,921 4261,923 4261,924 4262,925 4262,926 4262,925 4263,924 4263,921 4264,918 4264,916 4265,918 4266,922 4267,923 4267,925 4268,927 4268,925 4268,923 4269,922 4270,919 4270,918 4270,920 4271,922 4271,923 4272,924 4272,925 4273,925 4273,924 4274,924 4275,922 4275,919 4275,918 4276,919 4276,921 4277,922 4277,923 4278,923 4279,925 4279,927 4279,926 4280,922 4280,921 4280,920 4281,919 4282,920 4282,922 4282,923 4283,925 4284,928 4284,929 4284,928 4285,928 4285,925 4286,923 4286,920 4286,918 4287,919 4288,922 4288,924 4289,925 4289,927 4289,928 4290,927 4290,925 4291,922 4291,920 4291,919 4292,919 4293,920 4293,922 4294,923 4294,925 4295,926 4295,927 4296,926 4297,925 4297,924 4297,923 4298,920 4298,921 4298,922 4299,923 4300,923 4300,925 4300,927 4301,927 4302,927 4302,925 4302,923 4303,922 4303,920 4304,919 4304,920 4304,559 4303,557 4302,560 4302,564 4302,567 4301,568 4300,565 4300,567 4300,564 4299,561 4299,559 4298,561 4298,557 4297,558 4297,559 4297,561 4296,562 4295,566 4295,565 4295,561 4294,558 4294,557 4293,559 4293,557 4293,558 4292,558 4291,559 4291,562 4291,564 4290,566 4290,565 4289,562 4289,563 4288,564 4288,562 4288,559 4287,560 4286,559 4286,557 4286,559 4285,564 4284,564 4284,563 4284,561 4283,561 4282,559 4282,561 4282,559 4281,555 4281,552 4280,555 4280,559 4280,562 4279,565 4279,566 4279,564 4278,564 4277,562 4277,559 4276,557 4276,555 4275,558 4275,560 4275,562 4274,562 4273,567 4273,566 4273,562 4272,561 4272,563 4271,559 4271,557 4270,555 4269,560 4268,562 4268,560 4267,560 4267,562 4266,561 4266,562 4266,560 4265,558 4264,557 4264,559 4263,559 4263,560 4262,562 4262,564 4262,566 4261,565 4261,562 4261,563 4260,561 4259,556 4259,555 4259,558 4258,557 4258,559 4257,561 4257,562 4257,563 4256,561 4255,563 4255,562 4255,559 4254,554 4254,555 4253,557 4253,559 4252,561 4252,562 4252,564 4251,564 4250,565 4250,562 4250,559 4249,559 4249,560 4248,559 4248,557 4247,561 4246,561 4246,562 4245,565 4245,562 4245,561 4244,560 4244,559 4243,557 4243,555 4243,556 4242,556 4241,555 4241,558 4240,562 4240,563 4239,564 4239,563 4239,561 4238,561 4237,560 4237,558 4237,556 4236,554 4236,557 4236,560 4235,564 4235,565 4234,564 4234,566 4234,563 4233,559 4232,559 4232,556 4231,554 4231,555 4230,555 4230,557 4230,559 4229,564 4228,563 4228,561 4228,557 4227,557 4227,558 4226,557 4225,555 4225,558 4225,559 4224,562 4223,562 4223,561 4222,562 4221,562 4221,559 4220,556 4219,554 4219,555 4219,559 4218,559 4218,561 4218,562 4217,561 4217,559 4216,558 4216,560 4216,558 4215,554 4214,550 4214,552 4214,555 4213,558 4213,562 4212,563 4211,562 4211,561 4211,559 4210,555 4209,555 4209,558 4208,558 4208,559 4207,563 4207,564 4207,561 4206,561 4205,562 4205,559 4205,557 4204,557 4204,553 4203,553 4203,552 4203,557 4202,558 4201,559 4201,557 4201,559 4200,560 4200,561 4199,560 4199,557 4198,557 4198,555 4198,556 4197,555 4196,556 4196,559 4196,562 4195,564 4194,561 4194,562 4194,559 4193,556 4193,554 4193,556 4192,553 4191,555 4191,557 4191,558 4190,559 4189,561 4189,557 4188,553 4187,553 4187,554 4187,553 4186,555 4186,556 4185,557 4185,560 4185,562 4184,563 4184,561 4184,558 4183,559 4182,559 4182,557 4181,555 4181,557 4180,557 4180,556 4180,559 4179,562 4178,562 4178,560 4177,557 4176,554 4176,556 4176,554 4175,553 4174,550 4174,554 4174,558 4173,561 4173,562 4172,560 4171,558 4171,554 4170,552 4169,552 4169,555 4169,559 4168,561 4168,562 4167,564 4167,562 4167,559 4166,557 4166,559 4166,555 4165,554 4164,553 4164,552 4164,553 4163,555 4163,560 4162,561 4162,559 4162,556 4161,556 4160,557 4159,555 4159,553 4158,554 4158,555 4158,558 4157,559 4157,561 4156,561 4155,562 4155,561 4155,559 4154,559 4154,556 4153,552 4153,555 4152,556 4151,557 4151,560 4151,559 4150,559 4150,557 4149,560 4149,557 4149,554 4148,550 4147,550 4147,552 4147,555 4146,557 4146,560 4145,562 4145,561 4144,561 4144,558 4144,556 4143,555 4142,555 4141,555 4141,559 4140,560 4140,559 4139,562 4139,558 4139,557 4138,556 4137,554 4137,552 4137,551 4136,553 4136,555 4135,554 4135,557 4134,560 4133,559 4133,560 4133,559 4132,557 4132,556 4131,555 4131,553 4130,552 4130,555 4130,559 4129,562 4128,562 4128,561 4128,562 4127,559 4127,555 4126,554 4126,555 4126,552 4125,552 4124,553 4124,557 4123,557 4123,561 4122,559 4122,557 4122,552 4121,553 4120,553 4119,554 4119,553 4119,557 4118,559 4118,561 4117,560 4117,558 4117,557 4116,558 4115,559 4115,557 4115,554 4114,555 4114,553 4113,553 4113,554 4113,559 4112,558 4112,559 4112,558 4111,557 4110,555 4110,554 4110,555 4109,553 4109,550 4108,548 4108,550 4108,554 4107,557 4106,561 4106,559 4105,559 4105,558 4104,558 4104,555 4104,552 4103,551 4103,553 4103,556 4102,557 4101,559 4101,562 4100,558 4100,557 4099,559 4099,555 4099,553 4098,553 4097,550 4097,551 4096,556 4096,557 4095,557 4095,555 4094,557 4094,556 4093,555 4092,552 4091,555 4090,555 4090,557 4090,560 4089,561 4088,560 4088,557 4088,558 4087,555 4087,552 4087,550 4086,553 4086,552 4085,553 4085,555 4085,557 4083,557 4083,558 4083,557 4082,553 4082,550 4081,548 4081,550 4081,551 4080,553 4079,555 4079,557 4079,559 4078,560 4078,559 4078,557 4077,554 4076,553 4076,554 4076,553 4075,552 4074,555 4074,556 4074,555 4073,557 4073,559 4072,557 4072,555 4071,553 4070,552 4070,549 4070,552 4069,551 4069,550 4069,549 4068,553 4068,556 4067,558 4067,557 4066,555 4065,555 4065,553 4064,550 4064,549 4063,550 4063,554 4063,558 4062,560 4061,559 4061,561 4061,557 4060,554 4060,552 4060,554 4059,550 4059,549 4058,549 4058,550 4058,552 4057,553 4056,557 4056,558 4056,554 4055,552 4055,551 4054,553 4054,552 4053,550 4052,550 4052,552 4052,554 4051,557 4051,555 4050,555 4050,556 4049,557 4049,556 4049,553 4048,553 4047,552 4047,548 4047,550 4046,554 4046,555 4045,555 4045,557 4045,555 4044,554 4043,552 4043,554 4043,552 4042,549 4042,544 4042,546 4041,550 4041,553 4040,556 4040,558 4040,557 4039,557 4038,556 4038,553 4037,551 4037,550 4036,550 4036,552 4036,553 4035,553 4034,558 4034,556 4033,555 4033,557 4033,553 4032,553 4032,552 4031,549 4031,548 4030,551 4029,553 4029,552 4028,553 4028,555 4027,555 4027,557 4027,555 4026,552 4026,551 4026,550 4025,551 4024,551 4024,550 4024,554 4023,557 4023,559 4022,558 4022,557 4021,555 4020,550 4020,549 4020,550 4019,549 4018,552 4018,554 4017,553 4017,557 4017,555 4016,552 4015,548 4014,548 4014,550 4013,552 4013,555 4012,556 4011,557 4011,555 4011,553 4010,552 4010,553 4009,553 4009,552 4009,549 4008,552 4007,551 4007,552 4006,557 4006,555 4006,554 4005,553 4005,552 4004,550 4004,548 4004,550 4003,548 4002,546 4002,544 4002,548 4001,553 4001,555 4000,557 4000,556 4000,555 3999,554 3999,553 3999,552 3998,550 3997,546 3997,548 3997,550 3996,553 3996,555 3995,556 3995,558 3995,557 3994,552 3993,552 3993,553 3993,550 3992,548 3991,546 3991,548 3990,554 3990,555 3990,553 3989,550 3988,550 3988,551 3988,552 3987,551 3987,550 3986,547 3986,548 3985,552 3984,552 3984,553 3983,555 3982,554 3982,552 3982,553 3981,549 3980,546 3980,545 3980,550 3979,549 3979,552 3979,553 3978,553 3978,552 3977,551 3977,552 3977,551 3976,547 3975,543 3975,546 3974,548 3974,551 3973,553 3973,554 3973,555 3972,555 3972,553 3972,552 3971,549 3970,548 3970,549 3969,548 3969,549 3968,553 3968,552 3967,553 3966,554 3966,552 3966,550 3965,550 3965,548 3964,546 3964,544 3964,547 3963,548 3963,547 3962,550 3961,552 3961,553 3960,552 3960,550 3959,550 3959,548 3958,546 3957,546 3957,548 3957,552 3956,555 3956,556 3955,553 3955,555 3955,552 3954,549 3954,546 3954,548 3953,544 3952,545 3952,546 3952,548 3951,549 3951,550 3950,553 3950,550 3949,546 3948,546 3948,547 3948,546 3947,546 3946,548 3946,550 3946,552 3945,554 3945,553 3945,550 3944,551 3943,552 3943,550 3942,548 3941,547 3941,545 3941,548 3940,552 3939,552 3938,549 3938,547 3937,549 3937,546 3936,543 3936,540 3936,543 3935,547 3934,551 3934,553 3934,554 3933,552 3933,553 3932,551 3932,548 3931,545 3930,544 3930,546 3930,548 3929,550 3929,551 3928,555 3928,553 3928,551 3927,550 3927,552 3927,548 3926,547 3925,545 3925,543 3924,544 3924,549 3923,551 3923,550 3923,548 3922,548 3921,550 3920,548 3920,546 3919,545 3919,546 3919,547 3918,548 3918,551 3917,553 3916,554 3916,553 3916,551 3915,552 3915,549 3914,544 3914,546 3913,545 3912,547 3912,550 3911,551 3911,549 3911,552 3910,550 3910,546 3909,542 3909,543 3908,544 3907,546 3907,548 3907,549 3906,552 3905,552 3905,550 3905,547 3904,546 3903,547 3903,546 3902,544 3902,548 3901,548 3901,549 3900,553 3900,550 3900,549 3899,548 3898,546 3898,544 3898,543 3897,543 3897,544 3896,543 3896,542 3896,545 3895,550 3894,551 3894,552 3894,550 3893,548 3893,547 3892,546 3892,544 3891,542 3891,544 3891,546 3890,551 3889,552 3889,553 3888,550 3888,546 3887,546 3887,547 3887,544 3886,542 3885,543 3885,545 3884,546 3884,551 3883,548 3883,544 3882,544 3882,546 3881,545 3880,544 3880,543 3880,545 3879,546 3879,550 3878,550 3878,549 3878,548 3877,550 3876,550 3876,549 3876,546 3875,547 3875,544 3875,542 3874,543 3874,547 3873,547 3873,549 3873,550 3872,548 3871,547 3871,546 3871,547 3870,546 3870,542 3869,538 3869,539 3869,543 3868,546 3867,550 3867,551 3866,550 3866,549 3865,547 3865,543 3864,543 3864,546 3863,546 3862,547 3862,551 3861,549 3861,548 3860,550 3860,548 3860,546 3859,544 3859,542 3859,541 3858,541 3857,545 3857,546 3856,545 3856,547 3855,548 3855,549 3854,548 3853,544 3853,543 3852,544 3851,544 3851,547 3851,550 3850,552 3850,549 3849,550 3848,547 3848,544 3848,542 3847,544 3847,541 3846,543 3846,544 3846,546 3845,548 3844,548 3844,550 3844,549 3843,544 3843,542 3842,541 3842,542 3841,543 3840,544 3840,546 3840,548 3839,550 3839,551 3839,550 3838,546 3837,546 3837,547 3837,545 3836,543 3835,545 3835,544 3834,546 3834,550 3833,550 3833,548 3832,545 3832,544 3832,542 3831,544 3830,542 3830,541 3830,539 3829,542 3829,546 3828,549 3828,550 3827,548 3826,548 3826,546 3825,543 3825,540 3824,540 3824,543 3824,547 3823,550 3823,552 3822,549 3821,546 3821,545 3821,547 3820,543 3820,542 3819,541 3819,540 3819,541 3818,543 3817,548 3817,549 3817,546 3816,544 3815,545 3814,543 3814,541 3814,542 3813,543 3812,545 3812,546 3811,548 3810,550 3810,548 3810,546 3809,546 3808,543 3808,539 3808,540 3807,544 3806,546 3806,548 3806,546 3805,546 3805,544 3805,546 3804,544 3803,542 3803,537 3802,539 3802,542 3801,545 3801,548 3800,549 3799,548 3799,545 3798,543 3798,542 3798,543 3797,543 3796,543 3796,547 3795,546 3794,547 3794,550 3794,546 3793,545 3793,544 3792,542 3792,540 3792,539 3791,541 3790,543 3790,542 3789,544 3789,547 3788,547 3788,548 3788,546 3787,545 3787,543 3787,542 3786,542 3785,541 3785,539 3785,543 3784,546 3784,550 3783,550 3783,548 3783,549 3782,547 3781,543 3781,541 3781,543 3780,539 3779,541 3779,544 3778,544 3778,548 3778,546 3777,544 3776,540 3776,541 3775,541 3774,541 3774,544 3773,546 3772,548 3772,547 3772,545 3771,544 3771,546 3770,544 3770,541 3769,543 3769,541 3769,540 3768,541 3767,546 3766,546 3766,544 3765,543 3765,542 3765,543 3764,541 3763,537 3763,535 3763,538 3762,542 3762,545 3761,548 3761,547 3760,546 3760,545 3759,542 3758,539 3758,540 3757,543 3757,544 3756,546 3756,549 3756,548 3755,544 3754,544 3754,545 3754,543 3753,541 3753,540 3752,537 3751,543 3751,544 3750,542 3749,543 3749,544 3748,544 3748,543 3747,540 3747,539 3746,542 3745,543 3745,545 3744,547 3744,548 3743,544 3743,546 3742,543 3742,539 3742,537 3741,541 3740,539 3740,541 3740,544 3739,544 3739,545 3738,544 3738,545 3738,544 3737,541 3736,537 3736,536 3736,538 3735,539 3735,541 3734,543 3734,544 3734,546 3733,547 3733,544 3732,542 3731,542 3730,540 3730,539 3729,543 3728,545 3727,548 3727,545 3727,543 3726,543 3726,541 3726,540 3725,537 3725,539 3724,539 3724,537 3723,541 3722,544 3722,546 3721,545 3721,543 3720,543 3720,541 3719,538 3718,537 3718,538 3718,543 3717,546 3717,548 3717,546 3716,548 3716,545 3715,542 3715,541 3715,543 3714,538 3713,537 3713,538 3712,539 3712,541 3711,545 3711,543 3710,539 3709,539 3709,541 3709,539 3708,540 3708,539 3708,538 3707,539 3707,541 3706,544 3706,545 3706,543 3705,543 3704,544 3704,545 3704,543 3703,541 3702,538 3702,536 3702,537 3701,542 3700,543 3700,544 3699,543 3699,542 3699,539 3698,541 3698,540 3697,537 3697,532 3697,534 3696,537 3695,541 3695,544 3695,546 3694,545 3693,544 3693,541 3692,538 3691,537 3691,538 3691,539 3690,541 3690,546 3689,545 3689,543 3688,542 3688,544 3688,541 3687,540 3686,539 3686,536 3686,535 3685,534 3685,538 3684,541 3684,540 3684,539 3683,541 3682,543 3682,542 3682,543 3681,541 3681,539 3681,538 3680,537 3680,538 3679,538 3679,541 3678,544 3677,546 3677,544 3676,544 3676,542 3675,538 3675,537 3675,538 3674,536 3674,537 3674,540 3673,541 3672,543 3672,542 3672,544 3671,543 3671,540 3670,535 3670,536 3669,536 3668,538 3668,539 3668,540 3667,543 3667,544 3666,546 3666,543 3666,541 3665,540 3665,541 3664,540 3663,537 3663,539 3662,539 3662,541 3661,544 3661,543 3660,541 3659,540 3659,539 3659,537 3658,538 3658,536 3657,534 3657,533 3657,536 3656,541 3656,543 3656,545 3655,544 3654,542 3654,541 3653,540 3653,537 3652,534 3652,535 3652,537 3651,541 3650,543 3650,544 3650,546 3649,544 3649,540 3648,539 3648,541 3648,537 3647,535 3647,534 3646,536 3645,536 3645,542 3645,543 3644,541 3644,537 3643,538 3643,539 3642,539 3641,538 3641,535 3641,536 3640,537 3640,540 3639,541 3638,543 3638,544 3638,543 3637,541 3636,541 3636,537 3636,534 3635,534 3635,538 3634,538 3634,540 3634,542 3633,541 3632,540 3632,539 3632,541 3631,540 3631,535 3630,532 3630,534 3629,536 3629,540 3629,541 3628,543 3627,543 3626,541 3626,537 3625,537 3623,537 3623,541 3622,540 3622,541 3621,543 3621,541 3621,539 3620,538 3620,535 3620,534 3619,532 3618,535 3618,536 3617,535 3617,539 3616,541 3616,542 3616,541 3615,541 3614,538 3614,537 3614,535 3613,535 3613,534 3612,534 3612,536 3612,541 3611,543 3611,544 3611,541 3610,543 3609,540 3609,537 3609,535 3608,537 3608,534 3607,534 3607,535 3607,536 3606,538 3605,539 3605,542 3605,541 3604,538 3604,535 3604,534 3603,535 3602,535 3601,537 3600,540 3600,542 3600,541 3599,538 3599,539 3598,539 3598,540 3598,538 3597,536 3596,536 3596,535 3596,533 3595,535 3595,540 3594,540 3593,537 3593,535 3592,537 3591,535 3591,532 3591,528 3590,532 3590,535 3589,539 3589,541 3589,542 3588,539 3587,540 3587,539 3586,535 3586,533 3585,532 3585,534 3585,536 3584,539 3584,540 3584,544 3583,541 3582,539 3582,538 3582,540 3581,536 3581,535 3580,534 3580,532 3580,531 3579,532 3578,537 3578,539 3578,538 3577,537 3577,536 3577,538 3576,538 3576,539 3575,536 3575,534 3575,533 3574,534 3573,535 3573,536 3572,539 3572,541 3571,542 3571,541 3571,539 3570,539 3569,537 3569,532 3568,534 3567,535 3567,538 3566,539 3566,537 3566,539 3565,537 3564,535 3564,530 3563,532 3563,533 3562,535 3562,537 3561,540 3560,540 3560,541 3560,538 3559,536 3559,535 3558,535 3557,534 3557,537 3556,537 3555,537 3555,541 3555,539 3554,537 3553,535 3553,533 3553,531 3552,533 3551,533 3551,531 3550,534 3550,538 3550,539 3549,540 3549,538 3548,537 3548,536 3548,535 3547,535 3546,532 3546,530 3546,532 3545,535 3545,540 3544,541 3543,539 3542,535 3541,532 3541,530 3541,532 3540,532 3540,534 3539,535 3539,539 3538,537 3537,533 3537,534 3536,534 3535,533 3535,532 3535,534 3534,535 3533,538 3533,537 3532,536 3532,537 3532,538 3531,537 3531,534 3530,535 3530,532 3530,530 3529,531 3528,536 3528,535 3528,537 3527,538 3527,537 3526,535 3526,534 3526,535 3525,534 3525,530 3525,527 3524,528 3523,531 3523,534 3523,538 3522,539 3521,539 3521,538 3521,537 3520,535 3519,532 3518,534 3518,535 3517,535 3517,539 3516,537 3516,538 3515,535 3514,534 3514,530 3513,530 3513,528 3512,533 3512,534 3512,535 3511,534 3510,535 3510,537 3509,537 3509,536 3508,534 3508,533 3508,531 3507,532 3506,532 3506,535 3505,539 3505,540 3504,537 3504,538 3503,535 3503,532 3503,530 3502,532 3501,530 3501,531 3501,533 3500,535 3500,536 3499,536 3499,538 3499,537 3498,534 3498,530 3498,529 3497,530 3496,530 3496,532 3495,534 3495,536 3494,538 3494,539 3494,537 3493,534 3492,535 3491,534 3491,532 3490,533 3490,532 3489,535 3489,539 3489,537 3488,535 3487,535 3487,533 3487,532 3486,530 3486,532 3485,530 3485,528 3485,527 3484,530 3483,534 3483,537 3483,539 3482,538 3482,536 3481,536 3481,534 3480,530 3480,528 3480,529 3479,532 3478,535 3478,538 3478,537 3477,540 3477,537 3476,534 3476,533 3476,535 3475,531 3474,530 3474,529 3474,528 3473,529 3473,531 3472,535 3472,537 3472,535 3471,532 3471,534 3470,533 3469,534 3469,532 3469,530 3468,530 3468,532 3467,534 3467,535 3467,534 3466,535 3465,536 3465,537 3465,536 3464,534 3463,532 3463,528 3462,532 3462,534 3461,536 3460,535 3460,534 3460,532 3459,534 3459,532 3458,530 3458,525 3458,526 3457,528 3456,530 3456,533 3456,536 3455,535 3455,537 3454,536 3454,537 3454,534 3453,531 3453,530 3453,531 3451,531 3451,530 3451,535 3449,535 3449,537 3449,534 3448,533 3447,532 3447,530 3447,528 3446,526 3446,529 3445,530 3444,532 3444,535 3443,537 3442,535 3442,532 3441,530 3440,528 3440,530 3439,534 3438,538 3438,537 3437,537 3437,534 3437,531 3436,530 3435,528 3435,527 3435,530 3434,530 3433,532 3433,533 3433,537 3432,535 3432,533 3431,528 3431,529 3431,530 3430,529 3429,529 3429,530 3428,533 3428,534 3427,537 3427,535 3427,534 3426,533 3426,534 3425,533 3424,530 3424,531 3424,529 3423,528 3423,530 3422,535 3422,534 3422,535 3421,534 3420,533 3420,531 3420,530 3419,531 3419,529 3418,525 3418,524 3418,525 3417,530 3417,533 3417,537 3416,535 3415,534 3415,533 3414,533 3414,530 3413,527 3413,528 3412,532 3411,532 3411,534 3411,537 3410,536 3410,532 3409,534 3409,531 3408,528 3408,525 3407,526 3406,526 3406,532 3405,532 3405,530 3404,530 3404,532 3403,532 3402,531 3402,528 3401,527 3401,530 3400,531 3400,533 3399,535 3399,536 3399,535 3398,533 3397,534 3397,531 3397,527 3396,526 3396,529 3395,528 3395,530 3395,532 3394,533 3393,533 3393,532 3393,534 3392,532 3392,528 3392,525 3391,524 3391,525 3390,527 3390,530 3390,531 3389,533 3388,534 3388,535 3387,533 3387,530 3386,530 3385,529 3384,528 3384,530 3384,531 3383,531 3383,533 3383,535 3382,534 3382,532 3381,532 3381,529 3381,528 3380,525 3379,527 3379,526 3378,525 3378,528 3377,532 3377,534 3376,534 3375,531 3375,530 3375,529 3374,528 3374,525 3374,524 3373,526 3373,530 3372,533 3372,535 3372,534 3371,536 3370,533 3370,530 3370,528 3369,530 3369,527 3368,525 3368,526 3367,527 3366,529 3366,533 3366,534 3365,530 3365,528 3365,527 3364,529 3364,528 3363,528 3363,527 3363,526 3362,528 3361,530 3361,532 3361,534 3360,532 3359,532 3359,534 3359,532 3358,529 3358,530 3358,527 3357,525 3356,527 3356,530 3356,531 3355,532 3355,533 3354,531 3354,530 3354,528 3353,530 3352,528 3352,525 3352,521 3351,523 3351,526 3350,529 3350,532 3350,534 3349,532 3349,533 3349,532 3348,532 3347,529 3347,527 3347,525 3346,526 3346,528 3345,529 3345,530 3345,534 3344,534 3343,532 3343,530 3343,533 3342,530 3342,528 3341,527 3341,525 3341,523 3340,523 3339,527 3339,528 3338,528 3338,529 3338,531 3337,530 3337,531 3336,530 3336,528 3336,527 3335,526 3334,527 3333,530 3333,532 3332,535 3332,534 3332,532 3331,532 3331,529 3331,525 3330,525 3329,526 3329,525 3328,528 3327,530 3327,529 3327,532 3326,530 3325,527 3325,523 3325,524 3324,524 3323,526 3323,527 3322,530 3322,532 3322,533 3321,531 3320,528 3320,529 3319,529 3319,527 3318,525 3318,527 3318,526 3317,526 3316,528 3316,532 3316,530 3315,530 3314,528 3314,527 3314,524 3313,526 3313,525 3313,522 3312,521 3311,524 3311,529 3311,531 3310,533 3310,532 3309,530 3309,529 3309,528 3308,528 3307,525 3307,522 3307,523 3306,526 3306,530 3305,532 3305,534 3304,532 3304,528 3303,529 3302,526 3302,524 3301,523 3301,524 3300,525 3300,530 3300,531 3299,529 3298,525 3298,527 3297,527 3296,527 3296,523 3296,525 3295,525 3295,528 3295,529 3294,529 3293,530 3293,531 3292,531 3292,528 3291,529 3291,525 3291,522 3290,522 3289,527 3289,526 3289,528 3288,530 3288,529 3287,528 3287,527 3287,529 3286,528 3286,524 3286,520 3285,519 3284,522 3284,524 3284,528 3283,530 3282,531 3282,530 3281,528 3280,525 3280,524 3279,525 3278,526 3278,529 3278,530 3277,528 3277,530 3277,531 3276,529 3275,527 3275,524 3274,523 3274,520 3273,525 3272,524 3271,527 3271,529 3271,530 3270,530 3270,529 3270,527 3269,527 3269,525 3268,525 3268,523 3267,525 3266,529 3266,532 3265,530 3265,532 3264,528 3264,526 3264,524 3263,526 3262,522 3262,523 3261,525 3261,526 3260,528 3260,530 3259,526 3259,523 3258,524 3257,523 3256,524 3256,526 3255,528 3255,530 3254,527 3253,527 3253,528 3252,527 3252,525 3251,523 3251,522 3250,524 3250,529 3249,528 3248,528 3248,527 3248,526 3247,523 3247,526 3246,523 3246,521 3246,517 3245,521 3244,525 3244,528 3244,530 3243,531 3243,528 3242,527 3242,528 3241,525 3241,522 3241,521 3240,523 3239,525 3239,528 3239,529 3238,532 3238,530 3237,528 3237,527 3237,528 3236,525 3235,524 3235,522 3235,520 3234,520 3234,521 3234,525 3233,527 3232,525 3232,527 3231,526 3230,527 3230,525 3230,523 3229,522 3229,523 3228,524 3228,525 3227,527 3226,529 3226,531 3226,529 3225,527 3225,528 3225,525 3224,521 3223,523 3223,524 3222,527 3221,527 3221,526 3220,528 3220,526 3219,523 3219,519 3218,519 3218,521 3218,523 3217,526 3216,526 3216,529 3215,529 3215,527 3214,525 3214,524 3213,524 3212,523 3212,522 3212,525 3211,525 3210,527 3210,530 3210,527 3209,527 3209,525 3209,523 3208,522 3207,519 3207,521 3207,522 3206,520 3205,523 3205,527 3205,528 3204,529 3203,528 3203,526 3203,525 3202,525 3202,523 3201,521 3201,519 3201,521 3200,525 3199,528 3199,530 3199,529 3198,530 3198,528 3198,524 3197,523 3197,525 3196,521 3196,519 3196,521 3195,520 3194,523 3194,528 3193,528 3193,526 3192,521 3192,522 3192,523 3191,523 3191,522 3190,520 3189,523 3189,524 3189,528 3188,527 3187,527 3187,528 3186,527 3185,524 3185,525 3185,521 3184,519 3184,520 3183,526 3183,525 3183,527 3182,527 3182,526 3182,525 3181,523 3180,525 3180,523 3180,519 3179,516 3178,520 3178,523 3178,527 3177,528 3176,527 3175,526 3175,524 3174,520 3173,522 3172,523 3172,524 3172,527 3171,528 3171,525 3170,527 3170,524 3169,522 3169,519 3168,518 3167,517 3167,522 3167,523 3166,523 3166,522 3165,524 3165,525 3164,526 3164,525 3164,522 3163,521 3162,520 3162,521 3161,521 3161,524 3160,528 3160,529 3159,527 3158,528 3158,525 3158,520 3157,519 3157,521 3156,519 3156,520 3156,522 3155,523 3155,524 3154,526 3153,525 3153,521 3153,517 3152,517 3152,518 3151,517 3151,519 3151,520 3150,521 3149,522 3149,525 3149,526 3148,525 3148,521 3147,521 3147,523 3146,521 3146,519 3146,521 3145,521 3144,520 3144,523 3144,527 3143,527 3143,525 3142,525 3142,523 3142,522 3141,519 3140,521 3140,519 3140,518 3139,516 3139,520 3138,524 3138,527 3138,528 3137,527 3137,525 3137,524 3136,523 3135,523 3135,519 3135,516 3134,517 3134,520 3133,523 3133,525 3132,527 3131,525 3131,521 3131,520 3130,522 3130,518 3129,516 3129,515 3128,516 3128,517 3128,522 3127,523 3126,521 3126,518 3125,520 3125,519 3124,520 3124,518 3124,517 3123,517 3122,519 3122,522 3122,523 3121,523 3121,524 3120,525 3120,526 3120,525 3119,523 3119,520 3118,516 3117,517 3117,521 3116,523 3116,525 3115,524 3115,523 3115,521 3114,524 3113,522 3113,519 3113,514 3112,515 3112,517 3111,519 3111,522 3111,525 3110,525 3110,526 3110,525 3109,525 3108,523 3108,520 3108,519 3107,519 3106,519 3106,523 3105,522 3104,521 3104,522 3104,524 3103,521 3103,520 3103,519 3102,517 3102,515 3101,513 3101,516 3099,516 3099,518 3099,521 3098,521 3098,523 3097,521 3097,519 3097,518 3096,517 3095,516 3094,518 3094,521 3094,525 3093,525 3093,524 3092,525 3092,523 3092,519 3091,518 3090,519 3090,516 3089,518 3088,521 3088,525 3087,524 3086,521 3086,517 3085,518 3085,517 3084,517 3083,519 3083,521 3083,524 3082,523 3081,520 3081,519 3081,521 3080,521 3080,519 3079,516 3079,517 3079,514 3078,514 3077,516 3077,521 3077,520 3076,521 3076,520 3076,518 3075,517 3075,515 3074,517 3074,515 3074,512 3073,510 3072,512 3072,517 3072,519 3071,523 3070,522 3070,521 3069,521 3068,518 3068,514 3068,515 3067,516 3067,519 3067,521 3066,522 3066,525 3065,524 3065,521 3064,522 3063,519 3063,517 3062,514 3061,514 3061,519 3061,520 3060,520 3059,517 3059,518 3059,519 3058,519 3058,518 3058,517 3057,514 3056,514 3056,516 3055,517 3054,519 3054,521 3054,523 3053,521 3053,519 3052,520 3052,516 3052,513 3051,512 3050,516 3050,514 3050,516 3049,519 3048,519 3048,521 3047,520 3047,516 3047,512 3046,512 3045,514 3045,517 3044,519 3044,521 3043,523 3042,521 3042,518 3041,518 3040,519 3040,517 3040,516 3039,519 3038,518 3038,520 3038,523 3037,521 3036,519 3036,516 3035,514 3035,512 3034,514 3034,513 3033,511 3032,515 3032,517 3032,519 3031,520 3031,519 3031,517 3030,516 3030,515 3029,514 3029,512 3029,511 3028,512 3027,517 3027,520 3027,522 3026,521 3026,522 3025,519 3025,517 3025,516 3024,517 3024,514 3024,513 3023,514 3022,515 3022,516 3022,517 3021,521 3020,519 3020,516 3019,517 3018,516 3018,515 3017,514 3017,516 3016,518 3016,521 3015,519 3015,520 3014,521 3013,519 3013,517 3012,514 3012,512 3011,513 3011,517 3010,518 3009,519 3009,517 3008,514 3008,516 3007,514 3007,511 3007,507 3006,509 3005,512 3005,515 3005,518 3004,520 3004,519 3003,518 3003,519 3002,516 3002,514 3002,512 3001,513 3000,515 3000,517 2999,521 2998,519 2998,521 2997,517 2997,516 2996,513 2995,512 2995,516 2994,517 2993,516 2993,517 2993,519 2992,519 2991,520 2991,518 2991,516 2990,514 2989,514 2989,515 2989,514 2988,517 2988,520 2988,522 2987,521 2986,519 2986,517 2985,512 2985,511 2984,512 2984,510 2984,511 2983,514 2982,514 2982,516 2981,519 2981,517 2980,514 2980,510 2979,510 2979,511 2979,512 2978,514 2977,514 2977,517 2977,519 2976,521 2976,518 2975,516 2975,517 2974,517 2973,516 2973,513 2973,516 2972,515 2971,517 2971,521 2971,519 2970,519 2970,517 2970,516 2969,514 2968,512 2968,514 2968,512 2967,510 2967,509 2966,510 2966,516 2966,517 2965,519 2964,518 2964,516 2963,514 2962,511 2962,508 2962,509 2961,511 2961,515 2961,516 2960,517 2959,519 2959,517 2959,514 2958,513 2958,514 2957,512 2957,509 2956,508 2955,510 2955,511 2955,517 2954,517 2954,516 2953,512 2953,513 2953,514 2952,514 2952,513 2951,510 2950,512 2950,516 2949,516 2948,517 2948,518 2948,519 2947,518 2946,516 2946,512 2945,510 2944,514 2944,516 2943,517 2943,516 2943,515 2942,513 2941,515 2941,514 2941,510 2940,505 2939,507 2939,509 2939,512 2938,514 2937,514 2937,515 2936,515 2936,513 2936,510 2935,510 2935,509 2934,510 2933,514 2932,515 2932,514 2932,516 2931,517 2931,516 2930,514 2930,512 2929,510 2928,508 2928,512 2927,512 2927,511 2927,514 2926,516 2926,517 2925,517 2925,514 2924,513 2923,511 2923,512 2923,510 2922,510 2922,512 2921,516 2921,518 2920,516 2919,517 2919,514 2919,510 2918,509 2918,510 2918,507 2917,507 2917,508 2916,509 2916,510 2916,511 2915,515 2914,514 2914,510 2914,507 2913,507 2913,509 2912,507 2912,508 2912,509 2911,509 2910,510 2910,514 2910,516 2909,516 2909,514 2908,514 2908,516 2907,514 2907,511 2907,512 2906,511 2905,509 2905,512 2905,516 2904,516 2903,516 2903,514 2903,512 2902,510 2901,512 2901,509 2901,507 2900,504 2900,507 2900,510 2899,514 2899,516 2898,516 2898,514 2898,513 2897,512 2896,512 2896,509 2896,506 2895,505 2895,507 2894,510 2894,511 2894,512 2893,516 2892,514 2892,510 2891,512 2891,509 2891,507 2890,507 2890,505 2889,505 2889,510 2888,512 2887,511 2887,509 2886,511 2886,510 2885,511 2885,510 2885,508 2884,507 2883,508 2883,509 2883,510 2882,510 2882,512 2882,514 2881,516 2881,514 2880,512 2880,510 2879,505 2878,505 2878,507 2877,508 2877,511 2876,510 2876,511 2876,509 2875,511 2874,510 2874,507 2874,502 2873,501 2873,502 2873,503 2872,506 2872,508 2871,509 2871,510 2870,511 2869,509 2869,507 2869,506 2868,507 2868,506 2867,505 2867,508 2866,508 2865,509 2865,510 2865,514 2864,511 2864,510 2863,508 2863,506 2862,504 2862,507 2862,506 2861,505 2860,505 2860,507 2860,512 2859,512 2859,514 2858,512 2858,510 2858,509 2857,509 2857,508 2857,506 2856,504 2855,505 2855,509 2855,512 2854,513 2854,514 2853,514 2853,511 2853,507 2852,507 2851,507 2851,505 2851,502 2850,504 2850,503 2849,505 2849,511 2848,510 2848,508 2848,504 2847,505 2846,505 2845,504 2845,503 2844,504 2844,506 2844,510 2842,510 2842,509 2842,510 2841,510 2840,508 2840,509 2840,505 2839,503 2838,505 2838,509 2837,510 2837,511 2837,510 2836,509 2836,507 2835,508 2835,507 2835,503 2834,500 2833,501 2833,505 2833,507 2832,510 2832,511 2831,510 2831,509 2830,509 2830,507 2830,503 2829,503 2828,503 2828,505 2827,506 2827,509 2826,509 2826,507 2825,509 2824,506 2824,505 2824,504 2823,501 2823,500 2822,499 2822,504 2822,505 2821,505 2821,504 2821,507 2820,509 2819,509 2818,506 2818,505 2817,504 2817,505 2816,505 2815,507 2815,511 2815,512 2814,512 2814,510 2813,511 2813,507 2813,504 2812,503 2812,505 2812,502 2811,503 2810,505 2810,506 2810,507 2809,507 2809,509 2808,507 2808,505 2808,501 2807,500 2806,501 2806,500 2806,502 2805,503 2804,506 2804,508 2804,509 2803,508 2803,505 2802,505 2801,505 2801,504 2801,502 2800,503 2799,503 2799,506 2799,510 2798,509 2797,508 2797,509 2797,506 2796,505 2796,502 2796,504 2795,502 2795,501 2794,499 2794,503 2794,506 2793,509 2792,510 2792,508 2791,507 2791,506 2790,506 2790,503 2790,500 2789,501 2788,503 2788,507 2788,509 2787,508 2787,510 2787,507 2786,505 2786,503 2785,505 2785,501 2785,500 2784,498 2783,498 2783,499 2783,500 2782,505 2782,506 2781,504 2781,501 2780,503 2779,502 2779,503 2779,501 2778,500 2777,502 2777,505 2777,506 2776,505 2776,507 2776,508 2775,509 2774,508 2774,506 2774,507 2773,503 2773,499 2772,500 2772,503 2772,504 2771,505 2770,508 2770,507 2770,506 2769,504 2769,506 2769,503 2768,501 2768,496 2767,496 2767,498 2767,501 2766,504 2765,506 2765,505 2765,506 2764,505 2763,503 2763,500 2763,499 2762,499 2761,500 2760,503 2759,504 2759,506 2758,503 2758,502 2757,500 2756,498 2756,497 2756,500 2755,501 2754,501 2754,503 2754,505 2753,506 2752,507 2752,506 2752,504 2751,502 2751,501 2750,501 2750,500 2750,499 2749,502 2749,505 2749,508 2748,509 2746,507 2746,504 2745,500 2744,501 2744,498 2744,497 2743,499 2742,499 2742,501 2741,505 2741,503 2741,501 2740,496 2740,497 2739,498 2738,499 2737,498 2737,500 2737,503 2736,506 2736,505 2735,503 2735,502 2735,503 2734,504 2733,503 2733,500 2733,501 2732,500 2732,499 2732,501 2731,505 2730,505 2730,503 2729,502 2728,500 2728,501 2728,500 2727,496 2727,494 2726,496 2726,500 2726,503 2725,506 2724,506 2724,504 2724,503 2723,502 2723,500 2722,496 2721,497 2721,500 2721,501 2720,503 2719,505 2719,504 2719,501 2718,501 2718,502 2717,500 2717,498 2716,496 2715,496 2715,501 2714,502 2714,500 2713,501 2713,503 2712,503 2711,500 2710,499 2710,501 2709,501 2709,503 2708,504 2708,507 2707,507 2706,504 2706,505 2706,502 2705,498 2705,497 2705,500 2704,499 2704,501 2703,503 2703,504 2703,503 2702,502 2701,504 2701,503 2701,499 2700,495 2699,496 2699,500 2698,501 2697,502 2697,503 2697,504 2696,504 2696,502 2696,500 2695,500 2695,499 2694,500 2694,498 2693,500 2692,501 2692,500 2692,503 2691,505 2691,503 2690,502 2690,500 2689,499 2689,496 2689,498 2688,498 2687,497 2687,496 2687,500 2686,503 2686,505 2685,505 2685,504 2685,501 2684,501 2683,499 2683,496 2682,495 2682,497 2681,500 2681,503 2681,505 2680,503 2680,501 2679,498 2678,497 2678,498 2678,494 2677,493 2677,494 2676,494 2676,496 2676,497 2675,502 2674,501 2674,499 2674,496 2673,496 2673,498 2672,498 2672,497 2671,496 2671,498 2671,500 2670,503 2669,504 2669,502 2668,502 2668,503 2667,502 2667,500 2666,496 2665,494 2665,496 2665,500 2664,501 2663,503 2663,500 2663,499 2662,497 2662,500 2662,496 2661,493 2660,489 2660,491 2660,494 2659,496 2659,500 2658,501 2658,500 2657,499 2656,500 2656,498 2656,495 2655,494 2654,496 2654,498 2654,499 2653,503 2653,501 2652,501 2651,503 2651,500 2651,499 2650,498 2650,496 2649,494 2649,498 2648,499 2647,499 2647,498 2647,499 2646,500 2645,501 2645,500 2645,498 2644,496 2644,495 2644,496 2643,496 2642,496 2642,498 2642,501 2641,503 2641,501 2640,500 2640,498 2639,493 2638,492 2638,493 2638,492 2637,492 2637,495 2636,496 2636,497 2635,500 2635,498 2635,496 2634,492 2633,492 2633,493 2632,495 2632,496 2631,496 2631,500 2631,501 2630,503 2629,501 2629,499 2629,498 2628,499 2628,498 2627,495 2627,497 2626,496 2626,497 2625,502 2624,500 2624,499 2624,498 2623,497 2623,494 2622,492 2622,494 2622,492 2621,490 2620,489 2620,491 2620,496 2619,497 2619,500 2619,498 2618,496 2617,495 2617,494 2617,492 2616,489 2615,491 2615,493 2615,497 2614,498 2614,500 2613,501 2613,499 2613,496 2612,496 2611,498 2611,494 2611,493 2610,492 2610,491 2609,492 2609,493 2609,499 2608,500 2608,499 2608,495 2607,496 2606,496 2605,496 2605,492 2604,493 2604,494 2604,497 2603,498 2602,498 2602,500 2601,500 2601,499 2601,496 2600,497 2600,493 2599,489 2599,494 2598,493 2597,495 2597,497 2596,496 2596,494 2595,496 2595,494 2595,491 2594,487 2593,487 2593,491 2593,492 2592,496 2592,497 2592,498 2591,498 2591,499 2590,499 2590,498 2590,494 2589,495 2588,494 2588,496 2588,495 2587,495 2587,498 2586,499 2586,498 2586,499 2585,501 2584,498 2584,497 2584,496 2583,494 2583,492 2582,490 2582,494 2582,493 2581,494 2581,493 2581,495 2580,498 2579,498 2578,494 2577,492 2577,491 2576,491 2575,492 2575,497 2575,500 2574,500 2574,498 2574,499 2573,496 2573,493 2572,492 2572,493 2572,491 2571,491 2570,492 2570,493 2570,494 2569,496 2569,499 2568,498 2568,495 2568,492 2567,492 2566,493 2566,492 2566,493 2565,493 2565,495 2564,497 2564,500 2563,499 2563,496 2562,497 2561,497 2561,495 2561,493 2560,494 2560,492 2559,491 2559,492 2559,497 2558,497 2557,496 2557,495 2556,494 2556,491 2556,493 2555,491 2555,488 2554,485 2554,487 2554,491 2553,495 2552,497 2552,498 2552,496 2551,495 2551,494 2550,494 2550,492 2550,489 2549,489 2548,491 2548,493 2548,496 2547,496 2547,500 2547,498 2546,496 2546,494 2545,496 2545,493 2545,492 2544,491 2543,489 2543,488 2543,489 2542,494 2541,494 2541,492 2540,494 2539,493 2539,494 2539,492 2538,489 2538,488 2538,489 2537,490 2537,491 2536,491 2536,493 2536,494 2535,496 2534,495 2534,493 2533,491 2533,487 2532,487 2532,489 2531,490 2530,494 2529,492 2529,495 2529,493 2528,491 2528,487 2527,487 2527,488 2527,489 2526,492 2525,494 2525,496 2524,497 2524,498 2523,495 2523,493 2523,492 2522,492 2521,492 2521,491 2521,490 2520,493 2520,492 2519,493 2519,496 2518,494 2518,492 2517,491 2516,488 2516,485 2516,487 2515,487 2515,486 2514,485 2514,488 2514,492 2513,493 2513,494 2513,493 2512,491 2511,490 2511,489 2510,487 2510,486 2509,488 2509,491 2509,495 2508,496 2507,496 2507,497 2507,494 2506,491 2506,492 2505,492 2505,490 2505,487 2504,489 2504,491 2503,491 2502,496 2502,495 2502,492 2501,489 2501,490 2500,491 2500,490 2499,489 2498,487 2498,489 2498,491 2497,493 2496,492 2495,492 2495,491 2495,488 2494,489 2493,485 2493,484 2493,485 2492,491 2491,492 2491,491 2490,489 2489,488 2489,491 2489,489 2488,486 2488,483 2487,483 2487,487 2487,490 2486,493 2486,495 2486,494 2485,494 2484,494 2484,491 2483,489 2483,487 2482,488 2482,490 2482,491 2481,491 2480,494 2480,491 2479,492 2478,491 2478,489 2478,488 2477,485 2477,483 2476,488 2475,487 2475,488 2475,487 2474,488 2474,489 2473,489 2473,490 2473,489 2472,486 2471,485 2471,484 2471,487 2470,486 2470,487 2469,489 2469,493 2469,494 2468,494 2468,492 2468,494 2467,491 2466,488 2466,486 2466,488 2465,486 2465,487 2464,490 2464,491 2463,491 2462,492 2462,489 2461,485 2461,484 2461,485 2460,484 2460,487 2459,487 2459,488 2459,489 2458,491 2457,492 2457,491 2457,487 2456,487 2455,488 2455,486 2455,485 2454,486 2453,485 2453,488 2452,492 2452,491 2452,489 2451,490 2451,487 2450,487 2450,485 2450,487 2449,485 2448,483 2448,482 2448,485 2447,489 2447,492 2446,494 2446,492 2445,491 2444,490 2444,487 2443,484 2443,485 2442,488 2442,491 2442,493 2441,492 2441,495 2441,492 2440,489 2439,488 2439,489 2439,486 2438,484 2438,483 2437,483 2437,484 2436,489 2435,490 2435,488 2435,485 2434,485 2434,486 2433,486 2433,485 2432,483 2432,485 2431,488 2430,489 2430,491 2429,491 2429,492 2428,491 2428,489 2428,490 2427,487 2426,483 2426,485 2426,488 2425,489 2425,492 2424,491 2424,490 2423,489 2423,491 2423,489 2422,486 2421,482 2421,483 2420,486 2420,489 2419,491 2418,491 2417,491 2417,489 2417,486 2416,485 2415,485 2414,489 2414,488 2414,487 2413,489 2412,491 2412,488 2412,487 2411,486 2411,484 2410,483 2410,481 2410,484 2409,485 2408,485 2408,487 2407,489 2407,490 2407,491 2406,490 2406,489 2405,486 2404,485 2403,485 2403,487 2403,491 2402,494 2401,492 2401,493 2401,490 2400,487 2399,486 2399,487 2399,485 2398,483 2398,486 2397,488 2396,492 2396,490 2396,487 2395,483 2394,484 2394,485 2394,483 2393,484 2393,485 2392,484 2392,486 2392,488 2391,491 2390,490 2390,488 2390,487 2389,488 2389,489 2389,487 2388,485 2387,483 2387,485 2386,490 2385,489 2384,488 2384,487 2383,485 2383,487 2383,485 2382,482 2381,480 2381,481 2381,485 2380,488 2380,491 2379,489 2378,488 2378,489 2378,487 2377,483 2376,483 2376,484 2376,487 2375,488 2375,489 2374,491 2374,487 2373,487 2373,489 2373,487 2372,484 2371,484 2371,481 2371,482 2370,481 2370,486 2369,487 2369,485 2368,485 2367,486 2367,487 2366,486 2366,483 2365,483 2365,485 2364,485 2363,486 2363,488 2363,490 2362,491 2362,490 2362,488 2361,489 2361,485 2360,482 2360,481 2360,483 2359,483 2358,485 2358,486 2358,487 2357,487 2357,485 2356,487 2356,486 2356,483 2355,480 2354,479 2354,480 2353,483 2353,485 2353,486 2352,487 2352,488 2351,489 2351,487 2351,484 2350,484 2349,483 2349,484 2349,483 2348,483 2348,484 2347,485 2347,484 2347,486 2346,489 2346,487 2346,485 2345,485 2344,482 2344,481 2344,478 2343,481 2343,480 2342,480 2342,478 2342,482 2341,485 2340,487 2339,484 2339,483 2338,482 2338,479 2337,478 2336,479 2336,482 2336,485 2335,487 2334,484 2334,481 2333,481 2333,482 2333,478 2332,477 2331,478 2331,480 2330,481 2330,485 2329,485 2329,483 2329,479 2328,479 2328,480 2328,479 2327,480 2326,478 2326,479 2325,481 2325,484 2324,484 2324,483 2323,483 2322,484 2322,483 2322,481 2321,480 2321,478 2320,475 2320,478 2320,482 2319,482 2319,483 2319,484 2318,482 2317,481 2317,479 2317,481 2316,479 2316,476 2315,472 2315,473 2315,476 2314,480 2313,483 2313,485 2313,483 2312,483 2312,482 2311,482 2311,480 2311,478 2310,476 2310,477 2310,479 2309,480 2308,480 2308,483 2307,482 2306,483 2306,480 2306,478 2305,478 2304,476 2304,474 2303,478 2303,479 2302,479 2302,478 2302,479 2301,480 2301,482 2300,480 2299,478 2299,476 2298,477 2297,478 2297,480 2297,483 2296,485 2295,483 2295,482 2294,480 2294,476 2293,476 2293,477 2293,476 2292,476 2292,478 2292,479 2291,480 2290,479 2290,482 2290,480 2289,478 2289,474 2288,474 2287,476 2286,478 2286,480 2285,481 2285,483 2284,481 2284,479 2284,478 2283,480 2283,479 2283,478 2282,475 2281,477 2281,476 2280,478 2280,483 2279,481 2279,480 2278,478 2277,476 2277,475 2277,476 2276,474 2276,473 2275,472 2275,474 2275,478 2274,480 2274,482 2273,480 2272,479 2272,478 2271,476 2271,473 2270,474 2270,476 2270,480 2269,481 2268,481 2268,483 2268,480 2267,477 2267,478 2266,476 2266,473 2265,474 2265,473 2264,474 2263,479 2263,478 2262,474 2262,475 2261,476 2260,474 2259,473 2259,474 2258,477 2258,478 2257,478 2257,479 2256,480 2256,479 2256,478 2255,477 2254,474 2254,471 2254,473 2253,476 2252,477 2252,480 2252,478 2251,478 2250,476 2250,478 2250,476 2249,473 2249,469 2248,471 2248,473 2247,476 2247,478 2246,479 2245,478 2245,479 2245,477 2244,474 2244,473 2243,473 2243,474 2242,474 2241,477 2241,476 2240,477 2240,479 2240,476 2239,475 2239,474 2238,473 2238,471 2238,469 2237,472 2236,473 2236,472 2235,474 2235,476 2234,476 2234,478 2234,476 2233,475 2232,473 2231,472 2231,471 2231,474 2230,476 2230,480 2229,480 2229,478 2228,476 2227,473 2227,474 2226,471 2226,470 2225,473 2225,474 2224,474 2223,478 2223,476 2223,474 2222,471 2221,471 2220,472 2220,471 2220,473 2219,475 2218,478 2218,477 2218,476 2217,475 2217,476 2216,476 2216,474 2216,472 2215,473 2214,471 2214,470 2214,471 2213,477 2213,476 2212,476 2212,474 2211,473 2211,471 2211,473 2210,471 2209,468 2209,465 2209,468 2208,472 2208,474 2207,477 2207,476 2206,475 2206,474 2205,473 2204,469 2203,473 2203,474 2202,474 2202,478 2202,476 2201,473 2200,473 2200,475 2200,472 2199,471 2199,470 2198,467 2198,468 2197,473 2196,474 2196,473 2196,472 2195,471 2195,473 2194,474 2194,473 2193,470 2193,469 2192,471 2191,472 2191,474 2190,476 2190,477 2189,476 2189,474 2188,471 2187,467 2187,469 2186,469 2186,470 2186,473 2185,473 2184,471 2184,474 2184,472 2183,470 2182,465 2182,466 2181,467 2181,470 2180,472 2180,474 2179,474 2179,475 2179,473 2178,471 2177,470 2177,471 2177,470 2176,469 2175,471 2174,472 2173,475 2173,473 2173,472 2172,472 2172,469 2171,467 2171,465 2171,467 2170,467 2169,466 2169,465 2169,469 2168,472 2168,473 2168,474 2167,473 2167,471 2166,469 2165,467 2164,465 2164,467 2164,470 2163,474 2162,474 2162,473 2161,469 2160,469 2160,470 2160,467 2159,465 2159,467 2159,466 2158,468 2158,469 2157,474 2157,473 2157,471 2156,467 2155,467 2155,469 2154,468 2154,467 2153,465 2153,467 2153,469 2152,472 2152,471 2151,471 2150,472 2150,471 2149,469 2148,465 2148,464 2148,465 2147,470 2146,470 2146,471 2146,472 2145,471 2145,469 2144,468 2144,470 2144,469 2143,465 2143,462 2142,465 2141,468 2141,471 2141,472 2140,471 2139,471 2139,469 2138,466 2137,465 2137,467 2136,468 2136,469 2135,472 2135,470 2134,470 2134,471 2134,469 2133,467 2132,467 2132,464 2132,463 2131,462 2131,467 2130,467 2130,468 2130,466 2129,468 2128,469 2128,470 2127,469 2127,466 2126,465 2126,466 2125,465 2125,466 2125,469 2124,472 2123,473 2123,471 2122,471 2122,468 2121,465 2121,464 2121,466 2120,463 2119,464 2119,467 2119,468 2118,469 2118,468 2117,471 2117,469 2117,465 2116,462 2116,463 2115,462 2114,465 2114,466 2113,467 2113,469 2112,471 2112,469 2112,467 2111,467 2110,467 2110,465 2109,463 2109,465 2108,464 2108,463 2108,467 2107,470 2107,469 2107,467 2106,468 2105,466 2105,464 2105,462 2104,465 2104,462 2103,462 2103,459 2103,462 2102,465 2101,469 2101,470 2101,469 2100,467 2100,465 2099,466 2099,463 2098,461 2098,462 2098,464 2097,467 2096,469 2096,471 2095,469 2095,465 2094,465 2094,467 2094,464 2093,462 2092,462 2092,461 2092,462 2091,463 2091,467 2091,468 2090,467 2090,464 2089,463 2089,465 2088,465 2087,463 2087,461 2086,463 2086,465 2085,467 2085,466 2085,467 2084,467 2083,469 2083,468 2083,465 2082,465 2082,462 2082,460 2081,460 2081,463 2080,463 2080,465 2080,467 2079,467 2078,465 2078,464 2078,466 2077,464 2077,461 2076,457 2076,460 2075,462 2074,465 2074,467 2073,467 2073,468 2072,465 2072,463 2071,463 2069,463 2069,467 2068,466 2068,467 2067,469 2067,467 2067,465 2066,465 2065,462 2065,461 2065,458 2064,462 2063,461 2063,463 2062,465 2062,466 2062,467 2061,466 2060,463 2060,462 2060,461 2059,462 2059,460 2058,460 2058,462 2058,465 2057,469 2056,469 2056,467 2055,465 2055,462 2054,462 2054,460 2053,460 2053,461 2053,462 2052,463 2051,463 2051,467 2051,466 2050,463 2050,460 2049,460 2049,461 2049,460 2048,461 2047,461 2047,462 2046,465 2046,467 2045,465 2044,465 2044,463 2043,462 2042,462 2042,460 2042,459 2041,462 2041,466 2040,466 2040,465 2040,466 2039,464 2039,463 2039,460 2038,463 2037,460 2037,458 2037,455 2036,458 2036,460 2035,463 2035,466 2035,467 2034,465 2033,463 2032,461 2032,458 2031,458 2031,459 2031,462 2030,464 2029,465 2029,467 2029,465 2028,463 2028,465 2027,462 2027,460 2026,460 2026,458 2026,457 2025,457 2024,462 2024,463 2024,462 2023,460 2023,461 2022,462 2021,461 2020,458 2020,456 2020,458 2019,460 2019,461 2018,463 2018,465 2017,465 2017,462 2016,463 2015,460 2015,457 2015,456 2014,459 2014,458 2013,460 2013,462 2013,463 2012,462 2012,463 2011,462 2010,459 2010,456 2010,455 2009,456 2009,457 2008,460 2008,461 2008,462 2007,463 2006,464 2006,463 2005,460 2004,460 2004,458 2003,458 2002,460 2002,459 2001,462 2001,463 2001,462 2000,460 2000,461 1999,458 1999,457 1999,455 1998,457 1997,456 1997,455 1996,457 1996,460 1995,462 1994,459 1993,458 1993,457 1992,455 1992,454 1992,455 1991,458 1991,462 1990,462 1990,463 1989,460 1988,457 1988,458 1987,456 1987,454 1986,455 1986,456 1985,457 1985,461 1985,460 1984,458 1983,455 1983,456 1982,456 1981,455 1981,454 1981,455 1980,457 1979,460 1979,459 1978,460 1977,461 1977,460 1977,457 1976,456 1976,454 1976,453 1975,454 1974,458 1974,459 1973,460 1973,458 1972,457 1972,455 1972,458 1971,455 1970,453 1970,449 1970,451 1969,453 1969,456 1968,459 1968,461 1968,459 1967,458 1966,456 1965,454 1965,453 1965,454 1964,455 1964,456 1963,456 1963,460 1963,459 1962,457 1961,457 1961,459 1961,457 1960,455 1959,453 1959,451 1959,450 1958,455 1958,456 1957,455 1956,455 1956,457 1955,457 1955,456 1954,454 1954,453 1954,451 1953,454 1952,453 1952,454 1952,456 1951,458 1951,461 1951,460 1950,458 1949,456 1949,453 1948,453 1947,453 1947,456 1946,456 1946,457 1945,456 1945,458 1945,456 1944,455 1943,451 1943,452 1942,452 1942,453 1941,455 1941,456 1940,458 1940,459 1940,457 1939,456 1938,455 1938,456 1937,455 1937,453 1936,454 1936,453 1935,455 1934,459 1934,457 1934,456 1933,456 1933,455 1933,453 1932,451 1932,452 1931,451 1931,449 1931,448 1930,451 1929,454 1929,456 1929,457 1928,457 1928,455 1927,454 1927,453 1926,451 1925,449 1925,451 1924,455 1924,456 1923,458 1923,455 1922,453 1922,455 1921,452 1920,450 1920,449 1919,449 1919,450 1918,455 1918,454 1917,451 1916,451 1916,453 1915,453 1915,452 1915,449 1914,449 1914,451 1913,453 1913,455 1912,455 1911,456 1911,457 1911,456 1910,454 1910,453 1909,450 1909,447 1909,449 1908,452 1907,451 1907,453 1907,455 1906,454 1906,453 1906,451 1905,454 1905,452 1904,449 1904,446 1903,447 1902,449 1902,453 1902,455 1901,455 1901,454 1900,454 1900,453 1899,451 1898,449 1898,450 1897,451 1897,453 1896,453 1895,453 1895,456 1895,453 1894,452 1893,452 1893,449 1893,447 1892,445 1892,448 1891,449 1890,451 1889,453 1889,454 1888,453 1888,451 1888,449 1887,449 1886,448 1886,447 1886,450 1885,453 1884,456 1884,455 1883,455 1883,452 1882,450 1882,449 1882,450 1881,447 1880,447 1880,449 1880,450 1879,451 1879,452 1879,455 1878,453 1878,451 1877,448 1877,449 1876,448 1875,449 1875,448 1874,449 1874,452 1873,454 1873,452 1872,452 1872,453 1871,451 1870,449 1870,447 1869,446 1869,449 1868,453 1868,452 1867,452 1866,451 1866,449 1866,447 1865,449 1865,447 1864,444 1864,442 1864,444 1863,448 1862,451 1862,453 1861,451 1861,450 1860,451 1860,449 1859,446 1859,447 1858,449 1857,451 1857,452 1857,455 1856,453 1856,450 1855,451 1855,452 1855,449 1854,447 1853,447 1853,446 1853,445 1852,446 1852,450 1852,451 1851,450 1851,448 1850,448 1850,449 1849,449 1848,449 1848,446 1848,445 1847,445 1847,448 1846,448 1846,449 1846,451 1845,452 1845,453 1845,452 1844,450 1843,451 1843,447 1843,445 1842,444 1842,447 1841,446 1841,447 1841,449 1840,450 1839,449 1839,450 1838,449 1838,446 1837,443 1837,442 1837,444 1836,444 1836,447 1836,449 1835,449 1834,449 1834,450 1834,451 1833,449 1833,447 1832,447 1831,446 1830,446 1830,447 1829,447 1829,449 1828,451 1828,449 1828,447 1827,448 1827,446 1827,445 1826,442 1825,444 1824,442 1824,446 1823,449 1823,450 1822,449 1821,447 1821,446 1820,445 1820,443 1819,442 1819,444 1819,446 1818,449 1818,451 1818,450 1817,451 1816,448 1816,446 1815,447 1815,444 1814,443 1814,444 1813,444 1812,446 1812,449 1811,447 1811,444 1810,444 1810,446 1810,445 1809,446 1809,444 1809,443 1808,444 1807,446 1807,449 1806,448 1805,449 1805,448 1804,446 1803,446 1803,443 1803,441 1802,443 1802,447 1801,447 1801,449 1800,447 1800,446 1800,444 1799,446 1798,444 1798,441 1798,438 1797,438 1797,442 1796,444 1796,447 1796,448 1795,447 1794,446 1794,447 1793,445 1793,442 1793,441 1792,442 1792,444 1791,444 1791,445 1791,447 1790,447 1789,445 1789,446 1789,447 1788,445 1788,444 1787,444 1787,440 1786,438 1785,443 1785,444 1784,442 1784,444 1784,446 1783,446 1782,445 1782,442 1782,441 1781,440 1780,442 1779,444 1779,446 1778,448 1778,447 1778,446 1777,446 1776,444 1776,440 1775,441 1775,440 1774,440 1774,442 1774,443 1773,444 1773,446 1772,444 1771,442 1771,439 1771,438 1770,439 1769,441 1769,442 1768,443 1767,446 1767,445 1766,443 1765,444 1765,442 1764,440 1764,441 1764,440 1763,440 1762,442 1762,446 1762,445 1761,444 1760,442 1760,440 1760,438 1759,440 1758,438 1758,437 1758,436 1757,438 1757,442 1757,444 1756,446 1755,443 1755,442 1754,442 1753,440 1753,438 1752,440 1752,443 1751,444 1751,446 1750,444 1749,441 1749,442 1748,440 1748,438 1747,438 1746,439 1746,444 1745,442 1744,440 1744,439 1744,441 1743,440 1743,441 1742,440 1742,438 1742,437 1741,439 1740,442 1740,443 1740,442 1739,443 1739,444 1738,443 1738,441 1737,441 1737,438 1737,435 1736,437 1735,440 1734,443 1734,442 1733,441 1733,439 1733,442 1732,440 1731,437 1731,433 1730,436 1730,438 1730,440 1729,442 1728,442 1727,440 1726,438 1726,437 1725,438 1724,438 1724,441 1724,440 1723,440 1722,441 1722,443 1722,440 1721,439 1721,437 1720,435 1720,434 1719,437 1718,437 1717,438 1717,440 1716,441 1716,440 1715,438 1715,437 1715,436 1713,436 1713,435 1713,437 1712,439 1712,442 1711,441 1711,442 1710,439 1710,436 1709,437 1708,435 1708,434 1708,436 1707,437 1707,438 1706,438 1706,442 1706,440 1705,437 1704,435 1702,435 1702,437 1701,439 1701,442 1701,441 1700,439 1699,439 1699,440 1698,438 1698,437 1697,437 1697,435 1697,434 1696,437 1695,440 1695,439 1694,440 1694,438 1694,437 1693,435 1693,437 1692,435 1692,432 1692,430 1691,432 1690,435 1690,437 1690,440 1689,440 1689,438 1688,437 1687,435 1687,433 1686,433 1685,436 1685,437 1685,438 1684,440 1683,437 1683,438 1682,436 1681,434 1681,431 1680,431 1679,436 1679,437 1678,435 1678,436 1676,436 1676,435 1676,433 1675,431 1675,432 1674,434 1674,435 1673,437 1672,438 1672,439 1672,438 1671,437 1670,433 1670,431 1670,430 1669,433 1669,432 1669,433 1668,436 1667,436 1667,435 1666,437 1666,435 1665,432 1665,429 1665,428 1664,429 1663,430 1663,433 1663,434 1662,435 1661,437 1661,435 1660,433 1659,433 1658,432 1658,431 1658,433 1657,433 1656,435 1656,438 1656,436 1655,434 1654,435 1654,433 1654,431 1653,429 1653,431 1652,430 1652,429 1651,431 1651,434 1651,435 1650,436 1649,436 1649,433 1648,431 1647,430 1647,429 1647,430 1646,433 1645,436 1645,437 1644,437 1644,435 1644,432 1643,431 1643,433 1642,429 1641,430 1640,430 1640,431 1640,435 1639,435 1639,433 1638,430 1638,429 1638,431 1636,431 1636,429 1635,429 1635,431 1634,434 1634,435 1634,433 1633,434 1633,435 1632,434 1631,432 1631,431 1631,429 1630,428 1630,429 1629,432 1629,433 1628,435 1627,433 1627,431 1627,429 1626,431 1626,429 1626,428 1625,424 1625,426 1624,428 1624,431 1624,433 1623,435 1622,433 1621,433 1621,431 1620,429 1620,428 1619,430 1618,431 1618,434 1617,433 1617,431 1616,434 1616,431 1615,430 1615,429 1615,428 1614,425 1613,425 1613,428 1613,429 1612,429 1611,429 1611,431 1610,431 1609,430 1609,428 1609,427 1608,427 1608,428 1607,428 1607,430 1606,432 1606,434 1606,433 1605,432 1604,431 1604,429 1604,426 1603,426 1603,427 1602,426 1602,429 1601,429 1600,429 1600,432 1599,430 1599,428 1599,425 1598,424 1598,425 1597,425 1597,426 1597,428 1596,428 1595,429 1595,431 1595,433 1594,431 1594,429 1593,429 1592,428 1591,426 1591,428 1591,426 1590,426 1590,428 1590,432 1589,431 1589,429 1588,430 1588,428 1588,426 1587,424 1586,426 1586,424 1586,423 1585,422 1585,424 1584,428 1584,429 1584,431 1583,431 1582,428 1582,427 1581,427 1581,426 1580,423 1580,424 1580,426 1579,429 1579,430 1578,431 1577,429 1577,427 1576,428 1576,426 1575,424 1575,423 1574,423 1573,424 1573,429 1572,428 1572,425 1571,426 1570,426 1570,425 1570,422 1569,423 1568,424 1568,427 1568,428 1567,428 1566,429 1565,427 1564,426 1564,423 1564,421 1563,422 1563,425 1562,426 1562,428 1561,428 1561,426 1561,425 1560,426 1559,425 1559,422 1559,419 1558,419 1558,421 1557,422 1557,426 1557,428 1556,428 1555,427 1555,428 1554,426 1554,424 1554,423 1553,422 1553,423 1552,423 1552,424 1552,426 1551,426 1550,424 1550,426 1550,428 1549,426 1549,424 1548,424 1548,422 1548,420 1547,419 1546,422 1545,421 1545,423 1545,425 1544,426 1543,426 1543,423 1543,422 1542,421 1541,422 1541,421 1541,420 1540,422 1540,425 1539,428 1539,426 1538,427 1537,424 1537,422 1537,421 1536,422 1536,419 1536,420 1535,421 1535,422 1534,422 1534,423 1534,426 1533,425 1532,422 1532,420 1531,421 1531,420 1530,420 1529,421 1529,424 1529,426 1528,425 1527,423 1526,424 1526,422 1525,420 1525,419 1524,419 1523,420 1523,424 1522,424 1521,423 1521,421 1521,419 1520,421 1520,419 1520,417 1519,415 1518,416 1518,420 1518,422 1517,424 1517,425 1516,423 1516,422 1515,422 1514,420 1514,417 1513,419 1513,420 1512,422 1512,423 1512,425 1511,423 1511,420 1510,422 1509,420 1509,418 1508,416 1507,416 1507,420 1507,421 1506,420 1505,419 1505,420 1504,420 1503,419 1503,417 1503,415 1502,417 1502,418 1502,419 1501,420 1500,421 1500,422 1500,424 1499,422 1499,421 1498,420 1498,418 1498,415 1497,415 1496,417 1496,418 1495,420 1494,420 1494,419 1494,421 1493,419 1493,417 1493,414 1492,413 1491,414 1491,415 1491,417 1490,419 1489,420 1489,421 1488,420 1487,418 1487,417 1486,417 1486,416 1485,415 1485,417 1484,417 1484,419 1484,421 1483,419 1482,418 1482,416 1481,414 1481,412 1480,414 1480,413 1479,412 1478,415 1478,417 1478,418 1477,419 1477,418 1476,416 1476,415 1475,414 1475,413 1475,412 1474,413 1473,415 1473,419 1473,420 1472,419 1471,417 1471,415 1470,415 1469,413 1469,411 1469,413 1468,412 1468,413 1467,413 1467,418 1467,417 1466,415 1466,413 1465,413 1464,413 1463,411 1463,412 1462,413 1462,417 1461,416 1460,415 1460,416 1460,417 1459,416 1459,414 1459,413 1458,411 1458,410 1457,411 1457,415 1456,415 1455,417 1455,415 1455,413 1454,413 1454,415 1453,413 1453,410 1453,407 1452,408 1451,410 1451,412 1451,416 1450,417 1450,415 1450,414 1449,415 1448,413 1448,411 1447,410 1446,412 1446,413 1445,416 1445,415 1444,414 1444,415 1443,413 1442,411 1442,410 1441,408 1440,411 1440,412 1439,411 1439,413 1438,413 1437,414 1437,413 1437,411 1436,410 1436,409 1435,411 1435,410 1435,411 1434,413 1433,415 1433,416 1433,415 1432,414 1432,411 1431,409 1431,408 1430,410 1430,408 1430,410 1429,412 1428,412 1427,414 1427,413 1426,410 1426,408 1426,407 1425,408 1424,408 1424,409 1424,410 1423,410 1423,411 1423,413 1422,414 1422,413 1421,411 1420,411 1419,410 1419,408 1419,409 1418,408 1417,410 1417,413 1416,411 1415,411 1415,410 1415,408 1414,406 1414,408 1414,406 1413,405 1413,404 1412,406 1412,410 1412,411 1411,413 1410,412 1410,410 1410,409 1409,408 1408,406 1408,404 1408,405 1407,408 1406,410 1406,411 1405,413 1405,411 1405,409 1404,409 1404,410 1403,408 1403,406 1402,405 1401,405 1401,406 1401,410 1400,411 1400,410 1399,407 1399,406 1399,408 1397,408 1397,406 1397,404 1396,404 1396,405 1396,408 1395,409 1394,410 1393,409 1392,408 1392,407 1392,404 1391,402 1391,403 1390,406 1390,407 1389,409 1388,408 1388,406 1388,405 1387,408 1387,406 1387,403 1386,399 1385,401 1385,403 1385,406 1384,408 1383,407 1382,408 1382,406 1381,404 1381,403 1380,404 1379,404 1379,406 1378,405 1378,406 1377,408 1377,406 1376,404 1376,403 1375,400 1374,399 1374,402 1373,402 1373,401 1372,403 1372,406 1372,405 1371,406 1371,405 1371,403 1370,401 1369,401 1368,401 1368,402 1367,404 1367,407 1366,406 1365,406 1365,404 1365,401 1364,401 1364,402 1363,399 1363,401 1362,401 1362,402 1362,403 1361,405 1360,404 1360,402 1360,399 1359,399 1358,399 1357,399 1356,399 1356,401 1356,404 1355,403 1355,401 1354,401 1354,402 1353,401 1352,399 1352,397 1351,396 1351,398 1351,402 1350,402 1349,403 1349,401 1349,399 1348,397 1347,399 1347,397 1347,394 1346,393 1346,395 1345,398 1345,400 1345,403 1344,403 1344,401 1344,399 1343,399 1342,399 1342,398 1342,395 1341,395 1341,396 1340,399 1340,401 1339,403 1338,401 1338,399 1337,400 1337,398 1336,397 1336,394 1335,394 1335,398 1334,399 1333,399 1333,397 1333,396 1332,397 1331,398 1331,397 1331,394 1330,393 1329,394 1329,395 1329,396 1328,397 1328,398 1327,399 1327,401 1327,399 1326,398 1326,395 1325,393 1324,392 1324,394 1323,395 1323,397 1322,397 1322,395 1321,398 1320,396 1320,394 1320,390 1319,390 1319,391 1318,392 1318,394 1318,395 1317,395 1317,396 1317,397 1316,397 1315,395 1315,394 1315,393 1314,393 1314,394 1313,392 1313,394 1312,393 1311,393 1311,394 1311,397 1310,395 1310,393 1309,394 1309,392 1309,390 1308,388 1308,389 1308,388 1307,388 1306,387 1306,389 1306,392 1305,393 1305,394 1304,393 1304,391 1304,390 1303,390 1302,389 1302,388 1302,386 1301,388 1301,390 1300,394 1299,394 1299,392 1299,390 1298,390 1297,391 1297,388 1297,386 1296,388 1295,388 1295,389 1295,393 1294,392 1293,390 1293,387 1292,388 1291,387 1291,386 1290,386 1290,388 1290,391 1289,392 1288,390 1288,391 1287,392 1287,390 1286,389 1286,386 1285,385 1284,386 1284,390 1283,390 1283,391 1283,390 1282,388 1282,386 1281,388 1281,386 1281,384 1280,381 1279,382 1279,385 1279,386 1278,390 1277,390 1277,388 1276,389 1275,388 1275,385 1274,385 1274,386 1273,386 1273,387 1273,390 1272,389 1272,388 1271,389 1270,386 1270,385 1269,383 1269,381 1268,381 1268,384 1268,385 1267,385 1266,384 1266,385 1266,386 1265,386 1264,383 1264,381 1263,381 1263,383 1262,383 1261,385 1261,387 1261,388 1260,388 1260,386 1259,386 1259,383 1259,381 1258,381 1257,382 1257,381 1256,383 1256,384 1256,385 1255,384 1255,386 1254,385 1254,383 1254,380 1253,379 1252,380 1252,379 1252,381 1251,382 1250,383 1250,385 1250,386 1249,385 1248,383 1248,382 1247,383 1247,381 1247,380 1246,381 1246,380 1245,379 1245,382 1245,385 1244,385 1243,383 1243,384 1243,382 1242,380 1242,379 1241,380 1241,378 1241,377 1240,376 1239,378 1239,381 1239,383 1238,385 1238,384 1238,381 1237,380 1236,381 1236,379 1236,376 1235,377 1234,379 1234,382 1234,383 1233,384 1232,382 1232,379 1232,380 1231,381 1231,379 1231,377 1230,377 1229,376 1229,377 1228,381 1227,381 1227,378 1226,379 1225,379 1225,378 1224,376 1223,377 1223,379 1223,380 1222,380 1222,381 1221,382 1220,381 1220,379 1219,376 1219,374 1218,374 1218,377 1217,378 1216,380 1216,379 1215,377 1215,379 1214,377 1214,375 1214,372 1213,372 1212,374 1212,375 1212,377 1211,379 1210,379 1209,377 1209,376 1209,375 1208,375 1207,376 1207,375 1206,377 1205,377 1205,379 1204,377 1204,376 1203,374 1202,372 1202,370 1202,373 1200,373 1200,374 1200,377 1199,376 1198,377 1198,376 1198,374 1197,372 1196,372 1196,371 1195,373 1195,375 1195,378 1194,378 1193,376 1193,374 1192,372 1191,372 1191,370 1190,372 1189,372 1189,373 1188,376 1188,374 1187,373 1187,370 1186,370 1185,370 1184,370 1184,373 1183,375 1183,374 1182,373 1182,372 1182,373 1181,374 1180,372 1180,370 1179,368 1178,370 1178,373 1177,372 1177,374 1177,372 1176,370 1175,368 1175,370 1175,368 1174,366 1174,365 1173,366 1173,369 1173,372 1172,374 1171,374 1171,372 1171,370 1170,370 1169,369 1169,367 1169,366 1168,367 1168,370 1168,371 1167,372 1166,373 1166,372 1166,370 1165,370 1165,371 1164,368 1164,367 1163,365 1162,364 1162,368 1161,368 1160,367 1160,368 1159,368 1159,367 1158,365 1157,363 1157,364 1157,365 1156,367 1155,368 1155,369 1155,370 1154,369 1153,368 1153,365 1152,362 1151,364 1151,363 1151,364 1150,367 1150,366 1149,365 1148,367 1148,365 1148,363 1147,360 1147,359 1146,360 1146,361 1146,363 1145,365 1144,365 1144,367 1143,367 1143,366 1142,364 1142,363 1141,363 1141,362 1140,363 1139,363 1139,365 1138,367 1138,365 1137,363 1137,364 1137,362 1136,361 1135,359 1135,361 1135,359 1134,359 1133,361 1133,363 1132,364 1132,362 1131,361 1130,360 1130,359 1129,358 1129,359 1128,361 1128,364 1128,365 1127,364 1126,364 1126,361 1126,360 1125,360 1125,361 1124,359 1124,357 1124,358 1123,358 1123,359 1122,363 1121,362 1121,360 1121,358 1120,358 1120,359 1119,358 1118,356 1117,356 1117,358 1117,361 1116,361 1116,360 1115,360 1115,361 1114,359 1114,358 1113,354 1112,353 1112,355 1112,358 1111,358 1111,359 1110,360 1110,359 1110,358 1109,356 1108,358 1108,356 1108,353 1107,351 1107,354 1106,356 1106,358 1105,359 1105,358 1105,356 1104,357 1103,357 1103,356 1103,354 1102,353 1102,352 1101,354 1101,355 1101,356 1100,358 1099,357 1099,356 1098,358 1098,356 1098,354 1097,354 1097,352 1096,350 1096,353 1095,354 1094,353 1094,354 1093,355 1092,356 1092,354 1092,352 1091,351 1090,351 1090,352 1089,352 1089,354 1089,356 1088,358 1088,356 1087,355 1087,354 1087,352 1086,350 1085,349 1085,351 1085,349 1084,349 1084,352 1083,352 1083,353 1083,352 1082,354 1081,352 1081,351 1081,348 1080,347 1080,348 1079,349 1079,350 1078,351 1078,353 1077,354 1076,353 1076,351 1075,351 1074,350 1074,349 1073,348 1072,348 1072,350 1072,353 1071,352 1071,351 1070,350 1070,349 1069,347 1069,348 1069,346 1068,345 1067,344 1067,346 1067,349 1066,351 1066,352 1065,351 1065,349 1065,348 1064,348 1064,347 1063,344 1062,345 1062,347 1062,349 1061,351 1060,352 1060,349 1060,347 1059,347 1058,349 1058,346 1058,344 1057,345 1057,344 1056,344 1056,345 1056,349 1055,349 1055,347 1055,345 1054,345 1053,345 1052,345 1052,343 1051,342 1051,344 1051,346 1050,347 1049,347 1048,348 1048,347 1047,345 1047,342 1046,340 1045,341 1045,343 1045,344 1044,344 1044,347 1044,345 1043,343 1042,344 1042,343 1042,341 1041,338 1040,337 1040,340 1040,341 1039,343 1039,345 1038,345 1038,344 1037,345 1037,343 1037,342 1036,341 1035,340 1035,341 1034,341 1034,343 1033,342 1033,343 1032,344 1031,343 1031,341 1031,342 1030,340 1030,337 1029,336 1029,339 1029,338 1028,338 1028,340 1027,342 1026,342 1026,341 1025,338 1025,337 1023,337 1022,338 1022,340 1022,343 1021,343 1021,342 1020,342 1020,340 1020,337 1019,336 1018,338 1018,336 1018,335 1017,337 1017,338 1016,338 1016,340 1015,339 1015,337 1015,334 1014,334 1013,336 1013,334 1012,335 1011,335 1011,338 1011,340 1010,340 1010,338 1009,337 1008,338 1008,337 1008,335 1007,334 1007,333 1006,333 1006,334 1006,338 1004,338 1004,336 1003,334 1003,333 1002,335 1002,333 1002,331 1001,329 1001,330 1001,333 1000,335 999,338 999,336 998,334 997,335 997,333 997,331 996,331 995,331 995,333 995,334 994,335 994,336 993,335 993,334 993,333 992,335 992,333 992,331 991,331 990,329 989,333 988,333 988,331 987,332 986,332 986,331 985,329 985,327 984,328 984,329 984,331 983,331 983,333 982,334 981,333 981,332 981,331 980,329 980,327 979,327 979,329 979,328 978,329 977,331 977,330 976,329 976,331 975,329 975,327 975,324 974,323 974,325 973,327 972,329 971,330 971,331 970,329 970,327 968,327 968,326 968,325 967,327 967,326 966,326 966,328 966,330 965,329 965,327 964,325 963,323 963,322 963,323 962,323 962,322 961,322 961,324 961,327 960,327 959,328 959,327 959,325 958,323 957,323 957,322 957,320 956,322 956,323 956,327 955,327 954,327 954,326 954,323 953,322 952,323 952,321 952,319 951,320 950,320 950,321 949,324 949,323 949,322 948,320 948,319 947,320 946,319 945,318 945,320 944,322 944,323 943,322 942,323 941,322 941,320 941,319 940,316 939,317 939,320 938,320 938,322 938,320 937,318 936,317 936,319 936,317 935,315 935,312 934,313 934,315 934,317 933,320 932,321 932,320 932,318 931,318 931,319 931,318 930,315 929,315 929,316 928,317 927,319 927,318 926,318 926,319 925,317 925,316 924,314 923,312 923,315 922,316 922,315 921,316 920,316 919,313 918,311 918,313 917,313 916,315 916,316 916,318 915,318 914,316 914,313 913,311 913,312 912,311 911,313 911,314 910,313 909,315 909,314 909,312 908,309 907,309 907,311 906,311 905,311 905,312 905,314 904,315 904,314 904,312 902,312 902,311 902,309 901,309 900,308 900,311 899,313 898,311 898,312 898,310 897,308 896,306 896,308 896,306 895,305 895,304 895,306 894,309 894,311 893,312 893,311 893,309 892,308 891,308 891,306 890,304 890,305 889,306 889,309 889,310 888,311 887,311 887,309 887,307 886,307 886,308 886,306 885,304 885,305 884,304 883,308 882,308 882,307 882,305 881,304 881,306 880,305 880,306 880,304 879,302 878,301 878,303 878,305 877,306 877,307 876,306 876,307 875,306 875,305 875,304 874,301 873,299 873,300 873,303 872,304 871,306 871,305 871,304 870,302 870,304 870,302 869,300 868,297 868,298 867,300 867,302 866,304 866,302 865,303 864,304 864,302 864,300 863,300 863,299 862,300 861,302 861,301 860,302 859,304 859,302 859,300 858,301 858,299 857,297 857,295 857,298 855,298 855,297 855,298 854,300 853,300 853,298 852,296 851,295 851,296 850,295 850,297 850,299 849,302 848,300 848,297 847,295 846,295 846,296 846,295 845,294 845,296 844,296 844,297 843,299 843,298 843,296 842,293 841,293 841,294 841,293 840,293 840,294 839,293 839,295 838,298 837,297 837,296 836,296 835,295 835,293 834,291 834,293 833,296 832,296 832,295 832,296 831,295 831,293 830,291 830,293 830,291 829,289 828,287 828,288 828,291 827,293 827,295 826,295 826,293 826,291 825,292 825,291 824,288 823,288 823,289 823,291 822,292 822,293 821,294 821,293 821,291 820,291 819,292 819,290 819,288 818,289 818,287 817,286 817,290 816,290 816,289 816,288 815,288 814,289 813,288 813,286 812,284 812,285 812,287 811,288 810,288 810,289 810,290 809,291 809,290 809,289 808,288 808,286 807,283 807,282 807,285 806,285 805,286 805,288 804,286 803,288 803,286 803,284 802,281 801,280 801,282 800,284 800,285 799,285 799,286 798,287 798,286 798,284 797,283 796,282 796,283 796,282 795,282 794,282 794,284 793,286 792,285 792,283 791,281 791,279 790,277 790,279 789,278 789,277 789,279 788,282 787,282 786,280 786,279 785,278 785,279 785,277 784,277 783,277 783,279 783,282 782,282 781,279 781,277 780,277 780,278 780,276 779,274 778,276 778,275 778,276 777,277 777,280 776,280 776,278 776,275 775,275 774,276 774,275 773,275 773,273 772,273 772,275 772,277 771,278 771,277 770,277 769,277 769,276 769,275 768,273 768,271 767,270 767,271 767,275 766,275 765,275 765,277 765,275 764,273 764,271 763,273 763,271 763,268 762,266 762,269 761,271 760,273 760,274 760,273 759,271 758,272 758,271 758,269 757,268 756,268 756,269 756,270 755,270 755,271 755,270 754,270 753,271 753,270 753,267 752,268 751,266 751,264 751,263 750,266 749,266 748,268 747,267 747,268 747,266 746,264 746,261 745,262 744,263 744,264 744,266 743,268 742,266 742,264 741,262 741,261 740,260 740,261 739,261 738,263 737,262 737,264 737,262 736,261 736,258 735,257 735,258 735,257 734,259 733,259 733,260 732,261 732,262 731,262 731,260 730,259 729,260 729,258 729,257 728,258 728,257 727,259 727,262 726,261 726,260 725,258 724,256 724,254 724,255 723,254 723,252 722,252 722,253 722,255 721,257 720,259 720,258 720,255 719,254 718,252 718,250 717,250 717,252 717,254 716,255 715,255 715,254 714,252 713,253 713,251 713,249 712,249 711,248 711,249 710,253 710,251 709,249 709,248 708,250 708,248 707,247 706,245 706,243 706,245 705,247 705,248 704,248 703,249 703,248 703,246 702,245 701,243 701,240 701,241 700,243 700,244 699,245 699,246 698,244 697,243 697,245 697,242 696,240 696,237 695,236 695,238 695,239 694,242 694,243 693,242 692,241 692,242 692,241 691,239 691,238 690,237 690,238 690,237 689,238 688,239 688,238 687,239 686,237 686,235 685,232 685,230 685,228 684,231 683,230 683,231 682,232 682,236 681,236 680,234 679,233 679,234 679,235 678,235 678,236 677,237 677,239 677,241 676,240 676,239 676,238 675,236 674,234 674,233 673,230 673,229 672,230 672,229 671,228 670,230 670,228 670,226 669,223 669,221 668,222 668,221 668,220 667,219 667,218 666,220 665,222 665,221 665,219 664,219 664,218 663,219 663,218 663,216 662,215 661,213 661,212 661,215 660,218 659,217 659,218 659,216 658,214 658,213 658,214 657,212 656,210 656,209 656,210 655,213 655,214 654,217 654,214 653,212 652,212 652,213 652,212 651,209 650,209 650,212 649,214 649,215 649,213 648,212 647,211 647,212 647,210 646,209 645,207 645,205 644,209 643,210 643,209 643,208 642,208 642,209 642,208 641,209 641,207 640,205 640,203 639,206 638,207 638,208 637,209 637,210 636,209 636,207 636,206 635,203 634,201 634,203 633,203 632,206 632,205 631,203 631,205 631,203 630,201 629,198 628,199 628,200 627,201 626,202 625,203 625,201 625,200 624,200 624,198 623,199 623,198 622,199 622,198 621,200 620,202 620,201 620,199 619,200 619,197 618,195 618,193 618,194 617,194 616,193 616,192 616,194 615,198 614,198 614,195 613,192 612,191 611,191 611,193 610,196 609,196 609,193 608,191 607,191 607,192 607,190 606,189 605,189 605,190 604,193 604,192 604,191 603,188 602,188 602,189 602,188 601,189 601,187 600,185 600,187 599,190 598,191 598,189 597,189 597,190 596,189 596,187 596,185 595,183 595,182 595,183 594,187 593,187 593,189 592,187 592,185 591,183 591,185 591,183 590,180 589,177 589,178 589,181 588,182 588,185 588,186 587,184 587,183 586,183 586,182 585,180 584,179 584,178 584,180 583,180 583,181 582,182 582,180 581,181 580,182 580,181 580,179 579,179 579,177 579,174 578,174 578,177 577,178 577,176 576,177 575,178 574,177 574,174 573,172 573,174 571,174 571,176 571,177 570,179 570,178 570,177 569,176 569,174 568,171 567,171 566,170 566,173 566,174 565,173 564,174 564,173 564,171 563,168 562,167 562,169 562,167 561,169 561,170 561,169 560,169 560,172 559,173 559,172 559,170 558,169 557,168 557,169 557,167 556,166 555,166 555,167 554,171 553,170 553,169 552,167 552,165 552,163 551,164 551,162 550,160 550,162 549,165 548,166 548,167 547,164 547,162 546,162 546,161 545,159 544,159 544,160 544,164 543,165 543,166 542,163 542,160 541,160 541,162 541,160 540,157 539,158 539,156 538,157 538,161 537,161 537,160 537,157 536,157 536,158 535,158 534,156 534,153 534,152 533,154 533,156 532,157 532,158 531,158 530,158 530,157 530,156 529,155 529,152 528,150 528,151 528,153 527,153 527,154 527,156 526,155 525,153 525,152 525,154 524,151 524,149 523,146 523,145 523,148 522,149 521,151 521,153 521,152 520,151 519,151 519,148 518,147 518,146 518,148 517,147 516,148 516,149 516,148 515,148 515,149 514,150 514,148 514,146 513,147 512,145 512,142 512,140 511,143 510,143 510,145 509,146 508,145 507,142 507,140 506,140 506,139 505,139 505,140 505,142 504,145 503,145 503,144 503,143 502,140 502,139 501,139 501,137 500,137 500,139 498,139 498,141 498,140 497,137 497,135 496,134 496,135 496,133 495,134 494,134 494,133 493,135 493,138 492,138 492,137 492,136 491,135 491,136 491,134 490,133 489,131 489,130 488,131 488,135 487,135 487,134 487,135 486,132 485,130 485,129 485,130 484,128 484,126 483,124 483,126 483,129 482,131 482,133 481,130 480,128 480,129 479,127 479,125 478,124 478,126 477,128 476,129 476,130 476,128 475,127 475,128 474,126 474,124 473,124 473,122 473,121 472,121 471,124 470,122 469,124 469,123 468,122 467,119 467,117 467,118 466,120 466,121 465,122 465,123 465,124 464,125 464,124 464,122 463,121 462,118 462,115 461,117 460,117 460,120 460,119 459,118 458,117 458,119 458,117 457,114 457,112 456,111 456,112 456,113 455,115 455,116 454,115 453,117 453,116 452,114 452,113 451,112 451,110 450,110 449,111 449,110 449,111 448,113 448,115 448,113 447,112 446,110 446,108 446,106 445,108 444,106 444,105 443,107 443,110 442,110 442,109 441,106 440,105 440,104 440,105 439,103 439,102 438,103 438,105 438,108 437,109 437,108 436,106 435,103 435,104 434,102 434,99 433,101 433,100 432,101 431,105 431,103 431,101 430,99 430,98 429,99 428,97 428,96 427,98 426,101 426,102 426,101 425,101 425,100 424,101 424,99 424,97 423,95 422,92 422,91 422,93 421,96 421,97 420,98 420,96 419,94 419,93 419,94 418,92 417,90 417,87 416,90 416,91 415,94 415,95 415,93 414,91 413,90 413,91 413,90 412,87 412,86 411,88 410,89 410,91 410,90 409,89 408,89 408,90 408,89 407,87 406,84 406,81 405,84 404,85 404,83 403,84 403,85 402,85 402,84 401,81 401,79 400,81 399,81 399,83 398,85 398,87 397,85 397,84 397,83 396,80 395,78 395,77 395,78 394,76 394,79 393,79 392,79 392,81 392,79 391,77 390,74 390,75 389,74 389,75 388,75 388,74 388,75 387,77 387,78 387,77 386,75 385,74 384,72 384,71 383,72 383,70 382,73 381,76 381,74 380,75 380,74 379,71 379,69 378,67 377,66 377,65 377,66 376,70 376,71 376,72 375,71 375,69 374,67 374,68 373,66 372,63 372,64 372,65 371,68 371,69 370,69 370,70 370,67 369,65 368,63 367,61 367,60 366,59 366,60 365,63 365,64 365,63 364,60 363,60 363,61 363,60 362,60 361,56 361,54 361,56 360,59 360,60 359,60 358,60 358,61 358,60 357,58 357,57 356,54 356,52 355,56 354,56 354,57 354,60 353,58 353,56 352,55 352,56 352,54 351,52 351,49 351,47 350,51 349,52 349,54 349,55 348,55 348,54 347,54 347,56 347,54 346,52 345,51 345,50 345,51 344,50 344,51 343,52 343,51 342,52 342,53 342,52 341,50 340,50 340,48 340,45 339,44 339,47 338,46 338,45 337,47 336,49 335,47 335,44 334,42 333,42 333,41 333,43 332,45 331,48 331,47 330,47 330,43 329,41 329,40 328,39 327,38 327,40 326,41 326,42 325,44 325,42 325,40 324,38 324,37 324,38 323,37 322,37 322,36 321,36 321,39 320,42 320,39 319,38 318,38 318,36 317,34 316,32 316,31 316,34 315,38 315,37 314,38 313,36 313,34 313,31 312,33 312,31 311,27 311,25 311,27 310,30 309,32 309,34 309,35 308,33 308,30 307,31 306,27 306,26 306,27 305,31 304,31 304,33 303,31 303,29 302,30 302,28 301,26 300,25 300,24 300,22 299,22 299,27 298,29 298,27 298,26 297,26 297,27 297,26 296,26 295,25 295,22 295,19 294,20 294,23 293,24 293,25 292,26 291,27 291,26 291,24 290,23 290,20 289,18 289,17 289,20 288,20 288,22 287,24 286,22 286,20 286,22 285,20 285,17 284,15 284,14 284,15 283,15 282,17 282,20 282,19 281,18 281,20 281,22 280,20 280,18 279,16 279,17 278,15 277,15 277,16 276,16 276,18 275,20 275,18 275,17 274,17 273,15 273,13 273,10 272,11 271,11 271,13 270,16 270,17 269,16 268,13 268,11 267,11 267,9 266,8 266,9 266,11 265,15 264,16 264,15 263,12 263,11 262,11 262,9 261,6 261,8 260,8 259,9 259,13 258,11 258,7 257,7 257,8 257,7 256,7 255,6 255,4 254,7 254,11 253,11 253,10 252,10 252,11 252,9 251,7 250,7 250,4 250,3 249,4 249,9 248,10 248,12 247,11 246,9 246,7 246,9 245,6 245,4 245,0">
          <text:p/>
        </draw:polygon>
        <draw:polygon draw:style-name="gr10" draw:text-style-name="P8" draw:layer="layout" svg:width="4.303cm" svg:height="2.781cm" svg:x="11.231cm" svg:y="3.25cm" svg:viewBox="0 0 4304 2782" draw:points="661,1 661,3 660,5 660,6 659,6 659,8 658,5 658,4 657,3 656,1 656,2 655,3 655,4 654,6 654,7 654,6 653,4 652,4 651,3 651,1 650,1 650,2 649,4 649,6 649,5 648,6 647,6 647,5 647,4 646,4 646,3 645,3 645,1 644,3 643,4 643,5 643,7 642,6 641,4 641,3 640,2 640,0 640,1 639,1 638,3 638,4 638,5 637,6 637,5 636,5 636,4 635,2 634,2 634,1 633,1 633,2 632,4 632,6 632,5 631,5 631,4 630,4 629,4 629,3 629,1 628,0 628,1 627,2 627,3 626,5 625,6 625,5 625,4 624,4 624,3 623,1 622,1 622,4 621,6 620,7 620,6 619,6 619,5 618,3 618,2 617,2 616,3 616,4 616,6 615,7 615,8 614,7 614,6 613,4 612,4 611,3 611,4 610,6 609,8 609,6 608,5 607,5 607,4 607,3 606,2 606,3 605,3 605,4 604,5 604,6 603,6 602,5 602,4 602,3 601,3 601,2 600,1 600,0 600,3 599,5 598,6 598,7 598,8 597,7 597,6 596,6 596,4 595,3 595,4 594,6 593,6 593,8 593,9 592,9 592,7 591,6 591,5 591,4 590,4 589,3 588,4 588,6 588,8 587,7 587,5 586,6 585,4 584,3 583,3 583,4 582,6 582,8 581,7 580,7 580,6 580,5 579,4 579,3 578,2 577,4 577,6 577,7 576,7 575,8 575,7 575,6 574,4 573,3 573,2 573,1 572,3 571,4 571,5 571,6 570,8 570,6 569,5 569,4 568,4 568,3 568,2 567,2 566,3 566,4 566,5 565,6 564,6 564,5 563,5 562,3 561,3 560,4 560,6 559,6 559,7 558,6 557,5 557,4 556,3 556,1 555,3 555,4 555,7 554,7 553,8 552,6 552,4 551,4 551,3 550,3 550,4 549,6 548,7 548,8 547,6 547,4 546,5 546,4 545,3 544,3 544,4 543,6 543,8 542,7 541,8 541,7 541,6 540,5 539,5 539,4 538,6 538,8 537,10 536,9 536,8 535,6 534,6 534,5 534,3 533,4 533,6 532,8 532,9 531,9 530,10 530,8 529,7 529,6 528,5 528,4 528,6 527,7 527,8 527,9 526,10 525,10 525,9 525,8 523,8 523,5 523,6 522,6 521,7 521,8 520,10 519,9 519,8 518,8 518,6 518,5 517,5 516,6 516,8 515,10 514,10 514,9 513,8 512,7 512,5 511,4 511,5 510,6 510,9 509,10 509,9 509,10 508,8 507,6 507,5 507,6 506,5 505,6 505,7 505,8 504,10 503,10 503,9 502,8 501,8 501,7 501,6 500,5 500,6 500,8 499,8 498,9 498,10 497,10 496,8 496,6 495,6 494,6 493,8 493,10 492,12 492,11 492,10 491,10 491,8 490,8 489,6 489,5 489,6 488,8 488,10 487,11 487,12 486,12 485,10 485,8 484,8 484,6 483,7 483,8 482,10 482,11 482,12 481,11 480,10 479,9 479,8 478,6 478,7 477,7 476,10 476,11 476,12 475,12 474,12 474,10 473,9 473,8 472,8 471,8 471,12 471,14 470,14 470,12 469,12 469,11 469,10 468,9 467,8 467,6 467,7 466,8 466,9 466,12 465,12 464,12 463,10 462,9 462,8 461,8 461,9 460,10 460,11 460,13 458,13 458,12 457,11 457,10 456,8 456,7 456,8 455,9 455,10 454,11 453,13 453,12 452,12 451,11 451,10 451,8 450,9 449,9 449,11 448,14 448,15 447,13 447,14 446,14 446,11 446,10 445,10 444,10 444,12 443,13 443,15 442,15 442,14 441,14 440,12 439,12 438,14 438,16 437,17 437,16 436,15 435,15 435,14 434,14 434,12 433,12 433,13 433,14 432,14 431,15 431,17 431,18 430,18 430,16 429,15 429,14 428,13 427,15 426,16 426,18 426,19 425,18 425,17 424,17 424,16 423,15 422,15 422,17 421,19 421,22 421,23 420,24 420,25 419,24 419,22 419,21 418,22 417,21 417,19 416,21 416,22 415,24 415,25 415,26 414,26 413,26 413,25 413,26 412,25 412,23 412,22 411,22 411,23 410,25 410,26 410,27 409,30 408,30 408,28 407,27 407,26 406,24 406,22 405,23 404,24 404,27 404,30 403,29 403,28 402,28 402,26 401,25 401,24 401,25 400,25 399,26 399,28 399,29 398,30 398,31 397,30 397,31 397,29 396,28 395,28 395,27 394,26 394,28 394,29 393,30 392,31 391,30 390,31 390,29 390,28 389,28 389,27 388,29 388,30 387,32 386,33 385,31 384,29 383,28 383,30 383,31 382,33 381,35 381,36 381,35 380,35 380,34 379,32 379,30 378,30 377,30 377,31 376,33 376,34 376,35 375,35 375,34 374,32 374,31 373,31 372,30 372,29 372,31 371,33 371,34 370,36 370,37 369,37 368,37 368,36 367,35 367,33 366,33 366,34 365,35 365,38 365,39 364,40 363,38 363,39 363,38 362,37 362,35 361,34 361,33 361,35 360,36 360,39 360,41 359,40 358,40 358,39 357,39 357,37 356,35 356,36 355,37 354,38 354,40 354,41 353,42 353,41 352,41 352,39 351,39 351,37 350,37 349,38 349,39 349,41 348,41 347,42 346,41 345,40 345,38 345,39 344,38 344,40 343,40 343,41 343,44 342,46 342,45 342,44 341,44 340,44 340,43 340,40 339,39 339,40 338,41 338,42 338,44 337,44 336,46 336,45 335,44 335,42 334,40 334,41 333,41 333,43 332,46 331,48 330,47 330,46 329,46 328,44 327,44 327,45 327,47 326,47 326,48 325,49 325,48 324,48 324,45 324,46 323,46 322,45 322,43 322,44 321,44 321,47 320,48 320,50 319,49 318,48 318,47 317,47 317,45 316,44 316,47 316,49 315,50 315,51 315,53 314,53 313,53 313,50 313,49 312,48 311,47 310,49 309,50 309,51 309,52 308,52 308,50 307,50 306,49 306,48 305,51 304,51 304,54 304,55 303,56 303,57 302,56 301,55 300,54 300,53 300,52 299,53 299,55 299,57 298,58 298,61 297,59 297,58 296,58 295,57 295,55 295,52 294,54 294,56 293,58 293,60 292,62 291,63 291,61 291,60 290,59 290,58 289,58 289,57 288,58 288,60 288,62 287,64 286,63 286,62 285,62 285,61 284,62 284,60 284,59 283,58 282,60 282,62 282,63 281,63 281,65 281,66 280,66 280,65 279,63 279,62 278,61 277,61 277,62 276,66 276,69 275,69 275,68 274,68 273,67 273,65 273,64 272,63 272,64 272,66 271,68 270,71 270,73 269,71 268,69 268,67 268,69 267,69 266,67 266,69 266,71 265,75 264,75 264,76 264,75 263,75 262,75 262,74 262,73 261,72 261,73 261,75 260,75 259,76 259,78 259,80 258,80 257,78 256,78 255,75 255,74 254,78 254,82 254,84 253,84 253,83 252,82 252,84 252,82 251,81 250,79 250,78 250,79 249,82 249,84 248,85 248,86 248,88 247,88 246,85 246,84 245,84 245,83 244,82 244,84 243,86 243,89 243,90 242,91 241,89 241,90 241,89 240,90 240,88 239,87 239,86 239,87 238,88 237,91 237,92 236,94 236,95 235,94 235,92 234,92 234,91 234,88 233,88 232,90 232,92 232,94 231,97 231,96 230,97 230,96 229,94 228,92 228,90 228,91 227,92 227,94 227,96 226,97 226,100 225,101 225,100 225,101 224,99 223,98 223,97 222,97 222,98 221,98 221,100 221,102 220,103 219,104 218,102 218,100 217,101 217,100 216,101 215,103 214,107 214,109 214,110 213,109 213,107 212,106 212,107 212,105 211,105 210,104 210,105 210,107 209,110 209,112 209,114 208,114 207,113 207,110 207,109 206,108 205,109 205,110 204,111 204,115 203,116 203,118 203,116 202,116 202,114 202,116 201,115 200,115 200,114 200,113 199,115 199,119 198,120 198,122 198,123 197,122 196,122 196,123 196,122 195,121 195,119 194,119 194,120 193,121 193,125 193,128 192,128 191,128 191,127 191,128 190,127 189,125 189,123 189,122 188,127 187,130 187,134 187,135 186,136 185,137 185,135 184,133 184,132 184,133 183,134 182,136 182,139 182,141 181,143 181,145 180,143 179,143 178,142 178,141 177,143 177,145 176,147 176,149 176,151 175,151 175,154 174,155 173,154 173,153 172,154 171,157 171,158 171,161 170,164 169,166 169,168 168,167 168,168 167,168 167,166 166,167 166,171 166,173 165,177 164,177 164,181 164,182 163,183 163,182 162,182 162,181 162,184 161,185 160,188 160,189 160,192 159,195 159,200 158,200 158,202 157,202 157,204 157,205 156,206 155,207 155,208 155,211 154,215 154,216 153,219 153,222 153,224 152,225 151,227 151,229 150,230 150,231 149,233 149,234 149,236 148,242 148,245 148,249 147,250 146,251 146,252 146,255 145,256 145,257 144,258 144,259 144,263 143,267 142,270 142,275 142,277 141,279 141,282 140,282 140,284 140,286 139,287 139,289 139,292 138,293 137,298 137,300 137,304 136,306 136,307 135,308 135,311 135,314 134,316 133,318 133,320 133,323 132,327 132,330 132,333 131,336 131,338 130,341 130,343 130,345 129,347 128,349 128,351 128,352 127,354 127,357 126,360 126,363 126,366 125,369 124,372 124,375 124,377 123,379 123,380 122,381 122,383 122,386 121,390 121,393 121,397 120,400 119,403 119,406 119,408 118,410 118,412 117,414 117,417 117,419 116,422 115,426 115,429 115,433 114,436 114,439 114,442 113,445 113,447 112,450 112,453 112,455 111,458 110,461 110,465 110,469 109,472 109,474 108,479 108,483 108,486 107,489 106,492 106,494 106,497 105,499 105,503 105,507 104,512 104,516 103,521 103,524 103,528 102,530 101,535 101,538 101,541 100,545 100,549 99,553 99,557 99,561 98,566 97,572 97,577 97,582 96,585 96,588 95,591 95,596 95,600 94,604 94,609 94,613 93,618 92,623 92,628 92,632 91,637 91,641 90,645 90,649 90,653 89,657 88,661 88,666 88,671 87,676 87,681 87,688 86,693 86,697 85,701 85,706 85,710 84,715 83,719 83,724 83,729 82,735 82,741 81,747 81,752 81,757 80,762 79,766 79,770 79,774 78,778 78,782 78,786 77,791 77,796 76,801 76,807 76,812 75,818 74,822 74,826 74,830 73,835 73,839 72,844 72,849 72,853 71,860 70,866 70,873 70,880 69,885 69,891 69,896 68,902 68,908 67,914 67,920 67,925 66,932 65,938 65,945 65,953 64,959 64,966 63,973 63,980 63,987 62,993 61,1000 61,1007 61,1015 60,1023 60,1033 60,1041 59,1051 59,1060 58,1069 58,1078 58,1087 57,1097 56,1107 56,1117 56,1127 55,1137 55,1149 54,1161 54,1174 54,1187 53,1201 53,1216 53,1230 52,1245 51,1261 51,1278 51,1296 50,1315 50,1336 49,1358 49,1383 49,1410 48,1439 47,1473 47,1509 47,1549 46,1593 46,1643 45,1702 45,1771 45,1856 44,1959 44,2100 44,2370 43,2446 42,2456 42,2462 42,2468 41,2483 41,2501 40,2526 40,2558 40,2563 39,2476 38,2466 38,2480 38,2491 37,2503 37,2517 36,2535 36,2555 36,2570 35,2512 35,2488 35,2496 34,2507 33,2522 33,2533 33,2545 32,2539 32,2521 31,2525 31,2531 31,2538 30,2543 29,2550 29,2561 29,2573 28,2592 28,2612 27,2616 27,2579 27,2553 26,2552 26,2553 26,2556 25,2562 24,2568 24,2577 23,2580 22,2580 22,2581 22,2580 21,2580 20,2586 20,2593 20,2595 19,2599 19,2601 18,2600 18,2602 18,2605 17,2609 17,2613 16,2616 15,2622 15,2629 15,2633 14,2636 14,2641 13,2636 13,2635 13,2634 12,2636 11,2642 11,2646 11,2655 10,2655 10,2651 9,2652 9,2655 9,2652 8,2652 8,2656 8,2666 7,2677 6,2679 6,2692 6,2709 5,2685 5,2670 4,2676 4,2683 4,2692 3,2695 2,2699 2,2715 2,2733 1,2723 1,2672 0,2674 0,2678 0,2770 0,2768 1,2767 1,2781 2,2782 2,2772 2,2767 3,2766 4,2765 4,2762 4,2760 5,2757 5,2761 6,2767 6,2763 6,2760 7,2759 8,2756 8,2754 8,2753 9,2752 9,2751 10,2750 11,2749 11,2746 11,2744 12,2742 13,2741 13,2740 13,2739 14,2737 14,2734 15,2732 15,2729 16,2728 17,2725 17,2724 17,2723 18,2722 18,2721 19,2721 19,2720 20,2719 20,2718 20,2715 21,2714 22,2713 22,2712 22,2711 23,2710 23,2708 24,2706 24,2705 24,2702 25,2699 26,2696 26,2694 26,2691 27,2688 27,2692 27,2699 28,2697 28,2690 29,2685 29,2679 29,2675 30,2672 31,2669 31,2665 31,2661 32,2658 32,2659 33,2657 33,2652 33,2647 34,2640 35,2634 35,2629 36,2642 36,2632 36,2624 37,2617 37,2611 38,2606 38,2600 38,2593 39,2592 40,2614 40,2604 40,2591 41,2582 41,2575 42,2569 42,2564 42,2559 43,2553 44,2495 44,2577 44,2613 45,2640 45,2663 45,2681 46,2696 46,2707 47,2717 47,2719 47,2722 48,2722 49,2720 49,2717 49,2713 50,2712 50,2710 51,2710 51,2707 52,2704 53,2701 53,2698 53,2692 54,2682 54,2671 54,2662 55,2654 55,2645 56,2641 56,2636 56,2632 57,2627 58,2620 58,2612 58,2604 59,2595 59,2586 60,2573 60,2563 60,2548 61,2539 61,2532 61,2527 62,2518 63,2510 63,2503 63,2492 64,2483 64,2471 65,2458 65,2442 65,2428 66,2416 67,2404 67,2393 67,2383 68,2376 68,2365 69,2351 69,2340 69,2329 70,2317 70,2302 70,2283 71,2266 72,2250 72,2239 72,2229 73,2220 73,2211 74,2194 74,2184 74,2174 75,2164 76,2146 76,2129 76,2112 77,2093 77,2077 78,2063 78,2052 78,2039 79,2027 79,2015 79,2001 80,1988 81,1973 81,1957 81,1939 82,1921 82,1902 83,1884 83,1871 83,1859 84,1844 85,1830 85,1816 85,1802 86,1791 86,1778 87,1762 87,1740 87,1722 88,1705 88,1689 88,1674 89,1661 90,1650 90,1636 90,1623 91,1611 91,1600 92,1586 92,1571 92,1555 93,1536 94,1517 94,1502 94,1490 95,1478 95,1467 95,1455 96,1442 96,1432 97,1419 97,1406 97,1390 98,1373 99,1355 99,1342 99,1328 100,1316 100,1302 101,1293 101,1285 101,1275 102,1263 103,1254 103,1244 103,1228 104,1212 104,1198 105,1185 105,1171 105,1161 106,1151 106,1140 106,1131 107,1121 108,1113 108,1105 108,1093 109,1081 109,1067 110,1054 110,1041 110,1028 111,1017 112,1007 112,998 112,992 113,985 113,978 114,968 114,960 114,950 115,938 115,924 115,913 116,903 117,892 117,885 117,880 118,875 118,867 119,862 119,855 119,847 120,838 121,826 121,816 121,806 122,796 122,788 122,781 123,777 123,772 124,767 124,760 124,752 125,745 126,738 126,730 126,720 127,709 127,700 128,692 128,688 128,683 129,679 130,675 130,669 130,664 131,659 131,653 132,643 132,634 132,625 133,615 133,609 133,603 134,600 135,598 135,594 135,590 136,585 136,580 137,575 137,566 137,557 138,546 139,536 139,532 139,530 140,528 140,523 140,520 141,516 141,513 142,508 142,505 142,498 143,488 144,481 144,477 144,472 145,469 146,466 146,463 146,461 147,457 148,454 148,452 148,445 149,440 149,432 149,426 150,424 150,423 151,421 151,418 151,415 152,415 153,413 153,412 153,408 154,403 154,395 155,391 155,386 155,384 156,383 157,381 157,382 158,381 158,379 158,378 159,375 159,370 160,364 160,359 160,356 161,356 162,355 162,356 162,354 163,353 164,353 164,351 164,348 165,341 166,339 166,336 166,334 167,332 167,331 168,332 169,332 169,331 170,330 171,328 171,324 171,320 172,319 172,317 173,317 174,318 175,320 175,321 176,317 176,314 176,311 177,308 177,305 178,304 178,302 178,305 179,306 180,308 181,305 182,302 182,300 182,296 183,295 184,295 184,296 184,298 185,298 185,299 186,299 186,298 187,296 187,294 187,293 188,290 189,290 189,287 190,289 190,290 191,290 191,288 192,289 193,289 193,288 193,285 194,282 194,278 194,279 195,279 195,281 196,282 196,284 197,286 198,286 198,284 198,283 199,279 199,277 200,274 200,273 200,274 201,277 202,278 202,280 202,278 203,278 203,279 203,278 204,275 204,271 205,266 205,267 206,269 207,270 207,271 207,269 208,271 208,273 209,274 209,271 209,268 210,267 210,266 210,264 211,263 212,265 212,266 212,267 213,267 214,268 214,270 214,269 215,268 216,263 216,261 216,259 217,260 217,261 218,261 218,260 218,263 219,265 219,267 220,266 221,261 221,259 221,257 222,256 223,256 223,259 223,262 224,263 225,263 225,265 226,263 226,261 227,258 227,256 228,256 228,259 228,258 229,259 230,260 230,262 230,263 231,262 231,259 232,258 232,257 232,256 233,254 234,254 234,253 234,256 235,256 235,258 236,259 236,261 237,261 237,260 237,256 238,255 239,254 239,252 239,253 240,254 240,256 241,259 241,260 241,262 242,261 243,259 243,258 243,256 244,252 244,250 245,248 245,250 245,253 246,256 246,257 246,258 247,257 248,259 248,258 248,256 249,254 249,251 250,250 250,251 250,253 251,254 252,257 252,258 253,258 254,258 254,255 255,254 255,250 256,252 257,254 257,255 258,254 258,257 259,259 259,257 260,255 261,250 262,252 262,253 262,254 263,257 263,259 264,261 264,260 264,261 265,258 266,255 266,252 266,250 267,250 267,254 268,255 268,258 268,257 269,258 270,259 270,261 270,259 271,256 271,251 272,251 272,250 272,252 273,252 273,255 273,254 274,256 275,257 275,259 275,260 276,259 276,258 277,256 277,255 277,252 278,254 279,254 279,255 279,256 280,258 280,260 281,263 282,259 282,256 282,254 283,253 284,253 284,252 285,256 285,259 286,261 286,263 287,260 288,259 288,257 288,256 289,254 289,253 289,256 290,259 290,260 291,261 291,264 291,265 292,265 293,263 293,260 293,259 294,258 294,256 295,257 295,258 296,261 297,263 298,261 298,262 299,262 299,261 299,258 300,257 300,254 300,257 301,258 302,261 302,262 302,263 303,265 303,267 304,267 304,264 304,263 305,260 306,258 306,256 306,258 307,260 307,263 308,265 308,267 309,267 309,266 310,262 311,258 311,254 311,256 312,259 312,263 313,263 313,266 313,265 314,268 315,268 315,265 316,262 316,261 317,261 317,262 318,265 318,267 319,268 320,268 320,270 320,271 321,269 321,267 322,263 322,261 322,262 323,265 324,265 324,266 324,265 325,268 325,271 325,273 326,273 326,270 327,265 327,264 327,262 328,263 329,265 329,266 329,268 330,271 330,274 331,275 331,277 331,276 332,271 333,268 333,265 334,267 334,270 335,270 335,271 336,275 336,277 337,275 338,270 338,268 339,268 339,267 340,269 340,273 341,274 342,277 342,278 343,277 343,275 344,271 345,270 345,273 346,275 347,277 347,280 348,282 348,280 349,277 349,275 349,274 350,270 351,269 351,268 351,273 352,277 352,279 352,280 353,282 353,280 354,281 354,279 354,277 355,275 356,271 356,273 356,276 357,278 357,280 358,283 358,284 359,284 360,283 360,282 360,281 361,278 361,276 362,277 362,280 363,282 363,283 363,282 364,282 365,284 365,286 365,284 366,281 366,279 367,275 367,277 367,278 368,282 368,283 368,284 369,286 370,288 370,289 370,288 371,287 371,284 372,280 372,278 373,281 374,284 374,286 374,288 375,287 375,288 376,290 376,291 376,288 377,283 377,278 378,281 379,284 379,285 379,287 380,287 380,289 381,290 381,293 381,292 382,289 383,287 383,286 383,285 384,284 384,287 385,289 385,290 386,291 386,294 386,296 387,295 388,293 388,289 388,287 389,286 389,287 390,288 390,287 391,291 392,294 392,296 393,296 393,293 394,291 394,288 395,288 395,289 395,291 396,295 397,296 397,298 397,300 398,301 398,298 399,296 399,293 399,292 400,292 401,291 401,293 402,295 402,297 403,299 403,300 404,296 404,295 405,294 406,292 406,293 406,292 407,295 407,297 408,300 408,301 408,302 409,303 410,304 410,302 410,298 411,297 411,296 412,295 412,297 413,300 413,304 414,306 415,305 415,304 415,303 416,301 416,298 417,295 417,293 417,295 418,299 419,302 419,304 419,305 420,304 420,307 421,305 421,304 421,302 422,298 422,297 422,299 423,301 424,302 424,305 424,307 425,307 426,308 426,309 426,308 427,305 428,302 428,299 429,302 429,305 430,305 431,308 431,311 432,308 433,305 433,302 433,301 434,300 434,304 435,305 435,306 435,309 436,311 437,313 437,314 438,312 438,307 439,304 439,302 439,304 440,307 440,308 440,310 441,311 442,311 442,314 442,315 443,314 443,310 444,305 445,306 446,307 446,309 446,310 447,313 448,316 448,317 448,315 449,313 449,311 450,309 451,309 451,311 451,312 452,313 452,314 453,317 453,320 454,320 455,316 455,313 455,312 456,311 456,310 457,310 457,313 458,316 458,319 458,320 459,322 460,319 460,318 460,314 461,313 461,312 462,311 462,313 462,317 463,319 464,320 464,323 464,324 465,323 465,322 466,319 466,318 466,316 467,314 467,315 468,316 469,320 469,322 469,323 470,322 470,321 471,322 471,320 472,316 473,316 473,314 473,317 474,318 474,322 475,323 475,324 475,325 476,328 476,327 476,325 477,323 478,321 478,318 478,316 479,318 479,322 480,325 480,326 480,327 481,327 482,328 482,329 482,327 483,323 483,319 483,316 484,317 484,321 485,324 485,325 485,327 486,327 487,330 487,331 488,328 488,325 489,322 489,323 490,324 491,327 491,329 492,330 492,331 492,333 493,334 493,332 494,329 494,325 494,323 495,324 496,327 496,328 497,327 497,331 498,334 498,336 498,334 499,332 500,329 500,327 500,325 501,326 501,328 501,329 502,331 502,334 503,336 503,337 503,339 504,339 505,334 505,331 505,329 506,329 507,331 507,332 507,333 508,335 509,338 509,339 510,337 510,333 510,331 511,331 512,329 512,332 513,336 514,336 514,339 514,340 515,341 515,340 516,340 516,338 516,335 517,334 518,334 518,335 519,336 519,340 519,343 520,343 520,344 521,342 521,340 521,338 522,336 523,334 523,332 524,336 524,339 525,341 525,342 525,345 526,344 527,345 527,341 527,340 528,338 528,334 528,335 529,339 529,341 530,343 530,345 530,347 531,346 532,346 532,345 533,343 533,340 534,338 534,337 534,338 535,341 536,345 537,345 537,347 537,348 538,347 538,343 539,341 539,338 539,340 540,340 541,344 541,346 542,348 542,350 543,352 543,350 544,347 544,343 544,341 545,341 546,344 546,347 546,349 547,350 548,352 548,354 549,351 550,346 550,342 550,341 551,344 551,346 552,347 552,350 553,352 553,353 553,356 554,354 555,352 555,349 556,347 557,350 557,351 558,352 559,354 559,356 559,359 560,357 560,355 561,351 561,349 561,348 562,348 562,349 563,350 564,352 564,356 564,358 565,358 565,359 566,355 566,354 566,350 568,350 568,353 569,356 569,358 570,359 570,362 570,363 571,360 571,357 571,354 572,353 573,353 573,352 573,354 574,355 574,357 575,359 575,361 575,362 576,361 577,359 577,358 577,357 578,356 578,353 579,354 579,357 580,358 580,361 580,363 581,363 582,365 582,363 583,360 583,359 584,357 584,356 585,358 586,362 586,365 587,366 588,366 588,365 588,363 589,359 589,356 589,354 590,357 591,361 591,364 591,365 592,366 593,368 593,367 593,366 594,363 595,360 595,359 595,361 596,363 596,364 596,367 597,369 597,368 598,369 598,370 599,369 600,366 600,363 600,361 601,361 601,363 602,366 603,366 604,369 604,372 605,369 605,367 606,363 606,362 607,365 607,366 607,367 608,369 609,372 609,374 609,375 610,375 610,374 611,368 611,366 611,364 612,366 613,368 613,369 613,371 614,372 614,373 615,375 615,377 615,375 616,371 616,366 616,365 617,366 618,367 618,368 618,370 619,370 619,374 620,374 620,377 621,376 622,374 622,373 622,370 623,368 623,370 623,372 624,372 624,373 625,374 625,377 625,380 626,380 627,379 627,376 627,374 628,372 628,371 629,370 630,373 631,377 631,379 632,381 632,379 633,374 634,372 634,370 634,373 635,376 636,379 636,380 636,382 637,384 637,383 638,381 638,379 638,378 639,377 640,374 640,375 641,377 641,380 641,382 642,383 642,382 643,381 643,382 644,379 645,376 645,375 645,374 646,377 647,381 647,383 648,385 649,388 649,387 649,384 650,383 650,381 650,377 651,376 651,377 652,381 652,384 652,385 653,386 654,386 654,388 655,386 655,383 656,378 656,375 656,376 657,380 658,383 658,386 659,386 659,388 660,390 660,387 661,383 661,381 662,381 663,383 663,386 663,388 664,387 664,388 665,388 665,391 665,392 666,389 667,386 667,383 667,381 668,382 668,384 668,385 669,385 669,384 670,388 670,391 670,393 671,391 672,390 672,386 672,384 673,382 673,383 674,384 674,386 674,388 675,391 676,393 676,394 676,396 677,395 677,392 677,388 678,385 679,386 679,387 679,388 680,390 681,392 681,393 681,395 682,395 682,392 683,388 683,387 684,386 685,385 685,388 686,392 686,395 687,396 688,396 688,395 688,393 689,390 690,390 691,391 691,392 692,395 692,398 693,399 694,397 694,395 694,393 695,392 695,390 695,387 696,387 696,390 697,394 697,397 698,399 699,398 699,399 699,397 700,395 700,393 701,390 701,393 702,396 703,397 703,400 703,401 704,401 704,400 705,400 705,398 706,395 706,393 706,392 707,394 708,397 708,399 708,400 709,399 710,401 710,402 710,401 711,397 712,396 712,393 712,394 713,395 713,399 713,401 714,401 714,402 715,406 715,407 715,406 716,405 717,402 717,397 717,395 718,395 718,398 719,401 719,402 719,403 720,404 720,405 720,407 721,406 722,404 722,399 722,395 723,394 723,397 724,399 724,400 724,402 725,402 726,405 726,408 727,408 727,404 728,402 728,401 728,400 729,399 729,402 729,404 730,404 731,405 731,406 731,409 732,410 732,409 733,407 733,402 733,401 734,401 735,401 736,402 736,404 737,408 737,409 738,410 738,406 738,405 739,402 740,402 741,405 741,408 742,410 742,411 742,413 743,414 744,411 744,409 744,406 745,405 745,404 746,404 746,405 746,406 747,408 747,411 747,413 748,413 749,411 749,409 749,408 750,408 750,406 751,404 752,408 753,409 753,411 753,413 754,413 754,414 755,415 755,414 755,411 756,409 756,408 756,406 757,408 758,409 758,412 758,415 759,415 759,417 760,417 760,415 761,413 762,409 762,406 762,404 763,407 763,411 764,413 764,414 764,416 765,416 765,418 765,417 766,416 767,413 767,409 767,408 768,410 768,412 769,414 769,417 769,418 770,417 771,418 771,419 772,418 772,415 773,413 773,409 773,410 774,413 774,415 774,416 775,415 776,415 776,417 776,420 777,420 777,418 778,415 778,411 779,411 780,414 780,416 780,417 781,418 781,421 782,423 782,424 783,421 783,417 783,414 784,412 785,413 785,416 785,417 786,418 786,420 787,421 787,423 787,424 788,423 789,418 789,415 789,413 790,414 790,415 791,418 792,421 792,422 792,425 793,426 794,424 794,422 794,420 795,418 795,417 796,418 796,420 796,419 797,420 798,422 798,425 798,427 799,427 799,426 799,423 800,421 800,419 801,418 801,417 802,417 803,420 803,423 803,426 804,426 804,427 805,426 805,425 805,420 806,420 807,418 807,420 808,423 808,426 809,429 809,430 810,429 810,428 810,426 811,424 812,423 812,421 813,421 813,423 814,426 814,428 814,429 815,427 816,427 817,426 817,422 818,420 818,423 819,424 819,427 819,429 820,429 821,431 821,433 822,431 822,429 823,427 823,424 823,422 824,423 825,427 825,430 825,431 826,432 826,433 827,434 827,431 828,428 828,424 828,420 829,421 830,425 830,428 830,429 831,431 832,434 832,433 832,435 833,433 834,429 834,426 835,427 835,428 835,431 836,433 836,432 837,433 837,434 837,437 838,438 839,435 839,431 839,428 840,427 840,428 841,430 841,431 842,431 843,433 843,436 843,438 844,436 844,435 844,431 845,430 845,428 846,429 846,431 847,434 848,436 848,438 848,440 849,442 849,441 850,437 850,433 850,430 851,431 852,433 852,435 853,435 853,437 853,439 854,441 855,438 855,435 855,433 856,433 857,432 857,431 857,434 858,434 858,437 859,437 859,440 859,442 860,441 861,441 861,438 862,435 862,436 863,435 863,436 864,437 864,441 864,443 865,444 866,445 866,443 866,441 867,440 867,437 868,435 868,433 869,436 870,440 870,442 870,443 871,445 872,442 872,440 873,438 873,436 874,439 875,442 875,445 876,447 876,446 877,446 877,445 877,444 878,443 879,440 879,438 879,437 880,438 880,442 880,444 881,444 881,443 882,443 882,445 882,447 883,445 884,442 884,440 884,438 885,439 886,443 886,445 887,447 888,449 888,451 888,450 889,449 889,447 889,442 890,440 890,439 891,442 891,445 891,446 892,447 893,448 893,449 893,451 894,451 894,448 895,443 895,439 895,440 896,442 896,444 897,447 898,447 898,451 898,450 899,453 899,452 900,449 900,447 900,446 901,445 902,444 902,447 902,449 903,449 904,451 904,454 904,455 905,454 905,452 905,449 906,446 907,446 907,447 908,446 909,449 909,453 909,454 911,454 911,452 911,450 912,447 913,447 913,449 914,453 914,455 914,456 915,458 916,458 916,456 916,453 917,450 917,449 918,449 918,448 918,449 919,451 920,453 920,455 920,456 921,457 921,455 922,453 922,452 923,451 923,448 923,449 924,450 925,453 925,454 925,456 926,458 927,459 927,460 927,458 928,456 929,454 929,453 929,451 930,452 930,453 931,456 931,459 931,460 932,461 932,460 933,459 934,456 934,453 934,449 935,448 935,451 936,455 936,458 937,460 938,460 938,462 938,460 939,460 939,458 940,454 940,453 940,454 941,456 941,458 941,460 942,462 943,462 944,463 944,462 945,459 945,456 945,454 946,454 947,457 947,459 947,460 948,459 948,462 949,464 950,462 950,460 950,456 951,456 952,455 952,458 952,460 953,461 953,463 954,465 954,467 955,468 956,466 956,462 956,459 957,456 957,458 957,461 958,462 958,463 959,463 959,465 959,467 960,468 961,467 961,462 961,458 962,458 963,459 963,460 963,463 964,463 965,466 965,467 965,469 966,471 966,469 966,467 967,467 967,465 968,463 968,465 969,465 970,467 970,468 970,471 971,473 972,472 972,469 972,467 973,465 974,464 974,463 975,463 975,466 975,469 976,471 977,473 977,471 978,467 979,466 979,464 979,463 980,465 980,469 981,471 981,472 981,474 982,476 983,474 983,473 983,471 984,470 984,469 984,467 985,465 985,466 986,469 986,471 986,472 987,473 988,472 988,471 988,472 989,472 989,471 990,467 990,465 991,469 992,469 992,472 992,474 993,474 993,475 993,478 994,478 994,476 995,474 995,472 995,469 996,469 997,469 997,472 997,475 998,476 998,477 999,477 999,478 999,479 1000,477 1001,474 1001,469 1001,466 1002,467 1002,471 1002,473 1003,473 1003,476 1004,476 1004,478 1005,479 1006,478 1006,473 1006,471 1007,472 1008,473 1008,476 1008,478 1009,478 1010,478 1010,479 1010,481 1011,482 1011,479 1011,476 1012,472 1013,472 1013,474 1013,476 1014,475 1015,475 1015,478 1015,481 1016,482 1016,481 1017,480 1017,476 1017,474 1018,472 1019,474 1019,475 1019,476 1020,478 1020,481 1020,482 1021,483 1021,485 1022,485 1022,481 1022,478 1023,476 1024,476 1025,478 1025,479 1026,481 1026,483 1026,484 1027,485 1028,481 1028,478 1028,476 1029,476 1029,474 1030,477 1030,478 1031,480 1031,481 1031,483 1032,485 1033,485 1033,484 1034,482 1034,480 1035,480 1035,479 1036,480 1037,481 1037,485 1037,487 1038,487 1038,486 1039,484 1039,483 1040,481 1040,478 1040,475 1041,476 1042,479 1042,483 1042,485 1043,485 1043,487 1044,487 1044,485 1045,483 1046,481 1046,479 1047,482 1047,484 1047,485 1048,488 1048,489 1049,489 1049,488 1050,487 1051,486 1051,483 1051,481 1052,480 1052,481 1053,485 1053,487 1054,485 1054,488 1055,489 1056,488 1056,484 1056,483 1057,481 1058,481 1058,485 1058,487 1059,487 1060,489 1060,491 1060,492 1061,491 1061,490 1062,489 1062,484 1062,482 1063,481 1063,485 1063,487 1064,488 1065,489 1065,491 1066,492 1067,489 1067,485 1067,481 1068,481 1069,483 1069,485 1069,486 1070,489 1071,492 1071,491 1071,494 1072,493 1072,490 1072,488 1073,487 1074,486 1074,485 1074,487 1075,490 1075,489 1076,490 1076,494 1077,496 1078,494 1078,492 1078,488 1079,487 1079,486 1080,486 1080,487 1081,487 1081,489 1081,492 1082,494 1083,494 1083,492 1084,490 1084,487 1085,487 1086,489 1087,493 1087,494 1087,496 1088,498 1088,499 1089,496 1089,494 1089,490 1090,490 1090,489 1091,490 1092,490 1092,493 1092,496 1093,496 1093,497 1094,495 1094,493 1094,492 1095,492 1096,491 1096,489 1097,489 1097,492 1098,493 1098,497 1098,498 1099,498 1099,499 1100,499 1101,496 1101,494 1101,493 1102,491 1102,492 1103,493 1103,496 1103,498 1104,499 1105,499 1106,499 1106,496 1107,493 1107,489 1107,487 1108,490 1108,494 1108,496 1109,497 1110,499 1110,498 1110,501 1111,499 1112,497 1112,493 1112,492 1113,493 1114,496 1114,497 1114,499 1115,501 1115,499 1116,500 1116,501 1116,502 1117,501 1117,498 1117,496 1118,493 1119,493 1119,496 1119,498 1120,498 1120,497 1121,497 1121,499 1121,503 1122,503 1123,499 1123,498 1123,494 1124,494 1124,492 1124,496 1125,498 1126,499 1126,503 1126,504 1127,505 1128,505 1128,504 1128,499 1129,496 1129,494 1130,496 1130,499 1131,501 1132,501 1132,503 1132,505 1133,506 1133,505 1133,500 1134,496 1134,495 1135,496 1136,499 1137,499 1137,502 1138,505 1138,506 1139,504 1139,503 1139,501 1140,499 1141,498 1141,499 1141,501 1142,501 1142,503 1143,506 1143,508 1144,508 1144,507 1144,505 1145,502 1146,501 1146,499 1147,498 1147,499 1148,501 1148,505 1148,507 1149,507 1150,508 1150,507 1150,506 1151,502 1151,501 1151,500 1152,499 1152,500 1153,503 1153,506 1153,507 1154,508 1155,510 1155,508 1155,507 1156,505 1156,504 1157,503 1157,501 1157,500 1158,501 1159,503 1159,506 1159,507 1160,508 1160,506 1160,505 1161,507 1162,505 1162,502 1162,501 1163,499 1164,503 1164,507 1165,508 1166,509 1166,512 1167,510 1168,508 1168,507 1168,503 1169,503 1169,507 1170,510 1171,511 1171,512 1172,513 1173,511 1173,508 1173,504 1174,501 1174,502 1175,506 1175,508 1176,510 1177,510 1177,512 1178,513 1178,511 1178,507 1179,505 1180,506 1180,507 1180,510 1181,511 1182,510 1182,511 1183,514 1184,512 1184,509 1184,506 1185,505 1186,505 1186,507 1186,508 1187,507 1187,510 1188,514 1189,513 1189,512 1189,508 1190,507 1191,505 1191,506 1191,507 1192,508 1192,510 1193,513 1193,515 1193,516 1194,517 1195,517 1195,513 1195,510 1196,508 1196,509 1197,510 1197,511 1198,512 1198,514 1198,516 1199,517 1200,517 1200,514 1200,512 1201,510 1202,510 1202,508 1202,510 1203,512 1203,514 1204,516 1205,517 1206,516 1206,514 1207,512 1207,511 1208,510 1209,511 1209,512 1209,515 1210,517 1211,517 1211,515 1212,514 1212,512 1212,510 1213,507 1214,507 1214,510 1214,514 1215,516 1216,517 1216,518 1217,516 1218,514 1218,512 1218,510 1219,510 1219,513 1220,515 1220,516 1220,519 1221,520 1221,519 1222,518 1223,518 1223,516 1223,513 1224,511 1224,510 1225,512 1225,515 1225,517 1226,517 1227,516 1227,519 1228,520 1228,519 1229,516 1229,514 1229,512 1230,513 1230,514 1230,517 1231,519 1232,518 1232,520 1232,522 1233,523 1234,522 1234,519 1234,515 1235,513 1236,512 1236,516 1236,518 1237,519 1237,520 1238,520 1238,522 1238,523 1239,523 1239,521 1239,516 1240,512 1241,512 1241,514 1241,516 1242,516 1242,519 1243,519 1243,521 1244,524 1245,524 1245,520 1245,518 1246,517 1246,516 1247,516 1247,518 1247,520 1248,519 1248,521 1249,523 1250,525 1250,524 1250,521 1251,519 1251,517 1252,517 1253,517 1254,517 1254,519 1254,523 1255,524 1256,524 1256,522 1256,521 1257,517 1257,518 1258,517 1259,519 1259,522 1259,524 1260,525 1260,526 1261,528 1261,525 1261,522 1262,519 1263,519 1263,518 1263,517 1264,518 1264,519 1265,521 1265,524 1265,526 1266,526 1266,524 1266,523 1267,523 1268,522 1268,521 1268,519 1269,519 1270,522 1270,523 1270,525 1271,526 1272,526 1272,528 1273,527 1273,524 1274,523 1274,522 1274,519 1275,520 1275,521 1275,524 1276,526 1277,526 1277,527 1277,528 1278,528 1278,527 1279,524 1279,522 1279,518 1280,516 1281,519 1281,523 1281,526 1282,526 1282,528 1283,528 1283,530 1283,528 1284,528 1284,525 1284,521 1285,521 1286,522 1286,523 1286,524 1287,527 1287,529 1288,528 1288,527 1288,528 1289,530 1290,528 1290,526 1290,523 1291,521 1292,524 1292,526 1293,525 1293,528 1294,531 1295,531 1295,528 1295,526 1296,523 1297,522 1297,524 1297,526 1298,526 1299,528 1299,530 1299,532 1300,533 1300,531 1301,526 1301,523 1302,522 1302,523 1302,526 1303,526 1304,527 1304,528 1304,530 1305,532 1306,532 1306,528 1306,524 1307,523 1308,524 1309,527 1309,530 1310,530 1310,532 1311,533 1311,532 1311,530 1312,529 1313,528 1313,526 1313,527 1314,528 1315,529 1315,530 1315,532 1316,534 1317,534 1317,533 1317,531 1318,529 1318,528 1318,527 1319,526 1319,524 1320,525 1320,528 1320,531 1321,533 1322,533 1322,535 1322,534 1323,533 1323,529 1324,528 1324,525 1325,527 1326,530 1326,532 1326,533 1327,535 1327,536 1327,535 1328,533 1328,532 1329,532 1329,530 1329,527 1330,526 1331,528 1331,530 1331,533 1332,534 1332,535 1333,533 1333,534 1334,534 1335,533 1335,530 1336,528 1336,531 1336,532 1337,534 1337,536 1338,535 1338,537 1338,539 1339,538 1340,537 1340,535 1340,533 1341,529 1341,528 1342,529 1342,532 1342,535 1343,535 1344,535 1344,536 1344,537 1345,538 1345,536 1345,533 1346,528 1346,526 1347,528 1347,532 1347,534 1348,535 1349,537 1349,539 1350,539 1350,541 1351,539 1351,535 1351,533 1352,533 1353,533 1353,534 1353,537 1354,539 1354,538 1354,537 1355,538 1355,541 1356,541 1356,538 1356,535 1357,532 1358,531 1358,532 1358,533 1359,535 1359,533 1360,533 1360,536 1360,539 1361,541 1361,539 1362,535 1363,534 1363,532 1363,533 1364,534 1364,535 1365,536 1365,539 1365,541 1366,541 1367,543 1367,542 1367,539 1368,535 1368,533 1369,533 1369,534 1370,535 1370,537 1370,539 1371,541 1372,542 1372,539 1373,536 1373,535 1374,535 1374,533 1375,535 1376,535 1376,538 1377,541 1377,542 1378,541 1379,539 1379,537 1379,536 1380,536 1381,535 1381,536 1381,537 1382,541 1382,543 1383,543 1383,542 1384,541 1385,540 1385,538 1385,537 1386,534 1387,537 1387,541 1387,543 1388,543 1388,545 1388,544 1389,545 1390,542 1390,541 1390,539 1391,537 1392,539 1392,541 1392,542 1393,544 1394,545 1394,544 1395,542 1396,541 1396,538 1396,537 1397,535 1397,537 1397,541 1398,542 1399,543 1399,541 1400,544 1400,545 1401,544 1401,541 1401,540 1402,538 1403,539 1403,542 1404,543 1405,544 1405,546 1405,548 1406,547 1406,546 1406,544 1407,539 1408,537 1408,535 1408,539 1409,541 1409,542 1410,543 1410,544 1410,546 1411,548 1412,548 1412,546 1412,541 1413,538 1414,540 1414,542 1415,545 1415,546 1415,548 1416,548 1417,550 1417,546 1418,544 1418,543 1419,542 1419,544 1420,545 1421,544 1421,545 1422,547 1422,548 1423,548 1423,545 1423,542 1424,541 1425,541 1426,541 1426,544 1427,547 1427,549 1428,549 1428,550 1428,547 1429,546 1430,544 1431,543 1431,545 1431,548 1432,550 1433,552 1433,550 1434,548 1435,544 1435,543 1436,542 1437,543 1437,546 1437,548 1438,549 1439,549 1439,547 1439,546 1440,546 1440,545 1441,544 1441,542 1442,543 1442,546 1443,549 1444,551 1444,550 1445,551 1446,548 1446,547 1446,546 1447,544 1448,544 1448,546 1448,549 1449,551 1451,551 1451,549 1451,546 1452,542 1453,541 1453,543 1453,547 1454,550 1455,551 1455,553 1456,551 1457,551 1457,549 1457,546 1458,544 1458,546 1459,548 1459,551 1460,552 1460,551 1460,552 1461,552 1462,553 1462,552 1462,550 1463,547 1463,545 1464,546 1464,548 1464,550 1465,550 1466,549 1466,551 1467,554 1468,551 1468,550 1468,547 1469,547 1469,546 1469,548 1470,550 1471,550 1471,551 1471,554 1472,555 1472,556 1473,556 1473,555 1473,551 1474,548 1475,546 1475,548 1475,550 1476,551 1476,553 1477,554 1477,556 1478,557 1478,555 1478,551 1479,548 1480,547 1480,548 1481,548 1481,551 1482,551 1482,554 1482,553 1483,556 1484,557 1484,555 1484,554 1485,553 1485,551 1485,550 1486,551 1486,553 1487,551 1487,553 1488,555 1489,557 1489,556 1490,554 1490,553 1491,551 1491,550 1492,548 1493,548 1493,551 1493,555 1494,556 1494,558 1495,557 1495,555 1496,552 1496,551 1497,550 1498,551 1498,554 1498,556 1499,557 1499,559 1500,560 1500,559 1500,558 1501,555 1502,555 1502,553 1502,551 1503,550 1503,551 1503,553 1504,555 1504,557 1505,557 1505,555 1506,556 1507,556 1507,555 1507,551 1508,551 1508,550 1509,553 1509,556 1510,558 1511,557 1511,558 1511,560 1512,560 1512,559 1512,556 1513,555 1513,551 1514,550 1514,551 1514,554 1515,556 1516,557 1517,559 1518,558 1518,555 1518,550 1519,548 1519,550 1519,553 1520,555 1521,556 1521,559 1522,560 1523,561 1523,560 1523,556 1524,554 1525,554 1525,555 1526,558 1526,559 1527,559 1528,562 1529,562 1529,560 1529,557 1530,555 1530,554 1530,555 1531,557 1532,556 1532,559 1533,561 1534,562 1534,560 1535,557 1535,555 1536,553 1536,554 1536,556 1537,555 1537,557 1537,560 1538,561 1539,562 1539,564 1540,560 1540,557 1541,555 1541,556 1542,557 1543,557 1543,559 1543,560 1544,562 1544,563 1545,563 1545,560 1545,557 1546,557 1546,556 1547,554 1548,557 1548,559 1549,560 1549,562 1550,564 1550,563 1551,563 1552,561 1552,559 1553,559 1553,557 1554,558 1554,559 1554,562 1555,564 1556,563 1557,561 1557,560 1557,558 1558,557 1558,553 1559,553 1559,557 1559,560 1560,562 1561,562 1561,564 1562,564 1562,562 1563,561 1563,559 1563,556 1564,556 1564,559 1564,560 1565,562 1566,564 1566,566 1566,564 1567,564 1567,563 1568,564 1568,562 1568,559 1569,557 1570,556 1570,558 1570,561 1571,562 1571,563 1572,562 1572,564 1573,566 1573,565 1573,562 1574,560 1575,559 1575,560 1576,562 1576,564 1577,564 1577,566 1577,567 1578,569 1579,568 1579,567 1579,564 1580,560 1580,559 1581,557 1581,560 1581,562 1582,562 1582,563 1582,564 1583,565 1584,566 1584,564 1585,559 1585,556 1586,556 1586,558 1586,560 1587,561 1588,564 1588,566 1589,566 1589,569 1590,568 1590,566 1590,564 1591,563 1591,562 1592,564 1593,566 1594,567 1594,569 1595,571 1595,569 1595,568 1596,564 1597,563 1598,563 1598,562 1599,563 1599,565 1599,568 1600,569 1601,567 1602,566 1602,562 1603,563 1603,562 1604,564 1604,567 1604,568 1605,569 1606,571 1606,572 1606,570 1607,568 1607,566 1608,565 1608,564 1609,564 1609,565 1609,567 1610,569 1611,571 1611,569 1612,568 1612,567 1613,567 1613,565 1613,562 1614,562 1615,563 1615,566 1616,568 1616,569 1617,569 1617,570 1618,569 1618,567 1618,566 1619,565 1620,563 1620,564 1621,568 1621,570 1622,570 1622,571 1623,571 1624,570 1624,568 1624,566 1625,562 1625,560 1626,563 1626,567 1626,569 1627,568 1627,570 1627,571 1628,572 1629,571 1629,569 1630,564 1631,564 1631,567 1631,568 1632,570 1633,571 1633,570 1634,571 1634,570 1635,568 1635,565 1636,563 1636,564 1636,566 1637,568 1638,569 1638,568 1639,570 1639,573 1640,573 1640,571 1640,569 1641,566 1642,566 1642,568 1643,569 1643,571 1644,573 1644,575 1645,575 1645,573 1646,569 1647,566 1647,564 1647,566 1648,568 1649,569 1649,571 1650,573 1651,574 1651,573 1651,569 1652,566 1652,565 1652,566 1653,566 1654,569 1654,570 1654,572 1655,572 1656,574 1656,575 1656,573 1657,572 1657,570 1658,569 1658,568 1659,569 1660,569 1661,572 1661,573 1662,572 1662,571 1663,569 1663,568 1663,567 1664,566 1665,565 1665,568 1666,571 1666,573 1667,573 1667,575 1667,574 1668,573 1669,570 1669,569 1670,567 1670,568 1670,571 1671,573 1671,574 1672,575 1672,577 1672,575 1673,573 1674,571 1674,570 1675,568 1675,567 1676,568 1676,569 1676,572 1677,573 1678,574 1678,572 1678,573 1679,573 1679,574 1679,573 1680,569 1681,569 1681,571 1682,574 1683,575 1684,577 1684,578 1685,576 1685,575 1685,573 1686,569 1686,568 1686,569 1687,572 1688,574 1688,575 1689,575 1689,577 1690,577 1690,575 1690,573 1691,568 1692,566 1692,569 1693,572 1694,574 1694,575 1694,577 1695,576 1696,577 1696,576 1696,572 1697,570 1697,571 1698,572 1698,574 1699,575 1700,575 1701,578 1701,575 1702,573 1702,571 1703,569 1703,570 1703,572 1704,573 1705,571 1705,574 1706,577 1706,578 1706,577 1707,576 1707,573 1708,573 1708,570 1708,571 1709,573 1710,573 1710,575 1710,577 1711,578 1711,580 1712,581 1712,577 1713,574 1713,572 1713,573 1715,573 1715,574 1715,575 1716,575 1716,578 1717,578 1717,575 1718,573 1719,571 1720,570 1720,572 1721,573 1721,575 1722,578 1722,579 1722,578 1723,578 1724,578 1724,577 1724,575 1725,574 1726,573 1726,574 1726,575 1727,577 1728,578 1728,579 1728,578 1729,578 1729,577 1730,576 1730,574 1730,573 1731,570 1731,573 1732,577 1733,578 1733,580 1734,580 1734,581 1735,578 1735,577 1735,576 1736,573 1737,573 1737,575 1737,577 1738,579 1738,581 1739,582 1739,581 1740,580 1740,578 1741,576 1742,574 1742,573 1742,575 1743,578 1744,578 1744,577 1745,578 1746,579 1746,578 1746,575 1747,573 1747,572 1748,573 1748,576 1749,578 1749,577 1749,578 1750,580 1751,582 1751,580 1752,579 1752,575 1753,573 1753,576 1754,578 1755,578 1755,579 1756,580 1756,582 1757,582 1757,580 1757,575 1758,572 1758,571 1758,574 1759,576 1760,576 1760,578 1760,579 1761,580 1762,582 1762,583 1762,580 1763,578 1764,577 1764,576 1765,578 1765,579 1766,578 1766,579 1767,582 1767,583 1767,582 1768,580 1769,577 1769,576 1769,575 1770,576 1770,577 1771,575 1771,578 1772,581 1773,582 1774,580 1774,579 1775,576 1776,576 1776,577 1776,580 1777,582 1778,583 1778,585 1779,584 1779,581 1780,578 1781,577 1782,577 1782,578 1782,580 1783,582 1783,583 1784,582 1784,580 1785,579 1785,578 1786,575 1787,576 1787,577 1787,579 1788,579 1788,582 1789,583 1789,582 1789,583 1790,584 1791,583 1791,581 1791,580 1792,579 1792,577 1793,578 1793,582 1794,584 1796,584 1796,583 1796,581 1797,578 1797,575 1798,573 1798,575 1798,579 1799,581 1800,580 1800,582 1800,583 1801,584 1801,583 1802,581 1802,578 1803,577 1803,578 1803,580 1804,580 1805,582 1805,584 1806,584 1807,585 1807,582 1808,579 1809,578 1809,579 1809,581 1810,582 1810,584 1810,582 1811,582 1811,584 1812,587 1812,584 1813,583 1814,580 1814,579 1815,582 1815,583 1816,583 1816,584 1816,585 1817,587 1818,587 1818,585 1819,581 1819,578 1819,577 1820,578 1820,580 1821,580 1821,582 1821,583 1822,584 1823,586 1823,587 1823,586 1824,583 1824,580 1825,579 1825,580 1825,581 1826,581 1826,583 1826,584 1827,586 1828,586 1828,588 1828,589 1829,587 1829,586 1830,585 1830,583 1830,582 1831,582 1832,583 1832,582 1832,583 1833,584 1833,585 1834,587 1834,585 1835,584 1836,582 1836,580 1837,580 1837,578 1837,579 1838,582 1838,585 1839,587 1839,586 1839,587 1840,586 1841,586 1841,583 1842,582 1842,580 1843,582 1843,584 1843,586 1844,587 1845,589 1845,588 1846,587 1846,586 1846,585 1847,584 1847,582 1848,581 1848,583 1849,585 1850,587 1850,585 1851,585 1851,586 1852,587 1852,585 1852,582 1853,582 1853,584 1854,584 1855,587 1856,588 1856,590 1857,590 1857,589 1857,587 1858,585 1859,582 1859,581 1859,582 1860,584 1860,587 1861,587 1861,588 1862,589 1863,590 1863,589 1863,586 1864,582 1864,580 1865,584 1865,585 1866,586 1866,587 1866,588 1867,590 1868,589 1868,590 1868,589 1869,585 1869,584 1870,584 1870,585 1871,587 1872,589 1872,588 1872,589 1873,589 1873,591 1874,589 1874,586 1875,584 1875,583 1875,584 1876,585 1877,586 1877,585 1878,587 1878,590 1879,591 1879,589 1880,586 1880,585 1880,584 1881,584 1882,585 1882,587 1883,589 1883,591 1884,591 1884,593 1885,589 1886,587 1886,584 1886,585 1887,585 1888,586 1888,587 1888,589 1889,591 1889,592 1889,591 1890,589 1891,587 1891,585 1892,585 1892,584 1893,585 1893,586 1893,589 1894,589 1895,591 1895,592 1895,591 1896,591 1897,589 1897,587 1897,586 1898,586 1898,587 1899,588 1900,591 1900,593 1900,592 1901,593 1901,591 1902,591 1902,590 1902,588 1903,586 1904,584 1904,585 1905,589 1905,591 1906,591 1906,592 1907,593 1907,591 1907,590 1908,588 1909,586 1909,589 1910,591 1910,593 1911,594 1911,595 1911,594 1912,594 1913,594 1913,593 1914,590 1914,588 1915,587 1915,589 1915,591 1916,593 1916,592 1917,591 1918,593 1918,594 1919,591 1919,590 1920,588 1920,589 1921,591 1922,592 1922,593 1923,594 1923,596 1924,595 1924,593 1925,589 1925,587 1925,586 1926,589 1927,591 1927,592 1928,593 1928,594 1929,595 1929,593 1930,588 1931,585 1931,587 1932,589 1933,591 1933,594 1934,593 1934,595 1935,593 1936,590 1936,589 1937,589 1937,591 1938,592 1939,593 1940,596 1940,597 1940,596 1941,594 1941,592 1941,591 1942,590 1943,591 1943,589 1943,590 1944,592 1945,594 1945,596 1946,596 1946,594 1947,593 1947,589 1947,590 1948,590 1949,589 1949,591 1949,593 1950,594 1950,596 1950,597 1951,598 1951,596 1952,593 1952,591 1953,591 1954,589 1954,591 1955,593 1955,594 1956,596 1956,594 1957,593 1958,593 1958,591 1959,589 1959,590 1960,593 1961,596 1962,598 1963,598 1963,596 1964,594 1965,591 1965,592 1965,593 1966,596 1967,598 1968,598 1969,595 1969,593 1970,589 1970,588 1970,590 1971,593 1972,594 1972,596 1973,596 1973,598 1974,596 1974,594 1975,591 1976,591 1976,592 1976,593 1977,594 1977,596 1977,598 1978,597 1979,598 1979,599 1979,598 1980,595 1981,593 1981,591 1982,593 1982,594 1983,596 1983,594 1984,596 1985,598 1985,596 1986,595 1986,593 1987,591 1987,594 1988,596 1989,599 1990,600 1990,601 1991,600 1991,596 1992,593 1992,592 1992,593 1993,594 1993,596 1994,596 1995,598 1995,600 1996,599 1996,596 1997,593 1997,592 1997,593 1998,594 1999,593 1999,595 1999,596 2000,598 2001,600 2001,601 2001,599 2002,597 2003,596 2003,595 2003,594 2004,595 2004,596 2004,595 2005,596 2006,599 2006,600 2007,600 2008,598 2008,596 2009,595 2009,594 2010,593 2010,594 2010,596 2011,599 2012,601 2012,600 2012,602 2013,602 2013,600 2013,598 2014,597 2014,596 2015,594 2015,596 2015,598 2016,600 2017,601 2017,603 2018,602 2019,600 2019,599 2019,598 2020,596 2020,595 2020,596 2021,598 2022,600 2022,601 2022,602 2023,600 2023,599 2024,600 2024,599 2025,596 2026,594 2026,595 2027,596 2027,598 2028,600 2028,599 2028,600 2029,602 2030,602 2030,600 2030,598 2031,597 2031,594 2031,593 2032,594 2032,597 2033,599 2033,600 2034,601 2035,602 2035,601 2036,598 2036,594 2037,592 2037,593 2037,597 2038,598 2039,599 2039,601 2039,602 2040,603 2040,604 2041,603 2041,599 2042,598 2043,599 2044,600 2044,602 2045,602 2046,604 2046,605 2046,602 2047,600 2047,597 2048,598 2049,598 2049,600 2049,598 2050,598 2050,600 2051,603 2051,604 2051,602 2052,602 2053,599 2053,598 2053,596 2054,598 2055,598 2055,600 2055,602 2056,603 2056,604 2056,605 2057,605 2058,602 2058,599 2058,597 2059,598 2060,599 2060,600 2061,602 2062,603 2062,604 2062,605 2063,602 2063,599 2064,598 2065,596 2065,599 2066,602 2067,602 2067,604 2067,605 2068,604 2069,603 2069,602 2069,600 2070,600 2071,600 2071,599 2071,600 2072,600 2072,603 2073,605 2073,604 2074,604 2074,603 2074,602 2075,600 2076,599 2076,596 2077,599 2077,602 2078,603 2078,604 2079,605 2080,605 2080,602 2081,600 2081,598 2082,598 2082,600 2082,602 2083,603 2083,604 2083,606 2084,605 2085,605 2085,604 2085,605 2086,603 2086,601 2087,599 2087,600 2088,603 2089,604 2089,605 2089,603 2090,603 2090,605 2091,607 2091,606 2091,603 2092,602 2092,601 2092,602 2093,602 2094,604 2094,605 2095,606 2095,608 2096,609 2096,607 2097,606 2098,603 2098,601 2098,600 2099,602 2099,604 2100,604 2100,605 2101,606 2101,607 2102,605 2103,600 2103,598 2104,599 2104,601 2105,602 2105,603 2105,605 2106,606 2107,606 2107,609 2108,605 2108,604 2109,603 2110,605 2110,606 2110,605 2111,606 2112,607 2112,609 2112,611 2113,609 2113,607 2114,605 2114,603 2115,603 2116,603 2117,605 2117,607 2117,609 2118,609 2119,607 2119,606 2119,603 2120,603 2121,603 2121,604 2122,606 2122,608 2123,609 2123,610 2123,611 2124,609 2125,607 2125,603 2126,603 2126,601 2126,602 2127,603 2127,605 2128,607 2128,608 2129,606 2130,605 2131,603 2131,602 2132,602 2132,603 2132,605 2133,605 2134,608 2134,609 2134,608 2135,609 2136,607 2136,605 2137,604 2137,602 2137,603 2138,603 2139,607 2139,609 2140,609 2141,609 2141,607 2142,605 2143,602 2143,601 2143,603 2144,605 2144,608 2145,610 2146,611 2146,610 2146,611 2147,609 2148,605 2148,604 2148,605 2149,607 2149,608 2150,610 2150,611 2150,610 2151,610 2152,611 2153,608 2153,606 2153,604 2154,605 2154,607 2155,607 2155,609 2155,607 2156,607 2157,609 2157,612 2158,609 2158,608 2159,606 2159,605 2160,607 2161,608 2161,609 2162,611 2162,612 2162,613 2163,614 2163,612 2164,609 2164,606 2164,605 2165,606 2166,608 2166,609 2167,610 2167,611 2168,613 2168,614 2168,613 2169,609 2170,606 2170,605 2170,606 2171,607 2171,609 2172,609 2172,612 2173,612 2173,614 2174,612 2175,612 2175,611 2175,609 2176,608 2176,609 2177,609 2177,610 2178,611 2179,613 2179,614 2180,613 2180,611 2180,609 2181,609 2181,608 2182,607 2182,606 2182,607 2183,609 2184,611 2184,613 2185,614 2185,613 2186,612 2186,610 2186,609 2187,609 2187,607 2187,608 2188,610 2189,612 2189,613 2189,614 2190,616 2190,614 2191,612 2191,611 2192,610 2193,608 2193,607 2193,608 2194,609 2194,612 2195,613 2195,612 2196,611 2197,612 2197,613 2197,612 2198,608 2198,607 2199,609 2199,610 2200,612 2200,614 2200,612 2201,614 2202,615 2202,616 2202,614 2203,613 2203,611 2204,609 2204,607 2204,609 2205,611 2205,613 2206,613 2207,614 2207,615 2207,616 2208,614 2208,612 2209,608 2209,606 2209,607 2210,609 2211,612 2211,613 2212,614 2212,615 2213,615 2213,616 2213,614 2214,611 2214,610 2214,609 2215,610 2216,611 2216,613 2216,614 2217,613 2217,614 2218,614 2218,616 2218,617 2219,614 2220,612 2220,610 2221,610 2221,611 2222,612 2222,611 2223,612 2223,615 2223,617 2224,616 2225,614 2225,612 2226,610 2226,611 2227,612 2227,613 2228,615 2229,616 2229,617 2229,618 2230,618 2230,615 2231,612 2231,611 2232,611 2232,612 2233,612 2234,614 2234,616 2234,617 2235,616 2235,614 2236,612 2236,611 2236,612 2237,611 2238,610 2238,611 2238,612 2239,614 2240,616 2240,618 2240,616 2241,616 2241,615 2242,613 2243,612 2244,612 2244,613 2245,616 2245,618 2246,618 2247,616 2247,615 2248,613 2248,612 2249,609 2249,612 2250,615 2250,616 2251,618 2252,618 2252,619 2252,616 2253,615 2253,614 2254,612 2254,613 2255,616 2256,617 2256,618 2256,620 2257,618 2258,618 2258,617 2259,614 2259,612 2260,613 2261,616 2261,617 2262,616 2262,615 2263,617 2263,619 2263,618 2264,615 2265,614 2265,612 2265,613 2266,613 2266,616 2267,617 2267,618 2268,620 2268,621 2268,620 2269,620 2270,618 2270,614 2270,612 2271,612 2271,614 2272,616 2272,617 2273,618 2274,619 2274,621 2274,620 2275,618 2275,614 2276,611 2276,612 2276,613 2277,615 2277,617 2278,617 2279,619 2279,621 2280,621 2280,618 2281,616 2281,615 2282,615 2283,616 2283,618 2283,617 2284,618 2285,620 2285,622 2285,621 2286,619 2286,616 2287,616 2288,615 2288,616 2288,614 2289,615 2289,617 2290,620 2290,621 2290,620 2291,621 2292,619 2292,618 2292,616 2293,616 2293,615 2294,616 2294,618 2295,620 2295,621 2295,623 2296,623 2297,621 2297,619 2297,617 2298,617 2298,616 2299,616 2299,617 2300,619 2301,620 2301,621 2302,620 2302,619 2302,618 2303,618 2303,617 2304,615 2304,616 2305,618 2306,618 2306,621 2307,621 2308,623 2308,621 2308,620 2309,618 2310,618 2310,616 2311,618 2311,620 2311,621 2312,621 2313,622 2313,621 2314,620 2315,618 2315,614 2315,613 2316,615 2316,619 2317,620 2317,621 2318,622 2319,623 2319,622 2320,620 2320,617 2320,616 2321,617 2321,618 2322,620 2322,622 2322,623 2323,622 2324,622 2324,623 2325,623 2325,621 2326,618 2326,616 2326,617 2327,619 2328,620 2328,621 2328,620 2329,620 2329,621 2329,623 2330,624 2330,621 2331,620 2331,618 2332,617 2333,619 2333,621 2334,621 2334,623 2335,625 2335,626 2335,625 2336,625 2337,621 2337,618 2337,617 2338,618 2338,620 2339,621 2340,623 2340,625 2341,624 2342,621 2342,618 2342,617 2343,618 2344,618 2344,620 2344,621 2345,623 2346,623 2346,625 2347,624 2347,622 2347,621 2348,620 2349,620 2349,621 2350,621 2351,621 2351,624 2351,625 2352,625 2352,624 2353,623 2353,621 2354,620 2354,619 2354,618 2355,618 2356,620 2356,623 2356,624 2357,623 2357,625 2358,625 2358,624 2358,621 2359,621 2360,620 2360,618 2360,619 2361,621 2361,623 2362,624 2362,625 2362,627 2363,625 2363,623 2364,623 2365,621 2365,620 2365,618 2366,620 2366,621 2367,623 2367,624 2367,625 2368,623 2369,623 2369,624 2370,623 2370,620 2371,620 2371,619 2371,621 2372,621 2372,623 2372,625 2373,625 2374,625 2374,627 2375,626 2375,625 2376,623 2376,620 2377,620 2378,623 2378,625 2379,625 2380,627 2380,626 2381,624 2381,620 2381,618 2382,619 2383,621 2383,623 2384,625 2385,627 2385,628 2386,627 2387,623 2387,622 2387,621 2388,622 2388,623 2389,625 2389,626 2389,625 2390,625 2390,626 2390,627 2391,628 2392,626 2392,623 2392,621 2393,621 2394,623 2395,622 2396,625 2396,627 2396,628 2397,627 2397,626 2398,624 2398,623 2398,621 2399,622 2399,623 2400,625 2401,627 2401,628 2401,629 2402,630 2403,627 2403,624 2403,622 2404,622 2405,623 2406,625 2406,626 2407,628 2407,629 2408,626 2408,624 2408,623 2409,623 2410,623 2410,621 2410,623 2411,624 2411,626 2412,626 2412,629 2413,629 2414,628 2414,627 2415,625 2415,624 2416,624 2416,623 2416,624 2417,625 2417,627 2417,629 2418,629 2419,629 2419,628 2419,627 2420,627 2420,625 2421,623 2421,621 2422,623 2423,626 2423,628 2424,629 2424,630 2425,630 2425,627 2426,626 2426,623 2427,625 2428,627 2428,628 2428,629 2429,630 2429,629 2430,629 2431,627 2432,625 2432,623 2433,624 2433,626 2434,627 2434,628 2434,627 2435,627 2435,629 2436,629 2437,627 2437,625 2437,624 2438,624 2439,627 2439,629 2439,628 2440,629 2441,630 2441,632 2442,631 2442,629 2443,626 2443,624 2444,626 2444,628 2445,629 2446,629 2446,630 2446,632 2447,632 2447,630 2448,625 2448,623 2449,624 2450,626 2450,628 2451,629 2451,630 2452,630 2452,632 2453,629 2453,627 2454,626 2455,626 2455,627 2455,629 2456,629 2457,629 2457,631 2457,633 2458,632 2459,629 2459,627 2460,627 2461,627 2461,626 2461,627 2462,628 2462,630 2462,632 2463,631 2464,632 2464,630 2464,629 2465,627 2466,627 2466,626 2466,628 2467,630 2468,631 2468,632 2468,634 2469,634 2469,632 2469,630 2470,628 2471,627 2471,626 2471,627 2472,628 2473,629 2473,631 2473,632 2474,632 2474,630 2475,630 2475,629 2476,628 2477,626 2477,627 2478,629 2478,632 2479,632 2480,632 2480,633 2480,632 2481,630 2482,630 2482,629 2482,627 2483,627 2483,629 2484,630 2484,632 2486,632 2486,633 2486,632 2487,631 2487,629 2487,625 2488,624 2488,627 2489,630 2489,632 2489,631 2490,633 2491,633 2491,635 2491,634 2492,633 2492,632 2493,629 2493,628 2493,629 2494,630 2495,632 2495,634 2496,634 2497,635 2497,634 2498,632 2498,629 2498,628 2499,629 2500,630 2500,632 2501,631 2501,630 2502,632 2502,635 2503,633 2504,632 2504,630 2505,629 2505,630 2505,632 2506,632 2507,634 2507,636 2508,636 2509,636 2509,632 2509,629 2510,629 2510,630 2511,631 2511,632 2512,633 2513,634 2513,636 2514,636 2514,632 2514,630 2515,629 2515,630 2516,630 2516,629 2516,632 2517,632 2518,634 2518,636 2519,637 2519,636 2520,634 2520,632 2521,632 2523,632 2523,634 2523,636 2524,637 2524,636 2525,636 2525,634 2525,633 2526,632 2527,631 2527,630 2527,629 2528,630 2528,632 2529,634 2529,636 2530,636 2530,635 2531,632 2532,632 2532,630 2533,630 2533,633 2534,634 2534,636 2534,637 2535,638 2536,637 2536,636 2536,634 2537,634 2537,633 2538,631 2538,630 2538,631 2539,633 2539,635 2539,636 2540,636 2541,635 2541,634 2541,635 2542,636 2542,635 2543,632 2543,631 2544,632 2545,633 2545,636 2546,636 2546,637 2547,638 2547,639 2547,638 2548,636 2548,634 2548,632 2549,631 2550,632 2550,634 2550,636 2551,636 2552,636 2552,638 2553,638 2554,635 2554,631 2554,629 2555,630 2555,633 2556,635 2556,636 2557,637 2557,638 2558,639 2559,638 2559,635 2559,633 2560,633 2560,634 2561,634 2561,636 2561,638 2562,637 2563,637 2563,639 2564,640 2564,638 2565,635 2565,633 2566,634 2566,635 2567,634 2568,634 2568,636 2568,638 2569,639 2569,638 2570,638 2570,636 2570,634 2571,633 2572,634 2572,635 2573,636 2573,638 2574,639 2574,640 2574,641 2575,641 2575,638 2575,636 2576,634 2577,634 2577,635 2577,634 2578,635 2578,636 2579,638 2579,639 2579,640 2580,640 2581,638 2581,636 2581,635 2582,635 2582,634 2583,634 2583,635 2583,636 2584,638 2584,640 2585,641 2586,640 2586,639 2587,638 2587,637 2588,636 2588,635 2589,636 2590,637 2590,639 2590,640 2591,640 2592,639 2592,638 2593,636 2593,635 2593,632 2594,633 2595,635 2595,638 2595,639 2596,639 2596,641 2597,641 2597,639 2598,639 2599,638 2599,635 2600,637 2600,638 2601,639 2601,641 2601,642 2602,641 2603,641 2604,639 2604,637 2604,636 2605,636 2605,637 2606,639 2606,640 2607,639 2608,639 2608,640 2608,641 2609,641 2609,638 2610,637 2610,636 2611,636 2611,639 2611,640 2613,640 2613,642 2613,643 2614,643 2614,642 2615,641 2615,638 2615,636 2616,635 2617,638 2617,639 2617,640 2618,640 2618,641 2619,643 2619,644 2619,643 2620,641 2620,638 2620,636 2621,636 2622,637 2622,638 2623,640 2624,643 2624,644 2625,643 2626,641 2626,639 2627,638 2627,639 2628,641 2628,640 2629,640 2629,641 2629,643 2630,644 2631,643 2631,641 2631,639 2632,638 2633,638 2633,639 2633,638 2634,638 2635,640 2635,643 2636,643 2636,642 2637,641 2637,638 2638,639 2638,638 2639,639 2640,641 2640,643 2640,644 2641,645 2641,646 2642,644 2642,642 2642,640 2643,639 2644,639 2644,638 2644,639 2645,640 2645,641 2645,643 2646,644 2647,643 2647,641 2648,641 2649,640 2649,638 2649,639 2650,639 2650,641 2651,641 2651,643 2651,645 2652,644 2653,645 2653,644 2654,643 2654,641 2655,639 2656,640 2656,643 2656,644 2658,644 2658,645 2659,644 2659,643 2660,641 2660,638 2660,636 2661,638 2662,641 2662,643 2663,645 2663,646 2664,645 2665,643 2665,640 2665,639 2666,639 2667,641 2667,643 2667,644 2668,645 2669,644 2669,645 2669,646 2670,645 2671,643 2671,641 2671,639 2672,639 2672,641 2672,643 2673,643 2673,642 2674,641 2674,644 2674,647 2675,647 2676,644 2676,643 2676,641 2677,641 2677,640 2678,643 2679,644 2680,646 2680,647 2680,648 2681,647 2681,643 2682,641 2682,640 2683,641 2683,643 2684,643 2685,644 2685,646 2685,647 2686,648 2686,647 2687,643 2687,641 2687,640 2688,641 2689,642 2689,641 2689,643 2690,644 2690,646 2691,647 2691,648 2692,647 2692,646 2692,645 2693,644 2694,643 2694,644 2695,644 2695,645 2696,645 2696,647 2696,648 2697,648 2697,647 2697,646 2698,645 2699,644 2699,643 2699,642 2700,641 2701,643 2701,646 2701,647 2702,647 2703,648 2703,647 2704,645 2704,644 2705,643 2705,642 2705,643 2706,645 2706,647 2706,648 2707,649 2708,650 2708,648 2709,647 2709,646 2710,645 2710,643 2710,642 2711,643 2712,645 2712,647 2713,648 2713,647 2714,647 2715,646 2715,643 2716,643 2717,644 2717,645 2717,647 2718,647 2719,648 2719,649 2719,650 2720,648 2721,647 2721,646 2721,643 2722,642 2722,643 2723,646 2723,647 2724,647 2724,648 2724,649 2725,650 2726,649 2726,647 2726,643 2727,641 2727,642 2728,645 2728,647 2729,648 2730,648 2730,650 2730,649 2731,650 2731,649 2732,647 2732,645 2733,645 2733,647 2733,648 2734,649 2735,648 2736,650 2736,651 2737,649 2737,647 2737,645 2738,645 2739,645 2739,646 2739,647 2740,646 2741,648 2741,650 2741,651 2742,650 2742,649 2742,647 2743,647 2744,645 2744,646 2744,647 2745,647 2746,649 2746,651 2746,652 2748,652 2749,652 2749,650 2749,647 2750,645 2750,646 2751,646 2751,647 2752,648 2752,649 2752,650 2753,651 2754,652 2754,649 2754,647 2755,647 2756,646 2756,645 2756,646 2757,647 2758,649 2758,651 2759,652 2759,651 2760,651 2760,649 2761,648 2762,647 2763,647 2763,648 2763,650 2764,652 2765,652 2765,651 2765,650 2766,650 2767,648 2767,647 2767,644 2768,645 2768,647 2769,649 2769,651 2769,650 2770,652 2770,653 2771,650 2772,650 2772,648 2772,647 2773,647 2773,648 2774,650 2774,651 2774,652 2775,653 2776,652 2777,652 2777,650 2777,648 2778,647 2778,646 2779,648 2779,650 2779,651 2780,651 2781,650 2781,651 2782,652 2783,649 2783,648 2783,647 2784,648 2785,648 2785,650 2785,651 2786,651 2786,652 2786,653 2787,655 2787,654 2788,654 2788,652 2788,648 2789,647 2790,647 2790,649 2790,650 2791,650 2792,652 2792,653 2792,655 2793,654 2794,652 2794,648 2794,647 2795,647 2795,648 2795,649 2796,650 2796,651 2797,652 2797,653 2798,655 2799,654 2799,652 2799,650 2800,650 2801,649 2801,651 2801,652 2802,652 2803,652 2803,654 2804,656 2804,654 2804,653 2805,650 2806,650 2807,649 2808,649 2808,651 2808,654 2809,655 2809,654 2810,654 2810,653 2810,652 2811,650 2812,650 2813,651 2813,652 2813,654 2814,655 2814,656 2815,657 2815,655 2815,653 2816,651 2817,651 2817,650 2818,650 2819,652 2819,654 2819,655 2820,655 2821,654 2821,652 2822,652 2822,651 2822,649 2823,650 2824,652 2824,654 2825,656 2826,655 2826,656 2827,656 2827,654 2828,653 2828,652 2828,650 2829,650 2830,651 2830,654 2830,655 2831,655 2831,656 2832,656 2833,654 2833,652 2833,648 2834,648 2835,650 2835,652 2835,654 2836,654 2836,655 2837,656 2837,657 2837,656 2838,656 2839,654 2839,652 2839,651 2840,651 2840,653 2840,654 2841,656 2841,657 2842,656 2843,657 2844,657 2844,654 2844,652 2845,650 2845,651 2846,653 2846,654 2846,655 2847,654 2848,654 2848,655 2848,657 2849,657 2849,655 2849,654 2850,653 2850,652 2851,651 2851,654 2851,655 2852,654 2853,656 2853,657 2853,658 2854,659 2855,658 2855,655 2855,652 2856,652 2857,652 2857,654 2858,655 2858,656 2858,657 2859,658 2859,659 2860,658 2860,655 2860,652 2861,652 2862,652 2862,653 2863,654 2863,655 2864,657 2864,658 2865,659 2866,657 2866,656 2867,655 2867,654 2868,656 2868,655 2869,656 2869,658 2870,659 2871,659 2871,658 2871,657 2872,656 2872,655 2873,654 2873,652 2874,652 2875,654 2875,657 2875,658 2876,657 2876,659 2877,658 2877,656 2878,655 2878,654 2878,653 2879,654 2880,656 2880,657 2880,658 2881,659 2881,660 2882,659 2882,657 2883,657 2883,656 2883,654 2884,653 2885,654 2885,656 2885,657 2886,658 2886,659 2887,657 2888,658 2889,657 2889,654 2890,654 2890,656 2891,656 2891,658 2891,659 2892,658 2892,659 2892,660 2893,661 2894,659 2894,658 2894,657 2895,654 2896,654 2896,657 2896,658 2898,658 2898,659 2898,660 2899,661 2899,659 2900,657 2900,654 2900,652 2901,653 2901,656 2901,657 2902,657 2903,659 2903,660 2904,660 2904,661 2905,660 2905,657 2905,656 2906,655 2907,656 2907,657 2907,659 2908,659 2909,659 2909,661 2910,662 2910,659 2910,657 2911,656 2912,656 2912,657 2913,658 2913,657 2914,657 2914,659 2914,661 2915,662 2916,660 2916,658 2917,657 2917,656 2918,656 2918,657 2919,658 2919,660 2919,661 2920,662 2921,663 2921,660 2922,657 2922,656 2923,657 2924,657 2925,659 2925,660 2925,661 2926,663 2927,660 2927,658 2927,657 2928,657 2928,656 2929,657 2930,658 2930,660 2931,661 2931,663 2932,662 2932,661 2933,660 2934,658 2935,657 2935,658 2935,659 2936,661 2936,663 2937,662 2937,661 2938,661 2939,660 2939,659 2939,657 2940,656 2941,657 2941,660 2941,662 2942,661 2943,663 2944,661 2944,659 2945,658 2945,657 2946,659 2946,661 2946,662 2947,663 2948,664 2948,663 2949,663 2950,662 2950,659 2950,657 2951,657 2952,659 2952,661 2952,662 2953,663 2953,661 2954,662 2954,663 2955,663 2955,661 2955,659 2956,658 2957,659 2957,661 2958,662 2959,663 2959,664 2959,665 2960,665 2961,664 2961,663 2961,659 2962,658 2962,657 2962,660 2963,662 2964,662 2964,663 2964,664 2965,665 2966,664 2966,663 2966,659 2967,657 2968,659 2968,661 2969,662 2970,663 2970,664 2971,666 2971,663 2972,661 2973,661 2973,662 2974,663 2975,663 2976,665 2976,666 2977,665 2977,663 2977,662 2978,661 2979,661 2980,660 2980,662 2981,664 2981,666 2982,664 2982,665 2982,664 2983,663 2984,661 2985,661 2986,663 2986,665 2986,666 2987,667 2988,668 2988,666 2988,664 2989,662 2989,661 2990,661 2990,660 2991,661 2991,663 2991,665 2992,666 2993,666 2993,664 2993,663 2994,663 2995,662 2995,660 2995,661 2996,661 2997,663 2997,665 2998,666 2998,665 2998,666 2999,666 3000,664 3000,663 3001,661 3002,661 3002,662 3002,664 3003,666 3004,666 3005,666 3006,664 3006,663 3006,659 3007,659 3007,661 3007,663 3008,665 3008,664 3009,666 3009,668 3010,666 3011,666 3011,665 3011,663 3012,662 3013,664 3013,666 3014,667 3015,666 3015,667 3016,668 3016,667 3016,664 3017,663 3017,662 3018,662 3018,663 3018,664 3019,665 3020,664 3020,666 3021,668 3022,666 3022,664 3022,663 3023,663 3023,662 3023,664 3024,665 3025,665 3025,666 3025,668 3026,669 3026,670 3027,670 3027,668 3027,665 3028,663 3029,662 3029,663 3029,664 3030,664 3030,665 3031,666 3031,667 3031,668 3032,669 3033,668 3033,665 3033,663 3034,663 3035,663 3035,665 3036,666 3036,667 3037,669 3038,670 3038,668 3038,667 3039,666 3039,664 3040,664 3040,666 3041,665 3042,665 3042,666 3042,668 3043,670 3043,668 3044,667 3044,666 3045,665 3045,664 3046,663 3047,663 3047,665 3047,667 3048,669 3048,668 3049,670 3049,669 3050,666 3050,665 3051,664 3052,664 3052,666 3052,668 3053,669 3053,670 3054,671 3054,670 3054,669 3055,668 3056,668 3056,666 3056,664 3057,664 3058,666 3058,668 3058,669 3059,669 3059,668 3060,668 3061,668 3061,665 3062,665 3062,664 3063,666 3063,668 3064,670 3065,669 3065,670 3066,671 3066,670 3067,669 3067,668 3067,665 3068,664 3068,667 3069,669 3070,669 3070,670 3071,670 3071,671 3072,670 3072,668 3072,664 3073,663 3074,664 3074,666 3074,668 3075,668 3075,669 3076,670 3076,671 3076,670 3077,672 3077,671 3077,668 3078,666 3079,666 3079,667 3079,668 3080,670 3080,671 3081,670 3082,672 3083,672 3083,670 3083,668 3084,666 3084,667 3085,668 3086,667 3086,668 3086,669 3087,671 3088,672 3088,671 3088,670 3089,668 3090,666 3090,667 3090,668 3091,668 3092,669 3092,671 3092,672 3093,673 3094,673 3094,671 3094,668 3095,666 3095,667 3095,668 3097,668 3097,669 3097,670 3098,672 3098,673 3099,673 3099,670 3099,668 3100,668 3101,668 3101,666 3102,668 3102,669 3103,671 3103,670 3103,672 3104,673 3104,672 3105,672 3106,671 3106,670 3106,669 3107,669 3107,668 3108,670 3108,672 3109,673 3110,673 3110,672 3111,672 3111,670 3112,668 3112,666 3113,666 3113,668 3113,670 3114,672 3115,672 3115,673 3116,674 3116,672 3117,672 3117,670 3117,668 3118,668 3119,670 3119,671 3119,672 3120,673 3120,675 3120,673 3121,673 3122,673 3122,672 3122,670 3123,668 3124,668 3124,670 3124,672 3125,672 3125,673 3126,672 3126,673 3127,674 3128,673 3128,671 3128,670 3129,670 3130,672 3130,673 3131,673 3131,674 3132,675 3133,676 3133,675 3133,673 3134,670 3134,669 3135,669 3135,671 3135,672 3136,673 3137,673 3137,675 3138,676 3138,675 3138,674 3139,670 3139,668 3140,668 3140,670 3140,671 3141,671 3142,673 3142,675 3143,675 3143,677 3144,676 3144,674 3144,672 3145,672 3146,672 3146,673 3147,674 3147,673 3148,673 3148,676 3149,677 3149,676 3149,674 3150,672 3151,672 3151,671 3152,672 3152,670 3153,671 3153,672 3153,675 3154,676 3155,675 3155,676 3155,675 3156,674 3156,672 3157,672 3158,672 3158,674 3158,675 3159,677 3160,677 3160,678 3160,676 3161,675 3161,673 3162,673 3162,672 3163,672 3164,672 3164,674 3164,676 3165,676 3165,677 3165,675 3166,674 3166,673 3167,673 3167,671 3168,672 3169,672 3169,673 3170,676 3170,677 3171,676 3171,677 3172,677 3173,675 3173,674 3173,673 3174,672 3174,673 3175,675 3175,677 3176,676 3176,677 3177,677 3178,677 3178,675 3178,673 3179,670 3180,671 3180,673 3180,675 3181,675 3182,677 3182,679 3183,677 3183,676 3184,673 3185,673 3185,674 3185,675 3186,677 3187,679 3187,677 3188,677 3188,679 3189,678 3189,675 3189,673 3190,672 3191,673 3191,674 3191,675 3192,676 3192,675 3193,676 3193,678 3194,679 3194,677 3194,675 3195,674 3196,673 3196,675 3197,676 3197,675 3198,676 3198,678 3198,679 3199,680 3199,679 3200,675 3201,673 3202,675 3203,676 3203,677 3204,679 3205,680 3205,679 3205,676 3206,673 3207,674 3208,675 3208,676 3208,678 3209,678 3210,680 3210,679 3211,678 3211,677 3212,676 3212,675 3213,677 3214,676 3214,677 3215,679 3215,681 3216,680 3216,679 3216,678 3217,677 3217,676 3217,675 3218,675 3219,673 3219,674 3219,675 3220,678 3220,679 3221,679 3221,680 3222,679 3223,677 3223,675 3224,674 3224,675 3225,677 3225,679 3225,680 3226,681 3226,682 3226,681 3227,680 3228,679 3228,678 3228,677 3229,676 3229,675 3230,675 3230,677 3230,679 3231,680 3232,681 3232,679 3233,679 3234,679 3234,676 3235,675 3235,677 3236,679 3237,681 3237,680 3237,681 3238,682 3239,681 3239,680 3239,679 3240,676 3241,676 3241,678 3242,680 3243,680 3243,681 3243,682 3244,682 3244,681 3244,679 3245,675 3246,674 3246,675 3246,677 3247,679 3248,680 3248,681 3248,682 3249,682 3250,682 3250,681 3250,679 3251,677 3251,678 3252,679 3252,681 3253,682 3253,681 3254,681 3255,683 3255,681 3256,679 3256,677 3257,677 3257,678 3257,679 3258,679 3259,679 3259,681 3260,682 3260,683 3261,682 3261,681 3261,680 3262,679 3262,677 3262,679 3263,679 3264,679 3264,680 3264,681 3265,683 3265,684 3266,684 3266,685 3266,682 3267,679 3268,678 3268,679 3269,678 3269,679 3270,680 3270,682 3270,683 3271,684 3271,681 3272,680 3273,679 3274,677 3274,679 3275,680 3275,681 3276,683 3277,684 3277,683 3278,682 3278,681 3279,680 3280,679 3280,680 3280,681 3281,682 3282,684 3282,683 3283,683 3283,682 3284,682 3284,681 3284,679 3285,677 3286,677 3286,679 3286,682 3287,683 3287,682 3287,684 3288,684 3288,685 3289,683 3289,682 3289,681 3290,679 3291,679 3291,681 3291,682 3292,684 3293,686 3293,685 3294,684 3295,684 3295,683 3295,681 3296,679 3296,681 3297,682 3297,683 3298,684 3298,682 3299,684 3300,685 3300,684 3300,682 3301,681 3302,681 3302,682 3303,684 3304,684 3304,686 3305,687 3305,686 3306,684 3306,682 3307,680 3307,682 3308,683 3309,683 3309,684 3310,685 3310,686 3311,686 3311,685 3311,681 3312,679 3313,679 3313,681 3313,682 3314,682 3314,684 3315,686 3315,685 3316,687 3316,684 3317,683 3318,682 3319,683 3319,684 3320,684 3321,687 3322,688 3322,686 3322,684 3323,683 3323,682 3324,682 3325,681 3325,682 3325,683 3326,686 3327,687 3327,686 3328,686 3328,684 3329,682 3329,683 3330,682 3331,683 3331,685 3331,686 3332,687 3332,688 3332,689 3333,687 3333,686 3334,684 3334,683 3335,682 3336,682 3336,683 3336,685 3337,687 3338,687 3338,686 3338,685 3339,684 3340,684 3340,682 3341,682 3341,683 3341,684 3342,685 3342,686 3343,688 3343,687 3343,688 3345,688 3345,686 3345,685 3346,684 3346,682 3347,683 3347,684 3347,686 3348,688 3348,687 3349,688 3350,688 3350,686 3351,684 3351,681 3352,681 3352,682 3352,684 3353,686 3354,686 3354,687 3354,688 3355,689 3355,688 3356,688 3356,686 3356,684 3357,683 3357,684 3358,686 3359,688 3360,688 3361,689 3361,688 3361,686 3362,684 3363,683 3363,684 3363,685 3364,686 3364,687 3365,686 3365,685 3365,686 3366,689 3366,690 3366,687 3367,686 3368,685 3368,684 3369,686 3370,686 3370,687 3370,689 3371,690 3372,691 3372,690 3373,686 3373,684 3374,684 3374,685 3374,686 3375,686 3375,688 3376,689 3377,690 3378,687 3378,684 3379,684 3379,685 3380,684 3381,687 3381,688 3381,689 3382,688 3382,690 3383,691 3383,689 3383,688 3384,688 3384,687 3384,686 3385,686 3386,687 3386,686 3386,687 3387,688 3387,690 3388,691 3388,690 3389,688 3390,688 3390,686 3391,685 3391,684 3392,686 3392,688 3393,690 3393,691 3394,690 3395,690 3395,688 3396,686 3396,685 3397,686 3397,688 3397,690 3398,690 3399,691 3399,692 3399,691 3400,690 3400,689 3401,689 3401,688 3401,686 3402,685 3402,686 3402,688 3403,690 3404,690 3404,691 3404,689 3405,689 3405,690 3406,690 3406,687 3408,687 3408,688 3409,690 3409,691 3410,691 3410,693 3411,693 3411,692 3411,691 3412,690 3413,688 3413,687 3413,688 3414,690 3414,691 3415,691 3416,693 3417,693 3417,691 3418,687 3418,686 3419,689 3419,690 3420,690 3420,691 3420,693 3421,693 3422,693 3422,694 3422,693 3423,690 3423,689 3424,688 3424,689 3424,690 3425,691 3426,693 3426,692 3427,693 3427,694 3428,695 3428,692 3428,690 3429,689 3430,690 3431,691 3431,690 3432,691 3432,693 3433,695 3433,693 3434,691 3435,691 3435,689 3435,690 3436,691 3437,691 3437,693 3437,695 3438,695 3438,696 3439,693 3440,691 3440,690 3441,690 3442,691 3442,693 3443,695 3444,695 3444,693 3445,691 3446,691 3446,690 3447,691 3447,692 3447,693 3448,693 3449,695 3449,696 3449,695 3450,695 3451,693 3451,692 3452,692 3453,691 3453,692 3453,693 3454,695 3455,695 3456,695 3456,693 3456,692 3457,691 3458,689 3458,691 3459,693 3459,695 3460,694 3460,696 3461,696 3462,695 3462,694 3462,693 3463,691 3463,690 3463,691 3464,693 3464,695 3465,696 3465,697 3465,695 3467,695 3467,694 3468,692 3468,691 3469,690 3469,692 3469,693 3470,695 3471,695 3471,693 3471,694 3472,695 3472,697 3472,696 3473,693 3474,692 3475,694 3476,695 3477,697 3477,698 3478,698 3478,697 3478,696 3479,693 3480,691 3480,693 3481,695 3482,695 3482,697 3483,698 3483,697 3484,693 3485,691 3485,692 3486,693 3487,695 3487,696 3487,697 3488,697 3489,699 3489,698 3489,696 3490,695 3490,693 3491,693 3491,695 3492,696 3492,695 3493,696 3494,698 3494,699 3494,698 3495,696 3495,695 3496,694 3496,693 3497,694 3498,693 3498,695 3499,697 3499,699 3499,698 3500,699 3500,697 3501,696 3501,694 3503,694 3503,695 3503,696 3504,698 3504,699 3505,700 3505,699 3506,697 3507,695 3508,694 3508,695 3509,697 3509,698 3510,699 3510,697 3511,697 3512,697 3512,696 3513,693 3513,695 3514,695 3514,697 3515,699 3516,699 3517,700 3517,699 3517,698 3518,697 3519,695 3519,696 3520,699 3521,699 3522,699 3522,700 3523,699 3523,698 3523,696 3524,693 3524,694 3525,697 3526,698 3526,699 3527,700 3527,701 3528,700 3528,699 3529,696 3530,695 3530,697 3531,698 3531,700 3532,700 3532,699 3533,700 3534,697 3535,695 3536,697 3537,698 3537,697 3538,699 3539,700 3539,701 3539,699 3540,699 3540,697 3541,697 3541,695 3541,697 3542,699 3543,700 3544,702 3545,701 3545,699 3546,697 3546,695 3546,697 3547,697 3548,698 3548,699 3549,700 3549,701 3550,702 3550,701 3550,698 3551,696 3551,697 3552,697 3553,696 3553,698 3553,699 3554,700 3555,702 3555,700 3556,700 3557,699 3557,698 3558,698 3558,699 3559,698 3559,699 3559,700 3560,701 3560,702 3561,701 3562,700 3562,699 3563,698 3563,697 3564,696 3564,697 3564,699 3565,700 3566,702 3566,701 3566,702 3567,702 3568,699 3568,698 3569,697 3569,699 3570,700 3571,702 3571,703 3572,702 3573,700 3573,699 3574,698 3575,697 3575,700 3576,701 3576,702 3577,702 3577,700 3578,701 3578,700 3579,698 3580,698 3580,699 3581,699 3581,701 3582,702 3583,704 3584,704 3584,703 3584,701 3585,700 3585,698 3585,697 3586,698 3586,700 3587,702 3587,701 3588,702 3589,704 3589,703 3590,700 3590,698 3591,697 3591,699 3592,701 3593,700 3593,702 3594,704 3594,703 3595,704 3595,703 3595,700 3596,699 3597,700 3598,702 3599,702 3599,703 3600,704 3600,705 3600,702 3601,700 3602,699 3602,700 3603,700 3603,701 3604,700 3604,702 3605,704 3605,705 3605,703 3606,703 3607,702 3607,701 3607,699 3608,700 3608,701 3609,701 3609,702 3609,703 3610,704 3611,705 3611,706 3612,704 3612,701 3612,700 3613,700 3614,700 3614,702 3615,704 3616,705 3616,706 3617,703 3617,702 3618,701 3618,700 3619,699 3620,701 3620,702 3620,704 3621,703 3621,705 3621,706 3622,705 3622,704 3623,704 3623,703 3623,702 3625,702 3625,700 3625,701 3626,702 3626,704 3627,705 3627,704 3629,704 3629,702 3630,701 3630,699 3631,701 3631,703 3632,704 3632,705 3633,706 3634,706 3634,704 3635,703 3635,701 3636,700 3636,702 3636,704 3637,705 3638,706 3639,706 3639,705 3639,706 3640,704 3640,702 3641,700 3641,702 3642,704 3643,704 3643,705 3643,704 3644,704 3644,705 3645,706 3645,703 3646,702 3647,702 3648,704 3648,705 3649,706 3650,708 3650,707 3651,706 3652,702 3652,701 3653,703 3653,704 3654,704 3654,705 3655,706 3656,708 3656,706 3657,702 3657,700 3658,702 3658,703 3659,703 3659,704 3659,706 3660,707 3661,706 3661,708 3662,706 3662,704 3663,703 3664,704 3665,706 3665,705 3666,706 3666,708 3667,707 3667,706 3668,704 3668,703 3669,703 3670,704 3670,702 3670,703 3671,704 3671,706 3672,708 3673,707 3674,706 3674,704 3675,704 3676,706 3676,707 3677,708 3677,709 3678,708 3679,706 3679,705 3680,704 3680,703 3681,704 3681,706 3682,708 3683,708 3683,709 3683,707 3684,706 3685,705 3685,703 3686,704 3686,706 3687,706 3688,708 3688,709 3688,708 3689,709 3690,709 3690,708 3690,706 3691,706 3691,704 3692,705 3693,707 3693,708 3694,708 3695,709 3695,708 3695,707 3696,706 3697,703 3697,702 3697,704 3698,706 3698,708 3699,707 3699,708 3699,709 3700,710 3700,709 3701,708 3702,706 3702,704 3703,706 3703,708 3704,709 3705,709 3706,709 3706,710 3706,709 3707,708 3707,705 3708,704 3708,705 3708,707 3709,708 3709,706 3710,707 3711,708 3711,710 3711,711 3712,708 3713,706 3713,705 3714,707 3715,708 3716,709 3716,711 3717,711 3718,708 3718,706 3718,705 3719,706 3720,707 3720,708 3721,708 3721,710 3722,711 3723,708 3724,706 3725,706 3726,707 3726,708 3726,709 3727,709 3727,711 3728,710 3729,709 3729,708 3730,708 3731,708 3732,709 3733,711 3733,712 3733,711 3734,711 3734,709 3735,709 3735,708 3735,707 3736,706 3736,705 3736,706 3737,708 3738,709 3738,711 3738,710 3739,711 3740,711 3740,708 3741,708 3742,706 3742,707 3742,708 3743,710 3743,711 3744,712 3744,713 3744,711 3745,711 3745,710 3746,709 3747,707 3747,706 3747,707 3748,709 3748,711 3749,711 3749,709 3750,710 3751,710 3751,711 3751,709 3752,707 3752,708 3752,707 3753,708 3754,711 3755,711 3756,713 3756,712 3757,711 3757,710 3758,708 3758,707 3758,708 3759,710 3760,711 3761,711 3761,713 3762,713 3762,712 3762,710 3763,707 3763,706 3764,708 3765,710 3765,709 3765,711 3766,712 3766,713 3767,713 3768,710 3769,708 3769,709 3770,709 3770,711 3770,712 3771,711 3771,712 3772,712 3772,714 3773,712 3774,710 3774,709 3775,709 3775,710 3776,711 3776,709 3777,711 3778,713 3778,714 3778,713 3779,713 3779,711 3779,710 3780,709 3781,710 3781,711 3782,712 3783,714 3783,715 3784,716 3784,713 3785,711 3785,709 3785,710 3786,710 3787,709 3787,711 3788,713 3788,714 3788,715 3789,715 3789,713 3790,711 3790,710 3791,710 3792,709 3792,710 3792,711 3793,713 3793,712 3794,714 3794,715 3795,714 3796,713 3796,711 3797,711 3798,711 3799,714 3799,715 3799,714 3801,714 3801,713 3802,711 3803,708 3803,709 3803,710 3804,713 3805,714 3805,713 3805,715 3806,715 3806,716 3806,714 3807,713 3807,712 3808,710 3808,709 3808,711 3809,713 3810,714 3810,715 3810,716 3811,715 3812,715 3812,713 3813,711 3814,709 3814,711 3815,713 3815,714 3816,713 3817,714 3817,715 3818,712 3819,711 3820,711 3820,713 3821,714 3822,715 3823,717 3824,715 3824,712 3824,711 3825,711 3825,713 3826,713 3826,714 3827,715 3828,716 3828,717 3829,715 3829,712 3830,710 3830,711 3831,713 3832,713 3832,714 3832,715 3833,716 3833,715 3833,717 3834,717 3834,715 3835,713 3836,713 3837,714 3837,715 3838,715 3839,717 3839,718 3839,717 3840,715 3841,713 3842,713 3842,712 3843,713 3843,714 3844,716 3844,717 3845,717 3846,716 3846,715 3846,713 3847,713 3848,713 3848,715 3849,716 3850,717 3850,718 3850,719 3851,717 3851,715 3851,714 3852,714 3852,713 3853,713 3853,712 3853,713 3854,715 3855,717 3855,718 3856,716 3856,715 3857,715 3857,714 3858,712 3859,713 3859,715 3860,715 3860,717 3860,718 3861,717 3861,718 3862,718 3862,717 3863,715 3864,715 3864,713 3865,714 3865,717 3866,717 3867,717 3867,718 3868,717 3869,715 3869,712 3869,711 3870,713 3870,715 3871,717 3871,716 3871,717 3872,718 3873,719 3873,718 3874,717 3874,714 3875,713 3875,715 3876,717 3876,718 3877,718 3878,718 3878,719 3879,718 3879,716 3880,714 3881,715 3882,716 3882,717 3882,716 3883,716 3883,717 3884,719 3884,720 3884,717 3885,717 3885,715 3886,714 3887,716 3887,717 3888,717 3888,718 3889,720 3890,720 3891,717 3891,715 3892,715 3892,716 3893,716 3893,717 3894,719 3894,720 3895,720 3896,717 3896,715 3896,714 3897,715 3898,715 3898,717 3898,718 3899,718 3900,718 3900,720 3900,721 3901,720 3901,718 3902,717 3903,717 3904,717 3905,718 3905,720 3906,720 3906,718 3907,718 3907,717 3908,716 3909,716 3909,714 3909,715 3910,717 3910,718 3911,720 3911,719 3911,720 3912,720 3912,718 3913,717 3914,717 3914,715 3914,716 3915,717 3915,719 3916,720 3916,721 3916,722 3917,720 3918,720 3918,719 3918,718 3919,718 3919,716 3919,715 3920,716 3920,718 3921,719 3921,720 3922,719 3923,719 3923,720 3924,719 3924,716 3925,717 3925,716 3925,718 3926,718 3927,720 3928,720 3928,722 3929,721 3929,720 3930,719 3930,717 3930,716 3931,717 3932,719 3932,720 3933,720 3934,722 3934,721 3935,719 3936,716 3936,715 3937,717 3937,719 3937,718 3938,720 3938,721 3939,722 3940,722 3941,719 3941,718 3941,717 3942,718 3942,719 3943,720 3943,721 3943,720 3944,720 3945,721 3945,723 3946,721 3946,718 3947,718 3948,718 3948,720 3948,718 3949,718 3950,720 3950,722 3950,723 3951,722 3951,721 3952,720 3952,719 3952,717 3953,718 3954,719 3954,720 3955,721 3955,723 3955,724 3956,724 3957,722 3957,720 3957,718 3959,718 3960,720 3960,722 3961,723 3961,724 3962,721 3963,720 3963,719 3964,719 3964,718 3964,719 3965,720 3965,722 3966,721 3966,723 3966,724 3967,724 3968,723 3968,722 3969,721 3969,720 3970,720 3970,719 3970,720 3971,721 3972,723 3973,722 3973,723 3973,722 3974,722 3974,720 3975,719 3975,717 3975,718 3976,719 3977,722 3978,724 3979,725 3979,722 3980,721 3981,719 3981,720 3982,722 3982,723 3982,724 3983,724 3984,724 3985,723 3986,720 3986,718 3986,719 3987,720 3987,722 3988,723 3988,722 3989,722 3990,724 3990,725 3990,724 3991,722 3991,721 3991,720 3992,721 3992,720 3993,722 3993,724 3993,723 3994,724 3995,724 3995,726 3996,725 3996,724 3997,721 3997,720 3998,722 3999,723 3999,722 4000,724 4000,725 4000,726 4001,726 4001,724 4002,721 4002,719 4003,720 4004,722 4004,721 4004,723 4005,724 4005,725 4006,725 4006,726 4007,724 4008,722 4009,722 4009,724 4010,724 4011,724 4011,726 4011,727 4012,726 4013,724 4013,722 4014,722 4015,722 4015,721 4015,722 4016,723 4017,725 4017,726 4018,726 4018,724 4019,722 4020,722 4021,724 4022,726 4022,727 4023,728 4023,726 4024,725 4024,723 4025,722 4026,721 4026,722 4027,724 4027,726 4028,726 4028,725 4029,724 4030,723 4031,722 4031,723 4032,724 4033,726 4033,727 4033,726 4034,726 4035,727 4035,726 4036,724 4036,722 4037,723 4037,724 4038,726 4039,726 4040,727 4041,726 4041,724 4042,721 4042,720 4042,722 4043,724 4043,726 4044,727 4045,727 4045,729 4045,727 4046,727 4046,726 4047,724 4047,722 4047,723 4048,724 4049,726 4049,727 4049,728 4050,727 4051,727 4051,729 4051,728 4052,726 4052,724 4052,723 4053,724 4054,725 4054,726 4054,727 4055,725 4056,727 4056,728 4056,729 4057,727 4058,726 4058,724 4058,725 4059,724 4059,726 4060,727 4060,726 4061,728 4061,729 4062,730 4063,729 4063,726 4063,724 4064,723 4064,725 4065,726 4065,725 4065,726 4066,727 4067,728 4067,729 4068,729 4068,726 4069,724 4070,725 4070,724 4070,726 4071,727 4072,728 4072,730 4073,730 4073,729 4074,727 4074,726 4075,726 4076,726 4076,727 4076,726 4077,726 4077,727 4078,729 4079,728 4079,727 4080,726 4081,725 4081,724 4082,724 4082,726 4083,727 4083,729 4083,728 4084,729 4085,729 4085,726 4086,726 4087,724 4087,725 4087,726 4088,727 4088,729 4088,730 4089,731 4090,730 4090,729 4090,728 4091,728 4091,727 4092,725 4092,724 4092,726 4093,727 4094,729 4094,730 4095,728 4095,729 4096,729 4096,728 4097,726 4097,725 4098,726 4099,726 4099,729 4100,729 4101,731 4101,730 4102,729 4103,728 4103,726 4103,725 4104,726 4104,728 4104,729 4105,729 4106,729 4106,731 4107,730 4108,729 4108,726 4108,724 4109,724 4109,726 4110,728 4110,727 4110,729 4111,730 4112,731 4112,732 4113,731 4113,728 4113,727 4114,727 4115,728 4115,729 4115,731 4116,729 4117,730 4117,732 4118,732 4118,730 4119,727 4120,727 4121,728 4121,729 4121,727 4122,728 4122,729 4122,731 4123,732 4123,731 4124,731 4124,729 4125,727 4126,727 4126,728 4127,729 4127,731 4128,732 4128,733 4128,734 4129,733 4130,731 4130,729 4130,727 4131,728 4132,728 4132,729 4133,731 4133,733 4134,733 4135,731 4135,729 4136,729 4136,728 4137,727 4137,729 4138,731 4139,731 4139,733 4140,733 4140,732 4140,731 4141,731 4141,730 4142,729 4143,729 4144,730 4144,732 4144,733 4145,733 4145,732 4146,733 4146,731 4147,730 4148,729 4148,727 4149,729 4149,731 4149,732 4150,731 4150,733 4151,734 4151,732 4152,731 4153,730 4153,728 4153,727 4154,729 4154,731 4155,733 4155,734 4156,733 4157,733 4158,731 4158,729 4158,727 4159,728 4159,730 4160,731 4160,732 4160,733 4161,731 4162,731 4162,733 4163,733 4163,730 4164,730 4164,729 4165,729 4166,732 4166,733 4167,733 4167,734 4167,735 4168,735 4169,733 4169,731 4169,729 4170,729 4171,731 4171,732 4172,731 4172,733 4173,734 4173,735 4174,733 4175,730 4175,729 4175,728 4176,729 4176,731 4177,733 4178,735 4178,734 4178,736 4179,735 4180,733 4180,732 4180,731 4181,731 4182,732 4182,733 4183,733 4184,733 4184,735 4185,734 4185,733 4185,731 4186,731 4187,730 4187,731 4187,730 4188,731 4189,732 4189,734 4189,735 4190,734 4190,735 4191,734 4191,733 4191,731 4192,731 4193,732 4194,733 4194,735 4194,736 4195,736 4195,737 4196,735 4196,734 4196,733 4197,733 4198,732 4198,731 4199,732 4199,734 4200,735 4200,736 4201,734 4201,733 4202,733 4203,733 4203,731 4204,732 4204,734 4205,734 4205,736 4206,736 4207,736 4208,735 4208,734 4209,734 4209,731 4209,732 4210,733 4210,735 4210,736 4211,735 4212,735 4212,736 4213,736 4213,735 4214,733 4214,730 4214,729 4215,731 4216,733 4216,735 4216,734 4217,736 4218,737 4218,736 4219,735 4219,733 4219,731 4220,731 4221,733 4221,735 4221,736 4222,736 4223,736 4223,737 4224,736 4225,735 4225,732 4226,733 4227,735 4227,734 4228,735 4228,737 4229,738 4230,735 4230,733 4231,733 4231,732 4232,734 4232,735 4233,735 4234,736 4234,738 4235,738 4236,735 4236,733 4237,733 4237,734 4238,735 4239,735 4239,737 4239,738 4240,738 4241,735 4241,733 4242,733 4243,734 4243,733 4243,735 4244,736 4244,737 4245,737 4245,738 4246,737 4246,736 4247,735 4248,735 4248,736 4249,735 4250,736 4250,738 4251,738 4252,737 4252,736 4253,735 4254,734 4254,733 4255,735 4255,737 4255,738 4256,738 4257,739 4257,738 4258,736 4259,735 4259,734 4259,735 4260,736 4261,738 4261,739 4261,740 4262,740 4262,739 4263,738 4263,737 4264,736 4264,735 4264,733 4265,735 4266,736 4266,738 4267,739 4267,737 4268,738 4269,738 4270,735 4271,736 4272,738 4272,739 4272,738 4273,739 4273,740 4274,740 4275,738 4275,737 4275,735 4276,735 4277,737 4277,738 4278,738 4279,739 4279,740 4280,739 4280,737 4280,735 4281,733 4281,734 4282,736 4282,738 4282,737 4283,738 4284,740 4285,741 4285,740 4286,738 4286,736 4287,736 4288,738 4288,739 4288,740 4289,739 4289,740 4290,741 4291,739 4291,737 4291,736 4292,736 4293,737 4293,738 4294,736 4294,737 4295,738 4295,740 4295,742 4296,740 4297,740 4297,738 4298,736 4298,737 4298,738 4299,738 4300,740 4300,741 4300,742 4301,742 4302,743 4302,740 4302,738 4303,737 4304,737 4304,736 4304,326 4304,325 4303,323 4303,325 4302,327 4302,331 4302,334 4301,335 4300,334 4300,332 4300,331 4299,329 4299,327 4298,325 4298,324 4298,323 4297,325 4297,327 4297,331 4296,332 4295,334 4295,333 4295,331 4294,329 4294,328 4293,327 4293,325 4293,324 4292,323 4291,325 4291,327 4291,331 4290,333 4290,334 4289,332 4289,331 4288,330 4288,328 4288,325 4287,324 4286,323 4286,324 4286,326 4285,330 4285,332 4284,333 4284,331 4283,330 4282,328 4282,327 4282,324 4281,322 4281,321 4280,323 4280,326 4280,330 4279,332 4279,333 4279,332 4278,331 4277,330 4277,329 4277,327 4276,324 4276,322 4275,322 4275,325 4275,327 4274,330 4273,332 4273,333 4273,332 4272,331 4272,330 4272,328 4271,326 4271,324 4270,322 4270,323 4269,326 4268,329 4268,331 4267,331 4266,329 4266,328 4266,326 4265,323 4264,322 4264,324 4263,325 4263,328 4263,331 4262,332 4261,331 4261,329 4261,328 4260,326 4259,323 4259,322 4258,323 4258,325 4257,329 4257,331 4257,332 4256,331 4255,330 4255,329 4255,326 4254,323 4254,322 4253,321 4253,323 4252,325 4252,328 4252,331 4251,332 4250,332 4250,330 4250,328 4249,327 4249,325 4248,323 4248,322 4247,323 4246,325 4246,327 4246,330 4245,332 4245,331 4245,329 4244,328 4244,326 4243,325 4243,322 4243,321 4242,320 4241,321 4241,323 4241,327 4240,330 4240,331 4239,331 4239,329 4239,327 4238,326 4237,325 4237,323 4237,321 4236,320 4236,322 4236,324 4235,328 4235,331 4234,331 4234,329 4233,327 4232,325 4232,324 4232,322 4231,320 4230,322 4230,323 4230,327 4229,330 4228,331 4228,329 4228,327 4227,326 4227,325 4227,324 4226,322 4226,320 4225,320 4225,321 4225,323 4224,327 4223,329 4223,330 4223,329 4222,329 4222,327 4221,326 4221,324 4221,322 4220,320 4219,319 4219,320 4219,323 4218,327 4218,329 4218,330 4217,329 4217,328 4216,326 4216,325 4216,323 4215,320 4214,318 4214,321 4213,323 4213,326 4212,329 4211,328 4210,327 4210,325 4210,323 4209,321 4209,319 4209,320 4208,321 4208,323 4207,326 4207,329 4206,329 4205,327 4205,326 4205,324 4204,323 4204,320 4203,319 4203,318 4203,320 4202,322 4201,325 4201,326 4201,328 4200,329 4200,327 4200,325 4199,324 4199,322 4198,320 4198,318 4197,320 4196,322 4196,325 4196,327 4195,329 4194,327 4194,326 4194,324 4193,322 4192,320 4192,318 4191,319 4191,322 4191,325 4190,327 4190,328 4189,328 4189,326 4189,324 4188,322 4187,320 4187,318 4186,317 4186,319 4185,321 4185,324 4185,327 4184,329 4184,327 4184,325 4183,324 4182,323 4182,322 4182,320 4181,318 4180,319 4180,321 4180,323 4179,327 4178,328 4178,327 4178,326 4177,324 4177,323 4176,321 4176,320 4176,317 4175,316 4175,317 4175,320 4174,324 4173,327 4173,328 4173,327 4172,325 4172,324 4171,323 4171,322 4171,319 4170,317 4169,316 4169,318 4169,322 4168,325 4168,327 4167,328 4167,327 4167,325 4166,323 4166,322 4166,321 4165,318 4164,316 4164,318 4163,320 4163,323 4162,325 4162,326 4162,325 4161,324 4160,323 4160,322 4160,320 4159,318 4159,316 4158,316 4158,318 4158,320 4157,323 4157,325 4157,326 4156,326 4155,325 4155,323 4155,322 4154,320 4154,318 4153,316 4153,315 4153,317 4152,320 4151,322 4151,325 4151,326 4150,326 4150,324 4149,323 4149,321 4149,318 4148,316 4148,314 4148,315 4147,317 4146,320 4146,323 4146,325 4145,326 4145,325 4144,325 4144,323 4144,321 4143,319 4142,318 4142,316 4141,317 4141,320 4140,322 4140,324 4140,325 4139,325 4139,324 4139,322 4138,321 4137,319 4137,317 4137,315 4136,315 4136,316 4135,318 4135,320 4135,323 4134,325 4133,325 4133,324 4133,322 4132,320 4132,318 4131,317 4131,315 4131,314 4130,316 4130,318 4130,322 4129,325 4128,326 4128,325 4128,324 4127,322 4127,320 4126,318 4126,316 4126,315 4125,314 4124,316 4124,318 4124,322 4123,323 4123,325 4122,324 4122,322 4122,320 4121,319 4121,318 4121,316 4120,314 4119,314 4119,315 4119,318 4118,321 4118,323 4117,325 4117,323 4117,322 4116,321 4115,320 4115,318 4115,316 4114,314 4113,315 4113,317 4113,321 4112,323 4112,324 4112,323 4111,322 4110,321 4110,319 4110,318 4109,316 4109,313 4108,312 4108,314 4108,318 4107,321 4106,323 4106,324 4106,323 4105,322 4105,321 4104,320 4104,318 4104,315 4103,313 4103,315 4102,318 4101,320 4101,323 4101,324 4100,323 4100,322 4099,320 4099,319 4099,316 4098,315 4097,313 4097,314 4096,317 4096,320 4095,322 4094,322 4094,320 4094,319 4093,316 4092,314 4092,313 4091,314 4091,316 4090,319 4090,322 4090,323 4089,323 4088,322 4088,320 4088,318 4087,316 4087,314 4087,313 4086,313 4086,314 4085,316 4085,320 4085,322 4084,323 4083,322 4083,320 4082,317 4082,314 4081,313 4080,314 4079,316 4079,319 4079,322 4078,323 4078,321 4077,319 4077,318 4076,316 4076,314 4076,313 4075,313 4074,314 4074,316 4074,318 4073,321 4073,323 4072,322 4072,320 4072,319 4071,317 4070,316 4070,313 4070,312 4069,311 4069,312 4069,314 4068,318 4068,321 4067,322 4067,320 4066,318 4065,317 4065,316 4065,314 4064,312 4064,311 4063,313 4063,315 4063,319 4062,322 4061,322 4061,320 4060,318 4060,316 4059,313 4059,311 4058,311 4058,313 4058,315 4057,318 4056,321 4056,322 4056,320 4055,318 4055,317 4054,317 4054,315 4054,313 4053,311 4052,311 4052,312 4052,314 4051,318 4051,320 4051,321 4050,320 4049,319 4049,317 4049,315 4048,313 4047,311 4047,310 4047,312 4046,314 4046,318 4045,320 4045,321 4045,320 4044,319 4043,317 4043,316 4043,314 4042,311 4042,309 4041,312 4041,314 4040,317 4040,320 4039,320 4038,319 4038,318 4038,316 4037,314 4037,312 4036,310 4036,311 4036,312 4035,314 4035,317 4035,320 4034,320 4033,320 4033,318 4033,317 4032,315 4032,314 4031,311 4031,310 4031,309 4030,311 4029,313 4029,316 4029,318 4028,319 4028,320 4027,318 4027,317 4027,315 4026,313 4026,311 4026,310 4025,310 4024,311 4024,313 4024,316 4023,319 4023,321 4022,320 4022,318 4022,317 4021,315 4020,313 4020,311 4020,309 4019,309 4019,310 4018,313 4018,316 4018,318 4017,319 4017,318 4016,315 4015,313 4015,312 4015,311 4014,309 4013,311 4013,313 4013,316 4012,318 4011,320 4011,319 4011,317 4010,316 4010,314 4009,313 4009,311 4009,309 4008,309 4008,310 4008,312 4007,315 4006,318 4006,319 4006,318 4005,317 4005,315 4004,314 4004,312 4004,311 4003,308 4002,307 4002,308 4002,311 4001,315 4001,318 4000,319 4000,318 4000,316 3999,315 3999,314 3999,313 3998,310 3997,308 3997,309 3996,313 3996,316 3995,318 3995,319 3995,318 3994,316 3993,314 3993,312 3992,309 3992,308 3991,307 3991,309 3991,311 3990,314 3990,317 3989,316 3988,315 3988,314 3987,312 3987,309 3986,307 3986,309 3985,312 3984,314 3984,316 3984,318 3983,317 3983,316 3982,315 3982,313 3982,312 3981,309 3981,307 3980,309 3979,311 3979,314 3979,316 3978,317 3977,315 3977,314 3977,313 3976,310 3975,307 3975,306 3975,307 3974,309 3974,311 3973,314 3973,316 3973,317 3972,316 3972,314 3971,312 3970,310 3970,309 3970,307 3969,307 3969,309 3968,311 3968,314 3968,316 3967,317 3966,316 3966,315 3966,313 3965,312 3965,310 3964,308 3964,306 3963,307 3963,309 3963,312 3962,314 3961,317 3961,316 3961,315 3960,313 3960,311 3959,310 3959,308 3959,307 3958,306 3957,307 3957,309 3957,313 3956,316 3956,317 3955,316 3955,315 3955,313 3954,312 3954,310 3954,308 3953,306 3952,305 3952,307 3952,309 3951,313 3951,314 3950,316 3950,315 3950,313 3949,311 3948,310 3948,309 3948,307 3947,306 3947,305 3946,307 3946,309 3946,313 3945,315 3945,316 3945,315 3944,314 3943,313 3943,312 3943,310 3942,307 3942,306 3941,305 3941,307 3941,309 3940,313 3939,314 3939,315 3938,314 3938,313 3937,311 3937,309 3937,307 3936,304 3936,305 3935,309 3934,312 3934,314 3934,315 3933,314 3933,313 3932,312 3932,311 3932,309 3931,306 3930,305 3930,304 3930,307 3929,309 3929,312 3928,314 3928,315 3928,314 3927,313 3927,312 3927,311 3926,308 3925,306 3925,304 3924,305 3924,308 3923,311 3923,313 3922,313 3921,313 3921,311 3921,310 3920,308 3920,305 3919,304 3919,306 3918,308 3918,311 3918,313 3917,314 3916,314 3916,313 3916,311 3915,310 3915,308 3914,305 3914,304 3913,305 3912,307 3912,311 3912,313 3911,314 3911,313 3911,312 3910,311 3910,308 3909,306 3909,304 3908,304 3907,305 3907,307 3907,310 3906,313 3906,314 3905,314 3905,312 3905,310 3904,309 3903,307 3903,305 3903,304 3902,304 3902,305 3902,307 3901,310 3901,312 3900,314 3900,313 3900,311 3899,310 3898,308 3898,307 3898,304 3897,304 3897,302 3896,304 3896,305 3896,309 3895,312 3894,313 3894,311 3893,309 3893,308 3893,307 3892,305 3892,303 3891,302 3891,304 3891,306 3890,310 3889,313 3888,311 3888,309 3887,308 3887,307 3887,305 3886,302 3885,302 3885,304 3885,306 3884,309 3884,312 3884,313 3883,311 3883,309 3882,308 3882,307 3882,306 3881,304 3880,302 3880,304 3879,305 3879,309 3878,311 3878,312 3878,311 3877,311 3876,310 3876,308 3876,306 3875,304 3875,302 3874,303 3874,306 3873,309 3873,311 3873,312 3872,311 3871,310 3871,309 3871,307 3870,305 3870,303 3869,300 3869,303 3868,305 3867,309 3867,311 3866,311 3866,310 3866,309 3865,307 3865,305 3864,303 3864,302 3863,304 3862,305 3862,308 3862,311 3861,311 3860,310 3860,308 3860,306 3859,305 3859,302 3858,300 3857,303 3857,304 3857,307 3856,309 3856,311 3855,311 3855,309 3855,308 3854,306 3853,304 3853,302 3853,301 3852,301 3852,302 3851,304 3851,307 3851,310 3850,312 3850,311 3850,309 3849,308 3848,306 3848,304 3848,302 3847,301 3847,300 3846,302 3846,304 3846,307 3845,310 3844,311 3844,309 3843,307 3843,305 3842,304 3842,302 3842,300 3841,300 3841,302 3841,304 3840,307 3839,309 3839,311 3839,310 3838,308 3838,307 3837,305 3837,302 3836,301 3835,300 3835,302 3835,304 3834,306 3834,309 3833,310 3833,309 3833,308 3832,307 3832,305 3832,303 3831,302 3830,300 3830,298 3830,300 3829,302 3829,306 3828,309 3828,310 3828,309 3827,307 3826,306 3826,305 3826,304 3825,302 3825,299 3824,298 3824,300 3824,304 3823,307 3823,309 3823,310 3822,309 3821,307 3821,305 3820,303 3820,300 3819,299 3819,298 3819,300 3818,302 3817,305 3817,308 3816,307 3816,306 3815,305 3815,304 3815,303 3814,300 3814,298 3813,300 3812,303 3812,305 3812,307 3811,309 3810,307 3810,306 3810,304 3809,302 3808,300 3808,298 3807,300 3807,302 3806,305 3806,307 3806,308 3805,308 3805,306 3805,305 3804,304 3803,301 3803,298 3803,297 3802,298 3802,300 3801,302 3801,305 3801,307 3800,308 3799,307 3799,305 3798,303 3798,302 3797,300 3797,299 3797,298 3796,300 3796,302 3796,305 3795,307 3794,308 3794,307 3794,306 3793,304 3793,303 3792,302 3792,300 3792,298 3791,298 3790,299 3790,300 3790,303 3789,306 3789,308 3788,307 3788,306 3788,304 3787,303 3787,301 3787,299 3786,298 3785,297 3785,298 3785,301 3784,304 3784,307 3783,308 3783,307 3783,306 3782,304 3781,302 3781,300 3781,299 3780,297 3780,296 3779,298 3779,300 3779,304 3778,305 3778,307 3778,306 3777,304 3776,302 3776,301 3776,300 3775,298 3775,297 3774,296 3774,298 3774,300 3773,304 3772,306 3772,307 3772,305 3771,305 3771,304 3770,303 3770,301 3770,298 3769,297 3769,296 3769,297 3768,300 3767,304 3767,305 3767,306 3766,306 3766,304 3765,303 3765,301 3765,300 3764,298 3763,295 3763,296 3762,300 3762,303 3762,305 3761,306 3761,305 3760,304 3760,303 3760,302 3759,300 3758,297 3758,296 3758,295 3757,298 3757,300 3756,303 3756,305 3756,306 3755,305 3754,304 3754,303 3754,301 3753,299 3753,297 3752,295 3752,296 3751,299 3751,302 3751,304 3750,304 3749,304 3749,302 3748,301 3748,299 3747,296 3747,295 3746,297 3745,299 3745,302 3745,304 3744,305 3744,304 3743,302 3743,301 3742,299 3742,296 3742,295 3741,295 3740,296 3740,298 3740,302 3739,304 3739,305 3738,304 3738,302 3737,299 3736,297 3736,296 3736,295 3735,295 3735,296 3735,298 3734,301 3734,304 3733,305 3733,304 3733,303 3732,301 3731,300 3731,298 3731,296 3730,295 3729,296 3729,298 3729,301 3728,303 3727,305 3727,304 3727,302 3726,301 3726,299 3726,298 3725,295 3724,293 3724,295 3724,296 3723,300 3722,303 3722,304 3721,302 3721,300 3720,299 3720,297 3720,296 3719,294 3718,293 3718,295 3718,297 3717,301 3717,303 3717,304 3716,304 3716,302 3715,300 3715,298 3715,297 3714,295 3713,293 3713,294 3712,296 3712,300 3711,302 3711,303 3711,302 3710,300 3709,299 3709,298 3709,297 3708,295 3708,293 3707,294 3707,296 3706,300 3706,302 3706,303 3705,302 3704,301 3704,300 3704,299 3703,297 3703,295 3702,293 3702,292 3702,294 3701,296 3700,299 3700,301 3700,303 3699,302 3699,301 3699,299 3698,298 3698,296 3697,293 3697,291 3696,294 3695,296 3695,299 3695,301 3694,302 3693,300 3693,298 3692,295 3691,294 3691,292 3691,293 3690,294 3690,296 3690,299 3689,301 3689,302 3688,302 3688,300 3688,299 3687,297 3686,296 3686,293 3686,292 3685,291 3685,293 3684,295 3684,298 3684,300 3683,301 3683,302 3683,300 3682,298 3681,297 3681,295 3681,293 3680,291 3679,293 3679,295 3679,298 3678,300 3677,302 3677,300 3676,298 3676,296 3675,295 3675,293 3675,291 3674,291 3674,292 3674,295 3673,297 3672,300 3672,301 3672,300 3671,299 3671,297 3670,295 3670,293 3669,291 3668,291 3668,292 3668,294 3667,297 3667,300 3666,302 3666,300 3666,298 3665,297 3665,296 3665,295 3664,293 3663,291 3663,292 3662,294 3662,297 3661,300 3661,301 3661,300 3660,299 3659,297 3659,296 3659,294 3658,292 3658,290 3657,289 3657,290 3657,293 3656,296 3656,299 3656,300 3655,300 3654,298 3654,296 3654,295 3653,294 3653,292 3652,289 3652,291 3651,294 3650,297 3650,300 3649,300 3649,298 3648,296 3648,294 3647,291 3647,290 3647,289 3646,291 3645,293 3645,296 3645,299 3644,299 3644,298 3643,297 3643,296 3643,295 3642,293 3641,291 3641,289 3640,291 3640,293 3639,296 3639,298 3639,299 3638,299 3638,298 3638,296 3637,295 3636,293 3636,291 3636,289 3635,288 3635,291 3634,293 3634,295 3634,298 3633,299 3632,298 3632,296 3631,294 3631,292 3630,289 3630,288 3630,289 3629,290 3629,293 3629,295 3628,297 3627,298 3627,297 3626,296 3626,293 3625,292 3625,290 3625,289 3624,289 3623,290 3623,292 3623,295 3622,297 3622,298 3621,298 3621,297 3621,295 3620,294 3620,292 3620,290 3619,288 3618,288 3618,289 3618,291 3617,293 3617,296 3616,298 3616,296 3615,295 3614,293 3614,291 3614,290 3613,288 3613,287 3612,289 3612,291 3612,295 3611,297 3611,298 3610,296 3609,295 3609,293 3609,291 3608,289 3608,288 3607,287 3607,289 3607,291 3606,294 3605,296 3605,298 3605,297 3604,295 3604,293 3604,292 3603,291 3603,289 3602,287 3602,288 3601,291 3600,294 3600,296 3600,298 3599,296 3599,295 3598,294 3598,293 3598,291 3597,289 3596,287 3596,288 3595,290 3595,293 3595,296 3594,296 3593,295 3593,293 3593,292 3592,291 3591,288 3591,286 3591,285 3590,287 3590,290 3589,293 3589,296 3588,296 3587,295 3587,293 3587,292 3586,290 3586,287 3585,286 3585,288 3584,291 3584,293 3584,296 3583,296 3582,296 3582,295 3582,293 3581,292 3581,289 3580,288 3580,286 3579,287 3578,289 3578,292 3578,294 3577,295 3577,294 3576,293 3576,291 3575,289 3575,287 3575,285 3574,285 3573,287 3573,289 3573,291 3572,294 3572,296 3571,296 3571,294 3571,293 3570,291 3569,289 3569,287 3569,285 3568,285 3568,287 3568,288 3567,292 3567,294 3566,295 3566,293 3565,292 3564,289 3564,287 3564,286 3563,285 3562,286 3562,288 3562,291 3561,293 3560,295 3560,293 3559,291 3559,290 3559,288 3558,287 3558,286 3557,284 3557,286 3557,288 3556,291 3555,293 3555,295 3555,294 3554,293 3554,291 3553,289 3553,287 3553,286 3552,284 3551,284 3551,285 3551,286 3550,289 3550,293 3550,295 3549,294 3549,292 3548,291 3548,289 3548,287 3547,286 3546,284 3546,285 3545,287 3545,291 3544,293 3544,295 3544,294 3543,292 3542,291 3542,289 3542,287 3541,286 3541,284 3540,285 3540,287 3539,290 3539,293 3538,292 3537,291 3537,289 3536,287 3536,285 3535,284 3535,282 3535,284 3534,287 3533,290 3533,292 3533,293 3532,293 3532,291 3531,289 3531,287 3530,286 3530,283 3530,282 3529,284 3528,287 3528,290 3528,291 3527,293 3527,292 3526,291 3526,289 3526,288 3525,286 3524,284 3524,282 3523,284 3523,286 3523,289 3522,291 3522,293 3521,292 3521,291 3521,290 3520,288 3519,286 3519,284 3519,282 3518,283 3518,284 3517,286 3517,289 3517,291 3516,293 3515,292 3515,291 3515,289 3514,287 3514,286 3514,284 3513,282 3512,284 3512,286 3512,288 3511,290 3510,291 3509,289 3509,287 3508,285 3508,283 3508,282 3507,282 3507,283 3507,285 3506,288 3505,291 3505,293 3505,292 3504,290 3504,289 3503,287 3503,285 3503,283 3502,282 3501,282 3501,285 3500,287 3500,290 3499,291 3499,289 3498,287 3498,286 3498,284 3497,283 3496,282 3496,281 3496,282 3495,284 3495,287 3494,290 3494,291 3493,289 3492,287 3492,286 3492,285 3491,283 3491,281 3490,281 3490,282 3490,284 3489,287 3489,290 3489,291 3488,290 3487,289 3487,287 3487,286 3486,284 3486,282 3485,280 3485,279 3485,280 3484,283 3483,287 3483,289 3483,291 3482,290 3482,288 3481,287 3481,286 3481,284 3480,282 3480,280 3479,282 3478,284 3478,287 3478,289 3477,291 3477,290 3476,288 3476,287 3476,286 3475,284 3474,282 3474,280 3473,281 3473,283 3472,287 3472,289 3471,288 3471,287 3470,286 3469,284 3469,282 3469,279 3468,279 3468,281 3467,284 3467,286 3467,288 3466,289 3465,289 3465,288 3465,287 3464,285 3464,283 3463,281 3463,279 3463,278 3462,281 3462,283 3462,286 3461,288 3460,289 3460,287 3459,286 3459,284 3458,282 3458,280 3458,278 3457,278 3456,280 3456,283 3456,286 3455,287 3455,289 3454,287 3454,286 3453,284 3453,282 3453,280 3452,279 3451,279 3451,280 3451,282 3450,286 3450,287 3449,288 3449,287 3448,285 3447,284 3447,282 3447,280 3446,278 3445,279 3445,281 3445,284 3444,286 3444,288 3443,286 3442,285 3442,283 3442,281 3441,280 3441,278 3440,278 3440,281 3439,284 3438,287 3438,289 3438,287 3437,286 3437,285 3437,283 3436,281 3436,280 3435,278 3435,277 3435,279 3434,281 3433,284 3433,286 3433,287 3432,287 3432,285 3431,283 3431,282 3431,281 3430,279 3429,278 3429,277 3429,278 3428,280 3428,284 3428,287 3427,287 3427,286 3426,285 3426,284 3426,283 3425,282 3424,279 3424,278 3424,277 3423,278 3423,280 3422,284 3422,286 3422,287 3421,287 3420,285 3420,284 3420,282 3419,280 3419,278 3418,276 3418,275 3418,277 3417,280 3417,284 3417,286 3416,287 3415,286 3415,284 3414,282 3414,280 3413,278 3413,277 3413,276 3412,278 3411,280 3411,284 3411,286 3410,287 3410,286 3410,284 3409,284 3409,282 3408,280 3408,278 3408,277 3407,276 3406,277 3406,280 3406,283 3405,284 3405,285 3404,285 3404,284 3404,283 3403,282 3402,280 3402,277 3402,276 3401,276 3401,278 3401,280 3400,282 3400,284 3399,286 3399,285 3398,283 3397,282 3397,279 3397,277 3396,275 3395,277 3395,279 3395,282 3394,284 3393,286 3393,285 3393,284 3392,282 3392,280 3391,278 3391,277 3391,275 3390,275 3390,277 3390,279 3389,282 3388,284 3388,285 3387,284 3387,282 3386,280 3386,278 3386,277 3385,276 3384,275 3384,277 3384,278 3383,281 3383,283 3383,285 3382,284 3382,283 3381,282 3381,280 3381,278 3380,276 3379,275 3379,274 3379,275 3378,277 3378,280 3377,284 3377,285 3377,284 3376,282 3375,281 3375,280 3375,278 3374,277 3374,275 3374,274 3373,275 3373,278 3372,281 3372,284 3372,285 3371,284 3370,282 3370,281 3370,279 3369,278 3369,276 3368,274 3368,275 3367,277 3366,280 3366,283 3366,284 3365,283 3365,281 3365,280 3364,280 3364,278 3363,276 3363,274 3363,273 3362,275 3361,277 3361,280 3361,283 3360,283 3359,282 3359,281 3359,280 3358,278 3357,275 3357,273 3356,275 3356,277 3356,280 3355,282 3355,284 3354,283 3354,282 3354,280 3353,279 3352,277 3352,275 3352,271 3351,271 3351,275 3350,277 3350,280 3350,282 3349,283 3348,282 3348,281 3348,280 3347,278 3347,276 3347,275 3346,273 3345,275 3345,277 3345,280 3344,282 3343,282 3343,281 3342,280 3342,278 3341,277 3341,274 3341,273 3340,271 3340,274 3340,276 3339,278 3338,280 3338,282 3337,281 3337,280 3336,278 3336,276 3336,274 3335,273 3334,273 3334,274 3334,275 3333,278 3333,281 3332,283 3332,282 3332,280 3331,279 3331,278 3331,276 3330,273 3329,273 3329,271 3329,273 3328,276 3328,278 3327,281 3327,282 3326,280 3325,278 3325,276 3325,275 3324,273 3324,271 3323,270 3323,273 3323,275 3322,278 3322,280 3322,282 3321,281 3320,279 3320,278 3320,277 3319,276 3319,274 3318,271 3318,270 3318,273 3317,275 3316,278 3316,280 3316,282 3315,280 3314,278 3314,277 3314,275 3313,273 3313,270 3313,269 3312,270 3311,274 3311,278 3311,280 3310,281 3310,280 3309,278 3309,277 3309,276 3308,275 3307,273 3307,270 3307,269 3306,271 3306,275 3305,278 3305,280 3305,281 3304,280 3304,278 3304,277 3303,276 3302,275 3302,271 3302,270 3301,269 3301,271 3300,273 3300,277 3300,279 3299,280 3298,278 3298,277 3297,276 3297,274 3296,271 3296,269 3296,268 3295,270 3295,274 3295,277 3294,278 3293,280 3293,278 3292,277 3292,275 3291,274 3291,270 3291,269 3290,268 3289,270 3289,273 3289,276 3288,278 3288,280 3287,279 3287,277 3286,275 3286,273 3286,269 3285,268 3284,268 3284,270 3284,273 3283,276 3283,278 3282,278 3282,277 3281,276 3280,274 3280,271 3280,270 3279,268 3278,270 3278,273 3278,275 3277,277 3277,278 3276,277 3275,275 3275,274 3275,271 3274,269 3274,267 3273,267 3273,269 3273,270 3272,274 3271,277 3271,278 3270,277 3270,275 3270,273 3269,270 3269,269 3268,268 3268,267 3268,268 3267,270 3266,275 3266,278 3265,278 3265,277 3264,275 3264,273 3264,270 3263,269 3262,268 3262,267 3262,268 3261,270 3261,275 3261,277 3260,278 3260,277 3259,275 3259,273 3258,270 3257,268 3257,267 3256,268 3256,270 3255,274 3255,277 3255,278 3254,277 3253,275 3253,274 3253,273 3252,270 3252,268 3251,267 3251,266 3251,267 3250,270 3250,274 3250,277 3249,277 3248,277 3248,275 3248,274 3247,271 3247,270 3246,268 3246,265 3245,267 3244,270 3244,274 3244,276 3243,277 3243,276 3243,275 3242,274 3242,273 3241,270 3241,267 3241,266 3240,265 3239,268 3239,270 3239,273 3238,276 3238,277 3237,276 3237,275 3237,274 3236,271 3235,269 3235,267 3235,265 3234,265 3234,267 3234,269 3233,273 3233,275 3232,275 3231,273 3230,270 3230,268 3230,267 3229,265 3228,267 3228,268 3228,271 3227,275 3226,276 3226,275 3225,273 3225,270 3225,268 3224,267 3224,265 3223,265 3223,266 3223,268 3222,271 3221,275 3220,274 3220,271 3219,269 3219,267 3219,265 3218,265 3217,264 3217,266 3217,268 3216,270 3216,273 3216,275 3215,275 3215,273 3214,270 3214,269 3214,268 3213,267 3212,265 3212,264 3212,265 3211,268 3211,270 3210,273 3210,275 3209,273 3208,270 3208,269 3208,267 3207,265 3207,264 3207,263 3206,264 3206,266 3205,269 3205,273 3205,275 3204,274 3203,273 3203,270 3203,268 3202,267 3202,265 3201,264 3201,263 3201,264 3200,267 3199,270 3199,273 3199,275 3198,274 3198,271 3198,270 3197,268 3197,267 3196,265 3196,263 3195,264 3194,267 3194,269 3194,273 3193,274 3193,273 3192,270 3192,268 3191,267 3191,265 3191,263 3190,262 3189,263 3189,266 3189,269 3188,273 3187,273 3187,270 3186,268 3185,267 3185,265 3185,263 3184,262 3184,263 3183,266 3183,269 3183,271 3182,273 3182,270 3181,268 3180,268 3180,266 3180,263 3179,261 3178,263 3178,265 3178,268 3177,270 3176,273 3176,271 3176,270 3175,269 3175,267 3174,265 3174,263 3174,261 3173,262 3173,263 3173,265 3172,268 3171,270 3171,271 3171,270 3170,270 3170,268 3169,267 3169,265 3169,263 3168,261 3167,261 3167,263 3167,265 3166,267 3166,269 3165,270 3165,271 3165,269 3164,268 3164,267 3164,265 3163,263 3162,261 3162,263 3161,264 3161,267 3160,270 3160,271 3160,270 3159,269 3158,268 3158,266 3158,264 3157,262 3157,261 3156,261 3156,265 3155,267 3155,269 3155,270 3154,270 3153,268 3153,267 3153,265 3152,263 3152,262 3151,261 3151,260 3151,261 3150,263 3149,267 3149,269 3149,270 3148,270 3148,268 3147,267 3147,265 3146,262 3146,261 3146,260 3145,261 3144,263 3144,267 3144,269 3143,270 3143,269 3142,268 3142,267 3142,265 3141,263 3140,261 3140,259 3139,259 3139,262 3138,266 3138,268 3138,270 3137,268 3137,267 3137,266 3136,265 3135,263 3135,261 3135,259 3134,259 3134,260 3133,263 3133,266 3133,268 3132,269 3131,268 3131,267 3131,266 3130,265 3130,263 3129,261 3129,259 3128,260 3128,262 3128,265 3127,267 3126,268 3126,267 3126,266 3125,266 3125,264 3124,263 3124,260 3124,258 3123,258 3122,259 3122,263 3122,265 3121,267 3121,268 3120,268 3120,267 3120,266 3119,264 3119,262 3119,260 3118,258 3117,258 3117,259 3117,262 3116,265 3116,267 3115,268 3115,267 3115,266 3114,265 3113,263 3113,261 3113,259 3112,258 3111,259 3111,261 3111,264 3110,266 3110,267 3109,266 3108,265 3108,263 3108,261 3107,259 3107,258 3106,258 3106,259 3106,261 3105,264 3104,266 3104,267 3103,266 3103,264 3103,263 3102,261 3102,259 3101,257 3101,258 3100,260 3099,263 3099,265 3099,267 3098,267 3098,265 3097,264 3097,262 3097,260 3096,259 3095,258 3095,257 3095,258 3094,260 3094,263 3094,266 3093,267 3092,265 3092,263 3092,262 3091,260 3090,259 3090,257 3090,256 3089,258 3089,260 3088,263 3088,265 3088,267 3087,266 3086,264 3086,262 3086,261 3085,260 3085,258 3084,257 3084,256 3084,257 3083,259 3083,263 3083,265 3082,266 3081,265 3081,264 3081,263 3080,262 3080,260 3079,258 3079,256 3078,257 3077,259 3077,263 3077,265 3076,265 3076,264 3075,263 3075,261 3074,259 3074,257 3074,255 3073,254 3072,256 3072,259 3072,262 3071,264 3071,265 3070,264 3070,263 3070,262 3069,261 3068,259 3068,256 3068,255 3067,255 3067,257 3067,259 3066,262 3066,264 3065,265 3065,264 3065,263 3064,262 3063,261 3063,258 3063,257 3062,255 3062,254 3061,256 3061,258 3061,261 3060,263 3059,263 3058,261 3058,260 3058,258 3057,256 3057,254 3056,254 3056,256 3056,258 3055,261 3054,263 3054,264 3053,263 3053,261 3052,260 3052,258 3052,256 3051,254 3050,254 3050,256 3050,258 3049,261 3049,263 3048,263 3048,262 3047,261 3047,259 3047,256 3046,255 3045,254 3045,256 3044,258 3044,260 3043,262 3043,263 3042,261 3042,259 3042,258 3041,257 3040,256 3040,254 3039,255 3039,257 3038,259 3038,262 3038,263 3037,263 3036,261 3036,260 3036,258 3035,257 3035,254 3034,253 3034,252 3034,254 3033,256 3033,258 3033,261 3032,263 3031,262 3031,261 3031,259 3030,258 3030,256 3029,255 3029,253 3029,252 3028,254 3027,256 3027,259 3027,262 3026,263 3026,262 3025,261 3025,259 3025,258 3024,256 3023,254 3023,252 3022,254 3022,256 3022,259 3021,261 3021,262 3020,261 3020,259 3020,258 3019,258 3018,256 3018,254 3018,252 3017,252 3017,253 3016,255 3016,258 3016,261 3015,261 3015,259 3014,259 3013,258 3013,256 3013,254 3012,252 3012,251 3011,253 3011,255 3011,258 3010,260 3009,261 3009,259 3008,258 3008,257 3007,255 3007,252 3007,250 3006,250 3006,252 3006,255 3005,258 3004,260 3004,261 3004,260 3003,259 3003,258 3002,256 3002,254 3002,252 3001,251 3000,251 3000,252 3000,255 2999,258 2999,259 2998,260 2998,259 2997,258 2997,256 2997,254 2996,252 2995,250 2995,252 2994,254 2994,256 2993,258 2993,259 2993,260 2992,259 2991,258 2991,256 2991,254 2990,252 2990,250 2989,250 2989,252 2989,254 2988,256 2988,259 2988,261 2987,260 2986,259 2986,258 2986,256 2985,254 2985,252 2984,250 2984,251 2983,254 2982,256 2982,259 2981,259 2981,258 2980,256 2980,254 2980,252 2979,251 2979,250 2978,251 2977,252 2977,256 2977,258 2976,259 2975,258 2975,256 2975,255 2974,254 2973,252 2973,250 2973,249 2972,250 2972,252 2971,256 2971,258 2971,259 2970,258 2970,256 2969,254 2968,252 2968,251 2968,249 2967,248 2967,249 2966,252 2966,255 2966,258 2965,259 2964,258 2964,256 2964,255 2963,254 2963,252 2962,250 2962,249 2962,248 2961,250 2961,252 2961,255 2960,258 2959,258 2959,256 2958,255 2958,254 2957,252 2957,250 2957,249 2956,248 2955,249 2955,251 2955,254 2954,257 2954,258 2953,256 2953,255 2952,254 2952,252 2952,250 2951,248 2950,247 2950,249 2950,251 2949,254 2949,256 2948,257 2948,256 2947,255 2946,253 2946,252 2946,249 2945,247 2944,249 2944,251 2944,254 2943,256 2943,257 2943,256 2942,255 2941,254 2941,252 2941,250 2940,248 2940,247 2939,247 2939,249 2939,250 2938,253 2937,255 2937,256 2936,255 2936,254 2935,252 2935,250 2935,249 2934,247 2934,249 2933,250 2932,253 2932,255 2932,256 2931,256 2931,255 2930,253 2930,252 2930,250 2929,248 2928,247 2928,246 2928,247 2927,249 2927,252 2927,254 2926,256 2925,254 2925,253 2925,251 2924,249 2923,248 2923,247 2923,246 2922,247 2922,249 2921,252 2921,255 2921,256 2920,256 2919,254 2919,252 2919,251 2918,249 2918,248 2918,246 2917,245 2917,247 2916,249 2916,252 2916,254 2915,256 2914,255 2914,253 2914,251 2913,250 2913,249 2912,247 2912,246 2912,245 2911,246 2910,248 2910,251 2910,254 2909,255 2909,254 2909,253 2908,252 2908,250 2907,249 2907,247 2907,245 2906,245 2905,246 2905,248 2905,251 2904,254 2903,254 2903,253 2903,251 2902,250 2901,249 2901,246 2901,244 2900,243 2900,245 2900,248 2899,251 2899,254 2898,254 2898,252 2897,251 2896,250 2896,248 2896,246 2895,244 2894,246 2894,248 2894,251 2893,253 2892,254 2892,253 2892,252 2891,251 2891,250 2891,247 2890,246 2890,244 2889,243 2889,245 2889,247 2888,250 2887,252 2886,252 2886,250 2885,249 2885,247 2885,245 2884,243 2883,243 2883,245 2883,247 2882,249 2882,252 2882,253 2881,253 2881,252 2880,250 2880,249 2880,247 2879,245 2878,243 2878,245 2877,246 2877,249 2876,252 2875,251 2875,249 2875,247 2874,245 2873,244 2873,243 2872,244 2872,246 2871,249 2871,251 2871,252 2870,252 2869,250 2869,249 2869,248 2868,246 2868,245 2867,243 2867,244 2866,246 2866,249 2866,250 2865,252 2864,252 2864,250 2864,249 2863,247 2863,246 2862,243 2862,242 2861,243 2860,245 2860,248 2860,250 2859,252 2859,251 2858,250 2858,249 2858,247 2857,245 2857,243 2857,242 2856,241 2855,243 2855,245 2855,249 2854,250 2854,252 2853,251 2853,249 2853,248 2852,247 2851,245 2851,243 2851,241 2850,241 2850,243 2849,245 2849,247 2849,250 2848,250 2848,249 2847,247 2846,247 2846,245 2846,243 2845,241 2845,240 2844,242 2844,244 2844,247 2843,250 2842,250 2842,249 2841,248 2841,247 2840,245 2840,243 2840,241 2839,240 2839,241 2839,244 2838,247 2837,249 2837,250 2836,248 2836,247 2835,245 2835,243 2835,241 2834,240 2833,239 2833,241 2833,243 2832,247 2832,249 2831,249 2831,248 2830,247 2830,245 2830,243 2829,241 2828,240 2828,241 2827,243 2827,246 2826,248 2826,249 2825,248 2824,247 2824,245 2824,243 2823,241 2823,240 2822,239 2822,241 2822,243 2821,245 2821,247 2821,249 2820,249 2819,247 2819,246 2819,244 2818,242 2818,240 2817,239 2817,241 2816,242 2815,245 2815,247 2815,249 2814,249 2814,247 2813,245 2813,244 2813,242 2812,240 2812,239 2811,240 2810,242 2810,245 2810,247 2809,248 2808,246 2808,245 2808,243 2807,241 2806,240 2806,239 2806,238 2805,240 2805,241 2804,244 2804,247 2804,248 2803,247 2803,246 2803,245 2802,243 2801,242 2801,240 2801,238 2800,238 2800,239 2799,241 2799,244 2799,247 2798,247 2797,247 2797,246 2797,244 2796,243 2796,241 2795,240 2795,238 2795,237 2794,238 2794,240 2794,244 2793,246 2792,247 2792,245 2791,243 2791,242 2790,241 2790,239 2790,237 2789,237 2788,238 2788,241 2788,244 2787,246 2787,247 2786,246 2786,245 2786,243 2785,242 2785,241 2785,238 2784,237 2783,236 2783,238 2783,240 2782,243 2782,245 2781,245 2781,243 2780,243 2779,241 2779,240 2779,238 2778,236 2777,238 2777,240 2777,243 2776,245 2775,245 2774,243 2774,241 2774,240 2773,238 2773,236 2772,236 2772,238 2772,240 2771,242 2770,245 2769,243 2769,242 2769,241 2768,239 2768,236 2767,235 2767,236 2767,237 2766,239 2765,241 2765,243 2765,245 2764,244 2764,243 2763,242 2763,240 2763,239 2762,237 2761,236 2761,237 2760,239 2760,241 2760,243 2759,245 2758,243 2758,241 2758,240 2757,238 2756,236 2756,234 2755,236 2755,238 2754,240 2754,243 2754,244 2753,243 2752,243 2752,241 2752,240 2751,238 2751,236 2751,234 2750,234 2750,235 2749,238 2749,240 2749,243 2748,244 2746,243 2746,242 2746,241 2745,239 2745,238 2744,236 2744,234 2743,236 2742,238 2742,240 2742,242 2741,243 2741,241 2740,240 2740,238 2739,238 2739,236 2739,234 2738,234 2737,234 2737,236 2737,240 2736,242 2736,243 2735,242 2735,241 2735,240 2734,239 2733,238 2733,235 2733,234 2732,233 2732,234 2732,236 2731,240 2731,241 2730,243 2730,242 2730,241 2729,240 2728,238 2728,237 2728,234 2727,233 2727,232 2726,233 2726,236 2726,239 2725,241 2724,242 2724,241 2724,240 2723,239 2723,238 2723,236 2722,234 2722,233 2721,232 2721,234 2721,236 2720,239 2719,241 2718,240 2718,239 2717,238 2717,236 2717,234 2716,233 2715,232 2715,233 2715,235 2714,238 2714,240 2714,241 2713,240 2712,238 2712,237 2712,235 2711,233 2710,231 2710,233 2709,235 2709,238 2708,240 2708,241 2707,240 2706,238 2706,236 2706,235 2705,233 2705,231 2704,233 2704,234 2703,238 2703,240 2702,240 2701,239 2701,238 2701,236 2700,234 2700,232 2699,231 2699,232 2698,234 2697,236 2697,238 2697,240 2696,240 2696,238 2696,236 2695,235 2695,234 2694,233 2694,231 2693,232 2692,234 2692,236 2692,238 2691,240 2691,239 2690,238 2690,237 2690,235 2689,233 2689,231 2689,230 2688,229 2687,231 2687,233 2687,235 2686,238 2686,239 2685,239 2685,238 2685,236 2684,234 2683,233 2683,231 2683,230 2682,229 2682,231 2681,233 2681,236 2681,238 2680,239 2680,238 2680,236 2679,236 2678,234 2678,233 2678,231 2677,229 2676,230 2676,232 2676,234 2675,237 2674,238 2674,237 2674,236 2673,234 2672,233 2672,231 2672,229 2671,228 2671,229 2671,232 2670,234 2669,237 2669,238 2669,237 2668,236 2668,235 2667,234 2667,232 2667,230 2666,228 2665,227 2665,229 2665,232 2664,234 2664,236 2663,238 2663,237 2663,236 2662,234 2662,233 2662,231 2661,229 2660,227 2660,229 2659,231 2659,234 2658,236 2658,237 2658,236 2657,235 2656,234 2656,233 2656,231 2655,229 2655,227 2654,227 2654,229 2654,231 2653,233 2653,236 2652,236 2651,235 2651,234 2651,232 2650,231 2650,229 2649,227 2649,226 2649,228 2648,230 2647,233 2647,234 2647,236 2646,236 2646,234 2645,234 2645,232 2645,230 2644,227 2643,228 2642,229 2642,233 2642,234 2641,236 2640,234 2640,233 2640,231 2639,229 2638,228 2638,227 2638,226 2637,227 2637,229 2636,232 2636,234 2636,235 2635,234 2635,233 2635,232 2634,230 2633,229 2633,227 2633,226 2632,225 2632,227 2631,229 2631,231 2631,234 2630,235 2629,234 2629,233 2629,232 2628,231 2628,229 2627,227 2627,226 2627,225 2626,227 2626,228 2626,231 2625,234 2624,235 2624,234 2624,233 2623,231 2623,230 2622,228 2622,227 2622,225 2621,224 2620,225 2620,227 2620,231 2619,233 2619,234 2618,232 2618,231 2617,229 2617,228 2617,226 2616,224 2615,224 2615,225 2615,228 2614,231 2614,233 2613,234 2613,233 2613,232 2612,231 2611,229 2611,228 2611,226 2610,225 2610,224 2610,225 2609,227 2609,230 2608,232 2608,233 2608,232 2607,231 2606,230 2606,229 2606,227 2605,225 2605,224 2604,223 2604,225 2604,227 2603,229 2602,231 2602,233 2601,232 2601,230 2601,229 2600,227 2600,225 2599,224 2599,223 2599,225 2598,227 2597,229 2597,232 2597,233 2596,232 2596,231 2595,229 2595,228 2595,226 2594,224 2593,222 2593,223 2593,224 2592,226 2592,229 2592,231 2591,231 2590,231 2590,229 2590,227 2589,226 2588,224 2588,223 2587,224 2587,226 2586,228 2586,231 2586,232 2585,231 2584,230 2584,229 2584,228 2583,226 2583,224 2583,222 2582,222 2582,224 2581,225 2581,227 2581,230 2580,231 2579,231 2579,230 2579,229 2578,227 2578,225 2577,224 2577,223 2577,222 2576,223 2575,225 2575,228 2575,231 2574,231 2574,229 2573,227 2572,225 2572,224 2572,222 2571,221 2570,223 2570,225 2570,227 2569,229 2569,231 2568,230 2568,229 2568,227 2567,226 2566,225 2566,223 2566,222 2565,221 2565,222 2565,224 2564,227 2564,229 2563,231 2563,229 2563,228 2562,227 2561,226 2561,225 2561,223 2560,221 2560,220 2559,221 2559,224 2559,227 2558,229 2557,229 2557,228 2556,227 2556,225 2556,224 2555,222 2555,220 2554,220 2554,221 2554,224 2553,226 2552,229 2551,227 2551,226 2550,225 2550,224 2550,221 2549,220 2548,219 2548,222 2548,224 2547,226 2547,228 2547,229 2546,228 2546,227 2545,226 2545,225 2545,223 2544,221 2543,220 2543,219 2543,220 2542,222 2542,225 2541,227 2541,228 2541,227 2540,227 2539,226 2539,225 2539,223 2538,221 2538,219 2537,220 2537,222 2536,225 2536,227 2536,228 2535,228 2534,227 2534,225 2534,224 2533,222 2533,220 2532,218 2532,220 2531,222 2530,225 2530,227 2529,227 2529,226 2529,225 2528,223 2528,221 2527,220 2527,218 2526,220 2525,222 2525,224 2525,226 2524,227 2523,226 2523,224 2523,223 2522,222 2521,220 2521,218 2520,219 2520,220 2520,223 2519,225 2519,227 2518,226 2518,225 2518,224 2517,223 2516,221 2516,219 2516,218 2515,217 2515,218 2514,220 2514,222 2514,225 2513,226 2513,224 2512,223 2511,222 2511,220 2511,219 2510,218 2510,216 2509,218 2509,220 2509,223 2508,225 2507,226 2507,225 2507,224 2506,223 2506,222 2505,220 2505,218 2505,216 2504,216 2504,218 2504,220 2503,222 2502,224 2502,225 2501,224 2501,222 2500,222 2500,220 2500,218 2499,216 2498,216 2498,219 2497,222 2497,224 2496,225 2496,224 2495,223 2495,222 2495,220 2494,218 2493,216 2493,217 2492,219 2492,222 2491,224 2491,225 2491,224 2490,223 2489,222 2489,221 2489,219 2488,217 2488,215 2487,215 2487,217 2487,219 2486,222 2486,224 2486,225 2485,224 2484,223 2484,222 2484,220 2483,218 2483,216 2482,215 2482,217 2481,218 2480,222 2480,223 2480,224 2479,224 2479,223 2478,221 2478,220 2478,218 2477,217 2477,215 2476,216 2475,218 2475,220 2475,222 2474,224 2473,222 2473,221 2473,220 2472,218 2471,216 2471,215 2470,216 2470,217 2469,220 2469,222 2469,224 2468,223 2468,222 2468,220 2467,219 2466,217 2466,216 2466,215 2465,214 2465,215 2464,217 2464,220 2464,222 2463,223 2462,222 2462,221 2462,219 2461,218 2461,216 2461,215 2460,214 2460,213 2459,215 2459,216 2459,218 2458,221 2457,222 2457,220 2456,219 2456,218 2455,217 2455,215 2455,214 2454,213 2453,214 2453,216 2453,219 2452,221 2452,222 2452,221 2451,220 2451,219 2450,218 2450,216 2450,215 2449,213 2448,212 2448,213 2448,215 2447,218 2447,221 2446,222 2446,221 2446,220 2445,218 2444,217 2444,216 2444,214 2443,212 2443,211 2443,213 2442,216 2442,218 2441,220 2441,221 2441,220 2440,219 2439,218 2439,217 2439,215 2438,213 2438,212 2437,211 2437,213 2437,215 2436,217 2435,219 2435,220 2434,218 2434,216 2433,215 2433,213 2432,211 2432,212 2431,215 2430,217 2430,219 2430,220 2429,220 2429,219 2428,217 2428,216 2428,215 2427,212 2426,211 2426,212 2425,214 2425,216 2425,219 2424,220 2424,219 2423,218 2423,216 2423,215 2422,213 2421,211 2421,210 2420,211 2420,214 2419,216 2419,218 2418,218 2417,218 2417,216 2417,215 2416,213 2416,211 2415,210 2415,211 2414,213 2414,215 2414,218 2413,219 2412,218 2412,217 2412,216 2411,215 2411,213 2410,211 2410,209 2409,211 2408,212 2408,215 2408,216 2407,218 2407,216 2406,215 2406,213 2405,212 2405,211 2405,209 2404,209 2403,210 2403,212 2403,215 2402,217 2402,218 2401,218 2401,216 2401,215 2400,213 2399,212 2399,211 2399,209 2398,208 2398,209 2398,211 2397,214 2397,216 2396,217 2396,216 2396,215 2395,214 2394,213 2394,211 2394,210 2393,209 2393,208 2392,209 2392,211 2392,213 2391,216 2390,217 2390,216 2390,215 2389,214 2389,213 2389,211 2388,209 2388,208 2387,207 2387,208 2387,210 2386,213 2385,216 2384,215 2384,213 2383,212 2383,211 2383,209 2382,207 2381,206 2381,207 2381,210 2380,213 2380,215 2380,216 2379,215 2379,214 2378,213 2378,212 2378,210 2377,208 2376,207 2376,206 2376,208 2375,210 2375,213 2374,215 2373,213 2372,213 2372,211 2372,209 2371,208 2371,206 2370,207 2370,209 2369,212 2369,213 2369,215 2368,214 2367,213 2367,212 2367,211 2366,209 2366,207 2365,205 2365,207 2364,209 2363,211 2363,213 2363,215 2362,215 2362,213 2362,212 2361,210 2361,209 2360,207 2360,206 2359,206 2358,208 2358,211 2358,213 2357,214 2357,213 2356,212 2356,211 2356,209 2355,207 2354,206 2354,205 2353,206 2353,207 2353,210 2352,212 2352,213 2351,213 2351,212 2351,211 2350,209 2349,208 2349,207 2349,205 2348,204 2348,206 2347,207 2347,210 2347,212 2346,213 2346,211 2345,211 2344,209 2344,207 2344,205 2343,204 2342,204 2342,206 2342,209 2341,212 2340,213 2340,211 2339,209 2339,208 2338,207 2338,206 2338,204 2337,203 2337,204 2337,206 2336,209 2335,211 2335,213 2335,212 2334,210 2334,209 2333,208 2333,207 2333,205 2332,203 2331,203 2331,204 2331,206 2330,209 2330,211 2329,212 2329,211 2329,210 2328,209 2328,207 2328,206 2327,205 2326,203 2326,202 2326,203 2325,206 2325,208 2324,211 2323,209 2322,209 2322,207 2322,206 2321,204 2321,202 2320,202 2320,203 2320,205 2319,208 2319,209 2319,211 2318,210 2317,209 2317,207 2317,206 2316,205 2316,203 2315,201 2315,203 2314,205 2313,207 2313,209 2313,210 2312,209 2311,207 2311,206 2311,204 2310,203 2310,202 2309,202 2308,204 2308,207 2308,209 2307,210 2307,209 2306,209 2306,207 2306,206 2305,204 2304,203 2304,201 2304,200 2303,202 2303,204 2302,206 2302,208 2302,209 2301,209 2301,208 2301,207 2300,206 2299,204 2299,202 2299,201 2298,200 2298,202 2297,204 2297,206 2297,208 2296,210 2295,209 2295,208 2295,207 2294,205 2294,204 2293,202 2293,201 2293,200 2292,202 2292,204 2292,206 2291,208 2290,209 2290,207 2289,206 2289,205 2288,203 2288,202 2288,200 2287,200 2286,201 2286,202 2286,205 2285,207 2285,209 2285,208 2284,207 2284,206 2283,204 2283,203 2283,201 2282,200 2281,199 2281,200 2281,202 2280,205 2280,207 2279,208 2279,207 2279,206 2278,205 2277,204 2277,202 2277,200 2276,199 2276,198 2276,199 2275,201 2275,204 2274,206 2274,207 2273,206 2272,204 2272,203 2272,202 2271,200 2271,198 2270,198 2270,199 2270,201 2269,204 2268,206 2268,207 2268,206 2267,205 2267,204 2267,203 2266,202 2266,199 2265,198 2265,197 2265,198 2264,200 2263,203 2263,205 2263,206 2262,206 2262,204 2261,204 2261,202 2261,201 2260,199 2259,197 2259,198 2258,200 2258,203 2258,205 2257,206 2256,205 2256,203 2256,202 2255,200 2254,198 2254,197 2254,196 2253,198 2253,199 2252,202 2252,204 2252,205 2251,204 2250,203 2250,202 2250,200 2249,199 2249,197 2249,196 2248,196 2248,197 2247,199 2247,202 2247,203 2246,204 2245,204 2245,203 2245,202 2244,200 2244,199 2243,197 2243,196 2242,197 2241,198 2241,201 2241,203 2240,204 2240,203 2239,202 2239,200 2238,199 2238,197 2238,195 2237,195 2236,197 2236,198 2236,200 2235,202 2235,204 2234,204 2234,203 2234,201 2233,200 2232,198 2232,197 2232,195 2231,195 2231,196 2231,198 2230,200 2230,203 2229,204 2229,202 2228,200 2227,199 2227,198 2227,197 2226,195 2226,194 2225,196 2225,198 2225,200 2224,202 2223,203 2223,202 2223,201 2222,200 2222,198 2222,197 2221,195 2221,194 2220,193 2220,195 2220,196 2219,199 2218,202 2218,203 2218,202 2217,201 2217,200 2216,198 2216,197 2216,195 2215,194 2214,193 2214,194 2214,196 2213,199 2213,201 2213,202 2212,202 2212,200 2211,199 2211,198 2211,197 2210,195 2209,193 2208,196 2208,198 2207,201 2207,200 2206,199 2205,198 2205,196 2204,194 2204,193 2204,192 2203,194 2203,195 2202,198 2202,200 2202,201 2201,200 2200,200 2200,198 2200,197 2199,195 2199,194 2198,193 2198,191 2198,193 2197,195 2197,198 2197,199 2196,200 2195,200 2195,199 2195,198 2194,197 2194,195 2193,193 2193,191 2192,193 2191,194 2191,197 2191,198 2190,200 2189,198 2189,197 2189,196 2188,194 2187,193 2187,191 2186,192 2186,194 2186,197 2185,198 2185,200 2184,199 2184,198 2184,197 2183,195 2182,193 2182,192 2182,191 2181,191 2181,192 2180,193 2180,196 2180,198 2179,199 2179,198 2178,196 2177,195 2177,193 2177,192 2176,191 2175,191 2175,193 2175,196 2174,198 2173,199 2173,198 2173,197 2172,196 2172,195 2171,193 2171,191 2171,189 2170,189 2170,190 2170,192 2169,195 2168,197 2168,198 2167,197 2167,195 2166,193 2166,192 2166,191 2165,189 2164,189 2164,192 2163,195 2163,197 2162,198 2162,197 2162,195 2161,195 2161,193 2161,192 2160,191 2159,189 2158,191 2158,193 2157,196 2157,197 2157,196 2156,195 2155,194 2155,193 2155,191 2154,189 2154,188 2153,188 2153,191 2152,193 2152,195 2152,197 2151,196 2150,195 2150,194 2150,193 2149,191 2149,189 2148,188 2148,189 2147,191 2146,193 2146,195 2146,196 2145,195 2145,194 2144,193 2144,192 2144,190 2143,188 2143,187 2143,186 2142,188 2141,190 2141,193 2141,194 2140,195 2140,194 2139,193 2139,192 2139,191 2138,189 2137,188 2137,186 2136,187 2136,189 2135,191 2135,193 2135,195 2134,194 2134,193 2134,192 2133,190 2132,189 2132,188 2132,186 2131,185 2131,186 2130,189 2130,191 2130,193 2129,193 2128,194 2128,192 2128,191 2127,190 2127,188 2126,186 2126,185 2125,186 2125,188 2125,190 2124,193 2123,194 2123,193 2123,192 2122,191 2122,189 2121,188 2121,186 2121,185 2120,185 2119,186 2119,188 2119,190 2118,192 2118,193 2117,193 2117,191 2117,190 2116,189 2116,187 2116,186 2115,184 2114,184 2114,185 2114,187 2113,189 2113,191 2112,193 2112,191 2111,189 2110,188 2110,186 2109,184 2109,183 2109,184 2108,186 2108,189 2107,191 2107,192 2107,191 2106,190 2105,189 2105,188 2105,186 2104,184 2104,182 2103,182 2103,183 2103,185 2102,188 2101,190 2101,191 2100,189 2100,188 2100,187 2099,186 2099,184 2098,182 2098,184 2097,186 2096,188 2096,191 2095,191 2095,189 2094,188 2094,186 2093,184 2092,183 2092,182 2092,183 2091,185 2091,188 2091,189 2090,190 2090,189 2089,188 2089,186 2088,185 2087,183 2087,182 2087,181 2086,182 2086,184 2085,187 2085,189 2084,189 2083,189 2083,188 2083,186 2082,184 2082,182 2082,181 2081,181 2081,182 2080,184 2080,186 2080,189 2079,189 2078,189 2078,188 2078,186 2077,185 2077,184 2076,182 2076,181 2075,181 2074,183 2074,186 2074,187 2073,188 2073,187 2072,186 2072,184 2071,182 2071,181 2070,180 2069,181 2069,182 2069,185 2068,187 2068,188 2067,188 2067,187 2067,186 2066,184 2065,183 2065,181 2065,179 2064,179 2064,181 2064,182 2063,184 2063,186 2062,188 2062,187 2062,186 2061,185 2060,183 2060,181 2059,179 2058,179 2058,181 2058,184 2057,186 2056,187 2056,186 2055,184 2055,183 2055,182 2054,181 2054,179 2053,179 2053,180 2053,182 2052,184 2051,185 2051,186 2050,184 2049,182 2049,181 2049,180 2048,179 2047,178 2047,179 2047,180 2046,183 2046,186 2045,186 2045,184 2044,183 2044,182 2044,181 2043,179 2042,177 2042,178 2041,180 2041,182 2040,185 2040,186 2039,184 2039,183 2039,181 2038,181 2037,179 2037,177 2036,177 2036,180 2035,182 2035,184 2035,185 2034,184 2033,182 2033,181 2032,179 2032,177 2031,175 2031,177 2030,179 2030,181 2030,182 2029,183 2028,183 2028,182 2028,181 2027,180 2027,179 2026,177 2026,176 2026,175 2025,177 2024,179 2024,181 2024,183 2023,184 2022,183 2022,182 2022,181 2021,179 2020,177 2020,175 2019,177 2019,179 2019,181 2018,182 2018,183 2017,183 2017,182 2017,181 2016,179 2015,178 2015,176 2015,175 2014,175 2014,176 2013,177 2013,181 2013,182 2012,183 2012,182 2012,181 2011,181 2010,179 2010,177 2010,176 2009,175 2008,176 2008,177 2008,179 2007,181 2006,182 2006,181 2005,179 2005,178 2004,177 2004,175 2004,174 2003,173 2003,174 2003,176 2002,179 2001,181 2001,182 2001,181 2000,180 2000,179 1999,177 1999,175 1999,174 1998,173 1997,172 1997,173 1997,175 1996,177 1996,180 1995,181 1995,179 1994,178 1993,177 1993,175 1993,174 1992,173 1992,172 1992,173 1991,175 1991,178 1990,179 1990,181 1990,180 1989,178 1988,177 1988,176 1988,175 1987,173 1987,172 1986,172 1986,173 1986,174 1985,176 1985,178 1985,179 1984,179 1983,177 1983,176 1983,175 1982,174 1982,172 1981,171 1981,170 1981,171 1980,173 1979,176 1979,178 1979,179 1978,179 1978,177 1977,177 1977,175 1977,174 1976,172 1976,171 1975,172 1974,174 1974,176 1974,178 1973,180 1973,179 1972,177 1972,176 1972,175 1971,173 1970,172 1970,170 1969,171 1969,173 1968,175 1968,177 1968,178 1967,177 1967,175 1966,174 1965,173 1965,171 1965,170 1964,170 1964,171 1963,173 1963,175 1963,177 1962,178 1961,177 1961,175 1960,174 1960,173 1959,171 1959,169 1958,170 1958,172 1958,174 1957,176 1956,177 1956,175 1955,175 1955,173 1954,171 1954,170 1954,168 1953,168 1952,170 1952,171 1952,173 1951,175 1951,177 1950,177 1950,175 1950,173 1949,172 1949,171 1949,170 1948,168 1947,168 1947,170 1946,173 1946,175 1945,175 1945,174 1944,173 1943,172 1943,170 1943,169 1942,168 1941,168 1941,170 1941,172 1940,175 1940,176 1939,175 1938,173 1938,172 1938,171 1937,169 1937,168 1936,166 1936,168 1936,169 1935,172 1934,174 1934,175 1934,174 1933,173 1933,172 1933,170 1932,168 1932,167 1931,166 1931,165 1931,166 1930,168 1929,171 1929,173 1929,174 1928,173 1928,172 1927,171 1927,170 1927,169 1926,168 1925,166 1925,167 1924,169 1924,172 1924,173 1923,173 1922,172 1922,171 1922,170 1921,168 1920,166 1920,165 1920,164 1919,166 1919,167 1918,170 1918,172 1917,172 1916,171 1916,170 1916,169 1915,168 1915,166 1915,164 1914,163 1914,165 1913,167 1913,170 1913,172 1912,172 1911,172 1911,171 1911,170 1910,169 1910,167 1909,165 1909,164 1909,163 1908,164 1907,166 1907,168 1907,170 1906,172 1906,170 1906,169 1905,168 1905,167 1904,165 1904,164 1904,163 1903,162 1902,163 1902,165 1902,167 1901,169 1901,170 1900,170 1900,169 1900,168 1899,166 1898,164 1898,163 1898,162 1897,161 1897,163 1897,164 1896,166 1896,169 1895,170 1895,169 1894,168 1893,167 1893,165 1893,164 1892,163 1892,162 1891,163 1891,164 1891,166 1890,168 1889,170 1889,169 1889,168 1888,166 1888,165 1888,163 1887,162 1887,161 1886,161 1886,162 1886,163 1885,166 1884,168 1883,167 1883,166 1882,164 1882,163 1881,161 1880,160 1880,162 1880,163 1879,165 1879,167 1879,168 1878,168 1878,166 1877,166 1877,164 1877,163 1876,161 1875,160 1875,159 1875,160 1874,161 1874,164 1873,166 1873,168 1873,166 1872,165 1872,164 1871,162 1870,161 1870,159 1870,158 1869,159 1869,161 1868,164 1868,166 1868,167 1867,166 1866,165 1866,164 1866,163 1865,161 1865,160 1864,159 1864,158 1864,159 1863,161 1863,164 1863,166 1862,166 1861,166 1861,164 1860,163 1860,161 1859,160 1859,158 1858,159 1857,161 1857,163 1857,165 1856,166 1855,164 1855,163 1854,161 1853,159 1853,158 1853,157 1852,158 1852,160 1852,163 1851,164 1851,165 1850,164 1850,163 1849,161 1848,159 1848,157 1848,156 1847,156 1847,157 1846,159 1846,162 1846,163 1845,164 1845,163 1844,162 1843,161 1843,159 1843,157 1842,156 1842,155 1841,157 1841,158 1841,161 1840,163 1839,163 1839,162 1838,161 1838,159 1837,157 1837,156 1837,155 1836,154 1836,155 1836,157 1835,159 1834,161 1834,162 1833,161 1833,159 1832,158 1832,157 1832,156 1831,154 1830,154 1830,155 1830,157 1829,159 1829,161 1828,163 1828,161 1827,160 1826,159 1826,157 1826,156 1825,154 1825,155 1824,157 1824,159 1823,161 1823,162 1823,161 1822,160 1821,159 1821,157 1821,155 1820,154 1820,153 1819,152 1819,153 1819,155 1818,157 1818,159 1818,161 1817,160 1816,159 1816,158 1816,157 1815,156 1815,154 1814,153 1814,154 1813,155 1812,157 1812,159 1812,160 1811,159 1810,157 1810,156 1810,155 1809,154 1809,152 1808,152 1807,154 1807,157 1807,159 1806,160 1806,159 1805,159 1805,157 1805,156 1804,155 1803,154 1803,152 1803,151 1802,152 1802,154 1801,156 1801,157 1801,159 1800,158 1800,156 1800,155 1799,154 1798,153 1798,151 1798,150 1797,149 1797,151 1796,152 1796,155 1796,157 1795,157 1794,157 1794,156 1794,155 1793,155 1793,154 1792,152 1792,150 1791,151 1791,152 1791,155 1790,156 1789,157 1789,156 1788,155 1788,154 1787,152 1787,150 1787,149 1786,148 1785,150 1785,151 1785,153 1784,155 1783,156 1783,155 1783,154 1782,152 1782,151 1782,149 1781,148 1780,148 1780,149 1780,150 1779,152 1779,154 1778,156 1778,155 1778,154 1777,153 1776,152 1776,150 1776,149 1775,148 1775,146 1775,148 1774,150 1774,152 1773,154 1772,153 1771,152 1771,151 1771,150 1770,148 1770,147 1769,146 1769,147 1769,148 1768,150 1767,153 1767,154 1766,152 1766,150 1765,149 1765,148 1764,146 1763,148 1762,151 1762,153 1762,154 1761,153 1761,152 1760,151 1760,150 1760,148 1759,146 1758,145 1758,146 1757,147 1757,150 1757,152 1756,153 1756,152 1755,151 1755,149 1754,148 1753,146 1753,145 1753,144 1752,145 1752,147 1751,149 1751,151 1751,152 1750,151 1749,150 1749,149 1749,148 1748,147 1748,145 1748,144 1747,144 1747,145 1746,146 1746,148 1746,150 1745,151 1744,151 1744,150 1744,149 1743,148 1743,147 1742,145 1742,143 1741,145 1740,146 1740,148 1740,150 1739,151 1739,150 1738,148 1737,146 1737,145 1737,143 1736,143 1735,144 1735,146 1735,148 1734,150 1734,151 1733,150 1733,149 1733,148 1732,146 1731,145 1731,143 1731,142 1730,141 1730,143 1730,145 1729,146 1729,148 1728,148 1727,146 1726,145 1726,144 1726,143 1725,141 1724,142 1724,143 1724,146 1723,148 1722,148 1722,147 1721,146 1721,145 1721,144 1720,142 1720,140 1719,140 1719,141 1719,143 1718,145 1717,146 1717,148 1717,147 1716,146 1716,145 1715,144 1715,142 1715,141 1714,140 1713,140 1713,141 1713,142 1712,145 1712,146 1712,147 1711,147 1711,146 1710,145 1710,144 1710,143 1709,141 1708,139 1708,140 1707,142 1707,143 1706,145 1706,146 1705,145 1705,143 1705,142 1704,141 1703,139 1703,138 1702,139 1702,140 1701,143 1701,145 1701,146 1700,145 1699,144 1699,143 1699,142 1698,141 1698,139 1697,137 1697,138 1696,140 1696,143 1696,144 1695,145 1694,145 1694,144 1694,142 1693,141 1693,139 1692,138 1692,136 1691,137 1690,139 1690,141 1690,143 1689,144 1689,143 1688,142 1688,141 1688,140 1687,139 1686,137 1686,136 1685,137 1685,138 1685,141 1684,143 1683,143 1683,141 1682,140 1681,139 1681,137 1681,136 1680,135 1680,136 1679,138 1679,140 1679,142 1678,143 1678,142 1678,141 1677,140 1676,139 1676,137 1676,136 1675,134 1674,136 1674,137 1674,139 1673,141 1672,142 1672,141 1671,140 1671,139 1670,137 1670,136 1670,135 1669,134 1669,136 1669,137 1668,139 1667,141 1667,142 1667,141 1666,140 1666,139 1665,138 1665,136 1665,135 1664,134 1663,133 1663,134 1663,136 1662,137 1662,139 1661,140 1661,141 1661,139 1660,139 1659,137 1659,136 1659,135 1658,134 1658,133 1658,134 1657,135 1657,137 1656,139 1656,141 1656,140 1655,139 1654,137 1654,136 1654,134 1653,133 1653,131 1652,131 1652,132 1652,134 1651,135 1651,137 1651,138 1650,137 1649,136 1649,135 1649,133 1648,132 1648,131 1647,130 1647,129 1647,130 1646,132 1645,134 1645,136 1645,137 1644,136 1644,135 1643,134 1643,132 1642,130 1642,129 1641,130 1640,132 1640,134 1640,136 1639,136 1638,135 1638,134 1638,132 1637,131 1636,129 1636,128 1636,127 1635,127 1635,129 1634,131 1634,133 1634,134 1633,134 1633,132 1632,131 1631,130 1631,128 1631,127 1630,127 1630,128 1629,130 1629,132 1629,134 1628,135 1627,135 1627,134 1627,132 1626,131 1626,130 1626,128 1625,127 1625,126 1624,127 1624,129 1624,132 1623,133 1622,134 1622,132 1621,131 1621,130 1620,128 1620,127 1620,125 1619,125 1618,126 1618,128 1618,129 1617,131 1617,132 1616,131 1616,130 1615,129 1615,128 1615,127 1614,125 1613,124 1613,126 1613,127 1612,130 1612,132 1611,132 1611,131 1610,130 1609,128 1609,127 1609,125 1608,124 1608,125 1607,127 1607,128 1606,130 1606,132 1606,131 1605,130 1604,128 1604,127 1604,126 1603,125 1603,123 1602,123 1602,124 1602,126 1601,128 1600,130 1599,129 1599,128 1599,127 1598,126 1598,125 1597,123 1597,124 1596,125 1595,127 1595,129 1595,130 1594,130 1594,128 1593,127 1593,125 1592,123 1591,123 1591,121 1591,123 1590,124 1590,127 1590,128 1589,129 1589,128 1588,127 1588,125 1587,123 1586,121 1586,120 1586,119 1585,121 1585,122 1584,124 1584,125 1584,127 1583,127 1582,125 1582,123 1581,122 1581,121 1581,119 1580,119 1580,121 1579,122 1579,125 1579,127 1578,127 1577,127 1577,126 1577,125 1576,125 1576,123 1575,121 1575,120 1575,119 1574,120 1573,121 1573,124 1573,125 1572,127 1572,126 1572,125 1571,124 1571,123 1570,121 1570,119 1570,118 1569,117 1568,118 1568,119 1568,122 1567,124 1567,125 1566,124 1566,123 1566,122 1565,121 1564,120 1564,119 1564,118 1563,118 1563,120 1562,122 1562,124 1561,125 1561,124 1561,123 1560,121 1559,120 1559,119 1559,118 1558,116 1557,117 1557,119 1557,121 1556,122 1555,123 1555,122 1554,121 1554,119 1554,118 1553,117 1553,116 1552,116 1552,117 1552,118 1551,119 1550,121 1550,123 1550,122 1549,121 1549,120 1548,119 1548,118 1548,116 1547,115 1546,114 1546,116 1546,117 1545,119 1545,121 1545,122 1544,121 1543,119 1543,118 1543,116 1542,115 1541,114 1540,116 1540,118 1539,119 1539,120 1539,119 1538,119 1537,118 1537,116 1536,114 1536,113 1536,112 1535,114 1535,116 1534,117 1534,118 1534,119 1533,119 1532,118 1532,116 1531,115 1531,114 1530,112 1530,113 1529,114 1529,116 1529,118 1528,119 1527,119 1527,117 1527,116 1526,116 1526,114 1525,112 1525,111 1524,112 1523,114 1523,116 1523,118 1522,119 1522,118 1521,118 1521,116 1521,114 1520,113 1519,112 1519,110 1518,110 1518,112 1518,114 1517,115 1517,116 1516,116 1516,114 1516,113 1515,113 1514,112 1514,110 1514,109 1513,109 1513,110 1512,111 1512,114 1512,116 1511,116 1511,115 1510,114 1509,113 1509,112 1509,110 1508,109 1508,108 1507,109 1507,111 1507,112 1506,114 1505,116 1505,115 1505,114 1504,113 1504,112 1503,110 1503,109 1503,107 1502,107 1502,109 1502,110 1501,112 1500,114 1500,115 1499,114 1499,113 1498,112 1498,110 1498,109 1497,108 1496,107 1496,109 1495,112 1495,114 1494,114 1494,113 1494,112 1493,111 1493,110 1493,109 1492,107 1491,107 1491,105 1491,107 1490,109 1490,110 1489,111 1489,112 1488,111 1487,110 1487,109 1487,108 1486,107 1486,105 1485,105 1485,106 1485,107 1484,110 1484,112 1483,112 1482,110 1482,109 1481,107 1481,106 1480,105 1480,104 1480,105 1479,107 1478,109 1478,110 1478,111 1477,111 1477,110 1476,109 1476,107 1475,105 1475,104 1475,103 1474,105 1473,106 1473,108 1473,110 1472,110 1471,109 1471,108 1471,107 1470,105 1469,104 1469,103 1468,103 1468,105 1468,107 1467,109 1466,109 1466,107 1465,107 1464,105 1464,104 1464,103 1463,101 1463,102 1462,104 1462,106 1462,108 1461,109 1460,108 1460,107 1460,106 1459,105 1459,104 1459,102 1458,101 1457,102 1457,103 1457,106 1456,107 1455,108 1455,107 1454,105 1453,103 1453,101 1452,100 1451,101 1451,103 1451,105 1450,106 1450,107 1450,106 1449,105 1449,104 1448,103 1448,102 1448,101 1447,100 1446,99 1446,100 1446,101 1445,103 1445,105 1444,105 1443,103 1442,102 1442,101 1442,100 1441,98 1441,97 1441,98 1440,100 1440,101 1439,103 1439,104 1439,103 1438,103 1437,102 1437,101 1437,99 1436,98 1436,97 1435,96 1435,98 1435,100 1434,101 1433,103 1433,105 1432,104 1432,102 1431,101 1431,100 1430,98 1429,100 1428,102 1428,103 1427,103 1427,102 1426,101 1426,100 1426,98 1425,97 1424,95 1424,94 1424,95 1423,96 1423,98 1423,100 1422,101 1421,101 1421,100 1421,98 1420,98 1419,96 1419,95 1418,96 1418,98 1417,100 1417,101 1417,103 1416,103 1415,101 1415,99 1414,98 1414,96 1414,95 1413,94 1413,95 1412,96 1412,98 1412,100 1411,100 1410,100 1410,98 1410,96 1409,96 1409,94 1408,93 1408,92 1408,91 1407,92 1406,94 1406,96 1406,98 1405,100 1405,99 1405,98 1404,98 1404,97 1403,96 1403,94 1403,93 1402,92 1401,93 1401,94 1401,96 1400,98 1400,99 1399,99 1399,97 1399,96 1398,95 1397,94 1397,92 1397,91 1396,89 1396,91 1396,92 1395,94 1395,96 1394,98 1394,97 1394,96 1393,96 1392,94 1392,93 1392,92 1391,91 1390,92 1390,94 1390,96 1389,98 1388,99 1388,98 1388,96 1387,95 1387,94 1387,93 1386,92 1386,90 1385,89 1385,91 1385,92 1384,94 1383,95 1382,94 1382,93 1381,92 1381,91 1381,89 1380,88 1379,87 1379,89 1379,90 1378,92 1378,94 1377,94 1377,93 1376,92 1376,91 1376,90 1375,89 1374,87 1374,89 1373,90 1373,92 1372,93 1372,94 1371,92 1370,91 1370,90 1370,88 1369,87 1369,85 1368,87 1367,90 1367,92 1366,92 1365,91 1365,90 1365,89 1364,88 1364,87 1363,85 1363,86 1362,87 1361,89 1361,91 1360,91 1360,90 1360,89 1359,87 1358,85 1358,84 1357,84 1356,85 1356,88 1356,90 1355,91 1354,90 1354,89 1353,87 1353,86 1353,85 1352,84 1351,85 1351,87 1351,89 1350,91 1349,91 1349,90 1349,89 1348,87 1347,85 1347,84 1347,83 1346,82 1346,83 1345,84 1345,85 1345,87 1344,88 1344,87 1344,85 1343,85 1342,84 1342,82 1341,81 1341,80 1340,82 1340,84 1340,85 1339,87 1338,88 1338,87 1337,87 1337,85 1336,84 1336,83 1336,82 1335,81 1335,82 1335,83 1334,85 1333,87 1333,88 1333,87 1332,86 1332,85 1331,84 1331,82 1331,80 1330,78 1329,78 1329,80 1329,82 1328,84 1328,85 1327,85 1327,84 1326,84 1326,82 1326,81 1325,80 1324,79 1324,80 1323,81 1323,84 1322,85 1322,86 1322,85 1321,85 1320,84 1320,82 1319,80 1319,79 1318,78 1318,79 1318,80 1317,82 1317,83 1317,84 1316,84 1315,83 1315,82 1315,80 1314,80 1314,78 1313,76 1313,77 1312,78 1311,81 1311,82 1311,84 1310,83 1310,82 1309,81 1309,80 1309,78 1308,77 1308,76 1308,75 1307,76 1306,78 1306,79 1306,81 1305,82 1304,80 1304,79 1304,77 1303,77 1302,75 1302,74 1301,75 1301,76 1300,79 1300,80 1300,82 1299,80 1299,79 1298,78 1297,77 1297,76 1297,75 1296,75 1296,76 1295,76 1295,78 1295,80 1294,81 1293,81 1293,80 1293,78 1292,77 1292,76 1292,75 1291,73 1291,72 1290,73 1290,74 1290,76 1289,78 1288,79 1288,78 1288,77 1287,77 1287,76 1286,75 1286,73 1286,72 1285,71 1284,73 1284,75 1284,77 1283,78 1283,79 1282,78 1282,76 1281,75 1281,73 1280,72 1279,71 1279,73 1278,75 1278,76 1277,77 1277,76 1276,75 1275,75 1275,73 1275,71 1274,71 1273,73 1273,75 1272,76 1272,77 1271,76 1270,75 1270,74 1270,73 1269,72 1269,70 1268,69 1268,71 1268,72 1267,74 1266,75 1266,76 1266,75 1265,74 1265,73 1265,72 1264,70 1264,67 1263,67 1262,69 1261,71 1261,73 1261,74 1260,74 1260,73 1259,72 1259,71 1259,70 1258,69 1257,68 1257,69 1256,71 1256,73 1255,74 1254,73 1254,72 1254,71 1253,70 1252,69 1252,67 1251,67 1251,68 1250,69 1250,71 1250,73 1249,73 1248,71 1248,70 1248,69 1247,68 1247,66 1246,65 1246,66 1245,67 1245,70 1245,71 1244,73 1243,73 1243,71 1242,69 1242,68 1241,67 1241,66 1241,65 1240,66 1239,67 1239,69 1239,70 1238,71 1238,69 1237,67 1236,66 1236,65 1236,64 1235,63 1234,64 1234,66 1234,67 1233,69 1233,70 1232,69 1232,68 1231,67 1230,66 1230,65 1230,64 1229,64 1229,65 1228,67 1228,68 1227,69 1227,67 1226,66 1225,65 1225,64 1225,62 1224,60 1223,61 1223,63 1223,66 1222,67 1221,67 1220,66 1220,65 1220,63 1219,62 1219,61 1218,60 1218,61 1218,62 1217,64 1216,66 1216,67 1216,66 1215,64 1214,63 1214,62 1214,60 1213,59 1212,58 1212,59 1212,61 1211,62 1211,64 1210,64 1210,63 1209,62 1209,60 1208,59 1207,58 1207,59 1206,60 1206,62 1205,64 1205,66 1204,65 1203,64 1203,62 1202,60 1202,59 1201,60 1201,61 1200,64 1200,65 1199,65 1198,64 1198,62 1198,61 1197,59 1197,58 1196,57 1195,58 1195,60 1195,62 1194,62 1193,62 1193,60 1192,58 1191,56 1191,55 1190,56 1189,57 1189,59 1189,60 1188,61 1187,60 1187,58 1186,57 1186,55 1185,54 1184,55 1184,58 1183,59 1183,60 1182,60 1182,59 1182,58 1181,57 1180,56 1180,55 1180,53 1179,53 1179,54 1178,55 1178,58 1178,59 1177,60 1176,58 1175,57 1175,55 1174,54 1173,55 1173,56 1173,57 1172,59 1171,60 1171,59 1171,58 1170,57 1170,56 1169,55 1169,53 1169,51 1168,51 1168,53 1167,55 1166,57 1165,56 1165,55 1164,55 1164,53 1164,51 1163,51 1162,49 1162,51 1161,54 1161,56 1160,57 1160,56 1160,55 1159,53 1159,51 1158,50 1157,48 1157,49 1156,51 1156,53 1155,54 1155,55 1154,53 1153,53 1153,51 1153,50 1152,49 1151,48 1151,49 1151,50 1150,53 1150,55 1149,55 1148,54 1148,53 1147,52 1147,50 1146,49 1146,50 1145,51 1144,53 1144,55 1143,55 1143,54 1142,52 1142,51 1142,49 1141,48 1141,47 1141,46 1140,47 1139,48 1139,50 1139,52 1138,53 1137,51 1137,49 1136,48 1135,47 1135,46 1135,45 1134,47 1134,49 1133,50 1133,52 1133,53 1132,53 1132,52 1132,51 1131,49 1130,48 1130,47 1130,46 1129,46 1128,47 1128,49 1128,50 1127,51 1126,50 1126,49 1126,48 1125,47 1125,46 1124,45 1124,44 1124,43 1123,44 1123,45 1123,47 1122,49 1121,50 1121,49 1120,48 1119,46 1119,45 1119,44 1118,43 1117,43 1117,45 1117,47 1116,48 1116,49 1115,47 1114,46 1114,44 1114,43 1113,42 1112,41 1112,42 1112,44 1111,46 1111,47 1110,48 1110,46 1109,45 1108,44 1108,43 1108,42 1107,41 1106,43 1106,45 1105,46 1105,47 1105,46 1104,46 1103,44 1102,42 1102,41 1101,41 1101,43 1100,44 1099,46 1099,47 1099,46 1098,46 1098,44 1098,43 1097,42 1097,41 1096,39 1096,40 1095,41 1094,42 1094,45 1093,45 1093,44 1092,43 1092,42 1092,41 1091,39 1090,38 1090,39 1089,40 1089,42 1089,43 1088,44 1087,43 1087,42 1087,41 1086,40 1085,39 1085,38 1084,39 1084,41 1083,42 1083,43 1082,43 1081,42 1081,41 1080,39 1080,38 1080,37 1079,37 1078,38 1078,40 1078,42 1077,42 1076,42 1076,41 1075,39 1074,37 1074,36 1074,35 1073,36 1072,37 1072,40 1072,41 1071,42 1071,41 1070,40 1070,38 1069,37 1069,36 1069,35 1068,34 1067,36 1067,37 1067,38 1066,39 1066,41 1065,41 1065,39 1065,37 1064,37 1063,36 1063,35 1063,34 1062,33 1062,35 1062,36 1061,37 1061,39 1060,40 1060,39 1059,38 1058,37 1058,36 1058,34 1057,33 1056,33 1056,35 1056,36 1055,38 1054,39 1054,37 1053,37 1053,35 1052,33 1052,32 1051,31 1051,33 1050,36 1049,37 1048,37 1048,35 1047,34 1047,33 1047,31 1046,31 1045,33 1044,35 1044,36 1044,37 1043,36 1043,35 1042,34 1042,33 1042,32 1041,31 1040,29 1040,30 1039,31 1039,33 1038,34 1037,33 1037,31 1036,30 1035,29 1035,28 1035,27 1034,28 1034,29 1033,30 1033,33 1033,34 1032,33 1031,33 1031,31 1031,30 1030,30 1030,28 1029,26 1029,27 1028,28 1028,30 1028,31 1027,33 1026,32 1026,31 1026,30 1025,29 1025,27 1024,27 1024,26 1024,25 1023,27 1022,28 1022,30 1022,31 1021,32 1021,31 1020,30 1020,29 1019,28 1019,27 1019,26 1018,26 1017,27 1017,28 1017,30 1016,31 1016,32 1015,32 1015,31 1014,30 1013,29 1013,28 1013,26 1012,26 1012,27 1011,27 1011,30 1011,31 1010,31 1009,30 1008,28 1008,27 1007,26 1007,25 1006,26 1006,28 1006,29 1005,30 1004,31 1004,30 1003,28 1003,27 1002,26 1002,25 1002,24 1001,24 1001,26 1000,28 999,30 998,28 997,27 997,26 997,25 996,24 995,24 995,25 994,28 994,29 993,29 993,28 992,28 992,26 991,24 990,24 990,22 990,23 989,24 989,26 988,28 988,29 988,27 987,26 986,25 986,23 985,22 985,20 984,21 984,22 984,23 983,24 983,26 983,27 982,26 981,26 981,25 981,24 980,22 979,21 979,22 978,23 977,25 977,27 976,26 975,24 975,23 974,21 974,19 973,21 972,22 972,23 972,24 971,26 970,24 970,23 969,22 968,22 967,21 967,22 966,24 966,26 966,28 965,28 965,27 965,26 964,26 963,25 963,24 962,24 961,26 961,27 961,29 960,30 959,30 959,29 959,28 958,26 957,25 957,24 956,25 956,26 956,28 955,29 954,31 954,29 954,28 953,28 952,26 952,25 952,24 951,24 950,24 950,25 950,26 949,28 948,29 948,28 948,26 947,26 947,24 947,23 946,22 945,21 945,23 944,26 943,28 943,27 942,26 941,24 941,23 941,22 940,21 940,22 939,23 939,24 938,26 938,27 937,25 936,24 936,23 936,22 935,21 934,20 934,21 934,22 933,24 932,26 932,24 931,25 931,24 930,23 930,21 929,19 929,20 929,21 928,22 927,23 927,25 927,26 926,26 926,25 925,25 925,24 925,22 924,21 923,20 923,19 923,21 922,22 922,24 921,25 920,24 920,22 919,20 918,19 917,19 917,21 916,22 916,23 916,24 915,24 914,24 914,22 914,21 913,22 913,20 912,19 912,21 911,21 911,23 911,24 910,24 909,24 909,23 908,22 908,21 907,20 907,18 907,19 906,19 905,20 905,22 904,23 904,22 903,21 903,20 902,20 902,18 901,16 900,17 900,18 900,20 899,21 899,22 898,22 898,21 898,20 897,19 896,17 896,15 895,16 895,17 895,19 894,21 894,22 893,22 893,20 892,19 891,19 891,17 890,16 890,15 889,17 889,19 888,19 888,20 888,19 887,19 886,19 886,17 885,16 885,14 884,14 884,15 883,17 882,19 882,20 881,19 880,17 880,16 880,14 879,14 879,12 879,14 878,16 877,19 877,20 877,21 876,20 876,19 875,18 875,16 874,15 873,14 873,15 872,17 872,19 871,21 871,19 870,17 869,16 868,14 868,13 867,15 867,16 866,17 865,17 864,17 863,15 863,14 862,12 862,11 862,12 861,14 861,16 860,17 859,17 859,16 858,15 857,12 857,11 856,13 855,14 855,17 854,17 854,16 853,17 853,16 853,14 852,12 852,11 852,10 851,11 850,12 850,14 849,15 849,16 848,17 848,16 847,15 846,14 846,12 845,12 845,13 844,13 844,14 844,16 843,17 843,16 842,15 841,14 841,13 840,13 840,12 839,12 839,14 838,15 837,17 837,16 836,15 836,14 835,12 835,11 834,10 834,12 833,14 832,15 832,16 831,15 831,14 830,13 830,12 829,10 828,10 827,13 827,15 826,15 826,13 826,12 825,12 825,11 824,10 823,8 822,10 822,12 821,13 821,14 821,13 820,12 819,12 819,11 818,10 818,8 817,6 817,7 817,8 816,11 816,13 816,14 815,12 814,11 814,12 814,11 813,10 813,8 812,6 812,8 811,10 810,12 810,11 810,12 809,12 808,12 808,10 808,8 807,7 807,6 807,7 806,7 805,8 805,10 804,11 803,10 803,8 802,7 801,6 801,7 801,5 800,5 800,6 799,9 799,10 799,11 798,11 798,10 798,9 797,9 796,8 796,5 795,4 795,6 794,8 794,10 793,10 792,11 792,10 791,9 791,6 790,4 790,5 790,4 789,5 789,6 789,8 788,10 787,10 787,9 786,8 786,6 785,7 785,6 785,4 784,3 783,5 783,7 783,8 782,9 782,10 782,9 781,8 780,8 780,6 780,5 779,5 778,6 778,4 777,6 777,8 776,10 775,8 774,6 773,4 773,2 773,3 772,6 772,8 771,9 771,8 770,8 769,8 769,7 769,5 768,3 767,4 767,5 767,4 766,7 765,9 765,10 764,8 764,7 764,6 763,6 762,6 762,3 762,4 761,6 760,8 760,9 760,8 759,8 758,8 758,6 758,4 757,4 756,3 756,4 755,5 755,6 755,8 754,10 753,8 752,6 751,5 751,3 750,4 750,6 749,8 749,10 749,8 748,10 747,10 747,9 747,7 746,6 746,5 746,4 745,3 745,5 744,6 744,7 744,8 743,10 742,9 742,8 742,7 741,6 740,5 740,4 739,5 738,6 738,8 737,8 736,8 735,6 735,4 733,4 733,6 732,8 731,8 731,6 730,6 729,4 729,3 728,2 728,4 727,6 727,7 726,7 726,8 725,6 724,4 724,3 723,3 723,1 722,3 722,4 722,6 721,6 720,8 720,6 719,4 719,5 719,4 718,3 718,2 717,2 717,3 717,4 716,4 715,8 715,7 714,7 713,6 713,5 713,4 712,3 711,4 710,6 710,7 710,8 709,9 709,8 708,7 708,6 707,4 706,3 706,1 706,3 705,4 705,6 704,7 704,8 703,6 703,5 703,6 702,4 701,3 701,2 701,3 700,3 700,4 699,6 699,7 699,8 698,6 697,6 697,5 696,3 696,4 695,3 695,2 694,4 694,5 694,6 693,5 692,6 691,4 691,3 690,3 690,2 690,1 689,3 688,4 688,5 688,6 687,7 686,6 686,5 685,5 685,3 685,1 684,1 683,3 683,5 682,6 682,8 681,6 681,5 680,4 679,3 679,2 678,2 678,3 677,3 677,5 677,6 676,6 676,5 675,4 674,4 674,3 673,1 672,3 672,4 671,5 670,6 670,5 669,5 669,4 668,3 668,2 667,2 667,1 666,4 665,5 665,6 664,6 664,5 663,4 663,3 662,1 661,0">
          <text:p/>
        </draw:polygon>
        <draw:line draw:style-name="gr11" draw:text-style-name="P9" draw:layer="layout" svg:x1="2.688cm" svg:y1="7.085cm" svg:x2="15.534cm" svg:y2="7.085cm">
          <text:p/>
        </draw:line>
        <draw:line draw:style-name="gr12" draw:text-style-name="P9" draw:layer="layout" svg:x1="2.688cm" svg:y1="7.087cm" svg:x2="2.688cm" svg:y2="7.167cm">
          <text:p/>
        </draw:line>
        <draw:line draw:style-name="gr12" draw:text-style-name="P9" draw:layer="layout" svg:x1="4.829cm" svg:y1="7.087cm" svg:x2="4.829cm" svg:y2="7.167cm">
          <text:p/>
        </draw:line>
        <draw:line draw:style-name="gr12" draw:text-style-name="P9" draw:layer="layout" svg:x1="6.97cm" svg:y1="7.087cm" svg:x2="6.97cm" svg:y2="7.167cm">
          <text:p/>
        </draw:line>
        <draw:line draw:style-name="gr12" draw:text-style-name="P9" draw:layer="layout" svg:x1="9.111cm" svg:y1="7.087cm" svg:x2="9.111cm" svg:y2="7.167cm">
          <text:p/>
        </draw:line>
        <draw:line draw:style-name="gr12" draw:text-style-name="P9" draw:layer="layout" svg:x1="11.252cm" svg:y1="7.087cm" svg:x2="11.252cm" svg:y2="7.167cm">
          <text:p/>
        </draw:line>
        <draw:line draw:style-name="gr12" draw:text-style-name="P9" draw:layer="layout" svg:x1="13.393cm" svg:y1="7.087cm" svg:x2="13.393cm" svg:y2="7.167cm">
          <text:p/>
        </draw:line>
        <draw:line draw:style-name="gr12" draw:text-style-name="P9" draw:layer="layout" svg:x1="15.534cm" svg:y1="7.087cm" svg:x2="15.534cm" svg:y2="7.167cm">
          <text:p/>
        </draw:line>
        <draw:line draw:style-name="gr12" draw:text-style-name="P9" draw:layer="layout" svg:x1="3.759cm" svg:y1="7.087cm" svg:x2="3.759cm" svg:y2="7.147cm">
          <text:p/>
        </draw:line>
        <draw:line draw:style-name="gr12" draw:text-style-name="P9" draw:layer="layout" svg:x1="5.9cm" svg:y1="7.087cm" svg:x2="5.9cm" svg:y2="7.147cm">
          <text:p/>
        </draw:line>
        <draw:line draw:style-name="gr12" draw:text-style-name="P9" draw:layer="layout" svg:x1="8.041cm" svg:y1="7.087cm" svg:x2="8.041cm" svg:y2="7.147cm">
          <text:p/>
        </draw:line>
        <draw:line draw:style-name="gr12" draw:text-style-name="P9" draw:layer="layout" svg:x1="10.182cm" svg:y1="7.087cm" svg:x2="10.182cm" svg:y2="7.147cm">
          <text:p/>
        </draw:line>
        <draw:line draw:style-name="gr12" draw:text-style-name="P9" draw:layer="layout" svg:x1="12.323cm" svg:y1="7.087cm" svg:x2="12.323cm" svg:y2="7.147cm">
          <text:p/>
        </draw:line>
        <draw:line draw:style-name="gr12" draw:text-style-name="P9" draw:layer="layout" svg:x1="14.464cm" svg:y1="7.087cm" svg:x2="14.464cm" svg:y2="7.147cm">
          <text:p/>
        </draw:line>
        <draw:frame draw:style-name="gr13" draw:text-style-name="P11" draw:layer="layout" svg:width="0.95cm" svg:height="0.289cm" svg:x="2.175cm" svg:y="7.195cm">
          <draw:text-box>
            <text:p text:style-name="P10"><text:span text:style-name="T3">-20,000</text:span></text:p>
          </draw:text-box>
        </draw:frame>
        <draw:frame draw:style-name="gr14" draw:text-style-name="P11" draw:layer="layout" svg:width="0.9cm" svg:height="0.289cm" svg:x="4.225cm" svg:y="7.195cm">
          <draw:text-box>
            <text:p text:style-name="P10"><text:span text:style-name="T3">-15,000</text:span></text:p>
          </draw:text-box>
        </draw:frame>
        <draw:frame draw:style-name="gr13" draw:text-style-name="P13" draw:layer="layout" svg:width="0.95cm" svg:height="0.289cm" svg:x="6.475cm" svg:y="7.195cm">
          <draw:text-box>
            <text:p text:style-name="P12"><text:span text:style-name="T3">-10,000</text:span></text:p>
          </draw:text-box>
        </draw:frame>
        <draw:frame draw:style-name="gr15" draw:text-style-name="P11" draw:layer="layout" svg:width="0.75cm" svg:height="0.289cm" svg:x="8.725cm" svg:y="7.195cm">
          <draw:text-box>
            <text:p text:style-name="P10"><text:span text:style-name="T3">-5,000</text:span></text:p>
          </draw:text-box>
        </draw:frame>
        <draw:frame draw:style-name="gr16" draw:text-style-name="P11" draw:layer="layout" svg:width="0.246cm" svg:height="0.276cm" svg:x="11.189cm" svg:y="7.195cm">
          <draw:text-box>
            <text:p text:style-name="P10"><text:span text:style-name="T3">0</text:span></text:p>
          </draw:text-box>
        </draw:frame>
        <draw:frame draw:style-name="gr17" draw:text-style-name="P11" draw:layer="layout" svg:width="0.684cm" svg:height="0.276cm" svg:x="12.994cm" svg:y="7.195cm">
          <draw:text-box>
            <text:p text:style-name="P10"><text:span text:style-name="T3"><text:s/></text:span><text:span text:style-name="T3">5,000</text:span></text:p>
          </draw:text-box>
        </draw:frame>
        <draw:frame draw:style-name="gr18" draw:text-style-name="P11" draw:layer="layout" svg:width="0.819cm" svg:height="0.276cm" svg:x="15.088cm" svg:y="7.195cm">
          <draw:text-box>
            <text:p text:style-name="P10"><text:span text:style-name="T3"><text:s/></text:span><text:span text:style-name="T3">10,000</text:span></text:p>
          </draw:text-box>
        </draw:frame>
        <draw:line draw:style-name="gr11" draw:text-style-name="P9" draw:layer="layout" svg:x1="15.702cm" svg:y1="7.049cm" svg:x2="15.702cm" svg:y2="3.195cm">
          <text:p/>
        </draw:line>
        <draw:line draw:style-name="gr11" draw:text-style-name="P9" draw:layer="layout" svg:x1="15.702cm" svg:y1="7.049cm" svg:x2="15.782cm" svg:y2="7.049cm">
          <text:p/>
        </draw:line>
        <draw:line draw:style-name="gr11" draw:text-style-name="P9" draw:layer="layout" svg:x1="15.702cm" svg:y1="6.407cm" svg:x2="15.782cm" svg:y2="6.407cm">
          <text:p/>
        </draw:line>
        <draw:line draw:style-name="gr11" draw:text-style-name="P9" draw:layer="layout" svg:x1="15.702cm" svg:y1="5.765cm" svg:x2="15.782cm" svg:y2="5.765cm">
          <text:p/>
        </draw:line>
        <draw:line draw:style-name="gr11" draw:text-style-name="P9" draw:layer="layout" svg:x1="15.702cm" svg:y1="5.122cm" svg:x2="15.782cm" svg:y2="5.122cm">
          <text:p/>
        </draw:line>
        <draw:line draw:style-name="gr11" draw:text-style-name="P9" draw:layer="layout" svg:x1="15.702cm" svg:y1="4.48cm" svg:x2="15.782cm" svg:y2="4.48cm">
          <text:p/>
        </draw:line>
        <draw:line draw:style-name="gr11" draw:text-style-name="P9" draw:layer="layout" svg:x1="15.702cm" svg:y1="3.838cm" svg:x2="15.782cm" svg:y2="3.838cm">
          <text:p/>
        </draw:line>
        <draw:line draw:style-name="gr11" draw:text-style-name="P9" draw:layer="layout" svg:x1="15.702cm" svg:y1="3.19cm" svg:x2="15.782cm" svg:y2="3.19cm">
          <text:p/>
        </draw:line>
        <draw:frame draw:style-name="gr19" draw:text-style-name="P14" draw:layer="layout" svg:width="1.467cm" svg:height="0.319cm" svg:x="8.794cm" svg:y="7.61cm">
          <draw:text-box>
            <text:p text:style-name="P10"><text:span text:style-name="T4">Années</text:span></text:p>
          </draw:text-box>
        </draw:frame>
        <draw:frame draw:style-name="gr16" draw:text-style-name="P11" draw:layer="layout" svg:width="0.246cm" svg:height="0.276cm" svg:x="15.87cm" svg:y="6.909cm">
          <draw:text-box>
            <text:p text:style-name="P10"><text:span text:style-name="T3">-4</text:span></text:p>
          </draw:text-box>
        </draw:frame>
        <draw:frame draw:style-name="gr16" draw:text-style-name="P11" draw:layer="layout" svg:width="0.246cm" svg:height="0.276cm" svg:x="15.87cm" svg:y="6.267cm">
          <draw:text-box>
            <text:p text:style-name="P10"><text:span text:style-name="T3">-2</text:span></text:p>
          </draw:text-box>
        </draw:frame>
        <draw:frame draw:style-name="gr16" draw:text-style-name="P11" draw:layer="layout" svg:width="0.246cm" svg:height="0.276cm" svg:x="15.87cm" svg:y="5.624cm">
          <draw:text-box>
            <text:p text:style-name="P10"><text:span text:style-name="T3">0</text:span></text:p>
          </draw:text-box>
        </draw:frame>
        <draw:frame draw:style-name="gr16" draw:text-style-name="P11" draw:layer="layout" svg:width="0.246cm" svg:height="0.276cm" svg:x="15.87cm" svg:y="4.982cm">
          <draw:text-box>
            <text:p text:style-name="P10"><text:span text:style-name="T3">2</text:span></text:p>
          </draw:text-box>
        </draw:frame>
        <draw:frame draw:style-name="gr16" draw:text-style-name="P11" draw:layer="layout" svg:width="0.246cm" svg:height="0.276cm" svg:x="15.87cm" svg:y="4.34cm">
          <draw:text-box>
            <text:p text:style-name="P10"><text:span text:style-name="T3">4</text:span></text:p>
          </draw:text-box>
        </draw:frame>
        <draw:frame draw:style-name="gr16" draw:text-style-name="P11" draw:layer="layout" svg:width="0.246cm" svg:height="0.276cm" svg:x="15.87cm" svg:y="3.697cm">
          <draw:text-box>
            <text:p text:style-name="P10"><text:span text:style-name="T3">6</text:span></text:p>
          </draw:text-box>
        </draw:frame>
        <draw:frame draw:style-name="gr16" draw:text-style-name="P11" draw:layer="layout" svg:width="0.246cm" svg:height="0.276cm" svg:x="15.87cm" svg:y="3.049cm">
          <draw:text-box>
            <text:p text:style-name="P10"><text:span text:style-name="T3">8</text:span></text:p>
          </draw:text-box>
        </draw:frame>
        <draw:frame draw:style-name="gr20" draw:text-style-name="P14" draw:layer="layout" svg:width="3.77cm" svg:height="0.319cm" draw:transform="rotate (-1.5707963267949) translate (16.625cm 3.2cm)">
          <draw:text-box>
            <text:p text:style-name="P10"><text:span text:style-name="T4">Anomalie de température (°C)</text:span></text:p>
          </draw:text-box>
        </draw:frame>
        <draw:polyline draw:style-name="gr21" draw:text-style-name="P9" draw:layer="layout" svg:width="4.303cm" svg:height="2.606cm" svg:x="11.231cm" svg:y="3.401cm" svg:viewBox="0 0 4304 2607" draw:points="0,2573 0,2570 1,2569 1,2601 2,2607 2,2592 2,2582 3,2580 4,2577 4,2571 4,2566 5,2563 5,2571 6,2588 6,2577 6,2568 7,2567 8,2560 8,2554 8,2552 9,2551 9,2552 9,2551 10,2550 10,2552 11,2551 11,2545 11,2542 12,2538 13,2537 13,2536 14,2538 14,2534 15,2532 15,2530 15,2525 16,2521 17,2518 17,2516 17,2515 18,2512 18,2510 19,2510 19,2508 20,2506 20,2505 20,2499 21,2496 22,2496 22,2494 23,2494 23,2493 24,2491 24,2490 24,2484 25,2480 26,2475 26,2473 26,2471 27,2469 27,2485 27,2507 28,2503 28,2490 29,2478 29,2469 29,2462 30,2456 31,2453 31,2447 31,2442 32,2439 32,2448 33,2449 33,2442 33,2433 34,2422 35,2414 35,2407 35,2419 36,2455 36,2442 36,2428 37,2416 37,2406 38,2397 38,2388 38,2379 39,2383 40,2437 40,2430 40,2408 41,2391 41,2378 42,2368 42,2362 42,2356 43,2348 43,2282 43,2187 44,2135 45,2097 45,2066 45,2040 46,2018 46,1999 47,1982 47,1963 47,1946 48,1929 49,1913 49,1898 49,1884 50,1872 50,1860 51,1850 51,1840 51,1832 52,1823 52,1814 52,1805 53,1795 54,1782 54,1770 54,1760 55,1749 55,1739 56,1732 56,1725 56,1717 57,1710 58,1701 58,1693 58,1684 59,1676 59,1666 60,1655 60,1646 60,1633 61,1624 61,1618 61,1611 62,1604 63,1596 63,1590 63,1581 64,1573 64,1563 65,1553 65,1541 65,1531 66,1522 67,1513 67,1504 67,1497 68,1489 68,1482 69,1471 69,1464 69,1455 70,1446 70,1436 70,1423 71,1410 72,1400 72,1392 72,1385 73,1378 73,1371 74,1360 74,1353 74,1346 75,1338 76,1327 76,1316 76,1304 77,1292 77,1282 78,1272 78,1265 78,1257 79,1249 79,1241 79,1232 80,1223 81,1213 81,1202 81,1191 82,1179 82,1166 83,1154 83,1145 83,1137 84,1127 85,1118 85,1109 85,1100 86,1092 86,1084 87,1073 87,1058 87,1047 88,1036 88,1026 88,1015 89,1007 90,999 90,990 90,982 91,974 91,967 92,958 92,948 92,937 93,925 94,913 94,904 94,895 95,887 95,879 96,871 96,863 96,856 97,848 97,839 97,829 98,818 99,806 99,797 99,788 100,780 100,772 101,766 101,759 101,753 102,745 103,739 103,732 103,723 104,712 104,703 105,694 105,685 105,678 106,672 106,665 106,660 107,653 108,647 108,642 108,634 109,626 109,617 110,609 110,600 110,593 111,586 112,579 112,574 112,569 113,564 113,559 114,553 114,548 114,541 115,534 115,525 115,518 116,511 117,504 117,499 117,495 118,491 118,487 119,484 119,478 119,473 120,467 121,459 121,453 121,446 122,439 122,434 123,429 123,426 123,423 124,419 124,416 124,410 125,405 126,400 126,394 126,388 127,381 127,375 128,371 128,367 128,364 129,362 130,358 130,354 130,350 131,347 131,342 131,336 132,330 132,324 133,317 133,312 133,309 134,306 135,304 135,301 135,297 136,294 136,291 137,287 137,281 137,275 138,268 139,262 139,259 139,257 140,254 140,251 140,249 141,247 141,244 142,241 142,238 142,232 143,226 144,221 144,216 144,214 145,212 145,211 146,209 146,206 146,204 147,202 148,200 148,197 148,192 149,186 149,182 149,178 150,176 150,175 151,173 151,171 151,169 152,168 153,167 153,166 153,162 154,159 154,153 155,150 155,146 155,144 156,143 157,142 157,141 158,140 158,139 158,137 159,135 159,131 160,126 160,123 160,120 161,119 162,118 162,117 163,116 164,116 164,114 164,111 165,107 166,104 166,102 166,100 167,98 168,98 169,98 169,97 170,95 171,93 171,89 171,87 172,85 172,84 173,83 173,84 174,85 175,85 175,84 176,82 176,80 176,77 177,75 177,73 178,71 178,72 179,73 180,74 181,74 181,73 182,70 182,68 182,65 183,63 184,62 184,63 184,64 185,65 185,66 186,65 187,64 187,62 187,60 188,57 189,55 189,54 189,55 190,56 190,57 191,57 192,57 193,57 193,55 193,52 194,50 194,47 194,48 195,48 195,50 196,51 197,53 198,53 198,51 198,50 199,47 199,44 200,42 200,43 201,44 202,45 202,46 203,46 203,47 203,46 204,44 204,40 205,37 205,36 205,37 206,37 207,38 207,40 208,41 208,42 209,42 209,41 209,38 210,36 211,34 211,33 212,34 212,35 213,36 213,37 214,38 214,37 215,35 216,31 216,29 217,29 218,29 218,30 218,31 219,33 219,34 220,33 221,31 221,29 221,26 222,26 223,26 223,27 223,29 224,30 225,31 225,32 226,30 226,28 227,26 227,24 227,23 228,22 228,23 228,24 229,26 230,27 230,28 230,29 231,28 231,27 232,25 232,24 232,22 233,20 234,20 234,21 234,23 235,24 235,26 236,26 236,27 237,26 237,25 237,22 238,21 239,20 239,18 239,19 240,21 240,22 241,23 241,24 242,24 243,24 243,22 243,20 244,17 244,15 245,15 245,17 246,19 246,20 246,21 247,21 248,22 248,21 248,20 249,17 249,15 250,13 250,15 251,17 252,19 253,19 253,20 254,21 254,19 254,16 255,13 255,12 256,13 257,15 257,16 257,15 258,16 258,17 259,19 259,18 259,15 260,13 261,12 261,11 261,10 262,12 262,13 263,13 263,15 263,16 264,17 265,15 266,12 266,9 266,8 267,8 267,10 268,12 269,13 270,15 270,14 271,11 271,8 272,7 272,6 273,7 273,9 273,10 274,12 275,12 275,13 276,13 276,11 277,8 277,7 277,6 278,6 279,8 279,9 280,10 280,12 280,13 281,13 281,12 282,10 282,8 282,6 283,5 284,5 284,6 285,7 285,10 286,11 286,12 287,11 288,10 288,8 288,6 289,4 289,6 290,8 291,10 291,12 291,13 292,12 293,11 293,9 293,8 294,6 294,4 295,4 295,5 295,6 296,8 297,10 298,10 298,8 299,6 299,4 300,3 300,4 301,6 302,8 303,10 303,11 304,10 304,8 304,6 305,4 306,2 306,1 306,3 307,4 307,6 308,8 309,8 309,7 310,4 311,1 311,0 311,1 312,3 312,4 313,5 313,7 313,8 314,10 315,9 315,7 316,4 316,3 316,2 317,2 317,4 318,5 318,6 319,8 320,8 320,9 321,7 321,4 322,3 322,1 322,3 323,4 324,4 324,6 325,7 325,9 325,10 326,8 327,5 327,4 327,2 328,3 329,4 329,5 329,6 330,8 330,9 331,10 331,11 331,10 332,7 333,4 333,2 334,3 334,4 335,5 335,6 336,8 336,9 336,10 337,8 338,6 338,4 338,3 339,3 339,2 340,4 340,5 340,7 341,8 342,9 342,10 343,9 343,8 343,6 344,4 344,3 345,3 345,5 346,6 347,8 347,9 347,10 348,10 348,9 349,7 349,6 349,4 350,3 351,2 351,3 351,4 352,6 352,8 353,10 354,10 354,8 354,6 355,4 356,3 356,4 357,6 357,8 358,10 358,11 358,10 359,11 360,10 360,9 360,7 361,5 361,4 362,4 362,7 363,8 363,9 363,8 364,9 365,10 365,8 366,6 366,4 367,3 367,4 368,7 369,8 369,10 370,12 370,11 371,9 371,7 372,4 372,3 373,4 374,6 374,7 374,8 375,10 376,11 376,9 377,6 378,3 378,4 379,5 379,6 379,8 380,9 380,10 381,11 381,13 381,12 382,10 383,8 383,6 383,5 384,5 384,6 385,8 385,9 386,10 387,12 387,13 387,12 388,10 388,8 388,6 389,5 389,6 390,7 390,8 391,9 392,11 392,12 393,12 393,10 394,8 394,6 395,6 395,7 395,8 396,10 397,12 397,13 398,14 398,13 399,11 399,9 399,8 400,7 401,6 401,8 402,10 402,11 403,12 403,13 404,12 404,10 404,8 405,7 406,6 406,7 407,9 407,10 408,12 408,13 408,14 409,15 410,14 410,12 410,10 411,9 411,8 412,6 412,8 412,10 413,12 413,13 414,14 415,14 415,13 415,12 416,10 416,8 417,5 417,7 418,9 419,10 419,12 419,13 420,13 420,14 421,13 421,12 421,9 422,6 422,5 422,6 423,7 424,8 424,9 424,11 425,10 425,11 426,12 426,11 427,8 428,6 428,4 429,6 429,8 430,9 430,10 431,12 432,10 433,8 433,6 433,5 434,4 434,7 435,8 435,9 435,10 436,12 437,13 437,14 438,13 438,8 439,6 439,5 439,6 440,8 440,9 440,10 441,10 442,12 442,13 443,13 443,10 444,8 444,6 445,6 446,7 446,9 446,10 447,12 447,13 448,14 448,13 449,11 449,9 449,8 450,8 451,8 451,9 451,10 452,11 452,12 453,13 453,15 454,13 455,12 455,10 455,9 456,8 456,7 457,8 457,10 458,13 458,14 458,15 459,15 460,14 460,13 460,10 461,10 461,8 462,8 462,10 462,12 463,13 464,14 464,15 464,17 465,16 465,15 465,13 466,12 466,10 467,10 467,9 467,10 468,12 469,13 469,15 470,15 470,16 471,16 471,15 471,13 472,11 473,10 473,12 474,12 474,15 474,16 475,16 475,17 476,19 476,18 476,16 477,14 478,13 478,10 479,12 479,14 480,16 480,17 481,18 482,19 482,17 483,15 483,12 483,10 484,10 484,13 485,15 485,17 486,18 487,19 488,17 488,15 489,13 489,12 489,13 490,15 491,16 491,18 492,19 492,21 493,21 493,19 494,16 494,14 494,13 495,13 496,15 496,17 497,17 497,19 498,21 498,20 499,19 500,17 500,15 500,13 501,15 501,16 501,17 502,18 502,20 503,21 503,22 503,23 504,22 505,20 505,18 505,15 506,15 506,16 507,17 507,19 508,20 509,22 509,23 510,21 510,19 510,17 511,17 511,16 512,16 512,17 512,19 513,21 514,21 514,22 514,24 515,24 516,22 516,21 516,19 517,18 518,18 518,19 518,20 519,21 519,22 519,24 520,25 521,24 521,22 521,21 522,20 523,19 523,17 523,18 524,20 524,22 525,23 525,24 525,26 526,26 527,26 527,23 527,22 528,20 528,18 528,19 529,21 529,22 530,24 530,26 530,27 531,26 532,26 532,25 533,23 533,21 534,19 534,21 535,22 536,24 536,26 537,26 537,27 537,28 538,26 538,23 539,22 539,21 540,21 541,24 541,25 541,26 542,26 542,28 543,29 543,28 543,26 544,24 545,22 545,21 546,22 546,24 546,26 547,26 547,27 548,29 548,30 548,29 549,27 550,24 550,22 550,21 551,22 551,24 552,24 552,26 553,28 553,29 553,30 554,29 555,28 555,26 555,24 556,23 557,25 557,26 558,28 559,29 559,30 559,31 560,30 560,28 561,26 561,24 562,24 563,26 564,28 564,29 564,30 565,31 566,28 566,27 566,25 567,24 568,24 568,25 568,27 569,29 569,30 570,31 570,33 570,34 571,32 571,30 571,28 572,27 573,26 573,27 574,28 574,29 575,31 575,33 576,33 577,31 577,30 577,29 578,28 578,26 579,27 579,28 579,29 580,30 580,32 580,33 581,33 582,35 582,33 583,31 583,29 584,29 584,28 585,29 586,32 586,34 587,35 588,35 588,34 588,31 589,30 589,28 589,27 590,29 591,31 591,33 592,35 592,37 593,37 593,36 593,35 594,33 595,31 595,29 595,30 596,32 596,33 597,35 597,37 598,37 599,35 600,33 600,30 600,29 601,29 601,31 602,33 602,34 602,35 603,35 604,36 604,37 605,35 605,33 606,31 606,30 607,32 607,34 607,35 608,36 609,37 609,39 609,40 610,40 610,38 611,35 611,33 611,31 612,33 613,35 613,36 614,37 614,38 615,40 616,37 616,34 616,33 617,33 618,33 618,35 619,37 619,38 620,38 620,40 620,41 621,40 622,38 622,35 622,34 623,33 623,34 623,35 624,35 624,37 625,38 625,40 625,41 626,41 627,40 627,38 627,36 628,35 628,34 629,34 629,35 629,36 630,37 631,39 631,40 631,41 632,42 632,41 632,40 633,37 633,35 634,35 634,36 635,37 636,40 636,41 636,42 637,43 638,42 638,40 638,38 639,38 640,36 640,35 640,37 641,38 641,40 641,42 642,43 643,42 644,40 645,37 646,38 646,39 647,41 647,43 648,44 649,45 649,43 650,40 650,38 651,37 651,38 652,41 652,43 652,44 653,44 654,45 654,46 655,44 655,42 656,38 656,37 657,40 658,42 658,44 659,45 659,46 660,46 660,44 661,42 661,40 661,39 662,40 663,41 663,43 663,44 664,44 664,46 665,46 665,47 666,45 667,42 667,40 668,40 668,41 668,43 669,43 669,44 670,45 670,47 670,48 671,47 672,46 672,43 672,42 673,40 673,41 674,42 674,44 675,46 676,47 676,49 677,49 677,47 677,44 678,42 679,43 679,44 680,46 681,47 681,48 681,49 682,50 682,47 683,46 683,44 683,43 684,42 685,42 685,44 685,45 686,47 686,49 687,50 688,49 688,47 689,45 690,44 690,45 691,46 691,47 692,49 692,51 693,51 694,50 694,49 694,47 695,46 695,44 695,43 696,44 696,46 697,48 697,49 697,50 698,51 699,51 699,52 699,49 700,48 700,47 701,45 701,46 702,49 702,50 702,51 703,53 704,53 704,52 705,51 705,50 706,47 706,46 707,48 708,50 708,51 708,52 709,52 709,53 710,53 711,49 711,47 711,46 712,47 713,48 713,50 713,52 714,53 715,55 715,56 715,55 716,53 717,51 717,49 717,47 718,47 718,49 719,51 719,52 720,53 720,55 720,56 721,55 722,53 722,50 722,47 723,46 723,48 724,49 724,50 724,52 725,53 726,55 726,56 727,56 727,54 728,51 728,49 729,49 729,51 729,53 730,53 731,55 731,56 732,58 732,57 733,55 733,52 733,51 734,51 735,51 735,52 736,53 736,55 737,56 737,57 737,58 738,58 738,56 738,54 739,52 740,51 740,53 741,54 741,56 742,57 742,58 742,60 743,60 744,58 744,56 744,55 745,53 746,53 746,55 747,56 747,58 747,60 748,60 749,58 749,57 750,55 750,54 751,52 751,53 752,56 753,56 753,58 753,59 754,60 754,61 755,60 755,58 755,56 756,55 756,54 756,53 757,54 758,55 758,58 758,60 759,60 760,61 760,60 761,58 762,55 762,53 763,55 763,57 764,58 764,59 764,60 765,62 765,63 765,61 766,60 767,58 767,56 767,55 768,55 768,56 769,58 769,60 769,62 770,61 771,62 771,63 772,62 772,59 773,56 773,55 774,58 774,59 774,60 775,60 776,61 776,62 776,64 777,63 777,60 778,58 778,57 779,56 780,58 780,60 780,61 781,62 781,63 782,64 782,65 783,64 783,60 783,58 784,56 785,57 785,59 785,61 786,61 786,62 787,64 787,65 788,65 789,62 789,58 790,58 791,58 791,61 791,62 792,64 792,66 793,66 794,65 794,64 794,62 795,61 795,60 796,60 796,62 797,63 798,64 798,66 798,67 799,67 799,65 800,62 800,61 801,60 801,61 801,60 802,60 803,62 803,65 803,67 804,67 805,67 805,65 805,63 806,62 807,61 807,60 807,62 808,64 808,66 808,67 809,69 810,69 810,68 810,67 811,65 812,64 812,62 813,63 813,65 814,67 814,68 815,68 816,69 816,67 817,65 817,63 817,62 818,62 818,65 819,66 819,68 819,69 820,69 821,71 821,72 821,71 822,70 822,67 823,66 823,64 824,65 825,67 825,69 825,70 826,70 826,71 826,73 827,73 827,71 828,68 828,65 828,64 829,64 830,67 830,69 831,71 831,72 832,73 832,74 833,72 834,69 834,67 835,67 835,68 835,70 836,72 837,73 837,74 837,76 838,75 839,73 839,71 839,69 840,68 840,69 841,70 841,71 842,71 843,73 843,75 843,76 844,74 844,73 844,71 845,70 845,69 846,69 846,70 846,71 847,73 848,74 848,76 848,77 849,78 849,76 850,74 850,72 850,70 851,69 851,70 851,71 852,72 853,73 853,75 853,76 854,77 854,78 855,76 855,74 855,72 856,71 857,70 857,69 857,71 858,73 858,74 859,75 859,77 859,78 860,78 860,77 860,76 861,74 862,73 862,72 862,73 863,73 863,74 864,76 864,77 864,78 865,79 866,80 866,78 867,76 867,74 868,73 868,71 868,72 869,74 869,77 869,78 870,79 871,80 871,81 871,82 872,79 872,77 873,76 873,74 873,73 874,75 875,78 875,79 875,80 876,82 877,82 877,81 877,80 878,78 878,76 878,74 879,74 880,74 880,77 880,79 881,80 881,79 882,80 882,81 882,82 883,80 884,77 884,76 884,74 885,75 885,76 886,78 886,80 887,82 887,83 888,83 889,82 889,80 889,78 890,76 891,78 891,80 891,81 892,82 893,82 893,84 893,85 894,85 894,83 895,80 895,77 895,76 896,77 896,79 896,80 897,82 898,82 898,84 898,85 899,86 899,85 900,83 900,81 900,80 901,79 902,80 902,81 902,83 903,83 903,84 904,85 904,87 904,88 905,87 905,84 905,83 906,81 907,81 907,82 908,82 908,83 909,85 909,87 909,88 910,88 911,88 911,86 911,84 912,82 913,82 913,84 914,85 914,87 914,88 915,90 916,90 916,88 916,86 917,84 917,83 918,82 918,83 919,84 920,86 920,88 920,89 921,90 921,89 922,87 922,85 923,84 923,82 923,83 924,84 925,86 925,87 925,89 926,90 926,91 927,91 927,89 928,87 929,86 929,85 929,83 930,85 930,87 931,89 931,90 931,91 932,91 932,92 932,91 933,91 934,88 934,85 934,83 935,83 935,85 936,87 936,89 937,91 938,92 938,93 938,92 939,91 939,89 940,87 940,85 940,86 941,88 941,89 941,91 942,92 943,93 943,94 944,94 944,92 945,90 945,87 945,86 946,87 947,89 947,91 948,91 948,92 949,94 949,95 949,94 950,92 950,91 950,89 951,89 952,88 952,91 952,92 953,92 953,94 954,95 954,96 954,98 955,97 956,96 956,92 956,91 957,89 957,90 958,91 958,92 958,93 959,94 959,96 959,97 960,97 961,96 961,93 961,91 962,89 962,90 963,90 963,91 963,92 964,93 965,94 965,95 965,97 966,98 966,96 967,94 967,92 967,91 968,91 968,92 969,92 970,93 970,94 970,96 971,98 972,97 972,94 972,93 973,92 974,91 975,92 975,93 975,96 976,97 977,98 977,96 978,93 979,92 979,91 980,92 980,94 981,96 981,97 981,98 982,100 983,99 983,98 983,96 984,95 984,94 984,92 985,91 985,92 986,94 986,96 986,98 987,98 988,98 989,98 989,96 990,94 990,93 991,95 992,96 992,98 992,100 993,100 993,101 993,102 994,102 994,100 995,98 995,97 995,95 996,94 997,96 997,98 997,100 998,100 998,101 999,101 999,102 999,103 1000,101 1001,98 1001,95 1001,94 1002,94 1002,96 1002,98 1003,99 1003,101 1004,101 1004,103 1005,103 1006,101 1006,99 1006,97 1007,97 1008,98 1008,100 1008,101 1009,102 1010,103 1010,105 1011,105 1011,103 1011,100 1012,98 1013,98 1013,100 1013,101 1014,101 1015,101 1015,103 1015,105 1016,106 1016,105 1017,103 1017,101 1017,100 1018,98 1019,98 1019,100 1019,101 1020,102 1020,103 1020,105 1021,106 1021,107 1022,107 1022,104 1022,101 1023,100 1024,99 1024,100 1025,101 1025,103 1026,104 1026,105 1026,107 1027,107 1027,105 1027,103 1028,101 1029,100 1029,99 1030,101 1030,102 1031,104 1031,105 1031,107 1032,108 1033,108 1033,107 1033,106 1034,104 1034,103 1035,102 1035,103 1036,103 1036,105 1036,107 1037,108 1038,109 1038,108 1039,107 1039,105 1040,104 1040,102 1040,101 1041,101 1042,104 1042,107 1042,108 1043,108 1043,110 1044,110 1044,108 1045,107 1045,105 1045,103 1046,103 1047,105 1047,107 1047,108 1048,110 1048,111 1049,111 1049,110 1050,110 1051,108 1051,107 1051,105 1052,105 1052,106 1053,108 1053,110 1054,110 1054,112 1055,112 1056,110 1056,108 1056,107 1057,105 1057,106 1058,107 1058,109 1058,110 1059,111 1060,112 1060,114 1061,114 1061,112 1062,110 1062,108 1062,106 1063,107 1063,108 1063,110 1064,111 1065,112 1065,114 1066,116 1066,114 1067,112 1067,109 1067,107 1068,106 1069,108 1069,109 1069,110 1070,112 1070,113 1071,115 1071,116 1072,116 1072,114 1072,111 1073,110 1074,109 1074,110 1075,112 1075,113 1076,114 1076,116 1077,117 1078,116 1078,114 1078,112 1079,110 1080,110 1080,111 1081,112 1081,114 1081,116 1082,117 1083,117 1083,115 1084,114 1084,111 1085,111 1085,112 1086,113 1087,115 1087,116 1087,117 1088,119 1088,120 1089,118 1089,116 1089,114 1090,113 1090,112 1091,112 1092,114 1092,116 1092,117 1093,119 1094,119 1094,117 1094,116 1095,115 1096,114 1096,112 1096,113 1097,114 1097,116 1098,117 1098,119 1098,120 1099,121 1100,120 1101,117 1101,116 1102,114 1102,116 1103,117 1103,119 1104,121 1105,121 1106,120 1106,118 1107,116 1107,113 1108,114 1108,117 1108,119 1109,119 1110,121 1110,123 1111,121 1112,119 1112,116 1112,115 1113,116 1114,118 1114,119 1114,121 1115,122 1116,123 1116,124 1117,123 1117,120 1117,117 1118,116 1119,117 1119,119 1119,120 1120,121 1121,121 1121,123 1121,125 1122,124 1123,121 1123,120 1123,117 1124,117 1124,116 1124,119 1125,120 1125,121 1126,122 1126,125 1126,126 1127,126 1128,126 1128,125 1128,121 1129,119 1129,118 1130,119 1130,121 1130,122 1131,123 1132,125 1132,126 1132,127 1133,128 1133,126 1133,124 1134,121 1134,119 1135,119 1135,120 1136,122 1137,123 1137,125 1138,127 1138,128 1139,126 1139,125 1139,123 1140,121 1141,121 1141,123 1142,123 1142,125 1142,126 1143,128 1143,130 1144,130 1144,128 1144,127 1145,125 1146,125 1146,123 1147,123 1147,124 1148,125 1148,128 1148,129 1149,129 1150,130 1150,129 1150,128 1151,125 1151,123 1152,122 1152,123 1153,125 1153,127 1153,128 1154,129 1155,130 1155,129 1156,127 1156,126 1157,125 1157,123 1158,124 1159,126 1159,128 1159,129 1160,130 1161,130 1161,129 1162,126 1162,125 1162,124 1163,124 1164,125 1164,126 1164,129 1165,130 1166,132 1166,133 1166,132 1167,131 1168,130 1168,128 1168,125 1169,126 1169,127 1169,130 1170,132 1171,133 1171,134 1171,135 1172,135 1173,133 1173,131 1173,128 1174,126 1175,129 1175,131 1176,132 1177,134 1177,135 1177,134 1178,135 1178,133 1178,130 1179,128 1179,127 1180,128 1180,130 1180,131 1181,133 1182,133 1182,134 1183,135 1184,134 1184,130 1184,128 1185,128 1186,128 1186,130 1186,131 1187,131 1187,132 1187,134 1188,135 1188,136 1189,135 1189,134 1189,131 1190,130 1191,128 1191,129 1191,130 1192,131 1192,133 1193,135 1193,136 1193,137 1194,138 1195,137 1195,135 1195,132 1196,131 1196,132 1197,132 1197,134 1198,135 1198,137 1198,139 1199,139 1200,140 1200,138 1200,136 1201,134 1202,133 1202,132 1202,134 1203,135 1203,137 1204,139 1205,140 1205,139 1206,137 1206,135 1207,134 1207,133 1207,134 1208,133 1209,134 1209,135 1209,137 1210,139 1211,139 1211,137 1212,135 1212,134 1212,133 1213,132 1214,132 1214,134 1214,137 1215,138 1215,139 1216,140 1216,141 1216,140 1217,139 1218,137 1218,135 1218,134 1219,134 1219,135 1220,137 1220,139 1220,141 1221,142 1221,141 1222,141 1223,140 1223,138 1223,135 1224,134 1225,135 1225,138 1225,139 1226,141 1227,140 1227,141 1227,143 1228,143 1228,141 1229,139 1229,137 1229,136 1230,137 1230,140 1231,141 1232,142 1232,143 1232,144 1233,145 1233,144 1234,143 1234,141 1234,138 1235,137 1236,137 1236,139 1236,141 1237,141 1237,142 1238,143 1238,144 1238,146 1239,145 1239,143 1239,140 1240,137 1241,137 1241,138 1241,140 1242,141 1242,143 1243,144 1243,145 1244,146 1245,146 1245,144 1245,141 1246,139 1247,139 1247,141 1247,143 1248,143 1248,144 1249,146 1250,147 1250,146 1250,144 1251,142 1251,141 1252,140 1252,141 1252,142 1253,142 1254,143 1254,144 1254,146 1255,148 1256,148 1256,146 1256,144 1257,142 1257,141 1258,142 1259,143 1259,145 1259,146 1260,148 1261,149 1261,147 1261,145 1262,143 1263,142 1263,141 1264,141 1264,143 1265,145 1265,147 1265,148 1266,149 1266,148 1267,147 1268,146 1268,144 1268,143 1269,143 1269,144 1270,146 1270,147 1270,148 1271,150 1272,150 1273,149 1273,147 1273,146 1274,144 1274,143 1275,144 1275,146 1275,148 1276,149 1277,150 1277,151 1278,150 1279,147 1279,146 1279,143 1280,143 1281,144 1281,147 1281,149 1282,150 1282,152 1283,153 1283,152 1284,151 1284,148 1284,146 1285,144 1286,145 1286,146 1286,148 1287,150 1287,152 1288,151 1288,152 1289,152 1290,151 1290,148 1290,146 1291,145 1291,146 1291,148 1292,149 1292,150 1293,150 1293,151 1293,153 1294,155 1295,154 1295,152 1295,150 1296,148 1296,147 1297,147 1297,149 1297,150 1298,151 1299,152 1299,153 1299,155 1300,155 1300,153 1301,150 1301,148 1302,146 1302,147 1302,149 1303,150 1304,151 1304,152 1304,153 1305,155 1306,155 1306,152 1306,149 1307,148 1308,148 1308,149 1309,151 1309,152 1309,154 1310,155 1310,156 1311,157 1311,155 1311,154 1312,152 1313,151 1313,150 1314,152 1315,153 1315,154 1315,156 1316,157 1317,158 1317,157 1317,155 1318,153 1318,152 1318,151 1319,151 1320,152 1320,153 1320,156 1321,157 1322,158 1322,159 1322,158 1323,157 1323,153 1324,153 1324,152 1324,151 1325,152 1326,154 1326,156 1326,157 1327,159 1328,157 1328,156 1329,155 1329,153 1329,152 1330,151 1331,153 1331,155 1331,157 1332,158 1332,159 1333,159 1334,158 1335,157 1335,154 1336,153 1336,155 1336,156 1337,159 1337,160 1338,160 1338,161 1338,162 1339,161 1340,159 1340,158 1340,156 1341,153 1342,154 1342,156 1342,158 1343,159 1344,159 1344,160 1344,161 1345,161 1345,159 1345,157 1346,154 1346,153 1347,153 1347,156 1347,158 1348,159 1349,161 1349,162 1349,164 1350,164 1351,162 1351,159 1351,157 1352,157 1353,158 1353,159 1353,161 1354,162 1355,162 1355,164 1356,164 1356,161 1356,159 1357,157 1358,155 1358,156 1358,157 1359,159 1360,160 1360,162 1360,164 1361,165 1362,164 1362,162 1362,160 1363,159 1363,157 1363,158 1364,159 1364,160 1365,161 1365,162 1365,164 1366,165 1367,166 1367,162 1368,160 1368,158 1369,158 1369,159 1370,161 1371,162 1371,164 1371,165 1372,166 1372,167 1372,164 1373,162 1373,161 1374,161 1374,159 1375,161 1376,161 1376,163 1376,164 1377,166 1377,167 1378,166 1378,164 1379,163 1380,161 1380,160 1380,161 1381,161 1381,162 1381,163 1382,166 1382,167 1383,168 1384,166 1385,164 1385,163 1385,162 1386,161 1387,164 1387,166 1387,168 1388,168 1388,170 1389,170 1390,168 1390,166 1390,164 1391,162 1392,164 1392,166 1392,167 1393,168 1394,170 1394,169 1394,170 1395,168 1395,167 1396,166 1396,163 1396,161 1397,161 1397,163 1397,166 1398,167 1399,168 1400,170 1401,169 1401,166 1401,165 1402,164 1403,164 1403,165 1403,167 1404,169 1405,170 1405,171 1405,172 1406,171 1406,170 1406,168 1407,164 1408,162 1408,164 1409,166 1409,168 1410,168 1410,170 1410,171 1411,173 1412,172 1412,171 1412,167 1413,165 1413,164 1414,166 1414,168 1414,169 1415,171 1415,173 1416,174 1417,175 1417,174 1417,171 1418,170 1418,168 1419,167 1419,169 1420,170 1421,170 1421,171 1422,173 1423,172 1423,170 1423,168 1424,166 1425,168 1426,168 1426,169 1426,171 1427,173 1427,175 1428,175 1428,173 1429,171 1430,170 1431,170 1431,171 1432,173 1432,175 1432,176 1433,177 1433,175 1434,173 1435,171 1435,170 1435,168 1436,168 1437,170 1437,171 1437,173 1438,174 1439,175 1439,174 1439,173 1440,172 1440,171 1440,170 1441,168 1441,169 1442,170 1442,172 1442,173 1443,175 1444,176 1444,177 1445,177 1445,176 1446,173 1446,172 1446,171 1447,170 1448,171 1448,173 1448,175 1449,176 1449,177 1450,178 1450,177 1451,177 1451,174 1451,172 1452,170 1453,170 1453,171 1453,173 1454,175 1454,176 1455,177 1455,178 1455,179 1456,178 1457,177 1457,175 1457,172 1458,171 1458,173 1459,175 1459,177 1460,178 1460,179 1461,179 1462,179 1462,178 1462,175 1463,173 1463,171 1464,173 1464,175 1464,176 1465,177 1466,177 1466,179 1467,180 1467,178 1468,176 1468,174 1469,173 1469,175 1470,176 1471,177 1471,178 1471,180 1472,181 1472,182 1473,181 1473,180 1473,177 1474,175 1475,173 1475,175 1475,176 1476,177 1476,178 1476,179 1477,180 1477,182 1478,182 1478,179 1479,176 1480,175 1481,175 1481,178 1482,179 1482,180 1483,182 1484,184 1484,182 1484,180 1485,179 1485,177 1485,176 1486,177 1486,179 1487,179 1487,180 1488,182 1489,183 1489,182 1490,180 1490,179 1491,178 1491,176 1491,177 1492,176 1493,177 1493,179 1493,182 1494,182 1494,183 1494,184 1495,184 1495,182 1496,179 1496,178 1497,177 1498,179 1498,180 1498,182 1499,184 1499,185 1500,186 1500,184 1501,182 1502,181 1502,180 1502,178 1503,177 1503,179 1503,180 1504,182 1504,184 1505,184 1506,184 1507,183 1507,181 1507,179 1508,178 1509,180 1509,181 1509,183 1510,184 1511,185 1511,186 1512,186 1512,185 1512,182 1513,181 1513,179 1514,178 1514,179 1514,182 1515,183 1516,184 1516,185 1517,186 1518,184 1518,182 1518,179 1519,177 1520,179 1520,181 1520,182 1521,184 1521,186 1522,188 1522,187 1523,188 1523,186 1523,184 1524,182 1525,181 1525,182 1526,184 1526,186 1527,186 1527,187 1528,189 1529,189 1529,186 1529,184 1530,182 1530,181 1530,182 1531,184 1531,185 1532,184 1532,186 1532,187 1533,189 1534,189 1534,188 1534,187 1535,184 1535,183 1536,181 1536,182 1536,184 1537,184 1538,185 1538,187 1538,188 1539,189 1539,190 1540,187 1540,185 1541,183 1541,184 1542,184 1543,185 1543,186 1543,188 1544,190 1544,191 1545,191 1545,189 1545,187 1546,186 1546,184 1547,183 1548,185 1548,186 1548,187 1549,189 1549,191 1550,191 1551,190 1552,187 1552,186 1553,186 1554,187 1554,188 1554,190 1555,191 1556,191 1557,189 1557,187 1557,186 1558,185 1558,183 1559,184 1559,186 1559,189 1560,190 1561,191 1561,192 1561,193 1562,193 1562,190 1563,189 1563,187 1563,185 1564,186 1564,187 1564,189 1565,190 1566,191 1566,193 1567,193 1567,192 1568,191 1568,189 1568,187 1569,186 1570,186 1570,187 1570,189 1571,191 1571,192 1572,191 1572,193 1573,194 1573,193 1573,190 1574,189 1575,187 1575,188 1575,189 1576,191 1576,193 1577,193 1577,194 1577,195 1578,196 1579,196 1579,194 1579,192 1580,189 1580,187 1581,187 1581,189 1581,191 1582,191 1582,192 1582,193 1583,195 1584,195 1584,194 1584,193 1585,189 1585,187 1586,186 1586,187 1586,189 1587,191 1588,193 1588,194 1588,195 1589,196 1589,197 1590,196 1590,195 1590,192 1591,191 1591,190 1591,191 1592,193 1593,194 1593,195 1594,196 1594,198 1595,199 1595,198 1595,196 1596,193 1597,192 1597,191 1598,193 1599,194 1599,195 1599,197 1600,198 1601,196 1602,194 1602,191 1603,191 1603,192 1604,193 1604,195 1604,197 1605,198 1606,200 1606,198 1607,196 1607,195 1608,193 1608,192 1609,193 1609,195 1609,196 1610,198 1611,199 1611,200 1611,199 1612,198 1612,196 1613,195 1613,194 1613,192 1614,192 1615,193 1615,195 1615,196 1616,198 1616,199 1617,199 1618,198 1618,196 1618,194 1619,193 1620,193 1620,194 1620,195 1621,197 1621,199 1622,200 1623,200 1624,199 1624,197 1624,195 1625,193 1625,192 1625,194 1626,196 1626,198 1627,198 1627,200 1627,201 1628,202 1629,201 1629,200 1629,198 1630,195 1630,194 1631,195 1631,196 1631,197 1632,199 1633,200 1634,201 1634,200 1634,199 1635,196 1635,195 1636,193 1636,195 1636,196 1637,198 1638,199 1638,200 1639,202 1639,203 1640,203 1640,200 1640,199 1641,197 1642,196 1642,198 1643,199 1643,200 1643,201 1644,202 1644,204 1645,204 1645,202 1646,199 1647,196 1647,195 1647,196 1648,198 1649,200 1649,201 1649,202 1650,204 1651,205 1651,204 1651,200 1652,198 1652,197 1653,197 1653,198 1654,200 1654,202 1654,204 1655,204 1656,205 1656,206 1656,205 1657,203 1657,201 1658,200 1658,199 1659,200 1660,201 1660,202 1661,204 1661,205 1662,204 1662,203 1663,201 1663,200 1663,198 1664,198 1665,198 1665,199 1665,202 1666,204 1666,205 1667,205 1667,207 1667,206 1668,205 1669,202 1669,201 1669,200 1670,200 1670,203 1671,204 1671,205 1672,207 1673,205 1674,204 1674,203 1674,201 1675,199 1676,200 1676,202 1676,204 1677,205 1678,206 1678,205 1678,206 1679,206 1679,205 1679,204 1680,201 1681,201 1681,202 1681,204 1682,205 1683,207 1683,208 1684,209 1685,207 1685,205 1685,204 1686,201 1687,200 1687,202 1687,204 1688,205 1688,206 1688,207 1689,207 1689,209 1690,209 1690,207 1690,204 1691,201 1692,200 1692,202 1693,204 1693,205 1694,206 1694,207 1694,209 1695,209 1695,207 1696,205 1697,203 1697,202 1698,204 1698,205 1699,207 1699,208 1700,209 1701,210 1701,207 1702,205 1702,203 1703,202 1703,203 1703,204 1704,205 1704,206 1705,207 1706,210 1706,211 1706,209 1707,208 1707,206 1708,205 1708,203 1708,204 1709,205 1710,206 1710,207 1710,209 1711,211 1711,212 1712,213 1712,209 1713,206 1713,205 1714,205 1715,205 1715,207 1716,209 1716,211 1717,211 1717,209 1718,207 1719,205 1719,204 1720,204 1720,205 1721,207 1721,209 1722,211 1722,213 1722,212 1723,211 1724,210 1724,208 1724,207 1725,205 1725,206 1726,206 1726,207 1726,209 1727,211 1728,212 1729,211 1729,210 1730,209 1730,207 1730,205 1731,204 1731,205 1731,207 1732,210 1733,211 1733,212 1733,213 1734,214 1735,211 1735,210 1735,209 1736,206 1737,207 1737,209 1737,210 1738,212 1738,213 1739,214 1740,214 1740,213 1740,211 1741,209 1742,207 1742,209 1743,211 1743,212 1744,213 1744,212 1744,213 1745,213 1746,213 1746,212 1746,209 1747,207 1747,206 1748,207 1748,210 1749,211 1749,213 1750,214 1751,215 1751,214 1751,213 1752,211 1752,209 1753,207 1753,209 1754,211 1755,212 1755,213 1756,214 1756,216 1757,215 1757,213 1757,210 1758,207 1758,208 1759,209 1760,210 1760,213 1761,215 1762,216 1762,214 1763,211 1764,210 1764,209 1765,211 1765,213 1766,213 1766,214 1767,216 1767,217 1767,216 1768,213 1769,211 1769,210 1769,209 1770,210 1770,211 1771,211 1771,213 1772,215 1773,216 1774,214 1774,213 1775,211 1775,210 1775,211 1776,211 1776,213 1776,214 1777,216 1778,217 1778,218 1778,220 1779,218 1779,215 1780,213 1780,212 1780,211 1781,211 1782,211 1782,213 1782,214 1783,216 1783,217 1784,218 1784,217 1784,216 1785,214 1785,212 1786,211 1787,211 1787,213 1787,214 1788,215 1788,217 1789,218 1789,219 1790,219 1791,218 1791,215 1791,214 1792,213 1792,212 1792,213 1793,214 1793,216 1794,218 1795,219 1796,219 1796,218 1796,215 1797,213 1797,211 1798,210 1798,212 1798,214 1799,216 1800,216 1800,218 1800,219 1801,220 1801,218 1802,216 1802,213 1803,212 1803,213 1803,215 1804,216 1805,218 1805,219 1805,220 1806,220 1807,221 1807,219 1807,216 1808,214 1809,213 1809,214 1809,216 1810,217 1810,218 1811,219 1811,220 1812,222 1812,220 1813,218 1814,216 1814,215 1814,214 1815,216 1815,218 1816,218 1816,220 1816,221 1817,222 1818,222 1818,220 1819,216 1819,214 1819,213 1820,214 1820,215 1821,216 1821,218 1821,219 1822,221 1823,222 1823,223 1823,222 1824,219 1824,216 1825,216 1826,217 1827,219 1827,220 1827,222 1828,222 1828,224 1829,223 1829,221 1830,219 1830,217 1830,216 1831,216 1832,218 1832,219 1833,220 1833,222 1834,223 1834,222 1835,220 1836,218 1836,217 1836,216 1837,216 1837,217 1838,219 1838,221 1839,223 1839,224 1840,223 1841,222 1841,219 1841,218 1842,217 1842,216 1843,218 1843,220 1843,222 1844,223 1845,225 1846,224 1846,222 1846,221 1847,219 1847,218 1848,217 1848,218 1848,220 1849,222 1850,223 1850,224 1850,223 1851,223 1851,224 1852,223 1852,221 1852,219 1853,218 1853,220 1854,221 1855,223 1855,224 1856,225 1856,226 1857,226 1857,225 1857,222 1858,220 1859,218 1859,219 1860,222 1860,223 1861,224 1861,225 1862,227 1862,225 1863,222 1864,219 1864,218 1865,220 1865,222 1866,223 1866,224 1866,225 1867,227 1868,227 1868,225 1869,222 1869,220 1870,220 1870,222 1871,223 1871,225 1872,225 1873,226 1873,228 1873,227 1874,225 1874,222 1875,221 1875,220 1876,222 1877,223 1878,225 1878,227 1879,228 1879,227 1879,225 1880,223 1880,222 1880,220 1881,221 1882,222 1882,223 1882,224 1883,226 1883,227 1884,229 1885,226 1886,223 1886,222 1887,222 1888,223 1888,224 1888,226 1889,228 1889,229 1890,227 1891,225 1891,223 1892,222 1893,223 1893,224 1893,226 1894,227 1895,229 1896,228 1896,227 1897,225 1897,223 1897,222 1898,223 1898,224 1899,225 1900,228 1900,229 1901,229 1902,227 1902,226 1902,224 1903,223 1904,222 1904,224 1905,227 1905,228 1906,229 1906,230 1907,230 1907,228 1907,227 1908,225 1909,223 1909,225 1910,227 1910,229 1911,231 1911,232 1912,232 1913,231 1913,230 1913,228 1914,226 1914,224 1915,224 1915,226 1915,228 1916,229 1916,230 1917,231 1918,231 1918,232 1918,231 1919,227 1919,226 1920,225 1920,226 1921,229 1922,229 1922,230 1922,231 1923,232 1923,233 1924,232 1924,229 1925,227 1925,225 1926,227 1927,229 1927,230 1928,231 1928,232 1929,233 1929,232 1929,231 1930,227 1931,224 1931,223 1931,225 1932,226 1932,227 1933,229 1933,230 1933,232 1934,232 1934,233 1935,231 1936,228 1936,227 1937,227 1937,228 1938,230 1938,231 1939,232 1940,234 1940,235 1940,234 1941,232 1941,229 1942,228 1942,227 1943,229 1944,231 1945,233 1945,234 1946,234 1946,232 1947,230 1947,227 1948,227 1949,228 1949,229 1949,231 1950,232 1950,234 1951,235 1951,236 1951,234 1952,232 1952,230 1952,229 1953,228 1954,227 1954,228 1954,229 1955,231 1955,233 1956,234 1956,235 1956,234 1957,233 1958,232 1958,231 1958,229 1959,227 1959,228 1960,229 1960,231 1960,232 1961,234 1961,235 1961,236 1962,236 1963,236 1963,234 1963,232 1964,231 1964,230 1965,229 1965,230 1965,231 1966,234 1967,235 1967,236 1968,236 1968,235 1969,232 1969,231 1970,228 1970,227 1970,229 1971,232 1972,233 1972,234 1972,235 1973,236 1973,237 1974,236 1974,234 1974,232 1975,230 1976,229 1976,230 1976,231 1977,233 1977,234 1977,236 1978,236 1979,237 1979,236 1980,232 1981,231 1981,229 1982,231 1982,233 1983,234 1984,236 1985,237 1985,236 1985,234 1986,233 1986,231 1987,230 1987,232 1988,234 1988,236 1989,237 1990,238 1990,239 1991,237 1991,234 1992,231 1993,232 1994,234 1994,236 1995,237 1995,239 1996,238 1996,235 1997,232 1997,231 1998,232 1999,232 1999,234 1999,235 2000,237 2001,239 2001,240 2001,238 2002,236 2003,234 2003,233 2003,232 2004,233 2004,234 2005,236 2006,238 2006,240 2007,239 2008,237 2008,235 2008,234 2009,233 2010,233 2010,234 2010,236 2011,238 2012,240 2012,241 2013,240 2013,239 2013,236 2014,235 2014,234 2015,233 2015,234 2015,236 2016,238 2017,240 2017,241 2017,242 2018,241 2018,240 2019,239 2019,237 2019,236 2020,234 2020,235 2021,237 2022,239 2022,240 2022,241 2023,240 2024,240 2024,239 2024,237 2025,234 2026,234 2026,233 2026,235 2027,236 2027,238 2028,239 2028,240 2029,241 2029,239 2030,237 2031,236 2031,233 2031,232 2032,234 2032,236 2033,238 2033,239 2033,240 2034,241 2035,241 2035,240 2036,238 2036,234 2037,232 2037,234 2037,236 2038,238 2038,239 2038,241 2039,241 2040,243 2041,241 2041,238 2042,236 2043,238 2044,239 2044,241 2045,241 2045,242 2046,244 2046,243 2046,241 2047,238 2047,236 2048,237 2049,238 2049,239 2050,240 2050,241 2051,243 2051,244 2051,242 2052,241 2053,239 2053,238 2053,236 2054,237 2054,238 2055,239 2055,240 2055,242 2056,243 2056,244 2056,245 2057,244 2058,241 2058,238 2058,237 2059,236 2059,237 2060,238 2060,239 2060,240 2061,242 2062,243 2062,244 2062,245 2063,242 2063,240 2064,238 2064,237 2065,236 2065,238 2065,240 2066,241 2067,242 2067,244 2067,245 2068,245 2068,244 2069,243 2069,241 2069,240 2070,238 2071,238 2071,239 2071,240 2072,241 2072,243 2073,244 2073,245 2074,244 2074,243 2074,241 2075,240 2076,238 2076,237 2076,238 2077,240 2077,242 2078,243 2078,244 2078,245 2079,245 2080,245 2080,243 2080,241 2081,240 2081,238 2082,238 2082,240 2082,241 2083,243 2083,245 2083,246 2084,245 2085,246 2085,245 2085,244 2086,242 2086,240 2087,238 2087,239 2087,240 2088,243 2089,244 2089,245 2090,245 2090,246 2091,247 2091,245 2091,242 2092,241 2092,240 2092,241 2093,241 2094,243 2094,245 2095,247 2095,248 2096,249 2096,248 2096,247 2097,245 2098,241 2098,240 2099,242 2099,243 2100,244 2100,245 2101,247 2101,248 2101,247 2102,245 2103,241 2103,239 2103,238 2104,240 2104,241 2105,242 2105,244 2105,245 2106,247 2107,247 2107,249 2108,246 2108,243 2109,243 2109,241 2109,242 2110,243 2110,245 2111,246 2112,247 2112,249 2112,250 2113,249 2113,247 2114,245 2114,243 2114,242 2115,242 2116,243 2116,244 2117,246 2117,248 2117,249 2118,249 2119,247 2119,245 2119,243 2120,243 2121,243 2121,245 2122,247 2122,248 2123,249 2123,250 2124,249 2125,247 2125,244 2125,243 2126,242 2126,241 2126,242 2127,244 2127,246 2128,247 2128,249 2129,249 2130,247 2130,245 2131,243 2131,241 2132,242 2132,244 2132,245 2133,246 2134,249 2134,250 2135,250 2135,249 2136,247 2136,245 2137,243 2138,245 2139,247 2139,249 2139,250 2140,250 2141,250 2141,249 2141,247 2142,245 2143,243 2143,242 2143,244 2144,247 2144,249 2145,250 2145,251 2146,252 2146,251 2146,250 2147,249 2148,246 2148,244 2148,245 2149,247 2149,249 2150,250 2150,251 2151,251 2152,252 2152,251 2153,248 2153,246 2153,244 2154,245 2154,247 2155,248 2155,249 2156,250 2157,251 2157,253 2157,252 2158,250 2158,248 2159,246 2159,245 2160,247 2161,249 2161,250 2162,252 2162,253 2162,254 2163,254 2163,252 2164,249 2164,247 2164,245 2165,246 2166,248 2166,249 2166,250 2167,250 2167,252 2168,254 2169,250 2170,248 2170,247 2170,246 2171,247 2171,249 2172,250 2172,252 2173,253 2173,255 2173,256 2174,254 2175,252 2175,250 2175,249 2176,248 2177,249 2177,250 2177,251 2178,252 2179,254 2179,255 2180,254 2180,252 2180,250 2181,249 2181,248 2182,247 2182,249 2183,250 2184,252 2184,254 2185,255 2185,254 2186,253 2186,250 2186,249 2187,249 2188,248 2188,249 2188,250 2189,252 2189,254 2189,255 2190,256 2191,254 2191,252 2191,251 2192,250 2193,248 2193,249 2194,250 2194,252 2195,254 2195,255 2195,254 2196,254 2197,252 2198,249 2199,250 2199,251 2200,253 2200,254 2200,255 2201,256 2202,257 2202,255 2203,252 2203,251 2204,249 2204,250 2205,252 2205,254 2206,255 2207,256 2207,257 2208,255 2208,252 2209,249 2209,248 2209,249 2210,250 2211,252 2211,253 2211,255 2212,256 2212,257 2213,257 2213,255 2214,252 2214,250 2215,250 2216,252 2216,254 2216,255 2217,255 2217,256 2218,256 2218,258 2219,256 2220,252 2220,250 2221,250 2221,252 2222,253 2222,254 2223,256 2223,258 2223,259 2224,257 2225,256 2225,254 2225,252 2226,250 2226,251 2227,252 2227,254 2227,255 2228,256 2229,258 2229,259 2230,259 2230,256 2231,254 2231,252 2231,251 2232,252 2232,253 2233,254 2234,256 2234,258 2234,259 2235,259 2235,257 2236,255 2236,253 2236,252 2237,252 2238,251 2238,253 2238,254 2239,256 2239,257 2240,258 2240,259 2241,258 2241,257 2241,256 2242,254 2243,252 2243,253 2244,254 2244,256 2245,258 2245,259 2246,259 2247,258 2247,256 2248,254 2248,252 2249,251 2249,252 2249,254 2250,256 2250,258 2251,260 2252,260 2252,258 2253,256 2253,254 2254,252 2254,254 2255,256 2256,258 2256,259 2256,261 2257,260 2257,261 2258,259 2258,257 2259,254 2259,253 2260,254 2261,257 2261,258 2261,259 2262,258 2262,259 2263,260 2263,259 2264,256 2265,255 2265,254 2266,254 2266,257 2267,259 2267,260 2268,261 2268,262 2268,261 2269,260 2270,258 2270,256 2270,254 2271,254 2271,256 2272,258 2272,259 2273,260 2274,261 2274,263 2274,262 2275,260 2275,256 2275,254 2276,253 2276,254 2277,256 2277,257 2277,259 2278,259 2279,261 2279,263 2280,263 2280,260 2281,258 2281,256 2282,256 2283,258 2283,259 2284,260 2284,261 2284,263 2285,264 2285,263 2286,260 2286,258 2286,257 2287,256 2288,256 2288,257 2288,258 2289,258 2289,260 2290,262 2290,263 2291,263 2292,261 2292,259 2292,257 2293,256 2293,257 2294,259 2294,260 2295,262 2295,263 2295,265 2296,265 2297,263 2297,261 2297,259 2298,258 2298,257 2299,257 2299,258 2299,259 2300,261 2301,262 2301,263 2301,264 2302,263 2302,262 2302,261 2303,259 2303,258 2304,256 2304,257 2304,258 2305,260 2306,261 2306,263 2306,264 2307,264 2307,265 2308,264 2308,263 2308,261 2309,259 2310,258 2310,257 2310,258 2311,259 2311,261 2311,263 2312,263 2312,264 2313,265 2313,264 2313,263 2314,261 2315,259 2315,256 2316,258 2316,260 2317,262 2317,263 2317,264 2318,265 2319,266 2319,265 2319,263 2320,261 2320,259 2320,258 2321,258 2321,259 2322,261 2322,263 2322,265 2323,265 2324,265 2324,266 2325,264 2325,261 2326,259 2326,258 2326,259 2327,260 2328,262 2328,263 2329,263 2329,265 2329,266 2330,266 2330,263 2331,261 2331,260 2331,259 2332,259 2333,261 2333,262 2333,263 2334,264 2334,265 2335,267 2335,268 2335,267 2336,265 2337,262 2337,259 2338,259 2338,261 2338,262 2339,263 2339,264 2340,265 2340,267 2341,267 2342,263 2342,261 2342,259 2343,259 2344,260 2344,262 2344,263 2345,265 2346,266 2346,267 2346,268 2347,267 2347,265 2347,263 2348,261 2348,260 2349,261 2349,262 2349,263 2350,263 2351,265 2351,267 2351,268 2352,268 2352,267 2353,265 2353,263 2353,262 2354,261 2355,260 2355,261 2356,263 2356,265 2356,267 2357,267 2357,268 2358,267 2358,266 2358,263 2359,262 2360,261 2361,263 2361,265 2362,267 2362,268 2362,269 2363,268 2364,267 2364,265 2365,263 2365,261 2365,260 2366,261 2366,263 2367,265 2367,267 2367,268 2368,267 2369,267 2370,265 2370,262 2371,261 2371,263 2372,264 2372,266 2372,267 2373,268 2374,268 2374,269 2375,268 2375,266 2376,264 2376,262 2376,261 2377,263 2378,265 2378,267 2379,268 2379,269 2380,270 2380,268 2381,266 2381,262 2381,261 2382,261 2383,264 2383,265 2383,266 2384,268 2385,270 2386,268 2387,265 2387,264 2387,263 2388,263 2388,265 2389,267 2389,268 2390,268 2390,270 2390,271 2391,270 2392,268 2392,266 2392,264 2393,263 2393,264 2394,265 2394,266 2395,267 2396,268 2396,270 2396,271 2397,270 2397,268 2398,266 2398,265 2398,263 2399,264 2399,266 2400,267 2401,269 2401,270 2401,272 2402,272 2403,269 2403,267 2403,265 2404,264 2405,265 2405,266 2406,268 2406,269 2407,270 2407,272 2408,270 2408,268 2408,266 2409,265 2410,265 2410,264 2410,266 2411,267 2411,268 2412,269 2412,271 2412,272 2413,272 2414,271 2414,270 2414,268 2415,267 2415,266 2416,266 2416,267 2417,268 2417,270 2417,272 2418,272 2419,272 2419,270 2420,268 2420,267 2421,265 2421,264 2421,265 2422,267 2423,269 2423,271 2424,272 2424,273 2425,270 2425,269 2426,268 2426,265 2427,267 2428,269 2428,270 2428,272 2429,273 2430,273 2430,272 2431,270 2432,267 2432,265 2433,267 2433,269 2433,270 2434,271 2435,272 2435,273 2436,272 2437,269 2437,268 2437,266 2438,267 2439,270 2439,271 2439,272 2440,272 2441,274 2441,275 2441,274 2442,273 2442,271 2442,268 2443,267 2444,268 2444,270 2444,271 2445,272 2446,273 2446,274 2446,275 2447,275 2447,273 2448,269 2448,267 2448,266 2449,267 2450,269 2450,270 2450,272 2451,272 2451,274 2452,276 2452,275 2453,272 2453,270 2453,269 2454,268 2455,268 2455,270 2455,272 2456,272 2457,274 2457,275 2457,276 2458,275 2459,272 2459,270 2459,269 2460,268 2460,270 2461,270 2462,272 2462,274 2462,276 2463,276 2464,276 2464,274 2464,272 2465,269 2466,269 2466,270 2466,271 2467,273 2468,274 2468,276 2468,277 2469,277 2469,276 2469,273 2470,271 2470,270 2471,270 2471,269 2471,270 2472,271 2473,273 2473,275 2473,276 2474,276 2475,274 2475,273 2475,272 2476,270 2477,269 2477,270 2478,272 2478,273 2478,275 2479,276 2480,277 2480,276 2481,273 2482,272 2482,270 2483,270 2483,272 2484,274 2484,276 2485,276 2486,277 2486,276 2487,274 2487,272 2487,268 2488,268 2488,270 2489,273 2489,275 2490,276 2491,277 2491,279 2491,277 2492,276 2492,274 2493,272 2493,270 2493,271 2494,273 2495,274 2495,276 2495,277 2496,277 2496,278 2497,278 2497,277 2498,274 2498,272 2498,270 2499,271 2500,273 2500,274 2500,276 2501,275 2501,276 2502,277 2502,279 2502,278 2503,276 2504,274 2504,272 2505,271 2505,273 2505,275 2506,275 2506,276 2507,277 2507,279 2507,280 2508,279 2509,278 2509,274 2509,272 2510,271 2510,272 2511,274 2511,276 2512,276 2513,278 2513,279 2513,280 2514,279 2514,276 2514,273 2515,272 2516,272 2516,273 2516,275 2517,276 2518,278 2518,279 2519,281 2519,279 2520,277 2520,276 2520,274 2521,273 2522,274 2522,275 2522,276 2523,276 2523,277 2523,279 2524,281 2525,279 2525,277 2525,276 2526,274 2527,273 2528,274 2528,276 2529,278 2529,279 2529,280 2530,281 2531,280 2531,279 2531,276 2532,275 2532,274 2532,273 2533,274 2533,276 2534,277 2534,279 2534,280 2535,281 2536,281 2536,280 2536,278 2537,277 2537,276 2538,274 2538,273 2538,274 2539,276 2539,278 2539,279 2540,280 2541,279 2542,279 2542,277 2543,274 2544,276 2545,276 2545,279 2545,280 2546,280 2546,281 2547,282 2547,280 2548,278 2548,276 2548,274 2549,274 2550,275 2550,277 2550,279 2551,279 2551,280 2552,281 2552,282 2553,280 2554,278 2554,275 2554,273 2555,274 2555,276 2556,278 2556,279 2556,280 2557,281 2557,283 2558,283 2559,281 2559,277 2559,276 2560,275 2560,276 2561,277 2561,279 2561,281 2562,281 2563,281 2563,282 2563,283 2564,283 2564,281 2565,278 2565,276 2566,276 2566,277 2566,279 2567,279 2568,279 2568,281 2568,283 2569,284 2569,282 2570,281 2570,279 2570,277 2571,276 2572,277 2572,279 2573,280 2573,281 2574,283 2574,284 2574,285 2575,285 2575,281 2575,279 2576,277 2577,277 2578,279 2578,280 2579,282 2579,283 2579,284 2580,285 2581,283 2581,280 2581,279 2582,277 2583,276 2583,278 2583,279 2584,281 2584,282 2584,283 2585,285 2586,285 2586,284 2586,283 2587,281 2587,279 2588,278 2588,279 2588,278 2589,279 2590,281 2590,283 2590,284 2591,285 2592,284 2592,283 2592,281 2593,279 2593,277 2593,276 2594,277 2595,279 2595,281 2595,283 2596,283 2596,285 2597,285 2597,283 2598,281 2599,280 2599,277 2599,278 2600,279 2600,281 2600,283 2601,285 2602,285 2602,286 2602,285 2603,284 2604,282 2604,279 2604,277 2605,278 2605,279 2606,282 2606,283 2606,284 2607,283 2608,284 2608,285 2609,284 2609,281 2609,279 2610,279 2611,279 2611,282 2611,283 2612,284 2613,285 2613,286 2613,287 2614,286 2614,285 2615,283 2615,280 2615,279 2616,278 2617,281 2617,283 2618,284 2618,285 2618,286 2619,288 2619,286 2620,285 2620,281 2620,279 2621,278 2622,279 2622,281 2622,282 2623,283 2623,285 2624,286 2624,287 2624,288 2625,287 2626,285 2626,283 2626,281 2627,280 2627,281 2627,282 2628,283 2628,284 2629,285 2629,287 2630,288 2631,286 2631,285 2631,283 2632,281 2633,281 2633,282 2634,283 2635,285 2635,286 2635,288 2636,287 2636,285 2637,284 2637,281 2638,281 2638,282 2639,283 2640,285 2640,286 2640,288 2641,289 2641,290 2642,288 2642,286 2642,283 2643,283 2644,282 2644,281 2644,282 2645,283 2645,285 2645,287 2646,288 2647,288 2647,286 2647,285 2648,284 2649,283 2649,281 2650,283 2650,285 2651,285 2651,287 2651,288 2652,288 2653,289 2653,287 2654,285 2654,284 2654,283 2655,282 2655,283 2656,284 2656,286 2656,288 2657,288 2658,288 2658,289 2659,288 2659,285 2660,283 2660,281 2660,280 2661,282 2662,285 2662,286 2662,287 2663,288 2663,289 2663,290 2664,289 2664,288 2665,286 2665,283 2665,282 2666,283 2667,284 2667,286 2667,288 2668,289 2668,288 2669,289 2669,290 2670,288 2671,286 2671,283 2671,282 2672,283 2672,285 2672,286 2673,287 2674,287 2674,289 2674,291 2675,290 2676,288 2676,286 2676,285 2677,284 2677,283 2678,285 2678,286 2678,287 2679,288 2680,290 2680,291 2680,292 2681,291 2681,290 2681,286 2682,285 2682,283 2683,284 2683,286 2684,287 2685,288 2685,290 2685,292 2686,292 2686,291 2687,288 2687,285 2687,284 2688,284 2689,285 2689,287 2690,288 2690,290 2691,292 2692,291 2692,290 2692,288 2693,286 2694,285 2694,286 2694,287 2695,287 2695,288 2696,289 2696,292 2696,293 2697,292 2697,291 2697,290 2698,288 2699,286 2699,285 2700,285 2700,286 2701,288 2701,290 2701,292 2702,292 2703,293 2703,292 2703,291 2704,288 2704,287 2705,286 2705,285 2705,286 2706,288 2706,290 2706,292 2707,293 2708,294 2708,293 2708,292 2709,290 2709,289 2710,288 2710,286 2710,285 2711,286 2712,288 2712,290 2712,292 2713,292 2714,292 2714,291 2715,289 2715,286 2716,286 2717,288 2717,290 2718,292 2719,293 2719,294 2719,293 2720,292 2721,290 2721,288 2721,286 2722,286 2722,287 2723,290 2723,291 2723,292 2724,292 2724,293 2724,294 2725,294 2726,292 2726,290 2726,286 2727,285 2727,286 2728,288 2728,290 2729,292 2730,293 2730,294 2731,295 2731,293 2732,290 2732,288 2732,287 2733,288 2733,290 2733,291 2734,293 2735,293 2735,294 2736,295 2737,293 2737,290 2737,288 2738,288 2739,288 2739,289 2739,290 2740,291 2740,292 2741,293 2741,295 2741,296 2742,294 2742,293 2742,291 2743,290 2744,288 2744,289 2744,290 2745,290 2745,292 2746,293 2746,295 2746,296 2748,297 2749,296 2749,293 2749,291 2750,289 2750,288 2751,289 2751,290 2752,292 2752,293 2752,295 2753,296 2754,296 2754,295 2754,292 2755,290 2756,289 2756,288 2756,290 2757,292 2758,293 2758,295 2759,297 2759,296 2760,296 2760,295 2760,292 2761,291 2761,290 2762,290 2763,292 2763,293 2763,295 2764,296 2765,297 2765,296 2765,295 2766,293 2767,291 2767,290 2767,288 2768,289 2768,291 2769,293 2769,295 2770,297 2771,295 2772,293 2772,292 2772,290 2773,290 2773,291 2774,293 2774,295 2774,296 2775,297 2776,297 2777,295 2777,293 2778,292 2778,290 2779,292 2779,293 2779,295 2780,296 2781,295 2781,296 2781,297 2782,297 2782,296 2783,293 2783,292 2783,290 2784,291 2785,292 2785,294 2785,295 2786,296 2786,297 2786,298 2787,299 2788,297 2788,295 2788,292 2789,290 2790,290 2790,293 2790,294 2791,295 2792,297 2792,298 2792,299 2793,299 2794,297 2794,293 2794,291 2795,290 2795,291 2795,293 2796,293 2796,295 2797,296 2797,298 2798,300 2799,299 2799,297 2799,294 2800,293 2800,292 2801,292 2801,294 2801,295 2802,296 2803,297 2803,299 2804,300 2804,299 2804,297 2805,295 2805,293 2806,293 2807,293 2808,295 2808,296 2808,299 2809,300 2809,299 2810,299 2810,297 2810,296 2811,293 2812,293 2813,295 2813,297 2813,298 2814,299 2814,301 2815,301 2815,299 2815,297 2816,295 2817,294 2817,293 2818,293 2818,295 2819,297 2819,299 2820,300 2821,299 2821,298 2821,297 2822,296 2822,294 2822,293 2823,293 2823,294 2824,296 2824,297 2824,299 2825,300 2826,301 2827,299 2827,297 2828,295 2828,293 2829,294 2830,295 2830,298 2830,299 2831,300 2831,301 2832,301 2832,299 2833,297 2833,295 2833,292 2834,292 2835,294 2835,296 2835,298 2836,299 2836,300 2837,301 2837,302 2837,301 2838,300 2839,298 2839,295 2839,294 2840,295 2840,296 2840,298 2841,300 2841,301 2842,301 2842,302 2843,302 2844,301 2844,297 2844,295 2845,294 2845,295 2846,297 2846,298 2846,299 2847,299 2847,301 2848,302 2849,302 2849,300 2849,298 2850,296 2850,295 2851,295 2851,297 2851,299 2852,299 2853,301 2853,302 2853,303 2854,304 2854,303 2855,302 2855,299 2855,296 2856,295 2856,297 2857,298 2858,299 2858,301 2858,302 2859,303 2859,304 2860,303 2860,300 2860,297 2861,296 2862,295 2862,296 2862,297 2863,299 2863,300 2864,301 2864,302 2864,304 2865,304 2865,302 2865,301 2866,299 2867,298 2867,297 2868,299 2869,300 2869,301 2869,303 2870,304 2871,304 2871,303 2871,301 2872,299 2872,298 2873,297 2874,297 2874,299 2874,302 2875,303 2876,303 2876,304 2877,302 2877,299 2878,298 2878,297 2879,298 2880,300 2880,301 2880,302 2881,304 2881,305 2882,304 2882,302 2883,301 2883,299 2883,297 2884,297 2885,298 2885,300 2885,302 2886,303 2886,304 2887,303 2888,302 2889,301 2889,298 2889,297 2890,297 2890,299 2891,300 2891,302 2891,304 2892,304 2892,306 2893,305 2894,304 2894,302 2894,300 2895,298 2895,297 2896,299 2896,301 2896,302 2897,303 2898,304 2898,305 2898,306 2899,306 2899,304 2900,301 2900,298 2900,297 2901,297 2901,299 2901,301 2902,302 2903,303 2903,304 2903,306 2904,306 2905,304 2905,301 2905,299 2906,298 2907,299 2907,301 2907,302 2908,304 2909,304 2909,305 2909,307 2910,306 2910,304 2910,301 2911,299 2912,299 2912,300 2912,301 2913,302 2914,302 2914,304 2914,306 2915,307 2916,306 2916,304 2916,302 2917,301 2917,299 2918,300 2918,301 2918,302 2919,303 2919,304 2919,306 2920,307 2921,308 2921,304 2922,302 2922,300 2923,300 2923,301 2924,302 2925,303 2925,305 2925,306 2926,308 2927,306 2927,304 2927,302 2928,301 2928,300 2928,299 2929,301 2930,302 2930,304 2930,305 2931,306 2931,308 2932,308 2932,307 2932,306 2933,304 2934,302 2934,301 2935,301 2935,302 2936,304 2936,306 2936,307 2937,308 2937,307 2938,306 2939,304 2939,302 2939,301 2940,299 2940,301 2941,302 2941,304 2941,306 2942,306 2943,308 2944,306 2944,304 2945,303 2945,301 2946,302 2946,304 2946,306 2947,308 2948,309 2948,308 2948,309 2949,308 2949,307 2950,305 2950,302 2950,301 2951,301 2952,302 2952,305 2952,306 2953,307 2954,307 2954,308 2955,308 2955,304 2955,303 2956,302 2957,302 2957,305 2958,306 2958,307 2959,308 2959,310 2960,310 2961,308 2961,306 2961,303 2962,301 2962,302 2962,304 2963,306 2964,307 2964,308 2964,310 2965,310 2966,310 2966,308 2966,304 2967,302 2967,301 2968,302 2968,304 2968,305 2969,307 2970,308 2970,310 2971,311 2971,310 2971,308 2972,306 2972,304 2973,304 2973,306 2974,307 2975,307 2975,308 2975,309 2976,311 2977,310 2977,308 2977,306 2978,304 2979,304 2980,304 2980,306 2980,308 2981,310 2981,311 2982,311 2982,309 2983,307 2984,304 2985,304 2985,306 2986,308 2986,310 2986,311 2987,312 2988,313 2988,311 2988,309 2989,306 2989,305 2989,304 2990,304 2991,306 2991,308 2991,310 2992,311 2993,311 2993,310 2994,308 2994,307 2995,305 2995,303 2995,304 2996,305 2997,308 2997,310 2998,311 2999,311 2999,310 3000,308 3000,307 3000,306 3001,304 3002,305 3002,306 3002,309 3003,310 3003,311 3004,311 3004,312 3004,311 3005,311 3006,308 3006,306 3006,304 3007,303 3007,305 3007,308 3008,310 3009,311 3009,312 3009,313 3010,312 3011,311 3011,309 3011,306 3012,305 3013,307 3013,309 3013,310 3014,311 3014,312 3015,313 3016,313 3016,311 3016,308 3017,306 3017,305 3018,306 3018,307 3018,309 3019,310 3020,310 3020,311 3021,313 3022,311 3022,309 3022,307 3023,306 3023,308 3024,310 3025,310 3025,311 3025,313 3026,314 3026,315 3027,314 3027,313 3027,309 3028,307 3029,306 3029,308 3030,309 3030,310 3031,311 3031,313 3031,314 3032,315 3032,313 3032,310 3033,308 3034,306 3034,307 3035,307 3035,310 3036,311 3036,312 3037,315 3038,315 3038,313 3038,311 3039,310 3039,308 3040,307 3040,308 3040,309 3041,310 3041,311 3042,313 3043,315 3043,313 3044,312 3044,310 3045,309 3045,308 3046,307 3047,308 3047,310 3047,313 3048,314 3049,315 3049,313 3050,310 3050,309 3050,308 3051,308 3052,309 3052,311 3052,313 3053,314 3053,315 3054,316 3054,315 3055,313 3056,311 3056,310 3056,308 3057,308 3057,309 3058,311 3058,312 3058,313 3059,315 3059,314 3060,314 3061,313 3061,311 3061,309 3062,308 3063,310 3063,311 3063,313 3064,314 3065,315 3065,316 3066,316 3066,315 3067,312 3067,311 3067,308 3068,308 3068,309 3068,311 3069,313 3070,314 3070,315 3071,316 3072,315 3072,312 3072,309 3073,307 3074,308 3074,310 3074,312 3075,313 3075,314 3076,315 3076,317 3077,317 3077,315 3077,312 3078,310 3079,310 3079,311 3080,313 3080,315 3081,315 3081,316 3082,318 3083,317 3083,315 3083,312 3084,310 3085,310 3085,311 3085,313 3086,313 3086,315 3087,317 3088,318 3088,317 3088,315 3089,313 3089,311 3090,310 3090,311 3090,312 3091,313 3092,314 3092,315 3092,317 3093,318 3093,319 3094,319 3094,315 3094,313 3095,311 3096,311 3097,313 3097,314 3097,315 3098,317 3098,318 3099,319 3099,316 3099,314 3100,312 3101,311 3101,310 3102,312 3102,313 3103,315 3103,316 3103,317 3104,319 3104,318 3105,317 3106,315 3106,313 3106,312 3107,312 3108,313 3108,315 3108,317 3109,318 3110,319 3110,318 3111,317 3111,315 3112,313 3112,311 3112,310 3113,311 3113,313 3113,315 3114,317 3115,317 3115,319 3116,319 3116,317 3117,315 3117,313 3117,311 3118,311 3119,313 3119,315 3119,317 3120,318 3120,319 3121,319 3122,318 3122,316 3122,313 3123,311 3124,311 3124,313 3124,315 3125,317 3125,318 3126,317 3126,318 3126,319 3127,319 3128,318 3128,315 3128,314 3129,313 3130,316 3130,317 3131,318 3131,319 3131,320 3132,321 3133,320 3133,319 3133,317 3134,314 3134,312 3135,313 3135,315 3135,317 3136,317 3137,318 3137,319 3137,320 3138,322 3138,320 3138,319 3139,315 3139,313 3140,312 3140,313 3140,315 3141,315 3142,317 3142,319 3142,320 3143,320 3143,322 3144,321 3144,319 3144,317 3145,315 3146,314 3146,315 3146,316 3147,318 3147,319 3148,319 3148,322 3149,322 3149,321 3149,319 3150,317 3151,315 3151,314 3152,315 3153,317 3153,318 3153,320 3154,322 3155,321 3155,319 3156,318 3156,315 3157,315 3158,317 3158,319 3158,320 3159,321 3160,322 3160,323 3160,321 3161,319 3161,317 3162,316 3162,315 3163,315 3164,317 3164,319 3164,320 3165,321 3165,322 3165,321 3166,320 3166,319 3167,318 3167,317 3167,314 3168,315 3169,316 3169,318 3169,319 3170,320 3170,322 3171,322 3172,321 3173,319 3173,317 3173,316 3174,315 3174,316 3174,317 3175,320 3175,321 3176,322 3177,322 3178,321 3178,319 3178,317 3179,314 3180,315 3180,319 3180,320 3181,320 3182,322 3182,323 3182,324 3183,322 3183,320 3184,317 3184,316 3185,317 3185,318 3185,320 3186,321 3187,323 3187,322 3187,323 3188,324 3189,322 3189,319 3189,317 3190,316 3190,317 3190,318 3191,320 3192,320 3192,321 3193,322 3193,324 3194,324 3194,321 3194,319 3195,317 3196,317 3196,316 3196,319 3197,320 3198,321 3198,323 3198,324 3199,325 3199,323 3200,320 3201,317 3201,316 3201,317 3202,319 3202,320 3203,320 3203,322 3203,323 3204,324 3205,325 3205,324 3205,321 3206,319 3206,317 3207,317 3207,318 3208,320 3208,321 3208,322 3209,323 3210,325 3210,326 3210,324 3211,322 3211,321 3212,319 3213,320 3214,320 3214,321 3214,322 3215,324 3215,326 3216,326 3216,324 3216,322 3217,321 3217,319 3217,318 3218,318 3219,318 3219,319 3219,321 3220,323 3220,324 3221,325 3221,326 3221,325 3222,324 3223,320 3223,319 3224,318 3224,319 3225,321 3225,323 3225,324 3226,326 3226,327 3226,326 3227,325 3228,324 3228,322 3228,320 3229,319 3229,318 3230,320 3230,322 3230,324 3231,324 3232,326 3232,325 3233,324 3234,322 3234,320 3234,319 3235,319 3235,320 3235,322 3236,324 3237,325 3237,326 3238,327 3239,326 3239,324 3239,322 3240,319 3241,319 3241,320 3241,322 3242,324 3242,325 3243,326 3243,328 3244,328 3244,326 3244,323 3245,320 3246,318 3246,319 3246,321 3247,323 3247,324 3248,325 3248,326 3248,328 3249,328 3250,328 3250,326 3250,322 3251,321 3251,320 3252,321 3252,322 3252,324 3253,326 3254,327 3255,328 3255,326 3256,323 3256,321 3257,320 3257,321 3257,322 3258,324 3259,324 3259,326 3260,328 3260,329 3261,328 3261,326 3261,324 3262,322 3262,320 3262,322 3263,322 3264,323 3264,324 3264,326 3265,328 3265,329 3266,329 3266,326 3267,324 3268,322 3268,321 3268,322 3269,322 3269,323 3269,325 3270,326 3270,328 3271,329 3271,327 3272,325 3273,323 3273,322 3274,321 3274,322 3275,324 3275,326 3276,328 3277,329 3277,328 3278,327 3278,325 3278,324 3279,322 3280,323 3280,324 3280,325 3281,328 3282,329 3283,328 3283,327 3284,326 3284,324 3284,322 3285,321 3286,322 3286,324 3286,326 3287,328 3287,329 3288,330 3288,329 3289,328 3289,326 3289,324 3290,322 3291,322 3291,324 3291,326 3292,328 3292,329 3293,330 3294,329 3295,328 3295,326 3295,324 3296,322 3296,324 3297,326 3297,328 3298,328 3299,329 3300,330 3300,329 3300,326 3301,324 3301,323 3302,324 3302,327 3303,328 3304,328 3304,329 3304,331 3305,332 3305,331 3305,330 3306,328 3306,325 3307,323 3307,326 3308,327 3309,328 3309,329 3310,331 3310,332 3311,331 3311,329 3311,326 3312,323 3313,323 3313,324 3313,326 3314,326 3314,328 3314,329 3315,331 3316,332 3316,329 3317,327 3318,326 3318,325 3319,326 3319,328 3320,328 3320,329 3320,330 3321,332 3322,333 3322,331 3322,329 3323,327 3323,326 3323,325 3324,325 3324,326 3325,326 3325,327 3325,329 3326,331 3327,332 3327,331 3328,330 3328,328 3329,326 3330,326 3331,328 3331,329 3331,331 3332,332 3332,333 3332,334 3333,332 3333,330 3334,328 3334,327 3334,326 3335,326 3336,326 3336,328 3336,329 3337,331 3337,332 3338,333 3338,331 3339,329 3340,328 3340,327 3340,325 3341,326 3341,327 3341,329 3342,329 3342,331 3343,333 3344,333 3345,331 3345,329 3345,328 3346,327 3346,326 3347,327 3347,328 3347,330 3348,332 3349,332 3349,333 3350,333 3350,332 3350,329 3351,327 3351,324 3352,324 3352,326 3352,329 3353,331 3354,331 3354,332 3354,333 3355,334 3355,333 3356,332 3356,330 3356,327 3357,326 3358,326 3358,328 3358,329 3359,331 3359,333 3360,333 3360,334 3361,334 3361,333 3361,329 3362,328 3363,326 3363,327 3363,329 3364,330 3364,331 3365,331 3365,333 3366,335 3366,334 3366,331 3367,330 3368,328 3368,327 3369,329 3369,330 3370,331 3370,332 3370,333 3371,335 3372,336 3372,335 3372,333 3373,330 3373,328 3374,327 3374,328 3374,329 3375,330 3375,331 3375,332 3376,334 3377,335 3377,336 3377,335 3378,331 3378,329 3379,328 3380,328 3381,331 3381,332 3381,333 3382,333 3382,335 3383,336 3383,334 3383,333 3384,331 3384,329 3385,329 3386,330 3386,331 3387,333 3387,335 3388,336 3388,335 3389,333 3390,331 3390,330 3390,329 3391,328 3392,329 3392,331 3392,333 3393,335 3393,336 3394,335 3395,334 3395,331 3395,330 3396,329 3396,328 3397,329 3397,331 3397,333 3398,335 3399,336 3399,337 3399,336 3400,335 3400,333 3401,332 3401,331 3401,329 3402,328 3402,329 3402,332 3403,333 3404,335 3404,336 3404,335 3405,335 3406,335 3406,333 3406,330 3407,329 3408,329 3408,331 3408,332 3409,334 3409,335 3410,336 3410,338 3411,337 3411,336 3411,334 3412,333 3413,330 3413,329 3413,331 3414,333 3414,335 3415,335 3415,336 3416,338 3417,338 3417,336 3417,333 3418,330 3418,328 3418,329 3419,331 3419,333 3420,334 3420,336 3421,338 3422,338 3422,336 3423,333 3423,331 3424,331 3424,333 3425,335 3426,336 3427,337 3427,338 3428,336 3428,333 3429,331 3430,333 3431,334 3431,335 3432,336 3432,338 3433,339 3433,338 3433,336 3434,334 3435,333 3435,331 3435,332 3436,333 3436,334 3436,335 3437,337 3437,338 3438,340 3439,336 3440,334 3440,332 3441,332 3441,333 3442,334 3442,335 3442,337 3443,338 3444,340 3444,338 3445,335 3445,334 3445,333 3446,333 3446,332 3447,333 3447,335 3447,336 3448,337 3449,339 3449,340 3450,339 3450,338 3451,336 3451,335 3451,333 3452,333 3453,334 3453,335 3453,336 3454,338 3454,340 3455,340 3455,339 3456,338 3456,336 3456,334 3457,333 3458,331 3458,332 3458,335 3459,336 3459,338 3460,338 3460,340 3461,340 3462,338 3462,336 3462,335 3463,333 3463,335 3464,336 3464,338 3465,339 3465,340 3466,340 3467,340 3467,339 3467,337 3468,335 3468,333 3469,333 3469,335 3469,336 3470,338 3471,339 3471,338 3471,339 3472,340 3473,336 3473,335 3474,334 3474,335 3475,337 3476,338 3476,339 3476,340 3477,342 3478,342 3478,340 3478,338 3479,335 3480,334 3480,333 3480,336 3481,338 3481,339 3482,340 3482,342 3483,342 3483,340 3484,336 3485,334 3485,333 3485,335 3486,336 3487,338 3487,340 3487,341 3488,342 3489,343 3489,342 3489,340 3490,337 3490,336 3490,335 3491,335 3491,337 3492,338 3492,339 3492,340 3493,340 3494,342 3494,343 3494,342 3495,340 3495,337 3496,336 3496,335 3497,336 3498,336 3498,338 3498,339 3499,341 3499,343 3499,342 3500,342 3500,340 3501,338 3501,336 3502,336 3503,336 3503,338 3503,340 3504,342 3504,343 3505,344 3505,343 3506,340 3507,338 3507,337 3507,336 3508,336 3508,338 3509,340 3509,342 3510,342 3510,344 3510,342 3511,342 3512,340 3512,339 3512,338 3513,336 3514,337 3514,339 3514,340 3515,342 3516,343 3516,344 3517,344 3517,342 3517,340 3518,338 3519,336 3519,338 3519,339 3520,341 3521,342 3521,343 3521,344 3522,344 3523,342 3523,340 3523,338 3524,335 3525,335 3525,337 3525,340 3526,341 3526,342 3526,343 3527,344 3527,345 3528,344 3528,343 3528,341 3529,338 3530,337 3530,339 3531,341 3531,342 3532,344 3532,343 3532,344 3533,344 3533,343 3534,340 3535,338 3535,336 3535,337 3536,339 3536,340 3537,342 3537,341 3537,342 3538,344 3539,345 3539,342 3540,340 3540,338 3541,338 3541,337 3541,340 3542,341 3542,342 3542,343 3543,344 3544,345 3544,346 3545,344 3545,341 3546,338 3546,337 3546,338 3547,340 3548,341 3548,342 3549,344 3549,345 3550,346 3550,345 3550,342 3551,339 3551,338 3552,338 3553,338 3553,341 3553,342 3554,344 3555,346 3555,345 3556,343 3557,342 3557,340 3557,339 3558,340 3558,341 3559,341 3559,342 3559,344 3560,345 3560,346 3561,345 3562,344 3562,342 3562,340 3563,339 3564,339 3564,340 3564,342 3565,344 3566,345 3566,347 3567,346 3567,345 3568,342 3568,341 3568,340 3569,339 3569,340 3569,342 3570,344 3571,345 3571,346 3571,347 3572,347 3572,346 3573,344 3573,342 3573,341 3574,339 3575,339 3575,340 3575,342 3576,344 3576,345 3577,346 3577,345 3578,345 3578,343 3579,340 3580,340 3580,342 3581,342 3581,344 3582,346 3582,347 3583,348 3584,348 3584,346 3584,344 3585,342 3585,340 3586,340 3586,341 3586,343 3587,345 3587,346 3588,347 3589,348 3589,346 3590,344 3590,340 3591,338 3591,340 3591,342 3592,344 3593,344 3593,345 3593,346 3594,348 3594,347 3594,348 3595,346 3595,344 3596,342 3596,341 3597,343 3598,344 3598,346 3598,345 3599,347 3600,349 3600,346 3601,344 3602,342 3602,341 3602,342 3603,343 3603,344 3604,345 3604,346 3605,348 3605,349 3605,347 3606,347 3607,344 3607,343 3607,341 3608,342 3608,344 3609,344 3609,345 3609,347 3610,349 3611,349 3611,351 3611,350 3612,347 3612,344 3612,342 3613,342 3614,343 3614,344 3614,345 3615,347 3616,349 3616,350 3617,347 3617,345 3618,344 3618,343 3618,342 3619,342 3620,344 3620,345 3620,347 3621,347 3621,349 3621,350 3622,349 3623,347 3623,345 3623,344 3624,343 3625,344 3625,345 3626,345 3626,348 3627,349 3628,349 3629,348 3629,346 3629,344 3630,343 3630,342 3631,344 3631,347 3632,348 3632,350 3633,350 3634,350 3634,347 3634,346 3635,345 3635,343 3636,343 3636,344 3636,346 3637,348 3638,349 3638,350 3639,350 3639,349 3640,347 3640,344 3641,342 3641,343 3641,345 3642,347 3643,347 3643,349 3643,348 3644,349 3644,350 3645,351 3645,349 3645,346 3646,345 3647,344 3648,347 3648,348 3648,349 3649,350 3649,351 3650,352 3650,350 3651,348 3652,345 3652,344 3653,345 3653,347 3654,348 3654,349 3655,351 3656,352 3656,351 3656,349 3657,345 3657,344 3657,343 3658,344 3658,345 3659,346 3659,348 3659,349 3660,351 3661,351 3661,353 3661,352 3662,349 3662,347 3663,345 3664,347 3665,349 3666,350 3666,352 3666,353 3667,351 3667,349 3668,347 3668,345 3669,345 3670,346 3670,347 3671,349 3671,351 3672,353 3672,352 3673,350 3674,348 3674,345 3675,345 3675,346 3675,347 3676,349 3676,351 3677,352 3677,353 3677,354 3678,353 3679,350 3679,347 3680,345 3681,346 3681,347 3681,349 3682,351 3683,352 3683,353 3683,352 3684,351 3684,349 3685,347 3685,345 3686,346 3686,347 3686,349 3687,349 3688,351 3688,353 3689,353 3690,352 3690,350 3690,348 3691,347 3691,346 3691,347 3692,348 3693,351 3693,352 3693,353 3694,353 3695,353 3695,352 3695,349 3696,347 3697,345 3697,347 3698,349 3698,351 3699,351 3699,353 3700,354 3700,353 3700,352 3701,350 3702,347 3702,346 3702,347 3703,348 3703,350 3704,352 3704,353 3705,353 3706,354 3706,353 3707,350 3707,347 3708,346 3708,347 3708,349 3709,350 3709,351 3710,351 3711,353 3711,354 3712,352 3712,350 3713,348 3713,347 3714,349 3715,350 3715,351 3715,352 3716,354 3716,355 3717,356 3717,355 3717,354 3718,351 3718,348 3718,347 3719,347 3720,349 3720,350 3720,351 3721,353 3721,354 3722,355 3722,356 3722,355 3723,352 3724,349 3724,348 3724,347 3725,348 3725,349 3726,351 3726,352 3726,353 3727,354 3727,356 3728,354 3729,353 3729,351 3729,350 3730,349 3731,351 3731,352 3732,353 3733,355 3733,356 3734,355 3734,353 3735,351 3735,350 3735,349 3736,349 3736,348 3736,349 3737,351 3738,354 3738,355 3739,356 3740,354 3740,351 3740,350 3741,349 3742,349 3742,351 3743,353 3743,354 3744,356 3744,357 3744,356 3745,356 3745,354 3745,353 3746,351 3747,349 3747,350 3748,352 3748,354 3749,354 3749,355 3749,354 3750,355 3751,355 3751,354 3751,353 3752,350 3752,349 3753,349 3753,351 3754,354 3754,355 3755,356 3756,357 3756,356 3757,353 3757,352 3758,349 3758,351 3759,353 3760,354 3760,355 3761,356 3761,358 3762,357 3762,355 3762,353 3763,349 3763,348 3763,349 3764,351 3765,353 3765,355 3766,356 3766,357 3767,357 3767,356 3768,353 3769,351 3769,350 3769,351 3770,352 3770,354 3770,355 3771,356 3772,357 3772,358 3773,356 3774,353 3774,351 3775,351 3775,352 3776,353 3776,354 3777,356 3778,358 3778,359 3778,357 3779,356 3779,354 3779,353 3780,351 3781,353 3781,354 3782,356 3783,358 3783,359 3783,360 3784,359 3784,356 3785,354 3785,352 3786,352 3787,353 3787,355 3788,356 3788,358 3788,359 3789,359 3789,357 3790,355 3790,353 3791,352 3792,351 3792,353 3792,354 3793,356 3794,358 3794,359 3795,358 3796,357 3796,355 3796,353 3797,353 3798,354 3798,355 3799,358 3799,359 3800,359 3801,358 3801,357 3801,356 3802,354 3802,352 3803,351 3803,352 3803,354 3804,356 3805,358 3805,359 3806,360 3806,357 3807,356 3807,354 3808,352 3808,354 3809,356 3810,357 3810,358 3810,360 3811,360 3812,359 3812,358 3812,356 3813,354 3814,352 3814,354 3815,356 3815,357 3815,358 3816,358 3817,359 3817,360 3817,358 3818,355 3819,354 3819,353 3820,354 3820,356 3821,358 3822,360 3823,362 3823,361 3823,360 3824,357 3824,354 3824,353 3825,353 3825,355 3826,356 3826,357 3826,358 3827,359 3828,360 3828,362 3828,361 3829,359 3829,355 3830,353 3831,355 3832,356 3832,358 3832,359 3833,360 3833,362 3834,361 3834,359 3835,356 3835,355 3835,354 3836,354 3837,356 3837,358 3838,359 3838,360 3839,362 3839,361 3840,359 3840,356 3841,354 3842,354 3842,356 3843,356 3843,358 3844,360 3844,362 3845,362 3846,360 3846,358 3846,355 3847,354 3847,355 3848,355 3848,356 3848,358 3849,360 3849,362 3850,363 3851,362 3851,359 3851,357 3852,356 3852,355 3853,354 3853,355 3853,357 3854,359 3855,360 3855,361 3855,362 3856,361 3856,360 3857,359 3857,358 3857,356 3858,354 3858,355 3858,356 3859,358 3860,359 3860,360 3860,362 3861,362 3862,362 3862,361 3862,359 3863,357 3864,356 3864,355 3864,356 3865,357 3865,360 3866,361 3866,362 3867,362 3867,361 3868,359 3869,357 3869,354 3870,356 3870,358 3871,360 3871,362 3872,363 3873,363 3873,362 3874,359 3874,356 3875,355 3875,356 3875,358 3876,359 3876,361 3876,362 3877,362 3878,363 3879,362 3879,359 3880,356 3881,358 3882,359 3882,360 3883,361 3883,362 3884,363 3884,361 3885,360 3885,357 3886,356 3887,358 3887,360 3888,362 3888,363 3889,364 3889,365 3890,363 3891,360 3891,358 3891,356 3892,357 3892,358 3893,360 3893,362 3894,363 3894,365 3895,364 3896,361 3896,358 3896,357 3897,356 3897,357 3898,358 3898,360 3898,361 3899,362 3900,363 3900,365 3901,364 3901,362 3902,360 3902,359 3902,358 3903,358 3903,360 3904,361 3905,362 3905,364 3905,365 3906,365 3906,363 3907,362 3907,360 3907,359 3908,358 3909,358 3909,357 3909,358 3910,360 3910,363 3911,364 3911,365 3912,364 3912,363 3912,360 3913,359 3914,358 3914,357 3914,358 3915,360 3915,362 3916,363 3916,365 3916,366 3917,365 3918,364 3918,363 3918,361 3919,360 3919,358 3920,358 3920,361 3921,362 3921,363 3921,365 3922,364 3923,364 3923,363 3924,362 3924,358 3925,358 3925,360 3926,361 3927,363 3927,364 3927,365 3928,365 3928,366 3929,366 3929,365 3929,363 3930,361 3930,358 3931,359 3932,362 3932,363 3932,364 3933,364 3933,365 3934,366 3934,364 3935,362 3936,358 3936,357 3936,358 3937,360 3937,362 3938,363 3938,364 3938,365 3939,367 3939,366 3939,367 3940,365 3941,362 3941,360 3941,359 3942,360 3942,361 3943,363 3943,364 3944,365 3945,366 3945,367 3946,365 3946,362 3947,360 3948,361 3948,362 3949,363 3950,365 3950,367 3951,366 3951,365 3952,363 3952,361 3952,360 3953,360 3954,362 3954,363 3954,364 3955,365 3955,367 3955,368 3956,369 3956,368 3957,365 3957,363 3957,361 3958,360 3959,361 3959,362 3960,363 3960,365 3961,367 3961,368 3962,366 3963,364 3963,362 3964,361 3964,360 3964,362 3965,363 3965,365 3966,365 3966,367 3966,368 3967,368 3968,367 3968,366 3968,364 3969,363 3969,362 3970,362 3970,363 3971,364 3972,367 3973,368 3973,367 3973,366 3974,364 3974,362 3975,361 3975,360 3976,363 3977,365 3977,367 3978,368 3978,369 3979,369 3979,366 3979,365 3980,363 3981,361 3981,363 3982,365 3982,366 3982,367 3983,369 3984,369 3984,368 3984,367 3985,365 3986,363 3986,361 3987,363 3987,365 3988,366 3988,367 3989,367 3990,368 3990,369 3990,367 3991,364 3991,363 3991,362 3992,362 3992,363 3993,365 3993,367 3994,368 3995,369 3995,371 3995,370 3996,368 3996,366 3997,363 3997,362 3998,364 3998,366 3999,367 4000,368 4000,369 4000,371 4001,369 4001,368 4002,364 4002,362 4002,361 4003,362 4004,364 4004,366 4005,368 4005,369 4006,369 4006,371 4006,370 4007,367 4007,365 4007,364 4008,363 4009,363 4009,365 4009,367 4010,367 4011,369 4011,371 4012,370 4013,367 4013,365 4013,364 4014,363 4015,365 4016,367 4016,369 4016,371 4017,371 4018,371 4018,369 4018,367 4019,364 4019,363 4020,364 4020,365 4021,367 4022,369 4022,371 4022,372 4023,372 4023,371 4024,369 4024,366 4024,365 4025,364 4025,363 4025,364 4026,366 4027,367 4027,369 4027,370 4028,371 4028,370 4029,369 4029,367 4029,366 4030,365 4031,363 4031,364 4031,365 4032,367 4033,369 4033,371 4034,371 4034,370 4035,368 4036,366 4036,365 4036,364 4037,365 4037,367 4038,369 4038,370 4038,371 4039,371 4040,371 4040,370 4041,368 4041,366 4042,363 4042,365 4043,367 4043,369 4044,371 4045,372 4045,371 4046,371 4046,369 4047,365 4047,364 4047,365 4048,367 4049,369 4049,370 4049,371 4050,371 4050,372 4051,372 4051,371 4052,368 4052,365 4053,365 4054,367 4054,369 4054,370 4055,369 4055,370 4056,371 4056,373 4056,372 4057,370 4058,369 4058,366 4059,365 4059,367 4060,369 4060,371 4061,372 4061,373 4061,374 4062,374 4063,372 4063,369 4063,367 4064,365 4064,366 4065,368 4065,369 4066,371 4067,372 4067,374 4068,373 4068,370 4069,367 4069,366 4070,367 4070,369 4071,370 4072,372 4072,374 4073,374 4073,372 4074,371 4074,369 4074,368 4075,367 4076,367 4076,369 4077,370 4077,371 4078,373 4078,374 4079,373 4079,371 4079,369 4080,368 4081,367 4082,367 4082,369 4083,372 4083,373 4084,374 4085,373 4085,372 4085,369 4086,368 4086,367 4087,366 4087,367 4087,369 4088,371 4088,372 4088,374 4089,375 4090,374 4090,373 4090,372 4091,371 4091,369 4092,367 4092,368 4093,370 4094,372 4094,374 4095,373 4096,373 4096,372 4096,371 4097,368 4097,367 4098,369 4099,369 4099,372 4099,373 4100,373 4100,374 4101,375 4101,373 4102,371 4103,370 4103,367 4104,369 4104,371 4105,372 4105,373 4106,374 4106,376 4106,375 4107,373 4108,371 4108,368 4108,366 4109,367 4109,369 4110,371 4110,373 4111,374 4112,376 4113,374 4113,371 4113,369 4114,368 4114,369 4115,370 4115,372 4115,373 4116,373 4117,374 4117,375 4117,376 4118,376 4118,373 4119,371 4119,369 4119,368 4120,369 4121,370 4121,371 4122,372 4122,374 4122,376 4123,376 4123,375 4124,374 4124,372 4124,371 4125,369 4126,369 4126,371 4127,372 4127,374 4128,376 4128,377 4128,378 4129,377 4130,374 4130,372 4130,369 4131,369 4131,370 4131,371 4132,371 4132,372 4133,374 4133,376 4133,377 4134,377 4135,375 4135,372 4135,371 4136,371 4136,370 4137,369 4137,371 4137,372 4138,374 4139,374 4139,376 4139,377 4140,377 4140,376 4140,375 4141,373 4141,372 4142,371 4143,372 4144,373 4144,376 4145,377 4146,376 4146,373 4147,371 4148,370 4148,369 4149,372 4149,374 4149,376 4150,376 4150,378 4151,378 4151,375 4152,374 4153,372 4153,370 4154,372 4154,374 4155,375 4155,376 4155,378 4156,378 4157,378 4157,377 4157,376 4158,374 4158,372 4158,370 4159,370 4159,372 4160,374 4160,375 4160,376 4161,376 4162,376 4162,377 4162,378 4163,376 4163,373 4164,372 4164,371 4165,372 4166,374 4166,376 4167,377 4167,378 4167,380 4168,379 4168,378 4169,375 4169,372 4169,371 4170,371 4171,372 4171,375 4172,376 4172,377 4173,379 4173,380 4173,378 4174,377 4175,373 4175,371 4175,370 4176,371 4176,373 4176,374 4177,376 4178,378 4178,380 4179,379 4180,376 4180,374 4180,373 4181,372 4182,374 4182,375 4182,376 4183,376 4183,378 4183,380 4184,380 4185,378 4185,376 4185,374 4186,373 4186,372 4187,372 4187,373 4188,374 4189,376 4189,378 4189,380 4190,379 4191,377 4191,376 4191,373 4192,372 4192,373 4193,375 4194,376 4194,378 4194,380 4195,380 4195,381 4196,380 4196,377 4196,375 4197,374 4198,373 4198,372 4198,373 4199,375 4199,377 4200,378 4200,380 4201,379 4201,378 4201,377 4202,376 4203,374 4203,372 4203,373 4204,374 4204,376 4205,377 4205,379 4205,380 4206,380 4207,381 4207,380 4208,377 4208,376 4209,374 4209,373 4209,374 4210,376 4210,378 4210,379 4211,380 4212,380 4212,381 4212,380 4213,379 4213,377 4214,375 4214,372 4215,374 4216,376 4216,378 4217,380 4217,381 4218,381 4218,380 4218,379 4219,377 4219,374 4219,373 4220,374 4221,376 4221,377 4221,379 4222,380 4223,380 4223,381 4224,380 4225,377 4225,374 4226,374 4226,376 4227,377 4227,378 4228,379 4228,380 4228,381 4229,381 4230,379 4230,377 4230,375 4231,374 4232,376 4232,378 4233,379 4234,381 4234,382 4234,383 4235,383 4235,381 4236,378 4236,376 4236,374 4237,375 4237,376 4237,377 4238,378 4239,380 4239,381 4239,383 4240,383 4240,382 4241,379 4241,376 4241,375 4242,375 4243,376 4243,378 4244,379 4244,381 4245,381 4245,383 4246,381 4246,380 4246,378 4247,377 4248,376 4248,378 4249,378 4249,379 4250,380 4250,382 4250,383 4251,383 4252,381 4252,380 4252,378 4253,377 4253,376 4254,376 4255,378 4255,381 4255,382 4256,382 4257,383 4257,381 4258,378 4258,377 4259,376 4259,377 4260,379 4261,381 4261,382 4261,383 4262,384 4262,383 4263,381 4263,380 4264,378 4264,376 4265,377 4266,379 4266,381 4266,382 4267,383 4267,382 4268,382 4268,381 4269,380 4270,377 4270,376 4271,378 4271,379 4271,381 4272,382 4272,383 4273,383 4273,385 4273,384 4274,383 4275,381 4275,379 4275,376 4276,376 4276,378 4277,380 4277,381 4277,382 4278,382 4279,383 4279,385 4279,384 4280,383 4280,380 4280,376 4281,375 4281,376 4282,378 4282,380 4282,381 4283,382 4284,383 4284,385 4285,385 4285,383 4286,380 4286,378 4287,378 4288,380 4288,381 4288,383 4289,383 4289,384 4290,385 4291,383 4291,380 4291,378 4292,378 4293,378 4293,380 4293,381 4294,380 4294,381 4295,383 4295,385 4295,386 4296,384 4297,383 4297,381 4297,380 4298,378 4298,380 4299,380 4299,381 4300,383 4300,385 4300,386 4301,387 4302,386 4302,383 4302,381 4303,379 4303,378 4304,379">
          <text:p/>
        </draw:polyline>
        <draw:polyline draw:style-name="gr22" draw:text-style-name="P9" draw:layer="layout" svg:width="4.303cm" svg:height="1.563cm" svg:x="11.231cm" svg:y="4.436cm" svg:viewBox="0 0 4304 1564" draw:points="0,1531 0,1527 1,1526 1,1558 2,1564 2,1549 2,1539 3,1537 4,1535 4,1529 4,1524 5,1520 5,1529 6,1545 6,1534 6,1526 7,1524 8,1517 8,1511 8,1509 9,1508 9,1509 9,1508 10,1507 10,1509 11,1508 11,1502 11,1499 12,1495 13,1494 13,1493 14,1495 14,1491 15,1489 15,1487 15,1482 16,1479 17,1475 17,1473 17,1472 18,1470 18,1468 18,1467 19,1467 19,1466 20,1463 20,1462 20,1457 21,1454 22,1453 22,1452 23,1451 23,1450 24,1448 24,1447 24,1441 25,1437 26,1432 26,1430 26,1428 27,1427 27,1442 27,1464 28,1461 28,1447 29,1435 29,1427 29,1419 30,1413 31,1409 31,1403 31,1399 32,1395 32,1404 33,1406 33,1398 33,1390 34,1378 35,1370 35,1363 35,1376 36,1411 36,1399 36,1385 37,1372 37,1363 38,1354 38,1345 38,1335 39,1340 40,1393 40,1386 40,1364 41,1347 41,1334 42,1324 42,1318 42,1313 43,1304 43,1258 43,1188 44,1149 45,1122 45,1101 45,1083 46,1067 46,1054 47,1043 47,1029 47,1018 48,1006 49,995 49,984 49,975 50,967 50,959 51,954 51,947 51,942 52,937 52,931 52,926 53,918 54,910 54,902 54,894 55,887 55,880 56,876 56,873 56,869 57,866 58,860 58,855 58,851 59,846 59,840 60,832 60,826 60,819 61,814 61,812 61,810 62,806 63,802 63,799 63,794 64,790 64,785 65,779 65,772 65,765 66,760 67,754 67,750 67,747 68,744 68,741 69,736 69,733 69,728 70,724 70,718 70,710 71,704 72,697 72,693 72,691 73,688 73,686 74,680 74,677 74,674 75,672 76,666 76,659 76,654 77,646 77,640 78,635 78,633 78,630 79,629 79,625 79,621 80,616 81,613 81,608 81,603 82,594 82,587 83,582 83,578 83,575 84,571 85,567 85,563 85,560 86,557 86,553 87,549 87,540 87,533 88,526 88,521 88,516 89,513 90,510 90,506 90,503 91,499 91,496 92,492 92,487 92,481 93,474 94,467 94,462 94,457 95,455 95,451 96,447 96,445 96,443 97,440 97,436 97,431 98,425 99,418 99,413 99,409 100,406 100,402 101,399 101,397 101,395 102,392 103,390 103,388 103,382 104,376 104,370 105,365 105,360 105,357 106,355 106,352 106,350 107,347 108,345 108,343 108,338 109,334 109,329 110,323 110,318 110,312 111,309 112,305 112,304 113,304 113,302 114,298 114,296 114,293 115,288 115,282 115,278 116,273 117,268 117,266 117,264 118,264 118,262 119,262 119,260 119,257 120,253 121,248 121,242 121,239 122,233 122,229 123,228 123,226 124,223 124,219 125,216 126,214 126,210 126,205 127,198 127,194 128,193 128,192 128,191 129,190 130,189 130,187 130,185 131,183 131,181 131,176 132,172 132,169 133,164 133,162 133,160 134,160 135,159 135,157 135,155 136,154 136,153 137,149 137,145 137,140 138,134 139,130 139,129 140,129 140,128 140,127 141,127 141,126 142,124 142,122 142,119 143,113 144,109 144,108 144,107 145,106 146,106 146,104 147,103 148,103 148,101 148,96 149,92 149,88 149,87 150,86 150,84 151,84 151,83 151,82 152,83 153,84 153,83 153,80 154,77 154,74 155,71 155,68 155,67 156,66 157,65 158,66 158,65 159,64 159,61 160,58 160,54 160,53 161,53 162,52 163,54 163,53 164,53 164,52 164,49 165,45 166,43 166,41 166,40 167,38 167,39 167,40 168,42 168,41 169,43 169,42 170,41 171,38 171,36 171,34 172,32 173,32 173,33 173,34 174,35 175,36 176,36 176,34 176,31 177,28 177,26 178,25 178,24 178,26 179,28 180,29 181,31 181,30 182,27 182,25 182,23 183,21 184,20 184,22 184,24 185,25 185,26 185,27 186,27 187,25 187,24 187,22 188,19 189,17 189,19 190,20 190,21 191,22 191,21 191,22 192,23 193,23 193,22 193,17 194,15 194,14 194,15 195,16 195,17 196,19 196,20 197,21 198,22 198,21 198,20 199,17 199,14 200,12 200,14 201,16 202,16 202,18 203,20 203,18 204,16 204,13 205,10 205,11 206,12 207,13 207,14 207,15 208,17 209,18 209,15 210,13 211,11 211,10 212,12 212,14 213,14 213,15 214,17 214,16 215,13 216,11 216,10 216,9 217,9 218,10 218,11 218,13 219,14 219,16 219,15 220,15 221,14 221,12 221,10 222,9 222,10 223,9 223,11 223,13 224,15 225,16 225,17 225,18 226,16 226,14 227,11 227,10 227,9 228,8 228,10 229,13 230,14 230,15 231,14 231,13 232,12 232,11 232,9 233,6 234,6 234,7 234,9 235,10 235,11 236,13 236,12 237,12 237,11 237,8 238,6 239,5 239,4 239,5 240,6 240,8 241,9 242,10 243,11 243,9 243,6 244,4 244,1 245,0 245,3 245,5 246,7 246,8 247,9 248,11 248,9 248,8 249,6 249,3 250,2 250,4 251,5 252,7 252,8 253,9 254,9 254,8 254,4 255,2 255,1 255,2 256,4 257,5 257,6 257,5 258,6 258,9 259,10 259,7 260,5 261,4 261,3 261,2 262,4 262,6 263,6 263,7 263,9 264,11 265,9 266,6 266,4 266,2 267,3 267,5 268,5 268,7 269,10 270,11 270,10 271,7 271,4 272,4 273,4 273,5 273,8 274,9 275,10 275,11 275,13 276,11 276,9 277,7 277,5 278,6 279,7 279,9 280,10 280,12 280,14 281,13 281,11 282,11 282,10 282,8 283,6 284,6 284,7 285,10 285,12 286,14 286,13 286,14 287,14 288,13 288,10 288,9 289,9 289,7 289,9 290,11 290,13 291,14 291,15 291,16 292,16 293,15 293,13 293,11 294,11 294,8 295,8 295,10 295,13 296,14 297,14 297,16 297,15 298,16 299,13 299,10 300,9 300,10 300,12 301,13 302,14 302,16 302,17 303,18 303,19 304,20 304,18 304,16 305,15 306,13 306,12 306,14 307,16 307,18 308,18 308,20 309,22 309,21 309,18 310,16 311,13 311,12 311,13 312,16 312,18 313,18 313,20 313,22 314,23 315,22 315,23 315,22 316,18 316,15 317,16 317,17 318,19 318,21 318,22 319,22 320,23 320,24 321,22 321,19 322,18 322,17 322,18 323,18 324,20 325,23 325,25 325,26 326,24 326,23 327,21 327,20 327,18 328,20 329,21 329,22 329,23 330,25 330,28 331,29 332,27 333,23 333,22 334,22 334,23 335,25 335,27 336,29 336,30 337,28 338,26 338,25 338,24 339,23 339,22 340,23 340,26 340,28 341,28 342,30 342,31 343,30 343,29 343,28 344,26 344,25 345,25 345,26 345,27 346,29 347,31 347,32 348,32 349,31 349,29 349,27 350,25 351,24 351,25 351,29 352,31 352,33 352,32 353,34 353,36 354,36 354,34 354,32 355,31 356,29 356,31 357,33 357,34 358,36 358,37 359,38 360,37 360,36 360,34 361,32 361,30 361,31 362,34 362,35 363,36 363,37 363,36 364,37 365,39 365,40 365,38 366,34 366,33 367,32 367,33 367,34 368,36 369,38 369,39 370,41 370,43 370,42 371,41 371,39 372,36 372,34 373,36 374,38 374,40 375,41 375,43 376,43 376,41 377,37 378,34 378,35 378,36 379,38 379,40 380,43 380,44 381,44 381,45 382,43 383,40 383,39 384,39 384,40 385,42 385,43 385,44 386,45 387,47 387,48 387,47 388,45 388,43 388,42 389,41 390,42 390,43 391,45 392,48 392,49 392,48 393,48 393,47 394,45 394,43 394,42 395,43 395,45 396,47 397,50 397,51 397,52 398,53 398,52 399,50 399,47 399,46 400,45 401,45 401,47 402,50 402,51 403,52 403,53 403,52 404,51 404,50 405,49 406,46 406,47 406,49 407,50 407,52 408,54 408,55 409,55 410,56 410,55 410,52 411,51 411,50 412,49 412,50 412,51 413,53 413,55 414,56 415,58 415,56 416,54 416,52 417,49 417,51 418,54 419,56 419,57 420,59 420,60 421,59 421,58 421,56 422,53 422,52 422,53 423,56 424,57 424,59 424,60 425,60 425,61 426,62 426,61 427,58 428,56 428,55 428,56 429,58 430,59 431,62 431,64 432,61 433,59 433,58 434,57 434,59 435,61 435,62 435,63 436,65 437,67 438,65 438,62 439,60 439,59 440,61 440,62 440,63 441,65 442,66 442,68 443,68 443,65 444,62 445,63 446,62 446,64 446,66 447,68 447,70 448,71 448,70 449,67 449,66 450,64 451,65 451,66 452,68 452,69 453,72 453,73 454,72 455,70 455,69 455,67 456,65 457,66 457,69 458,72 458,74 458,72 459,74 460,74 460,73 460,70 461,69 461,68 462,68 462,71 463,74 464,75 464,76 464,77 465,77 465,76 465,74 466,73 466,72 467,69 467,70 468,73 469,75 469,76 470,76 471,77 471,76 471,75 472,72 473,71 473,72 473,74 474,74 474,77 474,79 475,78 475,79 476,81 476,79 477,77 478,75 478,73 478,74 479,74 479,77 480,79 481,81 482,83 482,82 482,80 483,77 483,75 483,74 484,74 484,77 485,79 485,80 486,82 487,84 488,83 488,79 489,77 489,79 490,79 491,81 491,83 492,84 492,85 492,86 493,86 493,83 494,81 494,79 495,79 496,80 496,81 497,83 497,84 498,87 498,88 498,86 499,84 500,83 500,81 501,81 501,83 502,84 502,86 503,88 503,90 503,91 504,90 505,87 505,84 505,83 506,83 507,84 507,87 508,89 509,91 510,89 510,87 510,86 511,85 511,84 512,83 512,85 512,87 513,90 514,90 514,92 514,93 515,92 516,90 516,88 517,87 518,87 518,88 518,89 519,90 519,92 519,93 520,93 521,93 521,91 522,88 523,86 523,85 523,86 524,89 524,92 525,93 525,95 526,95 527,96 527,93 527,92 528,91 528,88 529,90 529,93 530,93 530,95 530,97 531,97 532,97 532,96 532,95 533,93 533,91 534,89 534,90 534,92 535,94 536,95 537,96 537,98 538,97 538,93 539,92 540,92 541,95 541,97 542,97 542,99 543,101 543,99 544,97 545,94 545,92 546,95 546,97 547,97 547,99 548,101 548,102 548,101 549,99 550,95 550,93 551,94 551,96 552,96 552,98 552,100 553,102 554,103 555,100 555,97 555,96 556,96 557,98 557,100 558,101 559,102 559,103 559,104 560,103 560,101 561,99 561,98 561,97 562,97 562,98 563,99 564,101 564,103 564,104 565,104 566,102 566,101 566,99 567,97 568,99 569,102 569,104 570,106 570,107 571,106 571,104 571,101 572,100 573,99 574,101 574,104 575,105 575,106 576,105 577,104 577,102 578,102 578,99 579,99 579,101 579,103 580,104 580,106 580,108 581,107 582,107 582,108 582,107 583,104 583,103 584,102 584,101 584,102 585,104 586,106 586,108 587,108 587,110 588,110 588,108 588,105 589,103 589,101 589,100 590,102 591,106 591,108 591,107 592,108 592,110 593,111 593,110 593,109 594,108 595,104 595,103 595,104 596,106 596,107 597,110 597,111 598,111 598,112 599,111 600,108 600,105 600,104 601,106 601,107 602,108 602,109 603,110 604,111 604,113 605,110 605,108 606,108 606,107 606,106 607,108 607,110 608,111 609,113 609,115 610,115 610,114 611,110 611,108 611,107 612,108 613,110 613,111 614,113 614,115 615,116 615,115 616,112 616,110 616,109 617,109 618,110 618,109 618,111 619,113 619,115 620,115 620,117 620,118 621,116 622,113 622,112 623,111 623,113 624,113 624,114 625,115 625,117 625,119 626,119 627,117 627,116 627,115 628,113 628,111 629,111 629,112 630,115 631,117 631,119 632,119 632,120 632,119 633,115 633,114 634,113 634,112 634,113 635,115 636,118 636,119 636,120 637,122 637,121 638,120 638,119 638,117 639,115 640,113 640,115 641,117 641,119 642,120 643,120 644,118 645,115 645,114 645,115 646,117 646,118 647,120 647,122 647,121 648,122 649,123 649,124 649,122 650,120 650,119 650,116 651,116 651,117 652,119 652,121 653,122 654,123 654,125 654,124 655,122 655,119 656,117 656,115 656,117 657,119 658,121 658,120 658,122 659,124 659,126 660,126 660,124 661,121 661,119 662,120 663,120 663,122 663,124 664,124 664,125 665,126 665,127 665,126 666,123 667,120 667,118 667,117 668,117 669,117 670,119 670,120 671,117 672,115 672,113 672,111 673,108 674,110 675,111 676,113 676,114 677,114 677,111 677,108 678,106 679,108 679,109 679,110 680,113 681,116 681,118 681,119 682,120 682,119 683,117 683,116 684,116 685,114 685,116 685,118 686,119 686,120 687,121 687,120 688,119 688,117 688,116 689,114 690,113 691,115 692,117 692,119 693,119 694,119 694,117 694,115 695,113 695,111 695,110 696,111 696,113 697,115 697,117 698,118 699,120 699,119 699,117 700,115 700,114 701,111 701,113 702,116 702,117 702,119 703,120 704,120 704,119 705,117 705,115 706,113 706,111 707,113 708,115 708,116 709,115 710,117 710,118 710,117 711,113 711,112 711,111 712,113 713,113 713,115 713,117 714,117 715,119 715,120 716,119 717,117 717,114 717,112 718,112 718,113 719,116 719,117 720,118 720,120 721,119 722,117 722,113 722,111 723,110 723,111 724,113 724,115 725,117 726,118 726,119 727,119 727,117 728,114 728,113 729,113 729,115 729,117 730,117 731,118 731,119 731,120 732,122 732,120 733,118 733,116 733,115 734,114 735,113 735,115 736,116 736,118 737,120 737,122 737,120 738,120 738,119 738,118 739,115 740,115 740,116 740,115 741,117 741,119 742,121 742,122 742,124 743,124 744,122 744,120 744,118 745,117 745,116 746,115 746,116 746,118 747,120 747,122 748,123 749,122 749,121 749,120 750,119 750,118 751,115 751,118 752,120 753,120 753,122 753,124 754,123 755,123 755,120 756,119 756,118 756,117 757,118 758,119 758,122 758,123 759,123 759,124 760,125 760,123 761,120 762,118 762,115 763,118 763,120 764,122 764,123 765,125 765,126 765,125 766,124 767,122 767,119 767,117 768,118 768,120 769,122 769,124 769,125 770,125 771,126 772,124 772,121 773,119 773,120 774,121 774,122 774,123 775,123 776,124 776,126 776,128 777,128 777,124 778,122 778,121 778,120 779,120 780,122 780,124 781,125 781,128 782,129 782,130 782,129 783,128 783,125 783,123 784,122 785,122 785,124 785,125 786,126 786,128 787,129 787,131 787,130 788,129 789,126 789,124 789,123 790,123 790,124 791,124 791,126 791,128 792,129 792,130 792,131 793,133 794,131 794,129 794,127 795,127 795,125 796,126 796,127 796,128 797,129 798,129 798,131 798,133 799,133 799,131 799,130 800,129 800,128 801,126 802,126 803,129 803,131 803,133 804,132 804,133 805,133 805,132 805,129 806,128 807,127 807,126 807,127 808,129 808,132 808,133 809,135 809,136 810,135 810,134 810,133 811,131 812,129 812,128 812,127 813,129 813,131 814,133 814,134 815,134 816,134 816,135 816,134 817,132 817,129 817,128 818,129 818,131 819,132 819,134 819,136 820,135 821,136 821,137 821,138 822,136 822,134 823,133 823,130 824,131 825,133 825,135 826,136 826,137 826,139 827,138 827,136 828,133 828,130 828,129 829,130 830,133 830,135 830,134 831,136 831,138 832,140 832,139 833,138 834,135 834,132 835,133 835,135 835,137 836,138 837,139 837,140 837,142 838,141 839,138 839,135 839,134 840,134 841,135 841,136 842,137 843,139 843,141 843,142 844,140 844,138 844,137 845,137 845,135 846,135 846,137 847,138 848,140 848,142 848,143 849,144 850,141 850,138 850,136 851,135 851,136 851,137 852,137 853,139 853,142 853,143 854,143 855,142 855,139 855,138 856,138 857,137 857,135 857,137 858,140 858,142 859,142 859,144 859,146 860,144 860,142 861,142 862,140 862,138 862,139 863,139 863,140 864,142 864,144 864,145 865,145 866,145 866,144 867,142 867,140 868,138 868,137 868,138 869,140 869,143 869,145 870,144 871,146 871,147 872,144 872,142 873,142 873,139 873,138 874,140 875,144 875,146 876,147 877,147 877,146 878,144 878,142 878,140 879,140 880,142 880,144 880,145 881,146 882,146 882,147 882,148 883,147 884,143 884,142 885,142 885,143 886,145 886,147 887,147 887,149 887,151 888,150 889,149 889,147 889,144 890,142 891,144 891,146 891,147 892,147 893,149 893,151 894,150 894,148 895,144 895,142 896,143 896,146 896,145 897,147 898,149 898,151 899,152 900,149 900,146 900,145 901,145 902,145 902,147 902,149 903,149 903,150 904,151 904,152 904,153 905,152 905,149 905,147 906,147 907,146 907,145 907,146 908,146 908,147 909,149 909,151 909,153 910,152 911,152 911,151 911,149 912,147 912,146 913,147 913,148 914,150 914,153 914,154 915,154 916,156 916,154 916,152 917,149 918,147 918,148 919,150 920,153 920,154 921,154 922,153 922,151 923,150 923,147 924,150 925,152 925,153 925,154 926,156 927,156 927,155 928,153 929,152 929,151 929,150 930,151 930,152 931,154 931,156 932,156 932,158 933,156 934,153 934,151 934,149 935,149 935,151 936,154 936,156 936,155 937,156 938,158 938,160 938,158 939,157 939,156 940,153 940,151 940,152 941,154 941,156 941,158 942,159 943,159 943,160 944,160 944,158 945,156 945,153 946,154 947,155 947,156 948,156 948,158 949,160 949,162 950,158 950,156 950,155 951,154 952,154 952,156 952,158 953,158 954,160 954,162 954,163 955,163 956,162 956,158 956,156 957,154 957,155 958,157 958,158 959,160 959,163 960,163 961,163 961,160 961,157 962,156 963,157 963,156 963,158 964,161 965,163 965,164 966,166 966,164 967,162 967,160 968,159 968,160 969,161 970,162 970,163 970,165 971,166 972,165 972,163 972,162 973,160 974,158 975,160 975,162 975,164 976,165 977,166 977,165 978,162 979,161 979,160 980,160 980,163 981,165 981,166 981,168 982,169 983,169 983,167 983,165 984,164 984,162 984,160 985,160 985,162 986,164 986,165 986,166 987,167 988,167 988,168 989,167 989,165 990,162 990,161 990,162 991,164 992,165 992,167 992,169 993,168 993,169 993,170 994,171 994,169 995,167 995,165 995,163 996,163 997,164 997,166 997,167 998,168 998,169 999,170 999,172 999,171 1000,169 1001,166 1001,163 1001,162 1002,163 1002,165 1002,167 1003,167 1003,168 1004,170 1004,172 1005,172 1006,171 1006,167 1006,165 1007,164 1007,165 1008,167 1008,169 1008,171 1009,171 1010,171 1010,172 1010,173 1011,173 1011,171 1011,168 1012,167 1012,166 1013,166 1013,167 1013,168 1014,169 1015,169 1015,171 1015,174 1016,174 1016,172 1017,171 1017,169 1018,166 1019,167 1019,169 1020,170 1020,172 1020,174 1021,175 1021,176 1022,176 1022,173 1022,170 1023,168 1024,167 1024,168 1024,169 1025,169 1025,171 1026,174 1026,175 1027,175 1027,174 1027,171 1028,171 1029,169 1029,167 1030,169 1030,171 1031,173 1031,175 1032,177 1033,176 1033,175 1033,174 1034,173 1034,171 1035,171 1036,172 1036,173 1036,175 1037,176 1038,177 1039,176 1039,174 1040,171 1040,170 1040,169 1041,169 1042,172 1042,174 1042,176 1043,176 1043,177 1044,178 1044,176 1045,174 1045,173 1045,171 1046,171 1047,172 1047,176 1048,178 1048,180 1049,180 1049,179 1050,178 1051,176 1051,173 1051,171 1052,172 1052,174 1053,176 1053,178 1054,177 1054,178 1054,180 1055,180 1056,179 1056,174 1056,173 1057,173 1057,174 1058,174 1058,176 1058,178 1059,178 1060,179 1060,181 1060,183 1061,181 1061,180 1062,178 1062,176 1062,174 1063,174 1063,176 1063,178 1064,178 1065,178 1065,180 1065,183 1066,183 1066,181 1067,180 1067,176 1067,174 1068,174 1069,175 1069,177 1070,179 1070,181 1071,182 1071,183 1072,183 1072,180 1072,178 1073,176 1074,176 1074,178 1075,180 1076,181 1076,182 1076,183 1077,185 1078,183 1078,181 1078,179 1079,178 1079,177 1080,176 1080,177 1080,178 1081,178 1081,181 1081,183 1082,184 1083,183 1084,181 1084,178 1085,177 1085,178 1086,179 1087,181 1087,184 1087,185 1088,186 1088,187 1089,185 1089,183 1089,181 1090,180 1090,178 1091,179 1092,181 1092,183 1092,184 1093,185 1094,185 1094,183 1095,182 1096,181 1096,178 1097,180 1097,182 1098,183 1098,185 1098,186 1099,186 1099,187 1100,186 1101,183 1101,182 1101,181 1102,180 1102,181 1103,182 1103,184 1103,185 1104,186 1105,187 1105,188 1106,187 1106,183 1107,181 1107,179 1108,181 1108,183 1108,185 1109,185 1110,187 1110,188 1110,189 1111,188 1111,187 1112,185 1112,182 1112,181 1113,181 1114,184 1114,185 1114,187 1115,189 1116,189 1116,190 1117,189 1117,185 1117,183 1118,182 1119,183 1119,185 1120,186 1121,187 1121,189 1121,190 1122,190 1123,187 1123,185 1123,184 1124,183 1124,185 1125,187 1126,188 1126,189 1126,192 1127,192 1128,192 1128,190 1128,187 1129,185 1129,183 1130,184 1130,186 1130,187 1131,187 1132,189 1132,191 1132,192 1133,192 1133,191 1133,188 1134,185 1135,185 1136,187 1137,189 1137,191 1138,192 1138,194 1139,192 1139,190 1139,189 1140,188 1141,186 1141,187 1141,188 1142,189 1142,190 1143,192 1143,194 1144,194 1144,192 1144,191 1145,190 1146,188 1146,186 1146,185 1147,185 1147,187 1148,190 1148,192 1148,193 1149,192 1150,194 1150,192 1151,189 1151,188 1152,187 1153,190 1153,192 1153,193 1154,195 1155,196 1155,194 1156,192 1156,191 1157,189 1157,187 1158,189 1159,192 1159,193 1160,194 1161,195 1161,194 1162,192 1162,189 1162,188 1163,189 1164,190 1164,192 1164,194 1165,196 1165,195 1166,196 1166,197 1166,198 1167,196 1168,194 1168,192 1168,190 1169,190 1169,191 1169,193 1170,194 1170,195 1171,196 1171,198 1171,199 1172,198 1173,196 1173,193 1173,190 1174,189 1175,192 1175,194 1176,195 1177,197 1177,198 1178,198 1178,197 1178,194 1179,191 1180,192 1180,194 1180,196 1181,197 1182,197 1182,198 1183,199 1184,196 1184,194 1184,193 1185,192 1186,193 1186,194 1187,194 1187,195 1187,198 1188,199 1188,201 1189,198 1189,197 1189,196 1190,194 1191,192 1191,193 1191,195 1192,195 1192,196 1193,198 1193,200 1193,201 1194,201 1195,201 1195,199 1195,196 1196,194 1197,194 1197,196 1198,198 1198,199 1198,201 1199,201 1200,201 1200,199 1200,197 1201,196 1201,195 1202,195 1202,193 1202,194 1203,197 1203,199 1204,201 1205,203 1205,202 1205,201 1206,199 1207,196 1208,196 1209,198 1209,199 1209,201 1210,202 1211,203 1211,202 1212,199 1212,196 1212,195 1213,194 1214,195 1214,198 1214,200 1215,201 1216,202 1216,203 1216,204 1217,201 1218,199 1218,198 1218,196 1219,196 1219,197 1220,200 1220,201 1220,203 1221,205 1221,204 1222,203 1223,203 1223,201 1223,198 1224,196 1224,197 1225,199 1225,201 1226,202 1227,201 1227,203 1227,205 1228,205 1228,203 1229,199 1229,198 1230,198 1230,199 1230,201 1231,203 1232,203 1232,205 1233,207 1233,206 1234,205 1234,203 1234,199 1235,198 1236,198 1236,200 1236,201 1237,202 1237,203 1238,205 1238,207 1239,205 1239,203 1239,199 1240,198 1241,198 1241,199 1241,201 1242,201 1242,202 1243,205 1243,206 1244,207 1245,207 1245,204 1245,201 1246,200 1247,200 1247,201 1247,203 1248,204 1248,205 1249,207 1250,208 1250,207 1250,204 1251,203 1251,202 1252,201 1252,200 1252,201 1253,201 1254,202 1254,205 1254,207 1255,208 1255,207 1256,207 1256,206 1256,205 1257,201 1258,201 1259,203 1259,205 1259,207 1260,208 1260,210 1261,210 1261,208 1261,207 1262,204 1263,203 1263,202 1263,201 1264,202 1264,204 1265,207 1265,208 1266,208 1266,207 1267,206 1268,205 1268,203 1268,201 1269,201 1269,203 1270,205 1270,206 1270,208 1271,210 1272,210 1273,209 1273,207 1273,206 1274,205 1274,203 1275,205 1275,206 1275,208 1276,209 1277,209 1277,210 1277,211 1278,211 1278,210 1279,207 1279,204 1279,202 1280,201 1281,204 1281,207 1281,208 1282,208 1282,209 1282,211 1283,212 1283,211 1284,210 1284,208 1284,205 1285,203 1286,205 1286,207 1286,208 1287,210 1287,212 1288,211 1288,212 1289,212 1290,211 1290,208 1290,206 1291,205 1291,206 1291,207 1292,208 1292,209 1293,208 1293,210 1293,212 1294,213 1295,213 1295,210 1295,208 1296,207 1297,205 1297,207 1297,210 1298,210 1299,210 1299,212 1299,214 1300,215 1300,214 1300,212 1301,209 1301,207 1302,205 1302,207 1302,208 1303,209 1304,210 1304,211 1304,214 1305,214 1306,213 1306,210 1306,208 1307,207 1308,207 1308,208 1308,207 1309,209 1309,211 1309,213 1310,213 1310,215 1311,217 1311,214 1311,212 1312,210 1313,210 1313,209 1313,210 1314,211 1314,212 1315,212 1315,214 1315,215 1316,216 1317,216 1317,215 1317,214 1318,212 1318,211 1318,208 1319,208 1320,210 1320,212 1320,215 1321,217 1322,216 1322,217 1323,216 1323,213 1324,212 1324,211 1324,210 1325,210 1326,213 1326,215 1326,216 1327,217 1327,219 1327,218 1328,217 1328,215 1329,214 1329,212 1329,210 1330,210 1331,211 1331,214 1331,215 1332,216 1333,216 1333,217 1334,216 1335,215 1335,211 1335,210 1336,212 1336,214 1337,216 1337,218 1338,217 1338,219 1339,219 1340,217 1340,216 1340,214 1341,212 1342,213 1342,215 1342,216 1343,217 1344,217 1344,219 1344,221 1345,220 1345,217 1345,215 1346,212 1346,210 1347,212 1347,214 1347,216 1348,216 1349,217 1349,219 1349,221 1350,220 1351,219 1351,216 1351,213 1352,212 1353,214 1353,215 1353,217 1354,219 1355,220 1355,221 1356,221 1356,219 1356,216 1357,214 1358,214 1358,215 1359,216 1360,217 1360,219 1360,221 1361,223 1362,220 1362,219 1362,217 1363,217 1363,214 1363,215 1364,217 1365,218 1365,220 1365,223 1366,223 1367,224 1367,221 1368,218 1368,216 1369,216 1370,217 1371,219 1371,221 1371,223 1372,223 1372,221 1373,219 1373,218 1374,217 1374,216 1374,215 1375,217 1376,219 1376,221 1377,223 1377,224 1378,224 1378,223 1378,221 1379,221 1380,219 1380,217 1380,218 1381,218 1381,219 1381,220 1382,222 1382,224 1383,223 1383,224 1383,223 1384,223 1385,220 1385,217 1385,216 1386,216 1387,219 1387,221 1387,223 1388,222 1388,224 1388,225 1389,225 1390,223 1390,221 1390,220 1391,217 1392,219 1392,222 1392,223 1393,224 1394,226 1395,225 1395,224 1396,222 1396,219 1396,217 1397,219 1397,221 1397,223 1398,223 1399,223 1399,224 1400,226 1401,225 1401,221 1401,219 1402,219 1403,220 1403,221 1403,223 1404,225 1404,224 1405,225 1405,226 1405,228 1406,228 1406,226 1406,224 1407,221 1408,219 1408,221 1409,224 1410,224 1410,226 1410,228 1411,228 1412,227 1412,224 1412,221 1413,219 1414,220 1414,223 1414,222 1415,224 1415,226 1415,228 1416,228 1417,228 1417,226 1418,223 1418,222 1419,222 1419,224 1420,225 1421,225 1421,226 1421,227 1422,229 1422,230 1423,229 1423,226 1423,224 1424,223 1424,222 1424,221 1425,222 1426,223 1426,224 1426,226 1427,228 1427,230 1428,228 1428,227 1429,226 1430,223 1430,222 1430,223 1431,223 1431,224 1432,226 1432,228 1432,229 1433,231 1433,232 1433,230 1434,228 1435,226 1435,224 1435,223 1436,223 1437,225 1437,228 1438,229 1439,229 1439,228 1440,228 1440,226 1440,224 1441,221 1441,222 1442,224 1442,226 1443,228 1444,230 1445,230 1446,228 1446,226 1446,225 1447,224 1448,224 1448,226 1448,228 1449,230 1450,231 1450,232 1451,230 1451,226 1451,224 1452,222 1453,222 1453,224 1453,227 1454,229 1454,228 1455,230 1455,232 1455,233 1456,231 1457,230 1457,228 1457,225 1458,223 1458,224 1458,227 1459,228 1459,230 1460,231 1460,232 1461,232 1462,232 1462,231 1462,228 1463,225 1463,224 1464,226 1464,227 1465,228 1466,228 1466,229 1466,232 1467,233 1467,229 1468,227 1468,226 1469,226 1469,225 1469,227 1470,229 1471,229 1471,232 1472,233 1472,234 1473,233 1473,232 1473,229 1474,227 1475,226 1475,228 1476,228 1476,229 1476,231 1477,233 1477,234 1478,233 1478,230 1479,227 1480,226 1480,227 1481,226 1481,228 1482,230 1482,232 1482,233 1483,234 1484,235 1484,233 1484,232 1485,230 1485,229 1485,228 1486,228 1486,230 1487,230 1487,231 1487,232 1488,234 1489,235 1489,234 1490,233 1490,232 1491,230 1491,228 1491,227 1492,227 1493,228 1493,231 1493,233 1494,235 1494,234 1494,235 1495,235 1496,231 1496,230 1497,228 1498,228 1498,231 1498,233 1499,235 1499,236 1500,237 1500,236 1501,233 1502,232 1502,230 1502,228 1503,228 1503,230 1503,232 1504,233 1505,235 1505,234 1505,235 1506,235 1507,235 1507,233 1507,230 1508,228 1508,230 1509,232 1509,233 1510,235 1511,235 1511,236 1511,237 1512,238 1512,236 1512,234 1513,232 1513,230 1514,230 1514,231 1514,233 1515,235 1516,235 1516,237 1517,239 1517,238 1518,235 1518,233 1518,230 1519,228 1520,230 1520,232 1520,234 1521,233 1521,235 1521,237 1522,239 1522,238 1523,238 1523,237 1523,234 1524,231 1525,231 1525,232 1525,233 1526,235 1526,237 1527,237 1527,238 1528,240 1529,239 1529,237 1529,233 1530,233 1530,232 1530,233 1531,233 1531,234 1532,233 1532,235 1532,237 1533,239 1534,240 1534,238 1534,237 1535,235 1535,233 1536,232 1536,234 1537,234 1538,235 1538,237 1538,240 1539,240 1539,241 1540,238 1540,235 1541,233 1542,233 1543,235 1543,237 1543,239 1544,240 1545,240 1545,238 1545,236 1546,235 1546,233 1547,232 1548,233 1548,235 1548,238 1549,238 1549,239 1550,241 1550,239 1551,238 1552,237 1552,235 1552,234 1553,235 1554,236 1554,237 1554,239 1555,241 1556,241 1557,239 1557,237 1557,235 1558,233 1558,232 1559,233 1559,235 1559,238 1560,239 1561,239 1561,240 1561,242 1562,242 1562,239 1563,237 1563,234 1564,233 1564,235 1564,239 1565,239 1566,241 1566,242 1567,242 1567,241 1568,240 1568,238 1568,235 1569,234 1570,235 1570,237 1570,239 1571,239 1572,239 1572,240 1572,242 1573,242 1573,241 1573,237 1574,235 1575,235 1575,236 1576,239 1576,241 1577,241 1577,243 1578,244 1579,244 1579,242 1579,241 1580,237 1580,236 1581,235 1581,237 1581,239 1582,240 1582,241 1582,242 1583,244 1584,244 1584,242 1584,241 1585,237 1585,235 1586,235 1586,236 1586,238 1587,238 1588,239 1588,241 1588,243 1589,243 1589,244 1590,244 1590,241 1590,239 1591,237 1591,238 1591,237 1592,239 1593,241 1593,242 1594,242 1594,244 1595,245 1595,244 1595,242 1596,240 1597,239 1597,238 1597,237 1598,238 1599,239 1599,242 1599,243 1600,245 1600,244 1601,242 1602,241 1602,239 1602,238 1603,239 1604,239 1604,242 1604,244 1605,245 1606,246 1606,247 1606,245 1607,243 1607,240 1608,239 1608,238 1608,237 1609,238 1609,240 1609,242 1610,244 1611,244 1612,242 1613,241 1613,240 1613,237 1614,237 1615,239 1615,241 1615,242 1616,244 1616,246 1616,245 1617,245 1617,246 1618,245 1618,242 1618,241 1619,240 1620,239 1620,240 1620,241 1621,243 1621,245 1622,245 1622,246 1623,246 1624,245 1624,242 1624,239 1625,237 1625,239 1626,241 1626,243 1627,242 1627,244 1627,246 1628,248 1629,246 1629,244 1629,243 1630,240 1630,238 1631,239 1631,241 1631,243 1632,245 1633,246 1633,247 1634,247 1634,246 1635,242 1635,240 1636,239 1636,241 1636,242 1637,242 1638,243 1638,244 1639,246 1639,248 1640,248 1640,244 1640,242 1641,241 1642,241 1642,240 1642,242 1643,244 1644,246 1644,249 1645,249 1645,247 1646,244 1647,241 1648,242 1648,243 1649,244 1649,245 1649,248 1650,249 1651,248 1651,247 1651,244 1652,242 1652,241 1653,242 1653,241 1654,242 1654,244 1654,247 1655,247 1656,249 1656,250 1656,248 1657,245 1657,244 1658,243 1658,242 1659,244 1660,244 1660,245 1660,246 1661,248 1661,249 1662,248 1662,246 1663,245 1663,244 1663,241 1664,241 1665,241 1665,242 1665,244 1666,247 1666,249 1667,248 1667,249 1668,248 1669,244 1669,243 1670,242 1670,244 1671,247 1671,248 1672,250 1672,251 1672,250 1673,249 1674,247 1674,246 1674,244 1675,242 1676,243 1676,246 1676,248 1677,248 1678,248 1679,249 1679,248 1679,246 1680,243 1680,242 1681,243 1681,245 1681,246 1682,248 1683,250 1684,251 1685,250 1685,248 1685,246 1686,244 1687,244 1687,247 1688,248 1688,249 1689,251 1689,252 1690,251 1690,249 1690,246 1691,244 1692,242 1692,243 1692,245 1693,248 1693,247 1694,249 1694,251 1694,252 1695,252 1695,251 1696,248 1697,245 1697,244 1697,246 1698,247 1698,249 1699,250 1699,251 1700,251 1701,253 1701,250 1702,247 1702,246 1703,245 1703,246 1704,247 1704,248 1705,250 1706,252 1706,253 1706,251 1707,250 1707,248 1708,247 1708,244 1708,246 1709,248 1710,248 1710,250 1711,253 1712,254 1712,253 1712,251 1713,248 1713,246 1714,246 1715,246 1715,247 1715,250 1716,251 1716,253 1717,253 1717,251 1718,250 1719,248 1719,247 1719,246 1720,245 1720,246 1721,249 1721,250 1721,251 1722,252 1722,254 1722,253 1723,253 1724,251 1724,248 1725,248 1726,248 1726,249 1726,250 1727,251 1728,253 1729,253 1730,250 1730,248 1730,246 1731,245 1731,246 1731,249 1732,251 1733,253 1733,251 1733,253 1734,255 1735,252 1735,250 1736,247 1737,246 1737,248 1737,251 1738,252 1738,253 1739,255 1740,254 1740,253 1740,251 1741,249 1742,247 1742,248 1742,250 1743,251 1744,253 1744,252 1744,253 1745,255 1746,255 1746,254 1746,250 1747,248 1748,248 1748,249 1748,251 1749,253 1750,255 1751,257 1751,256 1751,255 1752,252 1752,250 1753,248 1753,250 1754,251 1755,252 1755,253 1755,254 1756,257 1757,255 1757,253 1757,250 1758,248 1759,250 1760,250 1760,252 1760,254 1761,255 1762,257 1762,254 1763,251 1764,250 1765,251 1765,253 1766,253 1766,255 1767,257 1767,258 1767,257 1768,254 1769,252 1769,251 1769,250 1770,250 1771,250 1771,251 1771,253 1772,255 1773,257 1773,256 1774,255 1774,253 1775,251 1775,250 1775,251 1776,251 1776,252 1776,254 1777,256 1778,257 1778,259 1779,258 1779,255 1780,253 1780,251 1781,250 1782,251 1782,252 1782,255 1783,256 1783,257 1784,257 1784,255 1785,255 1785,253 1786,250 1787,250 1787,252 1787,254 1788,255 1788,257 1789,258 1789,257 1790,258 1791,257 1791,255 1791,253 1792,252 1792,251 1792,252 1793,253 1793,256 1794,257 1794,258 1795,259 1796,259 1796,257 1796,254 1797,252 1797,250 1798,250 1798,251 1798,255 1799,256 1800,255 1800,257 1800,259 1801,260 1801,259 1801,258 1802,256 1802,253 1803,251 1803,255 1804,256 1805,258 1805,259 1806,259 1806,260 1807,260 1807,259 1807,255 1808,253 1809,251 1809,253 1809,255 1810,255 1810,256 1811,257 1811,259 1812,260 1812,257 1813,255 1814,254 1814,253 1815,254 1815,257 1816,256 1816,257 1816,259 1817,261 1818,261 1818,259 1819,256 1819,253 1820,253 1820,255 1821,255 1821,257 1821,258 1822,260 1823,261 1823,260 1824,257 1824,254 1825,253 1825,254 1826,253 1827,256 1827,257 1827,260 1828,259 1828,261 1828,262 1829,261 1829,258 1830,257 1830,256 1830,255 1831,255 1832,257 1832,258 1833,259 1833,260 1834,260 1834,261 1834,260 1835,259 1836,258 1836,256 1836,254 1837,253 1837,255 1838,257 1838,260 1839,261 1839,260 1839,261 1840,262 1841,260 1841,257 1841,256 1842,256 1842,254 1843,255 1843,257 1843,260 1844,260 1845,262 1845,263 1846,262 1846,260 1846,259 1847,257 1847,255 1848,255 1848,256 1848,259 1849,260 1850,260 1851,261 1851,262 1852,261 1852,259 1852,255 1853,255 1853,256 1853,257 1854,259 1855,260 1855,262 1856,262 1856,264 1857,264 1857,262 1857,260 1858,259 1859,256 1859,257 1860,259 1860,260 1861,260 1861,261 1861,262 1862,264 1862,261 1863,258 1864,255 1864,253 1864,255 1865,257 1865,259 1866,259 1866,260 1866,262 1867,264 1868,264 1868,263 1868,262 1869,259 1869,256 1870,256 1870,257 1870,259 1871,260 1871,262 1872,263 1873,264 1874,262 1874,259 1875,257 1876,258 1877,259 1877,260 1878,262 1878,264 1879,265 1879,263 1879,262 1880,260 1880,259 1880,257 1881,257 1882,260 1883,262 1883,264 1884,265 1884,266 1884,265 1885,263 1886,260 1886,258 1886,257 1887,257 1887,259 1888,259 1888,261 1888,263 1889,264 1890,262 1891,260 1891,259 1892,258 1892,256 1893,258 1893,260 1893,262 1894,262 1895,264 1895,266 1895,265 1896,264 1896,263 1897,262 1897,260 1897,259 1898,259 1898,260 1899,261 1900,263 1900,264 1900,265 1901,265 1902,264 1902,262 1902,259 1903,257 1904,256 1904,257 1904,260 1905,262 1905,264 1906,263 1906,265 1906,266 1907,266 1907,263 1907,262 1908,260 1909,259 1909,257 1909,259 1910,262 1910,263 1911,265 1911,266 1912,266 1913,266 1913,264 1913,262 1914,260 1914,259 1915,259 1915,261 1915,262 1916,262 1916,264 1917,264 1918,266 1918,265 1919,261 1919,260 1920,260 1921,262 1922,264 1923,266 1923,268 1924,267 1924,266 1924,264 1925,261 1925,259 1926,261 1927,263 1927,264 1928,266 1928,268 1929,268 1929,267 1929,265 1930,262 1931,259 1931,260 1932,262 1933,264 1933,266 1933,268 1934,268 1934,269 1935,266 1936,262 1937,262 1937,264 1938,265 1938,266 1939,268 1940,268 1940,269 1940,268 1941,266 1941,264 1942,264 1942,262 1942,261 1943,262 1943,263 1944,266 1945,268 1945,269 1945,268 1946,268 1946,267 1947,266 1947,262 1948,263 1949,263 1949,264 1949,266 1950,268 1950,269 1951,270 1951,271 1951,269 1952,268 1952,265 1952,264 1953,262 1954,261 1954,262 1954,264 1955,267 1955,268 1956,268 1956,269 1956,268 1957,267 1958,267 1958,265 1958,264 1959,260 1959,261 1960,263 1960,266 1961,268 1961,269 1962,269 1963,269 1963,266 1964,265 1964,264 1965,263 1965,264 1966,266 1967,268 1967,269 1968,270 1968,271 1968,269 1969,266 1969,264 1970,261 1970,260 1970,263 1971,266 1972,268 1972,267 1972,269 1973,270 1973,272 1974,270 1974,269 1974,268 1975,264 1976,262 1976,264 1976,266 1977,267 1977,269 1977,270 1978,270 1978,271 1979,271 1979,269 1980,266 1981,264 1981,263 1981,264 1982,266 1983,267 1983,268 1984,270 1985,271 1985,268 1986,266 1986,265 1987,264 1987,266 1988,268 1989,270 1990,273 1990,272 1991,271 1991,268 1992,265 1992,264 1992,265 1993,266 1994,267 1994,268 1994,269 1995,272 1995,273 1995,272 1996,271 1996,268 1997,266 1997,265 1998,266 1999,265 1999,267 1999,269 2000,271 2001,273 2001,274 2001,272 2002,270 2003,269 2003,268 2003,266 2004,267 2004,268 2004,269 2005,270 2005,271 2006,273 2006,274 2007,272 2008,271 2008,269 2008,268 2009,266 2010,266 2010,267 2010,269 2011,272 2012,273 2013,274 2013,273 2013,269 2014,268 2015,266 2015,267 2015,269 2016,271 2017,272 2017,274 2017,275 2018,275 2018,273 2019,271 2019,270 2019,268 2020,266 2020,268 2021,269 2022,271 2022,272 2023,272 2023,273 2024,273 2024,272 2024,271 2025,267 2026,266 2026,268 2026,269 2027,270 2027,271 2028,274 2028,273 2028,274 2029,275 2029,276 2029,274 2030,272 2031,270 2031,268 2032,269 2032,271 2033,273 2034,275 2035,277 2035,276 2035,273 2036,270 2036,268 2037,266 2037,268 2037,269 2038,271 2038,273 2039,275 2040,277 2040,276 2041,275 2041,271 2042,269 2043,271 2044,273 2044,274 2045,275 2045,276 2046,277 2046,274 2047,271 2047,269 2048,269 2049,269 2049,271 2050,272 2050,274 2051,276 2051,277 2051,275 2052,273 2053,272 2053,271 2053,269 2054,269 2054,271 2055,271 2055,272 2055,274 2056,277 2056,278 2057,277 2058,275 2058,272 2058,269 2059,269 2060,270 2060,271 2060,273 2061,275 2062,277 2063,275 2063,273 2064,272 2064,271 2065,268 2065,271 2065,273 2066,275 2067,275 2067,277 2067,278 2068,278 2068,276 2069,275 2069,274 2069,272 2070,271 2071,271 2071,272 2071,273 2072,275 2072,276 2073,277 2074,277 2074,276 2074,273 2075,271 2076,269 2076,268 2076,269 2077,271 2077,274 2078,276 2078,275 2078,277 2079,278 2080,278 2080,275 2080,273 2081,272 2081,269 2082,269 2082,271 2082,274 2083,275 2083,277 2083,278 2084,278 2085,278 2085,277 2086,274 2086,271 2087,269 2087,272 2088,273 2089,274 2089,275 2090,276 2090,278 2091,278 2091,277 2091,272 2092,271 2093,272 2094,273 2094,276 2095,276 2095,278 2096,280 2096,279 2096,278 2097,276 2098,273 2098,271 2099,273 2099,275 2100,275 2100,276 2100,277 2101,280 2101,278 2102,276 2103,273 2103,270 2103,271 2104,271 2104,273 2105,273 2105,275 2105,277 2106,278 2107,278 2107,280 2108,277 2108,274 2109,273 2110,274 2110,276 2110,277 2111,277 2112,278 2112,279 2112,280 2113,279 2113,277 2114,275 2114,274 2114,273 2115,271 2116,273 2116,274 2117,277 2117,278 2117,280 2118,279 2119,278 2119,277 2119,274 2120,273 2121,274 2121,273 2121,275 2122,277 2122,280 2123,280 2123,282 2124,280 2125,278 2125,275 2125,274 2126,273 2127,275 2127,278 2128,279 2128,280 2129,279 2130,278 2130,276 2131,275 2131,272 2132,273 2132,275 2132,277 2133,277 2134,278 2134,280 2135,280 2135,281 2135,280 2136,277 2136,276 2137,275 2137,274 2137,275 2138,276 2139,278 2139,279 2139,280 2140,280 2140,281 2141,282 2141,280 2141,277 2142,275 2143,272 2143,275 2144,277 2144,278 2145,279 2145,282 2146,283 2146,281 2146,280 2147,278 2148,275 2148,273 2148,274 2149,277 2149,278 2150,280 2150,281 2151,282 2152,282 2152,280 2153,277 2153,275 2153,274 2154,275 2154,277 2155,277 2155,278 2156,279 2157,282 2157,283 2157,282 2158,279 2158,277 2159,276 2159,275 2160,277 2161,278 2161,279 2162,282 2162,284 2163,283 2163,282 2164,278 2164,277 2164,275 2165,276 2166,277 2166,278 2167,280 2167,282 2168,283 2168,282 2169,278 2170,276 2171,276 2171,275 2171,278 2172,280 2172,282 2173,282 2173,284 2173,285 2174,282 2175,280 2175,279 2175,278 2176,277 2177,278 2177,279 2177,280 2178,281 2179,283 2179,284 2180,283 2180,281 2180,280 2181,278 2181,276 2182,275 2182,276 2182,277 2183,280 2184,282 2184,283 2184,282 2185,284 2186,282 2186,279 2186,278 2187,278 2188,277 2188,280 2189,282 2189,283 2189,285 2190,286 2190,285 2191,284 2191,282 2191,281 2192,278 2193,277 2193,278 2194,281 2194,282 2195,282 2195,283 2195,282 2196,283 2196,284 2196,283 2197,282 2198,277 2199,280 2200,282 2200,284 2201,284 2202,286 2202,284 2203,282 2203,280 2204,278 2204,279 2205,282 2205,283 2206,284 2207,286 2207,287 2207,286 2208,284 2208,281 2209,278 2209,277 2209,278 2210,280 2211,282 2211,281 2211,283 2212,285 2212,286 2213,286 2213,285 2214,281 2214,279 2214,278 2215,280 2216,280 2216,282 2216,284 2217,284 2217,285 2218,286 2218,287 2219,284 2220,282 2220,280 2221,280 2222,281 2222,282 2223,285 2223,286 2223,288 2224,285 2225,284 2225,282 2226,279 2226,280 2227,282 2227,283 2228,285 2229,287 2229,289 2230,288 2230,286 2231,283 2231,281 2231,280 2232,280 2232,281 2232,282 2233,284 2234,286 2234,287 2235,287 2235,285 2236,283 2236,282 2236,281 2237,280 2238,278 2238,280 2238,283 2239,285 2240,287 2240,289 2240,288 2241,287 2241,285 2241,284 2242,282 2243,282 2244,283 2244,284 2245,286 2245,287 2246,287 2247,287 2247,284 2248,282 2248,280 2249,279 2249,280 2249,283 2250,285 2250,287 2250,286 2251,288 2252,289 2252,286 2253,285 2253,284 2254,281 2254,280 2254,282 2255,285 2256,287 2256,288 2256,289 2257,289 2258,288 2258,287 2258,285 2259,282 2259,281 2260,284 2261,285 2261,286 2262,286 2262,287 2263,289 2263,287 2264,284 2265,282 2266,282 2266,285 2267,287 2268,289 2268,291 2268,290 2269,289 2270,287 2270,284 2270,282 2271,282 2271,284 2272,286 2272,287 2273,289 2274,291 2274,289 2275,287 2275,284 2275,282 2276,282 2276,283 2277,285 2277,284 2277,286 2278,288 2279,290 2279,291 2280,291 2280,288 2281,286 2281,284 2282,284 2283,286 2283,287 2284,288 2284,289 2284,291 2285,292 2285,289 2286,287 2286,286 2287,284 2288,283 2288,284 2289,285 2289,287 2290,289 2290,291 2290,290 2291,289 2292,289 2292,287 2292,284 2293,284 2293,285 2294,286 2294,287 2295,290 2295,291 2295,292 2296,293 2297,291 2297,289 2297,287 2298,286 2298,284 2299,284 2299,286 2300,289 2301,290 2301,291 2302,290 2302,289 2302,288 2303,287 2303,286 2304,283 2304,284 2304,285 2305,287 2306,288 2306,290 2306,292 2307,291 2308,291 2308,288 2309,287 2310,286 2310,285 2310,286 2311,287 2311,289 2311,291 2312,291 2313,292 2313,293 2313,291 2314,288 2315,286 2315,283 2315,282 2316,286 2316,287 2317,290 2317,289 2317,291 2318,292 2319,293 2319,292 2319,291 2320,289 2320,287 2320,284 2321,286 2321,288 2322,289 2322,291 2322,293 2323,293 2324,293 2325,292 2325,289 2326,286 2327,288 2328,288 2328,289 2329,290 2329,293 2329,294 2330,294 2330,290 2331,288 2331,287 2332,286 2333,287 2333,290 2333,291 2334,291 2334,293 2335,295 2335,296 2335,295 2336,294 2337,291 2337,288 2337,287 2338,287 2338,289 2338,290 2339,291 2339,293 2340,295 2340,296 2340,295 2341,294 2342,291 2342,289 2342,288 2343,288 2343,289 2344,288 2344,290 2344,292 2345,295 2346,295 2346,296 2346,297 2347,296 2347,293 2347,292 2348,291 2348,290 2349,291 2349,292 2350,293 2351,294 2351,296 2351,297 2352,296 2352,295 2353,295 2353,293 2353,291 2354,289 2355,288 2355,289 2355,290 2356,293 2356,295 2356,296 2357,295 2357,296 2358,297 2358,295 2358,293 2359,291 2360,291 2360,290 2361,293 2361,296 2362,296 2362,297 2362,298 2363,298 2364,297 2364,295 2364,294 2365,292 2365,290 2366,291 2366,294 2367,295 2367,296 2368,296 2369,296 2369,297 2369,296 2370,294 2370,290 2371,290 2371,291 2371,293 2372,293 2372,296 2372,298 2373,297 2374,297 2374,299 2374,298 2375,297 2375,295 2376,294 2376,291 2377,292 2378,295 2378,296 2379,297 2379,298 2380,300 2380,299 2380,296 2381,294 2381,290 2381,289 2382,291 2383,293 2383,295 2384,296 2384,298 2385,299 2386,298 2387,294 2387,291 2388,292 2388,293 2389,295 2389,296 2390,296 2390,298 2390,299 2391,298 2392,296 2392,293 2392,292 2393,292 2394,292 2394,293 2394,294 2395,295 2396,297 2396,299 2396,300 2397,297 2398,295 2398,292 2399,293 2399,295 2400,296 2401,298 2401,300 2401,301 2402,302 2403,298 2403,296 2403,293 2404,293 2405,293 2405,294 2406,296 2406,298 2407,299 2407,298 2407,299 2408,297 2408,295 2408,294 2409,293 2410,292 2410,290 2410,292 2411,294 2411,296 2412,296 2412,298 2412,299 2413,298 2414,297 2414,296 2414,295 2415,293 2416,293 2416,294 2417,295 2417,297 2417,299 2418,299 2419,300 2419,299 2419,298 2420,296 2420,294 2421,292 2421,291 2421,292 2422,295 2423,296 2423,299 2423,298 2424,300 2424,302 2425,298 2425,296 2426,295 2426,293 2427,295 2428,297 2428,298 2428,299 2429,301 2429,300 2430,300 2430,299 2430,298 2431,295 2432,293 2432,291 2433,294 2433,295 2434,296 2435,296 2435,298 2435,299 2436,298 2437,294 2437,293 2438,293 2438,294 2439,296 2439,298 2440,298 2441,300 2441,303 2441,302 2442,300 2442,298 2442,296 2443,294 2444,295 2444,298 2445,299 2446,300 2446,302 2446,303 2447,301 2447,299 2448,295 2448,293 2449,293 2450,295 2450,296 2451,298 2451,300 2452,301 2452,300 2453,298 2453,295 2453,293 2454,293 2455,293 2455,295 2455,296 2456,296 2456,297 2457,298 2457,301 2457,302 2458,300 2459,298 2459,296 2460,295 2460,293 2460,295 2461,295 2461,296 2462,299 2462,301 2462,303 2463,301 2464,301 2464,299 2465,296 2465,295 2466,296 2466,297 2467,299 2468,302 2468,304 2469,304 2469,302 2469,299 2470,296 2470,295 2471,295 2471,293 2471,294 2472,296 2473,298 2473,299 2473,300 2474,300 2475,298 2475,296 2476,296 2477,293 2477,294 2477,295 2478,298 2478,299 2478,301 2479,302 2480,302 2481,299 2482,298 2482,296 2483,297 2483,298 2484,300 2484,302 2485,303 2486,304 2486,302 2487,298 2487,297 2487,294 2488,294 2488,296 2489,298 2489,300 2489,298 2490,300 2491,302 2491,303 2491,302 2492,300 2492,298 2493,295 2493,293 2493,294 2494,296 2495,297 2495,299 2495,301 2496,302 2496,303 2497,303 2497,302 2498,299 2498,296 2499,298 2500,298 2500,299 2500,300 2501,300 2501,302 2502,304 2502,305 2503,302 2504,300 2504,298 2505,297 2505,299 2505,301 2506,302 2507,303 2507,305 2508,305 2509,303 2509,300 2509,297 2510,296 2511,298 2511,299 2512,300 2513,302 2513,304 2513,303 2514,302 2514,299 2514,296 2515,296 2516,296 2516,298 2517,301 2518,302 2518,303 2518,305 2519,306 2519,304 2520,302 2520,300 2521,298 2522,299 2522,301 2522,302 2523,302 2523,304 2523,305 2524,306 2525,305 2525,304 2525,302 2526,300 2527,298 2528,298 2528,301 2529,303 2529,305 2529,304 2530,305 2531,305 2531,304 2531,300 2532,298 2532,296 2533,297 2533,300 2534,302 2534,304 2535,305 2536,305 2536,304 2536,301 2537,300 2537,299 2538,297 2538,296 2538,299 2539,302 2539,303 2540,304 2541,304 2541,305 2542,304 2542,302 2543,299 2543,298 2543,300 2544,302 2545,302 2545,304 2545,305 2546,305 2546,306 2547,307 2547,305 2548,304 2548,301 2548,299 2549,298 2550,300 2550,302 2550,304 2551,304 2552,305 2552,307 2552,306 2553,304 2554,301 2554,298 2554,296 2555,298 2555,300 2556,302 2556,304 2557,305 2557,307 2558,307 2559,306 2559,303 2559,300 2560,300 2560,301 2561,302 2561,304 2561,306 2562,306 2563,307 2563,309 2564,308 2564,305 2565,303 2565,302 2566,302 2566,303 2567,303 2568,304 2568,307 2568,308 2569,309 2569,307 2570,305 2570,304 2570,302 2571,300 2572,300 2572,302 2573,303 2573,305 2574,307 2574,308 2574,309 2575,309 2575,306 2575,302 2576,301 2577,300 2577,301 2577,302 2578,302 2578,304 2579,306 2579,307 2579,308 2580,308 2581,306 2581,304 2582,302 2583,300 2583,302 2583,304 2584,307 2584,309 2585,311 2586,310 2586,308 2587,306 2587,304 2588,303 2588,304 2589,305 2590,305 2590,307 2590,308 2591,308 2592,307 2592,304 2593,301 2593,300 2593,298 2594,300 2595,302 2595,304 2595,306 2596,305 2596,307 2597,308 2597,305 2598,304 2599,303 2599,300 2600,302 2600,305 2600,306 2601,308 2601,309 2602,309 2603,307 2604,305 2604,303 2604,301 2605,302 2605,304 2606,305 2606,306 2606,307 2607,307 2608,307 2608,309 2609,309 2609,304 2609,303 2610,302 2610,304 2611,304 2611,305 2611,307 2612,307 2613,307 2613,309 2613,310 2614,309 2614,307 2615,305 2615,302 2615,300 2616,300 2617,302 2617,304 2618,305 2618,306 2618,309 2619,309 2619,307 2620,305 2620,302 2620,300 2621,300 2622,302 2622,304 2623,305 2623,308 2624,309 2624,310 2624,311 2625,311 2626,308 2626,305 2627,305 2627,304 2627,306 2628,307 2628,308 2629,308 2629,309 2629,311 2630,312 2631,310 2631,309 2631,306 2632,305 2632,304 2633,303 2634,304 2635,306 2635,308 2635,310 2636,309 2636,308 2636,307 2637,305 2637,302 2638,302 2638,303 2639,304 2640,306 2640,309 2640,310 2641,311 2641,312 2642,310 2642,308 2642,306 2643,305 2644,304 2645,307 2645,309 2645,310 2646,310 2646,311 2647,311 2647,310 2647,309 2648,307 2649,306 2649,304 2650,306 2650,309 2651,309 2651,311 2651,313 2652,312 2653,312 2653,311 2654,308 2654,306 2654,305 2655,304 2656,306 2656,307 2656,309 2657,309 2658,309 2658,310 2658,311 2659,309 2659,305 2660,304 2660,302 2661,304 2662,306 2662,309 2663,310 2663,311 2663,313 2664,312 2664,311 2665,309 2665,307 2665,304 2666,305 2667,307 2667,309 2667,311 2668,313 2669,313 2669,314 2670,312 2671,309 2671,306 2671,305 2672,306 2672,307 2673,309 2673,308 2674,309 2674,311 2674,312 2675,312 2676,308 2676,306 2676,305 2677,305 2677,304 2678,305 2678,308 2679,309 2680,310 2680,313 2681,313 2681,312 2681,309 2682,306 2682,305 2683,305 2683,307 2683,308 2684,309 2685,311 2685,314 2686,314 2686,313 2687,311 2687,307 2688,307 2689,307 2689,309 2690,311 2690,313 2691,314 2691,316 2692,314 2692,311 2692,309 2693,308 2694,307 2694,309 2695,309 2695,310 2696,311 2696,313 2696,314 2697,314 2697,313 2697,311 2698,309 2699,308 2699,306 2700,306 2700,307 2701,310 2701,313 2701,314 2702,313 2703,314 2703,315 2703,314 2704,311 2704,309 2705,309 2705,307 2705,308 2706,311 2706,313 2706,314 2707,316 2708,316 2708,315 2709,313 2709,311 2710,310 2710,308 2710,307 2711,309 2712,312 2712,313 2713,313 2714,313 2714,312 2715,311 2715,307 2715,306 2716,307 2717,309 2717,311 2718,313 2719,313 2719,314 2720,313 2721,311 2721,309 2721,307 2722,307 2722,308 2723,311 2723,312 2724,313 2724,314 2724,316 2725,316 2726,313 2726,311 2726,307 2727,306 2727,307 2728,309 2728,312 2728,311 2729,313 2730,315 2730,317 2730,316 2731,316 2731,315 2732,311 2732,309 2733,310 2733,312 2734,313 2735,314 2735,315 2736,316 2736,315 2737,313 2737,310 2737,308 2738,308 2739,308 2739,309 2740,309 2741,312 2741,314 2741,315 2742,313 2742,312 2742,311 2743,310 2744,307 2744,309 2744,311 2745,311 2746,314 2746,316 2746,317 2748,318 2749,318 2749,315 2749,313 2750,311 2750,310 2751,311 2752,314 2752,316 2752,317 2753,316 2754,317 2754,315 2754,313 2755,312 2755,311 2756,310 2756,308 2756,310 2757,312 2758,313 2758,314 2758,315 2759,316 2760,314 2760,313 2761,310 2761,309 2762,309 2763,311 2763,313 2764,315 2765,316 2765,315 2766,313 2767,311 2767,309 2767,307 2768,309 2768,312 2769,314 2769,316 2770,317 2770,318 2770,319 2771,316 2772,314 2772,313 2772,311 2773,310 2773,313 2774,315 2774,316 2774,317 2775,318 2776,318 2776,317 2777,316 2777,314 2778,311 2778,309 2778,310 2779,312 2779,313 2780,314 2781,314 2781,315 2781,316 2782,316 2782,315 2783,311 2783,309 2784,310 2785,311 2785,313 2785,315 2786,315 2786,316 2786,318 2787,320 2787,318 2788,317 2788,315 2788,313 2789,311 2790,311 2790,314 2790,316 2791,316 2792,318 2792,320 2792,321 2793,319 2794,316 2794,314 2794,311 2795,311 2795,312 2795,314 2796,314 2796,316 2797,318 2797,320 2797,319 2798,320 2799,320 2799,317 2799,313 2800,313 2800,312 2801,312 2801,313 2801,315 2802,315 2803,316 2803,318 2804,319 2804,318 2804,315 2805,313 2806,311 2806,310 2806,311 2807,313 2808,314 2808,316 2808,318 2809,320 2809,319 2810,318 2810,316 2811,314 2812,313 2812,314 2813,314 2813,316 2813,320 2814,320 2814,322 2815,322 2815,321 2815,318 2816,316 2817,315 2817,314 2817,313 2818,314 2818,316 2819,318 2819,319 2820,320 2821,318 2821,317 2822,315 2822,314 2822,311 2823,311 2823,313 2824,315 2824,316 2824,317 2825,319 2826,319 2827,318 2827,316 2828,314 2828,313 2829,314 2830,316 2830,318 2830,319 2831,320 2831,321 2832,322 2832,320 2833,317 2833,314 2833,312 2834,313 2835,314 2835,317 2835,319 2836,318 2836,320 2837,322 2837,323 2837,322 2838,320 2839,319 2839,315 2839,314 2840,314 2840,317 2840,318 2841,320 2842,321 2842,322 2843,321 2844,320 2844,316 2844,314 2845,313 2845,314 2846,315 2846,316 2847,316 2847,317 2847,320 2848,322 2849,322 2849,317 2849,316 2850,314 2851,314 2851,316 2851,318 2852,318 2853,319 2853,321 2853,323 2854,323 2855,322 2855,318 2855,316 2856,315 2856,316 2856,318 2857,318 2858,319 2858,321 2858,323 2859,324 2859,323 2860,322 2860,319 2860,317 2861,316 2862,316 2863,317 2863,320 2864,322 2864,323 2865,324 2865,322 2865,320 2866,318 2867,317 2867,316 2867,315 2868,316 2868,318 2869,318 2869,319 2869,320 2870,322 2871,322 2871,321 2871,319 2872,318 2872,316 2873,314 2873,313 2873,314 2874,316 2874,318 2874,321 2875,322 2876,322 2876,323 2877,322 2877,319 2878,318 2878,317 2878,316 2879,317 2880,320 2880,322 2880,323 2881,325 2881,326 2882,325 2882,324 2882,322 2883,320 2883,318 2883,317 2884,316 2885,318 2885,320 2885,322 2886,322 2887,322 2887,323 2888,322 2889,320 2889,316 2890,316 2890,318 2891,318 2891,320 2891,322 2892,322 2892,323 2893,324 2894,322 2894,320 2894,318 2895,316 2896,318 2896,320 2896,322 2897,322 2898,322 2898,324 2898,326 2899,325 2899,323 2900,320 2900,318 2900,316 2901,317 2901,320 2901,322 2902,322 2903,323 2903,325 2903,327 2904,326 2904,327 2905,326 2905,322 2905,320 2906,319 2907,320 2907,322 2907,323 2908,325 2908,324 2909,325 2909,327 2910,326 2910,323 2910,320 2911,318 2912,318 2913,319 2914,320 2914,322 2914,324 2915,325 2916,323 2916,322 2916,320 2917,319 2917,317 2918,318 2918,321 2919,322 2919,323 2919,326 2920,327 2921,328 2921,327 2921,325 2922,322 2922,321 2923,320 2923,321 2924,322 2925,323 2925,327 2926,327 2927,326 2927,324 2927,323 2928,322 2928,321 2928,320 2929,321 2930,323 2930,325 2931,327 2931,328 2932,327 2932,325 2932,324 2933,323 2934,321 2934,320 2934,319 2935,320 2935,321 2936,322 2936,323 2936,325 2937,325 2938,324 2939,322 2939,320 2939,318 2940,317 2940,318 2941,322 2941,323 2941,325 2942,325 2943,327 2943,329 2943,328 2944,326 2944,324 2945,323 2945,320 2946,322 2946,325 2946,326 2947,328 2948,329 2949,329 2949,327 2950,325 2950,322 2950,321 2951,321 2952,323 2952,325 2953,326 2954,326 2954,328 2955,327 2955,322 2955,320 2956,320 2957,320 2957,323 2958,325 2959,325 2959,327 2959,328 2960,327 2961,326 2961,324 2961,321 2962,320 2962,319 2962,322 2963,323 2963,324 2964,325 2964,327 2964,329 2965,330 2966,328 2966,327 2966,323 2967,321 2967,322 2968,322 2968,324 2969,326 2970,328 2970,330 2971,330 2971,331 2971,328 2972,325 2972,324 2973,324 2973,323 2973,325 2974,327 2975,327 2975,328 2975,329 2976,330 2977,329 2977,327 2977,324 2978,323 2979,322 2980,323 2980,326 2981,327 2981,330 2982,328 2982,327 2983,325 2984,322 2985,323 2985,324 2986,327 2986,329 2987,331 2988,332 2988,330 2988,328 2989,326 2989,325 2989,323 2990,323 2990,324 2991,326 2991,329 2991,330 2992,330 2993,330 2993,329 2994,329 2994,327 2995,326 2995,323 2996,325 2997,327 2997,328 2997,329 2998,331 2998,330 2999,331 2999,330 3000,327 3000,325 3001,323 3002,324 3002,325 3002,327 3003,329 3004,329 3004,330 3005,328 3006,325 3006,323 3006,320 3007,320 3007,323 3007,325 3008,327 3009,329 3009,330 3009,332 3010,330 3011,329 3011,328 3011,325 3012,323 3012,324 3013,327 3013,328 3013,329 3014,331 3014,332 3015,332 3016,332 3016,331 3016,328 3017,325 3018,325 3018,327 3019,329 3020,329 3020,331 3021,333 3022,329 3022,327 3023,325 3023,326 3024,329 3025,329 3025,330 3026,332 3027,332 3027,330 3027,327 3028,324 3029,323 3029,325 3030,326 3030,327 3031,328 3031,330 3031,331 3032,331 3032,330 3032,328 3033,325 3034,325 3035,325 3035,327 3036,329 3036,331 3037,333 3038,334 3038,332 3038,330 3039,329 3039,328 3040,327 3040,329 3041,329 3041,330 3041,331 3042,333 3043,334 3043,333 3044,331 3044,330 3045,328 3045,325 3046,325 3047,327 3047,329 3047,331 3048,333 3048,332 3049,332 3049,331 3050,328 3050,326 3051,325 3052,325 3052,327 3052,330 3053,330 3053,332 3054,333 3054,332 3054,331 3055,329 3056,328 3056,326 3056,324 3057,324 3057,326 3058,329 3058,330 3059,331 3059,332 3060,332 3061,332 3061,330 3061,327 3062,326 3062,327 3063,329 3063,332 3064,334 3065,333 3065,335 3066,335 3066,334 3067,331 3067,330 3067,327 3068,327 3068,330 3069,332 3070,332 3070,334 3071,335 3071,334 3072,331 3072,328 3072,325 3073,323 3074,325 3074,327 3074,329 3075,328 3075,330 3076,332 3076,333 3077,332 3077,328 3078,326 3079,325 3079,327 3080,329 3080,331 3081,332 3081,334 3082,335 3083,335 3083,332 3083,330 3084,328 3085,328 3085,329 3085,330 3086,330 3086,332 3086,334 3087,336 3088,337 3088,334 3088,333 3089,331 3089,330 3090,328 3090,329 3090,330 3091,331 3092,332 3092,333 3092,336 3093,336 3094,336 3094,333 3094,330 3095,328 3095,327 3096,328 3097,329 3097,330 3097,332 3098,334 3099,334 3099,332 3099,330 3100,329 3101,328 3101,327 3101,326 3102,327 3102,330 3103,332 3103,334 3104,336 3104,335 3104,334 3105,332 3106,332 3106,330 3107,330 3108,331 3108,332 3108,334 3109,336 3110,336 3111,336 3111,334 3112,330 3112,329 3112,328 3113,329 3113,332 3113,334 3114,336 3115,334 3115,336 3115,338 3116,338 3116,335 3117,334 3117,332 3117,330 3118,329 3119,331 3119,334 3119,335 3120,336 3120,338 3120,337 3121,337 3121,336 3122,335 3122,332 3122,330 3123,328 3124,329 3124,330 3124,332 3125,332 3126,332 3126,333 3126,334 3127,335 3128,334 3128,330 3128,329 3129,329 3130,331 3130,334 3131,334 3131,336 3132,338 3133,337 3133,336 3133,334 3134,331 3134,329 3135,330 3135,331 3135,334 3136,334 3137,336 3137,339 3138,339 3138,338 3138,336 3139,332 3139,330 3140,330 3140,331 3140,334 3141,333 3142,335 3142,336 3142,338 3143,338 3143,339 3144,339 3144,336 3144,333 3145,332 3146,331 3146,332 3147,334 3147,335 3148,336 3148,337 3149,338 3149,336 3149,334 3150,333 3151,332 3151,330 3152,330 3152,331 3153,332 3153,335 3153,337 3154,338 3155,337 3156,335 3156,332 3157,333 3157,332 3158,333 3158,336 3158,338 3159,339 3160,340 3160,341 3160,339 3161,337 3161,335 3162,333 3162,332 3163,332 3164,334 3164,337 3164,338 3165,338 3165,339 3165,338 3166,337 3167,335 3167,334 3167,330 3168,331 3169,333 3169,336 3170,338 3170,339 3171,339 3172,339 3173,336 3173,334 3174,332 3174,333 3174,334 3175,336 3175,338 3176,338 3176,339 3176,340 3177,340 3178,339 3178,335 3178,332 3179,330 3180,333 3180,336 3180,338 3181,337 3182,338 3182,341 3183,340 3183,339 3183,338 3184,334 3184,332 3185,333 3185,336 3185,337 3186,339 3187,339 3187,340 3188,341 3189,339 3189,336 3189,334 3190,333 3190,334 3190,335 3191,336 3192,336 3192,337 3192,338 3193,340 3193,341 3194,341 3194,338 3194,336 3195,334 3196,334 3196,333 3196,336 3197,338 3198,338 3198,339 3198,341 3199,342 3199,340 3200,337 3201,335 3201,333 3201,334 3202,336 3203,337 3203,339 3203,341 3204,342 3205,341 3205,338 3206,335 3206,334 3207,334 3208,336 3208,338 3208,340 3209,340 3210,342 3210,343 3210,341 3211,339 3211,337 3212,337 3212,335 3212,336 3213,336 3214,337 3214,338 3214,339 3215,341 3215,342 3216,341 3216,340 3216,339 3217,338 3217,336 3217,334 3218,334 3219,334 3219,335 3219,338 3220,339 3220,341 3221,340 3221,341 3221,342 3222,341 3223,338 3223,336 3224,335 3225,338 3225,340 3225,341 3226,342 3226,343 3227,341 3228,340 3228,338 3228,336 3229,334 3230,336 3230,338 3230,339 3231,339 3232,341 3232,340 3232,341 3233,341 3234,339 3234,335 3234,334 3235,335 3235,337 3235,338 3236,340 3237,342 3237,341 3237,342 3238,343 3238,344 3239,341 3239,340 3239,338 3240,336 3241,336 3241,337 3241,339 3242,341 3242,340 3243,341 3243,342 3243,345 3244,343 3244,341 3244,338 3245,335 3246,334 3246,335 3246,337 3247,339 3247,338 3248,340 3248,342 3248,344 3249,343 3250,343 3250,342 3250,339 3251,336 3252,337 3252,338 3252,339 3253,341 3253,342 3254,343 3255,344 3255,343 3255,341 3256,338 3256,337 3257,337 3257,336 3257,337 3258,338 3259,338 3259,339 3259,341 3260,343 3260,345 3261,343 3261,341 3261,339 3262,338 3262,336 3262,337 3263,339 3264,339 3264,342 3265,344 3266,346 3266,345 3266,342 3267,339 3268,338 3268,336 3268,338 3269,338 3269,339 3269,341 3270,343 3271,343 3271,344 3271,342 3272,341 3273,339 3273,338 3274,336 3274,338 3275,339 3275,342 3276,344 3277,345 3277,343 3278,343 3278,341 3278,339 3279,338 3280,339 3280,341 3281,343 3282,344 3282,345 3283,345 3283,343 3284,341 3284,338 3284,337 3285,336 3286,337 3286,339 3286,341 3287,343 3287,342 3287,344 3288,345 3288,346 3289,343 3289,341 3289,340 3290,338 3291,337 3291,339 3291,342 3292,343 3292,344 3293,345 3294,345 3295,343 3295,342 3295,339 3296,338 3296,340 3297,341 3297,342 3298,343 3299,345 3300,345 3300,340 3301,339 3301,338 3302,339 3302,341 3303,343 3304,344 3304,346 3305,347 3305,345 3306,343 3306,340 3307,339 3307,338 3307,340 3308,342 3309,342 3309,343 3309,345 3310,347 3311,345 3311,343 3311,340 3312,338 3313,338 3313,339 3313,341 3314,341 3314,343 3314,345 3315,346 3315,347 3316,347 3316,348 3316,344 3317,341 3318,340 3319,341 3319,343 3320,344 3320,345 3321,347 3322,348 3322,346 3322,344 3323,342 3323,341 3323,340 3324,339 3324,340 3325,341 3325,344 3326,346 3327,347 3327,346 3327,347 3328,345 3328,343 3329,341 3329,340 3329,341 3330,341 3331,342 3331,344 3331,347 3332,347 3332,348 3332,350 3333,347 3333,345 3334,343 3334,341 3335,340 3336,340 3336,343 3336,345 3337,346 3338,347 3338,346 3338,345 3339,345 3340,343 3340,342 3340,339 3341,339 3341,342 3341,344 3342,345 3342,346 3343,348 3344,348 3345,348 3345,345 3345,343 3346,342 3346,341 3347,341 3347,343 3347,345 3348,347 3349,347 3349,348 3350,348 3350,347 3350,344 3351,341 3351,339 3352,338 3352,341 3352,343 3353,346 3354,345 3354,347 3354,348 3355,350 3355,348 3356,347 3356,345 3356,343 3357,340 3358,341 3358,343 3358,345 3359,347 3359,348 3360,348 3361,348 3361,347 3361,345 3362,342 3363,341 3363,342 3363,343 3364,343 3364,345 3365,345 3365,346 3365,348 3366,349 3366,346 3367,344 3368,343 3368,342 3368,341 3369,343 3369,346 3370,345 3370,347 3370,348 3371,350 3372,350 3372,348 3373,345 3373,343 3374,341 3374,342 3374,344 3375,344 3375,345 3375,347 3376,349 3377,350 3377,348 3378,346 3378,343 3379,343 3379,342 3379,343 3380,342 3381,345 3381,347 3381,348 3382,348 3382,350 3383,351 3383,349 3383,347 3384,345 3384,343 3385,344 3386,345 3386,347 3387,347 3387,350 3388,350 3388,349 3389,348 3390,347 3390,345 3390,342 3391,342 3392,343 3392,346 3392,348 3393,350 3393,349 3393,350 3394,350 3395,349 3395,346 3395,345 3396,344 3396,343 3397,344 3397,346 3397,348 3398,349 3399,351 3399,352 3400,350 3400,348 3401,347 3401,345 3401,343 3402,343 3402,344 3402,347 3403,348 3404,348 3405,348 3405,350 3406,348 3406,347 3406,343 3407,343 3408,343 3408,345 3408,346 3409,348 3409,350 3410,350 3410,352 3411,352 3411,350 3411,348 3412,347 3413,344 3413,345 3414,347 3414,348 3415,349 3415,351 3416,352 3417,352 3417,349 3417,347 3418,343 3418,342 3418,343 3419,345 3419,348 3420,347 3420,349 3420,351 3421,352 3422,352 3422,351 3423,347 3423,345 3424,344 3424,346 3424,347 3425,348 3426,350 3427,351 3427,352 3428,350 3428,347 3429,345 3430,345 3431,347 3431,348 3432,351 3432,352 3433,354 3433,351 3433,349 3434,348 3435,347 3435,345 3436,347 3436,348 3437,350 3437,352 3438,353 3438,354 3439,350 3440,348 3440,346 3440,345 3441,346 3442,347 3442,349 3442,351 3443,352 3444,352 3444,350 3445,348 3445,347 3446,346 3446,344 3447,346 3447,348 3447,350 3448,351 3449,352 3449,354 3449,353 3450,352 3450,351 3451,350 3451,348 3451,347 3452,347 3453,347 3453,348 3453,349 3454,351 3454,352 3454,353 3455,353 3455,352 3456,352 3456,349 3456,347 3457,345 3458,344 3458,345 3458,348 3459,350 3459,352 3460,351 3460,353 3460,354 3461,354 3462,351 3462,349 3462,348 3463,347 3463,345 3463,348 3464,350 3464,352 3465,353 3465,354 3466,354 3467,353 3467,352 3467,350 3468,348 3468,346 3469,347 3469,348 3469,350 3470,350 3471,352 3471,351 3471,352 3472,354 3472,353 3473,349 3473,347 3474,347 3474,348 3475,350 3476,352 3477,354 3477,356 3478,355 3478,354 3478,351 3479,348 3480,347 3480,348 3481,350 3481,352 3482,353 3482,355 3483,356 3483,354 3483,352 3484,348 3485,347 3486,349 3486,348 3487,350 3487,352 3487,355 3488,354 3489,356 3489,353 3490,349 3490,348 3491,348 3491,350 3492,352 3493,354 3494,356 3494,355 3495,353 3495,351 3496,350 3496,349 3496,348 3497,348 3498,349 3498,350 3498,352 3499,355 3499,356 3499,355 3500,355 3500,354 3501,352 3501,349 3501,348 3502,349 3503,349 3503,350 3503,352 3504,355 3504,356 3505,357 3505,356 3506,354 3507,351 3507,350 3507,349 3508,348 3508,349 3508,350 3509,354 3510,354 3510,355 3511,354 3512,354 3512,352 3512,350 3513,347 3513,348 3514,350 3514,352 3515,354 3516,356 3517,356 3517,353 3518,351 3518,350 3519,349 3519,350 3519,351 3520,353 3521,354 3521,355 3522,356 3522,357 3523,355 3523,352 3523,349 3524,347 3525,347 3525,350 3525,352 3526,354 3526,353 3526,355 3527,356 3527,357 3528,356 3528,355 3528,354 3529,350 3530,348 3530,349 3530,352 3531,352 3531,354 3532,356 3533,357 3533,356 3534,352 3535,350 3535,349 3535,350 3536,351 3536,352 3537,353 3537,354 3538,356 3539,357 3539,354 3540,352 3540,351 3541,350 3541,352 3542,354 3542,355 3543,356 3544,358 3544,359 3544,358 3545,357 3545,353 3546,351 3546,350 3547,352 3548,352 3548,353 3548,355 3549,357 3549,358 3550,357 3550,356 3550,354 3551,351 3551,350 3552,351 3553,350 3553,352 3553,355 3554,357 3555,358 3555,360 3555,357 3556,356 3557,354 3557,353 3557,351 3558,352 3558,353 3559,354 3559,356 3560,357 3560,358 3561,357 3562,356 3562,355 3562,353 3563,350 3564,350 3564,351 3564,354 3565,356 3566,357 3566,358 3567,357 3568,354 3568,353 3568,352 3569,351 3569,354 3570,356 3571,357 3571,359 3571,360 3572,359 3572,358 3573,356 3573,354 3573,353 3574,351 3575,350 3575,352 3575,354 3576,356 3577,357 3578,357 3578,355 3579,351 3580,350 3580,352 3580,354 3581,354 3581,356 3582,357 3582,358 3583,359 3584,360 3584,358 3584,356 3585,354 3585,352 3586,351 3586,353 3586,354 3587,356 3587,357 3588,359 3589,361 3589,359 3589,357 3590,354 3590,352 3591,350 3591,351 3591,353 3592,356 3593,355 3593,356 3593,358 3594,360 3595,359 3595,355 3596,352 3596,354 3597,354 3598,356 3598,358 3599,358 3599,359 3600,361 3600,360 3600,357 3601,355 3602,354 3602,353 3603,354 3603,355 3604,356 3604,358 3605,360 3605,361 3605,359 3606,357 3607,356 3607,355 3607,353 3608,353 3608,356 3609,356 3609,358 3610,361 3611,361 3611,362 3611,361 3612,359 3612,356 3612,354 3613,353 3613,354 3614,354 3614,356 3614,357 3615,359 3616,360 3616,361 3616,360 3617,359 3617,357 3618,356 3618,355 3618,354 3619,352 3620,354 3620,357 3620,359 3621,359 3621,361 3621,362 3622,361 3622,360 3623,359 3623,357 3623,356 3624,355 3625,356 3625,357 3626,357 3626,359 3627,361 3628,361 3629,359 3629,357 3629,355 3630,353 3630,352 3630,353 3631,356 3631,358 3632,360 3632,359 3632,361 3633,362 3634,362 3634,359 3634,357 3635,356 3635,354 3636,354 3636,356 3636,358 3637,359 3638,361 3638,362 3639,361 3639,360 3640,358 3640,356 3641,354 3641,356 3642,357 3643,358 3643,359 3644,359 3644,362 3645,361 3645,356 3646,356 3647,355 3647,356 3648,357 3648,360 3649,360 3649,362 3650,364 3650,363 3650,361 3651,359 3652,356 3652,354 3653,356 3653,357 3654,359 3654,361 3655,363 3656,363 3656,361 3656,359 3657,356 3657,354 3658,356 3658,357 3659,357 3659,359 3659,361 3660,362 3661,363 3662,361 3662,357 3663,356 3663,357 3663,356 3664,357 3665,359 3665,360 3666,361 3666,363 3666,364 3667,362 3667,361 3668,358 3668,357 3669,355 3670,356 3670,357 3671,360 3671,363 3672,364 3672,363 3673,361 3674,360 3674,357 3674,356 3675,357 3675,358 3676,360 3676,362 3677,363 3677,365 3678,363 3679,361 3679,359 3679,357 3680,356 3681,356 3681,358 3681,361 3682,362 3683,361 3683,363 3683,362 3684,361 3684,359 3685,357 3685,355 3686,356 3686,357 3686,360 3687,360 3688,362 3688,364 3688,363 3689,363 3689,364 3690,363 3690,360 3690,359 3691,358 3691,357 3692,359 3693,361 3693,363 3694,363 3694,365 3695,365 3695,363 3695,359 3696,357 3697,355 3697,357 3698,359 3698,361 3699,361 3699,363 3699,364 3700,365 3700,364 3700,363 3701,361 3702,358 3702,356 3702,357 3703,359 3703,361 3704,362 3704,364 3705,365 3706,365 3706,363 3707,359 3707,357 3708,357 3708,358 3708,359 3709,359 3709,361 3710,361 3711,364 3711,365 3712,361 3712,360 3713,359 3713,358 3713,357 3714,359 3715,361 3715,362 3716,364 3716,366 3717,366 3717,365 3718,361 3718,359 3718,358 3719,358 3720,360 3720,361 3721,363 3721,365 3722,366 3722,365 3723,361 3724,359 3724,358 3725,359 3725,358 3726,361 3726,362 3726,365 3727,365 3727,366 3727,367 3728,366 3729,363 3729,361 3730,359 3731,361 3731,363 3732,363 3733,365 3733,366 3734,365 3734,364 3735,363 3735,361 3735,358 3736,358 3736,359 3737,362 3738,364 3738,366 3738,365 3739,366 3740,365 3740,361 3740,360 3741,360 3742,359 3742,362 3743,364 3743,365 3744,366 3744,368 3744,367 3745,366 3745,365 3745,363 3746,361 3747,359 3747,358 3747,360 3748,363 3748,364 3749,365 3750,365 3751,366 3751,365 3751,363 3752,359 3753,359 3753,362 3754,364 3754,365 3755,366 3756,367 3756,368 3756,366 3757,364 3757,362 3758,360 3758,359 3758,360 3759,363 3760,365 3761,366 3761,368 3762,367 3762,365 3762,362 3763,359 3763,357 3763,359 3764,361 3765,363 3765,365 3766,366 3766,368 3767,368 3767,367 3767,366 3768,363 3769,361 3769,359 3769,361 3770,362 3770,364 3770,365 3771,366 3772,367 3772,368 3773,365 3774,362 3774,361 3775,361 3776,362 3776,363 3777,366 3778,367 3778,368 3778,366 3779,365 3779,363 3779,362 3780,360 3780,361 3781,363 3782,366 3783,368 3783,370 3784,369 3784,366 3785,363 3785,361 3786,361 3787,362 3787,363 3787,365 3788,366 3788,368 3789,368 3789,366 3790,365 3790,363 3790,362 3791,361 3792,360 3792,361 3792,364 3793,366 3794,367 3794,370 3794,368 3795,367 3796,366 3796,365 3796,363 3797,363 3798,363 3798,365 3799,366 3799,368 3800,368 3801,368 3801,367 3801,365 3802,362 3802,360 3803,359 3803,361 3803,363 3804,365 3805,367 3805,366 3805,368 3806,370 3806,367 3807,365 3807,364 3808,362 3808,361 3808,363 3809,365 3810,366 3810,368 3810,369 3811,369 3812,368 3812,367 3812,365 3813,363 3814,361 3814,364 3815,366 3816,366 3816,368 3817,369 3817,370 3817,368 3818,364 3819,363 3820,364 3820,365 3821,368 3822,369 3823,371 3823,370 3823,368 3824,367 3824,364 3824,362 3825,362 3825,364 3826,366 3826,367 3827,368 3828,371 3828,370 3829,367 3829,364 3830,362 3830,363 3831,365 3832,364 3832,366 3832,368 3833,370 3833,372 3834,371 3834,368 3835,366 3835,365 3835,364 3836,364 3837,365 3837,367 3837,368 3838,368 3838,369 3839,371 3839,372 3839,370 3840,368 3840,366 3840,365 3841,364 3842,363 3842,364 3843,366 3843,368 3844,370 3844,371 3844,370 3845,370 3846,369 3846,367 3846,365 3847,364 3847,365 3848,365 3848,366 3848,368 3849,370 3849,372 3850,373 3851,371 3851,368 3851,366 3852,365 3852,364 3853,363 3853,364 3853,366 3854,368 3855,370 3856,370 3856,368 3857,368 3857,366 3857,365 3858,363 3858,365 3859,367 3860,368 3860,370 3860,371 3861,371 3862,371 3862,370 3862,368 3863,366 3864,365 3865,366 3865,368 3866,370 3867,372 3867,370 3868,366 3869,365 3869,362 3870,365 3870,367 3871,369 3871,368 3871,370 3872,372 3873,372 3873,371 3873,370 3874,368 3874,365 3875,363 3875,365 3875,366 3876,368 3876,370 3877,372 3878,372 3879,370 3879,367 3880,365 3880,364 3880,365 3881,366 3882,367 3882,368 3883,369 3883,371 3884,372 3884,368 3885,367 3885,366 3885,365 3886,365 3887,366 3887,368 3887,369 3888,369 3888,371 3889,374 3889,373 3890,372 3891,368 3891,366 3891,365 3892,365 3892,366 3893,367 3893,368 3893,370 3894,372 3894,373 3894,372 3895,372 3896,368 3896,366 3896,365 3897,365 3897,366 3898,365 3898,367 3898,370 3899,371 3900,372 3900,373 3900,374 3901,372 3901,370 3902,368 3902,366 3903,366 3903,368 3903,369 3904,370 3905,370 3905,372 3905,374 3906,373 3906,372 3907,370 3907,368 3908,366 3909,365 3909,366 3910,370 3910,372 3911,373 3911,372 3911,374 3912,374 3912,373 3912,370 3913,368 3914,368 3914,366 3914,367 3915,370 3915,372 3916,372 3916,374 3916,375 3917,375 3918,374 3918,372 3918,370 3919,368 3919,366 3920,366 3920,368 3920,370 3921,372 3922,372 3923,373 3923,372 3924,370 3924,367 3925,366 3925,367 3925,368 3926,370 3927,371 3927,374 3927,373 3928,374 3928,375 3929,375 3929,373 3929,371 3930,370 3930,367 3931,368 3932,370 3932,372 3933,373 3933,374 3934,376 3934,375 3934,372 3935,370 3936,366 3936,365 3936,366 3937,368 3937,371 3938,370 3938,372 3938,374 3939,375 3940,374 3941,370 3941,368 3942,368 3942,370 3943,372 3943,374 3944,374 3945,375 3945,376 3945,375 3946,374 3946,370 3947,369 3947,368 3948,368 3948,370 3949,372 3950,374 3950,375 3950,376 3951,374 3951,372 3952,372 3952,370 3952,368 3953,368 3954,370 3954,372 3955,374 3955,376 3955,377 3956,377 3957,374 3957,371 3957,369 3958,369 3959,369 3959,371 3960,372 3960,374 3961,375 3962,374 3963,372 3963,370 3964,369 3964,367 3964,370 3965,372 3965,374 3966,374 3966,375 3966,377 3967,377 3968,375 3968,374 3968,373 3969,371 3969,370 3970,370 3970,372 3971,373 3972,374 3972,375 3972,376 3973,376 3973,375 3974,373 3974,370 3975,368 3975,367 3975,368 3976,371 3977,374 3977,375 3978,376 3978,377 3979,377 3979,375 3979,373 3980,372 3981,369 3981,370 3982,374 3982,376 3983,377 3984,377 3984,375 3985,374 3986,370 3986,369 3987,372 3987,374 3988,374 3988,375 3989,375 3990,377 3990,376 3991,372 3991,371 3991,370 3992,371 3993,374 3993,376 3993,375 3994,376 3995,378 3995,379 3995,378 3996,377 3996,375 3997,372 3997,370 3998,372 3998,374 3998,375 3999,375 4000,377 4000,379 4001,377 4001,375 4002,372 4002,370 4003,371 4004,373 4004,374 4005,377 4005,378 4006,378 4006,379 4007,376 4007,374 4007,372 4008,372 4009,372 4009,374 4009,375 4010,376 4011,377 4011,379 4011,380 4012,378 4013,377 4013,374 4014,372 4014,371 4015,372 4015,374 4016,376 4016,378 4016,380 4017,378 4018,378 4018,377 4018,376 4019,373 4019,372 4020,373 4020,374 4021,377 4022,378 4022,379 4022,381 4023,381 4023,379 4024,377 4024,375 4024,374 4025,373 4025,372 4025,373 4026,375 4027,377 4027,379 4028,379 4029,378 4029,377 4029,376 4030,375 4031,372 4031,374 4032,376 4032,377 4033,379 4033,381 4033,380 4034,380 4034,379 4035,377 4036,375 4036,374 4037,374 4037,375 4038,377 4038,379 4039,379 4040,380 4040,381 4040,379 4041,375 4041,374 4042,371 4042,374 4043,375 4043,378 4043,377 4044,379 4045,381 4045,382 4045,380 4046,379 4046,377 4047,375 4047,372 4047,374 4048,375 4049,377 4049,378 4049,380 4050,380 4050,381 4051,381 4051,379 4052,376 4052,374 4052,373 4053,374 4054,375 4054,377 4055,377 4055,378 4056,380 4056,381 4057,377 4058,375 4058,374 4059,374 4059,375 4060,377 4060,378 4060,379 4061,380 4061,382 4062,382 4063,381 4063,377 4063,375 4064,374 4065,376 4065,377 4066,379 4067,381 4067,382 4067,381 4068,381 4068,377 4069,375 4069,374 4070,375 4070,377 4071,379 4072,381 4072,382 4073,383 4073,382 4074,379 4074,378 4074,377 4075,375 4076,376 4076,377 4076,378 4077,379 4077,380 4078,381 4078,382 4079,381 4079,380 4079,379 4080,377 4081,375 4081,374 4082,376 4082,378 4083,380 4083,382 4083,381 4084,382 4085,382 4085,381 4085,378 4086,377 4087,375 4087,376 4087,378 4088,381 4088,383 4089,384 4090,384 4090,382 4090,381 4091,379 4091,377 4092,375 4092,374 4092,376 4093,379 4094,380 4094,381 4095,381 4096,382 4096,381 4096,379 4097,376 4097,375 4097,376 4098,378 4099,379 4099,381 4099,382 4100,382 4101,384 4101,382 4102,381 4103,379 4103,376 4104,377 4104,379 4105,381 4105,382 4106,383 4106,384 4107,381 4108,378 4108,375 4108,374 4109,375 4109,377 4110,380 4110,379 4110,381 4111,382 4112,384 4113,382 4113,379 4113,377 4114,376 4114,377 4115,379 4115,381 4115,382 4116,382 4117,383 4117,384 4117,385 4118,384 4118,382 4119,379 4119,377 4119,378 4120,378 4121,378 4121,379 4122,380 4122,382 4122,384 4123,386 4123,383 4124,382 4124,380 4124,379 4125,377 4126,377 4126,379 4126,380 4127,381 4127,382 4128,384 4128,385 4128,386 4129,386 4130,382 4130,380 4130,378 4131,377 4131,378 4131,379 4132,379 4132,381 4133,383 4133,384 4134,384 4135,382 4135,381 4135,380 4136,379 4136,378 4137,377 4137,378 4137,381 4138,382 4139,382 4139,384 4139,386 4140,385 4140,384 4140,383 4141,382 4141,379 4142,379 4143,381 4144,382 4144,383 4144,384 4145,384 4145,385 4146,384 4146,381 4147,379 4148,377 4148,376 4148,377 4149,380 4149,382 4149,384 4150,383 4150,385 4151,386 4151,383 4152,382 4153,381 4153,378 4153,377 4154,379 4154,382 4155,383 4155,384 4155,386 4156,386 4157,386 4157,385 4157,384 4158,382 4158,379 4158,377 4159,378 4159,380 4160,382 4160,383 4161,383 4162,384 4162,386 4163,384 4163,381 4164,379 4165,380 4166,382 4166,384 4167,384 4167,386 4167,388 4168,387 4168,385 4169,383 4169,381 4169,379 4170,379 4171,381 4171,382 4172,384 4173,387 4173,386 4174,384 4175,381 4175,378 4175,379 4176,379 4176,381 4177,383 4177,384 4178,387 4178,386 4178,388 4179,388 4180,385 4180,382 4180,381 4181,381 4182,382 4182,383 4182,384 4183,384 4183,385 4183,387 4184,388 4185,386 4185,384 4185,382 4186,381 4186,380 4187,379 4187,380 4188,381 4189,384 4189,386 4189,387 4190,386 4191,385 4191,383 4191,381 4192,380 4192,381 4193,382 4194,384 4194,386 4194,387 4195,388 4195,389 4196,388 4196,385 4196,383 4197,381 4198,381 4198,380 4198,381 4199,382 4199,384 4200,386 4201,386 4201,385 4202,383 4203,382 4203,379 4203,380 4204,381 4204,384 4205,384 4205,386 4205,388 4206,388 4207,388 4207,387 4208,384 4208,383 4209,382 4209,381 4209,382 4210,383 4210,385 4210,386 4211,387 4212,388 4212,389 4213,386 4213,383 4214,381 4214,379 4215,381 4216,384 4216,386 4216,385 4217,387 4217,388 4218,390 4218,388 4218,386 4219,385 4219,382 4219,381 4220,381 4221,383 4221,384 4221,386 4222,388 4223,388 4223,389 4223,388 4224,387 4225,384 4225,382 4225,381 4226,382 4226,383 4227,384 4227,385 4228,386 4228,388 4228,390 4229,390 4230,386 4230,384 4230,383 4231,382 4232,384 4232,386 4233,386 4234,388 4234,391 4235,390 4235,389 4236,385 4236,383 4236,382 4237,382 4237,384 4238,386 4239,387 4239,389 4239,390 4240,390 4240,388 4241,386 4241,383 4241,382 4242,382 4243,382 4243,384 4244,386 4244,388 4245,388 4245,390 4245,391 4246,389 4246,387 4246,385 4247,384 4248,383 4248,384 4248,385 4249,386 4250,387 4250,389 4250,390 4251,390 4252,389 4252,388 4252,386 4253,384 4253,382 4254,382 4254,383 4255,386 4255,388 4255,390 4256,388 4257,390 4257,389 4258,386 4258,384 4259,384 4259,383 4260,386 4261,388 4261,389 4261,390 4262,391 4262,390 4263,388 4263,386 4264,384 4264,382 4265,384 4266,386 4266,388 4267,388 4268,389 4268,390 4268,388 4269,386 4270,383 4270,382 4270,383 4271,385 4271,386 4271,388 4272,390 4272,389 4273,390 4273,391 4274,390 4275,388 4275,386 4275,384 4276,383 4276,384 4277,386 4277,388 4278,389 4279,390 4279,392 4279,391 4280,388 4280,386 4280,383 4281,382 4281,383 4282,385 4282,387 4283,389 4284,390 4284,392 4285,391 4285,390 4286,387 4286,384 4287,386 4288,386 4288,388 4288,390 4289,390 4289,391 4290,392 4290,391 4291,389 4291,386 4291,385 4292,384 4293,385 4293,384 4293,386 4294,386 4294,388 4295,390 4295,391 4295,393 4296,390 4297,389 4297,388 4297,386 4298,384 4298,385 4298,387 4299,387 4299,388 4300,390 4300,392 4301,393 4302,393 4302,390 4302,388 4303,386 4303,385 4304,385 4304,386">
          <text:p/>
        </draw:polyline>
        <draw:polygon draw:style-name="gr23" draw:text-style-name="P15" draw:layer="layout" svg:width="8.522cm" svg:height="1.326cm" svg:x="2.709cm" svg:y="5.627cm" svg:viewBox="0 0 8523 1327" draw:points="5525,0 5483,6 5440,22 5397,22 5354,16 5311,22 5268,16 5226,22 5183,28 5140,28 5097,22 5054,48 5011,38 4969,35 4926,28 4883,25 4841,19 4797,25 4754,19 4712,25 4669,28 4626,32 4541,32 4498,35 4455,35 4412,38 4369,41 4327,48 4284,57 4241,70 4198,83 4155,96 4112,109 4070,102 4027,109 3984,118 3941,138 3898,160 3855,186 3813,211 3770,234 3727,256 3684,276 3641,301 3598,330 3556,372 3513,414 3470,446 3427,468 3384,491 3341,517 3299,529 3256,552 3213,581 3171,603 3127,603 3084,600 3042,590 2999,578 2956,568 2914,558 2871,542 2828,526 2785,523 2742,529 2699,536 2657,542 2614,555 2571,571 2528,581 2485,581 2442,594 2400,613 2357,632 2314,662 2271,704 2228,742 2185,768 2143,800 2100,823 2057,836 2014,855 1971,864 1928,880 1886,887 1843,906 1800,916 1757,929 1714,932 1671,951 1629,964 1586,970 1543,983 1501,996 1457,1009 1414,1022 1372,1035 1329,1044 1286,1051 1244,1064 1201,1080 1158,1083 1115,1083 1072,1086 1029,1096 987,1099 944,1102 901,1105 858,1112 815,1118 772,1125 730,1131 687,1141 644,1144 601,1147 558,1153 515,1160 473,1166 429,1170 386,1160 343,1160 300,1170 257,1173 215,1166 172,1160 129,1157 86,1160 43,1163 0,1170 0,1324 43,1317 86,1314 129,1311 172,1314 215,1320 257,1327 300,1324 343,1327 386,1327 429,1324 473,1320 515,1314 558,1308 601,1301 644,1298 687,1295 730,1298 772,1292 815,1285 858,1279 901,1272 944,1269 987,1266 1029,1263 1072,1266 1115,1263 1158,1263 1201,1247 1244,1231 1286,1218 1329,1211 1372,1202 1414,1189 1457,1176 1501,1163 1543,1150 1586,1137 1629,1118 1671,1105 1714,1099 1757,1083 1800,1070 1843,1060 1886,1054 1928,1035 1971,1031 2014,1022 2057,1015 2100,1003 2143,993 2185,974 2228,935 2271,897 2314,855 2357,813 2400,781 2442,762 2485,749 2528,736 2571,726 2614,710 2657,697 2699,691 2742,685 2785,678 2828,694 2871,710 2914,726 2956,736 2999,746 3042,758 3084,768 3127,771 3171,758 3213,736 3256,707 3299,685 3341,672 3384,659 3427,636 3470,613 3513,581 3556,526 3598,484 3641,456 3684,430 3727,398 3770,375 3813,353 3855,327 3898,301 3941,279 3984,260 4027,250 4070,244 4112,237 4155,237 4198,224 4241,211 4284,199 4327,189 4369,183 4412,179 4455,176 4498,163 4541,160 4626,160 4669,157 4712,154 4754,160 4797,154 4841,160 4883,154 4926,157 4969,163 5011,179 5054,176 5097,176 5140,183 5183,183 5226,176 5268,170 5311,163 5354,183 5397,176 5440,163 5483,160 5525,154 5568,154 5611,163 5654,170 5697,167 5740,173 5782,176 5825,179 5868,179 5911,176 5954,176 5997,189 6039,186 6082,179 6125,173 6167,170 6211,157 6254,160 6296,154 6339,157 6382,160 6424,170 6467,170 6510,189 6553,189 6596,195 6639,199 6681,215 6724,215 6767,218 6810,237 6853,240 6896,237 6938,244 6981,256 7024,266 7067,256 7110,266 7153,276 7195,276 7238,282 7281,279 7324,279 7367,289 7410,285 7452,292 7495,292 7538,298 7581,295 7624,305 7667,301 7709,308 7752,317 7795,321 7837,317 7881,311 7924,298 7966,298 8009,314 8052,311 8094,295 8137,311 8180,311 8223,330 8266,350 8309,366 8351,382 8394,391 8437,407 8480,388 8523,391 8523,122 8480,170 8437,202 8394,211 8351,189 8309,199 8266,183 8223,176 8180,157 8137,170 8094,154 8052,144 8009,147 7966,144 7924,144 7881,157 7837,176 7795,179 7752,163 7709,167 7667,160 7624,150 7581,154 7538,157 7495,150 7452,150 7410,144 7367,134 7324,125 7281,125 7238,128 7195,134 7153,134 7110,112 7067,115 7024,112 6981,89 6938,89 6896,96 6853,86 6810,83 6767,77 6724,73 6681,73 6639,70 6596,67 6553,86 6510,73 6467,67 6424,54 6382,57 6339,54 6296,51 6254,44 6211,54 6167,41 6125,32 6082,25 6039,32 5997,35 5954,35 5911,22 5868,25 5825,25 5782,35 5740,32 5697,25 5654,16 5611,9 5568,0">
          <text:p/>
        </draw:polygon>
        <draw:polyline draw:style-name="gr24" draw:text-style-name="P9" draw:layer="layout" svg:width="8.522cm" svg:height="1.172cm" svg:x="2.709cm" svg:y="5.704cm" svg:viewBox="0 0 8523 1173" draw:points="8523,179 8480,202 8437,228 8394,224 8351,208 8309,205 8266,189 8223,176 8180,157 8137,163 8094,147 8052,151 8009,154 7966,144 7924,144 7881,157 7837,170 7795,173 7752,163 7709,160 7667,154 7624,151 7581,147 7538,151 7495,144 7452,144 7410,138 7367,134 7324,125 7281,125 7238,128 7195,128 7153,128 7110,112 7067,109 7024,112 6981,96 6938,90 6896,90 6853,86 6810,83 6767,70 6724,67 6681,67 6639,57 6596,54 6553,61 6510,54 6467,41 6424,35 6382,32 6339,28 6296,25 6254,25 6211,28 6168,28 6125,25 6082,25 6039,32 5997,35 5954,28 5911,22 5868,25 5825,25 5782,28 5740,25 5697,19 5654,16 5611,9 5568,0 5525,0 5483,6 5440,16 5397,22 5354,22 5311,16 5268,16 5226,22 5183,28 5140,28 5097,22 5054,35 5011,32 4969,22 4926,16 4883,12 4840,12 4797,12 4754,12 4712,12 4669,16 4626,19 4584,19 4541,19 4498,22 4455,28 4412,32 4369,35 4327,41 4284,51 4241,64 4198,77 4155,90 4112,96 4070,96 4027,102 3984,112 3941,131 3898,154 3855,179 3813,205 3770,228 3727,250 3684,276 3641,301 3598,330 3556,372 3513,420 3470,452 3427,475 3384,497 3341,517 3299,530 3256,552 3213,581 3171,603 3127,610 3084,607 3042,597 2999,584 2956,574 2914,565 2871,549 2828,533 2785,523 2742,530 2699,536 2657,542 2614,555 2571,571 2528,581 2485,587 2442,600 2400,619 2357,645 2314,680 2271,722 2228,761 2185,793 2143,819 2100,835 2057,847 2014,860 1971,870 1928,880 1886,892 1843,905 1800,915 1757,928 1714,937 1671,950 1629,963 1586,976 1543,989 1501,1002 1457,1014 1414,1027 1372,1040 1329,1050 1286,1056 1244,1069 1201,1085 1158,1095 1115,1095 1072,1098 1029,1101 987,1104 944,1108 901,1111 858,1117 815,1124 772,1131 730,1137 687,1141 644,1144 601,1147 558,1154 515,1160 473,1166 429,1170 386,1166 343,1166 300,1170 257,1173 215,1166 172,1160 129,1157 86,1160 43,1163 0,1170">
          <text:p/>
        </draw:polyline>
        <draw:polygon draw:style-name="gr25" draw:text-style-name="P16" draw:layer="layout" svg:width="0.099cm" svg:height="0.099cm" svg:x="11.225cm" svg:y="5.63cm" svg:viewBox="0 0 100 100" draw:points="53,0 56,1 59,1 62,1 65,2 68,4 71,5 75,6 77,7 78,8 79,9 80,10 81,11 83,12 84,13 85,14 88,17 90,19 91,22 93,25 95,28 96,31 98,35 98,38 99,41 99,44 100,47 100,50 100,53 99,57 99,60 98,63 98,66 96,69 95,72 93,75 91,78 90,81 89,82 88,83 86,84 85,86 85,87 83,88 82,89 81,90 79,91 78,92 77,93 75,93 72,95 69,96 65,98 62,98 61,99 59,99 58,99 56,100 55,100 53,100 50,100 46,100 45,100 43,100 42,99 40,99 39,99 37,98 35,98 31,96 28,95 25,93 22,92 21,91 20,90 19,89 17,88 16,87 15,86 13,83 10,81 9,78 7,75 6,72 4,69 3,66 2,63 1,60 1,57 1,53 0,50 1,47 1,44 1,41 2,37 3,34 4,30 6,28 7,25 9,22 10,20 10,19 12,18 13,17 14,16 15,14 16,13 17,12 19,11 20,10 23,8 25,6 28,5 31,4 35,2 38,1 41,1 44,1 47,0 50,0">
          <text:p/>
        </draw:polygon>
        <draw:line draw:style-name="gr26" draw:text-style-name="P3" draw:layer="layout" svg:x1="6.225cm" svg:y1="7.09cm" svg:x2="6.225cm" svg:y2="5.99cm">
          <text:p/>
        </draw:line>
        <draw:frame draw:style-name="gr27" draw:text-style-name="P17" draw:layer="layout" svg:width="2.36cm" svg:height="0.276cm" svg:x="3.376cm" svg:y="5.8cm">
          <draw:text-box>
            <text:p text:style-name="P10"><text:span text:style-name="T5">Pléistocène supérieur</text:span></text:p>
          </draw:text-box>
        </draw:frame>
        <draw:frame draw:style-name="gr28" draw:text-style-name="P17" draw:layer="layout" svg:width="1.039cm" svg:height="0.276cm" svg:x="8.176cm" svg:y="5.2cm">
          <draw:text-box>
            <text:p text:style-name="P10"><text:span text:style-name="T5">Holocène</text:span></text:p>
          </draw:text-box>
        </draw:frame>
        <draw:frame draw:style-name="gr3" draw:text-style-name="P3" draw:layer="layout" svg:width="9.472cm" svg:height="3.235cm" svg:x="0.872cm" svg:y="0.26cm">
          <draw:image xlink:href="Pictures/1000000100000EC40000084E8998358A.png" xlink:type="simple" xlink:show="embed" xlink:actuate="onLoad" draw:mime-type="image/png">
            <text:p/>
          </draw:image>
        </draw:frame>
        <draw:line draw:style-name="gr29" draw:text-style-name="P3" draw:layer="layout" svg:x1="1.018cm" svg:y1="3.716cm" svg:x2="9.811cm" svg:y2="3.716cm">
          <text:p/>
        </draw:line>
        <draw:line draw:style-name="gr5" draw:text-style-name="P3" draw:layer="layout" svg:x1="1.018cm" svg:y1="3.716cm" svg:x2="1.018cm" svg:y2="3.781cm">
          <text:p/>
        </draw:line>
        <draw:line draw:style-name="gr5" draw:text-style-name="P3" draw:layer="layout" svg:x1="2.53cm" svg:y1="3.716cm" svg:x2="2.53cm" svg:y2="3.781cm">
          <text:p/>
        </draw:line>
        <draw:line draw:style-name="gr5" draw:text-style-name="P3" draw:layer="layout" svg:x1="4.054cm" svg:y1="3.716cm" svg:x2="4.054cm" svg:y2="3.781cm">
          <text:p/>
        </draw:line>
        <draw:line draw:style-name="gr5" draw:text-style-name="P3" draw:layer="layout" svg:x1="5.578cm" svg:y1="3.716cm" svg:x2="5.578cm" svg:y2="3.781cm">
          <text:p/>
        </draw:line>
        <draw:line draw:style-name="gr5" draw:text-style-name="P3" draw:layer="layout" svg:x1="7.102cm" svg:y1="3.716cm" svg:x2="7.102cm" svg:y2="3.781cm">
          <text:p/>
        </draw:line>
        <draw:line draw:style-name="gr5" draw:text-style-name="P3" draw:layer="layout" svg:x1="8.627cm" svg:y1="3.716cm" svg:x2="8.627cm" svg:y2="3.781cm">
          <text:p/>
        </draw:line>
        <draw:line draw:style-name="gr5" draw:text-style-name="P3" draw:layer="layout" svg:x1="9.799cm" svg:y1="3.716cm" svg:x2="9.799cm" svg:y2="3.781cm">
          <text:p/>
        </draw:line>
        <draw:line draw:style-name="gr5" draw:text-style-name="P4" draw:layer="layout" svg:x1="0.764cm" svg:y1="3.651cm" svg:x2="0.697cm" svg:y2="3.651cm">
          <text:p/>
        </draw:line>
        <draw:line draw:style-name="gr5" draw:text-style-name="P4" draw:layer="layout" svg:x1="0.764cm" svg:y1="3.091cm" svg:x2="0.697cm" svg:y2="3.091cm">
          <text:p/>
        </draw:line>
        <draw:line draw:style-name="gr5" draw:text-style-name="P4" draw:layer="layout" svg:x1="0.764cm" svg:y1="2.538cm" svg:x2="0.697cm" svg:y2="2.538cm">
          <text:p/>
        </draw:line>
        <draw:line draw:style-name="gr5" draw:text-style-name="P4" draw:layer="layout" svg:x1="0.764cm" svg:y1="1.986cm" svg:x2="0.697cm" svg:y2="1.986cm">
          <text:p/>
        </draw:line>
        <draw:line draw:style-name="gr5" draw:text-style-name="P4" draw:layer="layout" svg:x1="0.764cm" svg:y1="1.434cm" svg:x2="0.697cm" svg:y2="1.434cm">
          <text:p/>
        </draw:line>
        <draw:line draw:style-name="gr5" draw:text-style-name="P4" draw:layer="layout" svg:x1="0.764cm" svg:y1="0.886cm" svg:x2="0.697cm" svg:y2="0.886cm">
          <text:p/>
        </draw:line>
        <draw:line draw:style-name="gr5" draw:text-style-name="P4" draw:layer="layout" svg:x1="0.764cm" svg:y1="0.329cm" svg:x2="0.697cm" svg:y2="0.329cm">
          <text:p/>
        </draw:line>
        <draw:frame draw:style-name="gr30" draw:text-style-name="P18" draw:layer="layout" svg:width="1.25cm" svg:height="0.526cm" svg:x="6.45cm" svg:y="3.699cm">
          <draw:text-box>
            <text:p text:style-name="P5"><text:span text:style-name="T6">1970</text:span></text:p>
          </draw:text-box>
        </draw:frame>
        <draw:frame draw:style-name="gr30" draw:text-style-name="P18" draw:layer="layout" svg:width="1.75cm" svg:height="0.526cm" svg:x="7.75cm" svg:y="3.7cm">
          <draw:text-box>
            <text:p text:style-name="P5"><text:span text:style-name="T6">2000</text:span></text:p>
          </draw:text-box>
        </draw:frame>
        <draw:frame draw:style-name="gr30" draw:text-style-name="P18" draw:layer="layout" svg:width="1.344cm" svg:height="0.526cm" svg:x="9.1cm" svg:y="3.7cm">
          <draw:text-box>
            <text:p text:style-name="P5"><text:span text:style-name="T6">2023</text:span></text:p>
          </draw:text-box>
        </draw:frame>
        <draw:line draw:style-name="gr29" draw:text-style-name="P4" draw:layer="layout" svg:x1="0.76cm" svg:y1="0.33cm" svg:x2="0.76cm" svg:y2="3.652cm">
          <text:p/>
        </draw:line>
        <draw:frame draw:style-name="gr30" draw:text-style-name="P18" draw:layer="layout" svg:width="1.25cm" svg:height="0.526cm" svg:x="4.95cm" svg:y="3.699cm">
          <draw:text-box>
            <text:p text:style-name="P5"><text:span text:style-name="T6">1940</text:span></text:p>
          </draw:text-box>
        </draw:frame>
        <draw:frame draw:style-name="gr30" draw:text-style-name="P18" draw:layer="layout" svg:width="1.25cm" svg:height="0.526cm" svg:x="3.4cm" svg:y="3.699cm">
          <draw:text-box>
            <text:p text:style-name="P5"><text:span text:style-name="T6">1910</text:span></text:p>
          </draw:text-box>
        </draw:frame>
        <draw:frame draw:style-name="gr30" draw:text-style-name="P18" draw:layer="layout" svg:width="1.25cm" svg:height="0.526cm" svg:x="1.9cm" svg:y="3.699cm">
          <draw:text-box>
            <text:p text:style-name="P5"><text:span text:style-name="T6">1880</text:span></text:p>
          </draw:text-box>
        </draw:frame>
        <draw:custom-shape draw:style-name="gr33" draw:text-style-name="P3" draw:layer="layout" svg:width="10.5cm" svg:height="4.25cm" svg:x="0cm" svg:y="0cm">
          <text:p/>
          <draw:enhanced-geometry svg:viewBox="0 0 21600 21600" draw:type="rectangle" draw:enhanced-path="M 0 0 L 21600 0 21600 21600 0 21600 0 0 Z N"/>
        </draw:custom-shape>
        <draw:frame draw:style-name="gr32" draw:text-style-name="P19" draw:layer="layout" svg:width="1cm" svg:height="0.489cm" svg:x="-0.15cm" svg:y="0.1cm">
          <draw:text-box>
            <text:p text:style-name="P1"><text:span text:style-name="T7">0.9</text:span></text:p>
          </draw:text-box>
        </draw:frame>
        <draw:frame draw:style-name="gr32" draw:text-style-name="P19" draw:layer="layout" svg:width="1cm" svg:height="0.489cm" svg:x="-0.15cm" svg:y="0.65cm">
          <draw:text-box>
            <text:p text:style-name="P1"><text:span text:style-name="T7">0.9</text:span></text:p>
          </draw:text-box>
        </draw:frame>
        <draw:frame draw:style-name="gr32" draw:text-style-name="P19" draw:layer="layout" svg:width="1cm" svg:height="0.489cm" svg:x="-0.15cm" svg:y="1.19cm">
          <draw:text-box>
            <text:p text:style-name="P1"><text:span text:style-name="T7">0.9</text:span></text:p>
          </draw:text-box>
        </draw:frame>
        <draw:frame draw:style-name="gr32" draw:text-style-name="P19" draw:layer="layout" svg:width="1cm" svg:height="0.489cm" svg:x="-0.15cm" svg:y="1.75cm">
          <draw:text-box>
            <text:p text:style-name="P1"><text:span text:style-name="T7">0.0</text:span></text:p>
          </draw:text-box>
        </draw:frame>
        <draw:frame draw:style-name="gr32" draw:text-style-name="P19" draw:layer="layout" svg:width="1cm" svg:height="0.489cm" svg:x="-0.15cm" svg:y="2.29cm">
          <draw:text-box>
            <text:p text:style-name="P1"><text:span text:style-name="T7">-0.3</text:span></text:p>
          </draw:text-box>
        </draw:frame>
        <draw:frame draw:style-name="gr32" draw:text-style-name="P19" draw:layer="layout" svg:width="1cm" svg:height="0.489cm" svg:x="-0.15cm" svg:y="2.85cm">
          <draw:text-box>
            <text:p text:style-name="P1"><text:span text:style-name="T7">-0.6</text:span></text:p>
          </draw:text-box>
        </draw:frame>
        <draw:frame draw:style-name="gr32" draw:text-style-name="P19" draw:layer="layout" svg:width="1cm" svg:height="0.489cm" svg:x="-0.15cm" svg:y="3.406cm">
          <draw:text-box>
            <text:p text:style-name="P1"><text:span text:style-name="T7">-0.9</text:span></text:p>
          </draw:text-box>
        </draw:frame>
        <draw:frame draw:style-name="gr30" draw:text-style-name="P18" draw:layer="layout" svg:width="1.25cm" svg:height="0.526cm" svg:x="0.4cm" svg:y="3.699cm">
          <draw:text-box>
            <text:p text:style-name="P5"><text:span text:style-name="T6">1850</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hitney" svg:font-family="Whitney"/>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7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7-13T19:14:38.338000000</dc:date>
    <meta:editing-duration>PT1H22M10S</meta:editing-duration>
    <meta:editing-cycles>6</meta:editing-cycles>
    <meta:generator>LibreOffice/24.2.0.3$Windows_X86_64 LibreOffice_project/da48488a73ddd66ea24cf16bbc4f7b9c08e9bea1</meta:generator>
    <dc:creator>Victor Van der Meersch</dc:creator>
    <meta:print-date>2024-07-13T17:58:59.612000000</meta:print-date>
    <meta:printed-by>Fichiers PDF: Victor Van der Meersch</meta:printed-by>
    <meta:document-statistic meta:object-count="194"/>
  </office:meta>
</office:document-meta>
</file>